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" table:style-name="ta1">
        <table:shapes>
          <draw:frame draw:z-index="0" draw:style-name="gr1" draw:text-style-name="P1" svg:width="453.51pt" svg:height="255.09pt" svg:x="0.54pt" svg:y="76.62pt">
            <draw:object draw:notify-on-update-of-ranges="source_2.D1:source_2.D1 source_2.D2:source_2.D633 source_2.E1:source_2.E1 source_2.E2:source_2.E6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5360.00018" calcext:value-type="float">
            <text:p>1443145360.00018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5360.1905" calcext:value-type="float">
            <text:p>1443145360.1905</text:p>
          </table:table-cell>
          <table:table-cell table:formula="of:=[.G2]-[.$B$2]" office:value-type="float" office:value="0.190319299697876" calcext:value-type="float">
            <text:p>0.1903192997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0319299697876" calcext:value-type="float">
            <text:p>0.1903192997</text:p>
          </table:table-cell>
          <table:table-cell table:formula="of:=MAX([.J2:.J2001])" office:value-type="float" office:value="13.0619895458221" calcext:value-type="float">
            <text:p>13.06198954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5360.05433" calcext:value-type="float">
            <text:p>1443145360.05433</text:p>
          </table:table-cell>
          <table:table-cell office:value-type="float" office:value="4320" calcext:value-type="float">
            <text:p>4320</text:p>
          </table:table-cell>
          <table:table-cell table:formula="of:=[.B3]-[.$B$2]" office:value-type="float" office:value="0.0541501045227051" calcext:value-type="float">
            <text:p>0.0541501045</text:p>
          </table:table-cell>
          <table:table-cell table:formula="of:=[.C3]/([.D3]-[.D2])" office:value-type="float" office:value="79778.2393603438" calcext:value-type="float">
            <text:p>79778.2393603438</text:p>
          </table:table-cell>
          <table:table-cell/>
          <table:table-cell office:value-type="float" office:value="1443145360.24449" calcext:value-type="float">
            <text:p>1443145360.24449</text:p>
          </table:table-cell>
          <table:table-cell table:formula="of:=[.G3]-[.$B$2]" office:value-type="float" office:value="0.244311332702637" calcext:value-type="float">
            <text:p>0.2443113327</text:p>
          </table:table-cell>
          <table:table-cell table:formula="of:=[.C3]/([.H3]-[.H2])" office:value-type="float" office:value="80011.8046975391" calcext:value-type="float">
            <text:p>80011.8046975391</text:p>
          </table:table-cell>
          <table:table-cell table:formula="of:=[.G3]-[.$B3]" office:value-type="float" office:value="0.190161228179932" calcext:value-type="float">
            <text:p>0.190161228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5360.10846" calcext:value-type="float">
            <text:p>1443145360.10846</text:p>
          </table:table-cell>
          <table:table-cell office:value-type="float" office:value="4320" calcext:value-type="float">
            <text:p>4320</text:p>
          </table:table-cell>
          <table:table-cell table:formula="of:=[.B4]-[.$B$2]" office:value-type="float" office:value="0.10828685760498" calcext:value-type="float">
            <text:p>0.1082868576</text:p>
          </table:table-cell>
          <table:table-cell table:formula="of:=[.C4]/([.D4]-[.D3])" office:value-type="float" office:value="79797.9146151339" calcext:value-type="float">
            <text:p>79797.9146151339</text:p>
          </table:table-cell>
          <table:table-cell/>
          <table:table-cell office:value-type="float" office:value="1443145360.35285" calcext:value-type="float">
            <text:p>1443145360.35285</text:p>
          </table:table-cell>
          <table:table-cell table:formula="of:=[.G4]-[.$B$2]" office:value-type="float" office:value="0.352670907974243" calcext:value-type="float">
            <text:p>0.352670908</text:p>
          </table:table-cell>
          <table:table-cell table:formula="of:=[.C4]/([.H4]-[.H3])" office:value-type="float" office:value="39867.2658984847" calcext:value-type="float">
            <text:p>39867.2658984847</text:p>
          </table:table-cell>
          <table:table-cell table:formula="of:=[.G4]-[.$B4]" office:value-type="float" office:value="0.244384050369263" calcext:value-type="float">
            <text:p>0.24438405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5360.1626" calcext:value-type="float">
            <text:p>1443145360.1626</text:p>
          </table:table-cell>
          <table:table-cell office:value-type="float" office:value="4320" calcext:value-type="float">
            <text:p>4320</text:p>
          </table:table-cell>
          <table:table-cell table:formula="of:=[.B5]-[.$B$2]" office:value-type="float" office:value="0.162426710128784" calcext:value-type="float">
            <text:p>0.1624267101</text:p>
          </table:table-cell>
          <table:table-cell table:formula="of:=[.C5]/([.D5]-[.D4])" office:value-type="float" office:value="79793.3462803694" calcext:value-type="float">
            <text:p>79793.3462803694</text:p>
          </table:table-cell>
          <table:table-cell/>
          <table:table-cell office:value-type="float" office:value="1443145360.84015" calcext:value-type="float">
            <text:p>1443145360.84015</text:p>
          </table:table-cell>
          <table:table-cell table:formula="of:=[.G5]-[.$B$2]" office:value-type="float" office:value="0.83997106552124" calcext:value-type="float">
            <text:p>0.8399710655</text:p>
          </table:table-cell>
          <table:table-cell table:formula="of:=[.C5]/([.H5]-[.H4])" office:value-type="float" office:value="8865.17259043439" calcext:value-type="float">
            <text:p>8865.1725904344</text:p>
          </table:table-cell>
          <table:table-cell table:formula="of:=[.G5]-[.$B5]" office:value-type="float" office:value="0.677544355392456" calcext:value-type="float">
            <text:p>0.67754435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5360.21673" calcext:value-type="float">
            <text:p>1443145360.21673</text:p>
          </table:table-cell>
          <table:table-cell office:value-type="float" office:value="4320" calcext:value-type="float">
            <text:p>4320</text:p>
          </table:table-cell>
          <table:table-cell table:formula="of:=[.B6]-[.$B$2]" office:value-type="float" office:value="0.216558218002319" calcext:value-type="float">
            <text:p>0.216558218</text:p>
          </table:table-cell>
          <table:table-cell table:formula="of:=[.C6]/([.D6]-[.D5])" office:value-type="float" office:value="79805.6468349747" calcext:value-type="float">
            <text:p>79805.6468349747</text:p>
          </table:table-cell>
          <table:table-cell/>
          <table:table-cell office:value-type="float" office:value="1443145361.00254" calcext:value-type="float">
            <text:p>1443145361.00254</text:p>
          </table:table-cell>
          <table:table-cell table:formula="of:=[.G6]-[.$B$2]" office:value-type="float" office:value="1.00236463546753" calcext:value-type="float">
            <text:p>1.0023646355</text:p>
          </table:table-cell>
          <table:table-cell table:formula="of:=[.C6]/([.H6]-[.H5])" office:value-type="float" office:value="26602.0385008398" calcext:value-type="float">
            <text:p>26602.0385008398</text:p>
          </table:table-cell>
          <table:table-cell table:formula="of:=[.G6]-[.$B6]" office:value-type="float" office:value="0.78580641746521" calcext:value-type="float">
            <text:p>0.78580641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5360.27088" calcext:value-type="float">
            <text:p>1443145360.27088</text:p>
          </table:table-cell>
          <table:table-cell office:value-type="float" office:value="4320" calcext:value-type="float">
            <text:p>4320</text:p>
          </table:table-cell>
          <table:table-cell table:formula="of:=[.B7]-[.$B$2]" office:value-type="float" office:value="0.270700931549072" calcext:value-type="float">
            <text:p>0.2707009315</text:p>
          </table:table-cell>
          <table:table-cell table:formula="of:=[.C7]/([.D7]-[.D6])" office:value-type="float" office:value="79789.1298202042" calcext:value-type="float">
            <text:p>79789.1298202042</text:p>
          </table:table-cell>
          <table:table-cell/>
          <table:table-cell office:value-type="float" office:value="1443145361.42133" calcext:value-type="float">
            <text:p>1443145361.42133</text:p>
          </table:table-cell>
          <table:table-cell table:formula="of:=[.G7]-[.$B$2]" office:value-type="float" office:value="1.42115831375122" calcext:value-type="float">
            <text:p>1.4211583138</text:p>
          </table:table-cell>
          <table:table-cell table:formula="of:=[.C7]/([.H7]-[.H6])" office:value-type="float" office:value="10315.3419547886" calcext:value-type="float">
            <text:p>10315.3419547886</text:p>
          </table:table-cell>
          <table:table-cell table:formula="of:=[.G7]-[.$B7]" office:value-type="float" office:value="1.15045738220215" calcext:value-type="float">
            <text:p>1.15045738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5360.32502" calcext:value-type="float">
            <text:p>1443145360.32502</text:p>
          </table:table-cell>
          <table:table-cell office:value-type="float" office:value="4320" calcext:value-type="float">
            <text:p>4320</text:p>
          </table:table-cell>
          <table:table-cell table:formula="of:=[.B8]-[.$B$2]" office:value-type="float" office:value="0.324846744537354" calcext:value-type="float">
            <text:p>0.3248467445</text:p>
          </table:table-cell>
          <table:table-cell table:formula="of:=[.C8]/([.D8]-[.D7])" office:value-type="float" office:value="79784.5624911935" calcext:value-type="float">
            <text:p>79784.5624911935</text:p>
          </table:table-cell>
          <table:table-cell/>
          <table:table-cell office:value-type="float" office:value="1443145362.03298" calcext:value-type="float">
            <text:p>1443145362.03298</text:p>
          </table:table-cell>
          <table:table-cell table:formula="of:=[.G8]-[.$B$2]" office:value-type="float" office:value="2.03280472755432" calcext:value-type="float">
            <text:p>2.0328047276</text:p>
          </table:table-cell>
          <table:table-cell table:formula="of:=[.C8]/([.H8]-[.H7])" office:value-type="float" office:value="7062.90415918417" calcext:value-type="float">
            <text:p>7062.9041591842</text:p>
          </table:table-cell>
          <table:table-cell table:formula="of:=[.G8]-[.$B8]" office:value-type="float" office:value="1.70795798301697" calcext:value-type="float">
            <text:p>1.7079579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5360.37919" calcext:value-type="float">
            <text:p>1443145360.37919</text:p>
          </table:table-cell>
          <table:table-cell office:value-type="float" office:value="4320" calcext:value-type="float">
            <text:p>4320</text:p>
          </table:table-cell>
          <table:table-cell table:formula="of:=[.B9]-[.$B$2]" office:value-type="float" office:value="0.379015922546387" calcext:value-type="float">
            <text:p>0.3790159225</text:p>
          </table:table-cell>
          <table:table-cell table:formula="of:=[.C9]/([.D9]-[.D8])" office:value-type="float" office:value="79750.1486782687" calcext:value-type="float">
            <text:p>79750.1486782687</text:p>
          </table:table-cell>
          <table:table-cell/>
          <table:table-cell office:value-type="float" office:value="1443145366.01755" calcext:value-type="float">
            <text:p>1443145366.01755</text:p>
          </table:table-cell>
          <table:table-cell table:formula="of:=[.G9]-[.$B$2]" office:value-type="float" office:value="6.01737141609192" calcext:value-type="float">
            <text:p>6.0173714161</text:p>
          </table:table-cell>
          <table:table-cell table:formula="of:=[.C9]/([.H9]-[.H8])" office:value-type="float" office:value="1084.18313399732" calcext:value-type="float">
            <text:p>1084.1831339973</text:p>
          </table:table-cell>
          <table:table-cell table:formula="of:=[.G9]-[.$B9]" office:value-type="float" office:value="5.63835549354553" calcext:value-type="float">
            <text:p>5.638355493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5360.43331" calcext:value-type="float">
            <text:p>1443145360.43331</text:p>
          </table:table-cell>
          <table:table-cell office:value-type="float" office:value="4320" calcext:value-type="float">
            <text:p>4320</text:p>
          </table:table-cell>
          <table:table-cell table:formula="of:=[.B10]-[.$B$2]" office:value-type="float" office:value="0.433138370513916" calcext:value-type="float">
            <text:p>0.4331383705</text:p>
          </table:table-cell>
          <table:table-cell table:formula="of:=[.C10]/([.D10]-[.D9])" office:value-type="float" office:value="79819.0060174621" calcext:value-type="float">
            <text:p>79819.0060174621</text:p>
          </table:table-cell>
          <table:table-cell/>
          <table:table-cell office:value-type="float" office:value="1443145366.14152" calcext:value-type="float">
            <text:p>1443145366.14152</text:p>
          </table:table-cell>
          <table:table-cell table:formula="of:=[.G10]-[.$B$2]" office:value-type="float" office:value="6.14134383201599" calcext:value-type="float">
            <text:p>6.141343832</text:p>
          </table:table-cell>
          <table:table-cell table:formula="of:=[.C10]/([.H10]-[.H9])" office:value-type="float" office:value="34846.4613502879" calcext:value-type="float">
            <text:p>34846.4613502879</text:p>
          </table:table-cell>
          <table:table-cell table:formula="of:=[.G10]-[.$B10]" office:value-type="float" office:value="5.70820546150208" calcext:value-type="float">
            <text:p>5.708205461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5360.48746" calcext:value-type="float">
            <text:p>1443145360.48746</text:p>
          </table:table-cell>
          <table:table-cell office:value-type="float" office:value="4320" calcext:value-type="float">
            <text:p>4320</text:p>
          </table:table-cell>
          <table:table-cell table:formula="of:=[.B11]-[.$B$2]" office:value-type="float" office:value="0.48728609085083" calcext:value-type="float">
            <text:p>0.4872860909</text:p>
          </table:table-cell>
          <table:table-cell table:formula="of:=[.C11]/([.D11]-[.D10])" office:value-type="float" office:value="79781.752087076" calcext:value-type="float">
            <text:p>79781.752087076</text:p>
          </table:table-cell>
          <table:table-cell/>
          <table:table-cell office:value-type="float" office:value="1443145366.57722" calcext:value-type="float">
            <text:p>1443145366.57722</text:p>
          </table:table-cell>
          <table:table-cell table:formula="of:=[.G11]-[.$B$2]" office:value-type="float" office:value="6.57704520225525" calcext:value-type="float">
            <text:p>6.5770452023</text:p>
          </table:table-cell>
          <table:table-cell table:formula="of:=[.C11]/([.H11]-[.H10])" office:value-type="float" office:value="9915.04800094557" calcext:value-type="float">
            <text:p>9915.0480009456</text:p>
          </table:table-cell>
          <table:table-cell table:formula="of:=[.G11]-[.$B11]" office:value-type="float" office:value="6.08975911140442" calcext:value-type="float">
            <text:p>6.08975911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5360.54165" calcext:value-type="float">
            <text:p>1443145360.54165</text:p>
          </table:table-cell>
          <table:table-cell office:value-type="float" office:value="4320" calcext:value-type="float">
            <text:p>4320</text:p>
          </table:table-cell>
          <table:table-cell table:formula="of:=[.B12]-[.$B$2]" office:value-type="float" office:value="0.54147219657898" calcext:value-type="float">
            <text:p>0.5414721966</text:p>
          </table:table-cell>
          <table:table-cell table:formula="of:=[.C12]/([.D12]-[.D11])" office:value-type="float" office:value="79725.2347617183" calcext:value-type="float">
            <text:p>79725.2347617183</text:p>
          </table:table-cell>
          <table:table-cell/>
          <table:table-cell office:value-type="float" office:value="1443145367.01075" calcext:value-type="float">
            <text:p>1443145367.01075</text:p>
          </table:table-cell>
          <table:table-cell table:formula="of:=[.G12]-[.$B$2]" office:value-type="float" office:value="7.01057028770447" calcext:value-type="float">
            <text:p>7.0105702877</text:p>
          </table:table-cell>
          <table:table-cell table:formula="of:=[.C12]/([.H12]-[.H11])" office:value-type="float" office:value="9964.82128715485" calcext:value-type="float">
            <text:p>9964.8212871549</text:p>
          </table:table-cell>
          <table:table-cell table:formula="of:=[.G12]-[.$B12]" office:value-type="float" office:value="6.46909809112549" calcext:value-type="float">
            <text:p>6.469098091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5360.59579" calcext:value-type="float">
            <text:p>1443145360.59579</text:p>
          </table:table-cell>
          <table:table-cell office:value-type="float" office:value="4320" calcext:value-type="float">
            <text:p>4320</text:p>
          </table:table-cell>
          <table:table-cell table:formula="of:=[.B13]-[.$B$2]" office:value-type="float" office:value="0.595616102218628" calcext:value-type="float">
            <text:p>0.5956161022</text:p>
          </table:table-cell>
          <table:table-cell table:formula="of:=[.C13]/([.D13]-[.D12])" office:value-type="float" office:value="79787.3730933174" calcext:value-type="float">
            <text:p>79787.3730933174</text:p>
          </table:table-cell>
          <table:table-cell/>
          <table:table-cell office:value-type="float" office:value="1443145371.01505" calcext:value-type="float">
            <text:p>1443145371.01505</text:p>
          </table:table-cell>
          <table:table-cell table:formula="of:=[.G13]-[.$B$2]" office:value-type="float" office:value="11.0148775577545" calcext:value-type="float">
            <text:p>11.0148775578</text:p>
          </table:table-cell>
          <table:table-cell table:formula="of:=[.C13]/([.H13]-[.H12])" office:value-type="float" office:value="1078.83828803827" calcext:value-type="float">
            <text:p>1078.8382880383</text:p>
          </table:table-cell>
          <table:table-cell table:formula="of:=[.G13]-[.$B13]" office:value-type="float" office:value="10.4192614555359" calcext:value-type="float">
            <text:p>10.419261455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5360.64993" calcext:value-type="float">
            <text:p>1443145360.64993</text:p>
          </table:table-cell>
          <table:table-cell office:value-type="float" office:value="4320" calcext:value-type="float">
            <text:p>4320</text:p>
          </table:table-cell>
          <table:table-cell table:formula="of:=[.B14]-[.$B$2]" office:value-type="float" office:value="0.649756193161011" calcext:value-type="float">
            <text:p>0.6497561932</text:p>
          </table:table-cell>
          <table:table-cell table:formula="of:=[.C14]/([.D14]-[.D13])" office:value-type="float" office:value="79792.9948916681" calcext:value-type="float">
            <text:p>79792.9948916681</text:p>
          </table:table-cell>
          <table:table-cell/>
          <table:table-cell office:value-type="float" office:value="1443145371.06548" calcext:value-type="float">
            <text:p>1443145371.06548</text:p>
          </table:table-cell>
          <table:table-cell table:formula="of:=[.G14]-[.$B$2]" office:value-type="float" office:value="11.0653047561646" calcext:value-type="float">
            <text:p>11.0653047562</text:p>
          </table:table-cell>
          <table:table-cell table:formula="of:=[.C14]/([.H14]-[.H13])" office:value-type="float" office:value="85668.0548634324" calcext:value-type="float">
            <text:p>85668.0548634324</text:p>
          </table:table-cell>
          <table:table-cell table:formula="of:=[.G14]-[.$B14]" office:value-type="float" office:value="10.4155485630035" calcext:value-type="float">
            <text:p>10.41554856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5360.70407" calcext:value-type="float">
            <text:p>1443145360.70407</text:p>
          </table:table-cell>
          <table:table-cell office:value-type="float" office:value="4320" calcext:value-type="float">
            <text:p>4320</text:p>
          </table:table-cell>
          <table:table-cell table:formula="of:=[.B15]-[.$B$2]" office:value-type="float" office:value="0.70389723777771" calcext:value-type="float">
            <text:p>0.7038972378</text:p>
          </table:table-cell>
          <table:table-cell table:formula="of:=[.C15]/([.D15]-[.D14])" office:value-type="float" office:value="79791.589367811" calcext:value-type="float">
            <text:p>79791.589367811</text:p>
          </table:table-cell>
          <table:table-cell/>
          <table:table-cell office:value-type="float" office:value="1443145371.11592" calcext:value-type="float">
            <text:p>1443145371.11592</text:p>
          </table:table-cell>
          <table:table-cell table:formula="of:=[.G15]-[.$B$2]" office:value-type="float" office:value="11.1157433986664" calcext:value-type="float">
            <text:p>11.1157433987</text:p>
          </table:table-cell>
          <table:table-cell table:formula="of:=[.C15]/([.H15]-[.H14])" office:value-type="float" office:value="85648.6175226301" calcext:value-type="float">
            <text:p>85648.6175226301</text:p>
          </table:table-cell>
          <table:table-cell table:formula="of:=[.G15]-[.$B15]" office:value-type="float" office:value="10.4118461608887" calcext:value-type="float">
            <text:p>10.411846160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5360.75821" calcext:value-type="float">
            <text:p>1443145360.75821</text:p>
          </table:table-cell>
          <table:table-cell office:value-type="float" office:value="4320" calcext:value-type="float">
            <text:p>4320</text:p>
          </table:table-cell>
          <table:table-cell table:formula="of:=[.B16]-[.$B$2]" office:value-type="float" office:value="0.758032321929932" calcext:value-type="float">
            <text:p>0.7580323219</text:p>
          </table:table-cell>
          <table:table-cell table:formula="of:=[.C16]/([.D16]-[.D15])" office:value-type="float" office:value="79800.374704372" calcext:value-type="float">
            <text:p>79800.374704372</text:p>
          </table:table-cell>
          <table:table-cell/>
          <table:table-cell office:value-type="float" office:value="1443145371.16637" calcext:value-type="float">
            <text:p>1443145371.16637</text:p>
          </table:table-cell>
          <table:table-cell table:formula="of:=[.G16]-[.$B$2]" office:value-type="float" office:value="11.1661987304688" calcext:value-type="float">
            <text:p>11.1661987305</text:p>
          </table:table-cell>
          <table:table-cell table:formula="of:=[.C16]/([.H16]-[.H15])" office:value-type="float" office:value="85620.2872061429" calcext:value-type="float">
            <text:p>85620.2872061429</text:p>
          </table:table-cell>
          <table:table-cell table:formula="of:=[.G16]-[.$B16]" office:value-type="float" office:value="10.4081664085388" calcext:value-type="float">
            <text:p>10.408166408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5360.81235" calcext:value-type="float">
            <text:p>1443145360.81235</text:p>
          </table:table-cell>
          <table:table-cell office:value-type="float" office:value="4320" calcext:value-type="float">
            <text:p>4320</text:p>
          </table:table-cell>
          <table:table-cell table:formula="of:=[.B17]-[.$B$2]" office:value-type="float" office:value="0.81217622756958" calcext:value-type="float">
            <text:p>0.8121762276</text:p>
          </table:table-cell>
          <table:table-cell table:formula="of:=[.C17]/([.D17]-[.D16])" office:value-type="float" office:value="79787.3730933174" calcext:value-type="float">
            <text:p>79787.3730933174</text:p>
          </table:table-cell>
          <table:table-cell/>
          <table:table-cell office:value-type="float" office:value="1443145371.21679" calcext:value-type="float">
            <text:p>1443145371.21679</text:p>
          </table:table-cell>
          <table:table-cell table:formula="of:=[.G17]-[.$B$2]" office:value-type="float" office:value="11.2166106700897" calcext:value-type="float">
            <text:p>11.2166106701</text:p>
          </table:table-cell>
          <table:table-cell table:formula="of:=[.C17]/([.H17]-[.H16])" office:value-type="float" office:value="85693.9850456151" calcext:value-type="float">
            <text:p>85693.9850456151</text:p>
          </table:table-cell>
          <table:table-cell table:formula="of:=[.G17]-[.$B17]" office:value-type="float" office:value="10.4044344425201" calcext:value-type="float">
            <text:p>10.40443444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5360.8665" calcext:value-type="float">
            <text:p>1443145360.8665</text:p>
          </table:table-cell>
          <table:table-cell office:value-type="float" office:value="4320" calcext:value-type="float">
            <text:p>4320</text:p>
          </table:table-cell>
          <table:table-cell table:formula="of:=[.B18]-[.$B$2]" office:value-type="float" office:value="0.866328001022339" calcext:value-type="float">
            <text:p>0.866328001</text:p>
          </table:table-cell>
          <table:table-cell table:formula="of:=[.C18]/([.D18]-[.D17])" office:value-type="float" office:value="79775.780635674" calcext:value-type="float">
            <text:p>79775.780635674</text:p>
          </table:table-cell>
          <table:table-cell/>
          <table:table-cell office:value-type="float" office:value="1443145371.26723" calcext:value-type="float">
            <text:p>1443145371.26723</text:p>
          </table:table-cell>
          <table:table-cell table:formula="of:=[.G18]-[.$B$2]" office:value-type="float" office:value="11.2670547962189" calcext:value-type="float">
            <text:p>11.2670547962</text:p>
          </table:table-cell>
          <table:table-cell table:formula="of:=[.C18]/([.H18]-[.H17])" office:value-type="float" office:value="85639.3069222698" calcext:value-type="float">
            <text:p>85639.3069222698</text:p>
          </table:table-cell>
          <table:table-cell table:formula="of:=[.G18]-[.$B18]" office:value-type="float" office:value="10.4007267951965" calcext:value-type="float">
            <text:p>10.400726795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5360.92065" calcext:value-type="float">
            <text:p>1443145360.92065</text:p>
          </table:table-cell>
          <table:table-cell office:value-type="float" office:value="4320" calcext:value-type="float">
            <text:p>4320</text:p>
          </table:table-cell>
          <table:table-cell table:formula="of:=[.B19]-[.$B$2]" office:value-type="float" office:value="0.920477867126465" calcext:value-type="float">
            <text:p>0.9204778671</text:p>
          </table:table-cell>
          <table:table-cell table:formula="of:=[.C19]/([.D19]-[.D18])" office:value-type="float" office:value="79778.5906190973" calcext:value-type="float">
            <text:p>79778.5906190973</text:p>
          </table:table-cell>
          <table:table-cell/>
          <table:table-cell office:value-type="float" office:value="1443145371.31766" calcext:value-type="float">
            <text:p>1443145371.31766</text:p>
          </table:table-cell>
          <table:table-cell table:formula="of:=[.G19]-[.$B$2]" office:value-type="float" office:value="11.3174843788147" calcext:value-type="float">
            <text:p>11.3174843788</text:p>
          </table:table-cell>
          <table:table-cell table:formula="of:=[.C19]/([.H19]-[.H18])" office:value-type="float" office:value="85664.0046899304" calcext:value-type="float">
            <text:p>85664.0046899304</text:p>
          </table:table-cell>
          <table:table-cell table:formula="of:=[.G19]-[.$B19]" office:value-type="float" office:value="10.3970065116882" calcext:value-type="float">
            <text:p>10.39700651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5360.97481" calcext:value-type="float">
            <text:p>1443145360.97481</text:p>
          </table:table-cell>
          <table:table-cell office:value-type="float" office:value="4320" calcext:value-type="float">
            <text:p>4320</text:p>
          </table:table-cell>
          <table:table-cell table:formula="of:=[.B20]-[.$B$2]" office:value-type="float" office:value="0.974629163742065" calcext:value-type="float">
            <text:p>0.9746291637</text:p>
          </table:table-cell>
          <table:table-cell table:formula="of:=[.C20]/([.D20]-[.D19])" office:value-type="float" office:value="79776.483112972" calcext:value-type="float">
            <text:p>79776.483112972</text:p>
          </table:table-cell>
          <table:table-cell/>
          <table:table-cell office:value-type="float" office:value="1443145371.3681" calcext:value-type="float">
            <text:p>1443145371.3681</text:p>
          </table:table-cell>
          <table:table-cell table:formula="of:=[.G20]-[.$B$2]" office:value-type="float" office:value="11.3679208755493" calcext:value-type="float">
            <text:p>11.3679208755</text:p>
          </table:table-cell>
          <table:table-cell table:formula="of:=[.C20]/([.H20]-[.H19])" office:value-type="float" office:value="85652.2613521409" calcext:value-type="float">
            <text:p>85652.2613521409</text:p>
          </table:table-cell>
          <table:table-cell table:formula="of:=[.G20]-[.$B20]" office:value-type="float" office:value="10.3932917118073" calcext:value-type="float">
            <text:p>10.39329171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5361.02725" calcext:value-type="float">
            <text:p>1443145361.02725</text:p>
          </table:table-cell>
          <table:table-cell office:value-type="float" office:value="4320" calcext:value-type="float">
            <text:p>4320</text:p>
          </table:table-cell>
          <table:table-cell table:formula="of:=[.B21]-[.$B$2]" office:value-type="float" office:value="1.02707648277283" calcext:value-type="float">
            <text:p>1.0270764828</text:p>
          </table:table-cell>
          <table:table-cell table:formula="of:=[.C21]/([.D21]-[.D20])" office:value-type="float" office:value="82368.3665787799" calcext:value-type="float">
            <text:p>82368.3665787799</text:p>
          </table:table-cell>
          <table:table-cell/>
          <table:table-cell office:value-type="float" office:value="1443145371.41854" calcext:value-type="float">
            <text:p>1443145371.41854</text:p>
          </table:table-cell>
          <table:table-cell table:formula="of:=[.G21]-[.$B$2]" office:value-type="float" office:value="11.4183666706085" calcext:value-type="float">
            <text:p>11.4183666706</text:p>
          </table:table-cell>
          <table:table-cell table:formula="of:=[.C21]/([.H21]-[.H20])" office:value-type="float" office:value="85636.4736630668" calcext:value-type="float">
            <text:p>85636.4736630668</text:p>
          </table:table-cell>
          <table:table-cell table:formula="of:=[.G21]-[.$B21]" office:value-type="float" office:value="10.3912901878357" calcext:value-type="float">
            <text:p>10.39129018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5361.07822" calcext:value-type="float">
            <text:p>1443145361.07822</text:p>
          </table:table-cell>
          <table:table-cell office:value-type="float" office:value="4320" calcext:value-type="float">
            <text:p>4320</text:p>
          </table:table-cell>
          <table:table-cell table:formula="of:=[.B22]-[.$B$2]" office:value-type="float" office:value="1.07804489135742" calcext:value-type="float">
            <text:p>1.0780448914</text:p>
          </table:table-cell>
          <table:table-cell table:formula="of:=[.C22]/([.D22]-[.D21])" office:value-type="float" office:value="84758.3850460994" calcext:value-type="float">
            <text:p>84758.3850460994</text:p>
          </table:table-cell>
          <table:table-cell/>
          <table:table-cell office:value-type="float" office:value="1443145371.469" calcext:value-type="float">
            <text:p>1443145371.469</text:p>
          </table:table-cell>
          <table:table-cell table:formula="of:=[.G22]-[.$B$2]" office:value-type="float" office:value="11.4688239097595" calcext:value-type="float">
            <text:p>11.4688239098</text:p>
          </table:table-cell>
          <table:table-cell table:formula="of:=[.C22]/([.H22]-[.H21])" office:value-type="float" office:value="85617.0506490009" calcext:value-type="float">
            <text:p>85617.0506490009</text:p>
          </table:table-cell>
          <table:table-cell table:formula="of:=[.G22]-[.$B22]" office:value-type="float" office:value="10.3907790184021" calcext:value-type="float">
            <text:p>10.390779018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5361.12919" calcext:value-type="float">
            <text:p>1443145361.12919</text:p>
          </table:table-cell>
          <table:table-cell office:value-type="float" office:value="4320" calcext:value-type="float">
            <text:p>4320</text:p>
          </table:table-cell>
          <table:table-cell table:formula="of:=[.B23]-[.$B$2]" office:value-type="float" office:value="1.12901091575623" calcext:value-type="float">
            <text:p>1.1290109158</text:p>
          </table:table-cell>
          <table:table-cell table:formula="of:=[.C23]/([.D23]-[.D22])" office:value-type="float" office:value="84762.3500353188" calcext:value-type="float">
            <text:p>84762.3500353188</text:p>
          </table:table-cell>
          <table:table-cell/>
          <table:table-cell office:value-type="float" office:value="1443145371.51938" calcext:value-type="float">
            <text:p>1443145371.51938</text:p>
          </table:table-cell>
          <table:table-cell table:formula="of:=[.G23]-[.$B$2]" office:value-type="float" office:value="11.5192036628723" calcext:value-type="float">
            <text:p>11.5192036629</text:p>
          </table:table-cell>
          <table:table-cell table:formula="of:=[.C23]/([.H23]-[.H22])" office:value-type="float" office:value="85748.7330342438" calcext:value-type="float">
            <text:p>85748.7330342438</text:p>
          </table:table-cell>
          <table:table-cell table:formula="of:=[.G23]-[.$B23]" office:value-type="float" office:value="10.3901927471161" calcext:value-type="float">
            <text:p>10.390192747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5361.18015" calcext:value-type="float">
            <text:p>1443145361.18015</text:p>
          </table:table-cell>
          <table:table-cell office:value-type="float" office:value="4320" calcext:value-type="float">
            <text:p>4320</text:p>
          </table:table-cell>
          <table:table-cell table:formula="of:=[.B24]-[.$B$2]" office:value-type="float" office:value="1.1799783706665" calcext:value-type="float">
            <text:p>1.1799783707</text:p>
          </table:table-cell>
          <table:table-cell table:formula="of:=[.C24]/([.D24]-[.D23])" office:value-type="float" office:value="84759.9709972728" calcext:value-type="float">
            <text:p>84759.9709972728</text:p>
          </table:table-cell>
          <table:table-cell/>
          <table:table-cell office:value-type="float" office:value="1443145371.57003" calcext:value-type="float">
            <text:p>1443145371.57003</text:p>
          </table:table-cell>
          <table:table-cell table:formula="of:=[.G24]-[.$B$2]" office:value-type="float" office:value="11.5698552131653" calcext:value-type="float">
            <text:p>11.5698552132</text:p>
          </table:table-cell>
          <table:table-cell table:formula="of:=[.C24]/([.H24]-[.H23])" office:value-type="float" office:value="85288.6037053773" calcext:value-type="float">
            <text:p>85288.6037053773</text:p>
          </table:table-cell>
          <table:table-cell table:formula="of:=[.G24]-[.$B24]" office:value-type="float" office:value="10.3898768424988" calcext:value-type="float">
            <text:p>10.38987684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5361.23116" calcext:value-type="float">
            <text:p>1443145361.23116</text:p>
          </table:table-cell>
          <table:table-cell office:value-type="float" office:value="4320" calcext:value-type="float">
            <text:p>4320</text:p>
          </table:table-cell>
          <table:table-cell table:formula="of:=[.B25]-[.$B$2]" office:value-type="float" office:value="1.23098397254944" calcext:value-type="float">
            <text:p>1.2309839725</text:p>
          </table:table-cell>
          <table:table-cell table:formula="of:=[.C25]/([.D25]-[.D24])" office:value-type="float" office:value="84696.5792093786" calcext:value-type="float">
            <text:p>84696.5792093786</text:p>
          </table:table-cell>
          <table:table-cell/>
          <table:table-cell office:value-type="float" office:value="1443145371.62031" calcext:value-type="float">
            <text:p>1443145371.62031</text:p>
          </table:table-cell>
          <table:table-cell table:formula="of:=[.G25]-[.$B$2]" office:value-type="float" office:value="11.6201343536377" calcext:value-type="float">
            <text:p>11.6201343536</text:p>
          </table:table-cell>
          <table:table-cell table:formula="of:=[.C25]/([.H25]-[.H24])" office:value-type="float" office:value="85920.3232077995" calcext:value-type="float">
            <text:p>85920.3232077995</text:p>
          </table:table-cell>
          <table:table-cell table:formula="of:=[.G25]-[.$B25]" office:value-type="float" office:value="10.3891503810883" calcext:value-type="float">
            <text:p>10.389150381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5361.28212" calcext:value-type="float">
            <text:p>1443145361.28212</text:p>
          </table:table-cell>
          <table:table-cell office:value-type="float" office:value="4320" calcext:value-type="float">
            <text:p>4320</text:p>
          </table:table-cell>
          <table:table-cell table:formula="of:=[.B26]-[.$B$2]" office:value-type="float" office:value="1.28194618225098" calcext:value-type="float">
            <text:p>1.2819461823</text:p>
          </table:table-cell>
          <table:table-cell table:formula="of:=[.C26]/([.D26]-[.D25])" office:value-type="float" office:value="84768.694789732" calcext:value-type="float">
            <text:p>84768.694789732</text:p>
          </table:table-cell>
          <table:table-cell/>
          <table:table-cell office:value-type="float" office:value="1443145371.67073" calcext:value-type="float">
            <text:p>1443145371.67073</text:p>
          </table:table-cell>
          <table:table-cell table:formula="of:=[.G26]-[.$B$2]" office:value-type="float" office:value="11.6705505847931" calcext:value-type="float">
            <text:p>11.6705505848</text:p>
          </table:table-cell>
          <table:table-cell table:formula="of:=[.C26]/([.H26]-[.H25])" office:value-type="float" office:value="85686.6905954289" calcext:value-type="float">
            <text:p>85686.6905954289</text:p>
          </table:table-cell>
          <table:table-cell table:formula="of:=[.G26]-[.$B26]" office:value-type="float" office:value="10.3886044025421" calcext:value-type="float">
            <text:p>10.38860440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5361.33307" calcext:value-type="float">
            <text:p>1443145361.33307</text:p>
          </table:table-cell>
          <table:table-cell office:value-type="float" office:value="4320" calcext:value-type="float">
            <text:p>4320</text:p>
          </table:table-cell>
          <table:table-cell table:formula="of:=[.B27]-[.$B$2]" office:value-type="float" office:value="1.33289504051209" calcext:value-type="float">
            <text:p>1.3328950405</text:p>
          </table:table-cell>
          <table:table-cell table:formula="of:=[.C27]/([.D27]-[.D26])" office:value-type="float" office:value="84790.9089122347" calcext:value-type="float">
            <text:p>84790.9089122347</text:p>
          </table:table-cell>
          <table:table-cell/>
          <table:table-cell office:value-type="float" office:value="1443145371.72118" calcext:value-type="float">
            <text:p>1443145371.72118</text:p>
          </table:table-cell>
          <table:table-cell table:formula="of:=[.G27]-[.$B$2]" office:value-type="float" office:value="11.7210001945496" calcext:value-type="float">
            <text:p>11.7210001945</text:p>
          </table:table-cell>
          <table:table-cell table:formula="of:=[.C27]/([.H27]-[.H26])" office:value-type="float" office:value="85629.9983459435" calcext:value-type="float">
            <text:p>85629.9983459435</text:p>
          </table:table-cell>
          <table:table-cell table:formula="of:=[.G27]-[.$B27]" office:value-type="float" office:value="10.3881051540375" calcext:value-type="float">
            <text:p>10.38810515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5361.38405" calcext:value-type="float">
            <text:p>1443145361.38405</text:p>
          </table:table-cell>
          <table:table-cell office:value-type="float" office:value="4320" calcext:value-type="float">
            <text:p>4320</text:p>
          </table:table-cell>
          <table:table-cell table:formula="of:=[.B28]-[.$B$2]" office:value-type="float" office:value="1.38387060165405" calcext:value-type="float">
            <text:p>1.3838706017</text:p>
          </table:table-cell>
          <table:table-cell table:formula="of:=[.C28]/([.D28]-[.D27])" office:value-type="float" office:value="84746.4923038067" calcext:value-type="float">
            <text:p>84746.4923038067</text:p>
          </table:table-cell>
          <table:table-cell/>
          <table:table-cell office:value-type="float" office:value="1443145371.77162" calcext:value-type="float">
            <text:p>1443145371.77162</text:p>
          </table:table-cell>
          <table:table-cell table:formula="of:=[.G28]-[.$B$2]" office:value-type="float" office:value="11.771445274353" calcext:value-type="float">
            <text:p>11.7714452744</text:p>
          </table:table-cell>
          <table:table-cell table:formula="of:=[.C28]/([.H28]-[.H27])" office:value-type="float" office:value="85637.6878940553" calcext:value-type="float">
            <text:p>85637.6878940553</text:p>
          </table:table-cell>
          <table:table-cell table:formula="of:=[.G28]-[.$B28]" office:value-type="float" office:value="10.387574672699" calcext:value-type="float">
            <text:p>10.387574672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5361.43501" calcext:value-type="float">
            <text:p>1443145361.43501</text:p>
          </table:table-cell>
          <table:table-cell office:value-type="float" office:value="4320" calcext:value-type="float">
            <text:p>4320</text:p>
          </table:table-cell>
          <table:table-cell table:formula="of:=[.B29]-[.$B$2]" office:value-type="float" office:value="1.43482875823975" calcext:value-type="float">
            <text:p>1.4348287582</text:p>
          </table:table-cell>
          <table:table-cell table:formula="of:=[.C29]/([.D29]-[.D28])" office:value-type="float" office:value="84775.4371321362" calcext:value-type="float">
            <text:p>84775.4371321362</text:p>
          </table:table-cell>
          <table:table-cell/>
          <table:table-cell office:value-type="float" office:value="1443145371.82208" calcext:value-type="float">
            <text:p>1443145371.82208</text:p>
          </table:table-cell>
          <table:table-cell table:formula="of:=[.G29]-[.$B$2]" office:value-type="float" office:value="11.8219044208527" calcext:value-type="float">
            <text:p>11.8219044209</text:p>
          </table:table-cell>
          <table:table-cell table:formula="of:=[.C29]/([.H29]-[.H28])" office:value-type="float" office:value="85613.8143365416" calcext:value-type="float">
            <text:p>85613.8143365416</text:p>
          </table:table-cell>
          <table:table-cell table:formula="of:=[.G29]-[.$B29]" office:value-type="float" office:value="10.3870756626129" calcext:value-type="float">
            <text:p>10.387075662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5361.48597" calcext:value-type="float">
            <text:p>1443145361.48597</text:p>
          </table:table-cell>
          <table:table-cell office:value-type="float" office:value="4320" calcext:value-type="float">
            <text:p>4320</text:p>
          </table:table-cell>
          <table:table-cell table:formula="of:=[.B30]-[.$B$2]" office:value-type="float" office:value="1.48579001426697" calcext:value-type="float">
            <text:p>1.4857900143</text:p>
          </table:table-cell>
          <table:table-cell table:formula="of:=[.C30]/([.D30]-[.D29])" office:value-type="float" office:value="84770.2811267527" calcext:value-type="float">
            <text:p>84770.2811267527</text:p>
          </table:table-cell>
          <table:table-cell/>
          <table:table-cell office:value-type="float" office:value="1443145371.87252" calcext:value-type="float">
            <text:p>1443145371.87252</text:p>
          </table:table-cell>
          <table:table-cell table:formula="of:=[.G30]-[.$B$2]" office:value-type="float" office:value="11.8723404407501" calcext:value-type="float">
            <text:p>11.8723404408</text:p>
          </table:table-cell>
          <table:table-cell table:formula="of:=[.C30]/([.H30]-[.H29])" office:value-type="float" office:value="85653.0711341376" calcext:value-type="float">
            <text:p>85653.0711341376</text:p>
          </table:table-cell>
          <table:table-cell table:formula="of:=[.G30]-[.$B30]" office:value-type="float" office:value="10.3865504264832" calcext:value-type="float">
            <text:p>10.386550426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5361.53693" calcext:value-type="float">
            <text:p>1443145361.53693</text:p>
          </table:table-cell>
          <table:table-cell office:value-type="float" office:value="4320" calcext:value-type="float">
            <text:p>4320</text:p>
          </table:table-cell>
          <table:table-cell table:formula="of:=[.B31]-[.$B$2]" office:value-type="float" office:value="1.53675270080566" calcext:value-type="float">
            <text:p>1.5367527008</text:p>
          </table:table-cell>
          <table:table-cell table:formula="of:=[.C31]/([.D31]-[.D30])" office:value-type="float" office:value="84767.9016434857" calcext:value-type="float">
            <text:p>84767.9016434857</text:p>
          </table:table-cell>
          <table:table-cell/>
          <table:table-cell office:value-type="float" office:value="1443145371.92291" calcext:value-type="float">
            <text:p>1443145371.92291</text:p>
          </table:table-cell>
          <table:table-cell table:formula="of:=[.G31]-[.$B$2]" office:value-type="float" office:value="11.9227333068848" calcext:value-type="float">
            <text:p>11.9227333069</text:p>
          </table:table-cell>
          <table:table-cell table:formula="of:=[.C31]/([.H31]-[.H30])" office:value-type="float" office:value="85726.4198558877" calcext:value-type="float">
            <text:p>85726.4198558877</text:p>
          </table:table-cell>
          <table:table-cell table:formula="of:=[.G31]-[.$B31]" office:value-type="float" office:value="10.3859806060791" calcext:value-type="float">
            <text:p>10.385980606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5361.58791" calcext:value-type="float">
            <text:p>1443145361.58791</text:p>
          </table:table-cell>
          <table:table-cell office:value-type="float" office:value="4320" calcext:value-type="float">
            <text:p>4320</text:p>
          </table:table-cell>
          <table:table-cell table:formula="of:=[.B32]-[.$B$2]" office:value-type="float" office:value="1.58773183822632" calcext:value-type="float">
            <text:p>1.5877318382</text:p>
          </table:table-cell>
          <table:table-cell table:formula="of:=[.C32]/([.D32]-[.D31])" office:value-type="float" office:value="84740.5471841064" calcext:value-type="float">
            <text:p>84740.5471841064</text:p>
          </table:table-cell>
          <table:table-cell/>
          <table:table-cell office:value-type="float" office:value="1443145371.9734" calcext:value-type="float">
            <text:p>1443145371.9734</text:p>
          </table:table-cell>
          <table:table-cell table:formula="of:=[.G32]-[.$B$2]" office:value-type="float" office:value="11.9732248783112" calcext:value-type="float">
            <text:p>11.9732248783</text:p>
          </table:table-cell>
          <table:table-cell table:formula="of:=[.C32]/([.H32]-[.H31])" office:value-type="float" office:value="85558.8344343342" calcext:value-type="float">
            <text:p>85558.8344343342</text:p>
          </table:table-cell>
          <table:table-cell table:formula="of:=[.G32]-[.$B32]" office:value-type="float" office:value="10.3854930400848" calcext:value-type="float">
            <text:p>10.385493040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5361.63888" calcext:value-type="float">
            <text:p>1443145361.63888</text:p>
          </table:table-cell>
          <table:table-cell office:value-type="float" office:value="4320" calcext:value-type="float">
            <text:p>4320</text:p>
          </table:table-cell>
          <table:table-cell table:formula="of:=[.B33]-[.$B$2]" office:value-type="float" office:value="1.63870620727539" calcext:value-type="float">
            <text:p>1.6387062073</text:p>
          </table:table-cell>
          <table:table-cell table:formula="of:=[.C33]/([.D33]-[.D32])" office:value-type="float" office:value="84748.4741957512" calcext:value-type="float">
            <text:p>84748.4741957512</text:p>
          </table:table-cell>
          <table:table-cell/>
          <table:table-cell office:value-type="float" office:value="1443145372.02381" calcext:value-type="float">
            <text:p>1443145372.02381</text:p>
          </table:table-cell>
          <table:table-cell table:formula="of:=[.G33]-[.$B$2]" office:value-type="float" office:value="12.0236368179321" calcext:value-type="float">
            <text:p>12.0236368179</text:p>
          </table:table-cell>
          <table:table-cell table:formula="of:=[.C33]/([.H33]-[.H32])" office:value-type="float" office:value="85693.9850456151" calcext:value-type="float">
            <text:p>85693.9850456151</text:p>
          </table:table-cell>
          <table:table-cell table:formula="of:=[.G33]-[.$B33]" office:value-type="float" office:value="10.3849306106567" calcext:value-type="float">
            <text:p>10.384930610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5361.68985" calcext:value-type="float">
            <text:p>1443145361.68985</text:p>
          </table:table-cell>
          <table:table-cell office:value-type="float" office:value="4320" calcext:value-type="float">
            <text:p>4320</text:p>
          </table:table-cell>
          <table:table-cell table:formula="of:=[.B34]-[.$B$2]" office:value-type="float" office:value="1.68967270851135" calcext:value-type="float">
            <text:p>1.6896727085</text:p>
          </table:table-cell>
          <table:table-cell table:formula="of:=[.C34]/([.D34]-[.D33])" office:value-type="float" office:value="84761.5570077981" calcext:value-type="float">
            <text:p>84761.5570077981</text:p>
          </table:table-cell>
          <table:table-cell/>
          <table:table-cell office:value-type="float" office:value="1443145372.03959" calcext:value-type="float">
            <text:p>1443145372.03959</text:p>
          </table:table-cell>
          <table:table-cell table:formula="of:=[.G34]-[.$B$2]" office:value-type="float" office:value="12.0394127368927" calcext:value-type="float">
            <text:p>12.0394127369</text:p>
          </table:table-cell>
          <table:table-cell table:formula="of:=[.C34]/([.H34]-[.H33])" office:value-type="float" office:value="273835.078057701" calcext:value-type="float">
            <text:p>273835.078057701</text:p>
          </table:table-cell>
          <table:table-cell table:formula="of:=[.G34]-[.$B34]" office:value-type="float" office:value="10.3497400283813" calcext:value-type="float">
            <text:p>10.349740028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5361.74081" calcext:value-type="float">
            <text:p>1443145361.74081</text:p>
          </table:table-cell>
          <table:table-cell office:value-type="float" office:value="4320" calcext:value-type="float">
            <text:p>4320</text:p>
          </table:table-cell>
          <table:table-cell table:formula="of:=[.B35]-[.$B$2]" office:value-type="float" office:value="1.74063229560852" calcext:value-type="float">
            <text:p>1.7406322956</text:p>
          </table:table-cell>
          <table:table-cell table:formula="of:=[.C35]/([.D35]-[.D34])" office:value-type="float" office:value="84773.0573594086" calcext:value-type="float">
            <text:p>84773.0573594086</text:p>
          </table:table-cell>
          <table:table-cell/>
          <table:table-cell office:value-type="float" office:value="1443145372.05537" calcext:value-type="float">
            <text:p>1443145372.05537</text:p>
          </table:table-cell>
          <table:table-cell table:formula="of:=[.G35]-[.$B$2]" office:value-type="float" office:value="12.0551986694336" calcext:value-type="float">
            <text:p>12.0551986694</text:p>
          </table:table-cell>
          <table:table-cell table:formula="of:=[.C35]/([.H35]-[.H34])" office:value-type="float" office:value="273661.374696047" calcext:value-type="float">
            <text:p>273661.374696047</text:p>
          </table:table-cell>
          <table:table-cell table:formula="of:=[.G35]-[.$B35]" office:value-type="float" office:value="10.3145663738251" calcext:value-type="float">
            <text:p>10.314566373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5361.79177" calcext:value-type="float">
            <text:p>1443145361.79177</text:p>
          </table:table-cell>
          <table:table-cell office:value-type="float" office:value="4320" calcext:value-type="float">
            <text:p>4320</text:p>
          </table:table-cell>
          <table:table-cell table:formula="of:=[.B36]-[.$B$2]" office:value-type="float" office:value="1.7915985584259" calcext:value-type="float">
            <text:p>1.7915985584</text:p>
          </table:table-cell>
          <table:table-cell table:formula="of:=[.C36]/([.D36]-[.D35])" office:value-type="float" office:value="84761.9535197036" calcext:value-type="float">
            <text:p>84761.9535197036</text:p>
          </table:table-cell>
          <table:table-cell/>
          <table:table-cell office:value-type="float" office:value="1443145372.08423" calcext:value-type="float">
            <text:p>1443145372.08423</text:p>
          </table:table-cell>
          <table:table-cell table:formula="of:=[.G36]-[.$B$2]" office:value-type="float" office:value="12.0840542316437" calcext:value-type="float">
            <text:p>12.0840542316</text:p>
          </table:table-cell>
          <table:table-cell table:formula="of:=[.C36]/([.H36]-[.H35])" office:value-type="float" office:value="149711.170711152" calcext:value-type="float">
            <text:p>149711.170711152</text:p>
          </table:table-cell>
          <table:table-cell table:formula="of:=[.G36]-[.$B36]" office:value-type="float" office:value="10.2924556732178" calcext:value-type="float">
            <text:p>10.292455673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5361.84273" calcext:value-type="float">
            <text:p>1443145361.84273</text:p>
          </table:table-cell>
          <table:table-cell office:value-type="float" office:value="4320" calcext:value-type="float">
            <text:p>4320</text:p>
          </table:table-cell>
          <table:table-cell table:formula="of:=[.B37]-[.$B$2]" office:value-type="float" office:value="1.8425509929657" calcext:value-type="float">
            <text:p>1.842550993</text:p>
          </table:table-cell>
          <table:table-cell table:formula="of:=[.C37]/([.D37]-[.D36])" office:value-type="float" office:value="84784.9575593093" calcext:value-type="float">
            <text:p>84784.9575593093</text:p>
          </table:table-cell>
          <table:table-cell/>
          <table:table-cell office:value-type="float" office:value="1443145372.13091" calcext:value-type="float">
            <text:p>1443145372.13091</text:p>
          </table:table-cell>
          <table:table-cell table:formula="of:=[.G37]-[.$B$2]" office:value-type="float" office:value="12.1307353973389" calcext:value-type="float">
            <text:p>12.1307353973</text:p>
          </table:table-cell>
          <table:table-cell table:formula="of:=[.C37]/([.H37]-[.H36])" office:value-type="float" office:value="92542.6761663985" calcext:value-type="float">
            <text:p>92542.6761663985</text:p>
          </table:table-cell>
          <table:table-cell table:formula="of:=[.G37]-[.$B37]" office:value-type="float" office:value="10.2881844043732" calcext:value-type="float">
            <text:p>10.288184404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5361.8937" calcext:value-type="float">
            <text:p>1443145361.8937</text:p>
          </table:table-cell>
          <table:table-cell office:value-type="float" office:value="4320" calcext:value-type="float">
            <text:p>4320</text:p>
          </table:table-cell>
          <table:table-cell table:formula="of:=[.B38]-[.$B$2]" office:value-type="float" office:value="1.89351963996887" calcext:value-type="float">
            <text:p>1.89351964</text:p>
          </table:table-cell>
          <table:table-cell table:formula="of:=[.C38]/([.D38]-[.D37])" office:value-type="float" office:value="84757.9885675795" calcext:value-type="float">
            <text:p>84757.9885675795</text:p>
          </table:table-cell>
          <table:table-cell/>
          <table:table-cell office:value-type="float" office:value="1443145372.1776" calcext:value-type="float">
            <text:p>1443145372.1776</text:p>
          </table:table-cell>
          <table:table-cell table:formula="of:=[.G38]-[.$B$2]" office:value-type="float" office:value="12.1774246692657" calcext:value-type="float">
            <text:p>12.1774246693</text:p>
          </table:table-cell>
          <table:table-cell table:formula="of:=[.C38]/([.H38]-[.H37])" office:value-type="float" office:value="92526.608827089" calcext:value-type="float">
            <text:p>92526.608827089</text:p>
          </table:table-cell>
          <table:table-cell table:formula="of:=[.G38]-[.$B38]" office:value-type="float" office:value="10.2839050292969" calcext:value-type="float">
            <text:p>10.283905029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5361.94466" calcext:value-type="float">
            <text:p>1443145361.94466</text:p>
          </table:table-cell>
          <table:table-cell office:value-type="float" office:value="4320" calcext:value-type="float">
            <text:p>4320</text:p>
          </table:table-cell>
          <table:table-cell table:formula="of:=[.B39]-[.$B$2]" office:value-type="float" office:value="1.94448232650757" calcext:value-type="float">
            <text:p>1.9444823265</text:p>
          </table:table-cell>
          <table:table-cell table:formula="of:=[.C39]/([.D39]-[.D38])" office:value-type="float" office:value="84767.9016434857" calcext:value-type="float">
            <text:p>84767.9016434857</text:p>
          </table:table-cell>
          <table:table-cell/>
          <table:table-cell office:value-type="float" office:value="1443145372.22428" calcext:value-type="float">
            <text:p>1443145372.22428</text:p>
          </table:table-cell>
          <table:table-cell table:formula="of:=[.G39]-[.$B$2]" office:value-type="float" office:value="12.2241027355194" calcext:value-type="float">
            <text:p>12.2241027355</text:p>
          </table:table-cell>
          <table:table-cell table:formula="of:=[.C39]/([.H39]-[.H38])" office:value-type="float" office:value="92548.8210356417" calcext:value-type="float">
            <text:p>92548.8210356417</text:p>
          </table:table-cell>
          <table:table-cell table:formula="of:=[.G39]-[.$B39]" office:value-type="float" office:value="10.2796204090118" calcext:value-type="float">
            <text:p>10.27962040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5361.99562" calcext:value-type="float">
            <text:p>1443145361.99562</text:p>
          </table:table-cell>
          <table:table-cell office:value-type="float" office:value="4320" calcext:value-type="float">
            <text:p>4320</text:p>
          </table:table-cell>
          <table:table-cell table:formula="of:=[.B40]-[.$B$2]" office:value-type="float" office:value="1.99544596672058" calcext:value-type="float">
            <text:p>1.9954459667</text:p>
          </table:table-cell>
          <table:table-cell table:formula="of:=[.C40]/([.D40]-[.D39])" office:value-type="float" office:value="84766.3153955192" calcext:value-type="float">
            <text:p>84766.3153955192</text:p>
          </table:table-cell>
          <table:table-cell/>
          <table:table-cell office:value-type="float" office:value="1443145372.27089" calcext:value-type="float">
            <text:p>1443145372.27089</text:p>
          </table:table-cell>
          <table:table-cell table:formula="of:=[.G40]-[.$B$2]" office:value-type="float" office:value="12.2707161903381" calcext:value-type="float">
            <text:p>12.2707161903</text:p>
          </table:table-cell>
          <table:table-cell table:formula="of:=[.C40]/([.H40]-[.H39])" office:value-type="float" office:value="92677.1039992635" calcext:value-type="float">
            <text:p>92677.1039992635</text:p>
          </table:table-cell>
          <table:table-cell table:formula="of:=[.G40]-[.$B40]" office:value-type="float" office:value="10.2752702236176" calcext:value-type="float">
            <text:p>10.275270223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5362.03872" calcext:value-type="float">
            <text:p>1443145362.03872</text:p>
          </table:table-cell>
          <table:table-cell office:value-type="float" office:value="4320" calcext:value-type="float">
            <text:p>4320</text:p>
          </table:table-cell>
          <table:table-cell table:formula="of:=[.B41]-[.$B$2]" office:value-type="float" office:value="2.03854155540466" calcext:value-type="float">
            <text:p>2.0385415554</text:p>
          </table:table-cell>
          <table:table-cell table:formula="of:=[.C41]/([.D41]-[.D40])" office:value-type="float" office:value="100242.278430592" calcext:value-type="float">
            <text:p>100242.278430592</text:p>
          </table:table-cell>
          <table:table-cell/>
          <table:table-cell office:value-type="float" office:value="1443145372.31766" calcext:value-type="float">
            <text:p>1443145372.31766</text:p>
          </table:table-cell>
          <table:table-cell table:formula="of:=[.G41]-[.$B$2]" office:value-type="float" office:value="12.3174860477448" calcext:value-type="float">
            <text:p>12.3174860477</text:p>
          </table:table-cell>
          <table:table-cell table:formula="of:=[.C41]/([.H41]-[.H40])" office:value-type="float" office:value="92367.183471226" calcext:value-type="float">
            <text:p>92367.183471226</text:p>
          </table:table-cell>
          <table:table-cell table:formula="of:=[.G41]-[.$B41]" office:value-type="float" office:value="10.2789444923401" calcext:value-type="float">
            <text:p>10.278944492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5362.08108" calcext:value-type="float">
            <text:p>1443145362.08108</text:p>
          </table:table-cell>
          <table:table-cell office:value-type="float" office:value="4320" calcext:value-type="float">
            <text:p>4320</text:p>
          </table:table-cell>
          <table:table-cell table:formula="of:=[.B42]-[.$B$2]" office:value-type="float" office:value="2.08090662956238" calcext:value-type="float">
            <text:p>2.0809066296</text:p>
          </table:table-cell>
          <table:table-cell table:formula="of:=[.C42]/([.D42]-[.D41])" office:value-type="float" office:value="101970.788105261" calcext:value-type="float">
            <text:p>101970.788105261</text:p>
          </table:table-cell>
          <table:table-cell/>
          <table:table-cell office:value-type="float" office:value="1443145372.36429" calcext:value-type="float">
            <text:p>1443145372.36429</text:p>
          </table:table-cell>
          <table:table-cell table:formula="of:=[.G42]-[.$B$2]" office:value-type="float" office:value="12.3641097545624" calcext:value-type="float">
            <text:p>12.3641097546</text:p>
          </table:table-cell>
          <table:table-cell table:formula="of:=[.C42]/([.H42]-[.H41])" office:value-type="float" office:value="92656.7254057703" calcext:value-type="float">
            <text:p>92656.7254057703</text:p>
          </table:table-cell>
          <table:table-cell table:formula="of:=[.G42]-[.$B42]" office:value-type="float" office:value="10.283203125" calcext:value-type="float">
            <text:p>10.28320312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5362.12342" calcext:value-type="float">
            <text:p>1443145362.12342</text:p>
          </table:table-cell>
          <table:table-cell office:value-type="float" office:value="4320" calcext:value-type="float">
            <text:p>4320</text:p>
          </table:table-cell>
          <table:table-cell table:formula="of:=[.B43]-[.$B$2]" office:value-type="float" office:value="2.12323975563049" calcext:value-type="float">
            <text:p>2.1232397556</text:p>
          </table:table-cell>
          <table:table-cell table:formula="of:=[.C43]/([.D43]-[.D42])" office:value-type="float" office:value="102047.743723178" calcext:value-type="float">
            <text:p>102047.743723178</text:p>
          </table:table-cell>
          <table:table-cell/>
          <table:table-cell office:value-type="float" office:value="1443145372.411" calcext:value-type="float">
            <text:p>1443145372.411</text:p>
          </table:table-cell>
          <table:table-cell table:formula="of:=[.G43]-[.$B$2]" office:value-type="float" office:value="12.41082072258" calcext:value-type="float">
            <text:p>12.4108207226</text:p>
          </table:table-cell>
          <table:table-cell table:formula="of:=[.C43]/([.H43]-[.H42])" office:value-type="float" office:value="92483.6325030625" calcext:value-type="float">
            <text:p>92483.6325030625</text:p>
          </table:table-cell>
          <table:table-cell table:formula="of:=[.G43]-[.$B43]" office:value-type="float" office:value="10.2875809669495" calcext:value-type="float">
            <text:p>10.287580966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5362.16575" calcext:value-type="float">
            <text:p>1443145362.16575</text:p>
          </table:table-cell>
          <table:table-cell office:value-type="float" office:value="4320" calcext:value-type="float">
            <text:p>4320</text:p>
          </table:table-cell>
          <table:table-cell table:formula="of:=[.B44]-[.$B$2]" office:value-type="float" office:value="2.16556978225708" calcext:value-type="float">
            <text:p>2.1655697823</text:p>
          </table:table-cell>
          <table:table-cell table:formula="of:=[.C44]/([.D44]-[.D43])" office:value-type="float" office:value="102055.21574812" calcext:value-type="float">
            <text:p>102055.21574812</text:p>
          </table:table-cell>
          <table:table-cell/>
          <table:table-cell office:value-type="float" office:value="1443145372.45768" calcext:value-type="float">
            <text:p>1443145372.45768</text:p>
          </table:table-cell>
          <table:table-cell table:formula="of:=[.G44]-[.$B$2]" office:value-type="float" office:value="12.4575078487396" calcext:value-type="float">
            <text:p>12.4575078487</text:p>
          </table:table-cell>
          <table:table-cell table:formula="of:=[.C44]/([.H44]-[.H43])" office:value-type="float" office:value="92530.8614033296" calcext:value-type="float">
            <text:p>92530.8614033296</text:p>
          </table:table-cell>
          <table:table-cell table:formula="of:=[.G44]-[.$B44]" office:value-type="float" office:value="10.2919380664825" calcext:value-type="float">
            <text:p>10.291938066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5362.20807" calcext:value-type="float">
            <text:p>1443145362.20807</text:p>
          </table:table-cell>
          <table:table-cell office:value-type="float" office:value="4320" calcext:value-type="float">
            <text:p>4320</text:p>
          </table:table-cell>
          <table:table-cell table:formula="of:=[.B45]-[.$B$2]" office:value-type="float" office:value="2.20789361000061" calcext:value-type="float">
            <text:p>2.20789361</text:p>
          </table:table-cell>
          <table:table-cell table:formula="of:=[.C45]/([.D45]-[.D44])" office:value-type="float" office:value="102070.163081135" calcext:value-type="float">
            <text:p>102070.163081135</text:p>
          </table:table-cell>
          <table:table-cell/>
          <table:table-cell office:value-type="float" office:value="1443145372.50438" calcext:value-type="float">
            <text:p>1443145372.50438</text:p>
          </table:table-cell>
          <table:table-cell table:formula="of:=[.G45]-[.$B$2]" office:value-type="float" office:value="12.5042052268982" calcext:value-type="float">
            <text:p>12.5042052269</text:p>
          </table:table-cell>
          <table:table-cell table:formula="of:=[.C45]/([.H45]-[.H44])" office:value-type="float" office:value="92510.5470660615" calcext:value-type="float">
            <text:p>92510.5470660615</text:p>
          </table:table-cell>
          <table:table-cell table:formula="of:=[.G45]-[.$B45]" office:value-type="float" office:value="10.2963116168976" calcext:value-type="float">
            <text:p>10.296311616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5362.2504" calcext:value-type="float">
            <text:p>1443145362.2504</text:p>
          </table:table-cell>
          <table:table-cell office:value-type="float" office:value="4320" calcext:value-type="float">
            <text:p>4320</text:p>
          </table:table-cell>
          <table:table-cell table:formula="of:=[.B46]-[.$B$2]" office:value-type="float" office:value="2.25022053718567" calcext:value-type="float">
            <text:p>2.2502205372</text:p>
          </table:table-cell>
          <table:table-cell table:formula="of:=[.C46]/([.D46]-[.D45])" office:value-type="float" office:value="102062.688867359" calcext:value-type="float">
            <text:p>102062.688867359</text:p>
          </table:table-cell>
          <table:table-cell/>
          <table:table-cell office:value-type="float" office:value="1443145372.55112" calcext:value-type="float">
            <text:p>1443145372.55112</text:p>
          </table:table-cell>
          <table:table-cell table:formula="of:=[.G46]-[.$B$2]" office:value-type="float" office:value="12.5509445667267" calcext:value-type="float">
            <text:p>12.5509445667</text:p>
          </table:table-cell>
          <table:table-cell table:formula="of:=[.C46]/([.H46]-[.H45])" office:value-type="float" office:value="92427.4928968216" calcext:value-type="float">
            <text:p>92427.4928968216</text:p>
          </table:table-cell>
          <table:table-cell table:formula="of:=[.G46]-[.$B46]" office:value-type="float" office:value="10.300724029541" calcext:value-type="float">
            <text:p>10.300724029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5362.29273" calcext:value-type="float">
            <text:p>1443145362.29273</text:p>
          </table:table-cell>
          <table:table-cell office:value-type="float" office:value="4320" calcext:value-type="float">
            <text:p>4320</text:p>
          </table:table-cell>
          <table:table-cell table:formula="of:=[.B47]-[.$B$2]" office:value-type="float" office:value="2.29255509376526" calcext:value-type="float">
            <text:p>2.2925550938</text:p>
          </table:table-cell>
          <table:table-cell table:formula="of:=[.C47]/([.D47]-[.D46])" office:value-type="float" office:value="102044.295465297" calcext:value-type="float">
            <text:p>102044.295465297</text:p>
          </table:table-cell>
          <table:table-cell/>
          <table:table-cell office:value-type="float" office:value="1443145372.59784" calcext:value-type="float">
            <text:p>1443145372.59784</text:p>
          </table:table-cell>
          <table:table-cell table:formula="of:=[.G47]-[.$B$2]" office:value-type="float" office:value="12.5976619720459" calcext:value-type="float">
            <text:p>12.597661972</text:p>
          </table:table-cell>
          <table:table-cell table:formula="of:=[.C47]/([.H47]-[.H46])" office:value-type="float" office:value="92470.8889648732" calcext:value-type="float">
            <text:p>92470.8889648732</text:p>
          </table:table-cell>
          <table:table-cell table:formula="of:=[.G47]-[.$B47]" office:value-type="float" office:value="10.3051068782806" calcext:value-type="float">
            <text:p>10.305106878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5362.33506" calcext:value-type="float">
            <text:p>1443145362.33506</text:p>
          </table:table-cell>
          <table:table-cell office:value-type="float" office:value="4320" calcext:value-type="float">
            <text:p>4320</text:p>
          </table:table-cell>
          <table:table-cell table:formula="of:=[.B48]-[.$B$2]" office:value-type="float" office:value="2.33488535881042" calcext:value-type="float">
            <text:p>2.3348853588</text:p>
          </table:table-cell>
          <table:table-cell table:formula="of:=[.C48]/([.D48]-[.D47])" office:value-type="float" office:value="102054.640938123" calcext:value-type="float">
            <text:p>102054.640938123</text:p>
          </table:table-cell>
          <table:table-cell/>
          <table:table-cell office:value-type="float" office:value="1443145372.64438" calcext:value-type="float">
            <text:p>1443145372.64438</text:p>
          </table:table-cell>
          <table:table-cell table:formula="of:=[.G48]-[.$B$2]" office:value-type="float" office:value="12.6442043781281" calcext:value-type="float">
            <text:p>12.6442043781</text:p>
          </table:table-cell>
          <table:table-cell table:formula="of:=[.C48]/([.H48]-[.H47])" office:value-type="float" office:value="92818.5790905319" calcext:value-type="float">
            <text:p>92818.5790905319</text:p>
          </table:table-cell>
          <table:table-cell table:formula="of:=[.G48]-[.$B48]" office:value-type="float" office:value="10.3093190193176" calcext:value-type="float">
            <text:p>10.309319019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5362.3774" calcext:value-type="float">
            <text:p>1443145362.3774</text:p>
          </table:table-cell>
          <table:table-cell office:value-type="float" office:value="4320" calcext:value-type="float">
            <text:p>4320</text:p>
          </table:table-cell>
          <table:table-cell table:formula="of:=[.B49]-[.$B$2]" office:value-type="float" office:value="2.37722301483154" calcext:value-type="float">
            <text:p>2.3772230148</text:p>
          </table:table-cell>
          <table:table-cell table:formula="of:=[.C49]/([.D49]-[.D48])" office:value-type="float" office:value="102036.825039279" calcext:value-type="float">
            <text:p>102036.825039279</text:p>
          </table:table-cell>
          <table:table-cell/>
          <table:table-cell office:value-type="float" office:value="1443145372.69115" calcext:value-type="float">
            <text:p>1443145372.69115</text:p>
          </table:table-cell>
          <table:table-cell table:formula="of:=[.G49]-[.$B$2]" office:value-type="float" office:value="12.6909744739532" calcext:value-type="float">
            <text:p>12.690974474</text:p>
          </table:table-cell>
          <table:table-cell table:formula="of:=[.C49]/([.H49]-[.H48])" office:value-type="float" office:value="92366.7126136781" calcext:value-type="float">
            <text:p>92366.7126136781</text:p>
          </table:table-cell>
          <table:table-cell table:formula="of:=[.G49]-[.$B49]" office:value-type="float" office:value="10.3137514591217" calcext:value-type="float">
            <text:p>10.313751459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5362.41974" calcext:value-type="float">
            <text:p>1443145362.41974</text:p>
          </table:table-cell>
          <table:table-cell office:value-type="float" office:value="4320" calcext:value-type="float">
            <text:p>4320</text:p>
          </table:table-cell>
          <table:table-cell table:formula="of:=[.B50]-[.$B$2]" office:value-type="float" office:value="2.41956090927124" calcext:value-type="float">
            <text:p>2.4195609093</text:p>
          </table:table-cell>
          <table:table-cell table:formula="of:=[.C50]/([.D50]-[.D49])" office:value-type="float" office:value="102036.250436428" calcext:value-type="float">
            <text:p>102036.250436428</text:p>
          </table:table-cell>
          <table:table-cell/>
          <table:table-cell office:value-type="float" office:value="1443145372.73787" calcext:value-type="float">
            <text:p>1443145372.73787</text:p>
          </table:table-cell>
          <table:table-cell table:formula="of:=[.G50]-[.$B$2]" office:value-type="float" office:value="12.7376942634583" calcext:value-type="float">
            <text:p>12.7376942635</text:p>
          </table:table-cell>
          <table:table-cell table:formula="of:=[.C50]/([.H50]-[.H49])" office:value-type="float" office:value="92466.1700270978" calcext:value-type="float">
            <text:p>92466.1700270978</text:p>
          </table:table-cell>
          <table:table-cell table:formula="of:=[.G50]-[.$B50]" office:value-type="float" office:value="10.318133354187" calcext:value-type="float">
            <text:p>10.318133354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5362.46207" calcext:value-type="float">
            <text:p>1443145362.46207</text:p>
          </table:table-cell>
          <table:table-cell office:value-type="float" office:value="4320" calcext:value-type="float">
            <text:p>4320</text:p>
          </table:table-cell>
          <table:table-cell table:formula="of:=[.B51]-[.$B$2]" office:value-type="float" office:value="2.46189570426941" calcext:value-type="float">
            <text:p>2.4618957043</text:p>
          </table:table-cell>
          <table:table-cell table:formula="of:=[.C51]/([.D51]-[.D50])" office:value-type="float" office:value="102043.720778307" calcext:value-type="float">
            <text:p>102043.720778307</text:p>
          </table:table-cell>
          <table:table-cell/>
          <table:table-cell office:value-type="float" office:value="1443145372.7845" calcext:value-type="float">
            <text:p>1443145372.7845</text:p>
          </table:table-cell>
          <table:table-cell table:formula="of:=[.G51]-[.$B$2]" office:value-type="float" office:value="12.7843232154846" calcext:value-type="float">
            <text:p>12.7843232155</text:p>
          </table:table-cell>
          <table:table-cell table:formula="of:=[.C51]/([.H51]-[.H50])" office:value-type="float" office:value="92646.3026138176" calcext:value-type="float">
            <text:p>92646.3026138176</text:p>
          </table:table-cell>
          <table:table-cell table:formula="of:=[.G51]-[.$B51]" office:value-type="float" office:value="10.3224275112152" calcext:value-type="float">
            <text:p>10.322427511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5362.5044" calcext:value-type="float">
            <text:p>1443145362.5044</text:p>
          </table:table-cell>
          <table:table-cell office:value-type="float" office:value="4320" calcext:value-type="float">
            <text:p>4320</text:p>
          </table:table-cell>
          <table:table-cell table:formula="of:=[.B52]-[.$B$2]" office:value-type="float" office:value="2.50421977043152" calcext:value-type="float">
            <text:p>2.5042197704</text:p>
          </table:table-cell>
          <table:table-cell table:formula="of:=[.C52]/([.D52]-[.D51])" office:value-type="float" office:value="102069.588102749" calcext:value-type="float">
            <text:p>102069.588102749</text:p>
          </table:table-cell>
          <table:table-cell/>
          <table:table-cell office:value-type="float" office:value="1443145372.83117" calcext:value-type="float">
            <text:p>1443145372.83117</text:p>
          </table:table-cell>
          <table:table-cell table:formula="of:=[.G52]-[.$B$2]" office:value-type="float" office:value="12.830991268158" calcext:value-type="float">
            <text:p>12.8309912682</text:p>
          </table:table-cell>
          <table:table-cell table:formula="of:=[.C52]/([.H52]-[.H51])" office:value-type="float" office:value="92568.6792684173" calcext:value-type="float">
            <text:p>92568.6792684173</text:p>
          </table:table-cell>
          <table:table-cell table:formula="of:=[.G52]-[.$B52]" office:value-type="float" office:value="10.3267714977264" calcext:value-type="float">
            <text:p>10.326771497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5362.54674" calcext:value-type="float">
            <text:p>1443145362.54674</text:p>
          </table:table-cell>
          <table:table-cell office:value-type="float" office:value="4320" calcext:value-type="float">
            <text:p>4320</text:p>
          </table:table-cell>
          <table:table-cell table:formula="of:=[.B53]-[.$B$2]" office:value-type="float" office:value="2.54656052589416" calcext:value-type="float">
            <text:p>2.5465605259</text:p>
          </table:table-cell>
          <table:table-cell table:formula="of:=[.C53]/([.D53]-[.D52])" office:value-type="float" office:value="102029.355706965" calcext:value-type="float">
            <text:p>102029.355706965</text:p>
          </table:table-cell>
          <table:table-cell/>
          <table:table-cell office:value-type="float" office:value="1443145372.87785" calcext:value-type="float">
            <text:p>1443145372.87785</text:p>
          </table:table-cell>
          <table:table-cell table:formula="of:=[.G53]-[.$B$2]" office:value-type="float" office:value="12.877676486969" calcext:value-type="float">
            <text:p>12.877676487</text:p>
          </table:table-cell>
          <table:table-cell table:formula="of:=[.C53]/([.H53]-[.H52])" office:value-type="float" office:value="92534.6417992769" calcext:value-type="float">
            <text:p>92534.6417992769</text:p>
          </table:table-cell>
          <table:table-cell table:formula="of:=[.G53]-[.$B53]" office:value-type="float" office:value="10.3311159610748" calcext:value-type="float">
            <text:p>10.331115961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5362.58906" calcext:value-type="float">
            <text:p>1443145362.58906</text:p>
          </table:table-cell>
          <table:table-cell office:value-type="float" office:value="4320" calcext:value-type="float">
            <text:p>4320</text:p>
          </table:table-cell>
          <table:table-cell table:formula="of:=[.B54]-[.$B$2]" office:value-type="float" office:value="2.5888819694519" calcext:value-type="float">
            <text:p>2.5888819695</text:p>
          </table:table-cell>
          <table:table-cell table:formula="of:=[.C54]/([.D54]-[.D53])" office:value-type="float" office:value="102075.913221301" calcext:value-type="float">
            <text:p>102075.913221301</text:p>
          </table:table-cell>
          <table:table-cell/>
          <table:table-cell office:value-type="float" office:value="1443145372.92456" calcext:value-type="float">
            <text:p>1443145372.92456</text:p>
          </table:table-cell>
          <table:table-cell table:formula="of:=[.G54]-[.$B$2]" office:value-type="float" office:value="12.9243848323822" calcext:value-type="float">
            <text:p>12.9243848324</text:p>
          </table:table-cell>
          <table:table-cell table:formula="of:=[.C54]/([.H54]-[.H53])" office:value-type="float" office:value="92488.8253219607" calcext:value-type="float">
            <text:p>92488.8253219607</text:p>
          </table:table-cell>
          <table:table-cell table:formula="of:=[.G54]-[.$B54]" office:value-type="float" office:value="10.3355028629303" calcext:value-type="float">
            <text:p>10.335502862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5362.63138" calcext:value-type="float">
            <text:p>1443145362.63138</text:p>
          </table:table-cell>
          <table:table-cell office:value-type="float" office:value="4320" calcext:value-type="float">
            <text:p>4320</text:p>
          </table:table-cell>
          <table:table-cell table:formula="of:=[.B55]-[.$B$2]" office:value-type="float" office:value="2.63119888305664" calcext:value-type="float">
            <text:p>2.6311988831</text:p>
          </table:table-cell>
          <table:table-cell table:formula="of:=[.C55]/([.D55]-[.D54])" office:value-type="float" office:value="102086.840272691" calcext:value-type="float">
            <text:p>102086.840272691</text:p>
          </table:table-cell>
          <table:table-cell/>
          <table:table-cell office:value-type="float" office:value="1443145372.97123" calcext:value-type="float">
            <text:p>1443145372.97123</text:p>
          </table:table-cell>
          <table:table-cell table:formula="of:=[.G55]-[.$B$2]" office:value-type="float" office:value="12.9710569381714" calcext:value-type="float">
            <text:p>12.9710569382</text:p>
          </table:table-cell>
          <table:table-cell table:formula="of:=[.C55]/([.H55]-[.H54])" office:value-type="float" office:value="92560.6403857844" calcext:value-type="float">
            <text:p>92560.6403857844</text:p>
          </table:table-cell>
          <table:table-cell table:formula="of:=[.G55]-[.$B55]" office:value-type="float" office:value="10.3398580551147" calcext:value-type="float">
            <text:p>10.339858055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5362.6737" calcext:value-type="float">
            <text:p>1443145362.6737</text:p>
          </table:table-cell>
          <table:table-cell office:value-type="float" office:value="4320" calcext:value-type="float">
            <text:p>4320</text:p>
          </table:table-cell>
          <table:table-cell table:formula="of:=[.B56]-[.$B$2]" office:value-type="float" office:value="2.67352747917175" calcext:value-type="float">
            <text:p>2.6735274792</text:p>
          </table:table-cell>
          <table:table-cell table:formula="of:=[.C56]/([.D56]-[.D55])" office:value-type="float" office:value="102058.664744084" calcext:value-type="float">
            <text:p>102058.664744084</text:p>
          </table:table-cell>
          <table:table-cell/>
          <table:table-cell office:value-type="float" office:value="1443145373.01793" calcext:value-type="float">
            <text:p>1443145373.01793</text:p>
          </table:table-cell>
          <table:table-cell table:formula="of:=[.G56]-[.$B$2]" office:value-type="float" office:value="13.0177512168884" calcext:value-type="float">
            <text:p>13.0177512169</text:p>
          </table:table-cell>
          <table:table-cell table:formula="of:=[.C56]/([.H56]-[.H55])" office:value-type="float" office:value="92516.6876691345" calcext:value-type="float">
            <text:p>92516.6876691345</text:p>
          </table:table-cell>
          <table:table-cell table:formula="of:=[.G56]-[.$B56]" office:value-type="float" office:value="10.3442237377167" calcext:value-type="float">
            <text:p>10.344223737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5362.71603" calcext:value-type="float">
            <text:p>1443145362.71603</text:p>
          </table:table-cell>
          <table:table-cell office:value-type="float" office:value="4320" calcext:value-type="float">
            <text:p>4320</text:p>
          </table:table-cell>
          <table:table-cell table:formula="of:=[.B57]-[.$B$2]" office:value-type="float" office:value="2.71585822105408" calcext:value-type="float">
            <text:p>2.7158582211</text:p>
          </table:table-cell>
          <table:table-cell table:formula="of:=[.C57]/([.D57]-[.D56])" office:value-type="float" office:value="102053.491337554" calcext:value-type="float">
            <text:p>102053.491337554</text:p>
          </table:table-cell>
          <table:table-cell/>
          <table:table-cell office:value-type="float" office:value="1443145373.03236" calcext:value-type="float">
            <text:p>1443145373.03236</text:p>
          </table:table-cell>
          <table:table-cell table:formula="of:=[.G57]-[.$B$2]" office:value-type="float" office:value="13.0321831703186" calcext:value-type="float">
            <text:p>13.0321831703</text:p>
          </table:table-cell>
          <table:table-cell table:formula="of:=[.C57]/([.H57]-[.H56])" office:value-type="float" office:value="299335.777440032" calcext:value-type="float">
            <text:p>299335.777440032</text:p>
          </table:table-cell>
          <table:table-cell table:formula="of:=[.G57]-[.$B57]" office:value-type="float" office:value="10.3163249492645" calcext:value-type="float">
            <text:p>10.316324949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5362.75837" calcext:value-type="float">
            <text:p>1443145362.75837</text:p>
          </table:table-cell>
          <table:table-cell office:value-type="float" office:value="4320" calcext:value-type="float">
            <text:p>4320</text:p>
          </table:table-cell>
          <table:table-cell table:formula="of:=[.B58]-[.$B$2]" office:value-type="float" office:value="2.75818872451782" calcext:value-type="float">
            <text:p>2.7581887245</text:p>
          </table:table-cell>
          <table:table-cell table:formula="of:=[.C58]/([.D58]-[.D57])" office:value-type="float" office:value="102054.066134601" calcext:value-type="float">
            <text:p>102054.066134601</text:p>
          </table:table-cell>
          <table:table-cell/>
          <table:table-cell office:value-type="float" office:value="1443145373.04679" calcext:value-type="float">
            <text:p>1443145373.04679</text:p>
          </table:table-cell>
          <table:table-cell table:formula="of:=[.G58]-[.$B$2]" office:value-type="float" office:value="13.0466163158417" calcext:value-type="float">
            <text:p>13.0466163158</text:p>
          </table:table-cell>
          <table:table-cell table:formula="of:=[.C58]/([.H58]-[.H57])" office:value-type="float" office:value="299311.054066108" calcext:value-type="float">
            <text:p>299311.054066108</text:p>
          </table:table-cell>
          <table:table-cell table:formula="of:=[.G58]-[.$B58]" office:value-type="float" office:value="10.2884275913239" calcext:value-type="float">
            <text:p>10.288427591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5362.8007" calcext:value-type="float">
            <text:p>1443145362.8007</text:p>
          </table:table-cell>
          <table:table-cell office:value-type="float" office:value="4320" calcext:value-type="float">
            <text:p>4320</text:p>
          </table:table-cell>
          <table:table-cell table:formula="of:=[.B59]-[.$B$2]" office:value-type="float" office:value="2.80052185058594" calcext:value-type="float">
            <text:p>2.8005218506</text:p>
          </table:table-cell>
          <table:table-cell table:formula="of:=[.C59]/([.D59]-[.D58])" office:value-type="float" office:value="102047.743723178" calcext:value-type="float">
            <text:p>102047.743723178</text:p>
          </table:table-cell>
          <table:table-cell/>
          <table:table-cell office:value-type="float" office:value="1443145373.07467" calcext:value-type="float">
            <text:p>1443145373.07467</text:p>
          </table:table-cell>
          <table:table-cell table:formula="of:=[.G59]-[.$B$2]" office:value-type="float" office:value="13.0744967460632" calcext:value-type="float">
            <text:p>13.0744967461</text:p>
          </table:table-cell>
          <table:table-cell table:formula="of:=[.C59]/([.H59]-[.H58])" office:value-type="float" office:value="154947.393769401" calcext:value-type="float">
            <text:p>154947.393769401</text:p>
          </table:table-cell>
          <table:table-cell table:formula="of:=[.G59]-[.$B59]" office:value-type="float" office:value="10.2739748954773" calcext:value-type="float">
            <text:p>10.273974895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5362.84303" calcext:value-type="float">
            <text:p>1443145362.84303</text:p>
          </table:table-cell>
          <table:table-cell office:value-type="float" office:value="4320" calcext:value-type="float">
            <text:p>4320</text:p>
          </table:table-cell>
          <table:table-cell table:formula="of:=[.B60]-[.$B$2]" office:value-type="float" office:value="2.84285116195679" calcext:value-type="float">
            <text:p>2.842851162</text:p>
          </table:table-cell>
          <table:table-cell table:formula="of:=[.C60]/([.D60]-[.D59])" office:value-type="float" office:value="102056.940216963" calcext:value-type="float">
            <text:p>102056.940216963</text:p>
          </table:table-cell>
          <table:table-cell/>
          <table:table-cell office:value-type="float" office:value="1443145373.11859" calcext:value-type="float">
            <text:p>1443145373.11859</text:p>
          </table:table-cell>
          <table:table-cell table:formula="of:=[.G60]-[.$B$2]" office:value-type="float" office:value="13.1184129714966" calcext:value-type="float">
            <text:p>13.1184129715</text:p>
          </table:table-cell>
          <table:table-cell table:formula="of:=[.C60]/([.H60]-[.H59])" office:value-type="float" office:value="98369.109762321" calcext:value-type="float">
            <text:p>98369.109762321</text:p>
          </table:table-cell>
          <table:table-cell table:formula="of:=[.G60]-[.$B60]" office:value-type="float" office:value="10.2755618095398" calcext:value-type="float">
            <text:p>10.275561809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5362.88537" calcext:value-type="float">
            <text:p>1443145362.88537</text:p>
          </table:table-cell>
          <table:table-cell office:value-type="float" office:value="4320" calcext:value-type="float">
            <text:p>4320</text:p>
          </table:table-cell>
          <table:table-cell table:formula="of:=[.B61]-[.$B$2]" office:value-type="float" office:value="2.88519859313965" calcext:value-type="float">
            <text:p>2.8851985931</text:p>
          </table:table-cell>
          <table:table-cell table:formula="of:=[.C61]/([.D61]-[.D60])" office:value-type="float" office:value="102013.271627876" calcext:value-type="float">
            <text:p>102013.271627876</text:p>
          </table:table-cell>
          <table:table-cell/>
          <table:table-cell office:value-type="float" office:value="1443145373.16241" calcext:value-type="float">
            <text:p>1443145373.16241</text:p>
          </table:table-cell>
          <table:table-cell table:formula="of:=[.G61]-[.$B$2]" office:value-type="float" office:value="13.1622331142426" calcext:value-type="float">
            <text:p>13.1622331142</text:p>
          </table:table-cell>
          <table:table-cell table:formula="of:=[.C61]/([.H61]-[.H60])" office:value-type="float" office:value="98584.7998041296" calcext:value-type="float">
            <text:p>98584.7998041296</text:p>
          </table:table-cell>
          <table:table-cell table:formula="of:=[.G61]-[.$B61]" office:value-type="float" office:value="10.2770345211029" calcext:value-type="float">
            <text:p>10.277034521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5362.92771" calcext:value-type="float">
            <text:p>1443145362.92771</text:p>
          </table:table-cell>
          <table:table-cell office:value-type="float" office:value="4320" calcext:value-type="float">
            <text:p>4320</text:p>
          </table:table-cell>
          <table:table-cell table:formula="of:=[.B62]-[.$B$2]" office:value-type="float" office:value="2.92752957344055" calcext:value-type="float">
            <text:p>2.9275295734</text:p>
          </table:table-cell>
          <table:table-cell table:formula="of:=[.C62]/([.D62]-[.D61])" office:value-type="float" office:value="102052.916546981" calcext:value-type="float">
            <text:p>102052.916546981</text:p>
          </table:table-cell>
          <table:table-cell/>
          <table:table-cell office:value-type="float" office:value="1443145373.20639" calcext:value-type="float">
            <text:p>1443145373.20639</text:p>
          </table:table-cell>
          <table:table-cell table:formula="of:=[.G62]-[.$B$2]" office:value-type="float" office:value="13.206211566925" calcext:value-type="float">
            <text:p>13.2062115669</text:p>
          </table:table-cell>
          <table:table-cell table:formula="of:=[.C62]/([.H62]-[.H61])" office:value-type="float" office:value="98229.92253021" calcext:value-type="float">
            <text:p>98229.92253021</text:p>
          </table:table-cell>
          <table:table-cell table:formula="of:=[.G62]-[.$B62]" office:value-type="float" office:value="10.2786819934845" calcext:value-type="float">
            <text:p>10.278681993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5362.97003" calcext:value-type="float">
            <text:p>1443145362.97003</text:p>
          </table:table-cell>
          <table:table-cell office:value-type="float" office:value="4320" calcext:value-type="float">
            <text:p>4320</text:p>
          </table:table-cell>
          <table:table-cell table:formula="of:=[.B63]-[.$B$2]" office:value-type="float" office:value="2.96985650062561" calcext:value-type="float">
            <text:p>2.9698565006</text:p>
          </table:table-cell>
          <table:table-cell table:formula="of:=[.C63]/([.D63]-[.D62])" office:value-type="float" office:value="102062.688867359" calcext:value-type="float">
            <text:p>102062.688867359</text:p>
          </table:table-cell>
          <table:table-cell/>
          <table:table-cell office:value-type="float" office:value="1443145373.2502" calcext:value-type="float">
            <text:p>1443145373.2502</text:p>
          </table:table-cell>
          <table:table-cell table:formula="of:=[.G63]-[.$B$2]" office:value-type="float" office:value="13.2500207424164" calcext:value-type="float">
            <text:p>13.2500207424</text:p>
          </table:table-cell>
          <table:table-cell table:formula="of:=[.C63]/([.H63]-[.H62])" office:value-type="float" office:value="98609.4796706377" calcext:value-type="float">
            <text:p>98609.4796706377</text:p>
          </table:table-cell>
          <table:table-cell table:formula="of:=[.G63]-[.$B63]" office:value-type="float" office:value="10.2801642417908" calcext:value-type="float">
            <text:p>10.280164241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5363.01262" calcext:value-type="float">
            <text:p>1443145363.01262</text:p>
          </table:table-cell>
          <table:table-cell office:value-type="float" office:value="4320" calcext:value-type="float">
            <text:p>4320</text:p>
          </table:table-cell>
          <table:table-cell table:formula="of:=[.B64]-[.$B$2]" office:value-type="float" office:value="3.01244068145752" calcext:value-type="float">
            <text:p>3.0124406815</text:p>
          </table:table-cell>
          <table:table-cell table:formula="of:=[.C64]/([.D64]-[.D63])" office:value-type="float" office:value="101446.121907385" calcext:value-type="float">
            <text:p>101446.121907385</text:p>
          </table:table-cell>
          <table:table-cell/>
          <table:table-cell office:value-type="float" office:value="1443145373.29424" calcext:value-type="float">
            <text:p>1443145373.29424</text:p>
          </table:table-cell>
          <table:table-cell table:formula="of:=[.G64]-[.$B$2]" office:value-type="float" office:value="13.2940604686737" calcext:value-type="float">
            <text:p>13.2940604687</text:p>
          </table:table-cell>
          <table:table-cell table:formula="of:=[.C64]/([.H64]-[.H63])" office:value-type="float" office:value="98093.2527772364" calcext:value-type="float">
            <text:p>98093.2527772364</text:p>
          </table:table-cell>
          <table:table-cell table:formula="of:=[.G64]-[.$B64]" office:value-type="float" office:value="10.2816197872162" calcext:value-type="float">
            <text:p>10.281619787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5363.05597" calcext:value-type="float">
            <text:p>1443145363.05597</text:p>
          </table:table-cell>
          <table:table-cell office:value-type="float" office:value="4320" calcext:value-type="float">
            <text:p>4320</text:p>
          </table:table-cell>
          <table:table-cell table:formula="of:=[.B65]-[.$B$2]" office:value-type="float" office:value="3.05579280853271" calcext:value-type="float">
            <text:p>3.0557928085</text:p>
          </table:table-cell>
          <table:table-cell table:formula="of:=[.C65]/([.D65]-[.D64])" office:value-type="float" office:value="99649.0897091821" calcext:value-type="float">
            <text:p>99649.0897091821</text:p>
          </table:table-cell>
          <table:table-cell/>
          <table:table-cell office:value-type="float" office:value="1443145373.33799" calcext:value-type="float">
            <text:p>1443145373.33799</text:p>
          </table:table-cell>
          <table:table-cell table:formula="of:=[.G65]-[.$B$2]" office:value-type="float" office:value="13.3378129005432" calcext:value-type="float">
            <text:p>13.3378129005</text:p>
          </table:table-cell>
          <table:table-cell table:formula="of:=[.C65]/([.H65]-[.H64])" office:value-type="float" office:value="98737.3687680848" calcext:value-type="float">
            <text:p>98737.3687680848</text:p>
          </table:table-cell>
          <table:table-cell table:formula="of:=[.G65]-[.$B65]" office:value-type="float" office:value="10.2820200920105" calcext:value-type="float">
            <text:p>10.28202009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5363.09935" calcext:value-type="float">
            <text:p>1443145363.09935</text:p>
          </table:table-cell>
          <table:table-cell office:value-type="float" office:value="4320" calcext:value-type="float">
            <text:p>4320</text:p>
          </table:table-cell>
          <table:table-cell table:formula="of:=[.B66]-[.$B$2]" office:value-type="float" office:value="3.09916973114014" calcext:value-type="float">
            <text:p>3.0991697311</text:p>
          </table:table-cell>
          <table:table-cell table:formula="of:=[.C66]/([.D66]-[.D65])" office:value-type="float" office:value="99592.1273414827" calcext:value-type="float">
            <text:p>99592.1273414827</text:p>
          </table:table-cell>
          <table:table-cell/>
          <table:table-cell office:value-type="float" office:value="1443145373.38183" calcext:value-type="float">
            <text:p>1443145373.38183</text:p>
          </table:table-cell>
          <table:table-cell table:formula="of:=[.G66]-[.$B$2]" office:value-type="float" office:value="13.3816549777985" calcext:value-type="float">
            <text:p>13.3816549778</text:p>
          </table:table-cell>
          <table:table-cell table:formula="of:=[.C66]/([.H66]-[.H65])" office:value-type="float" office:value="98535.4771136622" calcext:value-type="float">
            <text:p>98535.4771136622</text:p>
          </table:table-cell>
          <table:table-cell table:formula="of:=[.G66]-[.$B66]" office:value-type="float" office:value="10.2824852466583" calcext:value-type="float">
            <text:p>10.28248524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5363.1427" calcext:value-type="float">
            <text:p>1443145363.1427</text:p>
          </table:table-cell>
          <table:table-cell office:value-type="float" office:value="4320" calcext:value-type="float">
            <text:p>4320</text:p>
          </table:table-cell>
          <table:table-cell table:formula="of:=[.B67]-[.$B$2]" office:value-type="float" office:value="3.14252305030823" calcext:value-type="float">
            <text:p>3.1425230503</text:p>
          </table:table-cell>
          <table:table-cell table:formula="of:=[.C67]/([.D67]-[.D66])" office:value-type="float" office:value="99646.349642812" calcext:value-type="float">
            <text:p>99646.349642812</text:p>
          </table:table-cell>
          <table:table-cell/>
          <table:table-cell office:value-type="float" office:value="1443145373.42575" calcext:value-type="float">
            <text:p>1443145373.42575</text:p>
          </table:table-cell>
          <table:table-cell table:formula="of:=[.G67]-[.$B$2]" office:value-type="float" office:value="13.4255776405334" calcext:value-type="float">
            <text:p>13.4255776405</text:p>
          </table:table-cell>
          <table:table-cell table:formula="of:=[.C67]/([.H67]-[.H66])" office:value-type="float" office:value="98354.6927941376" calcext:value-type="float">
            <text:p>98354.6927941376</text:p>
          </table:table-cell>
          <table:table-cell table:formula="of:=[.G67]-[.$B67]" office:value-type="float" office:value="10.2830545902252" calcext:value-type="float">
            <text:p>10.283054590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5363.18604" calcext:value-type="float">
            <text:p>1443145363.18604</text:p>
          </table:table-cell>
          <table:table-cell office:value-type="float" office:value="4320" calcext:value-type="float">
            <text:p>4320</text:p>
          </table:table-cell>
          <table:table-cell table:formula="of:=[.B68]-[.$B$2]" office:value-type="float" office:value="3.185866355896" calcext:value-type="float">
            <text:p>3.1858663559</text:p>
          </table:table-cell>
          <table:table-cell table:formula="of:=[.C68]/([.D68]-[.D67])" office:value-type="float" office:value="99669.3708847878" calcext:value-type="float">
            <text:p>99669.3708847878</text:p>
          </table:table-cell>
          <table:table-cell/>
          <table:table-cell office:value-type="float" office:value="1443145373.46964" calcext:value-type="float">
            <text:p>1443145373.46964</text:p>
          </table:table-cell>
          <table:table-cell table:formula="of:=[.G68]-[.$B$2]" office:value-type="float" office:value="13.4694607257843" calcext:value-type="float">
            <text:p>13.4694607258</text:p>
          </table:table-cell>
          <table:table-cell table:formula="of:=[.C68]/([.H68]-[.H67])" office:value-type="float" office:value="98443.3973888807" calcext:value-type="float">
            <text:p>98443.3973888807</text:p>
          </table:table-cell>
          <table:table-cell table:formula="of:=[.G68]-[.$B68]" office:value-type="float" office:value="10.2835943698883" calcext:value-type="float">
            <text:p>10.283594369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5363.22939" calcext:value-type="float">
            <text:p>1443145363.22939</text:p>
          </table:table-cell>
          <table:table-cell office:value-type="float" office:value="4320" calcext:value-type="float">
            <text:p>4320</text:p>
          </table:table-cell>
          <table:table-cell table:formula="of:=[.B69]-[.$B$2]" office:value-type="float" office:value="3.22921681404114" calcext:value-type="float">
            <text:p>3.229216814</text:p>
          </table:table-cell>
          <table:table-cell table:formula="of:=[.C69]/([.D69]-[.D68])" office:value-type="float" office:value="99652.9260552729" calcext:value-type="float">
            <text:p>99652.9260552729</text:p>
          </table:table-cell>
          <table:table-cell/>
          <table:table-cell office:value-type="float" office:value="1443145373.51349" calcext:value-type="float">
            <text:p>1443145373.51349</text:p>
          </table:table-cell>
          <table:table-cell table:formula="of:=[.G69]-[.$B$2]" office:value-type="float" office:value="13.5133147239685" calcext:value-type="float">
            <text:p>13.513314724</text:p>
          </table:table-cell>
          <table:table-cell table:formula="of:=[.C69]/([.H69]-[.H68])" office:value-type="float" office:value="98508.6919978036" calcext:value-type="float">
            <text:p>98508.6919978036</text:p>
          </table:table-cell>
          <table:table-cell table:formula="of:=[.G69]-[.$B69]" office:value-type="float" office:value="10.2840979099274" calcext:value-type="float">
            <text:p>10.284097909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5363.27273" calcext:value-type="float">
            <text:p>1443145363.27273</text:p>
          </table:table-cell>
          <table:table-cell office:value-type="float" office:value="4320" calcext:value-type="float">
            <text:p>4320</text:p>
          </table:table-cell>
          <table:table-cell table:formula="of:=[.B70]-[.$B$2]" office:value-type="float" office:value="3.27255320549011" calcext:value-type="float">
            <text:p>3.2725532055</text:p>
          </table:table-cell>
          <table:table-cell table:formula="of:=[.C70]/([.D70]-[.D69])" office:value-type="float" office:value="99685.2727132687" calcext:value-type="float">
            <text:p>99685.2727132687</text:p>
          </table:table-cell>
          <table:table-cell/>
          <table:table-cell office:value-type="float" office:value="1443145373.5574" calcext:value-type="float">
            <text:p>1443145373.5574</text:p>
          </table:table-cell>
          <table:table-cell table:formula="of:=[.G70]-[.$B$2]" office:value-type="float" office:value="13.5572285652161" calcext:value-type="float">
            <text:p>13.5572285652</text:p>
          </table:table-cell>
          <table:table-cell table:formula="of:=[.C70]/([.H70]-[.H69])" office:value-type="float" office:value="98374.4504527982" calcext:value-type="float">
            <text:p>98374.4504527982</text:p>
          </table:table-cell>
          <table:table-cell table:formula="of:=[.G70]-[.$B70]" office:value-type="float" office:value="10.284675359726" calcext:value-type="float">
            <text:p>10.284675359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5363.31608" calcext:value-type="float">
            <text:p>1443145363.31608</text:p>
          </table:table-cell>
          <table:table-cell office:value-type="float" office:value="4320" calcext:value-type="float">
            <text:p>4320</text:p>
          </table:table-cell>
          <table:table-cell table:formula="of:=[.B71]-[.$B$2]" office:value-type="float" office:value="3.31590580940247" calcext:value-type="float">
            <text:p>3.3159058094</text:p>
          </table:table-cell>
          <table:table-cell table:formula="of:=[.C71]/([.D71]-[.D70])" office:value-type="float" office:value="99647.9936645512" calcext:value-type="float">
            <text:p>99647.9936645512</text:p>
          </table:table-cell>
          <table:table-cell/>
          <table:table-cell office:value-type="float" office:value="1443145373.60129" calcext:value-type="float">
            <text:p>1443145373.60129</text:p>
          </table:table-cell>
          <table:table-cell table:formula="of:=[.G71]-[.$B$2]" office:value-type="float" office:value="13.6011106967926" calcext:value-type="float">
            <text:p>13.6011106968</text:p>
          </table:table-cell>
          <table:table-cell table:formula="of:=[.C71]/([.H71]-[.H70])" office:value-type="float" office:value="98445.5368232322" calcext:value-type="float">
            <text:p>98445.5368232322</text:p>
          </table:table-cell>
          <table:table-cell table:formula="of:=[.G71]-[.$B71]" office:value-type="float" office:value="10.2852048873901" calcext:value-type="float">
            <text:p>10.285204887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5363.35942" calcext:value-type="float">
            <text:p>1443145363.35942</text:p>
          </table:table-cell>
          <table:table-cell office:value-type="float" office:value="4320" calcext:value-type="float">
            <text:p>4320</text:p>
          </table:table-cell>
          <table:table-cell table:formula="of:=[.B72]-[.$B$2]" office:value-type="float" office:value="3.35924744606018" calcext:value-type="float">
            <text:p>3.3592474461</text:p>
          </table:table-cell>
          <table:table-cell table:formula="of:=[.C72]/([.D72]-[.D71])" office:value-type="float" office:value="99673.2087926596" calcext:value-type="float">
            <text:p>99673.2087926596</text:p>
          </table:table-cell>
          <table:table-cell/>
          <table:table-cell office:value-type="float" office:value="1443145373.64522" calcext:value-type="float">
            <text:p>1443145373.64522</text:p>
          </table:table-cell>
          <table:table-cell table:formula="of:=[.G72]-[.$B$2]" office:value-type="float" office:value="13.6450438499451" calcext:value-type="float">
            <text:p>13.6450438499</text:p>
          </table:table-cell>
          <table:table-cell table:formula="of:=[.C72]/([.H72]-[.H71])" office:value-type="float" office:value="98331.2075281247" calcext:value-type="float">
            <text:p>98331.2075281247</text:p>
          </table:table-cell>
          <table:table-cell table:formula="of:=[.G72]-[.$B72]" office:value-type="float" office:value="10.2857964038849" calcext:value-type="float">
            <text:p>10.285796403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5363.40276" calcext:value-type="float">
            <text:p>1443145363.40276</text:p>
          </table:table-cell>
          <table:table-cell office:value-type="float" office:value="4320" calcext:value-type="float">
            <text:p>4320</text:p>
          </table:table-cell>
          <table:table-cell table:formula="of:=[.B73]-[.$B$2]" office:value-type="float" office:value="3.40258121490479" calcext:value-type="float">
            <text:p>3.4025812149</text:p>
          </table:table-cell>
          <table:table-cell table:formula="of:=[.C73]/([.D73]-[.D72])" office:value-type="float" office:value="99691.3057687546" calcext:value-type="float">
            <text:p>99691.3057687546</text:p>
          </table:table-cell>
          <table:table-cell/>
          <table:table-cell office:value-type="float" office:value="1443145373.68914" calcext:value-type="float">
            <text:p>1443145373.68914</text:p>
          </table:table-cell>
          <table:table-cell table:formula="of:=[.G73]-[.$B$2]" office:value-type="float" office:value="13.6889591217041" calcext:value-type="float">
            <text:p>13.6889591217</text:p>
          </table:table-cell>
          <table:table-cell table:formula="of:=[.C73]/([.H73]-[.H72])" office:value-type="float" office:value="98371.2459689241" calcext:value-type="float">
            <text:p>98371.2459689241</text:p>
          </table:table-cell>
          <table:table-cell table:formula="of:=[.G73]-[.$B73]" office:value-type="float" office:value="10.2863779067993" calcext:value-type="float">
            <text:p>10.286377906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5363.4461" calcext:value-type="float">
            <text:p>1443145363.4461</text:p>
          </table:table-cell>
          <table:table-cell office:value-type="float" office:value="4320" calcext:value-type="float">
            <text:p>4320</text:p>
          </table:table-cell>
          <table:table-cell table:formula="of:=[.B74]-[.$B$2]" office:value-type="float" office:value="3.44592094421387" calcext:value-type="float">
            <text:p>3.4459209442</text:p>
          </table:table-cell>
          <table:table-cell table:formula="of:=[.C74]/([.D74]-[.D73])" office:value-type="float" office:value="99677.5953350203" calcext:value-type="float">
            <text:p>99677.5953350203</text:p>
          </table:table-cell>
          <table:table-cell/>
          <table:table-cell office:value-type="float" office:value="1443145373.73296" calcext:value-type="float">
            <text:p>1443145373.73296</text:p>
          </table:table-cell>
          <table:table-cell table:formula="of:=[.G74]-[.$B$2]" office:value-type="float" office:value="13.732784986496" calcext:value-type="float">
            <text:p>13.7327849865</text:p>
          </table:table-cell>
          <table:table-cell table:formula="of:=[.C74]/([.H74]-[.H73])" office:value-type="float" office:value="98571.9282555122" calcext:value-type="float">
            <text:p>98571.9282555122</text:p>
          </table:table-cell>
          <table:table-cell table:formula="of:=[.G74]-[.$B74]" office:value-type="float" office:value="10.2868640422821" calcext:value-type="float">
            <text:p>10.286864042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5363.48943" calcext:value-type="float">
            <text:p>1443145363.48943</text:p>
          </table:table-cell>
          <table:table-cell office:value-type="float" office:value="4320" calcext:value-type="float">
            <text:p>4320</text:p>
          </table:table-cell>
          <table:table-cell table:formula="of:=[.B75]-[.$B$2]" office:value-type="float" office:value="3.48924970626831" calcext:value-type="float">
            <text:p>3.4892497063</text:p>
          </table:table-cell>
          <table:table-cell table:formula="of:=[.C75]/([.D75]-[.D74])" office:value-type="float" office:value="99702.8254481825" calcext:value-type="float">
            <text:p>99702.8254481825</text:p>
          </table:table-cell>
          <table:table-cell/>
          <table:table-cell office:value-type="float" office:value="1443145373.77689" calcext:value-type="float">
            <text:p>1443145373.77689</text:p>
          </table:table-cell>
          <table:table-cell table:formula="of:=[.G75]-[.$B$2]" office:value-type="float" office:value="13.7767126560211" calcext:value-type="float">
            <text:p>13.776712656</text:p>
          </table:table-cell>
          <table:table-cell table:formula="of:=[.C75]/([.H75]-[.H74])" office:value-type="float" office:value="98343.482517938" calcext:value-type="float">
            <text:p>98343.482517938</text:p>
          </table:table-cell>
          <table:table-cell table:formula="of:=[.G75]-[.$B75]" office:value-type="float" office:value="10.2874629497528" calcext:value-type="float">
            <text:p>10.287462949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5363.53278" calcext:value-type="float">
            <text:p>1443145363.53278</text:p>
          </table:table-cell>
          <table:table-cell office:value-type="float" office:value="4320" calcext:value-type="float">
            <text:p>4320</text:p>
          </table:table-cell>
          <table:table-cell table:formula="of:=[.B76]-[.$B$2]" office:value-type="float" office:value="3.53260397911072" calcext:value-type="float">
            <text:p>3.5326039791</text:p>
          </table:table-cell>
          <table:table-cell table:formula="of:=[.C76]/([.D76]-[.D75])" office:value-type="float" office:value="99644.1576982089" calcext:value-type="float">
            <text:p>99644.1576982089</text:p>
          </table:table-cell>
          <table:table-cell/>
          <table:table-cell office:value-type="float" office:value="1443145373.82082" calcext:value-type="float">
            <text:p>1443145373.82082</text:p>
          </table:table-cell>
          <table:table-cell table:formula="of:=[.G76]-[.$B$2]" office:value-type="float" office:value="13.8206458091736" calcext:value-type="float">
            <text:p>13.8206458092</text:p>
          </table:table-cell>
          <table:table-cell table:formula="of:=[.C76]/([.H76]-[.H75])" office:value-type="float" office:value="98331.2075281247" calcext:value-type="float">
            <text:p>98331.2075281247</text:p>
          </table:table-cell>
          <table:table-cell table:formula="of:=[.G76]-[.$B76]" office:value-type="float" office:value="10.2880418300629" calcext:value-type="float">
            <text:p>10.288041830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5363.57612" calcext:value-type="float">
            <text:p>1443145363.57612</text:p>
          </table:table-cell>
          <table:table-cell office:value-type="float" office:value="4320" calcext:value-type="float">
            <text:p>4320</text:p>
          </table:table-cell>
          <table:table-cell table:formula="of:=[.B77]-[.$B$2]" office:value-type="float" office:value="3.57594633102417" calcext:value-type="float">
            <text:p>3.575946331</text:p>
          </table:table-cell>
          <table:table-cell table:formula="of:=[.C77]/([.D77]-[.D76])" office:value-type="float" office:value="99671.5639388088" calcext:value-type="float">
            <text:p>99671.5639388088</text:p>
          </table:table-cell>
          <table:table-cell/>
          <table:table-cell office:value-type="float" office:value="1443145373.8646" calcext:value-type="float">
            <text:p>1443145373.8646</text:p>
          </table:table-cell>
          <table:table-cell table:formula="of:=[.G77]-[.$B$2]" office:value-type="float" office:value="13.8644239902496" calcext:value-type="float">
            <text:p>13.8644239902</text:p>
          </table:table-cell>
          <table:table-cell table:formula="of:=[.C77]/([.H77]-[.H76])" office:value-type="float" office:value="98679.293972846" calcext:value-type="float">
            <text:p>98679.293972846</text:p>
          </table:table-cell>
          <table:table-cell table:formula="of:=[.G77]-[.$B77]" office:value-type="float" office:value="10.2884776592255" calcext:value-type="float">
            <text:p>10.288477659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5363.61946" calcext:value-type="float">
            <text:p>1443145363.61946</text:p>
          </table:table-cell>
          <table:table-cell office:value-type="float" office:value="4320" calcext:value-type="float">
            <text:p>4320</text:p>
          </table:table-cell>
          <table:table-cell table:formula="of:=[.B78]-[.$B$2]" office:value-type="float" office:value="3.61928582191467" calcext:value-type="float">
            <text:p>3.6192858219</text:p>
          </table:table-cell>
          <table:table-cell table:formula="of:=[.C78]/([.D78]-[.D77])" office:value-type="float" office:value="99678.143679963" calcext:value-type="float">
            <text:p>99678.143679963</text:p>
          </table:table-cell>
          <table:table-cell/>
          <table:table-cell office:value-type="float" office:value="1443145373.9085" calcext:value-type="float">
            <text:p>1443145373.9085</text:p>
          </table:table-cell>
          <table:table-cell table:formula="of:=[.G78]-[.$B$2]" office:value-type="float" office:value="13.9083254337311" calcext:value-type="float">
            <text:p>13.9083254337</text:p>
          </table:table-cell>
          <table:table-cell table:formula="of:=[.C78]/([.H78]-[.H77])" office:value-type="float" office:value="98402.2313941869" calcext:value-type="float">
            <text:p>98402.2313941869</text:p>
          </table:table-cell>
          <table:table-cell table:formula="of:=[.G78]-[.$B78]" office:value-type="float" office:value="10.2890396118164" calcext:value-type="float">
            <text:p>10.289039611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5363.6628" calcext:value-type="float">
            <text:p>1443145363.6628</text:p>
          </table:table-cell>
          <table:table-cell office:value-type="float" office:value="4320" calcext:value-type="float">
            <text:p>4320</text:p>
          </table:table-cell>
          <table:table-cell table:formula="of:=[.B79]-[.$B$2]" office:value-type="float" office:value="3.66262578964233" calcext:value-type="float">
            <text:p>3.6626257896</text:p>
          </table:table-cell>
          <table:table-cell table:formula="of:=[.C79]/([.D79]-[.D78])" office:value-type="float" office:value="99677.0469961107" calcext:value-type="float">
            <text:p>99677.0469961107</text:p>
          </table:table-cell>
          <table:table-cell/>
          <table:table-cell office:value-type="float" office:value="1443145373.95243" calcext:value-type="float">
            <text:p>1443145373.95243</text:p>
          </table:table-cell>
          <table:table-cell table:formula="of:=[.G79]-[.$B$2]" office:value-type="float" office:value="13.9522511959076" calcext:value-type="float">
            <text:p>13.9522511959</text:p>
          </table:table-cell>
          <table:table-cell table:formula="of:=[.C79]/([.H79]-[.H78])" office:value-type="float" office:value="98347.7527980113" calcext:value-type="float">
            <text:p>98347.7527980113</text:p>
          </table:table-cell>
          <table:table-cell table:formula="of:=[.G79]-[.$B79]" office:value-type="float" office:value="10.2896254062653" calcext:value-type="float">
            <text:p>10.289625406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5363.70635" calcext:value-type="float">
            <text:p>1443145363.70635</text:p>
          </table:table-cell>
          <table:table-cell office:value-type="float" office:value="4320" calcext:value-type="float">
            <text:p>4320</text:p>
          </table:table-cell>
          <table:table-cell table:formula="of:=[.B80]-[.$B$2]" office:value-type="float" office:value="3.70616960525513" calcext:value-type="float">
            <text:p>3.7061696053</text:p>
          </table:table-cell>
          <table:table-cell table:formula="of:=[.C80]/([.D80]-[.D79])" office:value-type="float" office:value="99210.414595151" calcext:value-type="float">
            <text:p>99210.414595151</text:p>
          </table:table-cell>
          <table:table-cell/>
          <table:table-cell office:value-type="float" office:value="1443145373.99623" calcext:value-type="float">
            <text:p>1443145373.99623</text:p>
          </table:table-cell>
          <table:table-cell table:formula="of:=[.G80]-[.$B$2]" office:value-type="float" office:value="13.9960505962372" calcext:value-type="float">
            <text:p>13.9960505962</text:p>
          </table:table-cell>
          <table:table-cell table:formula="of:=[.C80]/([.H80]-[.H79])" office:value-type="float" office:value="98631.4873603763" calcext:value-type="float">
            <text:p>98631.4873603763</text:p>
          </table:table-cell>
          <table:table-cell table:formula="of:=[.G80]-[.$B80]" office:value-type="float" office:value="10.2898809909821" calcext:value-type="float">
            <text:p>10.28988099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5363.7497" calcext:value-type="float">
            <text:p>1443145363.7497</text:p>
          </table:table-cell>
          <table:table-cell office:value-type="float" office:value="4320" calcext:value-type="float">
            <text:p>4320</text:p>
          </table:table-cell>
          <table:table-cell table:formula="of:=[.B81]-[.$B$2]" office:value-type="float" office:value="3.74952101707458" calcext:value-type="float">
            <text:p>3.7495210171</text:p>
          </table:table-cell>
          <table:table-cell table:formula="of:=[.C81]/([.D81]-[.D80])" office:value-type="float" office:value="99650.7338213376" calcext:value-type="float">
            <text:p>99650.7338213376</text:p>
          </table:table-cell>
          <table:table-cell/>
          <table:table-cell office:value-type="float" office:value="1443145374.01058" calcext:value-type="float">
            <text:p>1443145374.01058</text:p>
          </table:table-cell>
          <table:table-cell table:formula="of:=[.G81]-[.$B$2]" office:value-type="float" office:value="14.0103993415833" calcext:value-type="float">
            <text:p>14.0103993416</text:p>
          </table:table-cell>
          <table:table-cell table:formula="of:=[.C81]/([.H81]-[.H80])" office:value-type="float" office:value="301071.619560341" calcext:value-type="float">
            <text:p>301071.619560341</text:p>
          </table:table-cell>
          <table:table-cell table:formula="of:=[.G81]-[.$B81]" office:value-type="float" office:value="10.2608783245087" calcext:value-type="float">
            <text:p>10.260878324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5363.79304" calcext:value-type="float">
            <text:p>1443145363.79304</text:p>
          </table:table-cell>
          <table:table-cell office:value-type="float" office:value="4320" calcext:value-type="float">
            <text:p>4320</text:p>
          </table:table-cell>
          <table:table-cell table:formula="of:=[.B82]-[.$B$2]" office:value-type="float" office:value="3.7928626537323" calcext:value-type="float">
            <text:p>3.7928626537</text:p>
          </table:table-cell>
          <table:table-cell table:formula="of:=[.C82]/([.D82]-[.D81])" office:value-type="float" office:value="99673.2087926596" calcext:value-type="float">
            <text:p>99673.2087926596</text:p>
          </table:table-cell>
          <table:table-cell/>
          <table:table-cell office:value-type="float" office:value="1443145374.02494" calcext:value-type="float">
            <text:p>1443145374.02494</text:p>
          </table:table-cell>
          <table:table-cell table:formula="of:=[.G82]-[.$B$2]" office:value-type="float" office:value="14.02476811409" calcext:value-type="float">
            <text:p>14.0247681141</text:p>
          </table:table-cell>
          <table:table-cell table:formula="of:=[.C82]/([.H82]-[.H81])" office:value-type="float" office:value="300651.986659366" calcext:value-type="float">
            <text:p>300651.986659366</text:p>
          </table:table-cell>
          <table:table-cell table:formula="of:=[.G82]-[.$B82]" office:value-type="float" office:value="10.2319054603577" calcext:value-type="float">
            <text:p>10.231905460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5363.83639" calcext:value-type="float">
            <text:p>1443145363.83639</text:p>
          </table:table-cell>
          <table:table-cell office:value-type="float" office:value="4320" calcext:value-type="float">
            <text:p>4320</text:p>
          </table:table-cell>
          <table:table-cell table:formula="of:=[.B83]-[.$B$2]" office:value-type="float" office:value="3.83621716499329" calcext:value-type="float">
            <text:p>3.836217165</text:p>
          </table:table-cell>
          <table:table-cell table:formula="of:=[.C83]/([.D83]-[.D82])" office:value-type="float" office:value="99643.6097271257" calcext:value-type="float">
            <text:p>99643.6097271257</text:p>
          </table:table-cell>
          <table:table-cell/>
          <table:table-cell office:value-type="float" office:value="1443145374.05936" calcext:value-type="float">
            <text:p>1443145374.05936</text:p>
          </table:table-cell>
          <table:table-cell table:formula="of:=[.G83]-[.$B$2]" office:value-type="float" office:value="14.0591862201691" calcext:value-type="float">
            <text:p>14.0591862202</text:p>
          </table:table-cell>
          <table:table-cell table:formula="of:=[.C83]/([.H83]-[.H82])" office:value-type="float" office:value="125515.331670823" calcext:value-type="float">
            <text:p>125515.331670823</text:p>
          </table:table-cell>
          <table:table-cell table:formula="of:=[.G83]-[.$B83]" office:value-type="float" office:value="10.2229690551758" calcext:value-type="float">
            <text:p>10.222969055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5363.87978" calcext:value-type="float">
            <text:p>1443145363.87978</text:p>
          </table:table-cell>
          <table:table-cell office:value-type="float" office:value="4320" calcext:value-type="float">
            <text:p>4320</text:p>
          </table:table-cell>
          <table:table-cell table:formula="of:=[.B84]-[.$B$2]" office:value-type="float" office:value="3.87960171699524" calcext:value-type="float">
            <text:p>3.879601717</text:p>
          </table:table-cell>
          <table:table-cell table:formula="of:=[.C84]/([.D84]-[.D83])" office:value-type="float" office:value="99574.6135584279" calcext:value-type="float">
            <text:p>99574.6135584279</text:p>
          </table:table-cell>
          <table:table-cell/>
          <table:table-cell office:value-type="float" office:value="1443145374.10813" calcext:value-type="float">
            <text:p>1443145374.10813</text:p>
          </table:table-cell>
          <table:table-cell table:formula="of:=[.G84]-[.$B$2]" office:value-type="float" office:value="14.1079559326172" calcext:value-type="float">
            <text:p>14.1079559326</text:p>
          </table:table-cell>
          <table:table-cell table:formula="of:=[.C84]/([.H84]-[.H83])" office:value-type="float" office:value="88579.5667668842" calcext:value-type="float">
            <text:p>88579.5667668842</text:p>
          </table:table-cell>
          <table:table-cell table:formula="of:=[.G84]-[.$B84]" office:value-type="float" office:value="10.2283542156219" calcext:value-type="float">
            <text:p>10.228354215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5363.92316" calcext:value-type="float">
            <text:p>1443145363.92316</text:p>
          </table:table-cell>
          <table:table-cell office:value-type="float" office:value="4320" calcext:value-type="float">
            <text:p>4320</text:p>
          </table:table-cell>
          <table:table-cell table:formula="of:=[.B85]-[.$B$2]" office:value-type="float" office:value="3.92298722267151" calcext:value-type="float">
            <text:p>3.9229872227</text:p>
          </table:table-cell>
          <table:table-cell table:formula="of:=[.C85]/([.D85]-[.D84])" office:value-type="float" office:value="99572.4247686457" calcext:value-type="float">
            <text:p>99572.4247686457</text:p>
          </table:table-cell>
          <table:table-cell/>
          <table:table-cell office:value-type="float" office:value="1443145374.1569" calcext:value-type="float">
            <text:p>1443145374.1569</text:p>
          </table:table-cell>
          <table:table-cell table:formula="of:=[.G85]-[.$B$2]" office:value-type="float" office:value="14.1567187309265" calcext:value-type="float">
            <text:p>14.1567187309</text:p>
          </table:table-cell>
          <table:table-cell table:formula="of:=[.C85]/([.H85]-[.H84])" office:value-type="float" office:value="88592.1265755943" calcext:value-type="float">
            <text:p>88592.1265755943</text:p>
          </table:table-cell>
          <table:table-cell table:formula="of:=[.G85]-[.$B85]" office:value-type="float" office:value="10.233731508255" calcext:value-type="float">
            <text:p>10.233731508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5363.9665" calcext:value-type="float">
            <text:p>1443145363.9665</text:p>
          </table:table-cell>
          <table:table-cell office:value-type="float" office:value="4320" calcext:value-type="float">
            <text:p>4320</text:p>
          </table:table-cell>
          <table:table-cell table:formula="of:=[.B86]-[.$B$2]" office:value-type="float" office:value="3.96632599830627" calcext:value-type="float">
            <text:p>3.9663259983</text:p>
          </table:table-cell>
          <table:table-cell table:formula="of:=[.C86]/([.D86]-[.D85])" office:value-type="float" office:value="99679.7887509902" calcext:value-type="float">
            <text:p>99679.7887509902</text:p>
          </table:table-cell>
          <table:table-cell/>
          <table:table-cell office:value-type="float" office:value="1443145374.20563" calcext:value-type="float">
            <text:p>1443145374.20563</text:p>
          </table:table-cell>
          <table:table-cell table:formula="of:=[.G86]-[.$B$2]" office:value-type="float" office:value="14.2054493427277" calcext:value-type="float">
            <text:p>14.2054493427</text:p>
          </table:table-cell>
          <table:table-cell table:formula="of:=[.C86]/([.H86]-[.H85])" office:value-type="float" office:value="88650.6415644524" calcext:value-type="float">
            <text:p>88650.6415644524</text:p>
          </table:table-cell>
          <table:table-cell table:formula="of:=[.G86]-[.$B86]" office:value-type="float" office:value="10.2391233444214" calcext:value-type="float">
            <text:p>10.239123344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5364.00979" calcext:value-type="float">
            <text:p>1443145364.00979</text:p>
          </table:table-cell>
          <table:table-cell office:value-type="float" office:value="4320" calcext:value-type="float">
            <text:p>4320</text:p>
          </table:table-cell>
          <table:table-cell table:formula="of:=[.B87]-[.$B$2]" office:value-type="float" office:value="4.0096161365509" calcext:value-type="float">
            <text:p>4.0096161366</text:p>
          </table:table-cell>
          <table:table-cell table:formula="of:=[.C87]/([.D87]-[.D86])" office:value-type="float" office:value="99791.7811116251" calcext:value-type="float">
            <text:p>99791.7811116251</text:p>
          </table:table-cell>
          <table:table-cell/>
          <table:table-cell office:value-type="float" office:value="1443145374.25439" calcext:value-type="float">
            <text:p>1443145374.25439</text:p>
          </table:table-cell>
          <table:table-cell table:formula="of:=[.G87]-[.$B$2]" office:value-type="float" office:value="14.2542135715485" calcext:value-type="float">
            <text:p>14.2542135715</text:p>
          </table:table-cell>
          <table:table-cell table:formula="of:=[.C87]/([.H87]-[.H86])" office:value-type="float" office:value="88589.5277022666" calcext:value-type="float">
            <text:p>88589.5277022666</text:p>
          </table:table-cell>
          <table:table-cell table:formula="of:=[.G87]-[.$B87]" office:value-type="float" office:value="10.2445974349976" calcext:value-type="float">
            <text:p>10.24459743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5364.05293" calcext:value-type="float">
            <text:p>1443145364.05293</text:p>
          </table:table-cell>
          <table:table-cell office:value-type="float" office:value="4320" calcext:value-type="float">
            <text:p>4320</text:p>
          </table:table-cell>
          <table:table-cell table:formula="of:=[.B88]-[.$B$2]" office:value-type="float" office:value="4.05275440216064" calcext:value-type="float">
            <text:p>4.0527544022</text:p>
          </table:table-cell>
          <table:table-cell table:formula="of:=[.C88]/([.D88]-[.D87])" office:value-type="float" office:value="100143.108188023" calcext:value-type="float">
            <text:p>100143.108188023</text:p>
          </table:table-cell>
          <table:table-cell/>
          <table:table-cell office:value-type="float" office:value="1443145374.30314" calcext:value-type="float">
            <text:p>1443145374.30314</text:p>
          </table:table-cell>
          <table:table-cell table:formula="of:=[.G88]-[.$B$2]" office:value-type="float" office:value="14.302964925766" calcext:value-type="float">
            <text:p>14.3029649258</text:p>
          </table:table-cell>
          <table:table-cell table:formula="of:=[.C88]/([.H88]-[.H87])" office:value-type="float" office:value="88612.9230528468" calcext:value-type="float">
            <text:p>88612.9230528468</text:p>
          </table:table-cell>
          <table:table-cell table:formula="of:=[.G88]-[.$B88]" office:value-type="float" office:value="10.2502105236053" calcext:value-type="float">
            <text:p>10.250210523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5364.09606" calcext:value-type="float">
            <text:p>1443145364.09606</text:p>
          </table:table-cell>
          <table:table-cell office:value-type="float" office:value="4320" calcext:value-type="float">
            <text:p>4320</text:p>
          </table:table-cell>
          <table:table-cell table:formula="of:=[.B89]-[.$B$2]" office:value-type="float" office:value="4.09588551521301" calcext:value-type="float">
            <text:p>4.0958855152</text:p>
          </table:table-cell>
          <table:table-cell table:formula="of:=[.C89]/([.D89]-[.D88])" office:value-type="float" office:value="100159.71520964" calcext:value-type="float">
            <text:p>100159.71520964</text:p>
          </table:table-cell>
          <table:table-cell/>
          <table:table-cell office:value-type="float" office:value="1443145374.35189" calcext:value-type="float">
            <text:p>1443145374.35189</text:p>
          </table:table-cell>
          <table:table-cell table:formula="of:=[.G89]-[.$B$2]" office:value-type="float" office:value="14.3517119884491" calcext:value-type="float">
            <text:p>14.3517119884</text:p>
          </table:table-cell>
          <table:table-cell table:formula="of:=[.C89]/([.H89]-[.H88])" office:value-type="float" office:value="88620.7242492419" calcext:value-type="float">
            <text:p>88620.7242492419</text:p>
          </table:table-cell>
          <table:table-cell table:formula="of:=[.G89]-[.$B89]" office:value-type="float" office:value="10.2558264732361" calcext:value-type="float">
            <text:p>10.255826473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5364.13919" calcext:value-type="float">
            <text:p>1443145364.13919</text:p>
          </table:table-cell>
          <table:table-cell office:value-type="float" office:value="4320" calcext:value-type="float">
            <text:p>4320</text:p>
          </table:table-cell>
          <table:table-cell table:formula="of:=[.B90]-[.$B$2]" office:value-type="float" office:value="4.13901686668396" calcext:value-type="float">
            <text:p>4.1390168667</text:p>
          </table:table-cell>
          <table:table-cell table:formula="of:=[.C90]/([.D90]-[.D89])" office:value-type="float" office:value="100159.161553514" calcext:value-type="float">
            <text:p>100159.161553514</text:p>
          </table:table-cell>
          <table:table-cell/>
          <table:table-cell office:value-type="float" office:value="1443145374.40067" calcext:value-type="float">
            <text:p>1443145374.40067</text:p>
          </table:table-cell>
          <table:table-cell table:formula="of:=[.G90]-[.$B$2]" office:value-type="float" office:value="14.4004929065704" calcext:value-type="float">
            <text:p>14.4004929066</text:p>
          </table:table-cell>
          <table:table-cell table:formula="of:=[.C90]/([.H90]-[.H89])" office:value-type="float" office:value="88559.218775965" calcext:value-type="float">
            <text:p>88559.218775965</text:p>
          </table:table-cell>
          <table:table-cell table:formula="of:=[.G90]-[.$B90]" office:value-type="float" office:value="10.2614760398865" calcext:value-type="float">
            <text:p>10.261476039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5364.18231" calcext:value-type="float">
            <text:p>1443145364.18231</text:p>
          </table:table-cell>
          <table:table-cell office:value-type="float" office:value="4320" calcext:value-type="float">
            <text:p>4320</text:p>
          </table:table-cell>
          <table:table-cell table:formula="of:=[.B91]-[.$B$2]" office:value-type="float" office:value="4.18213558197022" calcext:value-type="float">
            <text:p>4.182135582</text:p>
          </table:table-cell>
          <table:table-cell table:formula="of:=[.C91]/([.D91]-[.D90])" office:value-type="float" office:value="100188.513765323" calcext:value-type="float">
            <text:p>100188.513765323</text:p>
          </table:table-cell>
          <table:table-cell/>
          <table:table-cell office:value-type="float" office:value="1443145374.44938" calcext:value-type="float">
            <text:p>1443145374.44938</text:p>
          </table:table-cell>
          <table:table-cell table:formula="of:=[.G91]-[.$B$2]" office:value-type="float" office:value="14.449206829071" calcext:value-type="float">
            <text:p>14.4492068291</text:p>
          </table:table-cell>
          <table:table-cell table:formula="of:=[.C91]/([.H91]-[.H90])" office:value-type="float" office:value="88681.0131117213" calcext:value-type="float">
            <text:p>88681.0131117213</text:p>
          </table:table-cell>
          <table:table-cell table:formula="of:=[.G91]-[.$B91]" office:value-type="float" office:value="10.2670712471008" calcext:value-type="float">
            <text:p>10.267071247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5364.22545" calcext:value-type="float">
            <text:p>1443145364.22545</text:p>
          </table:table-cell>
          <table:table-cell office:value-type="float" office:value="4320" calcext:value-type="float">
            <text:p>4320</text:p>
          </table:table-cell>
          <table:table-cell table:formula="of:=[.B92]-[.$B$2]" office:value-type="float" office:value="4.22527241706848" calcext:value-type="float">
            <text:p>4.2252724171</text:p>
          </table:table-cell>
          <table:table-cell table:formula="of:=[.C92]/([.D92]-[.D91])" office:value-type="float" office:value="100146.429151767" calcext:value-type="float">
            <text:p>100146.429151767</text:p>
          </table:table-cell>
          <table:table-cell/>
          <table:table-cell office:value-type="float" office:value="1443145374.49816" calcext:value-type="float">
            <text:p>1443145374.49816</text:p>
          </table:table-cell>
          <table:table-cell table:formula="of:=[.G92]-[.$B$2]" office:value-type="float" office:value="14.4979853630066" calcext:value-type="float">
            <text:p>14.497985363</text:p>
          </table:table-cell>
          <table:table-cell table:formula="of:=[.C92]/([.H92]-[.H91])" office:value-type="float" office:value="88563.5473527802" calcext:value-type="float">
            <text:p>88563.5473527802</text:p>
          </table:table-cell>
          <table:table-cell table:formula="of:=[.G92]-[.$B92]" office:value-type="float" office:value="10.2727129459381" calcext:value-type="float">
            <text:p>10.272712945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5364.26857" calcext:value-type="float">
            <text:p>1443145364.26857</text:p>
          </table:table-cell>
          <table:table-cell office:value-type="float" office:value="4320" calcext:value-type="float">
            <text:p>4320</text:p>
          </table:table-cell>
          <table:table-cell table:formula="of:=[.B93]-[.$B$2]" office:value-type="float" office:value="4.26839637756348" calcext:value-type="float">
            <text:p>4.2683963776</text:p>
          </table:table-cell>
          <table:table-cell table:formula="of:=[.C93]/([.D93]-[.D92])" office:value-type="float" office:value="100176.327740152" calcext:value-type="float">
            <text:p>100176.327740152</text:p>
          </table:table-cell>
          <table:table-cell/>
          <table:table-cell office:value-type="float" office:value="1443145374.54689" calcext:value-type="float">
            <text:p>1443145374.54689</text:p>
          </table:table-cell>
          <table:table-cell table:formula="of:=[.G93]-[.$B$2]" office:value-type="float" office:value="14.5467169284821" calcext:value-type="float">
            <text:p>14.5467169285</text:p>
          </table:table-cell>
          <table:table-cell table:formula="of:=[.C93]/([.H93]-[.H92])" office:value-type="float" office:value="88648.9066757993" calcext:value-type="float">
            <text:p>88648.9066757993</text:p>
          </table:table-cell>
          <table:table-cell table:formula="of:=[.G93]-[.$B93]" office:value-type="float" office:value="10.2783205509186" calcext:value-type="float">
            <text:p>10.278320550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5364.3117" calcext:value-type="float">
            <text:p>1443145364.3117</text:p>
          </table:table-cell>
          <table:table-cell office:value-type="float" office:value="4320" calcext:value-type="float">
            <text:p>4320</text:p>
          </table:table-cell>
          <table:table-cell table:formula="of:=[.B94]-[.$B$2]" office:value-type="float" office:value="4.31152701377869" calcext:value-type="float">
            <text:p>4.3115270138</text:p>
          </table:table-cell>
          <table:table-cell table:formula="of:=[.C94]/([.D94]-[.D93])" office:value-type="float" office:value="100160.822540256" calcext:value-type="float">
            <text:p>100160.822540256</text:p>
          </table:table-cell>
          <table:table-cell/>
          <table:table-cell office:value-type="float" office:value="1443145374.59572" calcext:value-type="float">
            <text:p>1443145374.59572</text:p>
          </table:table-cell>
          <table:table-cell table:formula="of:=[.G94]-[.$B$2]" office:value-type="float" office:value="14.5955452919006" calcext:value-type="float">
            <text:p>14.5955452919</text:p>
          </table:table-cell>
          <table:table-cell table:formula="of:=[.C94]/([.H94]-[.H93])" office:value-type="float" office:value="88473.1680021094" calcext:value-type="float">
            <text:p>88473.1680021094</text:p>
          </table:table-cell>
          <table:table-cell table:formula="of:=[.G94]-[.$B94]" office:value-type="float" office:value="10.284018278122" calcext:value-type="float">
            <text:p>10.284018278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5364.35483" calcext:value-type="float">
            <text:p>1443145364.35483</text:p>
          </table:table-cell>
          <table:table-cell office:value-type="float" office:value="4320" calcext:value-type="float">
            <text:p>4320</text:p>
          </table:table-cell>
          <table:table-cell table:formula="of:=[.B95]-[.$B$2]" office:value-type="float" office:value="4.35464906692505" calcext:value-type="float">
            <text:p>4.3546490669</text:p>
          </table:table-cell>
          <table:table-cell table:formula="of:=[.C95]/([.D95]-[.D94])" office:value-type="float" office:value="100180.758679029" calcext:value-type="float">
            <text:p>100180.758679029</text:p>
          </table:table-cell>
          <table:table-cell/>
          <table:table-cell office:value-type="float" office:value="1443145374.64444" calcext:value-type="float">
            <text:p>1443145374.64444</text:p>
          </table:table-cell>
          <table:table-cell table:formula="of:=[.G95]-[.$B$2]" office:value-type="float" office:value="14.6442658901215" calcext:value-type="float">
            <text:p>14.6442658901</text:p>
          </table:table-cell>
          <table:table-cell table:formula="of:=[.C95]/([.H95]-[.H94])" office:value-type="float" office:value="88668.8619958992" calcext:value-type="float">
            <text:p>88668.8619958992</text:p>
          </table:table-cell>
          <table:table-cell table:formula="of:=[.G95]-[.$B95]" office:value-type="float" office:value="10.2896168231964" calcext:value-type="float">
            <text:p>10.289616823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5364.39795" calcext:value-type="float">
            <text:p>1443145364.39795</text:p>
          </table:table-cell>
          <table:table-cell office:value-type="float" office:value="4320" calcext:value-type="float">
            <text:p>4320</text:p>
          </table:table-cell>
          <table:table-cell table:formula="of:=[.B96]-[.$B$2]" office:value-type="float" office:value="4.39777708053589" calcext:value-type="float">
            <text:p>4.3977770805</text:p>
          </table:table-cell>
          <table:table-cell table:formula="of:=[.C96]/([.D96]-[.D95])" office:value-type="float" office:value="100166.913296332" calcext:value-type="float">
            <text:p>100166.913296332</text:p>
          </table:table-cell>
          <table:table-cell/>
          <table:table-cell office:value-type="float" office:value="1443145374.6932" calcext:value-type="float">
            <text:p>1443145374.6932</text:p>
          </table:table-cell>
          <table:table-cell table:formula="of:=[.G96]-[.$B$2]" office:value-type="float" office:value="14.6930274963379" calcext:value-type="float">
            <text:p>14.6930274963</text:p>
          </table:table-cell>
          <table:table-cell table:formula="of:=[.C96]/([.H96]-[.H95])" office:value-type="float" office:value="88594.2924198493" calcext:value-type="float">
            <text:p>88594.2924198493</text:p>
          </table:table-cell>
          <table:table-cell table:formula="of:=[.G96]-[.$B96]" office:value-type="float" office:value="10.295250415802" calcext:value-type="float">
            <text:p>10.295250415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5364.44108" calcext:value-type="float">
            <text:p>1443145364.44108</text:p>
          </table:table-cell>
          <table:table-cell office:value-type="float" office:value="4320" calcext:value-type="float">
            <text:p>4320</text:p>
          </table:table-cell>
          <table:table-cell table:formula="of:=[.B97]-[.$B$2]" office:value-type="float" office:value="4.44090580940247" calcext:value-type="float">
            <text:p>4.4409058094</text:p>
          </table:table-cell>
          <table:table-cell table:formula="of:=[.C97]/([.D97]-[.D96])" office:value-type="float" office:value="100165.252107576" calcext:value-type="float">
            <text:p>100165.252107576</text:p>
          </table:table-cell>
          <table:table-cell/>
          <table:table-cell office:value-type="float" office:value="1443145374.74196" calcext:value-type="float">
            <text:p>1443145374.74196</text:p>
          </table:table-cell>
          <table:table-cell table:formula="of:=[.G97]-[.$B$2]" office:value-type="float" office:value="14.7417826652527" calcext:value-type="float">
            <text:p>14.7417826653</text:p>
          </table:table-cell>
          <table:table-cell table:formula="of:=[.C97]/([.H97]-[.H96])" office:value-type="float" office:value="88605.9898089919" calcext:value-type="float">
            <text:p>88605.9898089919</text:p>
          </table:table-cell>
          <table:table-cell table:formula="of:=[.G97]-[.$B97]" office:value-type="float" office:value="10.3008768558502" calcext:value-type="float">
            <text:p>10.300876855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5364.48422" calcext:value-type="float">
            <text:p>1443145364.48422</text:p>
          </table:table-cell>
          <table:table-cell office:value-type="float" office:value="4320" calcext:value-type="float">
            <text:p>4320</text:p>
          </table:table-cell>
          <table:table-cell table:formula="of:=[.B98]-[.$B$2]" office:value-type="float" office:value="4.48404216766357" calcext:value-type="float">
            <text:p>4.4840421677</text:p>
          </table:table-cell>
          <table:table-cell table:formula="of:=[.C98]/([.D98]-[.D97])" office:value-type="float" office:value="100147.536188629" calcext:value-type="float">
            <text:p>100147.536188629</text:p>
          </table:table-cell>
          <table:table-cell/>
          <table:table-cell office:value-type="float" office:value="1443145374.79071" calcext:value-type="float">
            <text:p>1443145374.79071</text:p>
          </table:table-cell>
          <table:table-cell table:formula="of:=[.G98]-[.$B$2]" office:value-type="float" office:value="14.7905383110046" calcext:value-type="float">
            <text:p>14.790538311</text:p>
          </table:table-cell>
          <table:table-cell table:formula="of:=[.C98]/([.H98]-[.H97])" office:value-type="float" office:value="88605.1232297942" calcext:value-type="float">
            <text:p>88605.1232297942</text:p>
          </table:table-cell>
          <table:table-cell table:formula="of:=[.G98]-[.$B98]" office:value-type="float" office:value="10.3064961433411" calcext:value-type="float">
            <text:p>10.306496143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5364.52735" calcext:value-type="float">
            <text:p>1443145364.52735</text:p>
          </table:table-cell>
          <table:table-cell office:value-type="float" office:value="4320" calcext:value-type="float">
            <text:p>4320</text:p>
          </table:table-cell>
          <table:table-cell table:formula="of:=[.B99]-[.$B$2]" office:value-type="float" office:value="4.52717089653015" calcext:value-type="float">
            <text:p>4.5271708965</text:p>
          </table:table-cell>
          <table:table-cell table:formula="of:=[.C99]/([.D99]-[.D98])" office:value-type="float" office:value="100165.252107576" calcext:value-type="float">
            <text:p>100165.252107576</text:p>
          </table:table-cell>
          <table:table-cell/>
          <table:table-cell office:value-type="float" office:value="1443145374.83948" calcext:value-type="float">
            <text:p>1443145374.83948</text:p>
          </table:table-cell>
          <table:table-cell table:formula="of:=[.G99]-[.$B$2]" office:value-type="float" office:value="14.8393049240112" calcext:value-type="float">
            <text:p>14.839304924</text:p>
          </table:table-cell>
          <table:table-cell table:formula="of:=[.C99]/([.H99]-[.H98])" office:value-type="float" office:value="88585.1965855423" calcext:value-type="float">
            <text:p>88585.1965855423</text:p>
          </table:table-cell>
          <table:table-cell table:formula="of:=[.G99]-[.$B99]" office:value-type="float" office:value="10.3121340274811" calcext:value-type="float">
            <text:p>10.312134027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5364.57047" calcext:value-type="float">
            <text:p>1443145364.57047</text:p>
          </table:table-cell>
          <table:table-cell office:value-type="float" office:value="4320" calcext:value-type="float">
            <text:p>4320</text:p>
          </table:table-cell>
          <table:table-cell table:formula="of:=[.B100]-[.$B$2]" office:value-type="float" office:value="4.57029819488525" calcext:value-type="float">
            <text:p>4.5702981949</text:p>
          </table:table-cell>
          <table:table-cell table:formula="of:=[.C100]/([.D100]-[.D99])" office:value-type="float" office:value="100168.574540188" calcext:value-type="float">
            <text:p>100168.574540188</text:p>
          </table:table-cell>
          <table:table-cell/>
          <table:table-cell office:value-type="float" office:value="1443145374.88828" calcext:value-type="float">
            <text:p>1443145374.88828</text:p>
          </table:table-cell>
          <table:table-cell table:formula="of:=[.G100]-[.$B$2]" office:value-type="float" office:value="14.8880996704102" calcext:value-type="float">
            <text:p>14.8880996704</text:p>
          </table:table-cell>
          <table:table-cell table:formula="of:=[.C100]/([.H100]-[.H99])" office:value-type="float" office:value="88534.1213720317" calcext:value-type="float">
            <text:p>88534.1213720317</text:p>
          </table:table-cell>
          <table:table-cell table:formula="of:=[.G100]-[.$B100]" office:value-type="float" office:value="10.3178014755249" calcext:value-type="float">
            <text:p>10.317801475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5364.61358" calcext:value-type="float">
            <text:p>1443145364.61358</text:p>
          </table:table-cell>
          <table:table-cell office:value-type="float" office:value="4320" calcext:value-type="float">
            <text:p>4320</text:p>
          </table:table-cell>
          <table:table-cell table:formula="of:=[.B101]-[.$B$2]" office:value-type="float" office:value="4.61340594291687" calcext:value-type="float">
            <text:p>4.6134059429</text:p>
          </table:table-cell>
          <table:table-cell table:formula="of:=[.C101]/([.D101]-[.D100])" office:value-type="float" office:value="100214.003218902" calcext:value-type="float">
            <text:p>100214.003218902</text:p>
          </table:table-cell>
          <table:table-cell/>
          <table:table-cell office:value-type="float" office:value="1443145374.93696" calcext:value-type="float">
            <text:p>1443145374.93696</text:p>
          </table:table-cell>
          <table:table-cell table:formula="of:=[.G101]-[.$B$2]" office:value-type="float" office:value="14.9367804527283" calcext:value-type="float">
            <text:p>14.9367804527</text:p>
          </table:table-cell>
          <table:table-cell table:formula="of:=[.C101]/([.H101]-[.H100])" office:value-type="float" office:value="88741.3840593196" calcext:value-type="float">
            <text:p>88741.3840593196</text:p>
          </table:table-cell>
          <table:table-cell table:formula="of:=[.G101]-[.$B101]" office:value-type="float" office:value="10.3233745098114" calcext:value-type="float">
            <text:p>10.323374509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5364.65671" calcext:value-type="float">
            <text:p>1443145364.65671</text:p>
          </table:table-cell>
          <table:table-cell office:value-type="float" office:value="4320" calcext:value-type="float">
            <text:p>4320</text:p>
          </table:table-cell>
          <table:table-cell table:formula="of:=[.B102]-[.$B$2]" office:value-type="float" office:value="4.65653705596924" calcext:value-type="float">
            <text:p>4.656537056</text:p>
          </table:table-cell>
          <table:table-cell table:formula="of:=[.C102]/([.D102]-[.D101])" office:value-type="float" office:value="100159.71520964" calcext:value-type="float">
            <text:p>100159.71520964</text:p>
          </table:table-cell>
          <table:table-cell/>
          <table:table-cell office:value-type="float" office:value="1443145374.98575" calcext:value-type="float">
            <text:p>1443145374.98575</text:p>
          </table:table-cell>
          <table:table-cell table:formula="of:=[.G102]-[.$B$2]" office:value-type="float" office:value="14.985577583313" calcext:value-type="float">
            <text:p>14.9855775833</text:p>
          </table:table-cell>
          <table:table-cell table:formula="of:=[.C102]/([.H102]-[.H101])" office:value-type="float" office:value="88529.7956710803" calcext:value-type="float">
            <text:p>88529.7956710803</text:p>
          </table:table-cell>
          <table:table-cell table:formula="of:=[.G102]-[.$B102]" office:value-type="float" office:value="10.3290405273438" calcext:value-type="float">
            <text:p>10.329040527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5364.69984" calcext:value-type="float">
            <text:p>1443145364.69984</text:p>
          </table:table-cell>
          <table:table-cell office:value-type="float" office:value="4320" calcext:value-type="float">
            <text:p>4320</text:p>
          </table:table-cell>
          <table:table-cell table:formula="of:=[.B103]-[.$B$2]" office:value-type="float" office:value="4.69966244697571" calcext:value-type="float">
            <text:p>4.699662447</text:p>
          </table:table-cell>
          <table:table-cell table:formula="of:=[.C103]/([.D103]-[.D102])" office:value-type="float" office:value="100173.004793207" calcext:value-type="float">
            <text:p>100173.004793207</text:p>
          </table:table-cell>
          <table:table-cell/>
          <table:table-cell office:value-type="float" office:value="1443145375.00013" calcext:value-type="float">
            <text:p>1443145375.00013</text:p>
          </table:table-cell>
          <table:table-cell table:formula="of:=[.G103]-[.$B$2]" office:value-type="float" office:value="14.9999513626099" calcext:value-type="float">
            <text:p>14.9999513626</text:p>
          </table:table-cell>
          <table:table-cell table:formula="of:=[.C103]/([.H103]-[.H102])" office:value-type="float" office:value="300547.261146497" calcext:value-type="float">
            <text:p>300547.261146497</text:p>
          </table:table-cell>
          <table:table-cell table:formula="of:=[.G103]-[.$B103]" office:value-type="float" office:value="10.3002889156342" calcext:value-type="float">
            <text:p>10.300288915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5364.74301" calcext:value-type="float">
            <text:p>1443145364.74301</text:p>
          </table:table-cell>
          <table:table-cell office:value-type="float" office:value="4320" calcext:value-type="float">
            <text:p>4320</text:p>
          </table:table-cell>
          <table:table-cell table:formula="of:=[.B104]-[.$B$2]" office:value-type="float" office:value="4.74283504486084" calcext:value-type="float">
            <text:p>4.7428350449</text:p>
          </table:table-cell>
          <table:table-cell table:formula="of:=[.C104]/([.D104]-[.D103])" office:value-type="float" office:value="100063.471081683" calcext:value-type="float">
            <text:p>100063.471081683</text:p>
          </table:table-cell>
          <table:table-cell/>
          <table:table-cell office:value-type="float" office:value="1443145375.01328" calcext:value-type="float">
            <text:p>1443145375.01328</text:p>
          </table:table-cell>
          <table:table-cell table:formula="of:=[.G104]-[.$B$2]" office:value-type="float" office:value="15.0131013393402" calcext:value-type="float">
            <text:p>15.0131013393</text:p>
          </table:table-cell>
          <table:table-cell table:formula="of:=[.C104]/([.H104]-[.H103])" office:value-type="float" office:value="328517.69159641" calcext:value-type="float">
            <text:p>328517.69159641</text:p>
          </table:table-cell>
          <table:table-cell table:formula="of:=[.G104]-[.$B104]" office:value-type="float" office:value="10.2702662944794" calcext:value-type="float">
            <text:p>10.270266294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5364.78613" calcext:value-type="float">
            <text:p>1443145364.78613</text:p>
          </table:table-cell>
          <table:table-cell office:value-type="float" office:value="4320" calcext:value-type="float">
            <text:p>4320</text:p>
          </table:table-cell>
          <table:table-cell table:formula="of:=[.B105]-[.$B$2]" office:value-type="float" office:value="4.7859582901001" calcext:value-type="float">
            <text:p>4.7859582901</text:p>
          </table:table-cell>
          <table:table-cell table:formula="of:=[.C105]/([.D105]-[.D104])" office:value-type="float" office:value="100177.989296298" calcext:value-type="float">
            <text:p>100177.989296298</text:p>
          </table:table-cell>
          <table:table-cell/>
          <table:table-cell office:value-type="float" office:value="1443145375.02643" calcext:value-type="float">
            <text:p>1443145375.02643</text:p>
          </table:table-cell>
          <table:table-cell table:formula="of:=[.G105]-[.$B$2]" office:value-type="float" office:value="15.0262491703033" calcext:value-type="float">
            <text:p>15.0262491703</text:p>
          </table:table-cell>
          <table:table-cell table:formula="of:=[.C105]/([.H105]-[.H104])" office:value-type="float" office:value="328571.306713089" calcext:value-type="float">
            <text:p>328571.306713089</text:p>
          </table:table-cell>
          <table:table-cell table:formula="of:=[.G105]-[.$B105]" office:value-type="float" office:value="10.2402908802032" calcext:value-type="float">
            <text:p>10.240290880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5364.82926" calcext:value-type="float">
            <text:p>1443145364.82926</text:p>
          </table:table-cell>
          <table:table-cell office:value-type="float" office:value="4320" calcext:value-type="float">
            <text:p>4320</text:p>
          </table:table-cell>
          <table:table-cell table:formula="of:=[.B106]-[.$B$2]" office:value-type="float" office:value="4.82908272743225" calcext:value-type="float">
            <text:p>4.8290827274</text:p>
          </table:table-cell>
          <table:table-cell table:formula="of:=[.C106]/([.D106]-[.D105])" office:value-type="float" office:value="100175.220066675" calcext:value-type="float">
            <text:p>100175.220066675</text:p>
          </table:table-cell>
          <table:table-cell/>
          <table:table-cell office:value-type="float" office:value="1443145375.04472" calcext:value-type="float">
            <text:p>1443145375.04472</text:p>
          </table:table-cell>
          <table:table-cell table:formula="of:=[.G106]-[.$B$2]" office:value-type="float" office:value="15.0445430278778" calcext:value-type="float">
            <text:p>15.0445430279</text:p>
          </table:table-cell>
          <table:table-cell table:formula="of:=[.C106]/([.H106]-[.H105])" office:value-type="float" office:value="236144.836178809" calcext:value-type="float">
            <text:p>236144.836178809</text:p>
          </table:table-cell>
          <table:table-cell table:formula="of:=[.G106]-[.$B106]" office:value-type="float" office:value="10.2154603004456" calcext:value-type="float">
            <text:p>10.215460300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5364.87236" calcext:value-type="float">
            <text:p>1443145364.87236</text:p>
          </table:table-cell>
          <table:table-cell office:value-type="float" office:value="4320" calcext:value-type="float">
            <text:p>4320</text:p>
          </table:table-cell>
          <table:table-cell table:formula="of:=[.B107]-[.$B$2]" office:value-type="float" office:value="4.87218880653381" calcext:value-type="float">
            <text:p>4.8721888065</text:p>
          </table:table-cell>
          <table:table-cell table:formula="of:=[.C107]/([.D107]-[.D106])" office:value-type="float" office:value="100217.883185841" calcext:value-type="float">
            <text:p>100217.883185841</text:p>
          </table:table-cell>
          <table:table-cell/>
          <table:table-cell office:value-type="float" office:value="1443145375.08468" calcext:value-type="float">
            <text:p>1443145375.08468</text:p>
          </table:table-cell>
          <table:table-cell table:formula="of:=[.G107]-[.$B$2]" office:value-type="float" office:value="15.0845041275024" calcext:value-type="float">
            <text:p>15.0845041275</text:p>
          </table:table-cell>
          <table:table-cell table:formula="of:=[.C107]/([.H107]-[.H106])" office:value-type="float" office:value="108105.133256567" calcext:value-type="float">
            <text:p>108105.133256567</text:p>
          </table:table-cell>
          <table:table-cell table:formula="of:=[.G107]-[.$B107]" office:value-type="float" office:value="10.2123153209686" calcext:value-type="float">
            <text:p>10.21231532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5364.91547" calcext:value-type="float">
            <text:p>1443145364.91547</text:p>
          </table:table-cell>
          <table:table-cell office:value-type="float" office:value="4320" calcext:value-type="float">
            <text:p>4320</text:p>
          </table:table-cell>
          <table:table-cell table:formula="of:=[.B108]-[.$B$2]" office:value-type="float" office:value="4.91529107093811" calcext:value-type="float">
            <text:p>4.9152910709</text:p>
          </table:table-cell>
          <table:table-cell table:formula="of:=[.C108]/([.D108]-[.D107])" office:value-type="float" office:value="100226.752809983" calcext:value-type="float">
            <text:p>100226.752809983</text:p>
          </table:table-cell>
          <table:table-cell/>
          <table:table-cell office:value-type="float" office:value="1443145375.12461" calcext:value-type="float">
            <text:p>1443145375.12461</text:p>
          </table:table-cell>
          <table:table-cell table:formula="of:=[.G108]-[.$B$2]" office:value-type="float" office:value="15.1244354248047" calcext:value-type="float">
            <text:p>15.1244354248</text:p>
          </table:table-cell>
          <table:table-cell table:formula="of:=[.C108]/([.H108]-[.H107])" office:value-type="float" office:value="108185.816436197" calcext:value-type="float">
            <text:p>108185.816436197</text:p>
          </table:table-cell>
          <table:table-cell table:formula="of:=[.G108]-[.$B108]" office:value-type="float" office:value="10.2091443538666" calcext:value-type="float">
            <text:p>10.209144353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5364.95862" calcext:value-type="float">
            <text:p>1443145364.95862</text:p>
          </table:table-cell>
          <table:table-cell office:value-type="float" office:value="4320" calcext:value-type="float">
            <text:p>4320</text:p>
          </table:table-cell>
          <table:table-cell table:formula="of:=[.B109]-[.$B$2]" office:value-type="float" office:value="4.95843982696533" calcext:value-type="float">
            <text:p>4.958439827</text:p>
          </table:table-cell>
          <table:table-cell table:formula="of:=[.C109]/([.D109]-[.D108])" office:value-type="float" office:value="100118.761182237" calcext:value-type="float">
            <text:p>100118.761182237</text:p>
          </table:table-cell>
          <table:table-cell/>
          <table:table-cell office:value-type="float" office:value="1443145375.16444" calcext:value-type="float">
            <text:p>1443145375.16444</text:p>
          </table:table-cell>
          <table:table-cell table:formula="of:=[.G109]-[.$B$2]" office:value-type="float" office:value="15.1642651557922" calcext:value-type="float">
            <text:p>15.1642651558</text:p>
          </table:table-cell>
          <table:table-cell table:formula="of:=[.C109]/([.H109]-[.H108])" office:value-type="float" office:value="108461.691628057" calcext:value-type="float">
            <text:p>108461.691628057</text:p>
          </table:table-cell>
          <table:table-cell table:formula="of:=[.G109]-[.$B109]" office:value-type="float" office:value="10.2058253288269" calcext:value-type="float">
            <text:p>10.205825328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5365.00163" calcext:value-type="float">
            <text:p>1443145365.00163</text:p>
          </table:table-cell>
          <table:table-cell office:value-type="float" office:value="4320" calcext:value-type="float">
            <text:p>4320</text:p>
          </table:table-cell>
          <table:table-cell table:formula="of:=[.B110]-[.$B$2]" office:value-type="float" office:value="5.0014488697052" calcext:value-type="float">
            <text:p>5.0014488697</text:p>
          </table:table-cell>
          <table:table-cell table:formula="of:=[.C110]/([.D110]-[.D109])" office:value-type="float" office:value="100443.993281336" calcext:value-type="float">
            <text:p>100443.993281336</text:p>
          </table:table-cell>
          <table:table-cell/>
          <table:table-cell office:value-type="float" office:value="1443145375.20436" calcext:value-type="float">
            <text:p>1443145375.20436</text:p>
          </table:table-cell>
          <table:table-cell table:formula="of:=[.G110]-[.$B$2]" office:value-type="float" office:value="15.2041854858398" calcext:value-type="float">
            <text:p>15.2041854858</text:p>
          </table:table-cell>
          <table:table-cell table:formula="of:=[.C110]/([.H110]-[.H109])" office:value-type="float" office:value="108215.538169352" calcext:value-type="float">
            <text:p>108215.538169352</text:p>
          </table:table-cell>
          <table:table-cell table:formula="of:=[.G110]-[.$B110]" office:value-type="float" office:value="10.2027366161346" calcext:value-type="float">
            <text:p>10.202736616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5365.04292" calcext:value-type="float">
            <text:p>1443145365.04292</text:p>
          </table:table-cell>
          <table:table-cell office:value-type="float" office:value="4320" calcext:value-type="float">
            <text:p>4320</text:p>
          </table:table-cell>
          <table:table-cell table:formula="of:=[.B111]-[.$B$2]" office:value-type="float" office:value="5.04274344444275" calcext:value-type="float">
            <text:p>5.0427434444</text:p>
          </table:table-cell>
          <table:table-cell table:formula="of:=[.C111]/([.D111]-[.D110])" office:value-type="float" office:value="104614.226625559" calcext:value-type="float">
            <text:p>104614.226625559</text:p>
          </table:table-cell>
          <table:table-cell/>
          <table:table-cell office:value-type="float" office:value="1443145375.24424" calcext:value-type="float">
            <text:p>1443145375.24424</text:p>
          </table:table-cell>
          <table:table-cell table:formula="of:=[.G111]-[.$B$2]" office:value-type="float" office:value="15.2440683841705" calcext:value-type="float">
            <text:p>15.2440683842</text:p>
          </table:table-cell>
          <table:table-cell table:formula="of:=[.C111]/([.H111]-[.H110])" office:value-type="float" office:value="108317.102838936" calcext:value-type="float">
            <text:p>108317.102838936</text:p>
          </table:table-cell>
          <table:table-cell table:formula="of:=[.G111]-[.$B111]" office:value-type="float" office:value="10.2013249397278" calcext:value-type="float">
            <text:p>10.201324939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5365.0842" calcext:value-type="float">
            <text:p>1443145365.0842</text:p>
          </table:table-cell>
          <table:table-cell office:value-type="float" office:value="4320" calcext:value-type="float">
            <text:p>4320</text:p>
          </table:table-cell>
          <table:table-cell table:formula="of:=[.B112]-[.$B$2]" office:value-type="float" office:value="5.08402824401856" calcext:value-type="float">
            <text:p>5.084028244</text:p>
          </table:table-cell>
          <table:table-cell table:formula="of:=[.C112]/([.D112]-[.D111])" office:value-type="float" office:value="104638.996540792" calcext:value-type="float">
            <text:p>104638.996540792</text:p>
          </table:table-cell>
          <table:table-cell/>
          <table:table-cell office:value-type="float" office:value="1443145375.28415" calcext:value-type="float">
            <text:p>1443145375.28415</text:p>
          </table:table-cell>
          <table:table-cell table:formula="of:=[.G112]-[.$B$2]" office:value-type="float" office:value="15.2839720249176" calcext:value-type="float">
            <text:p>15.2839720249</text:p>
          </table:table-cell>
          <table:table-cell table:formula="of:=[.C112]/([.H112]-[.H111])" office:value-type="float" office:value="108260.798241002" calcext:value-type="float">
            <text:p>108260.798241002</text:p>
          </table:table-cell>
          <table:table-cell table:formula="of:=[.G112]-[.$B112]" office:value-type="float" office:value="10.199943780899" calcext:value-type="float">
            <text:p>10.199943780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5365.12549" calcext:value-type="float">
            <text:p>1443145365.12549</text:p>
          </table:table-cell>
          <table:table-cell office:value-type="float" office:value="4320" calcext:value-type="float">
            <text:p>4320</text:p>
          </table:table-cell>
          <table:table-cell table:formula="of:=[.B113]-[.$B$2]" office:value-type="float" office:value="5.12531876564026" calcext:value-type="float">
            <text:p>5.1253187656</text:p>
          </table:table-cell>
          <table:table-cell table:formula="of:=[.C113]/([.D113]-[.D112])" office:value-type="float" office:value="104624.495654935" calcext:value-type="float">
            <text:p>104624.495654935</text:p>
          </table:table-cell>
          <table:table-cell/>
          <table:table-cell office:value-type="float" office:value="1443145375.32406" calcext:value-type="float">
            <text:p>1443145375.32406</text:p>
          </table:table-cell>
          <table:table-cell table:formula="of:=[.G113]-[.$B$2]" office:value-type="float" office:value="15.3238880634308" calcext:value-type="float">
            <text:p>15.3238880634</text:p>
          </table:table-cell>
          <table:table-cell table:formula="of:=[.C113]/([.H113]-[.H112])" office:value-type="float" office:value="108227.172858679" calcext:value-type="float">
            <text:p>108227.172858679</text:p>
          </table:table-cell>
          <table:table-cell table:formula="of:=[.G113]-[.$B113]" office:value-type="float" office:value="10.1985692977905" calcext:value-type="float">
            <text:p>10.198569297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5365.16678" calcext:value-type="float">
            <text:p>1443145365.16678</text:p>
          </table:table-cell>
          <table:table-cell office:value-type="float" office:value="4320" calcext:value-type="float">
            <text:p>4320</text:p>
          </table:table-cell>
          <table:table-cell table:formula="of:=[.B114]-[.$B$2]" office:value-type="float" office:value="5.16660165786743" calcext:value-type="float">
            <text:p>5.1666016579</text:p>
          </table:table-cell>
          <table:table-cell table:formula="of:=[.C114]/([.D114]-[.D113])" office:value-type="float" office:value="104643.831062702" calcext:value-type="float">
            <text:p>104643.831062702</text:p>
          </table:table-cell>
          <table:table-cell/>
          <table:table-cell office:value-type="float" office:value="1443145375.36397" calcext:value-type="float">
            <text:p>1443145375.36397</text:p>
          </table:table-cell>
          <table:table-cell table:formula="of:=[.G114]-[.$B$2]" office:value-type="float" office:value="15.363790512085" calcext:value-type="float">
            <text:p>15.3637905121</text:p>
          </table:table-cell>
          <table:table-cell table:formula="of:=[.C114]/([.H114]-[.H113])" office:value-type="float" office:value="108264.032551998" calcext:value-type="float">
            <text:p>108264.032551998</text:p>
          </table:table-cell>
          <table:table-cell table:formula="of:=[.G114]-[.$B114]" office:value-type="float" office:value="10.1971888542175" calcext:value-type="float">
            <text:p>10.197188854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5365.20805" calcext:value-type="float">
            <text:p>1443145365.20805</text:p>
          </table:table-cell>
          <table:table-cell office:value-type="float" office:value="4320" calcext:value-type="float">
            <text:p>4320</text:p>
          </table:table-cell>
          <table:table-cell table:formula="of:=[.B115]-[.$B$2]" office:value-type="float" office:value="5.2078742980957" calcext:value-type="float">
            <text:p>5.2078742981</text:p>
          </table:table-cell>
          <table:table-cell table:formula="of:=[.C115]/([.D115]-[.D114])" office:value-type="float" office:value="104669.824273583" calcext:value-type="float">
            <text:p>104669.824273583</text:p>
          </table:table-cell>
          <table:table-cell/>
          <table:table-cell office:value-type="float" office:value="1443145375.40383" calcext:value-type="float">
            <text:p>1443145375.40383</text:p>
          </table:table-cell>
          <table:table-cell table:formula="of:=[.G115]-[.$B$2]" office:value-type="float" office:value="15.4036507606506" calcext:value-type="float">
            <text:p>15.4036507607</text:p>
          </table:table-cell>
          <table:table-cell table:formula="of:=[.C115]/([.H115]-[.H114])" office:value-type="float" office:value="108378.651800988" calcext:value-type="float">
            <text:p>108378.651800988</text:p>
          </table:table-cell>
          <table:table-cell table:formula="of:=[.G115]-[.$B115]" office:value-type="float" office:value="10.1957764625549" calcext:value-type="float">
            <text:p>10.195776462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5365.24934" calcext:value-type="float">
            <text:p>1443145365.24934</text:p>
          </table:table-cell>
          <table:table-cell office:value-type="float" office:value="4320" calcext:value-type="float">
            <text:p>4320</text:p>
          </table:table-cell>
          <table:table-cell table:formula="of:=[.B116]-[.$B$2]" office:value-type="float" office:value="5.24916458129883" calcext:value-type="float">
            <text:p>5.2491645813</text:p>
          </table:table-cell>
          <table:table-cell table:formula="of:=[.C116]/([.D116]-[.D115])" office:value-type="float" office:value="104625.099778271" calcext:value-type="float">
            <text:p>104625.099778271</text:p>
          </table:table-cell>
          <table:table-cell/>
          <table:table-cell office:value-type="float" office:value="1443145375.44371" calcext:value-type="float">
            <text:p>1443145375.44371</text:p>
          </table:table-cell>
          <table:table-cell table:formula="of:=[.G116]-[.$B$2]" office:value-type="float" office:value="15.4435374736786" calcext:value-type="float">
            <text:p>15.4435374737</text:p>
          </table:table-cell>
          <table:table-cell table:formula="of:=[.C116]/([.H116]-[.H115])" office:value-type="float" office:value="108306.743575796" calcext:value-type="float">
            <text:p>108306.743575796</text:p>
          </table:table-cell>
          <table:table-cell table:formula="of:=[.G116]-[.$B116]" office:value-type="float" office:value="10.1943728923798" calcext:value-type="float">
            <text:p>10.194372892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5365.29062" calcext:value-type="float">
            <text:p>1443145365.29062</text:p>
          </table:table-cell>
          <table:table-cell office:value-type="float" office:value="4320" calcext:value-type="float">
            <text:p>4320</text:p>
          </table:table-cell>
          <table:table-cell table:formula="of:=[.B117]-[.$B$2]" office:value-type="float" office:value="5.290447473526" calcext:value-type="float">
            <text:p>5.2904474735</text:p>
          </table:table-cell>
          <table:table-cell table:formula="of:=[.C117]/([.D117]-[.D116])" office:value-type="float" office:value="104643.831062702" calcext:value-type="float">
            <text:p>104643.831062702</text:p>
          </table:table-cell>
          <table:table-cell/>
          <table:table-cell office:value-type="float" office:value="1443145375.48361" calcext:value-type="float">
            <text:p>1443145375.48361</text:p>
          </table:table-cell>
          <table:table-cell table:formula="of:=[.G117]-[.$B$2]" office:value-type="float" office:value="15.483437538147" calcext:value-type="float">
            <text:p>15.4834375381</text:p>
          </table:table-cell>
          <table:table-cell table:formula="of:=[.C117]/([.H117]-[.H116])" office:value-type="float" office:value="108270.501753778" calcext:value-type="float">
            <text:p>108270.501753778</text:p>
          </table:table-cell>
          <table:table-cell table:formula="of:=[.G117]-[.$B117]" office:value-type="float" office:value="10.192990064621" calcext:value-type="float">
            <text:p>10.192990064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5365.33192" calcext:value-type="float">
            <text:p>1443145365.33192</text:p>
          </table:table-cell>
          <table:table-cell office:value-type="float" office:value="4320" calcext:value-type="float">
            <text:p>4320</text:p>
          </table:table-cell>
          <table:table-cell table:formula="of:=[.B118]-[.$B$2]" office:value-type="float" office:value="5.33173966407776" calcext:value-type="float">
            <text:p>5.3317396641</text:p>
          </table:table-cell>
          <table:table-cell table:formula="of:=[.C118]/([.D118]-[.D117])" office:value-type="float" office:value="104620.266986928" calcext:value-type="float">
            <text:p>104620.266986928</text:p>
          </table:table-cell>
          <table:table-cell/>
          <table:table-cell office:value-type="float" office:value="1443145375.52348" calcext:value-type="float">
            <text:p>1443145375.52348</text:p>
          </table:table-cell>
          <table:table-cell table:formula="of:=[.G118]-[.$B$2]" office:value-type="float" office:value="15.5233035087585" calcext:value-type="float">
            <text:p>15.5233035088</text:p>
          </table:table-cell>
          <table:table-cell table:formula="of:=[.C118]/([.H118]-[.H117])" office:value-type="float" office:value="108363.095987082" calcext:value-type="float">
            <text:p>108363.095987082</text:p>
          </table:table-cell>
          <table:table-cell table:formula="of:=[.G118]-[.$B118]" office:value-type="float" office:value="10.1915638446808" calcext:value-type="float">
            <text:p>10.191563844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5365.37319" calcext:value-type="float">
            <text:p>1443145365.37319</text:p>
          </table:table-cell>
          <table:table-cell office:value-type="float" office:value="4320" calcext:value-type="float">
            <text:p>4320</text:p>
          </table:table-cell>
          <table:table-cell table:formula="of:=[.B119]-[.$B$2]" office:value-type="float" office:value="5.37301158905029" calcext:value-type="float">
            <text:p>5.3730115891</text:p>
          </table:table-cell>
          <table:table-cell table:formula="of:=[.C119]/([.D119]-[.D118])" office:value-type="float" office:value="104671.638235311" calcext:value-type="float">
            <text:p>104671.638235311</text:p>
          </table:table-cell>
          <table:table-cell/>
          <table:table-cell office:value-type="float" office:value="1443145375.56336" calcext:value-type="float">
            <text:p>1443145375.56336</text:p>
          </table:table-cell>
          <table:table-cell table:formula="of:=[.G119]-[.$B$2]" office:value-type="float" office:value="15.5631835460663" calcext:value-type="float">
            <text:p>15.5631835461</text:p>
          </table:table-cell>
          <table:table-cell table:formula="of:=[.C119]/([.H119]-[.H118])" office:value-type="float" office:value="108324.873586857" calcext:value-type="float">
            <text:p>108324.873586857</text:p>
          </table:table-cell>
          <table:table-cell table:formula="of:=[.G119]-[.$B119]" office:value-type="float" office:value="10.190171957016" calcext:value-type="float">
            <text:p>10.19017195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5365.41451" calcext:value-type="float">
            <text:p>1443145365.41451</text:p>
          </table:table-cell>
          <table:table-cell office:value-type="float" office:value="4320" calcext:value-type="float">
            <text:p>4320</text:p>
          </table:table-cell>
          <table:table-cell table:formula="of:=[.B120]-[.$B$2]" office:value-type="float" office:value="5.4143373966217" calcext:value-type="float">
            <text:p>5.4143373966</text:p>
          </table:table-cell>
          <table:table-cell table:formula="of:=[.C120]/([.D120]-[.D119])" office:value-type="float" office:value="104535.162259927" calcext:value-type="float">
            <text:p>104535.162259927</text:p>
          </table:table-cell>
          <table:table-cell/>
          <table:table-cell office:value-type="float" office:value="1443145375.6033" calcext:value-type="float">
            <text:p>1443145375.6033</text:p>
          </table:table-cell>
          <table:table-cell table:formula="of:=[.G120]-[.$B$2]" office:value-type="float" office:value="15.603128194809" calcext:value-type="float">
            <text:p>15.6031281948</text:p>
          </table:table-cell>
          <table:table-cell table:formula="of:=[.C120]/([.H120]-[.H119])" office:value-type="float" office:value="108149.655485257" calcext:value-type="float">
            <text:p>108149.655485257</text:p>
          </table:table-cell>
          <table:table-cell table:formula="of:=[.G120]-[.$B120]" office:value-type="float" office:value="10.1887907981873" calcext:value-type="float">
            <text:p>10.188790798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5365.45579" calcext:value-type="float">
            <text:p>1443145365.45579</text:p>
          </table:table-cell>
          <table:table-cell office:value-type="float" office:value="4320" calcext:value-type="float">
            <text:p>4320</text:p>
          </table:table-cell>
          <table:table-cell table:formula="of:=[.B121]-[.$B$2]" office:value-type="float" office:value="5.45561766624451" calcext:value-type="float">
            <text:p>5.4556176662</text:p>
          </table:table-cell>
          <table:table-cell table:formula="of:=[.C121]/([.D121]-[.D120])" office:value-type="float" office:value="104650.479259798" calcext:value-type="float">
            <text:p>104650.479259798</text:p>
          </table:table-cell>
          <table:table-cell/>
          <table:table-cell office:value-type="float" office:value="1443145375.6432" calcext:value-type="float">
            <text:p>1443145375.6432</text:p>
          </table:table-cell>
          <table:table-cell table:formula="of:=[.G121]-[.$B$2]" office:value-type="float" office:value="15.6430191993713" calcext:value-type="float">
            <text:p>15.6430191994</text:p>
          </table:table-cell>
          <table:table-cell table:formula="of:=[.C121]/([.H121]-[.H120])" office:value-type="float" office:value="108295.091773003" calcext:value-type="float">
            <text:p>108295.091773003</text:p>
          </table:table-cell>
          <table:table-cell table:formula="of:=[.G121]-[.$B121]" office:value-type="float" office:value="10.1874015331268" calcext:value-type="float">
            <text:p>10.187401533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5365.49708" calcext:value-type="float">
            <text:p>1443145365.49708</text:p>
          </table:table-cell>
          <table:table-cell office:value-type="float" office:value="4320" calcext:value-type="float">
            <text:p>4320</text:p>
          </table:table-cell>
          <table:table-cell table:formula="of:=[.B122]-[.$B$2]" office:value-type="float" office:value="5.49690675735474" calcext:value-type="float">
            <text:p>5.4969067574</text:p>
          </table:table-cell>
          <table:table-cell table:formula="of:=[.C122]/([.D122]-[.D121])" office:value-type="float" office:value="104628.120499599" calcext:value-type="float">
            <text:p>104628.120499599</text:p>
          </table:table-cell>
          <table:table-cell/>
          <table:table-cell office:value-type="float" office:value="1443145375.68308" calcext:value-type="float">
            <text:p>1443145375.68308</text:p>
          </table:table-cell>
          <table:table-cell table:formula="of:=[.G122]-[.$B$2]" office:value-type="float" office:value="15.6829013824463" calcext:value-type="float">
            <text:p>15.6829013824</text:p>
          </table:table-cell>
          <table:table-cell table:formula="of:=[.C122]/([.H122]-[.H121])" office:value-type="float" office:value="108319.045421394" calcext:value-type="float">
            <text:p>108319.045421394</text:p>
          </table:table-cell>
          <table:table-cell table:formula="of:=[.G122]-[.$B122]" office:value-type="float" office:value="10.1859946250916" calcext:value-type="float">
            <text:p>10.185994625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5365.53837" calcext:value-type="float">
            <text:p>1443145365.53837</text:p>
          </table:table-cell>
          <table:table-cell office:value-type="float" office:value="4320" calcext:value-type="float">
            <text:p>4320</text:p>
          </table:table-cell>
          <table:table-cell table:formula="of:=[.B123]-[.$B$2]" office:value-type="float" office:value="5.53819465637207" calcext:value-type="float">
            <text:p>5.5381946564</text:p>
          </table:table-cell>
          <table:table-cell table:formula="of:=[.C123]/([.D123]-[.D122])" office:value-type="float" office:value="104631.14139536" calcext:value-type="float">
            <text:p>104631.14139536</text:p>
          </table:table-cell>
          <table:table-cell/>
          <table:table-cell office:value-type="float" office:value="1443145375.72296" calcext:value-type="float">
            <text:p>1443145375.72296</text:p>
          </table:table-cell>
          <table:table-cell table:formula="of:=[.G123]-[.$B$2]" office:value-type="float" office:value="15.7227852344513" calcext:value-type="float">
            <text:p>15.7227852345</text:p>
          </table:table-cell>
          <table:table-cell table:formula="of:=[.C123]/([.H123]-[.H122])" office:value-type="float" office:value="108314.512837373" calcext:value-type="float">
            <text:p>108314.512837373</text:p>
          </table:table-cell>
          <table:table-cell table:formula="of:=[.G123]-[.$B123]" office:value-type="float" office:value="10.1845905780792" calcext:value-type="float">
            <text:p>10.184590578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5365.57966" calcext:value-type="float">
            <text:p>1443145365.57966</text:p>
          </table:table-cell>
          <table:table-cell office:value-type="float" office:value="4320" calcext:value-type="float">
            <text:p>4320</text:p>
          </table:table-cell>
          <table:table-cell table:formula="of:=[.B124]-[.$B$2]" office:value-type="float" office:value="5.5794849395752" calcext:value-type="float">
            <text:p>5.5794849396</text:p>
          </table:table-cell>
          <table:table-cell table:formula="of:=[.C124]/([.D124]-[.D123])" office:value-type="float" office:value="104625.099778271" calcext:value-type="float">
            <text:p>104625.099778271</text:p>
          </table:table-cell>
          <table:table-cell/>
          <table:table-cell office:value-type="float" office:value="1443145375.76286" calcext:value-type="float">
            <text:p>1443145375.76286</text:p>
          </table:table-cell>
          <table:table-cell table:formula="of:=[.G124]-[.$B$2]" office:value-type="float" office:value="15.7626874446869" calcext:value-type="float">
            <text:p>15.7626874447</text:p>
          </table:table-cell>
          <table:table-cell table:formula="of:=[.C124]/([.H124]-[.H123])" office:value-type="float" office:value="108264.679437387" calcext:value-type="float">
            <text:p>108264.679437387</text:p>
          </table:table-cell>
          <table:table-cell table:formula="of:=[.G124]-[.$B124]" office:value-type="float" office:value="10.1832025051117" calcext:value-type="float">
            <text:p>10.183202505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5365.62095" calcext:value-type="float">
            <text:p>1443145365.62095</text:p>
          </table:table-cell>
          <table:table-cell office:value-type="float" office:value="4320" calcext:value-type="float">
            <text:p>4320</text:p>
          </table:table-cell>
          <table:table-cell table:formula="of:=[.B125]-[.$B$2]" office:value-type="float" office:value="5.62077116966248" calcext:value-type="float">
            <text:p>5.6207711697</text:p>
          </table:table-cell>
          <table:table-cell table:formula="of:=[.C125]/([.D125]-[.D124])" office:value-type="float" office:value="104635.370942501" calcext:value-type="float">
            <text:p>104635.370942501</text:p>
          </table:table-cell>
          <table:table-cell/>
          <table:table-cell office:value-type="float" office:value="1443145375.80277" calcext:value-type="float">
            <text:p>1443145375.80277</text:p>
          </table:table-cell>
          <table:table-cell table:formula="of:=[.G125]-[.$B$2]" office:value-type="float" office:value="15.8025920391083" calcext:value-type="float">
            <text:p>15.8025920391</text:p>
          </table:table-cell>
          <table:table-cell table:formula="of:=[.C125]/([.H125]-[.H124])" office:value-type="float" office:value="108258.210931339" calcext:value-type="float">
            <text:p>108258.210931339</text:p>
          </table:table-cell>
          <table:table-cell table:formula="of:=[.G125]-[.$B125]" office:value-type="float" office:value="10.1818208694458" calcext:value-type="float">
            <text:p>10.181820869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5365.66223" calcext:value-type="float">
            <text:p>1443145365.66223</text:p>
          </table:table-cell>
          <table:table-cell office:value-type="float" office:value="4320" calcext:value-type="float">
            <text:p>4320</text:p>
          </table:table-cell>
          <table:table-cell table:formula="of:=[.B126]-[.$B$2]" office:value-type="float" office:value="5.6620557308197" calcext:value-type="float">
            <text:p>5.6620557308</text:p>
          </table:table-cell>
          <table:table-cell table:formula="of:=[.C126]/([.D126]-[.D125])" office:value-type="float" office:value="104639.600831601" calcext:value-type="float">
            <text:p>104639.600831601</text:p>
          </table:table-cell>
          <table:table-cell/>
          <table:table-cell office:value-type="float" office:value="1443145375.84265" calcext:value-type="float">
            <text:p>1443145375.84265</text:p>
          </table:table-cell>
          <table:table-cell table:formula="of:=[.G126]-[.$B$2]" office:value-type="float" office:value="15.8424718379974" calcext:value-type="float">
            <text:p>15.842471838</text:p>
          </table:table-cell>
          <table:table-cell table:formula="of:=[.C126]/([.H126]-[.H125])" office:value-type="float" office:value="108325.521199512" calcext:value-type="float">
            <text:p>108325.521199512</text:p>
          </table:table-cell>
          <table:table-cell table:formula="of:=[.G126]-[.$B126]" office:value-type="float" office:value="10.1804161071777" calcext:value-type="float">
            <text:p>10.180416107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5365.70352" calcext:value-type="float">
            <text:p>1443145365.70352</text:p>
          </table:table-cell>
          <table:table-cell office:value-type="float" office:value="4320" calcext:value-type="float">
            <text:p>4320</text:p>
          </table:table-cell>
          <table:table-cell table:formula="of:=[.B127]-[.$B$2]" office:value-type="float" office:value="5.70334696769714" calcext:value-type="float">
            <text:p>5.7033469677</text:p>
          </table:table-cell>
          <table:table-cell table:formula="of:=[.C127]/([.D127]-[.D126])" office:value-type="float" office:value="104622.683326789" calcext:value-type="float">
            <text:p>104622.683326789</text:p>
          </table:table-cell>
          <table:table-cell/>
          <table:table-cell office:value-type="float" office:value="1443145375.88252" calcext:value-type="float">
            <text:p>1443145375.88252</text:p>
          </table:table-cell>
          <table:table-cell table:formula="of:=[.G127]-[.$B$2]" office:value-type="float" office:value="15.8823399543762" calcext:value-type="float">
            <text:p>15.8823399544</text:p>
          </table:table-cell>
          <table:table-cell table:formula="of:=[.C127]/([.H127]-[.H126])" office:value-type="float" office:value="108357.263708071" calcext:value-type="float">
            <text:p>108357.263708071</text:p>
          </table:table-cell>
          <table:table-cell table:formula="of:=[.G127]-[.$B127]" office:value-type="float" office:value="10.1789929866791" calcext:value-type="float">
            <text:p>10.178992986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5365.74482" calcext:value-type="float">
            <text:p>1443145365.74482</text:p>
          </table:table-cell>
          <table:table-cell office:value-type="float" office:value="4320" calcext:value-type="float">
            <text:p>4320</text:p>
          </table:table-cell>
          <table:table-cell table:formula="of:=[.B128]-[.$B$2]" office:value-type="float" office:value="5.74464249610901" calcext:value-type="float">
            <text:p>5.7446424961</text:p>
          </table:table-cell>
          <table:table-cell table:formula="of:=[.C128]/([.D128]-[.D127])" office:value-type="float" office:value="104611.810676305" calcext:value-type="float">
            <text:p>104611.810676305</text:p>
          </table:table-cell>
          <table:table-cell/>
          <table:table-cell office:value-type="float" office:value="1443145375.92246" calcext:value-type="float">
            <text:p>1443145375.92246</text:p>
          </table:table-cell>
          <table:table-cell table:formula="of:=[.G128]-[.$B$2]" office:value-type="float" office:value="15.9222800731659" calcext:value-type="float">
            <text:p>15.9222800732</text:p>
          </table:table-cell>
          <table:table-cell table:formula="of:=[.C128]/([.H128]-[.H127])" office:value-type="float" office:value="108161.921669522" calcext:value-type="float">
            <text:p>108161.921669522</text:p>
          </table:table-cell>
          <table:table-cell table:formula="of:=[.G128]-[.$B128]" office:value-type="float" office:value="10.1776375770569" calcext:value-type="float">
            <text:p>10.177637577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5365.78613" calcext:value-type="float">
            <text:p>1443145365.78613</text:p>
          </table:table-cell>
          <table:table-cell office:value-type="float" office:value="4320" calcext:value-type="float">
            <text:p>4320</text:p>
          </table:table-cell>
          <table:table-cell table:formula="of:=[.B129]-[.$B$2]" office:value-type="float" office:value="5.78595113754272" calcext:value-type="float">
            <text:p>5.7859511375</text:p>
          </table:table-cell>
          <table:table-cell table:formula="of:=[.C129]/([.D129]-[.D128])" office:value-type="float" office:value="104578.602686121" calcext:value-type="float">
            <text:p>104578.602686121</text:p>
          </table:table-cell>
          <table:table-cell/>
          <table:table-cell office:value-type="float" office:value="1443145375.96233" calcext:value-type="float">
            <text:p>1443145375.96233</text:p>
          </table:table-cell>
          <table:table-cell table:formula="of:=[.G129]-[.$B$2]" office:value-type="float" office:value="15.9621558189392" calcext:value-type="float">
            <text:p>15.9621558189</text:p>
          </table:table-cell>
          <table:table-cell table:formula="of:=[.C129]/([.H129]-[.H128])" office:value-type="float" office:value="108336.531799511" calcext:value-type="float">
            <text:p>108336.531799511</text:p>
          </table:table-cell>
          <table:table-cell table:formula="of:=[.G129]-[.$B129]" office:value-type="float" office:value="10.1762046813965" calcext:value-type="float">
            <text:p>10.176204681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5365.82742" calcext:value-type="float">
            <text:p>1443145365.82742</text:p>
          </table:table-cell>
          <table:table-cell office:value-type="float" office:value="4320" calcext:value-type="float">
            <text:p>4320</text:p>
          </table:table-cell>
          <table:table-cell table:formula="of:=[.B130]-[.$B$2]" office:value-type="float" office:value="5.82724809646606" calcext:value-type="float">
            <text:p>5.8272480965</text:p>
          </table:table-cell>
          <table:table-cell table:formula="of:=[.C130]/([.D130]-[.D129])" office:value-type="float" office:value="104608.186961642" calcext:value-type="float">
            <text:p>104608.186961642</text:p>
          </table:table-cell>
          <table:table-cell/>
          <table:table-cell office:value-type="float" office:value="1443145376.0022" calcext:value-type="float">
            <text:p>1443145376.0022</text:p>
          </table:table-cell>
          <table:table-cell table:formula="of:=[.G130]-[.$B$2]" office:value-type="float" office:value="16.0020227432251" calcext:value-type="float">
            <text:p>16.0020227432</text:p>
          </table:table-cell>
          <table:table-cell table:formula="of:=[.C130]/([.H130]-[.H129])" office:value-type="float" office:value="108360.503785568" calcext:value-type="float">
            <text:p>108360.503785568</text:p>
          </table:table-cell>
          <table:table-cell table:formula="of:=[.G130]-[.$B130]" office:value-type="float" office:value="10.174774646759" calcext:value-type="float">
            <text:p>10.174774646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5365.86871" calcext:value-type="float">
            <text:p>1443145365.86871</text:p>
          </table:table-cell>
          <table:table-cell office:value-type="float" office:value="4320" calcext:value-type="float">
            <text:p>4320</text:p>
          </table:table-cell>
          <table:table-cell table:formula="of:=[.B131]-[.$B$2]" office:value-type="float" office:value="5.86853671073914" calcext:value-type="float">
            <text:p>5.8685367107</text:p>
          </table:table-cell>
          <table:table-cell table:formula="of:=[.C131]/([.D131]-[.D130])" office:value-type="float" office:value="104629.32883697" calcext:value-type="float">
            <text:p>104629.32883697</text:p>
          </table:table-cell>
          <table:table-cell/>
          <table:table-cell office:value-type="float" office:value="1443145376.01437" calcext:value-type="float">
            <text:p>1443145376.01437</text:p>
          </table:table-cell>
          <table:table-cell table:formula="of:=[.G131]-[.$B$2]" office:value-type="float" office:value="16.0141975879669" calcext:value-type="float">
            <text:p>16.014197588</text:p>
          </table:table-cell>
          <table:table-cell table:formula="of:=[.C131]/([.H131]-[.H130])" office:value-type="float" office:value="354829.986879467" calcext:value-type="float">
            <text:p>354829.986879467</text:p>
          </table:table-cell>
          <table:table-cell table:formula="of:=[.G131]-[.$B131]" office:value-type="float" office:value="10.1456608772278" calcext:value-type="float">
            <text:p>10.145660877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5365.90999" calcext:value-type="float">
            <text:p>1443145365.90999</text:p>
          </table:table-cell>
          <table:table-cell office:value-type="float" office:value="4320" calcext:value-type="float">
            <text:p>4320</text:p>
          </table:table-cell>
          <table:table-cell table:formula="of:=[.B132]-[.$B$2]" office:value-type="float" office:value="5.90981435775757" calcext:value-type="float">
            <text:p>5.9098143578</text:p>
          </table:table-cell>
          <table:table-cell table:formula="of:=[.C132]/([.D132]-[.D131])" office:value-type="float" office:value="104657.128301691" calcext:value-type="float">
            <text:p>104657.128301691</text:p>
          </table:table-cell>
          <table:table-cell/>
          <table:table-cell office:value-type="float" office:value="1443145376.02651" calcext:value-type="float">
            <text:p>1443145376.02651</text:p>
          </table:table-cell>
          <table:table-cell table:formula="of:=[.G132]-[.$B$2]" office:value-type="float" office:value="16.026332616806" calcext:value-type="float">
            <text:p>16.0263326168</text:p>
          </table:table-cell>
          <table:table-cell table:formula="of:=[.C132]/([.H132]-[.H131])" office:value-type="float" office:value="355994.209595662" calcext:value-type="float">
            <text:p>355994.209595662</text:p>
          </table:table-cell>
          <table:table-cell table:formula="of:=[.G132]-[.$B132]" office:value-type="float" office:value="10.1165182590485" calcext:value-type="float">
            <text:p>10.11651825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5365.95129" calcext:value-type="float">
            <text:p>1443145365.95129</text:p>
          </table:table-cell>
          <table:table-cell office:value-type="float" office:value="4320" calcext:value-type="float">
            <text:p>4320</text:p>
          </table:table-cell>
          <table:table-cell table:formula="of:=[.B133]-[.$B$2]" office:value-type="float" office:value="5.9511148929596" calcext:value-type="float">
            <text:p>5.951114893</text:p>
          </table:table-cell>
          <table:table-cell table:formula="of:=[.C133]/([.D133]-[.D132])" office:value-type="float" office:value="104599.128773228" calcext:value-type="float">
            <text:p>104599.128773228</text:p>
          </table:table-cell>
          <table:table-cell/>
          <table:table-cell office:value-type="float" office:value="1443145376.04951" calcext:value-type="float">
            <text:p>1443145376.04951</text:p>
          </table:table-cell>
          <table:table-cell table:formula="of:=[.G133]-[.$B$2]" office:value-type="float" office:value="16.0493371486664" calcext:value-type="float">
            <text:p>16.0493371487</text:p>
          </table:table-cell>
          <table:table-cell table:formula="of:=[.C133]/([.H133]-[.H132])" office:value-type="float" office:value="187789.085482133" calcext:value-type="float">
            <text:p>187789.085482133</text:p>
          </table:table-cell>
          <table:table-cell table:formula="of:=[.G133]-[.$B133]" office:value-type="float" office:value="10.0982222557068" calcext:value-type="float">
            <text:p>10.098222255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5365.99257" calcext:value-type="float">
            <text:p>1443145365.99257</text:p>
          </table:table-cell>
          <table:table-cell office:value-type="float" office:value="4320" calcext:value-type="float">
            <text:p>4320</text:p>
          </table:table-cell>
          <table:table-cell table:formula="of:=[.B134]-[.$B$2]" office:value-type="float" office:value="5.99239230155945" calcext:value-type="float">
            <text:p>5.9923923016</text:p>
          </table:table-cell>
          <table:table-cell table:formula="of:=[.C134]/([.D134]-[.D133])" office:value-type="float" office:value="104657.732801941" calcext:value-type="float">
            <text:p>104657.732801941</text:p>
          </table:table-cell>
          <table:table-cell/>
          <table:table-cell office:value-type="float" office:value="1443145376.0861" calcext:value-type="float">
            <text:p>1443145376.0861</text:p>
          </table:table-cell>
          <table:table-cell table:formula="of:=[.G134]-[.$B$2]" office:value-type="float" office:value="16.0859270095825" calcext:value-type="float">
            <text:p>16.0859270096</text:p>
          </table:table-cell>
          <table:table-cell table:formula="of:=[.C134]/([.H134]-[.H133])" office:value-type="float" office:value="118065.493878243" calcext:value-type="float">
            <text:p>118065.493878243</text:p>
          </table:table-cell>
          <table:table-cell table:formula="of:=[.G134]-[.$B134]" office:value-type="float" office:value="10.0935347080231" calcext:value-type="float">
            <text:p>10.09353470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5366.03231" calcext:value-type="float">
            <text:p>1443145366.03231</text:p>
          </table:table-cell>
          <table:table-cell office:value-type="float" office:value="4320" calcext:value-type="float">
            <text:p>4320</text:p>
          </table:table-cell>
          <table:table-cell table:formula="of:=[.B135]-[.$B$2]" office:value-type="float" office:value="6.03213834762573" calcext:value-type="float">
            <text:p>6.0321383476</text:p>
          </table:table-cell>
          <table:table-cell table:formula="of:=[.C135]/([.D135]-[.D134])" office:value-type="float" office:value="108690.056686282" calcext:value-type="float">
            <text:p>108690.056686282</text:p>
          </table:table-cell>
          <table:table-cell/>
          <table:table-cell office:value-type="float" office:value="1443145376.12266" calcext:value-type="float">
            <text:p>1443145376.12266</text:p>
          </table:table-cell>
          <table:table-cell table:formula="of:=[.G135]-[.$B$2]" office:value-type="float" office:value="16.1224870681763" calcext:value-type="float">
            <text:p>16.1224870682</text:p>
          </table:table-cell>
          <table:table-cell table:formula="of:=[.C135]/([.H135]-[.H134])" office:value-type="float" office:value="118161.736227045" calcext:value-type="float">
            <text:p>118161.736227045</text:p>
          </table:table-cell>
          <table:table-cell table:formula="of:=[.G135]-[.$B135]" office:value-type="float" office:value="10.0903487205505" calcext:value-type="float">
            <text:p>10.090348720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5366.07172" calcext:value-type="float">
            <text:p>1443145366.07172</text:p>
          </table:table-cell>
          <table:table-cell office:value-type="float" office:value="4320" calcext:value-type="float">
            <text:p>4320</text:p>
          </table:table-cell>
          <table:table-cell table:formula="of:=[.B136]-[.$B$2]" office:value-type="float" office:value="6.07154226303101" calcext:value-type="float">
            <text:p>6.071542263</text:p>
          </table:table-cell>
          <table:table-cell table:formula="of:=[.C136]/([.D136]-[.D135])" office:value-type="float" office:value="109633.775110122" calcext:value-type="float">
            <text:p>109633.775110122</text:p>
          </table:table-cell>
          <table:table-cell/>
          <table:table-cell office:value-type="float" office:value="1443145376.15922" calcext:value-type="float">
            <text:p>1443145376.15922</text:p>
          </table:table-cell>
          <table:table-cell table:formula="of:=[.G136]-[.$B$2]" office:value-type="float" office:value="16.1590411663055" calcext:value-type="float">
            <text:p>16.1590411663</text:p>
          </table:table-cell>
          <table:table-cell table:formula="of:=[.C136]/([.H136]-[.H135])" office:value-type="float" office:value="118181.003528591" calcext:value-type="float">
            <text:p>118181.003528591</text:p>
          </table:table-cell>
          <table:table-cell table:formula="of:=[.G136]-[.$B136]" office:value-type="float" office:value="10.0874989032745" calcext:value-type="float">
            <text:p>10.087498903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5366.11116" calcext:value-type="float">
            <text:p>1443145366.11116</text:p>
          </table:table-cell>
          <table:table-cell office:value-type="float" office:value="4320" calcext:value-type="float">
            <text:p>4320</text:p>
          </table:table-cell>
          <table:table-cell table:formula="of:=[.B137]-[.$B$2]" office:value-type="float" office:value="6.11098074913025" calcext:value-type="float">
            <text:p>6.1109807491</text:p>
          </table:table-cell>
          <table:table-cell table:formula="of:=[.C137]/([.D137]-[.D136])" office:value-type="float" office:value="109537.673153303" calcext:value-type="float">
            <text:p>109537.673153303</text:p>
          </table:table-cell>
          <table:table-cell/>
          <table:table-cell office:value-type="float" office:value="1443145376.19572" calcext:value-type="float">
            <text:p>1443145376.19572</text:p>
          </table:table-cell>
          <table:table-cell table:formula="of:=[.G137]-[.$B$2]" office:value-type="float" office:value="16.1955463886261" calcext:value-type="float">
            <text:p>16.1955463886</text:p>
          </table:table-cell>
          <table:table-cell table:formula="of:=[.C137]/([.H137]-[.H136])" office:value-type="float" office:value="118339.232728555" calcext:value-type="float">
            <text:p>118339.232728555</text:p>
          </table:table-cell>
          <table:table-cell table:formula="of:=[.G137]-[.$B137]" office:value-type="float" office:value="10.0845656394959" calcext:value-type="float">
            <text:p>10.084565639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5366.15057" calcext:value-type="float">
            <text:p>1443145366.15057</text:p>
          </table:table-cell>
          <table:table-cell office:value-type="float" office:value="4320" calcext:value-type="float">
            <text:p>4320</text:p>
          </table:table-cell>
          <table:table-cell table:formula="of:=[.B138]-[.$B$2]" office:value-type="float" office:value="6.15039324760437" calcext:value-type="float">
            <text:p>6.1503932476</text:p>
          </table:table-cell>
          <table:table-cell table:formula="of:=[.C138]/([.D138]-[.D137])" office:value-type="float" office:value="109609.899581387" calcext:value-type="float">
            <text:p>109609.899581387</text:p>
          </table:table-cell>
          <table:table-cell/>
          <table:table-cell office:value-type="float" office:value="1443145376.23237" calcext:value-type="float">
            <text:p>1443145376.23237</text:p>
          </table:table-cell>
          <table:table-cell table:formula="of:=[.G138]-[.$B$2]" office:value-type="float" office:value="16.2321965694428" calcext:value-type="float">
            <text:p>16.2321965694</text:p>
          </table:table-cell>
          <table:table-cell table:formula="of:=[.C138]/([.H138]-[.H137])" office:value-type="float" office:value="117871.178360937" calcext:value-type="float">
            <text:p>117871.178360937</text:p>
          </table:table-cell>
          <table:table-cell table:formula="of:=[.G138]-[.$B138]" office:value-type="float" office:value="10.0818033218384" calcext:value-type="float">
            <text:p>10.081803321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5366.18998" calcext:value-type="float">
            <text:p>1443145366.18998</text:p>
          </table:table-cell>
          <table:table-cell office:value-type="float" office:value="4320" calcext:value-type="float">
            <text:p>4320</text:p>
          </table:table-cell>
          <table:table-cell table:formula="of:=[.B139]-[.$B$2]" office:value-type="float" office:value="6.18980288505554" calcext:value-type="float">
            <text:p>6.1898028851</text:p>
          </table:table-cell>
          <table:table-cell table:formula="of:=[.C139]/([.D139]-[.D138])" office:value-type="float" office:value="109617.856935437" calcext:value-type="float">
            <text:p>109617.856935437</text:p>
          </table:table-cell>
          <table:table-cell/>
          <table:table-cell office:value-type="float" office:value="1443145376.26895" calcext:value-type="float">
            <text:p>1443145376.26895</text:p>
          </table:table-cell>
          <table:table-cell table:formula="of:=[.G139]-[.$B$2]" office:value-type="float" office:value="16.26877617836" calcext:value-type="float">
            <text:p>16.2687761784</text:p>
          </table:table-cell>
          <table:table-cell table:formula="of:=[.C139]/([.H139]-[.H138])" office:value-type="float" office:value="118098.58355168" calcext:value-type="float">
            <text:p>118098.58355168</text:p>
          </table:table-cell>
          <table:table-cell table:formula="of:=[.G139]-[.$B139]" office:value-type="float" office:value="10.0789732933044" calcext:value-type="float">
            <text:p>10.078973293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5366.2294" calcext:value-type="float">
            <text:p>1443145366.2294</text:p>
          </table:table-cell>
          <table:table-cell office:value-type="float" office:value="4320" calcext:value-type="float">
            <text:p>4320</text:p>
          </table:table-cell>
          <table:table-cell table:formula="of:=[.B140]-[.$B$2]" office:value-type="float" office:value="6.22922015190125" calcext:value-type="float">
            <text:p>6.2292201519</text:p>
          </table:table-cell>
          <table:table-cell table:formula="of:=[.C140]/([.D140]-[.D139])" office:value-type="float" office:value="109596.639891609" calcext:value-type="float">
            <text:p>109596.639891609</text:p>
          </table:table-cell>
          <table:table-cell/>
          <table:table-cell office:value-type="float" office:value="1443145376.3055" calcext:value-type="float">
            <text:p>1443145376.3055</text:p>
          </table:table-cell>
          <table:table-cell table:formula="of:=[.G140]-[.$B$2]" office:value-type="float" office:value="16.3053255081177" calcext:value-type="float">
            <text:p>16.3053255081</text:p>
          </table:table-cell>
          <table:table-cell table:formula="of:=[.C140]/([.H140]-[.H139])" office:value-type="float" office:value="118196.421894468" calcext:value-type="float">
            <text:p>118196.421894468</text:p>
          </table:table-cell>
          <table:table-cell table:formula="of:=[.G140]-[.$B140]" office:value-type="float" office:value="10.0761053562164" calcext:value-type="float">
            <text:p>10.076105356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5366.26881" calcext:value-type="float">
            <text:p>1443145366.26881</text:p>
          </table:table-cell>
          <table:table-cell office:value-type="float" office:value="4320" calcext:value-type="float">
            <text:p>4320</text:p>
          </table:table-cell>
          <table:table-cell table:formula="of:=[.B141]-[.$B$2]" office:value-type="float" office:value="6.26863360404968" calcext:value-type="float">
            <text:p>6.268633604</text:p>
          </table:table-cell>
          <table:table-cell table:formula="of:=[.C141]/([.D141]-[.D140])" office:value-type="float" office:value="109607.24738676" calcext:value-type="float">
            <text:p>109607.24738676</text:p>
          </table:table-cell>
          <table:table-cell/>
          <table:table-cell office:value-type="float" office:value="1443145376.34209" calcext:value-type="float">
            <text:p>1443145376.34209</text:p>
          </table:table-cell>
          <table:table-cell table:formula="of:=[.G141]-[.$B$2]" office:value-type="float" office:value="16.3419103622437" calcext:value-type="float">
            <text:p>16.3419103622</text:p>
          </table:table-cell>
          <table:table-cell table:formula="of:=[.C141]/([.H141]-[.H140])" office:value-type="float" office:value="118081.65163443" calcext:value-type="float">
            <text:p>118081.65163443</text:p>
          </table:table-cell>
          <table:table-cell table:formula="of:=[.G141]-[.$B141]" office:value-type="float" office:value="10.073276758194" calcext:value-type="float">
            <text:p>10.073276758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5366.30822" calcext:value-type="float">
            <text:p>1443145366.30822</text:p>
          </table:table-cell>
          <table:table-cell office:value-type="float" office:value="4320" calcext:value-type="float">
            <text:p>4320</text:p>
          </table:table-cell>
          <table:table-cell table:formula="of:=[.B142]-[.$B$2]" office:value-type="float" office:value="6.3080461025238" calcext:value-type="float">
            <text:p>6.3080461025</text:p>
          </table:table-cell>
          <table:table-cell table:formula="of:=[.C142]/([.D142]-[.D141])" office:value-type="float" office:value="109609.899581387" calcext:value-type="float">
            <text:p>109609.899581387</text:p>
          </table:table-cell>
          <table:table-cell/>
          <table:table-cell office:value-type="float" office:value="1443145376.37856" calcext:value-type="float">
            <text:p>1443145376.37856</text:p>
          </table:table-cell>
          <table:table-cell table:formula="of:=[.G142]-[.$B$2]" office:value-type="float" office:value="16.378387928009" calcext:value-type="float">
            <text:p>16.378387928</text:p>
          </table:table-cell>
          <table:table-cell table:formula="of:=[.C142]/([.H142]-[.H141])" office:value-type="float" office:value="118428.955149741" calcext:value-type="float">
            <text:p>118428.955149741</text:p>
          </table:table-cell>
          <table:table-cell table:formula="of:=[.G142]-[.$B142]" office:value-type="float" office:value="10.0703418254852" calcext:value-type="float">
            <text:p>10.070341825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5366.34765" calcext:value-type="float">
            <text:p>1443145366.34765</text:p>
          </table:table-cell>
          <table:table-cell office:value-type="float" office:value="4320" calcext:value-type="float">
            <text:p>4320</text:p>
          </table:table-cell>
          <table:table-cell table:formula="of:=[.B143]-[.$B$2]" office:value-type="float" office:value="6.34747409820557" calcext:value-type="float">
            <text:p>6.3474740982</text:p>
          </table:table-cell>
          <table:table-cell table:formula="of:=[.C143]/([.D143]-[.D142])" office:value-type="float" office:value="109566.817316007" calcext:value-type="float">
            <text:p>109566.817316007</text:p>
          </table:table-cell>
          <table:table-cell/>
          <table:table-cell office:value-type="float" office:value="1443145376.41525" calcext:value-type="float">
            <text:p>1443145376.41525</text:p>
          </table:table-cell>
          <table:table-cell table:formula="of:=[.G143]-[.$B$2]" office:value-type="float" office:value="16.4150688648224" calcext:value-type="float">
            <text:p>16.4150688648</text:p>
          </table:table-cell>
          <table:table-cell table:formula="of:=[.C143]/([.H143]-[.H142])" office:value-type="float" office:value="117772.346491086" calcext:value-type="float">
            <text:p>117772.346491086</text:p>
          </table:table-cell>
          <table:table-cell table:formula="of:=[.G143]-[.$B143]" office:value-type="float" office:value="10.0675947666168" calcext:value-type="float">
            <text:p>10.067594766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5366.38706" calcext:value-type="float">
            <text:p>1443145366.38706</text:p>
          </table:table-cell>
          <table:table-cell office:value-type="float" office:value="4320" calcext:value-type="float">
            <text:p>4320</text:p>
          </table:table-cell>
          <table:table-cell table:formula="of:=[.B144]-[.$B$2]" office:value-type="float" office:value="6.38688588142395" calcext:value-type="float">
            <text:p>6.3868858814</text:p>
          </table:table-cell>
          <table:table-cell table:formula="of:=[.C144]/([.D144]-[.D143])" office:value-type="float" office:value="109611.888811591" calcext:value-type="float">
            <text:p>109611.888811591</text:p>
          </table:table-cell>
          <table:table-cell/>
          <table:table-cell office:value-type="float" office:value="1443145376.45182" calcext:value-type="float">
            <text:p>1443145376.45182</text:p>
          </table:table-cell>
          <table:table-cell table:formula="of:=[.G144]-[.$B$2]" office:value-type="float" office:value="16.4516456127167" calcext:value-type="float">
            <text:p>16.4516456127</text:p>
          </table:table-cell>
          <table:table-cell table:formula="of:=[.C144]/([.H144]-[.H143])" office:value-type="float" office:value="118107.821189722" calcext:value-type="float">
            <text:p>118107.821189722</text:p>
          </table:table-cell>
          <table:table-cell table:formula="of:=[.G144]-[.$B144]" office:value-type="float" office:value="10.0647597312927" calcext:value-type="float">
            <text:p>10.064759731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5366.42649" calcext:value-type="float">
            <text:p>1443145366.42649</text:p>
          </table:table-cell>
          <table:table-cell office:value-type="float" office:value="4320" calcext:value-type="float">
            <text:p>4320</text:p>
          </table:table-cell>
          <table:table-cell table:formula="of:=[.B145]-[.$B$2]" office:value-type="float" office:value="6.42631125450134" calcext:value-type="float">
            <text:p>6.4263112545</text:p>
          </table:table-cell>
          <table:table-cell table:formula="of:=[.C145]/([.D145]-[.D144])" office:value-type="float" office:value="109574.105780046" calcext:value-type="float">
            <text:p>109574.105780046</text:p>
          </table:table-cell>
          <table:table-cell/>
          <table:table-cell office:value-type="float" office:value="1443145376.48836" calcext:value-type="float">
            <text:p>1443145376.48836</text:p>
          </table:table-cell>
          <table:table-cell table:formula="of:=[.G145]-[.$B$2]" office:value-type="float" office:value="16.4881815910339" calcext:value-type="float">
            <text:p>16.488181591</text:p>
          </table:table-cell>
          <table:table-cell table:formula="of:=[.C145]/([.H145]-[.H144])" office:value-type="float" office:value="118239.614729547" calcext:value-type="float">
            <text:p>118239.614729547</text:p>
          </table:table-cell>
          <table:table-cell table:formula="of:=[.G145]-[.$B145]" office:value-type="float" office:value="10.0618703365326" calcext:value-type="float">
            <text:p>10.061870336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5366.4659" calcext:value-type="float">
            <text:p>1443145366.4659</text:p>
          </table:table-cell>
          <table:table-cell office:value-type="float" office:value="4320" calcext:value-type="float">
            <text:p>4320</text:p>
          </table:table-cell>
          <table:table-cell table:formula="of:=[.B146]-[.$B$2]" office:value-type="float" office:value="6.4657256603241" calcext:value-type="float">
            <text:p>6.4657256603</text:p>
          </table:table-cell>
          <table:table-cell table:formula="of:=[.C146]/([.D146]-[.D145])" office:value-type="float" office:value="109604.595320477" calcext:value-type="float">
            <text:p>109604.595320477</text:p>
          </table:table-cell>
          <table:table-cell/>
          <table:table-cell office:value-type="float" office:value="1443145376.52492" calcext:value-type="float">
            <text:p>1443145376.52492</text:p>
          </table:table-cell>
          <table:table-cell table:formula="of:=[.G146]-[.$B$2]" office:value-type="float" office:value="16.5247402191162" calcext:value-type="float">
            <text:p>16.5247402191</text:p>
          </table:table-cell>
          <table:table-cell table:formula="of:=[.C146]/([.H146]-[.H145])" office:value-type="float" office:value="118166.359806441" calcext:value-type="float">
            <text:p>118166.359806441</text:p>
          </table:table-cell>
          <table:table-cell table:formula="of:=[.G146]-[.$B146]" office:value-type="float" office:value="10.0590145587921" calcext:value-type="float">
            <text:p>10.059014558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5366.50529" calcext:value-type="float">
            <text:p>1443145366.50529</text:p>
          </table:table-cell>
          <table:table-cell office:value-type="float" office:value="4320" calcext:value-type="float">
            <text:p>4320</text:p>
          </table:table-cell>
          <table:table-cell table:formula="of:=[.B147]-[.$B$2]" office:value-type="float" office:value="6.50511646270752" calcext:value-type="float">
            <text:p>6.5051164627</text:p>
          </table:table-cell>
          <table:table-cell table:formula="of:=[.C147]/([.D147]-[.D146])" office:value-type="float" office:value="109670.271703275" calcext:value-type="float">
            <text:p>109670.271703275</text:p>
          </table:table-cell>
          <table:table-cell/>
          <table:table-cell office:value-type="float" office:value="1443145376.56144" calcext:value-type="float">
            <text:p>1443145376.56144</text:p>
          </table:table-cell>
          <table:table-cell table:formula="of:=[.G147]-[.$B$2]" office:value-type="float" office:value="16.5612616539001" calcext:value-type="float">
            <text:p>16.5612616539</text:p>
          </table:table-cell>
          <table:table-cell table:formula="of:=[.C147]/([.H147]-[.H146])" office:value-type="float" office:value="118286.700003917" calcext:value-type="float">
            <text:p>118286.700003917</text:p>
          </table:table-cell>
          <table:table-cell table:formula="of:=[.G147]-[.$B147]" office:value-type="float" office:value="10.0561451911926" calcext:value-type="float">
            <text:p>10.056145191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5366.54472" calcext:value-type="float">
            <text:p>1443145366.54472</text:p>
          </table:table-cell>
          <table:table-cell office:value-type="float" office:value="4320" calcext:value-type="float">
            <text:p>4320</text:p>
          </table:table-cell>
          <table:table-cell table:formula="of:=[.B148]-[.$B$2]" office:value-type="float" office:value="6.54454445838928" calcext:value-type="float">
            <text:p>6.5445444584</text:p>
          </table:table-cell>
          <table:table-cell table:formula="of:=[.C148]/([.D148]-[.D147])" office:value-type="float" office:value="109566.817316007" calcext:value-type="float">
            <text:p>109566.817316007</text:p>
          </table:table-cell>
          <table:table-cell/>
          <table:table-cell office:value-type="float" office:value="1443145376.59804" calcext:value-type="float">
            <text:p>1443145376.59804</text:p>
          </table:table-cell>
          <table:table-cell table:formula="of:=[.G148]-[.$B$2]" office:value-type="float" office:value="16.5978634357452" calcext:value-type="float">
            <text:p>16.5978634357</text:p>
          </table:table-cell>
          <table:table-cell table:formula="of:=[.C148]/([.H148]-[.H147])" office:value-type="float" office:value="118027.040822309" calcext:value-type="float">
            <text:p>118027.040822309</text:p>
          </table:table-cell>
          <table:table-cell table:formula="of:=[.G148]-[.$B148]" office:value-type="float" office:value="10.053318977356" calcext:value-type="float">
            <text:p>10.053318977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5366.58414" calcext:value-type="float">
            <text:p>1443145366.58414</text:p>
          </table:table-cell>
          <table:table-cell office:value-type="float" office:value="4320" calcext:value-type="float">
            <text:p>4320</text:p>
          </table:table-cell>
          <table:table-cell table:formula="of:=[.B149]-[.$B$2]" office:value-type="float" office:value="6.58395886421204" calcext:value-type="float">
            <text:p>6.5839588642</text:p>
          </table:table-cell>
          <table:table-cell table:formula="of:=[.C149]/([.D149]-[.D148])" office:value-type="float" office:value="109604.595320477" calcext:value-type="float">
            <text:p>109604.595320477</text:p>
          </table:table-cell>
          <table:table-cell/>
          <table:table-cell office:value-type="float" office:value="1443145376.63457" calcext:value-type="float">
            <text:p>1443145376.63457</text:p>
          </table:table-cell>
          <table:table-cell table:formula="of:=[.G149]-[.$B$2]" office:value-type="float" office:value="16.634397983551" calcext:value-type="float">
            <text:p>16.6343979836</text:p>
          </table:table-cell>
          <table:table-cell table:formula="of:=[.C149]/([.H149]-[.H148])" office:value-type="float" office:value="118244.244405724" calcext:value-type="float">
            <text:p>118244.244405724</text:p>
          </table:table-cell>
          <table:table-cell table:formula="of:=[.G149]-[.$B149]" office:value-type="float" office:value="10.050439119339" calcext:value-type="float">
            <text:p>10.050439119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5366.62354" calcext:value-type="float">
            <text:p>1443145366.62354</text:p>
          </table:table-cell>
          <table:table-cell office:value-type="float" office:value="4320" calcext:value-type="float">
            <text:p>4320</text:p>
          </table:table-cell>
          <table:table-cell table:formula="of:=[.B150]-[.$B$2]" office:value-type="float" office:value="6.62336325645447" calcext:value-type="float">
            <text:p>6.6233632565</text:p>
          </table:table-cell>
          <table:table-cell table:formula="of:=[.C150]/([.D150]-[.D149])" office:value-type="float" office:value="109632.448418989" calcext:value-type="float">
            <text:p>109632.448418989</text:p>
          </table:table-cell>
          <table:table-cell/>
          <table:table-cell office:value-type="float" office:value="1443145376.67122" calcext:value-type="float">
            <text:p>1443145376.67122</text:p>
          </table:table-cell>
          <table:table-cell table:formula="of:=[.G150]-[.$B$2]" office:value-type="float" office:value="16.6710436344147" calcext:value-type="float">
            <text:p>16.6710436344</text:p>
          </table:table-cell>
          <table:table-cell table:formula="of:=[.C150]/([.H150]-[.H149])" office:value-type="float" office:value="117885.749009453" calcext:value-type="float">
            <text:p>117885.749009453</text:p>
          </table:table-cell>
          <table:table-cell table:formula="of:=[.G150]-[.$B150]" office:value-type="float" office:value="10.0476803779602" calcext:value-type="float">
            <text:p>10.04768037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5366.66295" calcext:value-type="float">
            <text:p>1443145366.66295</text:p>
          </table:table-cell>
          <table:table-cell office:value-type="float" office:value="4320" calcext:value-type="float">
            <text:p>4320</text:p>
          </table:table-cell>
          <table:table-cell table:formula="of:=[.B151]-[.$B$2]" office:value-type="float" office:value="6.66277265548706" calcext:value-type="float">
            <text:p>6.6627726555</text:p>
          </table:table-cell>
          <table:table-cell table:formula="of:=[.C151]/([.D151]-[.D150])" office:value-type="float" office:value="109618.520100427" calcext:value-type="float">
            <text:p>109618.520100427</text:p>
          </table:table-cell>
          <table:table-cell/>
          <table:table-cell office:value-type="float" office:value="1443145376.70775" calcext:value-type="float">
            <text:p>1443145376.70775</text:p>
          </table:table-cell>
          <table:table-cell table:formula="of:=[.G151]-[.$B$2]" office:value-type="float" office:value="16.7075781822205" calcext:value-type="float">
            <text:p>16.7075781822</text:p>
          </table:table-cell>
          <table:table-cell table:formula="of:=[.C151]/([.H151]-[.H150])" office:value-type="float" office:value="118244.244405724" calcext:value-type="float">
            <text:p>118244.244405724</text:p>
          </table:table-cell>
          <table:table-cell table:formula="of:=[.G151]-[.$B151]" office:value-type="float" office:value="10.0448055267334" calcext:value-type="float">
            <text:p>10.044805526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5366.70236" calcext:value-type="float">
            <text:p>1443145366.70236</text:p>
          </table:table-cell>
          <table:table-cell office:value-type="float" office:value="4320" calcext:value-type="float">
            <text:p>4320</text:p>
          </table:table-cell>
          <table:table-cell table:formula="of:=[.B152]-[.$B$2]" office:value-type="float" office:value="6.70217895507813" calcext:value-type="float">
            <text:p>6.7021789551</text:p>
          </table:table-cell>
          <table:table-cell table:formula="of:=[.C152]/([.D152]-[.D151])" office:value-type="float" office:value="109627.141975533" calcext:value-type="float">
            <text:p>109627.141975533</text:p>
          </table:table-cell>
          <table:table-cell/>
          <table:table-cell office:value-type="float" office:value="1443145376.74435" calcext:value-type="float">
            <text:p>1443145376.74435</text:p>
          </table:table-cell>
          <table:table-cell table:formula="of:=[.G152]-[.$B$2]" office:value-type="float" office:value="16.7441759109497" calcext:value-type="float">
            <text:p>16.7441759109</text:p>
          </table:table-cell>
          <table:table-cell table:formula="of:=[.C152]/([.H152]-[.H151])" office:value-type="float" office:value="118040.112050657" calcext:value-type="float">
            <text:p>118040.112050657</text:p>
          </table:table-cell>
          <table:table-cell table:formula="of:=[.G152]-[.$B152]" office:value-type="float" office:value="10.0419969558716" calcext:value-type="float">
            <text:p>10.041996955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5366.74177" calcext:value-type="float">
            <text:p>1443145366.74177</text:p>
          </table:table-cell>
          <table:table-cell office:value-type="float" office:value="4320" calcext:value-type="float">
            <text:p>4320</text:p>
          </table:table-cell>
          <table:table-cell table:formula="of:=[.B153]-[.$B$2]" office:value-type="float" office:value="6.74159407615662" calcext:value-type="float">
            <text:p>6.7415940762</text:p>
          </table:table-cell>
          <table:table-cell table:formula="of:=[.C153]/([.D153]-[.D152])" office:value-type="float" office:value="109602.606354986" calcext:value-type="float">
            <text:p>109602.606354986</text:p>
          </table:table-cell>
          <table:table-cell/>
          <table:table-cell office:value-type="float" office:value="1443145376.78092" calcext:value-type="float">
            <text:p>1443145376.78092</text:p>
          </table:table-cell>
          <table:table-cell table:formula="of:=[.G153]-[.$B$2]" office:value-type="float" office:value="16.780739068985" calcext:value-type="float">
            <text:p>16.780739069</text:p>
          </table:table-cell>
          <table:table-cell table:formula="of:=[.C153]/([.H153]-[.H152])" office:value-type="float" office:value="118151.719712827" calcext:value-type="float">
            <text:p>118151.719712827</text:p>
          </table:table-cell>
          <table:table-cell table:formula="of:=[.G153]-[.$B153]" office:value-type="float" office:value="10.0391449928284" calcext:value-type="float">
            <text:p>10.039144992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5366.78121" calcext:value-type="float">
            <text:p>1443145366.78121</text:p>
          </table:table-cell>
          <table:table-cell office:value-type="float" office:value="4320" calcext:value-type="float">
            <text:p>4320</text:p>
          </table:table-cell>
          <table:table-cell table:formula="of:=[.B154]-[.$B$2]" office:value-type="float" office:value="6.78103590011597" calcext:value-type="float">
            <text:p>6.7810359001</text:p>
          </table:table-cell>
          <table:table-cell table:formula="of:=[.C154]/([.D154]-[.D153])" office:value-type="float" office:value="109528.403261783" calcext:value-type="float">
            <text:p>109528.403261783</text:p>
          </table:table-cell>
          <table:table-cell/>
          <table:table-cell office:value-type="float" office:value="1443145376.81749" calcext:value-type="float">
            <text:p>1443145376.81749</text:p>
          </table:table-cell>
          <table:table-cell table:formula="of:=[.G154]-[.$B$2]" office:value-type="float" office:value="16.8173115253449" calcext:value-type="float">
            <text:p>16.8173115253</text:p>
          </table:table-cell>
          <table:table-cell table:formula="of:=[.C154]/([.H154]-[.H153])" office:value-type="float" office:value="118121.680356724" calcext:value-type="float">
            <text:p>118121.680356724</text:p>
          </table:table-cell>
          <table:table-cell table:formula="of:=[.G154]-[.$B154]" office:value-type="float" office:value="10.0362756252289" calcext:value-type="float">
            <text:p>10.03627562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5366.82063" calcext:value-type="float">
            <text:p>1443145366.82063</text:p>
          </table:table-cell>
          <table:table-cell office:value-type="float" office:value="4320" calcext:value-type="float">
            <text:p>4320</text:p>
          </table:table-cell>
          <table:table-cell table:formula="of:=[.B155]-[.$B$2]" office:value-type="float" office:value="6.82044911384583" calcext:value-type="float">
            <text:p>6.8204491138</text:p>
          </table:table-cell>
          <table:table-cell table:formula="of:=[.C155]/([.D155]-[.D154])" office:value-type="float" office:value="109607.910423384" calcext:value-type="float">
            <text:p>109607.910423384</text:p>
          </table:table-cell>
          <table:table-cell/>
          <table:table-cell office:value-type="float" office:value="1443145376.85413" calcext:value-type="float">
            <text:p>1443145376.85413</text:p>
          </table:table-cell>
          <table:table-cell table:formula="of:=[.G155]-[.$B$2]" office:value-type="float" office:value="16.85395860672" calcext:value-type="float">
            <text:p>16.8539586067</text:p>
          </table:table-cell>
          <table:table-cell table:formula="of:=[.C155]/([.H155]-[.H154])" office:value-type="float" office:value="117881.147362874" calcext:value-type="float">
            <text:p>117881.147362874</text:p>
          </table:table-cell>
          <table:table-cell table:formula="of:=[.G155]-[.$B155]" office:value-type="float" office:value="10.0335094928741" calcext:value-type="float">
            <text:p>10.033509492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5366.86004" calcext:value-type="float">
            <text:p>1443145366.86004</text:p>
          </table:table-cell>
          <table:table-cell office:value-type="float" office:value="4320" calcext:value-type="float">
            <text:p>4320</text:p>
          </table:table-cell>
          <table:table-cell table:formula="of:=[.B156]-[.$B$2]" office:value-type="float" office:value="6.85986280441284" calcext:value-type="float">
            <text:p>6.8598628044</text:p>
          </table:table-cell>
          <table:table-cell table:formula="of:=[.C156]/([.D156]-[.D155])" office:value-type="float" office:value="109606.584358157" calcext:value-type="float">
            <text:p>109606.584358157</text:p>
          </table:table-cell>
          <table:table-cell/>
          <table:table-cell office:value-type="float" office:value="1443145376.89066" calcext:value-type="float">
            <text:p>1443145376.89066</text:p>
          </table:table-cell>
          <table:table-cell table:formula="of:=[.G156]-[.$B$2]" office:value-type="float" office:value="16.8904821872711" calcext:value-type="float">
            <text:p>16.8904821873</text:p>
          </table:table-cell>
          <table:table-cell table:formula="of:=[.C156]/([.H156]-[.H155])" office:value-type="float" office:value="118279.750638092" calcext:value-type="float">
            <text:p>118279.750638092</text:p>
          </table:table-cell>
          <table:table-cell table:formula="of:=[.G156]-[.$B156]" office:value-type="float" office:value="10.0306193828583" calcext:value-type="float">
            <text:p>10.030619382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5366.89944" calcext:value-type="float">
            <text:p>1443145366.89944</text:p>
          </table:table-cell>
          <table:table-cell office:value-type="float" office:value="4320" calcext:value-type="float">
            <text:p>4320</text:p>
          </table:table-cell>
          <table:table-cell table:formula="of:=[.B157]-[.$B$2]" office:value-type="float" office:value="6.89926552772522" calcext:value-type="float">
            <text:p>6.8992655277</text:p>
          </table:table-cell>
          <table:table-cell table:formula="of:=[.C157]/([.D157]-[.D156])" office:value-type="float" office:value="109637.091978435" calcext:value-type="float">
            <text:p>109637.091978435</text:p>
          </table:table-cell>
          <table:table-cell/>
          <table:table-cell office:value-type="float" office:value="1443145376.9272" calcext:value-type="float">
            <text:p>1443145376.9272</text:p>
          </table:table-cell>
          <table:table-cell table:formula="of:=[.G157]-[.$B$2]" office:value-type="float" office:value="16.9270215034485" calcext:value-type="float">
            <text:p>16.9270215034</text:p>
          </table:table-cell>
          <table:table-cell table:formula="of:=[.C157]/([.H157]-[.H156])" office:value-type="float" office:value="118228.813561534" calcext:value-type="float">
            <text:p>118228.813561534</text:p>
          </table:table-cell>
          <table:table-cell table:formula="of:=[.G157]-[.$B157]" office:value-type="float" office:value="10.0277559757233" calcext:value-type="float">
            <text:p>10.027755975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5366.93885" calcext:value-type="float">
            <text:p>1443145366.93885</text:p>
          </table:table-cell>
          <table:table-cell office:value-type="float" office:value="4320" calcext:value-type="float">
            <text:p>4320</text:p>
          </table:table-cell>
          <table:table-cell table:formula="of:=[.B158]-[.$B$2]" office:value-type="float" office:value="6.93867230415344" calcext:value-type="float">
            <text:p>6.9386723042</text:p>
          </table:table-cell>
          <table:table-cell table:formula="of:=[.C158]/([.D158]-[.D157])" office:value-type="float" office:value="109625.815444931" calcext:value-type="float">
            <text:p>109625.815444931</text:p>
          </table:table-cell>
          <table:table-cell/>
          <table:table-cell office:value-type="float" office:value="1443145376.96374" calcext:value-type="float">
            <text:p>1443145376.96374</text:p>
          </table:table-cell>
          <table:table-cell table:formula="of:=[.G158]-[.$B$2]" office:value-type="float" office:value="16.9635679721832" calcext:value-type="float">
            <text:p>16.9635679722</text:p>
          </table:table-cell>
          <table:table-cell table:formula="of:=[.C158]/([.H158]-[.H157])" office:value-type="float" office:value="118205.674845225" calcext:value-type="float">
            <text:p>118205.674845225</text:p>
          </table:table-cell>
          <table:table-cell table:formula="of:=[.G158]-[.$B158]" office:value-type="float" office:value="10.0248956680298" calcext:value-type="float">
            <text:p>10.02489566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5366.97827" calcext:value-type="float">
            <text:p>1443145366.97827</text:p>
          </table:table-cell>
          <table:table-cell office:value-type="float" office:value="4320" calcext:value-type="float">
            <text:p>4320</text:p>
          </table:table-cell>
          <table:table-cell table:formula="of:=[.B159]-[.$B$2]" office:value-type="float" office:value="6.97808933258057" calcext:value-type="float">
            <text:p>6.9780893326</text:p>
          </table:table-cell>
          <table:table-cell table:formula="of:=[.C159]/([.D159]-[.D158])" office:value-type="float" office:value="109597.302799906" calcext:value-type="float">
            <text:p>109597.302799906</text:p>
          </table:table-cell>
          <table:table-cell/>
          <table:table-cell office:value-type="float" office:value="1443145377.00025" calcext:value-type="float">
            <text:p>1443145377.00025</text:p>
          </table:table-cell>
          <table:table-cell table:formula="of:=[.G159]-[.$B$2]" office:value-type="float" office:value="17.0000743865967" calcext:value-type="float">
            <text:p>17.0000743866</text:p>
          </table:table-cell>
          <table:table-cell table:formula="of:=[.C159]/([.H159]-[.H158])" office:value-type="float" office:value="118335.368438927" calcext:value-type="float">
            <text:p>118335.368438927</text:p>
          </table:table-cell>
          <table:table-cell table:formula="of:=[.G159]-[.$B159]" office:value-type="float" office:value="10.0219850540161" calcext:value-type="float">
            <text:p>10.02198505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5380.02425" calcext:value-type="float">
            <text:p>1443145380.02425</text:p>
          </table:table-cell>
          <table:table-cell office:value-type="float" office:value="4320" calcext:value-type="float">
            <text:p>4320</text:p>
          </table:table-cell>
          <table:table-cell table:formula="of:=[.B160]-[.$B$2]" office:value-type="float" office:value="20.024073600769" calcext:value-type="float">
            <text:p>20.0240736008</text:p>
          </table:table-cell>
          <table:table-cell table:formula="of:=[.C160]/([.D160]-[.D159])" office:value-type="float" office:value="331.136379685353" calcext:value-type="float">
            <text:p>331.1363796854</text:p>
          </table:table-cell>
          <table:table-cell/>
          <table:table-cell office:value-type="float" office:value="1443145380.21443" calcext:value-type="float">
            <text:p>1443145380.21443</text:p>
          </table:table-cell>
          <table:table-cell table:formula="of:=[.G160]-[.$B$2]" office:value-type="float" office:value="20.2142553329468" calcext:value-type="float">
            <text:p>20.2142553329</text:p>
          </table:table-cell>
          <table:table-cell table:formula="of:=[.C160]/([.H160]-[.H159])" office:value-type="float" office:value="1344.04380839406" calcext:value-type="float">
            <text:p>1344.0438083941</text:p>
          </table:table-cell>
          <table:table-cell table:formula="of:=[.G160]-[.$B160]" office:value-type="float" office:value="0.190181732177734" calcext:value-type="float">
            <text:p>0.190181732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5380.07841" calcext:value-type="float">
            <text:p>1443145380.07841</text:p>
          </table:table-cell>
          <table:table-cell office:value-type="float" office:value="4320" calcext:value-type="float">
            <text:p>4320</text:p>
          </table:table-cell>
          <table:table-cell table:formula="of:=[.B161]-[.$B$2]" office:value-type="float" office:value="20.0782318115234" calcext:value-type="float">
            <text:p>20.0782318115</text:p>
          </table:table-cell>
          <table:table-cell table:formula="of:=[.C161]/([.D161]-[.D160])" office:value-type="float" office:value="79766.2984028597" calcext:value-type="float">
            <text:p>79766.2984028597</text:p>
          </table:table-cell>
          <table:table-cell/>
          <table:table-cell office:value-type="float" office:value="1443145380.26852" calcext:value-type="float">
            <text:p>1443145380.26852</text:p>
          </table:table-cell>
          <table:table-cell table:formula="of:=[.G161]-[.$B$2]" office:value-type="float" office:value="20.2683448791504" calcext:value-type="float">
            <text:p>20.2683448792</text:p>
          </table:table-cell>
          <table:table-cell table:formula="of:=[.C161]/([.H161]-[.H160])" office:value-type="float" office:value="79867.5585803198" calcext:value-type="float">
            <text:p>79867.5585803198</text:p>
          </table:table-cell>
          <table:table-cell table:formula="of:=[.G161]-[.$B161]" office:value-type="float" office:value="0.190113067626953" calcext:value-type="float">
            <text:p>0.190113067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5380.13256" calcext:value-type="float">
            <text:p>1443145380.13256</text:p>
          </table:table-cell>
          <table:table-cell office:value-type="float" office:value="4320" calcext:value-type="float">
            <text:p>4320</text:p>
          </table:table-cell>
          <table:table-cell table:formula="of:=[.B162]-[.$B$2]" office:value-type="float" office:value="20.1323797702789" calcext:value-type="float">
            <text:p>20.1323797703</text:p>
          </table:table-cell>
          <table:table-cell table:formula="of:=[.C162]/([.D162]-[.D161])" office:value-type="float" office:value="79781.4008004826" calcext:value-type="float">
            <text:p>79781.4008004826</text:p>
          </table:table-cell>
          <table:table-cell/>
          <table:table-cell office:value-type="float" office:value="1443145380.3768" calcext:value-type="float">
            <text:p>1443145380.3768</text:p>
          </table:table-cell>
          <table:table-cell table:formula="of:=[.G162]-[.$B$2]" office:value-type="float" office:value="20.376620054245" calcext:value-type="float">
            <text:p>20.3766200542</text:p>
          </table:table-cell>
          <table:table-cell table:formula="of:=[.C162]/([.H162]-[.H161])" office:value-type="float" office:value="39898.3423136969" calcext:value-type="float">
            <text:p>39898.3423136969</text:p>
          </table:table-cell>
          <table:table-cell table:formula="of:=[.G162]-[.$B162]" office:value-type="float" office:value="0.244240283966064" calcext:value-type="float">
            <text:p>0.24424028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5380.18671" calcext:value-type="float">
            <text:p>1443145380.18671</text:p>
          </table:table-cell>
          <table:table-cell office:value-type="float" office:value="4320" calcext:value-type="float">
            <text:p>4320</text:p>
          </table:table-cell>
          <table:table-cell table:formula="of:=[.B163]-[.$B$2]" office:value-type="float" office:value="20.1865313053131" calcext:value-type="float">
            <text:p>20.1865313053</text:p>
          </table:table-cell>
          <table:table-cell table:formula="of:=[.C163]/([.D163]-[.D162])" office:value-type="float" office:value="79776.1318727766" calcext:value-type="float">
            <text:p>79776.1318727766</text:p>
          </table:table-cell>
          <table:table-cell/>
          <table:table-cell office:value-type="float" office:value="1443145380.86413" calcext:value-type="float">
            <text:p>1443145380.86413</text:p>
          </table:table-cell>
          <table:table-cell table:formula="of:=[.G163]-[.$B$2]" office:value-type="float" office:value="20.8639559745789" calcext:value-type="float">
            <text:p>20.8639559746</text:p>
          </table:table-cell>
          <table:table-cell table:formula="of:=[.C163]/([.H163]-[.H162])" office:value-type="float" office:value="8864.52202628624" calcext:value-type="float">
            <text:p>8864.5220262863</text:p>
          </table:table-cell>
          <table:table-cell table:formula="of:=[.G163]-[.$B163]" office:value-type="float" office:value="0.677424669265747" calcext:value-type="float">
            <text:p>0.677424669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5380.24085" calcext:value-type="float">
            <text:p>1443145380.24085</text:p>
          </table:table-cell>
          <table:table-cell office:value-type="float" office:value="4320" calcext:value-type="float">
            <text:p>4320</text:p>
          </table:table-cell>
          <table:table-cell table:formula="of:=[.B164]-[.$B$2]" office:value-type="float" office:value="20.2406716346741" calcext:value-type="float">
            <text:p>20.2406716347</text:p>
          </table:table-cell>
          <table:table-cell table:formula="of:=[.C164]/([.D164]-[.D163])" office:value-type="float" office:value="79792.6435060617" calcext:value-type="float">
            <text:p>79792.6435060617</text:p>
          </table:table-cell>
          <table:table-cell/>
          <table:table-cell office:value-type="float" office:value="1443145381.02648" calcext:value-type="float">
            <text:p>1443145381.02648</text:p>
          </table:table-cell>
          <table:table-cell table:formula="of:=[.G164]-[.$B$2]" office:value-type="float" office:value="21.026308298111" calcext:value-type="float">
            <text:p>21.0263082981</text:p>
          </table:table-cell>
          <table:table-cell table:formula="of:=[.C164]/([.H164]-[.H163])" office:value-type="float" office:value="26608.7968808512" calcext:value-type="float">
            <text:p>26608.7968808512</text:p>
          </table:table-cell>
          <table:table-cell table:formula="of:=[.G164]-[.$B164]" office:value-type="float" office:value="0.78563666343689" calcext:value-type="float">
            <text:p>0.785636663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5380.29499" calcext:value-type="float">
            <text:p>1443145380.29499</text:p>
          </table:table-cell>
          <table:table-cell office:value-type="float" office:value="4320" calcext:value-type="float">
            <text:p>4320</text:p>
          </table:table-cell>
          <table:table-cell table:formula="of:=[.B165]-[.$B$2]" office:value-type="float" office:value="20.2948133945465" calcext:value-type="float">
            <text:p>20.2948133945</text:p>
          </table:table-cell>
          <table:table-cell table:formula="of:=[.C165]/([.D165]-[.D164])" office:value-type="float" office:value="79790.5352574124" calcext:value-type="float">
            <text:p>79790.5352574124</text:p>
          </table:table-cell>
          <table:table-cell/>
          <table:table-cell office:value-type="float" office:value="1443145381.54572" calcext:value-type="float">
            <text:p>1443145381.54572</text:p>
          </table:table-cell>
          <table:table-cell table:formula="of:=[.G165]-[.$B$2]" office:value-type="float" office:value="21.5455462932587" calcext:value-type="float">
            <text:p>21.5455462933</text:p>
          </table:table-cell>
          <table:table-cell table:formula="of:=[.C165]/([.H165]-[.H164])" office:value-type="float" office:value="8319.88421565936" calcext:value-type="float">
            <text:p>8319.8842156594</text:p>
          </table:table-cell>
          <table:table-cell table:formula="of:=[.G165]-[.$B165]" office:value-type="float" office:value="1.25073289871216" calcext:value-type="float">
            <text:p>1.250732898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5380.34913" calcext:value-type="float">
            <text:p>1443145380.34913</text:p>
          </table:table-cell>
          <table:table-cell office:value-type="float" office:value="4320" calcext:value-type="float">
            <text:p>4320</text:p>
          </table:table-cell>
          <table:table-cell table:formula="of:=[.B166]-[.$B$2]" office:value-type="float" office:value="20.348953962326" calcext:value-type="float">
            <text:p>20.3489539623</text:p>
          </table:table-cell>
          <table:table-cell table:formula="of:=[.C166]/([.D166]-[.D165])" office:value-type="float" office:value="79792.2921235501" calcext:value-type="float">
            <text:p>79792.2921235501</text:p>
          </table:table-cell>
          <table:table-cell/>
          <table:table-cell office:value-type="float" office:value="1443145382.00446" calcext:value-type="float">
            <text:p>1443145382.00446</text:p>
          </table:table-cell>
          <table:table-cell table:formula="of:=[.G166]-[.$B$2]" office:value-type="float" office:value="22.0042872428894" calcext:value-type="float">
            <text:p>22.0042872429</text:p>
          </table:table-cell>
          <table:table-cell table:formula="of:=[.C166]/([.H166]-[.H165])" office:value-type="float" office:value="9417.07951617874" calcext:value-type="float">
            <text:p>9417.0795161788</text:p>
          </table:table-cell>
          <table:table-cell table:formula="of:=[.G166]-[.$B166]" office:value-type="float" office:value="1.65533328056335" calcext:value-type="float">
            <text:p>1.655333280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5380.40327" calcext:value-type="float">
            <text:p>1443145380.40327</text:p>
          </table:table-cell>
          <table:table-cell office:value-type="float" office:value="4320" calcext:value-type="float">
            <text:p>4320</text:p>
          </table:table-cell>
          <table:table-cell table:formula="of:=[.B167]-[.$B$2]" office:value-type="float" office:value="20.4030978679657" calcext:value-type="float">
            <text:p>20.403097868</text:p>
          </table:table-cell>
          <table:table-cell table:formula="of:=[.C167]/([.D167]-[.D166])" office:value-type="float" office:value="79787.3730933174" calcext:value-type="float">
            <text:p>79787.3730933174</text:p>
          </table:table-cell>
          <table:table-cell/>
          <table:table-cell office:value-type="float" office:value="1443145382.20545" calcext:value-type="float">
            <text:p>1443145382.20545</text:p>
          </table:table-cell>
          <table:table-cell table:formula="of:=[.G167]-[.$B$2]" office:value-type="float" office:value="22.205272436142" calcext:value-type="float">
            <text:p>22.2052724361</text:p>
          </table:table-cell>
          <table:table-cell table:formula="of:=[.C167]/([.H167]-[.H166])" office:value-type="float" office:value="21494.1206866486" calcext:value-type="float">
            <text:p>21494.1206866486</text:p>
          </table:table-cell>
          <table:table-cell table:formula="of:=[.G167]-[.$B167]" office:value-type="float" office:value="1.80217456817627" calcext:value-type="float">
            <text:p>1.802174568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5380.45741" calcext:value-type="float">
            <text:p>1443145380.45741</text:p>
          </table:table-cell>
          <table:table-cell office:value-type="float" office:value="4320" calcext:value-type="float">
            <text:p>4320</text:p>
          </table:table-cell>
          <table:table-cell table:formula="of:=[.B168]-[.$B$2]" office:value-type="float" office:value="20.4572358131409" calcext:value-type="float">
            <text:p>20.4572358131</text:p>
          </table:table-cell>
          <table:table-cell table:formula="of:=[.C168]/([.D168]-[.D167])" office:value-type="float" office:value="79796.1575013982" calcext:value-type="float">
            <text:p>79796.1575013982</text:p>
          </table:table-cell>
          <table:table-cell/>
          <table:table-cell office:value-type="float" office:value="1443145386.11838" calcext:value-type="float">
            <text:p>1443145386.11838</text:p>
          </table:table-cell>
          <table:table-cell table:formula="of:=[.G168]-[.$B$2]" office:value-type="float" office:value="26.1182065010071" calcext:value-type="float">
            <text:p>26.118206501</text:p>
          </table:table-cell>
          <table:table-cell table:formula="of:=[.C168]/([.H168]-[.H167])" office:value-type="float" office:value="1104.03087002922" calcext:value-type="float">
            <text:p>1104.0308700292</text:p>
          </table:table-cell>
          <table:table-cell table:formula="of:=[.G168]-[.$B168]" office:value-type="float" office:value="5.66097068786621" calcext:value-type="float">
            <text:p>5.660970687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5380.51155" calcext:value-type="float">
            <text:p>1443145380.51155</text:p>
          </table:table-cell>
          <table:table-cell office:value-type="float" office:value="4320" calcext:value-type="float">
            <text:p>4320</text:p>
          </table:table-cell>
          <table:table-cell table:formula="of:=[.B169]-[.$B$2]" office:value-type="float" office:value="20.5113761425018" calcext:value-type="float">
            <text:p>20.5113761425</text:p>
          </table:table-cell>
          <table:table-cell table:formula="of:=[.C169]/([.D169]-[.D168])" office:value-type="float" office:value="79792.6435060617" calcext:value-type="float">
            <text:p>79792.6435060617</text:p>
          </table:table-cell>
          <table:table-cell/>
          <table:table-cell office:value-type="float" office:value="1443145386.55503" calcext:value-type="float">
            <text:p>1443145386.55503</text:p>
          </table:table-cell>
          <table:table-cell table:formula="of:=[.G169]-[.$B$2]" office:value-type="float" office:value="26.5548560619354" calcext:value-type="float">
            <text:p>26.5548560619</text:p>
          </table:table-cell>
          <table:table-cell table:formula="of:=[.C169]/([.H169]-[.H168])" office:value-type="float" office:value="9893.51733416474" calcext:value-type="float">
            <text:p>9893.5173341647</text:p>
          </table:table-cell>
          <table:table-cell table:formula="of:=[.G169]-[.$B169]" office:value-type="float" office:value="6.04347991943359" calcext:value-type="float">
            <text:p>6.043479919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5380.56569" calcext:value-type="float">
            <text:p>1443145380.56569</text:p>
          </table:table-cell>
          <table:table-cell office:value-type="float" office:value="4320" calcext:value-type="float">
            <text:p>4320</text:p>
          </table:table-cell>
          <table:table-cell table:formula="of:=[.B170]-[.$B$2]" office:value-type="float" office:value="20.5655174255371" calcext:value-type="float">
            <text:p>20.5655174255</text:p>
          </table:table-cell>
          <table:table-cell table:formula="of:=[.C170]/([.D170]-[.D169])" office:value-type="float" office:value="79791.2379945835" calcext:value-type="float">
            <text:p>79791.2379945835</text:p>
          </table:table-cell>
          <table:table-cell/>
          <table:table-cell office:value-type="float" office:value="1443145386.98866" calcext:value-type="float">
            <text:p>1443145386.98866</text:p>
          </table:table-cell>
          <table:table-cell table:formula="of:=[.G170]-[.$B$2]" office:value-type="float" office:value="26.9884841442108" calcext:value-type="float">
            <text:p>26.9884841442</text:p>
          </table:table-cell>
          <table:table-cell table:formula="of:=[.C170]/([.H170]-[.H169])" office:value-type="float" office:value="9962.45440869864" calcext:value-type="float">
            <text:p>9962.4544086986</text:p>
          </table:table-cell>
          <table:table-cell table:formula="of:=[.G170]-[.$B170]" office:value-type="float" office:value="6.42296671867371" calcext:value-type="float">
            <text:p>6.422966718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5380.61983" calcext:value-type="float">
            <text:p>1443145380.61983</text:p>
          </table:table-cell>
          <table:table-cell office:value-type="float" office:value="4320" calcext:value-type="float">
            <text:p>4320</text:p>
          </table:table-cell>
          <table:table-cell table:formula="of:=[.B171]-[.$B$2]" office:value-type="float" office:value="20.6196558475494" calcext:value-type="float">
            <text:p>20.6196558475</text:p>
          </table:table-cell>
          <table:table-cell table:formula="of:=[.C171]/([.D171]-[.D170])" office:value-type="float" office:value="79795.4546775707" calcext:value-type="float">
            <text:p>79795.4546775707</text:p>
          </table:table-cell>
          <table:table-cell/>
          <table:table-cell office:value-type="float" office:value="1443145391.06546" calcext:value-type="float">
            <text:p>1443145391.06546</text:p>
          </table:table-cell>
          <table:table-cell table:formula="of:=[.G171]-[.$B$2]" office:value-type="float" office:value="31.0652883052826" calcext:value-type="float">
            <text:p>31.0652883053</text:p>
          </table:table-cell>
          <table:table-cell table:formula="of:=[.C171]/([.H171]-[.H170])" office:value-type="float" office:value="1059.65354952549" calcext:value-type="float">
            <text:p>1059.6535495255</text:p>
          </table:table-cell>
          <table:table-cell table:formula="of:=[.G171]-[.$B171]" office:value-type="float" office:value="10.4456324577332" calcext:value-type="float">
            <text:p>10.445632457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5380.67397" calcext:value-type="float">
            <text:p>1443145380.67397</text:p>
          </table:table-cell>
          <table:table-cell office:value-type="float" office:value="4320" calcext:value-type="float">
            <text:p>4320</text:p>
          </table:table-cell>
          <table:table-cell table:formula="of:=[.B172]-[.$B$2]" office:value-type="float" office:value="20.6737926006317" calcext:value-type="float">
            <text:p>20.6737926006</text:p>
          </table:table-cell>
          <table:table-cell table:formula="of:=[.C172]/([.D172]-[.D171])" office:value-type="float" office:value="79797.9146151339" calcext:value-type="float">
            <text:p>79797.9146151339</text:p>
          </table:table-cell>
          <table:table-cell/>
          <table:table-cell office:value-type="float" office:value="1443145391.11592" calcext:value-type="float">
            <text:p>1443145391.11592</text:p>
          </table:table-cell>
          <table:table-cell table:formula="of:=[.G172]-[.$B$2]" office:value-type="float" office:value="31.1157445907593" calcext:value-type="float">
            <text:p>31.1157445908</text:p>
          </table:table-cell>
          <table:table-cell table:formula="of:=[.C172]/([.H172]-[.H171])" office:value-type="float" office:value="85618.6688969848" calcext:value-type="float">
            <text:p>85618.6688969848</text:p>
          </table:table-cell>
          <table:table-cell table:formula="of:=[.G172]-[.$B172]" office:value-type="float" office:value="10.4419519901276" calcext:value-type="float">
            <text:p>10.441951990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5380.72811" calcext:value-type="float">
            <text:p>1443145380.72811</text:p>
          </table:table-cell>
          <table:table-cell office:value-type="float" office:value="4320" calcext:value-type="float">
            <text:p>4320</text:p>
          </table:table-cell>
          <table:table-cell table:formula="of:=[.B173]-[.$B$2]" office:value-type="float" office:value="20.7279336452484" calcext:value-type="float">
            <text:p>20.7279336452</text:p>
          </table:table-cell>
          <table:table-cell table:formula="of:=[.C173]/([.D173]-[.D172])" office:value-type="float" office:value="79791.589367811" calcext:value-type="float">
            <text:p>79791.589367811</text:p>
          </table:table-cell>
          <table:table-cell/>
          <table:table-cell office:value-type="float" office:value="1443145391.16632" calcext:value-type="float">
            <text:p>1443145391.16632</text:p>
          </table:table-cell>
          <table:table-cell table:formula="of:=[.G173]-[.$B$2]" office:value-type="float" office:value="31.1661429405212" calcext:value-type="float">
            <text:p>31.1661429405</text:p>
          </table:table-cell>
          <table:table-cell table:formula="of:=[.C173]/([.H173]-[.H172])" office:value-type="float" office:value="85717.0923334563" calcext:value-type="float">
            <text:p>85717.0923334563</text:p>
          </table:table-cell>
          <table:table-cell table:formula="of:=[.G173]-[.$B173]" office:value-type="float" office:value="10.4382092952728" calcext:value-type="float">
            <text:p>10.438209295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5380.78226" calcext:value-type="float">
            <text:p>1443145380.78226</text:p>
          </table:table-cell>
          <table:table-cell office:value-type="float" office:value="4320" calcext:value-type="float">
            <text:p>4320</text:p>
          </table:table-cell>
          <table:table-cell table:formula="of:=[.B174]-[.$B$2]" office:value-type="float" office:value="20.7820875644684" calcext:value-type="float">
            <text:p>20.7820875645</text:p>
          </table:table-cell>
          <table:table-cell table:formula="of:=[.C174]/([.D174]-[.D173])" office:value-type="float" office:value="79772.6196409231" calcext:value-type="float">
            <text:p>79772.6196409231</text:p>
          </table:table-cell>
          <table:table-cell/>
          <table:table-cell office:value-type="float" office:value="1443145391.21675" calcext:value-type="float">
            <text:p>1443145391.21675</text:p>
          </table:table-cell>
          <table:table-cell table:formula="of:=[.G174]-[.$B$2]" office:value-type="float" office:value="31.2165746688843" calcext:value-type="float">
            <text:p>31.2165746689</text:p>
          </table:table-cell>
          <table:table-cell table:formula="of:=[.C174]/([.H174]-[.H173])" office:value-type="float" office:value="85660.3598611991" calcext:value-type="float">
            <text:p>85660.3598611991</text:p>
          </table:table-cell>
          <table:table-cell table:formula="of:=[.G174]-[.$B174]" office:value-type="float" office:value="10.4344871044159" calcext:value-type="float">
            <text:p>10.434487104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5380.8364" calcext:value-type="float">
            <text:p>1443145380.8364</text:p>
          </table:table-cell>
          <table:table-cell office:value-type="float" office:value="4320" calcext:value-type="float">
            <text:p>4320</text:p>
          </table:table-cell>
          <table:table-cell table:formula="of:=[.B175]-[.$B$2]" office:value-type="float" office:value="20.8362276554108" calcext:value-type="float">
            <text:p>20.8362276554</text:p>
          </table:table-cell>
          <table:table-cell table:formula="of:=[.C175]/([.D175]-[.D174])" office:value-type="float" office:value="79792.9948916681" calcext:value-type="float">
            <text:p>79792.9948916681</text:p>
          </table:table-cell>
          <table:table-cell/>
          <table:table-cell office:value-type="float" office:value="1443145391.2672" calcext:value-type="float">
            <text:p>1443145391.2672</text:p>
          </table:table-cell>
          <table:table-cell table:formula="of:=[.G175]-[.$B$2]" office:value-type="float" office:value="31.2670285701752" calcext:value-type="float">
            <text:p>31.2670285702</text:p>
          </table:table-cell>
          <table:table-cell table:formula="of:=[.C175]/([.H175]-[.H174])" office:value-type="float" office:value="85622.7147845893" calcext:value-type="float">
            <text:p>85622.7147845893</text:p>
          </table:table-cell>
          <table:table-cell table:formula="of:=[.G175]-[.$B175]" office:value-type="float" office:value="10.4308009147644" calcext:value-type="float">
            <text:p>10.430800914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5380.89056" calcext:value-type="float">
            <text:p>1443145380.89056</text:p>
          </table:table-cell>
          <table:table-cell office:value-type="float" office:value="4320" calcext:value-type="float">
            <text:p>4320</text:p>
          </table:table-cell>
          <table:table-cell table:formula="of:=[.B176]-[.$B$2]" office:value-type="float" office:value="20.8903791904449" calcext:value-type="float">
            <text:p>20.8903791904</text:p>
          </table:table-cell>
          <table:table-cell table:formula="of:=[.C176]/([.D176]-[.D175])" office:value-type="float" office:value="79776.1318727766" calcext:value-type="float">
            <text:p>79776.1318727766</text:p>
          </table:table-cell>
          <table:table-cell/>
          <table:table-cell office:value-type="float" office:value="1443145391.31764" calcext:value-type="float">
            <text:p>1443145391.31764</text:p>
          </table:table-cell>
          <table:table-cell table:formula="of:=[.G176]-[.$B$2]" office:value-type="float" office:value="31.3174686431885" calcext:value-type="float">
            <text:p>31.3174686432</text:p>
          </table:table-cell>
          <table:table-cell table:formula="of:=[.C176]/([.H176]-[.H175])" office:value-type="float" office:value="85646.1884751916" calcext:value-type="float">
            <text:p>85646.1884751916</text:p>
          </table:table-cell>
          <table:table-cell table:formula="of:=[.G176]-[.$B176]" office:value-type="float" office:value="10.4270894527435" calcext:value-type="float">
            <text:p>10.427089452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5380.94469" calcext:value-type="float">
            <text:p>1443145380.94469</text:p>
          </table:table-cell>
          <table:table-cell office:value-type="float" office:value="4320" calcext:value-type="float">
            <text:p>4320</text:p>
          </table:table-cell>
          <table:table-cell table:formula="of:=[.B177]-[.$B$2]" office:value-type="float" office:value="20.9445147514343" calcext:value-type="float">
            <text:p>20.9445147514</text:p>
          </table:table-cell>
          <table:table-cell table:formula="of:=[.C177]/([.D177]-[.D176])" office:value-type="float" office:value="79799.6718062547" calcext:value-type="float">
            <text:p>79799.6718062547</text:p>
          </table:table-cell>
          <table:table-cell/>
          <table:table-cell office:value-type="float" office:value="1443145391.36808" calcext:value-type="float">
            <text:p>1443145391.36808</text:p>
          </table:table-cell>
          <table:table-cell table:formula="of:=[.G177]-[.$B$2]" office:value-type="float" office:value="31.3679020404816" calcext:value-type="float">
            <text:p>31.3679020405</text:p>
          </table:table-cell>
          <table:table-cell table:formula="of:=[.C177]/([.H177]-[.H176])" office:value-type="float" office:value="85657.5252088327" calcext:value-type="float">
            <text:p>85657.5252088327</text:p>
          </table:table-cell>
          <table:table-cell table:formula="of:=[.G177]-[.$B177]" office:value-type="float" office:value="10.4233872890472" calcext:value-type="float">
            <text:p>10.42338728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5380.99883" calcext:value-type="float">
            <text:p>1443145380.99883</text:p>
          </table:table-cell>
          <table:table-cell office:value-type="float" office:value="4320" calcext:value-type="float">
            <text:p>4320</text:p>
          </table:table-cell>
          <table:table-cell table:formula="of:=[.B178]-[.$B$2]" office:value-type="float" office:value="20.998655796051" calcext:value-type="float">
            <text:p>20.9986557961</text:p>
          </table:table-cell>
          <table:table-cell table:formula="of:=[.C178]/([.D178]-[.D177])" office:value-type="float" office:value="79791.589367811" calcext:value-type="float">
            <text:p>79791.589367811</text:p>
          </table:table-cell>
          <table:table-cell/>
          <table:table-cell office:value-type="float" office:value="1443145391.41851" calcext:value-type="float">
            <text:p>1443145391.41851</text:p>
          </table:table-cell>
          <table:table-cell table:formula="of:=[.G178]-[.$B$2]" office:value-type="float" office:value="31.418331861496" calcext:value-type="float">
            <text:p>31.4183318615</text:p>
          </table:table-cell>
          <table:table-cell table:formula="of:=[.C178]/([.H178]-[.H177])" office:value-type="float" office:value="85663.5996936431" calcext:value-type="float">
            <text:p>85663.5996936431</text:p>
          </table:table-cell>
          <table:table-cell table:formula="of:=[.G178]-[.$B178]" office:value-type="float" office:value="10.4196760654449" calcext:value-type="float">
            <text:p>10.419676065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5381.04984" calcext:value-type="float">
            <text:p>1443145381.04984</text:p>
          </table:table-cell>
          <table:table-cell office:value-type="float" office:value="4320" calcext:value-type="float">
            <text:p>4320</text:p>
          </table:table-cell>
          <table:table-cell table:formula="of:=[.B179]-[.$B$2]" office:value-type="float" office:value="21.0496587753296" calcext:value-type="float">
            <text:p>21.0496587753</text:p>
          </table:table-cell>
          <table:table-cell table:formula="of:=[.C179]/([.D179]-[.D178])" office:value-type="float" office:value="84700.9343592524" calcext:value-type="float">
            <text:p>84700.9343592524</text:p>
          </table:table-cell>
          <table:table-cell/>
          <table:table-cell office:value-type="float" office:value="1443145391.46896" calcext:value-type="float">
            <text:p>1443145391.46896</text:p>
          </table:table-cell>
          <table:table-cell table:formula="of:=[.G179]-[.$B$2]" office:value-type="float" office:value="31.4687850475311" calcext:value-type="float">
            <text:p>31.4687850475</text:p>
          </table:table-cell>
          <table:table-cell table:formula="of:=[.C179]/([.H179]-[.H178])" office:value-type="float" office:value="85623.9286254348" calcext:value-type="float">
            <text:p>85623.9286254348</text:p>
          </table:table-cell>
          <table:table-cell table:formula="of:=[.G179]-[.$B179]" office:value-type="float" office:value="10.4191262722015" calcext:value-type="float">
            <text:p>10.419126272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5381.1008" calcext:value-type="float">
            <text:p>1443145381.1008</text:p>
          </table:table-cell>
          <table:table-cell office:value-type="float" office:value="4320" calcext:value-type="float">
            <text:p>4320</text:p>
          </table:table-cell>
          <table:table-cell table:formula="of:=[.B180]-[.$B$2]" office:value-type="float" office:value="21.1006243228912" calcext:value-type="float">
            <text:p>21.1006243229</text:p>
          </table:table-cell>
          <table:table-cell table:formula="of:=[.C180]/([.D180]-[.D179])" office:value-type="float" office:value="84763.1430776788" calcext:value-type="float">
            <text:p>84763.1430776788</text:p>
          </table:table-cell>
          <table:table-cell/>
          <table:table-cell office:value-type="float" office:value="1443145391.51941" calcext:value-type="float">
            <text:p>1443145391.51941</text:p>
          </table:table-cell>
          <table:table-cell table:formula="of:=[.G180]-[.$B$2]" office:value-type="float" office:value="31.5192329883575" calcext:value-type="float">
            <text:p>31.5192329884</text:p>
          </table:table-cell>
          <table:table-cell table:formula="of:=[.C180]/([.H180]-[.H179])" office:value-type="float" office:value="85632.8311766874" calcext:value-type="float">
            <text:p>85632.8311766874</text:p>
          </table:table-cell>
          <table:table-cell table:formula="of:=[.G180]-[.$B180]" office:value-type="float" office:value="10.4186086654663" calcext:value-type="float">
            <text:p>10.418608665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5381.15176" calcext:value-type="float">
            <text:p>1443145381.15176</text:p>
          </table:table-cell>
          <table:table-cell office:value-type="float" office:value="4320" calcext:value-type="float">
            <text:p>4320</text:p>
          </table:table-cell>
          <table:table-cell table:formula="of:=[.B181]-[.$B$2]" office:value-type="float" office:value="21.1515879631042" calcext:value-type="float">
            <text:p>21.1515879631</text:p>
          </table:table-cell>
          <table:table-cell table:formula="of:=[.C181]/([.D181]-[.D180])" office:value-type="float" office:value="84766.3153955192" calcext:value-type="float">
            <text:p>84766.3153955192</text:p>
          </table:table-cell>
          <table:table-cell/>
          <table:table-cell office:value-type="float" office:value="1443145391.56985" calcext:value-type="float">
            <text:p>1443145391.56985</text:p>
          </table:table-cell>
          <table:table-cell table:formula="of:=[.G181]-[.$B$2]" office:value-type="float" office:value="31.569676399231" calcext:value-type="float">
            <text:p>31.5696763992</text:p>
          </table:table-cell>
          <table:table-cell table:formula="of:=[.C181]/([.H181]-[.H180])" office:value-type="float" office:value="85640.5212336051" calcext:value-type="float">
            <text:p>85640.5212336051</text:p>
          </table:table-cell>
          <table:table-cell table:formula="of:=[.G181]-[.$B181]" office:value-type="float" office:value="10.4180884361267" calcext:value-type="float">
            <text:p>10.418088436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5381.20272" calcext:value-type="float">
            <text:p>1443145381.20272</text:p>
          </table:table-cell>
          <table:table-cell office:value-type="float" office:value="4320" calcext:value-type="float">
            <text:p>4320</text:p>
          </table:table-cell>
          <table:table-cell table:formula="of:=[.B182]-[.$B$2]" office:value-type="float" office:value="21.2025439739227" calcext:value-type="float">
            <text:p>21.2025439739</text:p>
          </table:table-cell>
          <table:table-cell table:formula="of:=[.C182]/([.D182]-[.D181])" office:value-type="float" office:value="84779.0070417593" calcext:value-type="float">
            <text:p>84779.0070417593</text:p>
          </table:table-cell>
          <table:table-cell/>
          <table:table-cell office:value-type="float" office:value="1443145391.62028" calcext:value-type="float">
            <text:p>1443145391.62028</text:p>
          </table:table-cell>
          <table:table-cell table:formula="of:=[.G182]-[.$B$2]" office:value-type="float" office:value="31.6201078891754" calcext:value-type="float">
            <text:p>31.6201078892</text:p>
          </table:table-cell>
          <table:table-cell table:formula="of:=[.C182]/([.H182]-[.H181])" office:value-type="float" office:value="85660.7648268526" calcext:value-type="float">
            <text:p>85660.7648268526</text:p>
          </table:table-cell>
          <table:table-cell table:formula="of:=[.G182]-[.$B182]" office:value-type="float" office:value="10.4175639152527" calcext:value-type="float">
            <text:p>10.417563915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5381.25368" calcext:value-type="float">
            <text:p>1443145381.25368</text:p>
          </table:table-cell>
          <table:table-cell office:value-type="float" office:value="4320" calcext:value-type="float">
            <text:p>4320</text:p>
          </table:table-cell>
          <table:table-cell table:formula="of:=[.B183]-[.$B$2]" office:value-type="float" office:value="21.2535047531128" calcext:value-type="float">
            <text:p>21.2535047531</text:p>
          </table:table-cell>
          <table:table-cell table:formula="of:=[.C183]/([.D183]-[.D182])" office:value-type="float" office:value="84771.0743175279" calcext:value-type="float">
            <text:p>84771.0743175279</text:p>
          </table:table-cell>
          <table:table-cell/>
          <table:table-cell office:value-type="float" office:value="1443145391.67078" calcext:value-type="float">
            <text:p>1443145391.67078</text:p>
          </table:table-cell>
          <table:table-cell table:formula="of:=[.G183]-[.$B$2]" office:value-type="float" office:value="31.6706018447876" calcext:value-type="float">
            <text:p>31.6706018448</text:p>
          </table:table-cell>
          <table:table-cell table:formula="of:=[.C183]/([.H183]-[.H182])" office:value-type="float" office:value="85554.7945813482" calcext:value-type="float">
            <text:p>85554.7945813482</text:p>
          </table:table-cell>
          <table:table-cell table:formula="of:=[.G183]-[.$B183]" office:value-type="float" office:value="10.4170970916748" calcext:value-type="float">
            <text:p>10.417097091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5381.30465" calcext:value-type="float">
            <text:p>1443145381.30465</text:p>
          </table:table-cell>
          <table:table-cell office:value-type="float" office:value="4320" calcext:value-type="float">
            <text:p>4320</text:p>
          </table:table-cell>
          <table:table-cell table:formula="of:=[.B184]-[.$B$2]" office:value-type="float" office:value="21.3044731616974" calcext:value-type="float">
            <text:p>21.3044731617</text:p>
          </table:table-cell>
          <table:table-cell table:formula="of:=[.C184]/([.D184]-[.D183])" office:value-type="float" office:value="84758.3850460994" calcext:value-type="float">
            <text:p>84758.3850460994</text:p>
          </table:table-cell>
          <table:table-cell/>
          <table:table-cell office:value-type="float" office:value="1443145391.72114" calcext:value-type="float">
            <text:p>1443145391.72114</text:p>
          </table:table-cell>
          <table:table-cell table:formula="of:=[.G184]-[.$B$2]" office:value-type="float" office:value="31.7209649085999" calcext:value-type="float">
            <text:p>31.7209649086</text:p>
          </table:table-cell>
          <table:table-cell table:formula="of:=[.C184]/([.H184]-[.H183])" office:value-type="float" office:value="85777.1484297333" calcext:value-type="float">
            <text:p>85777.1484297333</text:p>
          </table:table-cell>
          <table:table-cell table:formula="of:=[.G184]-[.$B184]" office:value-type="float" office:value="10.4164917469025" calcext:value-type="float">
            <text:p>10.416491746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5381.35562" calcext:value-type="float">
            <text:p>1443145381.35562</text:p>
          </table:table-cell>
          <table:table-cell office:value-type="float" office:value="4320" calcext:value-type="float">
            <text:p>4320</text:p>
          </table:table-cell>
          <table:table-cell table:formula="of:=[.B185]-[.$B$2]" office:value-type="float" office:value="21.355438709259" calcext:value-type="float">
            <text:p>21.3554387093</text:p>
          </table:table-cell>
          <table:table-cell table:formula="of:=[.C185]/([.D185]-[.D184])" office:value-type="float" office:value="84763.1430776788" calcext:value-type="float">
            <text:p>84763.1430776788</text:p>
          </table:table-cell>
          <table:table-cell/>
          <table:table-cell office:value-type="float" office:value="1443145391.77162" calcext:value-type="float">
            <text:p>1443145391.77162</text:p>
          </table:table-cell>
          <table:table-cell table:formula="of:=[.G185]-[.$B$2]" office:value-type="float" office:value="31.7714397907257" calcext:value-type="float">
            <text:p>31.7714397907</text:p>
          </table:table-cell>
          <table:table-cell table:formula="of:=[.C185]/([.H185]-[.H184])" office:value-type="float" office:value="85587.1240913149" calcext:value-type="float">
            <text:p>85587.1240913149</text:p>
          </table:table-cell>
          <table:table-cell table:formula="of:=[.G185]-[.$B185]" office:value-type="float" office:value="10.4160010814667" calcext:value-type="float">
            <text:p>10.416001081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5381.40659" calcext:value-type="float">
            <text:p>1443145381.40659</text:p>
          </table:table-cell>
          <table:table-cell office:value-type="float" office:value="4320" calcext:value-type="float">
            <text:p>4320</text:p>
          </table:table-cell>
          <table:table-cell table:formula="of:=[.B186]-[.$B$2]" office:value-type="float" office:value="21.4064183235168" calcext:value-type="float">
            <text:p>21.4064183235</text:p>
          </table:table-cell>
          <table:table-cell table:formula="of:=[.C186]/([.D186]-[.D185])" office:value-type="float" office:value="84739.7545645017" calcext:value-type="float">
            <text:p>84739.7545645017</text:p>
          </table:table-cell>
          <table:table-cell/>
          <table:table-cell office:value-type="float" office:value="1443145391.82205" calcext:value-type="float">
            <text:p>1443145391.82205</text:p>
          </table:table-cell>
          <table:table-cell table:formula="of:=[.G186]-[.$B$2]" office:value-type="float" office:value="31.8218750953674" calcext:value-type="float">
            <text:p>31.8218750954</text:p>
          </table:table-cell>
          <table:table-cell table:formula="of:=[.C186]/([.H186]-[.H185])" office:value-type="float" office:value="85654.2858358427" calcext:value-type="float">
            <text:p>85654.2858358427</text:p>
          </table:table-cell>
          <table:table-cell table:formula="of:=[.G186]-[.$B186]" office:value-type="float" office:value="10.4154567718506" calcext:value-type="float">
            <text:p>10.415456771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5381.45756" calcext:value-type="float">
            <text:p>1443145381.45756</text:p>
          </table:table-cell>
          <table:table-cell office:value-type="float" office:value="4320" calcext:value-type="float">
            <text:p>4320</text:p>
          </table:table-cell>
          <table:table-cell table:formula="of:=[.B187]-[.$B$2]" office:value-type="float" office:value="21.4573798179626" calcext:value-type="float">
            <text:p>21.457379818</text:p>
          </table:table-cell>
          <table:table-cell table:formula="of:=[.C187]/([.D187]-[.D186])" office:value-type="float" office:value="84769.8845369313" calcext:value-type="float">
            <text:p>84769.8845369313</text:p>
          </table:table-cell>
          <table:table-cell/>
          <table:table-cell office:value-type="float" office:value="1443145391.87252" calcext:value-type="float">
            <text:p>1443145391.87252</text:p>
          </table:table-cell>
          <table:table-cell table:formula="of:=[.G187]-[.$B$2]" office:value-type="float" office:value="31.8723425865173" calcext:value-type="float">
            <text:p>31.8723425865</text:p>
          </table:table-cell>
          <table:table-cell table:formula="of:=[.C187]/([.H187]-[.H186])" office:value-type="float" office:value="85599.6583457737" calcext:value-type="float">
            <text:p>85599.6583457737</text:p>
          </table:table-cell>
          <table:table-cell table:formula="of:=[.G187]-[.$B187]" office:value-type="float" office:value="10.4149627685547" calcext:value-type="float">
            <text:p>10.414962768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5381.50852" calcext:value-type="float">
            <text:p>1443145381.50852</text:p>
          </table:table-cell>
          <table:table-cell office:value-type="float" office:value="4320" calcext:value-type="float">
            <text:p>4320</text:p>
          </table:table-cell>
          <table:table-cell table:formula="of:=[.B188]-[.$B$2]" office:value-type="float" office:value="21.5083396434784" calcext:value-type="float">
            <text:p>21.5083396435</text:p>
          </table:table-cell>
          <table:table-cell table:formula="of:=[.C188]/([.D188]-[.D187])" office:value-type="float" office:value="84772.6607436103" calcext:value-type="float">
            <text:p>84772.6607436103</text:p>
          </table:table-cell>
          <table:table-cell/>
          <table:table-cell office:value-type="float" office:value="1443145391.92295" calcext:value-type="float">
            <text:p>1443145391.92295</text:p>
          </table:table-cell>
          <table:table-cell table:formula="of:=[.G188]-[.$B$2]" office:value-type="float" office:value="31.9227707386017" calcext:value-type="float">
            <text:p>31.9227707386</text:p>
          </table:table-cell>
          <table:table-cell table:formula="of:=[.C188]/([.H188]-[.H187])" office:value-type="float" office:value="85666.4347480746" calcext:value-type="float">
            <text:p>85666.4347480746</text:p>
          </table:table-cell>
          <table:table-cell table:formula="of:=[.G188]-[.$B188]" office:value-type="float" office:value="10.4144310951233" calcext:value-type="float">
            <text:p>10.414431095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5381.55948" calcext:value-type="float">
            <text:p>1443145381.55948</text:p>
          </table:table-cell>
          <table:table-cell office:value-type="float" office:value="4320" calcext:value-type="float">
            <text:p>4320</text:p>
          </table:table-cell>
          <table:table-cell table:formula="of:=[.B189]-[.$B$2]" office:value-type="float" office:value="21.5593039989471" calcext:value-type="float">
            <text:p>21.5593039989</text:p>
          </table:table-cell>
          <table:table-cell table:formula="of:=[.C189]/([.D189]-[.D188])" office:value-type="float" office:value="84765.125748503" calcext:value-type="float">
            <text:p>84765.125748503</text:p>
          </table:table-cell>
          <table:table-cell/>
          <table:table-cell office:value-type="float" office:value="1443145391.97338" calcext:value-type="float">
            <text:p>1443145391.97338</text:p>
          </table:table-cell>
          <table:table-cell table:formula="of:=[.G189]-[.$B$2]" office:value-type="float" office:value="31.9732072353363" calcext:value-type="float">
            <text:p>31.9732072353</text:p>
          </table:table-cell>
          <table:table-cell table:formula="of:=[.C189]/([.H189]-[.H188])" office:value-type="float" office:value="85652.2613521409" calcext:value-type="float">
            <text:p>85652.2613521409</text:p>
          </table:table-cell>
          <table:table-cell table:formula="of:=[.G189]-[.$B189]" office:value-type="float" office:value="10.4139032363892" calcext:value-type="float">
            <text:p>10.413903236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5381.61044" calcext:value-type="float">
            <text:p>1443145381.61044</text:p>
          </table:table-cell>
          <table:table-cell office:value-type="float" office:value="4320" calcext:value-type="float">
            <text:p>4320</text:p>
          </table:table-cell>
          <table:table-cell table:formula="of:=[.B190]-[.$B$2]" office:value-type="float" office:value="21.6102659702301" calcext:value-type="float">
            <text:p>21.6102659702</text:p>
          </table:table-cell>
          <table:table-cell table:formula="of:=[.C190]/([.D190]-[.D189])" office:value-type="float" office:value="84769.0913684211" calcext:value-type="float">
            <text:p>84769.0913684211</text:p>
          </table:table-cell>
          <table:table-cell/>
          <table:table-cell office:value-type="float" office:value="1443145392.02392" calcext:value-type="float">
            <text:p>1443145392.02392</text:p>
          </table:table-cell>
          <table:table-cell table:formula="of:=[.G190]-[.$B$2]" office:value-type="float" office:value="32.0237431526184" calcext:value-type="float">
            <text:p>32.0237431526</text:p>
          </table:table-cell>
          <table:table-cell table:formula="of:=[.C190]/([.H190]-[.H189])" office:value-type="float" office:value="85483.7555611121" calcext:value-type="float">
            <text:p>85483.7555611121</text:p>
          </table:table-cell>
          <table:table-cell table:formula="of:=[.G190]-[.$B190]" office:value-type="float" office:value="10.4134771823883" calcext:value-type="float">
            <text:p>10.413477182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5381.6614" calcext:value-type="float">
            <text:p>1443145381.6614</text:p>
          </table:table-cell>
          <table:table-cell office:value-type="float" office:value="4320" calcext:value-type="float">
            <text:p>4320</text:p>
          </table:table-cell>
          <table:table-cell table:formula="of:=[.B191]-[.$B$2]" office:value-type="float" office:value="21.6612277030945" calcext:value-type="float">
            <text:p>21.6612277031</text:p>
          </table:table-cell>
          <table:table-cell table:formula="of:=[.C191]/([.D191]-[.D190])" office:value-type="float" office:value="84769.4879508208" calcext:value-type="float">
            <text:p>84769.4879508208</text:p>
          </table:table-cell>
          <table:table-cell/>
          <table:table-cell office:value-type="float" office:value="1443145392.03971" calcext:value-type="float">
            <text:p>1443145392.03971</text:p>
          </table:table-cell>
          <table:table-cell table:formula="of:=[.G191]-[.$B$2]" office:value-type="float" office:value="32.0395386219025" calcext:value-type="float">
            <text:p>32.0395386219</text:p>
          </table:table-cell>
          <table:table-cell table:formula="of:=[.C191]/([.H191]-[.H190])" office:value-type="float" office:value="273496.14768079" calcext:value-type="float">
            <text:p>273496.14768079</text:p>
          </table:table-cell>
          <table:table-cell table:formula="of:=[.G191]-[.$B191]" office:value-type="float" office:value="10.378310918808" calcext:value-type="float">
            <text:p>10.378310918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5381.71236" calcext:value-type="float">
            <text:p>1443145381.71236</text:p>
          </table:table-cell>
          <table:table-cell office:value-type="float" office:value="4320" calcext:value-type="float">
            <text:p>4320</text:p>
          </table:table-cell>
          <table:table-cell table:formula="of:=[.B192]-[.$B$2]" office:value-type="float" office:value="21.712188243866" calcext:value-type="float">
            <text:p>21.7121882439</text:p>
          </table:table-cell>
          <table:table-cell table:formula="of:=[.C192]/([.D192]-[.D191])" office:value-type="float" office:value="84771.4709184819" calcext:value-type="float">
            <text:p>84771.4709184819</text:p>
          </table:table-cell>
          <table:table-cell/>
          <table:table-cell office:value-type="float" office:value="1443145392.05551" calcext:value-type="float">
            <text:p>1443145392.05551</text:p>
          </table:table-cell>
          <table:table-cell table:formula="of:=[.G192]-[.$B$2]" office:value-type="float" office:value="32.0553321838379" calcext:value-type="float">
            <text:p>32.0553321838</text:p>
          </table:table-cell>
          <table:table-cell table:formula="of:=[.C192]/([.H192]-[.H191])" office:value-type="float" office:value="273529.177120601" calcext:value-type="float">
            <text:p>273529.177120601</text:p>
          </table:table-cell>
          <table:table-cell table:formula="of:=[.G192]-[.$B192]" office:value-type="float" office:value="10.3431439399719" calcext:value-type="float">
            <text:p>10.3431439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5381.76334" calcext:value-type="float">
            <text:p>1443145381.76334</text:p>
          </table:table-cell>
          <table:table-cell office:value-type="float" office:value="4320" calcext:value-type="float">
            <text:p>4320</text:p>
          </table:table-cell>
          <table:table-cell table:formula="of:=[.B193]-[.$B$2]" office:value-type="float" office:value="21.7631664276123" calcext:value-type="float">
            <text:p>21.7631664276</text:p>
          </table:table-cell>
          <table:table-cell table:formula="of:=[.C193]/([.D193]-[.D192])" office:value-type="float" office:value="84742.1324677997" calcext:value-type="float">
            <text:p>84742.1324677997</text:p>
          </table:table-cell>
          <table:table-cell/>
          <table:table-cell office:value-type="float" office:value="1443145392.08423" calcext:value-type="float">
            <text:p>1443145392.08423</text:p>
          </table:table-cell>
          <table:table-cell table:formula="of:=[.G193]-[.$B$2]" office:value-type="float" office:value="32.0840518474579" calcext:value-type="float">
            <text:p>32.0840518475</text:p>
          </table:table-cell>
          <table:table-cell table:formula="of:=[.C193]/([.H193]-[.H192])" office:value-type="float" office:value="150419.5890718" calcext:value-type="float">
            <text:p>150419.5890718</text:p>
          </table:table-cell>
          <table:table-cell table:formula="of:=[.G193]-[.$B193]" office:value-type="float" office:value="10.3208854198456" calcext:value-type="float">
            <text:p>10.3208854198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5381.81431" calcext:value-type="float">
            <text:p>1443145381.81431</text:p>
          </table:table-cell>
          <table:table-cell office:value-type="float" office:value="4320" calcext:value-type="float">
            <text:p>4320</text:p>
          </table:table-cell>
          <table:table-cell table:formula="of:=[.B194]-[.$B$2]" office:value-type="float" office:value="21.8141357898712" calcext:value-type="float">
            <text:p>21.8141357899</text:p>
          </table:table-cell>
          <table:table-cell table:formula="of:=[.C194]/([.D194]-[.D193])" office:value-type="float" office:value="84756.7991542747" calcext:value-type="float">
            <text:p>84756.7991542747</text:p>
          </table:table-cell>
          <table:table-cell/>
          <table:table-cell office:value-type="float" office:value="1443145392.13083" calcext:value-type="float">
            <text:p>1443145392.13083</text:p>
          </table:table-cell>
          <table:table-cell table:formula="of:=[.G194]-[.$B$2]" office:value-type="float" office:value="32.1306507587433" calcext:value-type="float">
            <text:p>32.1306507587</text:p>
          </table:table-cell>
          <table:table-cell table:formula="of:=[.C194]/([.H194]-[.H193])" office:value-type="float" office:value="92706.0285495011" calcext:value-type="float">
            <text:p>92706.0285495011</text:p>
          </table:table-cell>
          <table:table-cell table:formula="of:=[.G194]-[.$B194]" office:value-type="float" office:value="10.3165149688721" calcext:value-type="float">
            <text:p>10.316514968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5381.86528" calcext:value-type="float">
            <text:p>1443145381.86528</text:p>
          </table:table-cell>
          <table:table-cell office:value-type="float" office:value="4320" calcext:value-type="float">
            <text:p>4320</text:p>
          </table:table-cell>
          <table:table-cell table:formula="of:=[.B195]-[.$B$2]" office:value-type="float" office:value="21.8651010990143" calcext:value-type="float">
            <text:p>21.865101099</text:p>
          </table:table-cell>
          <table:table-cell table:formula="of:=[.C195]/([.D195]-[.D194])" office:value-type="float" office:value="84763.5396044236" calcext:value-type="float">
            <text:p>84763.5396044236</text:p>
          </table:table-cell>
          <table:table-cell/>
          <table:table-cell office:value-type="float" office:value="1443145392.17758" calcext:value-type="float">
            <text:p>1443145392.17758</text:p>
          </table:table-cell>
          <table:table-cell table:formula="of:=[.G195]-[.$B$2]" office:value-type="float" office:value="32.1774022579193" calcext:value-type="float">
            <text:p>32.1774022579</text:p>
          </table:table-cell>
          <table:table-cell table:formula="of:=[.C195]/([.H195]-[.H194])" office:value-type="float" office:value="92403.4539242185" calcext:value-type="float">
            <text:p>92403.4539242185</text:p>
          </table:table-cell>
          <table:table-cell table:formula="of:=[.G195]-[.$B195]" office:value-type="float" office:value="10.312301158905" calcext:value-type="float">
            <text:p>10.312301158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5381.91624" calcext:value-type="float">
            <text:p>1443145381.91624</text:p>
          </table:table-cell>
          <table:table-cell office:value-type="float" office:value="4320" calcext:value-type="float">
            <text:p>4320</text:p>
          </table:table-cell>
          <table:table-cell table:formula="of:=[.B196]-[.$B$2]" office:value-type="float" office:value="21.9160647392273" calcext:value-type="float">
            <text:p>21.9160647392</text:p>
          </table:table-cell>
          <table:table-cell table:formula="of:=[.C196]/([.D196]-[.D195])" office:value-type="float" office:value="84766.3153955192" calcext:value-type="float">
            <text:p>84766.3153955192</text:p>
          </table:table-cell>
          <table:table-cell/>
          <table:table-cell office:value-type="float" office:value="1443145392.22427" calcext:value-type="float">
            <text:p>1443145392.22427</text:p>
          </table:table-cell>
          <table:table-cell table:formula="of:=[.G196]-[.$B$2]" office:value-type="float" office:value="32.224091053009" calcext:value-type="float">
            <text:p>32.224091053</text:p>
          </table:table-cell>
          <table:table-cell table:formula="of:=[.C196]/([.H196]-[.H195])" office:value-type="float" office:value="92527.5538102509" calcext:value-type="float">
            <text:p>92527.5538102509</text:p>
          </table:table-cell>
          <table:table-cell table:formula="of:=[.G196]-[.$B196]" office:value-type="float" office:value="10.3080263137817" calcext:value-type="float">
            <text:p>10.308026313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5381.96721" calcext:value-type="float">
            <text:p>1443145381.96721</text:p>
          </table:table-cell>
          <table:table-cell office:value-type="float" office:value="4320" calcext:value-type="float">
            <text:p>4320</text:p>
          </table:table-cell>
          <table:table-cell table:formula="of:=[.B197]-[.$B$2]" office:value-type="float" office:value="21.9670288562775" calcext:value-type="float">
            <text:p>21.9670288563</text:p>
          </table:table-cell>
          <table:table-cell table:formula="of:=[.C197]/([.D197]-[.D196])" office:value-type="float" office:value="84765.5222937982" calcext:value-type="float">
            <text:p>84765.5222937982</text:p>
          </table:table-cell>
          <table:table-cell/>
          <table:table-cell office:value-type="float" office:value="1443145392.27095" calcext:value-type="float">
            <text:p>1443145392.27095</text:p>
          </table:table-cell>
          <table:table-cell table:formula="of:=[.G197]-[.$B$2]" office:value-type="float" office:value="32.2707691192627" calcext:value-type="float">
            <text:p>32.2707691193</text:p>
          </table:table-cell>
          <table:table-cell table:formula="of:=[.C197]/([.H197]-[.H196])" office:value-type="float" office:value="92548.8210356417" calcext:value-type="float">
            <text:p>92548.8210356417</text:p>
          </table:table-cell>
          <table:table-cell table:formula="of:=[.G197]-[.$B197]" office:value-type="float" office:value="10.3037402629852" calcext:value-type="float">
            <text:p>10.30374026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5382.0152" calcext:value-type="float">
            <text:p>1443145382.0152</text:p>
          </table:table-cell>
          <table:table-cell office:value-type="float" office:value="4320" calcext:value-type="float">
            <text:p>4320</text:p>
          </table:table-cell>
          <table:table-cell table:formula="of:=[.B198]-[.$B$2]" office:value-type="float" office:value="22.0150272846222" calcext:value-type="float">
            <text:p>22.0150272846</text:p>
          </table:table-cell>
          <table:table-cell table:formula="of:=[.C198]/([.D198]-[.D197])" office:value-type="float" office:value="90002.9469501292" calcext:value-type="float">
            <text:p>90002.9469501292</text:p>
          </table:table-cell>
          <table:table-cell/>
          <table:table-cell office:value-type="float" office:value="1443145392.31763" calcext:value-type="float">
            <text:p>1443145392.31763</text:p>
          </table:table-cell>
          <table:table-cell table:formula="of:=[.G198]-[.$B$2]" office:value-type="float" office:value="32.317455291748" calcext:value-type="float">
            <text:p>32.3174552917</text:p>
          </table:table-cell>
          <table:table-cell table:formula="of:=[.C198]/([.H198]-[.H197])" office:value-type="float" office:value="92532.7515626915" calcext:value-type="float">
            <text:p>92532.7515626915</text:p>
          </table:table-cell>
          <table:table-cell table:formula="of:=[.G198]-[.$B198]" office:value-type="float" office:value="10.3024280071259" calcext:value-type="float">
            <text:p>10.302428007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5382.05754" calcext:value-type="float">
            <text:p>1443145382.05754</text:p>
          </table:table-cell>
          <table:table-cell office:value-type="float" office:value="4320" calcext:value-type="float">
            <text:p>4320</text:p>
          </table:table-cell>
          <table:table-cell table:formula="of:=[.B199]-[.$B$2]" office:value-type="float" office:value="22.0573637485504" calcext:value-type="float">
            <text:p>22.0573637486</text:p>
          </table:table-cell>
          <table:table-cell table:formula="of:=[.C199]/([.D199]-[.D198])" office:value-type="float" office:value="102039.698150609" calcext:value-type="float">
            <text:p>102039.698150609</text:p>
          </table:table-cell>
          <table:table-cell/>
          <table:table-cell office:value-type="float" office:value="1443145392.3643" calcext:value-type="float">
            <text:p>1443145392.3643</text:p>
          </table:table-cell>
          <table:table-cell table:formula="of:=[.G199]-[.$B$2]" office:value-type="float" office:value="32.3641283512115" calcext:value-type="float">
            <text:p>32.3641283512</text:p>
          </table:table-cell>
          <table:table-cell table:formula="of:=[.C199]/([.H199]-[.H198])" office:value-type="float" office:value="92558.7490868968" calcext:value-type="float">
            <text:p>92558.7490868968</text:p>
          </table:table-cell>
          <table:table-cell table:formula="of:=[.G199]-[.$B199]" office:value-type="float" office:value="10.3067646026611" calcext:value-type="float">
            <text:p>10.306764602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5382.09988" calcext:value-type="float">
            <text:p>1443145382.09988</text:p>
          </table:table-cell>
          <table:table-cell office:value-type="float" office:value="4320" calcext:value-type="float">
            <text:p>4320</text:p>
          </table:table-cell>
          <table:table-cell table:formula="of:=[.B200]-[.$B$2]" office:value-type="float" office:value="22.0997004508972" calcext:value-type="float">
            <text:p>22.0997004509</text:p>
          </table:table-cell>
          <table:table-cell table:formula="of:=[.C200]/([.D200]-[.D199])" office:value-type="float" office:value="102039.123515399" calcext:value-type="float">
            <text:p>102039.123515399</text:p>
          </table:table-cell>
          <table:table-cell/>
          <table:table-cell office:value-type="float" office:value="1443145392.41102" calcext:value-type="float">
            <text:p>1443145392.41102</text:p>
          </table:table-cell>
          <table:table-cell table:formula="of:=[.G200]-[.$B$2]" office:value-type="float" office:value="32.4108402729034" calcext:value-type="float">
            <text:p>32.4108402729</text:p>
          </table:table-cell>
          <table:table-cell table:formula="of:=[.C200]/([.H200]-[.H199])" office:value-type="float" office:value="92481.7443498499" calcext:value-type="float">
            <text:p>92481.7443498499</text:p>
          </table:table-cell>
          <table:table-cell table:formula="of:=[.G200]-[.$B200]" office:value-type="float" office:value="10.3111398220062" calcext:value-type="float">
            <text:p>10.31113982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5382.14221" calcext:value-type="float">
            <text:p>1443145382.14221</text:p>
          </table:table-cell>
          <table:table-cell office:value-type="float" office:value="4320" calcext:value-type="float">
            <text:p>4320</text:p>
          </table:table-cell>
          <table:table-cell table:formula="of:=[.B201]-[.$B$2]" office:value-type="float" office:value="22.1420302391052" calcext:value-type="float">
            <text:p>22.1420302391</text:p>
          </table:table-cell>
          <table:table-cell table:formula="of:=[.C201]/([.D201]-[.D200])" office:value-type="float" office:value="102055.790564592" calcext:value-type="float">
            <text:p>102055.790564592</text:p>
          </table:table-cell>
          <table:table-cell/>
          <table:table-cell office:value-type="float" office:value="1443145392.45771" calcext:value-type="float">
            <text:p>1443145392.45771</text:p>
          </table:table-cell>
          <table:table-cell table:formula="of:=[.G201]-[.$B$2]" office:value-type="float" office:value="32.457533121109" calcext:value-type="float">
            <text:p>32.4575331211</text:p>
          </table:table-cell>
          <table:table-cell table:formula="of:=[.C201]/([.H201]-[.H200])" office:value-type="float" office:value="92519.5220685852" calcext:value-type="float">
            <text:p>92519.5220685852</text:p>
          </table:table-cell>
          <table:table-cell table:formula="of:=[.G201]-[.$B201]" office:value-type="float" office:value="10.3155028820038" calcext:value-type="float">
            <text:p>10.31550288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5382.18454" calcext:value-type="float">
            <text:p>1443145382.18454</text:p>
          </table:table-cell>
          <table:table-cell office:value-type="float" office:value="4320" calcext:value-type="float">
            <text:p>4320</text:p>
          </table:table-cell>
          <table:table-cell table:formula="of:=[.B202]-[.$B$2]" office:value-type="float" office:value="22.1843609809875" calcext:value-type="float">
            <text:p>22.184360981</text:p>
          </table:table-cell>
          <table:table-cell table:formula="of:=[.C202]/([.D202]-[.D201])" office:value-type="float" office:value="102053.491337554" calcext:value-type="float">
            <text:p>102053.491337554</text:p>
          </table:table-cell>
          <table:table-cell/>
          <table:table-cell office:value-type="float" office:value="1443145392.50439" calcext:value-type="float">
            <text:p>1443145392.50439</text:p>
          </table:table-cell>
          <table:table-cell table:formula="of:=[.G202]-[.$B$2]" office:value-type="float" office:value="32.50421833992" calcext:value-type="float">
            <text:p>32.5042183399</text:p>
          </table:table-cell>
          <table:table-cell table:formula="of:=[.C202]/([.H202]-[.H201])" office:value-type="float" office:value="92534.6417992769" calcext:value-type="float">
            <text:p>92534.6417992769</text:p>
          </table:table-cell>
          <table:table-cell table:formula="of:=[.G202]-[.$B202]" office:value-type="float" office:value="10.3198573589325" calcext:value-type="float">
            <text:p>10.319857358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5382.22688" calcext:value-type="float">
            <text:p>1443145382.22688</text:p>
          </table:table-cell>
          <table:table-cell office:value-type="float" office:value="4320" calcext:value-type="float">
            <text:p>4320</text:p>
          </table:table-cell>
          <table:table-cell table:formula="of:=[.B203]-[.$B$2]" office:value-type="float" office:value="22.226699590683" calcext:value-type="float">
            <text:p>22.2266995907</text:p>
          </table:table-cell>
          <table:table-cell table:formula="of:=[.C203]/([.D203]-[.D202])" office:value-type="float" office:value="102034.526666704" calcext:value-type="float">
            <text:p>102034.526666704</text:p>
          </table:table-cell>
          <table:table-cell/>
          <table:table-cell office:value-type="float" office:value="1443145392.55108" calcext:value-type="float">
            <text:p>1443145392.55108</text:p>
          </table:table-cell>
          <table:table-cell table:formula="of:=[.G203]-[.$B$2]" office:value-type="float" office:value="32.5508992671967" calcext:value-type="float">
            <text:p>32.5508992672</text:p>
          </table:table-cell>
          <table:table-cell table:formula="of:=[.C203]/([.H203]-[.H202])" office:value-type="float" office:value="92543.1488196778" calcext:value-type="float">
            <text:p>92543.1488196778</text:p>
          </table:table-cell>
          <table:table-cell table:formula="of:=[.G203]-[.$B203]" office:value-type="float" office:value="10.3241996765137" calcext:value-type="float">
            <text:p>10.324199676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5382.2692" calcext:value-type="float">
            <text:p>1443145382.2692</text:p>
          </table:table-cell>
          <table:table-cell office:value-type="float" office:value="4320" calcext:value-type="float">
            <text:p>4320</text:p>
          </table:table-cell>
          <table:table-cell table:formula="of:=[.B204]-[.$B$2]" office:value-type="float" office:value="22.2690198421478" calcext:value-type="float">
            <text:p>22.2690198421</text:p>
          </table:table-cell>
          <table:table-cell table:formula="of:=[.C204]/([.D204]-[.D203])" office:value-type="float" office:value="102078.788534343" calcext:value-type="float">
            <text:p>102078.788534343</text:p>
          </table:table-cell>
          <table:table-cell/>
          <table:table-cell office:value-type="float" office:value="1443145392.59776" calcext:value-type="float">
            <text:p>1443145392.59776</text:p>
          </table:table-cell>
          <table:table-cell table:formula="of:=[.G204]-[.$B$2]" office:value-type="float" office:value="32.5975801944733" calcext:value-type="float">
            <text:p>32.5975801945</text:p>
          </table:table-cell>
          <table:table-cell table:formula="of:=[.C204]/([.H204]-[.H203])" office:value-type="float" office:value="92543.1488196778" calcext:value-type="float">
            <text:p>92543.1488196778</text:p>
          </table:table-cell>
          <table:table-cell table:formula="of:=[.G204]-[.$B204]" office:value-type="float" office:value="10.3285603523254" calcext:value-type="float">
            <text:p>10.3285603523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5382.31153" calcext:value-type="float">
            <text:p>1443145382.31153</text:p>
          </table:table-cell>
          <table:table-cell office:value-type="float" office:value="4320" calcext:value-type="float">
            <text:p>4320</text:p>
          </table:table-cell>
          <table:table-cell table:formula="of:=[.B205]-[.$B$2]" office:value-type="float" office:value="22.3113555908203" calcext:value-type="float">
            <text:p>22.3113555908</text:p>
          </table:table-cell>
          <table:table-cell table:formula="of:=[.C205]/([.D205]-[.D204])" office:value-type="float" office:value="102041.422095073" calcext:value-type="float">
            <text:p>102041.422095073</text:p>
          </table:table-cell>
          <table:table-cell/>
          <table:table-cell office:value-type="float" office:value="1443145392.64443" calcext:value-type="float">
            <text:p>1443145392.64443</text:p>
          </table:table-cell>
          <table:table-cell table:formula="of:=[.G205]-[.$B$2]" office:value-type="float" office:value="32.6442587375641" calcext:value-type="float">
            <text:p>32.6442587376</text:p>
          </table:table-cell>
          <table:table-cell table:formula="of:=[.C205]/([.H205]-[.H204])" office:value-type="float" office:value="92547.875618028" calcext:value-type="float">
            <text:p>92547.875618028</text:p>
          </table:table-cell>
          <table:table-cell table:formula="of:=[.G205]-[.$B205]" office:value-type="float" office:value="10.3329031467438" calcext:value-type="float">
            <text:p>10.332903146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5382.35386" calcext:value-type="float">
            <text:p>1443145382.35386</text:p>
          </table:table-cell>
          <table:table-cell office:value-type="float" office:value="4320" calcext:value-type="float">
            <text:p>4320</text:p>
          </table:table-cell>
          <table:table-cell table:formula="of:=[.B206]-[.$B$2]" office:value-type="float" office:value="22.353679895401" calcext:value-type="float">
            <text:p>22.3536798954</text:p>
          </table:table-cell>
          <table:table-cell table:formula="of:=[.C206]/([.D206]-[.D205])" office:value-type="float" office:value="102069.013130841" calcext:value-type="float">
            <text:p>102069.013130841</text:p>
          </table:table-cell>
          <table:table-cell/>
          <table:table-cell office:value-type="float" office:value="1443145392.69115" calcext:value-type="float">
            <text:p>1443145392.69115</text:p>
          </table:table-cell>
          <table:table-cell table:formula="of:=[.G206]-[.$B$2]" office:value-type="float" office:value="32.6909718513489" calcext:value-type="float">
            <text:p>32.6909718513</text:p>
          </table:table-cell>
          <table:table-cell table:formula="of:=[.C206]/([.H206]-[.H205])" office:value-type="float" office:value="92479.3842667497" calcext:value-type="float">
            <text:p>92479.3842667497</text:p>
          </table:table-cell>
          <table:table-cell table:formula="of:=[.G206]-[.$B206]" office:value-type="float" office:value="10.3372919559479" calcext:value-type="float">
            <text:p>10.337291955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5382.39618" calcext:value-type="float">
            <text:p>1443145382.39618</text:p>
          </table:table-cell>
          <table:table-cell office:value-type="float" office:value="4320" calcext:value-type="float">
            <text:p>4320</text:p>
          </table:table-cell>
          <table:table-cell table:formula="of:=[.B207]-[.$B$2]" office:value-type="float" office:value="22.3960075378418" calcext:value-type="float">
            <text:p>22.3960075378</text:p>
          </table:table-cell>
          <table:table-cell table:formula="of:=[.C207]/([.D207]-[.D206])" office:value-type="float" office:value="102060.964204241" calcext:value-type="float">
            <text:p>102060.964204241</text:p>
          </table:table-cell>
          <table:table-cell/>
          <table:table-cell office:value-type="float" office:value="1443145392.73783" calcext:value-type="float">
            <text:p>1443145392.73783</text:p>
          </table:table-cell>
          <table:table-cell table:formula="of:=[.G207]-[.$B$2]" office:value-type="float" office:value="32.7376499176025" calcext:value-type="float">
            <text:p>32.7376499176</text:p>
          </table:table-cell>
          <table:table-cell table:formula="of:=[.C207]/([.H207]-[.H206])" office:value-type="float" office:value="92548.8210356417" calcext:value-type="float">
            <text:p>92548.8210356417</text:p>
          </table:table-cell>
          <table:table-cell table:formula="of:=[.G207]-[.$B207]" office:value-type="float" office:value="10.3416423797607" calcext:value-type="float">
            <text:p>10.341642379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5382.43851" calcext:value-type="float">
            <text:p>1443145382.43851</text:p>
          </table:table-cell>
          <table:table-cell office:value-type="float" office:value="4320" calcext:value-type="float">
            <text:p>4320</text:p>
          </table:table-cell>
          <table:table-cell table:formula="of:=[.B208]-[.$B$2]" office:value-type="float" office:value="22.4383299350738" calcext:value-type="float">
            <text:p>22.4383299351</text:p>
          </table:table-cell>
          <table:table-cell table:formula="of:=[.C208]/([.D208]-[.D207])" office:value-type="float" office:value="102073.613087492" calcext:value-type="float">
            <text:p>102073.613087492</text:p>
          </table:table-cell>
          <table:table-cell/>
          <table:table-cell office:value-type="float" office:value="1443145392.78451" calcext:value-type="float">
            <text:p>1443145392.78451</text:p>
          </table:table-cell>
          <table:table-cell table:formula="of:=[.G208]-[.$B$2]" office:value-type="float" office:value="32.7843339443207" calcext:value-type="float">
            <text:p>32.7843339443</text:p>
          </table:table-cell>
          <table:table-cell table:formula="of:=[.C208]/([.H208]-[.H207])" office:value-type="float" office:value="92537.0047036112" calcext:value-type="float">
            <text:p>92537.0047036112</text:p>
          </table:table-cell>
          <table:table-cell table:formula="of:=[.G208]-[.$B208]" office:value-type="float" office:value="10.3460040092468" calcext:value-type="float">
            <text:p>10.346004009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5382.48083" calcext:value-type="float">
            <text:p>1443145382.48083</text:p>
          </table:table-cell>
          <table:table-cell office:value-type="float" office:value="4320" calcext:value-type="float">
            <text:p>4320</text:p>
          </table:table-cell>
          <table:table-cell table:formula="of:=[.B209]-[.$B$2]" office:value-type="float" office:value="22.4806501865387" calcext:value-type="float">
            <text:p>22.4806501865</text:p>
          </table:table-cell>
          <table:table-cell table:formula="of:=[.C209]/([.D209]-[.D208])" office:value-type="float" office:value="102078.788534343" calcext:value-type="float">
            <text:p>102078.788534343</text:p>
          </table:table-cell>
          <table:table-cell/>
          <table:table-cell office:value-type="float" office:value="1443145392.83115" calcext:value-type="float">
            <text:p>1443145392.83115</text:p>
          </table:table-cell>
          <table:table-cell table:formula="of:=[.G209]-[.$B$2]" office:value-type="float" office:value="32.8309781551361" calcext:value-type="float">
            <text:p>32.8309781551</text:p>
          </table:table-cell>
          <table:table-cell table:formula="of:=[.C209]/([.H209]-[.H208])" office:value-type="float" office:value="92615.995093028" calcext:value-type="float">
            <text:p>92615.995093028</text:p>
          </table:table-cell>
          <table:table-cell table:formula="of:=[.G209]-[.$B209]" office:value-type="float" office:value="10.3503279685974" calcext:value-type="float">
            <text:p>10.350327968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5382.52319" calcext:value-type="float">
            <text:p>1443145382.52319</text:p>
          </table:table-cell>
          <table:table-cell office:value-type="float" office:value="4320" calcext:value-type="float">
            <text:p>4320</text:p>
          </table:table-cell>
          <table:table-cell table:formula="of:=[.B210]-[.$B$2]" office:value-type="float" office:value="22.5230104923248" calcext:value-type="float">
            <text:p>22.5230104923</text:p>
          </table:table-cell>
          <table:table-cell table:formula="of:=[.C210]/([.D210]-[.D209])" office:value-type="float" office:value="101982.266648656" calcext:value-type="float">
            <text:p>101982.266648656</text:p>
          </table:table-cell>
          <table:table-cell/>
          <table:table-cell office:value-type="float" office:value="1443145392.87786" calcext:value-type="float">
            <text:p>1443145392.87786</text:p>
          </table:table-cell>
          <table:table-cell table:formula="of:=[.G210]-[.$B$2]" office:value-type="float" office:value="32.8776869773865" calcext:value-type="float">
            <text:p>32.8776869774</text:p>
          </table:table-cell>
          <table:table-cell table:formula="of:=[.C210]/([.H210]-[.H209])" office:value-type="float" office:value="92487.8811296967" calcext:value-type="float">
            <text:p>92487.8811296967</text:p>
          </table:table-cell>
          <table:table-cell table:formula="of:=[.G210]-[.$B210]" office:value-type="float" office:value="10.3546764850616" calcext:value-type="float">
            <text:p>10.354676485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5382.56552" calcext:value-type="float">
            <text:p>1443145382.56552</text:p>
          </table:table-cell>
          <table:table-cell office:value-type="float" office:value="4320" calcext:value-type="float">
            <text:p>4320</text:p>
          </table:table-cell>
          <table:table-cell table:formula="of:=[.B211]-[.$B$2]" office:value-type="float" office:value="22.56534075737" calcext:value-type="float">
            <text:p>22.5653407574</text:p>
          </table:table-cell>
          <table:table-cell table:formula="of:=[.C211]/([.D211]-[.D210])" office:value-type="float" office:value="102054.640938123" calcext:value-type="float">
            <text:p>102054.640938123</text:p>
          </table:table-cell>
          <table:table-cell/>
          <table:table-cell office:value-type="float" office:value="1443145392.92453" calcext:value-type="float">
            <text:p>1443145392.92453</text:p>
          </table:table-cell>
          <table:table-cell table:formula="of:=[.G211]-[.$B$2]" office:value-type="float" office:value="32.9243521690369" calcext:value-type="float">
            <text:p>32.924352169</text:p>
          </table:table-cell>
          <table:table-cell table:formula="of:=[.C211]/([.H211]-[.H210])" office:value-type="float" office:value="92574.3546145672" calcext:value-type="float">
            <text:p>92574.3546145672</text:p>
          </table:table-cell>
          <table:table-cell table:formula="of:=[.G211]-[.$B211]" office:value-type="float" office:value="10.3590114116669" calcext:value-type="float">
            <text:p>10.359011411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5382.60785" calcext:value-type="float">
            <text:p>1443145382.60785</text:p>
          </table:table-cell>
          <table:table-cell office:value-type="float" office:value="4320" calcext:value-type="float">
            <text:p>4320</text:p>
          </table:table-cell>
          <table:table-cell table:formula="of:=[.B212]-[.$B$2]" office:value-type="float" office:value="22.607673406601" calcext:value-type="float">
            <text:p>22.6076734066</text:p>
          </table:table-cell>
          <table:table-cell table:formula="of:=[.C212]/([.D212]-[.D211])" office:value-type="float" office:value="102048.89319426" calcext:value-type="float">
            <text:p>102048.89319426</text:p>
          </table:table-cell>
          <table:table-cell/>
          <table:table-cell office:value-type="float" office:value="1443145392.97116" calcext:value-type="float">
            <text:p>1443145392.97116</text:p>
          </table:table-cell>
          <table:table-cell table:formula="of:=[.G212]-[.$B$2]" office:value-type="float" office:value="32.9709804058075" calcext:value-type="float">
            <text:p>32.9709804058</text:p>
          </table:table-cell>
          <table:table-cell table:formula="of:=[.C212]/([.H212]-[.H211])" office:value-type="float" office:value="92647.7237655505" calcext:value-type="float">
            <text:p>92647.7237655505</text:p>
          </table:table-cell>
          <table:table-cell table:formula="of:=[.G212]-[.$B212]" office:value-type="float" office:value="10.3633069992065" calcext:value-type="float">
            <text:p>10.363306999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5382.65018" calcext:value-type="float">
            <text:p>1443145382.65018</text:p>
          </table:table-cell>
          <table:table-cell office:value-type="float" office:value="4320" calcext:value-type="float">
            <text:p>4320</text:p>
          </table:table-cell>
          <table:table-cell table:formula="of:=[.B213]-[.$B$2]" office:value-type="float" office:value="22.6500027179718" calcext:value-type="float">
            <text:p>22.650002718</text:p>
          </table:table-cell>
          <table:table-cell table:formula="of:=[.C213]/([.D213]-[.D212])" office:value-type="float" office:value="102056.940216963" calcext:value-type="float">
            <text:p>102056.940216963</text:p>
          </table:table-cell>
          <table:table-cell/>
          <table:table-cell office:value-type="float" office:value="1443145393.0178" calcext:value-type="float">
            <text:p>1443145393.0178</text:p>
          </table:table-cell>
          <table:table-cell table:formula="of:=[.G213]-[.$B$2]" office:value-type="float" office:value="33.0176191329956" calcext:value-type="float">
            <text:p>33.017619133</text:p>
          </table:table-cell>
          <table:table-cell table:formula="of:=[.C213]/([.H213]-[.H212])" office:value-type="float" office:value="92626.8845754715" calcext:value-type="float">
            <text:p>92626.8845754715</text:p>
          </table:table-cell>
          <table:table-cell table:formula="of:=[.G213]-[.$B213]" office:value-type="float" office:value="10.3676164150238" calcext:value-type="float">
            <text:p>10.36761641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5382.69251" calcext:value-type="float">
            <text:p>1443145382.69251</text:p>
          </table:table-cell>
          <table:table-cell office:value-type="float" office:value="4320" calcext:value-type="float">
            <text:p>4320</text:p>
          </table:table-cell>
          <table:table-cell table:formula="of:=[.B214]-[.$B$2]" office:value-type="float" office:value="22.6923320293427" calcext:value-type="float">
            <text:p>22.6923320293</text:p>
          </table:table-cell>
          <table:table-cell table:formula="of:=[.C214]/([.D214]-[.D213])" office:value-type="float" office:value="102056.940216963" calcext:value-type="float">
            <text:p>102056.940216963</text:p>
          </table:table-cell>
          <table:table-cell/>
          <table:table-cell office:value-type="float" office:value="1443145393.03218" calcext:value-type="float">
            <text:p>1443145393.03218</text:p>
          </table:table-cell>
          <table:table-cell table:formula="of:=[.G214]-[.$B$2]" office:value-type="float" office:value="33.0320067405701" calcext:value-type="float">
            <text:p>33.0320067406</text:p>
          </table:table-cell>
          <table:table-cell table:formula="of:=[.C214]/([.H214]-[.H213])" office:value-type="float" office:value="300258.397905412" calcext:value-type="float">
            <text:p>300258.397905412</text:p>
          </table:table-cell>
          <table:table-cell table:formula="of:=[.G214]-[.$B214]" office:value-type="float" office:value="10.3396747112274" calcext:value-type="float">
            <text:p>10.339674711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5382.73484" calcext:value-type="float">
            <text:p>1443145382.73484</text:p>
          </table:table-cell>
          <table:table-cell office:value-type="float" office:value="4320" calcext:value-type="float">
            <text:p>4320</text:p>
          </table:table-cell>
          <table:table-cell table:formula="of:=[.B215]-[.$B$2]" office:value-type="float" office:value="22.7346596717834" calcext:value-type="float">
            <text:p>22.7346596718</text:p>
          </table:table-cell>
          <table:table-cell table:formula="of:=[.C215]/([.D215]-[.D214])" office:value-type="float" office:value="102060.964204241" calcext:value-type="float">
            <text:p>102060.964204241</text:p>
          </table:table-cell>
          <table:table-cell/>
          <table:table-cell office:value-type="float" office:value="1443145393.04659" calcext:value-type="float">
            <text:p>1443145393.04659</text:p>
          </table:table-cell>
          <table:table-cell table:formula="of:=[.G215]-[.$B$2]" office:value-type="float" office:value="33.0464088916779" calcext:value-type="float">
            <text:p>33.0464088917</text:p>
          </table:table-cell>
          <table:table-cell table:formula="of:=[.C215]/([.H215]-[.H214])" office:value-type="float" office:value="299955.191947953" calcext:value-type="float">
            <text:p>299955.191947953</text:p>
          </table:table-cell>
          <table:table-cell table:formula="of:=[.G215]-[.$B215]" office:value-type="float" office:value="10.3117492198944" calcext:value-type="float">
            <text:p>10.311749219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5382.77716" calcext:value-type="float">
            <text:p>1443145382.77716</text:p>
          </table:table-cell>
          <table:table-cell office:value-type="float" office:value="4320" calcext:value-type="float">
            <text:p>4320</text:p>
          </table:table-cell>
          <table:table-cell table:formula="of:=[.B216]-[.$B$2]" office:value-type="float" office:value="22.7769858837128" calcext:value-type="float">
            <text:p>22.7769858837</text:p>
          </table:table-cell>
          <table:table-cell table:formula="of:=[.C216]/([.D216]-[.D215])" office:value-type="float" office:value="102064.413588766" calcext:value-type="float">
            <text:p>102064.413588766</text:p>
          </table:table-cell>
          <table:table-cell/>
          <table:table-cell office:value-type="float" office:value="1443145393.07471" calcext:value-type="float">
            <text:p>1443145393.07471</text:p>
          </table:table-cell>
          <table:table-cell table:formula="of:=[.G216]-[.$B$2]" office:value-type="float" office:value="33.0745320320129" calcext:value-type="float">
            <text:p>33.074532032</text:p>
          </table:table-cell>
          <table:table-cell table:formula="of:=[.C216]/([.H216]-[.H215])" office:value-type="float" office:value="153610.15692159" calcext:value-type="float">
            <text:p>153610.15692159</text:p>
          </table:table-cell>
          <table:table-cell table:formula="of:=[.G216]-[.$B216]" office:value-type="float" office:value="10.2975461483002" calcext:value-type="float">
            <text:p>10.2975461483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5382.81949" calcext:value-type="float">
            <text:p>1443145382.81949</text:p>
          </table:table-cell>
          <table:table-cell office:value-type="float" office:value="4320" calcext:value-type="float">
            <text:p>4320</text:p>
          </table:table-cell>
          <table:table-cell table:formula="of:=[.B217]-[.$B$2]" office:value-type="float" office:value="22.8193135261536" calcext:value-type="float">
            <text:p>22.8193135262</text:p>
          </table:table-cell>
          <table:table-cell table:formula="of:=[.C217]/([.D217]-[.D216])" office:value-type="float" office:value="102060.964204241" calcext:value-type="float">
            <text:p>102060.964204241</text:p>
          </table:table-cell>
          <table:table-cell/>
          <table:table-cell office:value-type="float" office:value="1443145393.11856" calcext:value-type="float">
            <text:p>1443145393.11856</text:p>
          </table:table-cell>
          <table:table-cell table:formula="of:=[.G217]-[.$B$2]" office:value-type="float" office:value="33.1183815002441" calcext:value-type="float">
            <text:p>33.1183815002</text:p>
          </table:table-cell>
          <table:table-cell table:formula="of:=[.C217]/([.H217]-[.H216])" office:value-type="float" office:value="98518.8686262356" calcext:value-type="float">
            <text:p>98518.8686262356</text:p>
          </table:table-cell>
          <table:table-cell table:formula="of:=[.G217]-[.$B217]" office:value-type="float" office:value="10.2990679740906" calcext:value-type="float">
            <text:p>10.299067974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5382.86182" calcext:value-type="float">
            <text:p>1443145382.86182</text:p>
          </table:table-cell>
          <table:table-cell office:value-type="float" office:value="4320" calcext:value-type="float">
            <text:p>4320</text:p>
          </table:table-cell>
          <table:table-cell table:formula="of:=[.B218]-[.$B$2]" office:value-type="float" office:value="22.8616411685944" calcext:value-type="float">
            <text:p>22.8616411686</text:p>
          </table:table-cell>
          <table:table-cell table:formula="of:=[.C218]/([.D218]-[.D217])" office:value-type="float" office:value="102060.964204241" calcext:value-type="float">
            <text:p>102060.964204241</text:p>
          </table:table-cell>
          <table:table-cell/>
          <table:table-cell office:value-type="float" office:value="1443145393.16239" calcext:value-type="float">
            <text:p>1443145393.16239</text:p>
          </table:table-cell>
          <table:table-cell table:formula="of:=[.G218]-[.$B$2]" office:value-type="float" office:value="33.1622121334076" calcext:value-type="float">
            <text:p>33.1622121334</text:p>
          </table:table-cell>
          <table:table-cell table:formula="of:=[.C218]/([.H218]-[.H217])" office:value-type="float" office:value="98561.2045322266" calcext:value-type="float">
            <text:p>98561.2045322266</text:p>
          </table:table-cell>
          <table:table-cell table:formula="of:=[.G218]-[.$B218]" office:value-type="float" office:value="10.3005709648132" calcext:value-type="float">
            <text:p>10.300570964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5382.90415" calcext:value-type="float">
            <text:p>1443145382.90415</text:p>
          </table:table-cell>
          <table:table-cell office:value-type="float" office:value="4320" calcext:value-type="float">
            <text:p>4320</text:p>
          </table:table-cell>
          <table:table-cell table:formula="of:=[.B219]-[.$B$2]" office:value-type="float" office:value="22.9039757251739" calcext:value-type="float">
            <text:p>22.9039757252</text:p>
          </table:table-cell>
          <table:table-cell table:formula="of:=[.C219]/([.D219]-[.D218])" office:value-type="float" office:value="102044.295465297" calcext:value-type="float">
            <text:p>102044.295465297</text:p>
          </table:table-cell>
          <table:table-cell/>
          <table:table-cell office:value-type="float" office:value="1443145393.20638" calcext:value-type="float">
            <text:p>1443145393.20638</text:p>
          </table:table-cell>
          <table:table-cell table:formula="of:=[.G219]-[.$B$2]" office:value-type="float" office:value="33.2062072753906" calcext:value-type="float">
            <text:p>33.2062072754</text:p>
          </table:table-cell>
          <table:table-cell table:formula="of:=[.C219]/([.H219]-[.H218])" office:value-type="float" office:value="98192.6595819627" calcext:value-type="float">
            <text:p>98192.6595819627</text:p>
          </table:table-cell>
          <table:table-cell table:formula="of:=[.G219]-[.$B219]" office:value-type="float" office:value="10.3022315502167" calcext:value-type="float">
            <text:p>10.302231550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5382.94648" calcext:value-type="float">
            <text:p>1443145382.94648</text:p>
          </table:table-cell>
          <table:table-cell office:value-type="float" office:value="4320" calcext:value-type="float">
            <text:p>4320</text:p>
          </table:table-cell>
          <table:table-cell table:formula="of:=[.B220]-[.$B$2]" office:value-type="float" office:value="22.9463000297546" calcext:value-type="float">
            <text:p>22.9463000298</text:p>
          </table:table-cell>
          <table:table-cell table:formula="of:=[.C220]/([.D220]-[.D219])" office:value-type="float" office:value="102069.013130841" calcext:value-type="float">
            <text:p>102069.013130841</text:p>
          </table:table-cell>
          <table:table-cell/>
          <table:table-cell office:value-type="float" office:value="1443145393.25021" calcext:value-type="float">
            <text:p>1443145393.25021</text:p>
          </table:table-cell>
          <table:table-cell table:formula="of:=[.G220]-[.$B$2]" office:value-type="float" office:value="33.2500367164612" calcext:value-type="float">
            <text:p>33.2500367165</text:p>
          </table:table-cell>
          <table:table-cell table:formula="of:=[.C220]/([.H220]-[.H219])" office:value-type="float" office:value="98563.8852442965" calcext:value-type="float">
            <text:p>98563.8852442965</text:p>
          </table:table-cell>
          <table:table-cell table:formula="of:=[.G220]-[.$B220]" office:value-type="float" office:value="10.3037366867065" calcext:value-type="float">
            <text:p>10.3037366867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5382.98879" calcext:value-type="float">
            <text:p>1443145382.98879</text:p>
          </table:table-cell>
          <table:table-cell office:value-type="float" office:value="4320" calcext:value-type="float">
            <text:p>4320</text:p>
          </table:table-cell>
          <table:table-cell table:formula="of:=[.B221]-[.$B$2]" office:value-type="float" office:value="22.9886167049408" calcext:value-type="float">
            <text:p>22.9886167049</text:p>
          </table:table-cell>
          <table:table-cell table:formula="of:=[.C221]/([.D221]-[.D220])" office:value-type="float" office:value="102087.415445464" calcext:value-type="float">
            <text:p>102087.415445464</text:p>
          </table:table-cell>
          <table:table-cell/>
          <table:table-cell office:value-type="float" office:value="1443145393.29409" calcext:value-type="float">
            <text:p>1443145393.29409</text:p>
          </table:table-cell>
          <table:table-cell table:formula="of:=[.G221]-[.$B$2]" office:value-type="float" office:value="33.2939176559448" calcext:value-type="float">
            <text:p>33.2939176559</text:p>
          </table:table-cell>
          <table:table-cell table:formula="of:=[.C221]/([.H221]-[.H220])" office:value-type="float" office:value="98448.2112469438" calcext:value-type="float">
            <text:p>98448.2112469438</text:p>
          </table:table-cell>
          <table:table-cell table:formula="of:=[.G221]-[.$B221]" office:value-type="float" office:value="10.305300951004" calcext:value-type="float">
            <text:p>10.30530095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5383.03188" calcext:value-type="float">
            <text:p>1443145383.03188</text:p>
          </table:table-cell>
          <table:table-cell office:value-type="float" office:value="4320" calcext:value-type="float">
            <text:p>4320</text:p>
          </table:table-cell>
          <table:table-cell table:formula="of:=[.B222]-[.$B$2]" office:value-type="float" office:value="23.031708240509" calcext:value-type="float">
            <text:p>23.0317082405</text:p>
          </table:table-cell>
          <table:table-cell table:formula="of:=[.C222]/([.D222]-[.D221])" office:value-type="float" office:value="100251.707047179" calcext:value-type="float">
            <text:p>100251.707047179</text:p>
          </table:table-cell>
          <table:table-cell/>
          <table:table-cell office:value-type="float" office:value="1443145393.33797" calcext:value-type="float">
            <text:p>1443145393.33797</text:p>
          </table:table-cell>
          <table:table-cell table:formula="of:=[.G222]-[.$B$2]" office:value-type="float" office:value="33.3377907276154" calcext:value-type="float">
            <text:p>33.3377907276</text:p>
          </table:table-cell>
          <table:table-cell table:formula="of:=[.C222]/([.H222]-[.H221])" office:value-type="float" office:value="98465.8660884592" calcext:value-type="float">
            <text:p>98465.8660884592</text:p>
          </table:table-cell>
          <table:table-cell table:formula="of:=[.G222]-[.$B222]" office:value-type="float" office:value="10.3060824871063" calcext:value-type="float">
            <text:p>10.306082487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5383.07523" calcext:value-type="float">
            <text:p>1443145383.07523</text:p>
          </table:table-cell>
          <table:table-cell office:value-type="float" office:value="4320" calcext:value-type="float">
            <text:p>4320</text:p>
          </table:table-cell>
          <table:table-cell table:formula="of:=[.B223]-[.$B$2]" office:value-type="float" office:value="23.0750510692596" calcext:value-type="float">
            <text:p>23.0750510693</text:p>
          </table:table-cell>
          <table:table-cell table:formula="of:=[.C223]/([.D223]-[.D222])" office:value-type="float" office:value="99670.4673997349" calcext:value-type="float">
            <text:p>99670.4673997349</text:p>
          </table:table-cell>
          <table:table-cell/>
          <table:table-cell office:value-type="float" office:value="1443145393.38177" calcext:value-type="float">
            <text:p>1443145393.38177</text:p>
          </table:table-cell>
          <table:table-cell table:formula="of:=[.G223]-[.$B$2]" office:value-type="float" office:value="33.3815937042236" calcext:value-type="float">
            <text:p>33.3815937042</text:p>
          </table:table-cell>
          <table:table-cell table:formula="of:=[.C223]/([.H223]-[.H222])" office:value-type="float" office:value="98623.4346271289" calcext:value-type="float">
            <text:p>98623.4346271289</text:p>
          </table:table-cell>
          <table:table-cell table:formula="of:=[.G223]-[.$B223]" office:value-type="float" office:value="10.306542634964" calcext:value-type="float">
            <text:p>10.30654263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5383.11857" calcext:value-type="float">
            <text:p>1443145383.11857</text:p>
          </table:table-cell>
          <table:table-cell office:value-type="float" office:value="4320" calcext:value-type="float">
            <text:p>4320</text:p>
          </table:table-cell>
          <table:table-cell table:formula="of:=[.B224]-[.$B$2]" office:value-type="float" office:value="23.1183965206146" calcext:value-type="float">
            <text:p>23.1183965206</text:p>
          </table:table-cell>
          <table:table-cell table:formula="of:=[.C224]/([.D224]-[.D223])" office:value-type="float" office:value="99664.4368660756" calcext:value-type="float">
            <text:p>99664.4368660756</text:p>
          </table:table-cell>
          <table:table-cell/>
          <table:table-cell office:value-type="float" office:value="1443145393.42576" calcext:value-type="float">
            <text:p>1443145393.42576</text:p>
          </table:table-cell>
          <table:table-cell table:formula="of:=[.G224]-[.$B$2]" office:value-type="float" office:value="33.4255814552307" calcext:value-type="float">
            <text:p>33.4255814552</text:p>
          </table:table-cell>
          <table:table-cell table:formula="of:=[.C224]/([.H224]-[.H223])" office:value-type="float" office:value="98209.1582564581" calcext:value-type="float">
            <text:p>98209.1582564581</text:p>
          </table:table-cell>
          <table:table-cell table:formula="of:=[.G224]-[.$B224]" office:value-type="float" office:value="10.3071849346161" calcext:value-type="float">
            <text:p>10.307184934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5383.16191" calcext:value-type="float">
            <text:p>1443145383.16191</text:p>
          </table:table-cell>
          <table:table-cell office:value-type="float" office:value="4320" calcext:value-type="float">
            <text:p>4320</text:p>
          </table:table-cell>
          <table:table-cell table:formula="of:=[.B225]-[.$B$2]" office:value-type="float" office:value="23.1617386341095" calcext:value-type="float">
            <text:p>23.1617386341</text:p>
          </table:table-cell>
          <table:table-cell table:formula="of:=[.C225]/([.D225]-[.D224])" office:value-type="float" office:value="99672.1122173937" calcext:value-type="float">
            <text:p>99672.1122173937</text:p>
          </table:table-cell>
          <table:table-cell/>
          <table:table-cell office:value-type="float" office:value="1443145393.46964" calcext:value-type="float">
            <text:p>1443145393.46964</text:p>
          </table:table-cell>
          <table:table-cell table:formula="of:=[.G225]-[.$B$2]" office:value-type="float" office:value="33.4694592952728" calcext:value-type="float">
            <text:p>33.4694592953</text:p>
          </table:table-cell>
          <table:table-cell table:formula="of:=[.C225]/([.H225]-[.H224])" office:value-type="float" office:value="98455.165428691" calcext:value-type="float">
            <text:p>98455.165428691</text:p>
          </table:table-cell>
          <table:table-cell table:formula="of:=[.G225]-[.$B225]" office:value-type="float" office:value="10.3077206611633" calcext:value-type="float">
            <text:p>10.307720661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5383.20529" calcext:value-type="float">
            <text:p>1443145383.20529</text:p>
          </table:table-cell>
          <table:table-cell office:value-type="float" office:value="4320" calcext:value-type="float">
            <text:p>4320</text:p>
          </table:table-cell>
          <table:table-cell table:formula="of:=[.B226]-[.$B$2]" office:value-type="float" office:value="23.2051095962524" calcext:value-type="float">
            <text:p>23.2051095963</text:p>
          </table:table-cell>
          <table:table-cell table:formula="of:=[.C226]/([.D226]-[.D225])" office:value-type="float" office:value="99605.8142718142" calcext:value-type="float">
            <text:p>99605.8142718142</text:p>
          </table:table-cell>
          <table:table-cell/>
          <table:table-cell office:value-type="float" office:value="1443145393.51352" calcext:value-type="float">
            <text:p>1443145393.51352</text:p>
          </table:table-cell>
          <table:table-cell table:formula="of:=[.G226]-[.$B$2]" office:value-type="float" office:value="33.5133473873138" calcext:value-type="float">
            <text:p>33.5133473873</text:p>
          </table:table-cell>
          <table:table-cell table:formula="of:=[.C226]/([.H226]-[.H225])" office:value-type="float" office:value="98432.1668839635" calcext:value-type="float">
            <text:p>98432.1668839635</text:p>
          </table:table-cell>
          <table:table-cell table:formula="of:=[.G226]-[.$B226]" office:value-type="float" office:value="10.3082377910614" calcext:value-type="float">
            <text:p>10.308237791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5383.24861" calcext:value-type="float">
            <text:p>1443145383.24861</text:p>
          </table:table-cell>
          <table:table-cell office:value-type="float" office:value="4320" calcext:value-type="float">
            <text:p>4320</text:p>
          </table:table-cell>
          <table:table-cell table:formula="of:=[.B227]-[.$B$2]" office:value-type="float" office:value="23.2484362125397" calcext:value-type="float">
            <text:p>23.2484362125</text:p>
          </table:table-cell>
          <table:table-cell table:formula="of:=[.C227]/([.D227]-[.D226])" office:value-type="float" office:value="99707.7632686752" calcext:value-type="float">
            <text:p>99707.7632686752</text:p>
          </table:table-cell>
          <table:table-cell/>
          <table:table-cell office:value-type="float" office:value="1443145393.5574" calcext:value-type="float">
            <text:p>1443145393.5574</text:p>
          </table:table-cell>
          <table:table-cell table:formula="of:=[.G227]-[.$B$2]" office:value-type="float" office:value="33.5572254657745" calcext:value-type="float">
            <text:p>33.5572254658</text:p>
          </table:table-cell>
          <table:table-cell table:formula="of:=[.C227]/([.H227]-[.H226])" office:value-type="float" office:value="98454.6304567535" calcext:value-type="float">
            <text:p>98454.6304567535</text:p>
          </table:table-cell>
          <table:table-cell table:formula="of:=[.G227]-[.$B227]" office:value-type="float" office:value="10.3087892532349" calcext:value-type="float">
            <text:p>10.308789253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5383.29196" calcext:value-type="float">
            <text:p>1443145383.29196</text:p>
          </table:table-cell>
          <table:table-cell office:value-type="float" office:value="4320" calcext:value-type="float">
            <text:p>4320</text:p>
          </table:table-cell>
          <table:table-cell table:formula="of:=[.B228]-[.$B$2]" office:value-type="float" office:value="23.2917804718018" calcext:value-type="float">
            <text:p>23.2917804718</text:p>
          </table:table-cell>
          <table:table-cell table:formula="of:=[.C228]/([.D228]-[.D227])" office:value-type="float" office:value="99667.1779272713" calcext:value-type="float">
            <text:p>99667.1779272713</text:p>
          </table:table-cell>
          <table:table-cell/>
          <table:table-cell office:value-type="float" office:value="1443145393.60129" calcext:value-type="float">
            <text:p>1443145393.60129</text:p>
          </table:table-cell>
          <table:table-cell table:formula="of:=[.G228]-[.$B$2]" office:value-type="float" office:value="33.6011140346527" calcext:value-type="float">
            <text:p>33.6011140347</text:p>
          </table:table-cell>
          <table:table-cell table:formula="of:=[.C228]/([.H228]-[.H227])" office:value-type="float" office:value="98431.0974457036" calcext:value-type="float">
            <text:p>98431.0974457036</text:p>
          </table:table-cell>
          <table:table-cell table:formula="of:=[.G228]-[.$B228]" office:value-type="float" office:value="10.309333562851" calcext:value-type="float">
            <text:p>10.309333562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5383.3353" calcext:value-type="float">
            <text:p>1443145383.3353</text:p>
          </table:table-cell>
          <table:table-cell office:value-type="float" office:value="4320" calcext:value-type="float">
            <text:p>4320</text:p>
          </table:table-cell>
          <table:table-cell table:formula="of:=[.B229]-[.$B$2]" office:value-type="float" office:value="23.3351254463196" calcext:value-type="float">
            <text:p>23.3351254463</text:p>
          </table:table-cell>
          <table:table-cell table:formula="of:=[.C229]/([.D229]-[.D228])" office:value-type="float" office:value="99665.5332724612" calcext:value-type="float">
            <text:p>99665.5332724612</text:p>
          </table:table-cell>
          <table:table-cell/>
          <table:table-cell office:value-type="float" office:value="1443145393.64514" calcext:value-type="float">
            <text:p>1443145393.64514</text:p>
          </table:table-cell>
          <table:table-cell table:formula="of:=[.G229]-[.$B$2]" office:value-type="float" office:value="33.6449666023254" calcext:value-type="float">
            <text:p>33.6449666023</text:p>
          </table:table-cell>
          <table:table-cell table:formula="of:=[.C229]/([.H229]-[.H228])" office:value-type="float" office:value="98511.9054428019" calcext:value-type="float">
            <text:p>98511.9054428019</text:p>
          </table:table-cell>
          <table:table-cell table:formula="of:=[.G229]-[.$B229]" office:value-type="float" office:value="10.3098411560059" calcext:value-type="float">
            <text:p>10.30984115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5383.37865" calcext:value-type="float">
            <text:p>1443145383.37865</text:p>
          </table:table-cell>
          <table:table-cell office:value-type="float" office:value="4320" calcext:value-type="float">
            <text:p>4320</text:p>
          </table:table-cell>
          <table:table-cell table:formula="of:=[.B230]-[.$B$2]" office:value-type="float" office:value="23.3784763813019" calcext:value-type="float">
            <text:p>23.3784763813</text:p>
          </table:table-cell>
          <table:table-cell table:formula="of:=[.C230]/([.D230]-[.D229])" office:value-type="float" office:value="99651.8299262486" calcext:value-type="float">
            <text:p>99651.8299262486</text:p>
          </table:table-cell>
          <table:table-cell/>
          <table:table-cell office:value-type="float" office:value="1443145393.68912" calcext:value-type="float">
            <text:p>1443145393.68912</text:p>
          </table:table-cell>
          <table:table-cell table:formula="of:=[.G230]-[.$B$2]" office:value-type="float" office:value="33.6889388561249" calcext:value-type="float">
            <text:p>33.6889388561</text:p>
          </table:table-cell>
          <table:table-cell table:formula="of:=[.C230]/([.H230]-[.H229])" office:value-type="float" office:value="98243.7702580341" calcext:value-type="float">
            <text:p>98243.7702580341</text:p>
          </table:table-cell>
          <table:table-cell table:formula="of:=[.G230]-[.$B230]" office:value-type="float" office:value="10.310462474823" calcext:value-type="float">
            <text:p>10.310462474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5383.42199" calcext:value-type="float">
            <text:p>1443145383.42199</text:p>
          </table:table-cell>
          <table:table-cell office:value-type="float" office:value="4320" calcext:value-type="float">
            <text:p>4320</text:p>
          </table:table-cell>
          <table:table-cell table:formula="of:=[.B231]-[.$B$2]" office:value-type="float" office:value="23.4218089580536" calcext:value-type="float">
            <text:p>23.4218089581</text:p>
          </table:table-cell>
          <table:table-cell table:formula="of:=[.C231]/([.D231]-[.D230])" office:value-type="float" office:value="99694.0483081155" calcext:value-type="float">
            <text:p>99694.0483081155</text:p>
          </table:table-cell>
          <table:table-cell/>
          <table:table-cell office:value-type="float" office:value="1443145393.73293" calcext:value-type="float">
            <text:p>1443145393.73293</text:p>
          </table:table-cell>
          <table:table-cell table:formula="of:=[.G231]-[.$B$2]" office:value-type="float" office:value="33.7327535152435" calcext:value-type="float">
            <text:p>33.7327535152</text:p>
          </table:table-cell>
          <table:table-cell table:formula="of:=[.C231]/([.H231]-[.H230])" office:value-type="float" office:value="98597.1381929783" calcext:value-type="float">
            <text:p>98597.1381929783</text:p>
          </table:table-cell>
          <table:table-cell table:formula="of:=[.G231]-[.$B231]" office:value-type="float" office:value="10.3109445571899" calcext:value-type="float">
            <text:p>10.310944557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5383.46533" calcext:value-type="float">
            <text:p>1443145383.46533</text:p>
          </table:table-cell>
          <table:table-cell office:value-type="float" office:value="4320" calcext:value-type="float">
            <text:p>4320</text:p>
          </table:table-cell>
          <table:table-cell table:formula="of:=[.B232]-[.$B$2]" office:value-type="float" office:value="23.4651544094086" calcext:value-type="float">
            <text:p>23.4651544094</text:p>
          </table:table-cell>
          <table:table-cell table:formula="of:=[.C232]/([.D232]-[.D231])" office:value-type="float" office:value="99664.4368660756" calcext:value-type="float">
            <text:p>99664.4368660756</text:p>
          </table:table-cell>
          <table:table-cell/>
          <table:table-cell office:value-type="float" office:value="1443145393.77684" calcext:value-type="float">
            <text:p>1443145393.77684</text:p>
          </table:table-cell>
          <table:table-cell table:formula="of:=[.G232]-[.$B$2]" office:value-type="float" office:value="33.776661157608" calcext:value-type="float">
            <text:p>33.7766611576</text:p>
          </table:table-cell>
          <table:table-cell table:formula="of:=[.C232]/([.H232]-[.H231])" office:value-type="float" office:value="98388.3389624353" calcext:value-type="float">
            <text:p>98388.3389624353</text:p>
          </table:table-cell>
          <table:table-cell table:formula="of:=[.G232]-[.$B232]" office:value-type="float" office:value="10.3115067481995" calcext:value-type="float">
            <text:p>10.311506748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5383.50867" calcext:value-type="float">
            <text:p>1443145383.50867</text:p>
          </table:table-cell>
          <table:table-cell office:value-type="float" office:value="4320" calcext:value-type="float">
            <text:p>4320</text:p>
          </table:table-cell>
          <table:table-cell table:formula="of:=[.B233]-[.$B$2]" office:value-type="float" office:value="23.5084927082062" calcext:value-type="float">
            <text:p>23.5084927082</text:p>
          </table:table-cell>
          <table:table-cell table:formula="of:=[.C233]/([.D233]-[.D232])" office:value-type="float" office:value="99680.8854951753" calcext:value-type="float">
            <text:p>99680.8854951753</text:p>
          </table:table-cell>
          <table:table-cell/>
          <table:table-cell office:value-type="float" office:value="1443145393.82073" calcext:value-type="float">
            <text:p>1443145393.82073</text:p>
          </table:table-cell>
          <table:table-cell table:formula="of:=[.G233]-[.$B$2]" office:value-type="float" office:value="33.8205530643463" calcext:value-type="float">
            <text:p>33.8205530643</text:p>
          </table:table-cell>
          <table:table-cell table:formula="of:=[.C233]/([.H233]-[.H232])" office:value-type="float" office:value="98423.6120285069" calcext:value-type="float">
            <text:p>98423.6120285069</text:p>
          </table:table-cell>
          <table:table-cell table:formula="of:=[.G233]-[.$B233]" office:value-type="float" office:value="10.3120603561401" calcext:value-type="float">
            <text:p>10.312060356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5383.55202" calcext:value-type="float">
            <text:p>1443145383.55202</text:p>
          </table:table-cell>
          <table:table-cell office:value-type="float" office:value="4320" calcext:value-type="float">
            <text:p>4320</text:p>
          </table:table-cell>
          <table:table-cell table:formula="of:=[.B234]-[.$B$2]" office:value-type="float" office:value="23.5518386363983" calcext:value-type="float">
            <text:p>23.5518386364</text:p>
          </table:table-cell>
          <table:table-cell table:formula="of:=[.C234]/([.D234]-[.D233])" office:value-type="float" office:value="99663.3404838124" calcext:value-type="float">
            <text:p>99663.3404838124</text:p>
          </table:table-cell>
          <table:table-cell/>
          <table:table-cell office:value-type="float" office:value="1443145393.86461" calcext:value-type="float">
            <text:p>1443145393.86461</text:p>
          </table:table-cell>
          <table:table-cell table:formula="of:=[.G234]-[.$B$2]" office:value-type="float" office:value="33.8644297122955" calcext:value-type="float">
            <text:p>33.8644297123</text:p>
          </table:table-cell>
          <table:table-cell table:formula="of:=[.C234]/([.H234]-[.H233])" office:value-type="float" office:value="98457.8403755869" calcext:value-type="float">
            <text:p>98457.8403755869</text:p>
          </table:table-cell>
          <table:table-cell table:formula="of:=[.G234]-[.$B234]" office:value-type="float" office:value="10.3125910758972" calcext:value-type="float">
            <text:p>10.312591075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5383.59536" calcext:value-type="float">
            <text:p>1443145383.59536</text:p>
          </table:table-cell>
          <table:table-cell office:value-type="float" office:value="4320" calcext:value-type="float">
            <text:p>4320</text:p>
          </table:table-cell>
          <table:table-cell table:formula="of:=[.B235]-[.$B$2]" office:value-type="float" office:value="23.5951814651489" calcext:value-type="float">
            <text:p>23.5951814651</text:p>
          </table:table-cell>
          <table:table-cell table:formula="of:=[.C235]/([.D235]-[.D234])" office:value-type="float" office:value="99670.4673997349" calcext:value-type="float">
            <text:p>99670.4673997349</text:p>
          </table:table-cell>
          <table:table-cell/>
          <table:table-cell office:value-type="float" office:value="1443145393.90849" calcext:value-type="float">
            <text:p>1443145393.90849</text:p>
          </table:table-cell>
          <table:table-cell table:formula="of:=[.G235]-[.$B$2]" office:value-type="float" office:value="33.9083151817322" calcext:value-type="float">
            <text:p>33.9083151817</text:p>
          </table:table-cell>
          <table:table-cell table:formula="of:=[.C235]/([.H235]-[.H234])" office:value-type="float" office:value="98438.0492098072" calcext:value-type="float">
            <text:p>98438.0492098072</text:p>
          </table:table-cell>
          <table:table-cell table:formula="of:=[.G235]-[.$B235]" office:value-type="float" office:value="10.3131337165833" calcext:value-type="float">
            <text:p>10.313133716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5383.63869" calcext:value-type="float">
            <text:p>1443145383.63869</text:p>
          </table:table-cell>
          <table:table-cell office:value-type="float" office:value="4320" calcext:value-type="float">
            <text:p>4320</text:p>
          </table:table-cell>
          <table:table-cell table:formula="of:=[.B236]-[.$B$2]" office:value-type="float" office:value="23.6385140419006" calcext:value-type="float">
            <text:p>23.6385140419</text:p>
          </table:table-cell>
          <table:table-cell table:formula="of:=[.C236]/([.D236]-[.D235])" office:value-type="float" office:value="99694.0483081155" calcext:value-type="float">
            <text:p>99694.0483081155</text:p>
          </table:table-cell>
          <table:table-cell/>
          <table:table-cell office:value-type="float" office:value="1443145393.95238" calcext:value-type="float">
            <text:p>1443145393.95238</text:p>
          </table:table-cell>
          <table:table-cell table:formula="of:=[.G236]-[.$B$2]" office:value-type="float" office:value="33.9522044658661" calcext:value-type="float">
            <text:p>33.9522044659</text:p>
          </table:table-cell>
          <table:table-cell table:formula="of:=[.C236]/([.H236]-[.H235])" office:value-type="float" office:value="98429.4933318847" calcext:value-type="float">
            <text:p>98429.4933318847</text:p>
          </table:table-cell>
          <table:table-cell table:formula="of:=[.G236]-[.$B236]" office:value-type="float" office:value="10.3136904239655" calcext:value-type="float">
            <text:p>10.31369042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5383.68202" calcext:value-type="float">
            <text:p>1443145383.68202</text:p>
          </table:table-cell>
          <table:table-cell office:value-type="float" office:value="4320" calcext:value-type="float">
            <text:p>4320</text:p>
          </table:table-cell>
          <table:table-cell table:formula="of:=[.B237]-[.$B$2]" office:value-type="float" office:value="23.6818475723267" calcext:value-type="float">
            <text:p>23.6818475723</text:p>
          </table:table-cell>
          <table:table-cell table:formula="of:=[.C237]/([.D237]-[.D236])" office:value-type="float" office:value="99691.8542645554" calcext:value-type="float">
            <text:p>99691.8542645554</text:p>
          </table:table-cell>
          <table:table-cell/>
          <table:table-cell office:value-type="float" office:value="1443145393.99623" calcext:value-type="float">
            <text:p>1443145393.99623</text:p>
          </table:table-cell>
          <table:table-cell table:formula="of:=[.G237]-[.$B$2]" office:value-type="float" office:value="33.9960563182831" calcext:value-type="float">
            <text:p>33.9960563183</text:p>
          </table:table-cell>
          <table:table-cell table:formula="of:=[.C237]/([.H237]-[.H236])" office:value-type="float" office:value="98513.5122439215" calcext:value-type="float">
            <text:p>98513.5122439215</text:p>
          </table:table-cell>
          <table:table-cell table:formula="of:=[.G237]-[.$B237]" office:value-type="float" office:value="10.3142087459564" calcext:value-type="float">
            <text:p>10.31420874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5383.72536" calcext:value-type="float">
            <text:p>1443145383.72536</text:p>
          </table:table-cell>
          <table:table-cell office:value-type="float" office:value="4320" calcext:value-type="float">
            <text:p>4320</text:p>
          </table:table-cell>
          <table:table-cell table:formula="of:=[.B238]-[.$B$2]" office:value-type="float" office:value="23.7251880168915" calcext:value-type="float">
            <text:p>23.7251880169</text:p>
          </table:table-cell>
          <table:table-cell table:formula="of:=[.C238]/([.D238]-[.D237])" office:value-type="float" office:value="99675.9503363901" calcext:value-type="float">
            <text:p>99675.9503363901</text:p>
          </table:table-cell>
          <table:table-cell/>
          <table:table-cell office:value-type="float" office:value="1443145394.01057" calcext:value-type="float">
            <text:p>1443145394.01057</text:p>
          </table:table-cell>
          <table:table-cell table:formula="of:=[.G238]-[.$B$2]" office:value-type="float" office:value="34.0103933811188" calcext:value-type="float">
            <text:p>34.0103933811</text:p>
          </table:table-cell>
          <table:table-cell table:formula="of:=[.C238]/([.H238]-[.H237])" office:value-type="float" office:value="301316.946818771" calcext:value-type="float">
            <text:p>301316.946818771</text:p>
          </table:table-cell>
          <table:table-cell table:formula="of:=[.G238]-[.$B238]" office:value-type="float" office:value="10.2852053642273" calcext:value-type="float">
            <text:p>10.285205364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5383.76871" calcext:value-type="float">
            <text:p>1443145383.76871</text:p>
          </table:table-cell>
          <table:table-cell office:value-type="float" office:value="4320" calcext:value-type="float">
            <text:p>4320</text:p>
          </table:table-cell>
          <table:table-cell table:formula="of:=[.B239]-[.$B$2]" office:value-type="float" office:value="23.7685294151306" calcext:value-type="float">
            <text:p>23.7685294151</text:p>
          </table:table-cell>
          <table:table-cell table:formula="of:=[.C239]/([.D239]-[.D238])" office:value-type="float" office:value="99673.7570893408" calcext:value-type="float">
            <text:p>99673.7570893408</text:p>
          </table:table-cell>
          <table:table-cell/>
          <table:table-cell office:value-type="float" office:value="1443145394.02492" calcext:value-type="float">
            <text:p>1443145394.02492</text:p>
          </table:table-cell>
          <table:table-cell table:formula="of:=[.G239]-[.$B$2]" office:value-type="float" office:value="34.0247483253479" calcext:value-type="float">
            <text:p>34.0247483253</text:p>
          </table:table-cell>
          <table:table-cell table:formula="of:=[.C239]/([.H239]-[.H238])" office:value-type="float" office:value="300941.608065239" calcext:value-type="float">
            <text:p>300941.608065239</text:p>
          </table:table-cell>
          <table:table-cell table:formula="of:=[.G239]-[.$B239]" office:value-type="float" office:value="10.2562189102173" calcext:value-type="float">
            <text:p>10.256218910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5383.81205" calcext:value-type="float">
            <text:p>1443145383.81205</text:p>
          </table:table-cell>
          <table:table-cell office:value-type="float" office:value="4320" calcext:value-type="float">
            <text:p>4320</text:p>
          </table:table-cell>
          <table:table-cell table:formula="of:=[.B240]-[.$B$2]" office:value-type="float" office:value="23.81187748909" calcext:value-type="float">
            <text:p>23.8118774891</text:p>
          </table:table-cell>
          <table:table-cell table:formula="of:=[.C240]/([.D240]-[.D239])" office:value-type="float" office:value="99658.4070621236" calcext:value-type="float">
            <text:p>99658.4070621236</text:p>
          </table:table-cell>
          <table:table-cell/>
          <table:table-cell office:value-type="float" office:value="1443145394.05935" calcext:value-type="float">
            <text:p>1443145394.05935</text:p>
          </table:table-cell>
          <table:table-cell table:formula="of:=[.G240]-[.$B$2]" office:value-type="float" office:value="34.0591762065887" calcext:value-type="float">
            <text:p>34.0591762066</text:p>
          </table:table-cell>
          <table:table-cell table:formula="of:=[.C240]/([.H240]-[.H239])" office:value-type="float" office:value="125479.693907937" calcext:value-type="float">
            <text:p>125479.693907937</text:p>
          </table:table-cell>
          <table:table-cell table:formula="of:=[.G240]-[.$B240]" office:value-type="float" office:value="10.2472987174988" calcext:value-type="float">
            <text:p>10.247298717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5383.8554" calcext:value-type="float">
            <text:p>1443145383.8554</text:p>
          </table:table-cell>
          <table:table-cell office:value-type="float" office:value="4320" calcext:value-type="float">
            <text:p>4320</text:p>
          </table:table-cell>
          <table:table-cell table:formula="of:=[.B241]-[.$B$2]" office:value-type="float" office:value="23.8552279472351" calcext:value-type="float">
            <text:p>23.8552279472</text:p>
          </table:table-cell>
          <table:table-cell table:formula="of:=[.C241]/([.D241]-[.D240])" office:value-type="float" office:value="99652.9260552729" calcext:value-type="float">
            <text:p>99652.9260552729</text:p>
          </table:table-cell>
          <table:table-cell/>
          <table:table-cell office:value-type="float" office:value="1443145394.10808" calcext:value-type="float">
            <text:p>1443145394.10808</text:p>
          </table:table-cell>
          <table:table-cell table:formula="of:=[.G241]-[.$B$2]" office:value-type="float" office:value="34.1079080104828" calcext:value-type="float">
            <text:p>34.1079080105</text:p>
          </table:table-cell>
          <table:table-cell table:formula="of:=[.C241]/([.H241]-[.H240])" office:value-type="float" office:value="88648.4729642459" calcext:value-type="float">
            <text:p>88648.4729642459</text:p>
          </table:table-cell>
          <table:table-cell table:formula="of:=[.G241]-[.$B241]" office:value-type="float" office:value="10.2526800632477" calcext:value-type="float">
            <text:p>10.252680063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5383.89875" calcext:value-type="float">
            <text:p>1443145383.89875</text:p>
          </table:table-cell>
          <table:table-cell office:value-type="float" office:value="4320" calcext:value-type="float">
            <text:p>4320</text:p>
          </table:table-cell>
          <table:table-cell table:formula="of:=[.B242]-[.$B$2]" office:value-type="float" office:value="23.8985781669617" calcext:value-type="float">
            <text:p>23.898578167</text:p>
          </table:table-cell>
          <table:table-cell table:formula="of:=[.C242]/([.D242]-[.D241])" office:value-type="float" office:value="99653.4741288279" calcext:value-type="float">
            <text:p>99653.4741288279</text:p>
          </table:table-cell>
          <table:table-cell/>
          <table:table-cell office:value-type="float" office:value="1443145394.15683" calcext:value-type="float">
            <text:p>1443145394.15683</text:p>
          </table:table-cell>
          <table:table-cell table:formula="of:=[.G242]-[.$B$2]" office:value-type="float" office:value="34.156653881073" calcext:value-type="float">
            <text:p>34.1566538811</text:p>
          </table:table-cell>
          <table:table-cell table:formula="of:=[.C242]/([.H242]-[.H241])" office:value-type="float" office:value="88622.8914920154" calcext:value-type="float">
            <text:p>88622.8914920154</text:p>
          </table:table-cell>
          <table:table-cell table:formula="of:=[.G242]-[.$B242]" office:value-type="float" office:value="10.2580757141113" calcext:value-type="float">
            <text:p>10.258075714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5383.9421" calcext:value-type="float">
            <text:p>1443145383.9421</text:p>
          </table:table-cell>
          <table:table-cell office:value-type="float" office:value="4320" calcext:value-type="float">
            <text:p>4320</text:p>
          </table:table-cell>
          <table:table-cell table:formula="of:=[.B243]-[.$B$2]" office:value-type="float" office:value="23.9419209957123" calcext:value-type="float">
            <text:p>23.9419209957</text:p>
          </table:table-cell>
          <table:table-cell table:formula="of:=[.C243]/([.D243]-[.D242])" office:value-type="float" office:value="99670.4673997349" calcext:value-type="float">
            <text:p>99670.4673997349</text:p>
          </table:table-cell>
          <table:table-cell/>
          <table:table-cell office:value-type="float" office:value="1443145394.20558" calcext:value-type="float">
            <text:p>1443145394.20558</text:p>
          </table:table-cell>
          <table:table-cell table:formula="of:=[.G243]-[.$B$2]" office:value-type="float" office:value="34.205406665802" calcext:value-type="float">
            <text:p>34.2054066658</text:p>
          </table:table-cell>
          <table:table-cell table:formula="of:=[.C243]/([.H243]-[.H242])" office:value-type="float" office:value="88610.3229592535" calcext:value-type="float">
            <text:p>88610.3229592535</text:p>
          </table:table-cell>
          <table:table-cell table:formula="of:=[.G243]-[.$B243]" office:value-type="float" office:value="10.2634856700897" calcext:value-type="float">
            <text:p>10.263485670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5383.98545" calcext:value-type="float">
            <text:p>1443145383.98545</text:p>
          </table:table-cell>
          <table:table-cell office:value-type="float" office:value="4320" calcext:value-type="float">
            <text:p>4320</text:p>
          </table:table-cell>
          <table:table-cell table:formula="of:=[.B244]-[.$B$2]" office:value-type="float" office:value="23.9852757453918" calcext:value-type="float">
            <text:p>23.9852757454</text:p>
          </table:table-cell>
          <table:table-cell table:formula="of:=[.C244]/([.D244]-[.D243])" office:value-type="float" office:value="99643.0617620695" calcext:value-type="float">
            <text:p>99643.0617620695</text:p>
          </table:table-cell>
          <table:table-cell/>
          <table:table-cell office:value-type="float" office:value="1443145394.25437" calcext:value-type="float">
            <text:p>1443145394.25437</text:p>
          </table:table-cell>
          <table:table-cell table:formula="of:=[.G244]-[.$B$2]" office:value-type="float" office:value="34.2541966438293" calcext:value-type="float">
            <text:p>34.2541966438</text:p>
          </table:table-cell>
          <table:table-cell table:formula="of:=[.C244]/([.H244]-[.H243])" office:value-type="float" office:value="88542.7740422205" calcext:value-type="float">
            <text:p>88542.7740422205</text:p>
          </table:table-cell>
          <table:table-cell table:formula="of:=[.G244]-[.$B244]" office:value-type="float" office:value="10.2689208984375" calcext:value-type="float">
            <text:p>10.268920898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5384.02864" calcext:value-type="float">
            <text:p>1443145384.02864</text:p>
          </table:table-cell>
          <table:table-cell office:value-type="float" office:value="4320" calcext:value-type="float">
            <text:p>4320</text:p>
          </table:table-cell>
          <table:table-cell table:formula="of:=[.B245]-[.$B$2]" office:value-type="float" office:value="24.0284683704376" calcext:value-type="float">
            <text:p>24.0284683704</text:p>
          </table:table-cell>
          <table:table-cell table:formula="of:=[.C245]/([.D245]-[.D244])" office:value-type="float" office:value="100017.074568207" calcext:value-type="float">
            <text:p>100017.074568207</text:p>
          </table:table-cell>
          <table:table-cell/>
          <table:table-cell office:value-type="float" office:value="1443145394.30311" calcext:value-type="float">
            <text:p>1443145394.30311</text:p>
          </table:table-cell>
          <table:table-cell table:formula="of:=[.G245]-[.$B$2]" office:value-type="float" office:value="34.3029296398163" calcext:value-type="float">
            <text:p>34.3029296398</text:p>
          </table:table-cell>
          <table:table-cell table:formula="of:=[.C245]/([.H245]-[.H244])" office:value-type="float" office:value="88646.3044701347" calcext:value-type="float">
            <text:p>88646.3044701347</text:p>
          </table:table-cell>
          <table:table-cell table:formula="of:=[.G245]-[.$B245]" office:value-type="float" office:value="10.2744612693787" calcext:value-type="float">
            <text:p>10.274461269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5384.07176" calcext:value-type="float">
            <text:p>1443145384.07176</text:p>
          </table:table-cell>
          <table:table-cell office:value-type="float" office:value="4320" calcext:value-type="float">
            <text:p>4320</text:p>
          </table:table-cell>
          <table:table-cell table:formula="of:=[.B246]-[.$B$2]" office:value-type="float" office:value="24.0715835094452" calcext:value-type="float">
            <text:p>24.0715835094</text:p>
          </table:table-cell>
          <table:table-cell table:formula="of:=[.C246]/([.D246]-[.D245])" office:value-type="float" office:value="100196.824118825" calcext:value-type="float">
            <text:p>100196.824118825</text:p>
          </table:table-cell>
          <table:table-cell/>
          <table:table-cell office:value-type="float" office:value="1443145394.35192" calcext:value-type="float">
            <text:p>1443145394.35192</text:p>
          </table:table-cell>
          <table:table-cell table:formula="of:=[.G246]-[.$B$2]" office:value-type="float" office:value="34.3517472743988" calcext:value-type="float">
            <text:p>34.3517472744</text:p>
          </table:table-cell>
          <table:table-cell table:formula="of:=[.C246]/([.H246]-[.H245])" office:value-type="float" office:value="88492.6120846276" calcext:value-type="float">
            <text:p>88492.6120846276</text:p>
          </table:table-cell>
          <table:table-cell table:formula="of:=[.G246]-[.$B246]" office:value-type="float" office:value="10.2801637649536" calcext:value-type="float">
            <text:p>10.28016376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5384.11489" calcext:value-type="float">
            <text:p>1443145384.11489</text:p>
          </table:table-cell>
          <table:table-cell office:value-type="float" office:value="4320" calcext:value-type="float">
            <text:p>4320</text:p>
          </table:table-cell>
          <table:table-cell table:formula="of:=[.B247]-[.$B$2]" office:value-type="float" office:value="24.1147134304047" calcext:value-type="float">
            <text:p>24.1147134304</text:p>
          </table:table-cell>
          <table:table-cell table:formula="of:=[.C247]/([.D247]-[.D246])" office:value-type="float" office:value="100162.48358209" calcext:value-type="float">
            <text:p>100162.48358209</text:p>
          </table:table-cell>
          <table:table-cell/>
          <table:table-cell office:value-type="float" office:value="1443145394.40075" calcext:value-type="float">
            <text:p>1443145394.40075</text:p>
          </table:table-cell>
          <table:table-cell table:formula="of:=[.G247]-[.$B$2]" office:value-type="float" office:value="34.4005720615387" calcext:value-type="float">
            <text:p>34.4005720615</text:p>
          </table:table-cell>
          <table:table-cell table:formula="of:=[.C247]/([.H247]-[.H246])" office:value-type="float" office:value="88479.6484134658" calcext:value-type="float">
            <text:p>88479.6484134658</text:p>
          </table:table-cell>
          <table:table-cell table:formula="of:=[.G247]-[.$B247]" office:value-type="float" office:value="10.285858631134" calcext:value-type="float">
            <text:p>10.285858631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5384.15804" calcext:value-type="float">
            <text:p>1443145384.15804</text:p>
          </table:table-cell>
          <table:table-cell office:value-type="float" office:value="4320" calcext:value-type="float">
            <text:p>4320</text:p>
          </table:table-cell>
          <table:table-cell table:formula="of:=[.B248]-[.$B$2]" office:value-type="float" office:value="24.1578621864319" calcext:value-type="float">
            <text:p>24.1578621864</text:p>
          </table:table-cell>
          <table:table-cell table:formula="of:=[.C248]/([.D248]-[.D247])" office:value-type="float" office:value="100118.761182237" calcext:value-type="float">
            <text:p>100118.761182237</text:p>
          </table:table-cell>
          <table:table-cell/>
          <table:table-cell office:value-type="float" office:value="1443145394.44946" calcext:value-type="float">
            <text:p>1443145394.44946</text:p>
          </table:table-cell>
          <table:table-cell table:formula="of:=[.G248]-[.$B$2]" office:value-type="float" office:value="34.4492835998535" calcext:value-type="float">
            <text:p>34.4492835999</text:p>
          </table:table-cell>
          <table:table-cell table:formula="of:=[.C248]/([.H248]-[.H247])" office:value-type="float" office:value="88685.3536030855" calcext:value-type="float">
            <text:p>88685.3536030855</text:p>
          </table:table-cell>
          <table:table-cell table:formula="of:=[.G248]-[.$B248]" office:value-type="float" office:value="10.2914214134216" calcext:value-type="float">
            <text:p>10.291421413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5384.20116" calcext:value-type="float">
            <text:p>1443145384.20116</text:p>
          </table:table-cell>
          <table:table-cell office:value-type="float" office:value="4320" calcext:value-type="float">
            <text:p>4320</text:p>
          </table:table-cell>
          <table:table-cell table:formula="of:=[.B249]-[.$B$2]" office:value-type="float" office:value="24.2009854316711" calcext:value-type="float">
            <text:p>24.2009854317</text:p>
          </table:table-cell>
          <table:table-cell table:formula="of:=[.C249]/([.D249]-[.D248])" office:value-type="float" office:value="100177.989296298" calcext:value-type="float">
            <text:p>100177.989296298</text:p>
          </table:table-cell>
          <table:table-cell/>
          <table:table-cell office:value-type="float" office:value="1443145394.49814" calcext:value-type="float">
            <text:p>1443145394.49814</text:p>
          </table:table-cell>
          <table:table-cell table:formula="of:=[.G249]-[.$B$2]" office:value-type="float" office:value="34.4979622364044" calcext:value-type="float">
            <text:p>34.4979622364</text:p>
          </table:table-cell>
          <table:table-cell table:formula="of:=[.C249]/([.H249]-[.H248])" office:value-type="float" office:value="88745.295803069" calcext:value-type="float">
            <text:p>88745.295803069</text:p>
          </table:table-cell>
          <table:table-cell table:formula="of:=[.G249]-[.$B249]" office:value-type="float" office:value="10.2969768047333" calcext:value-type="float">
            <text:p>10.296976804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5384.24429" calcext:value-type="float">
            <text:p>1443145384.24429</text:p>
          </table:table-cell>
          <table:table-cell office:value-type="float" office:value="4320" calcext:value-type="float">
            <text:p>4320</text:p>
          </table:table-cell>
          <table:table-cell table:formula="of:=[.B250]-[.$B$2]" office:value-type="float" office:value="24.2441148757935" calcext:value-type="float">
            <text:p>24.2441148758</text:p>
          </table:table-cell>
          <table:table-cell table:formula="of:=[.C250]/([.D250]-[.D249])" office:value-type="float" office:value="100163.590973919" calcext:value-type="float">
            <text:p>100163.590973919</text:p>
          </table:table-cell>
          <table:table-cell/>
          <table:table-cell office:value-type="float" office:value="1443145394.5469" calcext:value-type="float">
            <text:p>1443145394.5469</text:p>
          </table:table-cell>
          <table:table-cell table:formula="of:=[.G250]-[.$B$2]" office:value-type="float" office:value="34.5467212200165" calcext:value-type="float">
            <text:p>34.54672122</text:p>
          </table:table-cell>
          <table:table-cell table:formula="of:=[.C250]/([.H250]-[.H249])" office:value-type="float" office:value="88599.0576499927" calcext:value-type="float">
            <text:p>88599.0576499927</text:p>
          </table:table-cell>
          <table:table-cell table:formula="of:=[.G250]-[.$B250]" office:value-type="float" office:value="10.302606344223" calcext:value-type="float">
            <text:p>10.302606344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5384.28742" calcext:value-type="float">
            <text:p>1443145384.28742</text:p>
          </table:table-cell>
          <table:table-cell office:value-type="float" office:value="4320" calcext:value-type="float">
            <text:p>4320</text:p>
          </table:table-cell>
          <table:table-cell table:formula="of:=[.B251]-[.$B$2]" office:value-type="float" office:value="24.2872438430786" calcext:value-type="float">
            <text:p>24.2872438431</text:p>
          </table:table-cell>
          <table:table-cell table:formula="of:=[.C251]/([.D251]-[.D250])" office:value-type="float" office:value="100164.698390235" calcext:value-type="float">
            <text:p>100164.698390235</text:p>
          </table:table-cell>
          <table:table-cell/>
          <table:table-cell office:value-type="float" office:value="1443145394.59566" calcext:value-type="float">
            <text:p>1443145394.59566</text:p>
          </table:table-cell>
          <table:table-cell table:formula="of:=[.G251]-[.$B$2]" office:value-type="float" office:value="34.5954802036285" calcext:value-type="float">
            <text:p>34.5954802036</text:p>
          </table:table-cell>
          <table:table-cell table:formula="of:=[.C251]/([.H251]-[.H250])" office:value-type="float" office:value="88599.0576499927" calcext:value-type="float">
            <text:p>88599.0576499927</text:p>
          </table:table-cell>
          <table:table-cell table:formula="of:=[.G251]-[.$B251]" office:value-type="float" office:value="10.3082363605499" calcext:value-type="float">
            <text:p>10.308236360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5384.33055" calcext:value-type="float">
            <text:p>1443145384.33055</text:p>
          </table:table-cell>
          <table:table-cell office:value-type="float" office:value="4320" calcext:value-type="float">
            <text:p>4320</text:p>
          </table:table-cell>
          <table:table-cell table:formula="of:=[.B252]-[.$B$2]" office:value-type="float" office:value="24.3303699493408" calcext:value-type="float">
            <text:p>24.3303699493</text:p>
          </table:table-cell>
          <table:table-cell table:formula="of:=[.C252]/([.D252]-[.D251])" office:value-type="float" office:value="100171.343402402" calcext:value-type="float">
            <text:p>100171.343402402</text:p>
          </table:table-cell>
          <table:table-cell/>
          <table:table-cell office:value-type="float" office:value="1443145394.64445" calcext:value-type="float">
            <text:p>1443145394.64445</text:p>
          </table:table-cell>
          <table:table-cell table:formula="of:=[.G252]-[.$B$2]" office:value-type="float" office:value="34.6442699432373" calcext:value-type="float">
            <text:p>34.6442699432</text:p>
          </table:table-cell>
          <table:table-cell table:formula="of:=[.C252]/([.H252]-[.H251])" office:value-type="float" office:value="88543.2067201267" calcext:value-type="float">
            <text:p>88543.2067201267</text:p>
          </table:table-cell>
          <table:table-cell table:formula="of:=[.G252]-[.$B252]" office:value-type="float" office:value="10.3138999938965" calcext:value-type="float">
            <text:p>10.313899993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5384.37367" calcext:value-type="float">
            <text:p>1443145384.37367</text:p>
          </table:table-cell>
          <table:table-cell office:value-type="float" office:value="4320" calcext:value-type="float">
            <text:p>4320</text:p>
          </table:table-cell>
          <table:table-cell table:formula="of:=[.B253]-[.$B$2]" office:value-type="float" office:value="24.3734948635101" calcext:value-type="float">
            <text:p>24.3734948635</text:p>
          </table:table-cell>
          <table:table-cell table:formula="of:=[.C253]/([.D253]-[.D252])" office:value-type="float" office:value="100174.112417694" calcext:value-type="float">
            <text:p>100174.112417694</text:p>
          </table:table-cell>
          <table:table-cell/>
          <table:table-cell office:value-type="float" office:value="1443145394.69322" calcext:value-type="float">
            <text:p>1443145394.69322</text:p>
          </table:table-cell>
          <table:table-cell table:formula="of:=[.G253]-[.$B$2]" office:value-type="float" office:value="34.693039894104" calcext:value-type="float">
            <text:p>34.6930398941</text:p>
          </table:table-cell>
          <table:table-cell table:formula="of:=[.C253]/([.H253]-[.H252])" office:value-type="float" office:value="88579.1337335497" calcext:value-type="float">
            <text:p>88579.1337335497</text:p>
          </table:table-cell>
          <table:table-cell table:formula="of:=[.G253]-[.$B253]" office:value-type="float" office:value="10.3195450305939" calcext:value-type="float">
            <text:p>10.319545030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5384.41681" calcext:value-type="float">
            <text:p>1443145384.41681</text:p>
          </table:table-cell>
          <table:table-cell office:value-type="float" office:value="4320" calcext:value-type="float">
            <text:p>4320</text:p>
          </table:table-cell>
          <table:table-cell table:formula="of:=[.B254]-[.$B$2]" office:value-type="float" office:value="24.416633605957" calcext:value-type="float">
            <text:p>24.416633606</text:p>
          </table:table-cell>
          <table:table-cell table:formula="of:=[.C254]/([.D254]-[.D253])" office:value-type="float" office:value="100142.001249054" calcext:value-type="float">
            <text:p>100142.001249054</text:p>
          </table:table-cell>
          <table:table-cell/>
          <table:table-cell office:value-type="float" office:value="1443145394.74194" calcext:value-type="float">
            <text:p>1443145394.74194</text:p>
          </table:table-cell>
          <table:table-cell table:formula="of:=[.G254]-[.$B$2]" office:value-type="float" office:value="34.7417614459991" calcext:value-type="float">
            <text:p>34.741761446</text:p>
          </table:table-cell>
          <table:table-cell table:formula="of:=[.C254]/([.H254]-[.H253])" office:value-type="float" office:value="88667.1263940339" calcext:value-type="float">
            <text:p>88667.1263940339</text:p>
          </table:table-cell>
          <table:table-cell table:formula="of:=[.G254]-[.$B254]" office:value-type="float" office:value="10.3251278400421" calcext:value-type="float">
            <text:p>10.3251278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5384.45994" calcext:value-type="float">
            <text:p>1443145384.45994</text:p>
          </table:table-cell>
          <table:table-cell office:value-type="float" office:value="4320" calcext:value-type="float">
            <text:p>4320</text:p>
          </table:table-cell>
          <table:table-cell table:formula="of:=[.B255]-[.$B$2]" office:value-type="float" office:value="24.4597589969635" calcext:value-type="float">
            <text:p>24.459758997</text:p>
          </table:table-cell>
          <table:table-cell table:formula="of:=[.C255]/([.D255]-[.D254])" office:value-type="float" office:value="100173.004793207" calcext:value-type="float">
            <text:p>100173.004793207</text:p>
          </table:table-cell>
          <table:table-cell/>
          <table:table-cell office:value-type="float" office:value="1443145394.79071" calcext:value-type="float">
            <text:p>1443145394.79071</text:p>
          </table:table-cell>
          <table:table-cell table:formula="of:=[.G255]-[.$B$2]" office:value-type="float" office:value="34.7905299663544" calcext:value-type="float">
            <text:p>34.7905299664</text:p>
          </table:table-cell>
          <table:table-cell table:formula="of:=[.C255]/([.H255]-[.H254])" office:value-type="float" office:value="88581.7319970667" calcext:value-type="float">
            <text:p>88581.7319970667</text:p>
          </table:table-cell>
          <table:table-cell table:formula="of:=[.G255]-[.$B255]" office:value-type="float" office:value="10.3307709693909" calcext:value-type="float">
            <text:p>10.330770969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5384.50305" calcext:value-type="float">
            <text:p>1443145384.50305</text:p>
          </table:table-cell>
          <table:table-cell office:value-type="float" office:value="4320" calcext:value-type="float">
            <text:p>4320</text:p>
          </table:table-cell>
          <table:table-cell table:formula="of:=[.B256]-[.$B$2]" office:value-type="float" office:value="24.5028777122498" calcext:value-type="float">
            <text:p>24.5028777122</text:p>
          </table:table-cell>
          <table:table-cell table:formula="of:=[.C256]/([.D256]-[.D255])" office:value-type="float" office:value="100188.513765323" calcext:value-type="float">
            <text:p>100188.513765323</text:p>
          </table:table-cell>
          <table:table-cell/>
          <table:table-cell office:value-type="float" office:value="1443145394.83947" calcext:value-type="float">
            <text:p>1443145394.83947</text:p>
          </table:table-cell>
          <table:table-cell table:formula="of:=[.G256]-[.$B$2]" office:value-type="float" office:value="34.8392896652222" calcext:value-type="float">
            <text:p>34.8392896652</text:p>
          </table:table-cell>
          <table:table-cell table:formula="of:=[.C256]/([.H256]-[.H255])" office:value-type="float" office:value="88597.7579909346" calcext:value-type="float">
            <text:p>88597.7579909346</text:p>
          </table:table-cell>
          <table:table-cell table:formula="of:=[.G256]-[.$B256]" office:value-type="float" office:value="10.3364119529724" calcext:value-type="float">
            <text:p>10.33641195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5384.54619" calcext:value-type="float">
            <text:p>1443145384.54619</text:p>
          </table:table-cell>
          <table:table-cell office:value-type="float" office:value="4320" calcext:value-type="float">
            <text:p>4320</text:p>
          </table:table-cell>
          <table:table-cell table:formula="of:=[.B257]-[.$B$2]" office:value-type="float" office:value="24.5460186004639" calcext:value-type="float">
            <text:p>24.5460186005</text:p>
          </table:table-cell>
          <table:table-cell table:formula="of:=[.C257]/([.D257]-[.D256])" office:value-type="float" office:value="100137.020326506" calcext:value-type="float">
            <text:p>100137.020326506</text:p>
          </table:table-cell>
          <table:table-cell/>
          <table:table-cell office:value-type="float" office:value="1443145394.88825" calcext:value-type="float">
            <text:p>1443145394.88825</text:p>
          </table:table-cell>
          <table:table-cell table:formula="of:=[.G257]-[.$B$2]" office:value-type="float" office:value="34.8880758285522" calcext:value-type="float">
            <text:p>34.8880758286</text:p>
          </table:table-cell>
          <table:table-cell table:formula="of:=[.C257]/([.H257]-[.H256])" office:value-type="float" office:value="88549.6973961999" calcext:value-type="float">
            <text:p>88549.6973961999</text:p>
          </table:table-cell>
          <table:table-cell table:formula="of:=[.G257]-[.$B257]" office:value-type="float" office:value="10.3420572280884" calcext:value-type="float">
            <text:p>10.342057228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5384.58934" calcext:value-type="float">
            <text:p>1443145384.58934</text:p>
          </table:table-cell>
          <table:table-cell office:value-type="float" office:value="4320" calcext:value-type="float">
            <text:p>4320</text:p>
          </table:table-cell>
          <table:table-cell table:formula="of:=[.B258]-[.$B$2]" office:value-type="float" office:value="24.5891590118408" calcext:value-type="float">
            <text:p>24.5891590118</text:p>
          </table:table-cell>
          <table:table-cell table:formula="of:=[.C258]/([.D258]-[.D257])" office:value-type="float" office:value="100138.127155363" calcext:value-type="float">
            <text:p>100138.127155363</text:p>
          </table:table-cell>
          <table:table-cell/>
          <table:table-cell office:value-type="float" office:value="1443145394.937" calcext:value-type="float">
            <text:p>1443145394.937</text:p>
          </table:table-cell>
          <table:table-cell table:formula="of:=[.G258]-[.$B$2]" office:value-type="float" office:value="34.9368200302124" calcext:value-type="float">
            <text:p>34.9368200302</text:p>
          </table:table-cell>
          <table:table-cell table:formula="of:=[.C258]/([.H258]-[.H257])" office:value-type="float" office:value="88625.9258099859" calcext:value-type="float">
            <text:p>88625.9258099859</text:p>
          </table:table-cell>
          <table:table-cell table:formula="of:=[.G258]-[.$B258]" office:value-type="float" office:value="10.3476610183716" calcext:value-type="float">
            <text:p>10.347661018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5384.63249" calcext:value-type="float">
            <text:p>1443145384.63249</text:p>
          </table:table-cell>
          <table:table-cell office:value-type="float" office:value="4320" calcext:value-type="float">
            <text:p>4320</text:p>
          </table:table-cell>
          <table:table-cell table:formula="of:=[.B259]-[.$B$2]" office:value-type="float" office:value="24.6323180198669" calcext:value-type="float">
            <text:p>24.6323180199</text:p>
          </table:table-cell>
          <table:table-cell table:formula="of:=[.C259]/([.D259]-[.D258])" office:value-type="float" office:value="100094.978952834" calcext:value-type="float">
            <text:p>100094.978952834</text:p>
          </table:table-cell>
          <table:table-cell/>
          <table:table-cell office:value-type="float" office:value="1443145394.98574" calcext:value-type="float">
            <text:p>1443145394.98574</text:p>
          </table:table-cell>
          <table:table-cell table:formula="of:=[.G259]-[.$B$2]" office:value-type="float" office:value="34.9855632781982" calcext:value-type="float">
            <text:p>34.9855632782</text:p>
          </table:table-cell>
          <table:table-cell table:formula="of:=[.C259]/([.H259]-[.H258])" office:value-type="float" office:value="88627.6597992604" calcext:value-type="float">
            <text:p>88627.6597992604</text:p>
          </table:table-cell>
          <table:table-cell table:formula="of:=[.G259]-[.$B259]" office:value-type="float" office:value="10.3532452583313" calcext:value-type="float">
            <text:p>10.353245258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5384.67564" calcext:value-type="float">
            <text:p>1443145384.67564</text:p>
          </table:table-cell>
          <table:table-cell office:value-type="float" office:value="4320" calcext:value-type="float">
            <text:p>4320</text:p>
          </table:table-cell>
          <table:table-cell table:formula="of:=[.B260]-[.$B$2]" office:value-type="float" office:value="24.6754639148712" calcext:value-type="float">
            <text:p>24.6754639149</text:p>
          </table:table-cell>
          <table:table-cell table:formula="of:=[.C260]/([.D260]-[.D259])" office:value-type="float" office:value="100125.400100571" calcext:value-type="float">
            <text:p>100125.400100571</text:p>
          </table:table-cell>
          <table:table-cell/>
          <table:table-cell office:value-type="float" office:value="1443145395.03446" calcext:value-type="float">
            <text:p>1443145395.03446</text:p>
          </table:table-cell>
          <table:table-cell table:formula="of:=[.G260]-[.$B$2]" office:value-type="float" office:value="35.0342881679535" calcext:value-type="float">
            <text:p>35.034288168</text:p>
          </table:table-cell>
          <table:table-cell table:formula="of:=[.C260]/([.H260]-[.H259])" office:value-type="float" office:value="88661.0523225374" calcext:value-type="float">
            <text:p>88661.0523225374</text:p>
          </table:table-cell>
          <table:table-cell table:formula="of:=[.G260]-[.$B260]" office:value-type="float" office:value="10.3588242530823" calcext:value-type="float">
            <text:p>10.358824253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5384.71877" calcext:value-type="float">
            <text:p>1443145384.71877</text:p>
          </table:table-cell>
          <table:table-cell office:value-type="float" office:value="4320" calcext:value-type="float">
            <text:p>4320</text:p>
          </table:table-cell>
          <table:table-cell table:formula="of:=[.B261]-[.$B$2]" office:value-type="float" office:value="24.7185983657837" calcext:value-type="float">
            <text:p>24.7185983658</text:p>
          </table:table-cell>
          <table:table-cell table:formula="of:=[.C261]/([.D261]-[.D260])" office:value-type="float" office:value="100151.964580835" calcext:value-type="float">
            <text:p>100151.964580835</text:p>
          </table:table-cell>
          <table:table-cell/>
          <table:table-cell office:value-type="float" office:value="1443145395.04762" calcext:value-type="float">
            <text:p>1443145395.04762</text:p>
          </table:table-cell>
          <table:table-cell table:formula="of:=[.G261]-[.$B$2]" office:value-type="float" office:value="35.0474450588226" calcext:value-type="float">
            <text:p>35.0474450588</text:p>
          </table:table-cell>
          <table:table-cell table:formula="of:=[.C261]/([.H261]-[.H260])" office:value-type="float" office:value="328345.050739345" calcext:value-type="float">
            <text:p>328345.050739345</text:p>
          </table:table-cell>
          <table:table-cell table:formula="of:=[.G261]-[.$B261]" office:value-type="float" office:value="10.3288466930389" calcext:value-type="float">
            <text:p>10.32884669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5384.7619" calcext:value-type="float">
            <text:p>1443145384.7619</text:p>
          </table:table-cell>
          <table:table-cell office:value-type="float" office:value="4320" calcext:value-type="float">
            <text:p>4320</text:p>
          </table:table-cell>
          <table:table-cell table:formula="of:=[.B262]-[.$B$2]" office:value-type="float" office:value="24.7617259025574" calcext:value-type="float">
            <text:p>24.7617259026</text:p>
          </table:table-cell>
          <table:table-cell table:formula="of:=[.C262]/([.D262]-[.D261])" office:value-type="float" office:value="100168.020786113" calcext:value-type="float">
            <text:p>100168.020786113</text:p>
          </table:table-cell>
          <table:table-cell/>
          <table:table-cell office:value-type="float" office:value="1443145395.06083" calcext:value-type="float">
            <text:p>1443145395.06083</text:p>
          </table:table-cell>
          <table:table-cell table:formula="of:=[.G262]-[.$B$2]" office:value-type="float" office:value="35.0606565475464" calcext:value-type="float">
            <text:p>35.0606565475</text:p>
          </table:table-cell>
          <table:table-cell table:formula="of:=[.C262]/([.H262]-[.H261])" office:value-type="float" office:value="326988.130583076" calcext:value-type="float">
            <text:p>326988.130583076</text:p>
          </table:table-cell>
          <table:table-cell table:formula="of:=[.G262]-[.$B262]" office:value-type="float" office:value="10.298930644989" calcext:value-type="float">
            <text:p>10.29893064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5384.80501" calcext:value-type="float">
            <text:p>1443145384.80501</text:p>
          </table:table-cell>
          <table:table-cell office:value-type="float" office:value="4320" calcext:value-type="float">
            <text:p>4320</text:p>
          </table:table-cell>
          <table:table-cell table:formula="of:=[.B263]-[.$B$2]" office:value-type="float" office:value="24.8048379421234" calcext:value-type="float">
            <text:p>24.8048379421</text:p>
          </table:table-cell>
          <table:table-cell table:formula="of:=[.C263]/([.D263]-[.D262])" office:value-type="float" office:value="100204.02754044" calcext:value-type="float">
            <text:p>100204.02754044</text:p>
          </table:table-cell>
          <table:table-cell/>
          <table:table-cell office:value-type="float" office:value="1443145395.08604" calcext:value-type="float">
            <text:p>1443145395.08604</text:p>
          </table:table-cell>
          <table:table-cell table:formula="of:=[.G263]-[.$B$2]" office:value-type="float" office:value="35.0858607292175" calcext:value-type="float">
            <text:p>35.0858607292</text:p>
          </table:table-cell>
          <table:table-cell table:formula="of:=[.C263]/([.H263]-[.H262])" office:value-type="float" office:value="171400.129405755" calcext:value-type="float">
            <text:p>171400.129405755</text:p>
          </table:table-cell>
          <table:table-cell table:formula="of:=[.G263]-[.$B263]" office:value-type="float" office:value="10.2810227870941" calcext:value-type="float">
            <text:p>10.281022787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5384.84815" calcext:value-type="float">
            <text:p>1443145384.84815</text:p>
          </table:table-cell>
          <table:table-cell office:value-type="float" office:value="4320" calcext:value-type="float">
            <text:p>4320</text:p>
          </table:table-cell>
          <table:table-cell table:formula="of:=[.B264]-[.$B$2]" office:value-type="float" office:value="24.8479690551758" calcext:value-type="float">
            <text:p>24.8479690552</text:p>
          </table:table-cell>
          <table:table-cell table:formula="of:=[.C264]/([.D264]-[.D263])" office:value-type="float" office:value="100159.71520964" calcext:value-type="float">
            <text:p>100159.71520964</text:p>
          </table:table-cell>
          <table:table-cell/>
          <table:table-cell office:value-type="float" office:value="1443145395.12592" calcext:value-type="float">
            <text:p>1443145395.12592</text:p>
          </table:table-cell>
          <table:table-cell table:formula="of:=[.G264]-[.$B$2]" office:value-type="float" office:value="35.1257436275482" calcext:value-type="float">
            <text:p>35.1257436275</text:p>
          </table:table-cell>
          <table:table-cell table:formula="of:=[.C264]/([.H264]-[.H263])" office:value-type="float" office:value="108317.102838936" calcext:value-type="float">
            <text:p>108317.102838936</text:p>
          </table:table-cell>
          <table:table-cell table:formula="of:=[.G264]-[.$B264]" office:value-type="float" office:value="10.2777745723724" calcext:value-type="float">
            <text:p>10.277774572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5384.89128" calcext:value-type="float">
            <text:p>1443145384.89128</text:p>
          </table:table-cell>
          <table:table-cell office:value-type="float" office:value="4320" calcext:value-type="float">
            <text:p>4320</text:p>
          </table:table-cell>
          <table:table-cell table:formula="of:=[.B265]-[.$B$2]" office:value-type="float" office:value="24.8911077976227" calcext:value-type="float">
            <text:p>24.8911077976</text:p>
          </table:table-cell>
          <table:table-cell table:formula="of:=[.C265]/([.D265]-[.D264])" office:value-type="float" office:value="100142.001249054" calcext:value-type="float">
            <text:p>100142.001249054</text:p>
          </table:table-cell>
          <table:table-cell/>
          <table:table-cell office:value-type="float" office:value="1443145395.16588" calcext:value-type="float">
            <text:p>1443145395.16588</text:p>
          </table:table-cell>
          <table:table-cell table:formula="of:=[.G265]-[.$B$2]" office:value-type="float" office:value="35.165708065033" calcext:value-type="float">
            <text:p>35.165708065</text:p>
          </table:table-cell>
          <table:table-cell table:formula="of:=[.C265]/([.H265]-[.H264])" office:value-type="float" office:value="108096.104233906" calcext:value-type="float">
            <text:p>108096.104233906</text:p>
          </table:table-cell>
          <table:table-cell table:formula="of:=[.G265]-[.$B265]" office:value-type="float" office:value="10.2746002674103" calcext:value-type="float">
            <text:p>10.274600267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5384.93438" calcext:value-type="float">
            <text:p>1443145384.93438</text:p>
          </table:table-cell>
          <table:table-cell office:value-type="float" office:value="4320" calcext:value-type="float">
            <text:p>4320</text:p>
          </table:table-cell>
          <table:table-cell table:formula="of:=[.B266]-[.$B$2]" office:value-type="float" office:value="24.934201002121" calcext:value-type="float">
            <text:p>24.9342010021</text:p>
          </table:table-cell>
          <table:table-cell table:formula="of:=[.C266]/([.D266]-[.D265])" office:value-type="float" office:value="100247.824460846" calcext:value-type="float">
            <text:p>100247.824460846</text:p>
          </table:table-cell>
          <table:table-cell/>
          <table:table-cell office:value-type="float" office:value="1443145395.20577" calcext:value-type="float">
            <text:p>1443145395.20577</text:p>
          </table:table-cell>
          <table:table-cell table:formula="of:=[.G266]-[.$B$2]" office:value-type="float" office:value="35.2055957317352" calcext:value-type="float">
            <text:p>35.2055957317</text:p>
          </table:table-cell>
          <table:table-cell table:formula="of:=[.C266]/([.H266]-[.H265])" office:value-type="float" office:value="108304.154069611" calcext:value-type="float">
            <text:p>108304.154069611</text:p>
          </table:table-cell>
          <table:table-cell table:formula="of:=[.G266]-[.$B266]" office:value-type="float" office:value="10.2713947296143" calcext:value-type="float">
            <text:p>10.271394729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5384.97751" calcext:value-type="float">
            <text:p>1443145384.97751</text:p>
          </table:table-cell>
          <table:table-cell office:value-type="float" office:value="4320" calcext:value-type="float">
            <text:p>4320</text:p>
          </table:table-cell>
          <table:table-cell table:formula="of:=[.B267]-[.$B$2]" office:value-type="float" office:value="24.977329492569" calcext:value-type="float">
            <text:p>24.9773294926</text:p>
          </table:table-cell>
          <table:table-cell table:formula="of:=[.C267]/([.D267]-[.D266])" office:value-type="float" office:value="100165.805831039" calcext:value-type="float">
            <text:p>100165.805831039</text:p>
          </table:table-cell>
          <table:table-cell/>
          <table:table-cell office:value-type="float" office:value="1443145395.24566" calcext:value-type="float">
            <text:p>1443145395.24566</text:p>
          </table:table-cell>
          <table:table-cell table:formula="of:=[.G267]-[.$B$2]" office:value-type="float" office:value="35.2454886436462" calcext:value-type="float">
            <text:p>35.2454886436</text:p>
          </table:table-cell>
          <table:table-cell table:formula="of:=[.C267]/([.H267]-[.H266])" office:value-type="float" office:value="108289.913998673" calcext:value-type="float">
            <text:p>108289.913998673</text:p>
          </table:table-cell>
          <table:table-cell table:formula="of:=[.G267]-[.$B267]" office:value-type="float" office:value="10.2681591510773" calcext:value-type="float">
            <text:p>10.268159151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5385.01975" calcext:value-type="float">
            <text:p>1443145385.01975</text:p>
          </table:table-cell>
          <table:table-cell office:value-type="float" office:value="4320" calcext:value-type="float">
            <text:p>4320</text:p>
          </table:table-cell>
          <table:table-cell table:formula="of:=[.B268]-[.$B$2]" office:value-type="float" office:value="25.0195734500885" calcext:value-type="float">
            <text:p>25.0195734501</text:p>
          </table:table-cell>
          <table:table-cell table:formula="of:=[.C268]/([.D268]-[.D267])" office:value-type="float" office:value="102263.146108001" calcext:value-type="float">
            <text:p>102263.146108001</text:p>
          </table:table-cell>
          <table:table-cell/>
          <table:table-cell office:value-type="float" office:value="1443145395.28555" calcext:value-type="float">
            <text:p>1443145395.28555</text:p>
          </table:table-cell>
          <table:table-cell table:formula="of:=[.G268]-[.$B$2]" office:value-type="float" office:value="35.2853705883026" calcext:value-type="float">
            <text:p>35.2853705883</text:p>
          </table:table-cell>
          <table:table-cell table:formula="of:=[.C268]/([.H268]-[.H267])" office:value-type="float" office:value="108319.692964365" calcext:value-type="float">
            <text:p>108319.692964365</text:p>
          </table:table-cell>
          <table:table-cell table:formula="of:=[.G268]-[.$B268]" office:value-type="float" office:value="10.2657971382141" calcext:value-type="float">
            <text:p>10.265797138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5385.06104" calcext:value-type="float">
            <text:p>1443145385.06104</text:p>
          </table:table-cell>
          <table:table-cell office:value-type="float" office:value="4320" calcext:value-type="float">
            <text:p>4320</text:p>
          </table:table-cell>
          <table:table-cell table:formula="of:=[.B269]-[.$B$2]" office:value-type="float" office:value="25.0608627796173" calcext:value-type="float">
            <text:p>25.0608627796</text:p>
          </table:table-cell>
          <table:table-cell table:formula="of:=[.C269]/([.D269]-[.D268])" office:value-type="float" office:value="104627.516341379" calcext:value-type="float">
            <text:p>104627.516341379</text:p>
          </table:table-cell>
          <table:table-cell/>
          <table:table-cell office:value-type="float" office:value="1443145395.32545" calcext:value-type="float">
            <text:p>1443145395.32545</text:p>
          </table:table-cell>
          <table:table-cell table:formula="of:=[.G269]-[.$B$2]" office:value-type="float" office:value="35.3252780437469" calcext:value-type="float">
            <text:p>35.3252780437</text:p>
          </table:table-cell>
          <table:table-cell table:formula="of:=[.C269]/([.H269]-[.H268])" office:value-type="float" office:value="108250.449744301" calcext:value-type="float">
            <text:p>108250.449744301</text:p>
          </table:table-cell>
          <table:table-cell table:formula="of:=[.G269]-[.$B269]" office:value-type="float" office:value="10.2644152641296" calcext:value-type="float">
            <text:p>10.264415264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5385.10232" calcext:value-type="float">
            <text:p>1443145385.10232</text:p>
          </table:table-cell>
          <table:table-cell office:value-type="float" office:value="4320" calcext:value-type="float">
            <text:p>4320</text:p>
          </table:table-cell>
          <table:table-cell table:formula="of:=[.B270]-[.$B$2]" office:value-type="float" office:value="25.1021456718445" calcext:value-type="float">
            <text:p>25.1021456718</text:p>
          </table:table-cell>
          <table:table-cell table:formula="of:=[.C270]/([.D270]-[.D269])" office:value-type="float" office:value="104643.831062702" calcext:value-type="float">
            <text:p>104643.831062702</text:p>
          </table:table-cell>
          <table:table-cell/>
          <table:table-cell office:value-type="float" office:value="1443145395.36534" calcext:value-type="float">
            <text:p>1443145395.36534</text:p>
          </table:table-cell>
          <table:table-cell table:formula="of:=[.G270]-[.$B$2]" office:value-type="float" office:value="35.3651657104492" calcext:value-type="float">
            <text:p>35.3651657104</text:p>
          </table:table-cell>
          <table:table-cell table:formula="of:=[.C270]/([.H270]-[.H269])" office:value-type="float" office:value="108304.154069611" calcext:value-type="float">
            <text:p>108304.154069611</text:p>
          </table:table-cell>
          <table:table-cell table:formula="of:=[.G270]-[.$B270]" office:value-type="float" office:value="10.2630200386047" calcext:value-type="float">
            <text:p>10.263020038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5385.14361" calcext:value-type="float">
            <text:p>1443145385.14361</text:p>
          </table:table-cell>
          <table:table-cell office:value-type="float" office:value="4320" calcext:value-type="float">
            <text:p>4320</text:p>
          </table:table-cell>
          <table:table-cell table:formula="of:=[.B271]-[.$B$2]" office:value-type="float" office:value="25.1434302330017" calcext:value-type="float">
            <text:p>25.143430233</text:p>
          </table:table-cell>
          <table:table-cell table:formula="of:=[.C271]/([.D271]-[.D270])" office:value-type="float" office:value="104639.600831601" calcext:value-type="float">
            <text:p>104639.600831601</text:p>
          </table:table-cell>
          <table:table-cell/>
          <table:table-cell office:value-type="float" office:value="1443145395.40526" calcext:value-type="float">
            <text:p>1443145395.40526</text:p>
          </table:table-cell>
          <table:table-cell table:formula="of:=[.G271]-[.$B$2]" office:value-type="float" office:value="35.4050803184509" calcext:value-type="float">
            <text:p>35.4050803185</text:p>
          </table:table-cell>
          <table:table-cell table:formula="of:=[.C271]/([.H271]-[.H270])" office:value-type="float" office:value="108231.051644426" calcext:value-type="float">
            <text:p>108231.051644426</text:p>
          </table:table-cell>
          <table:table-cell table:formula="of:=[.G271]-[.$B271]" office:value-type="float" office:value="10.2616500854492" calcext:value-type="float">
            <text:p>10.261650085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5385.18489" calcext:value-type="float">
            <text:p>1443145385.18489</text:p>
          </table:table-cell>
          <table:table-cell office:value-type="float" office:value="4320" calcext:value-type="float">
            <text:p>4320</text:p>
          </table:table-cell>
          <table:table-cell table:formula="of:=[.B272]-[.$B$2]" office:value-type="float" office:value="25.1847140789032" calcext:value-type="float">
            <text:p>25.1847140789</text:p>
          </table:table-cell>
          <table:table-cell table:formula="of:=[.C272]/([.D272]-[.D271])" office:value-type="float" office:value="104641.413745907" calcext:value-type="float">
            <text:p>104641.413745907</text:p>
          </table:table-cell>
          <table:table-cell/>
          <table:table-cell office:value-type="float" office:value="1443145395.44511" calcext:value-type="float">
            <text:p>1443145395.44511</text:p>
          </table:table-cell>
          <table:table-cell table:formula="of:=[.G272]-[.$B$2]" office:value-type="float" office:value="35.4449362754822" calcext:value-type="float">
            <text:p>35.4449362755</text:p>
          </table:table-cell>
          <table:table-cell table:formula="of:=[.C272]/([.H272]-[.H271])" office:value-type="float" office:value="108390.321592649" calcext:value-type="float">
            <text:p>108390.321592649</text:p>
          </table:table-cell>
          <table:table-cell table:formula="of:=[.G272]-[.$B272]" office:value-type="float" office:value="10.260222196579" calcext:value-type="float">
            <text:p>10.260222196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5385.22617" calcext:value-type="float">
            <text:p>1443145385.22617</text:p>
          </table:table-cell>
          <table:table-cell office:value-type="float" office:value="4320" calcext:value-type="float">
            <text:p>4320</text:p>
          </table:table-cell>
          <table:table-cell table:formula="of:=[.B273]-[.$B$2]" office:value-type="float" office:value="25.2259960174561" calcext:value-type="float">
            <text:p>25.2259960175</text:p>
          </table:table-cell>
          <table:table-cell table:formula="of:=[.C273]/([.D273]-[.D272])" office:value-type="float" office:value="104646.248491184" calcext:value-type="float">
            <text:p>104646.248491184</text:p>
          </table:table-cell>
          <table:table-cell/>
          <table:table-cell office:value-type="float" office:value="1443145395.48501" calcext:value-type="float">
            <text:p>1443145395.48501</text:p>
          </table:table-cell>
          <table:table-cell table:formula="of:=[.G273]-[.$B$2]" office:value-type="float" office:value="35.4848296642303" calcext:value-type="float">
            <text:p>35.4848296642</text:p>
          </table:table-cell>
          <table:table-cell table:formula="of:=[.C273]/([.H273]-[.H272])" office:value-type="float" office:value="108288.619632452" calcext:value-type="float">
            <text:p>108288.619632452</text:p>
          </table:table-cell>
          <table:table-cell table:formula="of:=[.G273]-[.$B273]" office:value-type="float" office:value="10.2588336467743" calcext:value-type="float">
            <text:p>10.258833646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5385.26746" calcext:value-type="float">
            <text:p>1443145385.26746</text:p>
          </table:table-cell>
          <table:table-cell office:value-type="float" office:value="4320" calcext:value-type="float">
            <text:p>4320</text:p>
          </table:table-cell>
          <table:table-cell table:formula="of:=[.B274]-[.$B$2]" office:value-type="float" office:value="25.2672805786133" calcext:value-type="float">
            <text:p>25.2672805786</text:p>
          </table:table-cell>
          <table:table-cell table:formula="of:=[.C274]/([.D274]-[.D273])" office:value-type="float" office:value="104639.600831601" calcext:value-type="float">
            <text:p>104639.600831601</text:p>
          </table:table-cell>
          <table:table-cell/>
          <table:table-cell office:value-type="float" office:value="1443145395.52492" calcext:value-type="float">
            <text:p>1443145395.52492</text:p>
          </table:table-cell>
          <table:table-cell table:formula="of:=[.G274]-[.$B$2]" office:value-type="float" office:value="35.5247445106506" calcext:value-type="float">
            <text:p>35.5247445107</text:p>
          </table:table-cell>
          <table:table-cell table:formula="of:=[.C274]/([.H274]-[.H273])" office:value-type="float" office:value="108230.405160828" calcext:value-type="float">
            <text:p>108230.405160828</text:p>
          </table:table-cell>
          <table:table-cell table:formula="of:=[.G274]-[.$B274]" office:value-type="float" office:value="10.2574639320374" calcext:value-type="float">
            <text:p>10.25746393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5385.30874" calcext:value-type="float">
            <text:p>1443145385.30874</text:p>
          </table:table-cell>
          <table:table-cell office:value-type="float" office:value="4320" calcext:value-type="float">
            <text:p>4320</text:p>
          </table:table-cell>
          <table:table-cell table:formula="of:=[.B275]-[.$B$2]" office:value-type="float" office:value="25.3085644245148" calcext:value-type="float">
            <text:p>25.3085644245</text:p>
          </table:table-cell>
          <table:table-cell table:formula="of:=[.C275]/([.D275]-[.D274])" office:value-type="float" office:value="104641.413745907" calcext:value-type="float">
            <text:p>104641.413745907</text:p>
          </table:table-cell>
          <table:table-cell/>
          <table:table-cell office:value-type="float" office:value="1443145395.56481" calcext:value-type="float">
            <text:p>1443145395.56481</text:p>
          </table:table-cell>
          <table:table-cell table:formula="of:=[.G275]-[.$B$2]" office:value-type="float" office:value="35.5646321773529" calcext:value-type="float">
            <text:p>35.5646321774</text:p>
          </table:table-cell>
          <table:table-cell table:formula="of:=[.C275]/([.H275]-[.H274])" office:value-type="float" office:value="108304.154069611" calcext:value-type="float">
            <text:p>108304.154069611</text:p>
          </table:table-cell>
          <table:table-cell table:formula="of:=[.G275]-[.$B275]" office:value-type="float" office:value="10.2560677528381" calcext:value-type="float">
            <text:p>10.256067752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5385.35002" calcext:value-type="float">
            <text:p>1443145385.35002</text:p>
          </table:table-cell>
          <table:table-cell office:value-type="float" office:value="4320" calcext:value-type="float">
            <text:p>4320</text:p>
          </table:table-cell>
          <table:table-cell table:formula="of:=[.B276]-[.$B$2]" office:value-type="float" office:value="25.3498449325562" calcext:value-type="float">
            <text:p>25.3498449326</text:p>
          </table:table-cell>
          <table:table-cell table:formula="of:=[.C276]/([.D276]-[.D275])" office:value-type="float" office:value="104649.874843338" calcext:value-type="float">
            <text:p>104649.874843338</text:p>
          </table:table-cell>
          <table:table-cell/>
          <table:table-cell office:value-type="float" office:value="1443145395.60473" calcext:value-type="float">
            <text:p>1443145395.60473</text:p>
          </table:table-cell>
          <table:table-cell table:formula="of:=[.G276]-[.$B$2]" office:value-type="float" office:value="35.6045522689819" calcext:value-type="float">
            <text:p>35.604552269</text:p>
          </table:table-cell>
          <table:table-cell table:formula="of:=[.C276]/([.H276]-[.H275])" office:value-type="float" office:value="108216.184475355" calcext:value-type="float">
            <text:p>108216.184475355</text:p>
          </table:table-cell>
          <table:table-cell table:formula="of:=[.G276]-[.$B276]" office:value-type="float" office:value="10.2547073364258" calcext:value-type="float">
            <text:p>10.2547073364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5385.39131" calcext:value-type="float">
            <text:p>1443145385.39131</text:p>
          </table:table-cell>
          <table:table-cell office:value-type="float" office:value="4320" calcext:value-type="float">
            <text:p>4320</text:p>
          </table:table-cell>
          <table:table-cell table:formula="of:=[.B277]-[.$B$2]" office:value-type="float" office:value="25.3911373615265" calcext:value-type="float">
            <text:p>25.3911373615</text:p>
          </table:table-cell>
          <table:table-cell table:formula="of:=[.C277]/([.D277]-[.D276])" office:value-type="float" office:value="104619.662919402" calcext:value-type="float">
            <text:p>104619.662919402</text:p>
          </table:table-cell>
          <table:table-cell/>
          <table:table-cell office:value-type="float" office:value="1443145395.6447" calcext:value-type="float">
            <text:p>1443145395.6447</text:p>
          </table:table-cell>
          <table:table-cell table:formula="of:=[.G277]-[.$B$2]" office:value-type="float" office:value="35.6445195674896" calcext:value-type="float">
            <text:p>35.6445195675</text:p>
          </table:table-cell>
          <table:table-cell table:formula="of:=[.C277]/([.H277]-[.H276])" office:value-type="float" office:value="108088.36627196" calcext:value-type="float">
            <text:p>108088.36627196</text:p>
          </table:table-cell>
          <table:table-cell table:formula="of:=[.G277]-[.$B277]" office:value-type="float" office:value="10.2533822059631" calcext:value-type="float">
            <text:p>10.25338220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5385.43258" calcext:value-type="float">
            <text:p>1443145385.43258</text:p>
          </table:table-cell>
          <table:table-cell office:value-type="float" office:value="4320" calcext:value-type="float">
            <text:p>4320</text:p>
          </table:table-cell>
          <table:table-cell table:formula="of:=[.B278]-[.$B$2]" office:value-type="float" office:value="25.4324028491974" calcext:value-type="float">
            <text:p>25.4324028492</text:p>
          </table:table-cell>
          <table:table-cell table:formula="of:=[.C278]/([.D278]-[.D277])" office:value-type="float" office:value="104687.966720592" calcext:value-type="float">
            <text:p>104687.966720592</text:p>
          </table:table-cell>
          <table:table-cell/>
          <table:table-cell office:value-type="float" office:value="1443145395.68448" calcext:value-type="float">
            <text:p>1443145395.68448</text:p>
          </table:table-cell>
          <table:table-cell table:formula="of:=[.G278]-[.$B$2]" office:value-type="float" office:value="35.6843054294586" calcext:value-type="float">
            <text:p>35.6843054295</text:p>
          </table:table-cell>
          <table:table-cell table:formula="of:=[.C278]/([.H278]-[.H277])" office:value-type="float" office:value="108581.284562005" calcext:value-type="float">
            <text:p>108581.284562005</text:p>
          </table:table-cell>
          <table:table-cell table:formula="of:=[.G278]-[.$B278]" office:value-type="float" office:value="10.2519025802612" calcext:value-type="float">
            <text:p>10.251902580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5385.47386" calcext:value-type="float">
            <text:p>1443145385.47386</text:p>
          </table:table-cell>
          <table:table-cell office:value-type="float" office:value="4320" calcext:value-type="float">
            <text:p>4320</text:p>
          </table:table-cell>
          <table:table-cell table:formula="of:=[.B279]-[.$B$2]" office:value-type="float" office:value="25.4736857414246" calcext:value-type="float">
            <text:p>25.4736857414</text:p>
          </table:table-cell>
          <table:table-cell table:formula="of:=[.C279]/([.D279]-[.D278])" office:value-type="float" office:value="104643.831062702" calcext:value-type="float">
            <text:p>104643.831062702</text:p>
          </table:table-cell>
          <table:table-cell/>
          <table:table-cell office:value-type="float" office:value="1443145395.72439" calcext:value-type="float">
            <text:p>1443145395.72439</text:p>
          </table:table-cell>
          <table:table-cell table:formula="of:=[.G279]-[.$B$2]" office:value-type="float" office:value="35.7242157459259" calcext:value-type="float">
            <text:p>35.7242157459</text:p>
          </table:table-cell>
          <table:table-cell table:formula="of:=[.C279]/([.H279]-[.H278])" office:value-type="float" office:value="108242.689670004" calcext:value-type="float">
            <text:p>108242.689670004</text:p>
          </table:table-cell>
          <table:table-cell table:formula="of:=[.G279]-[.$B279]" office:value-type="float" office:value="10.2505300045013" calcext:value-type="float">
            <text:p>10.250530004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5385.51516" calcext:value-type="float">
            <text:p>1443145385.51516</text:p>
          </table:table-cell>
          <table:table-cell office:value-type="float" office:value="4320" calcext:value-type="float">
            <text:p>4320</text:p>
          </table:table-cell>
          <table:table-cell table:formula="of:=[.B280]-[.$B$2]" office:value-type="float" office:value="25.514986038208" calcext:value-type="float">
            <text:p>25.5149860382</text:p>
          </table:table-cell>
          <table:table-cell table:formula="of:=[.C280]/([.D280]-[.D279])" office:value-type="float" office:value="104599.732603651" calcext:value-type="float">
            <text:p>104599.732603651</text:p>
          </table:table-cell>
          <table:table-cell/>
          <table:table-cell office:value-type="float" office:value="1443145395.76428" calcext:value-type="float">
            <text:p>1443145395.76428</text:p>
          </table:table-cell>
          <table:table-cell table:formula="of:=[.G280]-[.$B$2]" office:value-type="float" office:value="35.7641065120697" calcext:value-type="float">
            <text:p>35.7641065121</text:p>
          </table:table-cell>
          <table:table-cell table:formula="of:=[.C280]/([.H280]-[.H279])" office:value-type="float" office:value="108295.739029609" calcext:value-type="float">
            <text:p>108295.739029609</text:p>
          </table:table-cell>
          <table:table-cell table:formula="of:=[.G280]-[.$B280]" office:value-type="float" office:value="10.2491204738617" calcext:value-type="float">
            <text:p>10.249120473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5385.55645" calcext:value-type="float">
            <text:p>1443145385.55645</text:p>
          </table:table-cell>
          <table:table-cell office:value-type="float" office:value="4320" calcext:value-type="float">
            <text:p>4320</text:p>
          </table:table-cell>
          <table:table-cell table:formula="of:=[.B281]-[.$B$2]" office:value-type="float" office:value="25.5562734603882" calcext:value-type="float">
            <text:p>25.5562734604</text:p>
          </table:table-cell>
          <table:table-cell table:formula="of:=[.C281]/([.D281]-[.D280])" office:value-type="float" office:value="104632.349802508" calcext:value-type="float">
            <text:p>104632.349802508</text:p>
          </table:table-cell>
          <table:table-cell/>
          <table:table-cell office:value-type="float" office:value="1443145395.8043" calcext:value-type="float">
            <text:p>1443145395.8043</text:p>
          </table:table-cell>
          <table:table-cell table:formula="of:=[.G281]-[.$B$2]" office:value-type="float" office:value="35.8041274547577" calcext:value-type="float">
            <text:p>35.8041274548</text:p>
          </table:table-cell>
          <table:table-cell table:formula="of:=[.C281]/([.H281]-[.H280])" office:value-type="float" office:value="107943.484332182" calcext:value-type="float">
            <text:p>107943.484332182</text:p>
          </table:table-cell>
          <table:table-cell table:formula="of:=[.G281]-[.$B281]" office:value-type="float" office:value="10.2478539943695" calcext:value-type="float">
            <text:p>10.247853994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5385.59773" calcext:value-type="float">
            <text:p>1443145385.59773</text:p>
          </table:table-cell>
          <table:table-cell office:value-type="float" office:value="4320" calcext:value-type="float">
            <text:p>4320</text:p>
          </table:table-cell>
          <table:table-cell table:formula="of:=[.B282]-[.$B$2]" office:value-type="float" office:value="25.597555398941" calcext:value-type="float">
            <text:p>25.5975553989</text:p>
          </table:table-cell>
          <table:table-cell table:formula="of:=[.C282]/([.D282]-[.D281])" office:value-type="float" office:value="104646.248491184" calcext:value-type="float">
            <text:p>104646.248491184</text:p>
          </table:table-cell>
          <table:table-cell/>
          <table:table-cell office:value-type="float" office:value="1443145395.84405" calcext:value-type="float">
            <text:p>1443145395.84405</text:p>
          </table:table-cell>
          <table:table-cell table:formula="of:=[.G282]-[.$B$2]" office:value-type="float" office:value="35.8438701629639" calcext:value-type="float">
            <text:p>35.843870163</text:p>
          </table:table-cell>
          <table:table-cell table:formula="of:=[.C282]/([.H282]-[.H281])" office:value-type="float" office:value="108699.185208737" calcext:value-type="float">
            <text:p>108699.185208737</text:p>
          </table:table-cell>
          <table:table-cell table:formula="of:=[.G282]-[.$B282]" office:value-type="float" office:value="10.2463147640228" calcext:value-type="float">
            <text:p>10.246314764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5385.63903" calcext:value-type="float">
            <text:p>1443145385.63903</text:p>
          </table:table-cell>
          <table:table-cell office:value-type="float" office:value="4320" calcext:value-type="float">
            <text:p>4320</text:p>
          </table:table-cell>
          <table:table-cell table:formula="of:=[.B283]-[.$B$2]" office:value-type="float" office:value="25.638852596283" calcext:value-type="float">
            <text:p>25.6388525963</text:p>
          </table:table-cell>
          <table:table-cell table:formula="of:=[.C283]/([.D283]-[.D282])" office:value-type="float" office:value="104607.583033606" calcext:value-type="float">
            <text:p>104607.583033606</text:p>
          </table:table-cell>
          <table:table-cell/>
          <table:table-cell office:value-type="float" office:value="1443145395.88397" calcext:value-type="float">
            <text:p>1443145395.88397</text:p>
          </table:table-cell>
          <table:table-cell table:formula="of:=[.G283]-[.$B$2]" office:value-type="float" office:value="35.8837983608246" calcext:value-type="float">
            <text:p>35.8837983608</text:p>
          </table:table-cell>
          <table:table-cell table:formula="of:=[.C283]/([.H283]-[.H282])" office:value-type="float" office:value="108194.214401299" calcext:value-type="float">
            <text:p>108194.214401299</text:p>
          </table:table-cell>
          <table:table-cell table:formula="of:=[.G283]-[.$B283]" office:value-type="float" office:value="10.2449457645416" calcext:value-type="float">
            <text:p>10.244945764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5385.68031" calcext:value-type="float">
            <text:p>1443145385.68031</text:p>
          </table:table-cell>
          <table:table-cell office:value-type="float" office:value="4320" calcext:value-type="float">
            <text:p>4320</text:p>
          </table:table-cell>
          <table:table-cell table:formula="of:=[.B284]-[.$B$2]" office:value-type="float" office:value="25.6801342964172" calcext:value-type="float">
            <text:p>25.6801342964</text:p>
          </table:table-cell>
          <table:table-cell table:formula="of:=[.C284]/([.D284]-[.D283])" office:value-type="float" office:value="104646.852865756" calcext:value-type="float">
            <text:p>104646.852865756</text:p>
          </table:table-cell>
          <table:table-cell/>
          <table:table-cell office:value-type="float" office:value="1443145395.92385" calcext:value-type="float">
            <text:p>1443145395.92385</text:p>
          </table:table-cell>
          <table:table-cell table:formula="of:=[.G284]-[.$B$2]" office:value-type="float" office:value="35.9236743450165" calcext:value-type="float">
            <text:p>35.923674345</text:p>
          </table:table-cell>
          <table:table-cell table:formula="of:=[.C284]/([.H284]-[.H283])" office:value-type="float" office:value="108335.884055198" calcext:value-type="float">
            <text:p>108335.884055198</text:p>
          </table:table-cell>
          <table:table-cell table:formula="of:=[.G284]-[.$B284]" office:value-type="float" office:value="10.2435400485992" calcext:value-type="float">
            <text:p>10.243540048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5385.7216" calcext:value-type="float">
            <text:p>1443145385.7216</text:p>
          </table:table-cell>
          <table:table-cell office:value-type="float" office:value="4320" calcext:value-type="float">
            <text:p>4320</text:p>
          </table:table-cell>
          <table:table-cell table:formula="of:=[.B285]-[.$B$2]" office:value-type="float" office:value="25.721419095993" calcext:value-type="float">
            <text:p>25.721419096</text:p>
          </table:table-cell>
          <table:table-cell table:formula="of:=[.C285]/([.D285]-[.D284])" office:value-type="float" office:value="104638.996540792" calcext:value-type="float">
            <text:p>104638.996540792</text:p>
          </table:table-cell>
          <table:table-cell/>
          <table:table-cell office:value-type="float" office:value="1443145395.96374" calcext:value-type="float">
            <text:p>1443145395.96374</text:p>
          </table:table-cell>
          <table:table-cell table:formula="of:=[.G285]-[.$B$2]" office:value-type="float" office:value="35.9635655879974" calcext:value-type="float">
            <text:p>35.963565588</text:p>
          </table:table-cell>
          <table:table-cell table:formula="of:=[.C285]/([.H285]-[.H284])" office:value-type="float" office:value="108294.444524134" calcext:value-type="float">
            <text:p>108294.444524134</text:p>
          </table:table-cell>
          <table:table-cell table:formula="of:=[.G285]-[.$B285]" office:value-type="float" office:value="10.2421464920044" calcext:value-type="float">
            <text:p>10.24214649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5385.76288" calcext:value-type="float">
            <text:p>1443145385.76288</text:p>
          </table:table-cell>
          <table:table-cell office:value-type="float" office:value="4320" calcext:value-type="float">
            <text:p>4320</text:p>
          </table:table-cell>
          <table:table-cell table:formula="of:=[.B286]-[.$B$2]" office:value-type="float" office:value="25.7627022266388" calcext:value-type="float">
            <text:p>25.7627022266</text:p>
          </table:table-cell>
          <table:table-cell table:formula="of:=[.C286]/([.D286]-[.D285])" office:value-type="float" office:value="104643.226723033" calcext:value-type="float">
            <text:p>104643.226723033</text:p>
          </table:table-cell>
          <table:table-cell/>
          <table:table-cell office:value-type="float" office:value="1443145396.00359" calcext:value-type="float">
            <text:p>1443145396.00359</text:p>
          </table:table-cell>
          <table:table-cell table:formula="of:=[.G286]-[.$B$2]" office:value-type="float" office:value="36.0034160614014" calcext:value-type="float">
            <text:p>36.0034160614</text:p>
          </table:table-cell>
          <table:table-cell table:formula="of:=[.C286]/([.H286]-[.H285])" office:value-type="float" office:value="108405.236650812" calcext:value-type="float">
            <text:p>108405.236650812</text:p>
          </table:table-cell>
          <table:table-cell table:formula="of:=[.G286]-[.$B286]" office:value-type="float" office:value="10.2407138347626" calcext:value-type="float">
            <text:p>10.2407138348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5385.80416" calcext:value-type="float">
            <text:p>1443145385.80416</text:p>
          </table:table-cell>
          <table:table-cell office:value-type="float" office:value="4320" calcext:value-type="float">
            <text:p>4320</text:p>
          </table:table-cell>
          <table:table-cell table:formula="of:=[.B287]-[.$B$2]" office:value-type="float" office:value="25.8039846420288" calcext:value-type="float">
            <text:p>25.803984642</text:p>
          </table:table-cell>
          <table:table-cell table:formula="of:=[.C287]/([.D287]-[.D286])" office:value-type="float" office:value="104645.039762981" calcext:value-type="float">
            <text:p>104645.039762981</text:p>
          </table:table-cell>
          <table:table-cell/>
          <table:table-cell office:value-type="float" office:value="1443145396.0157" calcext:value-type="float">
            <text:p>1443145396.0157</text:p>
          </table:table-cell>
          <table:table-cell table:formula="of:=[.G287]-[.$B$2]" office:value-type="float" office:value="36.0155239105225" calcext:value-type="float">
            <text:p>36.0155239105</text:p>
          </table:table-cell>
          <table:table-cell table:formula="of:=[.C287]/([.H287]-[.H286])" office:value-type="float" office:value="356793.345935728" calcext:value-type="float">
            <text:p>356793.345935728</text:p>
          </table:table-cell>
          <table:table-cell table:formula="of:=[.G287]-[.$B287]" office:value-type="float" office:value="10.2115392684937" calcext:value-type="float">
            <text:p>10.2115392685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5385.84544" calcext:value-type="float">
            <text:p>1443145385.84544</text:p>
          </table:table-cell>
          <table:table-cell office:value-type="float" office:value="4320" calcext:value-type="float">
            <text:p>4320</text:p>
          </table:table-cell>
          <table:table-cell table:formula="of:=[.B288]-[.$B$2]" office:value-type="float" office:value="25.8452663421631" calcext:value-type="float">
            <text:p>25.8452663422</text:p>
          </table:table-cell>
          <table:table-cell table:formula="of:=[.C288]/([.D288]-[.D287])" office:value-type="float" office:value="104646.852865756" calcext:value-type="float">
            <text:p>104646.852865756</text:p>
          </table:table-cell>
          <table:table-cell/>
          <table:table-cell office:value-type="float" office:value="1443145396.02783" calcext:value-type="float">
            <text:p>1443145396.02783</text:p>
          </table:table-cell>
          <table:table-cell table:formula="of:=[.G288]-[.$B$2]" office:value-type="float" office:value="36.0276570320129" calcext:value-type="float">
            <text:p>36.027657032</text:p>
          </table:table-cell>
          <table:table-cell table:formula="of:=[.C288]/([.H288]-[.H287])" office:value-type="float" office:value="356050.172528984" calcext:value-type="float">
            <text:p>356050.172528984</text:p>
          </table:table-cell>
          <table:table-cell table:formula="of:=[.G288]-[.$B288]" office:value-type="float" office:value="10.1823906898499" calcext:value-type="float">
            <text:p>10.182390689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5385.88673" calcext:value-type="float">
            <text:p>1443145385.88673</text:p>
          </table:table-cell>
          <table:table-cell office:value-type="float" office:value="4320" calcext:value-type="float">
            <text:p>4320</text:p>
          </table:table-cell>
          <table:table-cell table:formula="of:=[.B289]-[.$B$2]" office:value-type="float" office:value="25.8865530490875" calcext:value-type="float">
            <text:p>25.8865530491</text:p>
          </table:table-cell>
          <table:table-cell table:formula="of:=[.C289]/([.D289]-[.D288])" office:value-type="float" office:value="104634.162465568" calcext:value-type="float">
            <text:p>104634.162465568</text:p>
          </table:table-cell>
          <table:table-cell/>
          <table:table-cell office:value-type="float" office:value="1443145396.05094" calcext:value-type="float">
            <text:p>1443145396.05094</text:p>
          </table:table-cell>
          <table:table-cell table:formula="of:=[.G289]-[.$B$2]" office:value-type="float" office:value="36.0507600307465" calcext:value-type="float">
            <text:p>36.0507600307</text:p>
          </table:table-cell>
          <table:table-cell table:formula="of:=[.C289]/([.H289]-[.H288])" office:value-type="float" office:value="186988.713016378" calcext:value-type="float">
            <text:p>186988.713016378</text:p>
          </table:table-cell>
          <table:table-cell table:formula="of:=[.G289]-[.$B289]" office:value-type="float" office:value="10.1642069816589" calcext:value-type="float">
            <text:p>10.164206981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5385.92802" calcext:value-type="float">
            <text:p>1443145385.92802</text:p>
          </table:table-cell>
          <table:table-cell office:value-type="float" office:value="4320" calcext:value-type="float">
            <text:p>4320</text:p>
          </table:table-cell>
          <table:table-cell table:formula="of:=[.B290]-[.$B$2]" office:value-type="float" office:value="25.9278435707092" calcext:value-type="float">
            <text:p>25.9278435707</text:p>
          </table:table-cell>
          <table:table-cell table:formula="of:=[.C290]/([.D290]-[.D289])" office:value-type="float" office:value="104624.495654935" calcext:value-type="float">
            <text:p>104624.495654935</text:p>
          </table:table-cell>
          <table:table-cell/>
          <table:table-cell office:value-type="float" office:value="1443145396.08749" calcext:value-type="float">
            <text:p>1443145396.08749</text:p>
          </table:table-cell>
          <table:table-cell table:formula="of:=[.G290]-[.$B$2]" office:value-type="float" office:value="36.0873095989227" calcext:value-type="float">
            <text:p>36.0873095989</text:p>
          </table:table-cell>
          <table:table-cell table:formula="of:=[.C290]/([.H290]-[.H289])" office:value-type="float" office:value="118195.650880626" calcext:value-type="float">
            <text:p>118195.650880626</text:p>
          </table:table-cell>
          <table:table-cell table:formula="of:=[.G290]-[.$B290]" office:value-type="float" office:value="10.1594660282135" calcext:value-type="float">
            <text:p>10.1594660282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5385.96931" calcext:value-type="float">
            <text:p>1443145385.96931</text:p>
          </table:table-cell>
          <table:table-cell office:value-type="float" office:value="4320" calcext:value-type="float">
            <text:p>4320</text:p>
          </table:table-cell>
          <table:table-cell table:formula="of:=[.B291]-[.$B$2]" office:value-type="float" office:value="25.9691352844238" calcext:value-type="float">
            <text:p>25.9691352844</text:p>
          </table:table-cell>
          <table:table-cell table:formula="of:=[.C291]/([.D291]-[.D290])" office:value-type="float" office:value="104621.475142907" calcext:value-type="float">
            <text:p>104621.475142907</text:p>
          </table:table-cell>
          <table:table-cell/>
          <table:table-cell office:value-type="float" office:value="1443145396.1241" calcext:value-type="float">
            <text:p>1443145396.1241</text:p>
          </table:table-cell>
          <table:table-cell table:formula="of:=[.G291]-[.$B$2]" office:value-type="float" office:value="36.1239197254181" calcext:value-type="float">
            <text:p>36.1239197254</text:p>
          </table:table-cell>
          <table:table-cell table:formula="of:=[.C291]/([.H291]-[.H290])" office:value-type="float" office:value="118000.138583169" calcext:value-type="float">
            <text:p>118000.138583169</text:p>
          </table:table-cell>
          <table:table-cell table:formula="of:=[.G291]-[.$B291]" office:value-type="float" office:value="10.1547844409943" calcext:value-type="float">
            <text:p>10.15478444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5386.01013" calcext:value-type="float">
            <text:p>1443145386.01013</text:p>
          </table:table-cell>
          <table:table-cell office:value-type="float" office:value="4320" calcext:value-type="float">
            <text:p>4320</text:p>
          </table:table-cell>
          <table:table-cell table:formula="of:=[.B292]-[.$B$2]" office:value-type="float" office:value="26.0099499225616" calcext:value-type="float">
            <text:p>26.0099499226</text:p>
          </table:table-cell>
          <table:table-cell table:formula="of:=[.C292]/([.D292]-[.D291])" office:value-type="float" office:value="105844.3783187" calcext:value-type="float">
            <text:p>105844.3783187</text:p>
          </table:table-cell>
          <table:table-cell/>
          <table:table-cell office:value-type="float" office:value="1443145396.16062" calcext:value-type="float">
            <text:p>1443145396.16062</text:p>
          </table:table-cell>
          <table:table-cell table:formula="of:=[.G292]-[.$B$2]" office:value-type="float" office:value="36.1604397296905" calcext:value-type="float">
            <text:p>36.1604397297</text:p>
          </table:table-cell>
          <table:table-cell table:formula="of:=[.C292]/([.H292]-[.H291])" office:value-type="float" office:value="118291.333368152" calcext:value-type="float">
            <text:p>118291.333368152</text:p>
          </table:table-cell>
          <table:table-cell table:formula="of:=[.G292]-[.$B292]" office:value-type="float" office:value="10.1504898071289" calcext:value-type="float">
            <text:p>10.150489807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5386.04955" calcext:value-type="float">
            <text:p>1443145386.04955</text:p>
          </table:table-cell>
          <table:table-cell office:value-type="float" office:value="4320" calcext:value-type="float">
            <text:p>4320</text:p>
          </table:table-cell>
          <table:table-cell table:formula="of:=[.B293]-[.$B$2]" office:value-type="float" office:value="26.0493757724762" calcext:value-type="float">
            <text:p>26.0493757725</text:p>
          </table:table-cell>
          <table:table-cell table:formula="of:=[.C293]/([.D293]-[.D292])" office:value-type="float" office:value="109572.780532643" calcext:value-type="float">
            <text:p>109572.780532643</text:p>
          </table:table-cell>
          <table:table-cell/>
          <table:table-cell office:value-type="float" office:value="1443145396.19723" calcext:value-type="float">
            <text:p>1443145396.19723</text:p>
          </table:table-cell>
          <table:table-cell table:formula="of:=[.G293]-[.$B$2]" office:value-type="float" office:value="36.1970505714417" calcext:value-type="float">
            <text:p>36.1970505714</text:p>
          </table:table-cell>
          <table:table-cell table:formula="of:=[.C293]/([.H293]-[.H292])" office:value-type="float" office:value="117997.833247589" calcext:value-type="float">
            <text:p>117997.833247589</text:p>
          </table:table-cell>
          <table:table-cell table:formula="of:=[.G293]-[.$B293]" office:value-type="float" office:value="10.1476747989655" calcext:value-type="float">
            <text:p>10.147674799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5386.08896" calcext:value-type="float">
            <text:p>1443145386.08896</text:p>
          </table:table-cell>
          <table:table-cell office:value-type="float" office:value="4320" calcext:value-type="float">
            <text:p>4320</text:p>
          </table:table-cell>
          <table:table-cell table:formula="of:=[.B294]-[.$B$2]" office:value-type="float" office:value="26.0887861251831" calcext:value-type="float">
            <text:p>26.0887861252</text:p>
          </table:table-cell>
          <table:table-cell table:formula="of:=[.C294]/([.D294]-[.D293])" office:value-type="float" office:value="109615.867488612" calcext:value-type="float">
            <text:p>109615.867488612</text:p>
          </table:table-cell>
          <table:table-cell/>
          <table:table-cell office:value-type="float" office:value="1443145396.2338" calcext:value-type="float">
            <text:p>1443145396.2338</text:p>
          </table:table-cell>
          <table:table-cell table:formula="of:=[.G294]-[.$B$2]" office:value-type="float" office:value="36.2336285114288" calcext:value-type="float">
            <text:p>36.2336285114</text:p>
          </table:table-cell>
          <table:table-cell table:formula="of:=[.C294]/([.H294]-[.H293])" office:value-type="float" office:value="118103.971998253" calcext:value-type="float">
            <text:p>118103.971998253</text:p>
          </table:table-cell>
          <table:table-cell table:formula="of:=[.G294]-[.$B294]" office:value-type="float" office:value="10.1448423862457" calcext:value-type="float">
            <text:p>10.1448423862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5386.12838" calcext:value-type="float">
            <text:p>1443145386.12838</text:p>
          </table:table-cell>
          <table:table-cell office:value-type="float" office:value="4320" calcext:value-type="float">
            <text:p>4320</text:p>
          </table:table-cell>
          <table:table-cell table:formula="of:=[.B295]-[.$B$2]" office:value-type="float" office:value="26.1282014846802" calcext:value-type="float">
            <text:p>26.1282014847</text:p>
          </table:table-cell>
          <table:table-cell table:formula="of:=[.C295]/([.D295]-[.D294])" office:value-type="float" office:value="109601.943382531" calcext:value-type="float">
            <text:p>109601.943382531</text:p>
          </table:table-cell>
          <table:table-cell/>
          <table:table-cell office:value-type="float" office:value="1443145396.27033" calcext:value-type="float">
            <text:p>1443145396.27033</text:p>
          </table:table-cell>
          <table:table-cell table:formula="of:=[.G295]-[.$B$2]" office:value-type="float" office:value="36.2701580524445" calcext:value-type="float">
            <text:p>36.2701580524</text:p>
          </table:table-cell>
          <table:table-cell table:formula="of:=[.C295]/([.H295]-[.H294])" office:value-type="float" office:value="118260.45112782" calcext:value-type="float">
            <text:p>118260.45112782</text:p>
          </table:table-cell>
          <table:table-cell table:formula="of:=[.G295]-[.$B295]" office:value-type="float" office:value="10.1419565677643" calcext:value-type="float">
            <text:p>10.1419565678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5386.1678" calcext:value-type="float">
            <text:p>1443145386.1678</text:p>
          </table:table-cell>
          <table:table-cell office:value-type="float" office:value="4320" calcext:value-type="float">
            <text:p>4320</text:p>
          </table:table-cell>
          <table:table-cell table:formula="of:=[.B296]-[.$B$2]" office:value-type="float" office:value="26.1676278114319" calcext:value-type="float">
            <text:p>26.1676278114</text:p>
          </table:table-cell>
          <table:table-cell table:formula="of:=[.C296]/([.D296]-[.D295])" office:value-type="float" office:value="109571.455317296" calcext:value-type="float">
            <text:p>109571.455317296</text:p>
          </table:table-cell>
          <table:table-cell/>
          <table:table-cell office:value-type="float" office:value="1443145396.30692" calcext:value-type="float">
            <text:p>1443145396.30692</text:p>
          </table:table-cell>
          <table:table-cell table:formula="of:=[.G296]-[.$B$2]" office:value-type="float" office:value="36.3067462444305" calcext:value-type="float">
            <text:p>36.3067462444</text:p>
          </table:table-cell>
          <table:table-cell table:formula="of:=[.C296]/([.H296]-[.H295])" office:value-type="float" office:value="118070.879305626" calcext:value-type="float">
            <text:p>118070.879305626</text:p>
          </table:table-cell>
          <table:table-cell table:formula="of:=[.G296]-[.$B296]" office:value-type="float" office:value="10.1391184329987" calcext:value-type="float">
            <text:p>10.13911843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5386.20721" calcext:value-type="float">
            <text:p>1443145386.20721</text:p>
          </table:table-cell>
          <table:table-cell office:value-type="float" office:value="4320" calcext:value-type="float">
            <text:p>4320</text:p>
          </table:table-cell>
          <table:table-cell table:formula="of:=[.B297]-[.$B$2]" office:value-type="float" office:value="26.2070369720459" calcext:value-type="float">
            <text:p>26.207036972</text:p>
          </table:table-cell>
          <table:table-cell table:formula="of:=[.C297]/([.D297]-[.D296])" office:value-type="float" office:value="109619.18327344" calcext:value-type="float">
            <text:p>109619.18327344</text:p>
          </table:table-cell>
          <table:table-cell/>
          <table:table-cell office:value-type="float" office:value="1443145396.34349" calcext:value-type="float">
            <text:p>1443145396.34349</text:p>
          </table:table-cell>
          <table:table-cell table:formula="of:=[.G297]-[.$B$2]" office:value-type="float" office:value="36.3433117866516" calcext:value-type="float">
            <text:p>36.3433117867</text:p>
          </table:table-cell>
          <table:table-cell table:formula="of:=[.C297]/([.H297]-[.H296])" office:value-type="float" office:value="118144.015857388" calcext:value-type="float">
            <text:p>118144.015857388</text:p>
          </table:table-cell>
          <table:table-cell table:formula="of:=[.G297]-[.$B297]" office:value-type="float" office:value="10.1362748146057" calcext:value-type="float">
            <text:p>10.136274814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5386.24662" calcext:value-type="float">
            <text:p>1443145386.24662</text:p>
          </table:table-cell>
          <table:table-cell office:value-type="float" office:value="4320" calcext:value-type="float">
            <text:p>4320</text:p>
          </table:table-cell>
          <table:table-cell table:formula="of:=[.B298]-[.$B$2]" office:value-type="float" office:value="26.2464423179626" calcext:value-type="float">
            <text:p>26.246442318</text:p>
          </table:table-cell>
          <table:table-cell table:formula="of:=[.C298]/([.D298]-[.D297])" office:value-type="float" office:value="109629.795133049" calcext:value-type="float">
            <text:p>109629.795133049</text:p>
          </table:table-cell>
          <table:table-cell/>
          <table:table-cell office:value-type="float" office:value="1443145396.38007" calcext:value-type="float">
            <text:p>1443145396.38007</text:p>
          </table:table-cell>
          <table:table-cell table:formula="of:=[.G298]-[.$B$2]" office:value-type="float" office:value="36.3798954486847" calcext:value-type="float">
            <text:p>36.3798954487</text:p>
          </table:table-cell>
          <table:table-cell table:formula="of:=[.C298]/([.H298]-[.H297])" office:value-type="float" office:value="118085.499371102" calcext:value-type="float">
            <text:p>118085.499371102</text:p>
          </table:table-cell>
          <table:table-cell table:formula="of:=[.G298]-[.$B298]" office:value-type="float" office:value="10.133453130722" calcext:value-type="float">
            <text:p>10.133453130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5386.28603" calcext:value-type="float">
            <text:p>1443145386.28603</text:p>
          </table:table-cell>
          <table:table-cell office:value-type="float" office:value="4320" calcext:value-type="float">
            <text:p>4320</text:p>
          </table:table-cell>
          <table:table-cell table:formula="of:=[.B299]-[.$B$2]" office:value-type="float" office:value="26.2858536243439" calcext:value-type="float">
            <text:p>26.2858536243</text:p>
          </table:table-cell>
          <table:table-cell table:formula="of:=[.C299]/([.D299]-[.D298])" office:value-type="float" office:value="109613.215005172" calcext:value-type="float">
            <text:p>109613.215005172</text:p>
          </table:table-cell>
          <table:table-cell/>
          <table:table-cell office:value-type="float" office:value="1443145396.41668" calcext:value-type="float">
            <text:p>1443145396.41668</text:p>
          </table:table-cell>
          <table:table-cell table:formula="of:=[.G299]-[.$B$2]" office:value-type="float" office:value="36.4165019989014" calcext:value-type="float">
            <text:p>36.4165019989</text:p>
          </table:table-cell>
          <table:table-cell table:formula="of:=[.C299]/([.H299]-[.H298])" office:value-type="float" office:value="118011.666612392" calcext:value-type="float">
            <text:p>118011.666612392</text:p>
          </table:table-cell>
          <table:table-cell table:formula="of:=[.G299]-[.$B299]" office:value-type="float" office:value="10.1306483745575" calcext:value-type="float">
            <text:p>10.130648374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5386.32544" calcext:value-type="float">
            <text:p>1443145386.32544</text:p>
          </table:table-cell>
          <table:table-cell office:value-type="float" office:value="4320" calcext:value-type="float">
            <text:p>4320</text:p>
          </table:table-cell>
          <table:table-cell table:formula="of:=[.B300]-[.$B$2]" office:value-type="float" office:value="26.3252663612366" calcext:value-type="float">
            <text:p>26.3252663612</text:p>
          </table:table-cell>
          <table:table-cell table:formula="of:=[.C300]/([.D300]-[.D299])" office:value-type="float" office:value="109609.236520698" calcext:value-type="float">
            <text:p>109609.236520698</text:p>
          </table:table-cell>
          <table:table-cell/>
          <table:table-cell office:value-type="float" office:value="1443145396.45322" calcext:value-type="float">
            <text:p>1443145396.45322</text:p>
          </table:table-cell>
          <table:table-cell table:formula="of:=[.G300]-[.$B$2]" office:value-type="float" office:value="36.4530389308929" calcext:value-type="float">
            <text:p>36.4530389309</text:p>
          </table:table-cell>
          <table:table-cell table:formula="of:=[.C300]/([.H300]-[.H299])" office:value-type="float" office:value="118236.528480166" calcext:value-type="float">
            <text:p>118236.528480166</text:p>
          </table:table-cell>
          <table:table-cell table:formula="of:=[.G300]-[.$B300]" office:value-type="float" office:value="10.1277725696564" calcext:value-type="float">
            <text:p>10.1277725697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5386.36485" calcext:value-type="float">
            <text:p>1443145386.36485</text:p>
          </table:table-cell>
          <table:table-cell office:value-type="float" office:value="4320" calcext:value-type="float">
            <text:p>4320</text:p>
          </table:table-cell>
          <table:table-cell table:formula="of:=[.B301]-[.$B$2]" office:value-type="float" office:value="26.3646783828735" calcext:value-type="float">
            <text:p>26.3646783829</text:p>
          </table:table-cell>
          <table:table-cell table:formula="of:=[.C301]/([.D301]-[.D300])" office:value-type="float" office:value="109611.225726834" calcext:value-type="float">
            <text:p>109611.225726834</text:p>
          </table:table-cell>
          <table:table-cell/>
          <table:table-cell office:value-type="float" office:value="1443145396.48977" calcext:value-type="float">
            <text:p>1443145396.48977</text:p>
          </table:table-cell>
          <table:table-cell table:formula="of:=[.G301]-[.$B$2]" office:value-type="float" office:value="36.4895904064178" calcext:value-type="float">
            <text:p>36.4895904064</text:p>
          </table:table-cell>
          <table:table-cell table:formula="of:=[.C301]/([.H301]-[.H300])" office:value-type="float" office:value="118189.483131996" calcext:value-type="float">
            <text:p>118189.483131996</text:p>
          </table:table-cell>
          <table:table-cell table:formula="of:=[.G301]-[.$B301]" office:value-type="float" office:value="10.1249120235443" calcext:value-type="float">
            <text:p>10.124912023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5386.40432" calcext:value-type="float">
            <text:p>1443145386.40432</text:p>
          </table:table-cell>
          <table:table-cell office:value-type="float" office:value="4320" calcext:value-type="float">
            <text:p>4320</text:p>
          </table:table-cell>
          <table:table-cell table:formula="of:=[.B302]-[.$B$2]" office:value-type="float" office:value="26.4041397571564" calcext:value-type="float">
            <text:p>26.4041397572</text:p>
          </table:table-cell>
          <table:table-cell table:formula="of:=[.C302]/([.D302]-[.D301])" office:value-type="float" office:value="109474.139674829" calcext:value-type="float">
            <text:p>109474.139674829</text:p>
          </table:table-cell>
          <table:table-cell/>
          <table:table-cell office:value-type="float" office:value="1443145396.52638" calcext:value-type="float">
            <text:p>1443145396.52638</text:p>
          </table:table-cell>
          <table:table-cell table:formula="of:=[.G302]-[.$B$2]" office:value-type="float" office:value="36.5262002944946" calcext:value-type="float">
            <text:p>36.5262002945</text:p>
          </table:table-cell>
          <table:table-cell table:formula="of:=[.C302]/([.H302]-[.H301])" office:value-type="float" office:value="118000.907048381" calcext:value-type="float">
            <text:p>118000.907048381</text:p>
          </table:table-cell>
          <table:table-cell table:formula="of:=[.G302]-[.$B302]" office:value-type="float" office:value="10.1220605373383" calcext:value-type="float">
            <text:p>10.1220605373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5386.44377" calcext:value-type="float">
            <text:p>1443145386.44377</text:p>
          </table:table-cell>
          <table:table-cell office:value-type="float" office:value="4320" calcext:value-type="float">
            <text:p>4320</text:p>
          </table:table-cell>
          <table:table-cell table:formula="of:=[.B303]-[.$B$2]" office:value-type="float" office:value="26.4435987472534" calcext:value-type="float">
            <text:p>26.4435987473</text:p>
          </table:table-cell>
          <table:table-cell table:formula="of:=[.C303]/([.D303]-[.D302])" office:value-type="float" office:value="109480.754306568" calcext:value-type="float">
            <text:p>109480.754306568</text:p>
          </table:table-cell>
          <table:table-cell/>
          <table:table-cell office:value-type="float" office:value="1443145396.56294" calcext:value-type="float">
            <text:p>1443145396.56294</text:p>
          </table:table-cell>
          <table:table-cell table:formula="of:=[.G303]-[.$B$2]" office:value-type="float" office:value="36.56276679039" calcext:value-type="float">
            <text:p>36.5627667904</text:p>
          </table:table-cell>
          <table:table-cell table:formula="of:=[.C303]/([.H303]-[.H302])" office:value-type="float" office:value="118140.934596501" calcext:value-type="float">
            <text:p>118140.934596501</text:p>
          </table:table-cell>
          <table:table-cell table:formula="of:=[.G303]-[.$B303]" office:value-type="float" office:value="10.1191680431366" calcext:value-type="float">
            <text:p>10.119168043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5386.48321" calcext:value-type="float">
            <text:p>1443145386.48321</text:p>
          </table:table-cell>
          <table:table-cell office:value-type="float" office:value="4320" calcext:value-type="float">
            <text:p>4320</text:p>
          </table:table-cell>
          <table:table-cell table:formula="of:=[.B304]-[.$B$2]" office:value-type="float" office:value="26.4830372333527" calcext:value-type="float">
            <text:p>26.4830372334</text:p>
          </table:table-cell>
          <table:table-cell table:formula="of:=[.C304]/([.D304]-[.D303])" office:value-type="float" office:value="109537.673153303" calcext:value-type="float">
            <text:p>109537.673153303</text:p>
          </table:table-cell>
          <table:table-cell/>
          <table:table-cell office:value-type="float" office:value="1443145396.59952" calcext:value-type="float">
            <text:p>1443145396.59952</text:p>
          </table:table-cell>
          <table:table-cell table:formula="of:=[.G304]-[.$B$2]" office:value-type="float" office:value="36.5993456840515" calcext:value-type="float">
            <text:p>36.5993456841</text:p>
          </table:table-cell>
          <table:table-cell table:formula="of:=[.C304]/([.H304]-[.H303])" office:value-type="float" office:value="118100.892825717" calcext:value-type="float">
            <text:p>118100.892825717</text:p>
          </table:table-cell>
          <table:table-cell table:formula="of:=[.G304]-[.$B304]" office:value-type="float" office:value="10.1163084506989" calcext:value-type="float">
            <text:p>10.1163084507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5386.52263" calcext:value-type="float">
            <text:p>1443145386.52263</text:p>
          </table:table-cell>
          <table:table-cell office:value-type="float" office:value="4320" calcext:value-type="float">
            <text:p>4320</text:p>
          </table:table-cell>
          <table:table-cell table:formula="of:=[.B305]-[.$B$2]" office:value-type="float" office:value="26.5224504470825" calcext:value-type="float">
            <text:p>26.5224504471</text:p>
          </table:table-cell>
          <table:table-cell table:formula="of:=[.C305]/([.D305]-[.D304])" office:value-type="float" office:value="109607.910423384" calcext:value-type="float">
            <text:p>109607.910423384</text:p>
          </table:table-cell>
          <table:table-cell/>
          <table:table-cell office:value-type="float" office:value="1443145396.63605" calcext:value-type="float">
            <text:p>1443145396.63605</text:p>
          </table:table-cell>
          <table:table-cell table:formula="of:=[.G305]-[.$B$2]" office:value-type="float" office:value="36.6358773708343" calcext:value-type="float">
            <text:p>36.6358773708</text:p>
          </table:table-cell>
          <table:table-cell table:formula="of:=[.C305]/([.H305]-[.H304])" office:value-type="float" office:value="118253.504845815" calcext:value-type="float">
            <text:p>118253.504845815</text:p>
          </table:table-cell>
          <table:table-cell table:formula="of:=[.G305]-[.$B305]" office:value-type="float" office:value="10.1134269237518" calcext:value-type="float">
            <text:p>10.113426923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5386.56204" calcext:value-type="float">
            <text:p>1443145386.56204</text:p>
          </table:table-cell>
          <table:table-cell office:value-type="float" office:value="4320" calcext:value-type="float">
            <text:p>4320</text:p>
          </table:table-cell>
          <table:table-cell table:formula="of:=[.B306]-[.$B$2]" office:value-type="float" office:value="26.5618629455566" calcext:value-type="float">
            <text:p>26.5618629456</text:p>
          </table:table-cell>
          <table:table-cell table:formula="of:=[.C306]/([.D306]-[.D305])" office:value-type="float" office:value="109609.899581387" calcext:value-type="float">
            <text:p>109609.899581387</text:p>
          </table:table-cell>
          <table:table-cell/>
          <table:table-cell office:value-type="float" office:value="1443145396.67265" calcext:value-type="float">
            <text:p>1443145396.67265</text:p>
          </table:table-cell>
          <table:table-cell table:formula="of:=[.G306]-[.$B$2]" office:value-type="float" office:value="36.6724762916565" calcext:value-type="float">
            <text:p>36.6724762917</text:p>
          </table:table-cell>
          <table:table-cell table:formula="of:=[.C306]/([.H306]-[.H305])" office:value-type="float" office:value="118036.267271199" calcext:value-type="float">
            <text:p>118036.267271199</text:p>
          </table:table-cell>
          <table:table-cell table:formula="of:=[.G306]-[.$B306]" office:value-type="float" office:value="10.1106133460999" calcext:value-type="float">
            <text:p>10.110613346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5386.60145" calcext:value-type="float">
            <text:p>1443145386.60145</text:p>
          </table:table-cell>
          <table:table-cell office:value-type="float" office:value="4320" calcext:value-type="float">
            <text:p>4320</text:p>
          </table:table-cell>
          <table:table-cell table:formula="of:=[.B307]-[.$B$2]" office:value-type="float" office:value="26.6012742519379" calcext:value-type="float">
            <text:p>26.6012742519</text:p>
          </table:table-cell>
          <table:table-cell table:formula="of:=[.C307]/([.D307]-[.D306])" office:value-type="float" office:value="109613.215005172" calcext:value-type="float">
            <text:p>109613.215005172</text:p>
          </table:table-cell>
          <table:table-cell/>
          <table:table-cell office:value-type="float" office:value="1443145396.70923" calcext:value-type="float">
            <text:p>1443145396.70923</text:p>
          </table:table-cell>
          <table:table-cell table:formula="of:=[.G307]-[.$B$2]" office:value-type="float" office:value="36.7090511322021" calcext:value-type="float">
            <text:p>36.7090511322</text:p>
          </table:table-cell>
          <table:table-cell table:formula="of:=[.C307]/([.H307]-[.H306])" office:value-type="float" office:value="118113.980417976" calcext:value-type="float">
            <text:p>118113.980417976</text:p>
          </table:table-cell>
          <table:table-cell table:formula="of:=[.G307]-[.$B307]" office:value-type="float" office:value="10.1077768802643" calcext:value-type="float">
            <text:p>10.1077768803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5386.64086" calcext:value-type="float">
            <text:p>1443145386.64086</text:p>
          </table:table-cell>
          <table:table-cell office:value-type="float" office:value="4320" calcext:value-type="float">
            <text:p>4320</text:p>
          </table:table-cell>
          <table:table-cell table:formula="of:=[.B308]-[.$B$2]" office:value-type="float" office:value="26.6406848430634" calcext:value-type="float">
            <text:p>26.6406848431</text:p>
          </table:table-cell>
          <table:table-cell table:formula="of:=[.C308]/([.D308]-[.D307])" office:value-type="float" office:value="109615.204355717" calcext:value-type="float">
            <text:p>109615.204355717</text:p>
          </table:table-cell>
          <table:table-cell/>
          <table:table-cell office:value-type="float" office:value="1443145396.74573" calcext:value-type="float">
            <text:p>1443145396.74573</text:p>
          </table:table-cell>
          <table:table-cell table:formula="of:=[.G308]-[.$B$2]" office:value-type="float" office:value="36.7455537319183" calcext:value-type="float">
            <text:p>36.7455537319</text:p>
          </table:table-cell>
          <table:table-cell table:formula="of:=[.C308]/([.H308]-[.H307])" office:value-type="float" office:value="118347.735054179" calcext:value-type="float">
            <text:p>118347.735054179</text:p>
          </table:table-cell>
          <table:table-cell table:formula="of:=[.G308]-[.$B308]" office:value-type="float" office:value="10.104868888855" calcext:value-type="float">
            <text:p>10.1048688889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5386.68028" calcext:value-type="float">
            <text:p>1443145386.68028</text:p>
          </table:table-cell>
          <table:table-cell office:value-type="float" office:value="4320" calcext:value-type="float">
            <text:p>4320</text:p>
          </table:table-cell>
          <table:table-cell table:formula="of:=[.B309]-[.$B$2]" office:value-type="float" office:value="26.6800987720489" calcext:value-type="float">
            <text:p>26.680098772</text:p>
          </table:table-cell>
          <table:table-cell table:formula="of:=[.C309]/([.D309]-[.D308])" office:value-type="float" office:value="109605.921337576" calcext:value-type="float">
            <text:p>109605.921337576</text:p>
          </table:table-cell>
          <table:table-cell/>
          <table:table-cell office:value-type="float" office:value="1443145396.78237" calcext:value-type="float">
            <text:p>1443145396.78237</text:p>
          </table:table-cell>
          <table:table-cell table:formula="of:=[.G309]-[.$B$2]" office:value-type="float" office:value="36.7821915149689" calcext:value-type="float">
            <text:p>36.782191515</text:p>
          </table:table-cell>
          <table:table-cell table:formula="of:=[.C309]/([.H309]-[.H308])" office:value-type="float" office:value="117911.06448884" calcext:value-type="float">
            <text:p>117911.06448884</text:p>
          </table:table-cell>
          <table:table-cell table:formula="of:=[.G309]-[.$B309]" office:value-type="float" office:value="10.1020927429199" calcext:value-type="float">
            <text:p>10.1020927429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5386.71969" calcext:value-type="float">
            <text:p>1443145386.71969</text:p>
          </table:table-cell>
          <table:table-cell office:value-type="float" office:value="4320" calcext:value-type="float">
            <text:p>4320</text:p>
          </table:table-cell>
          <table:table-cell table:formula="of:=[.B310]-[.$B$2]" office:value-type="float" office:value="26.7195098400116" calcext:value-type="float">
            <text:p>26.71950984</text:p>
          </table:table-cell>
          <table:table-cell table:formula="of:=[.C310]/([.D310]-[.D309])" office:value-type="float" office:value="109613.878113997" calcext:value-type="float">
            <text:p>109613.878113997</text:p>
          </table:table-cell>
          <table:table-cell/>
          <table:table-cell office:value-type="float" office:value="1443145396.81897" calcext:value-type="float">
            <text:p>1443145396.81897</text:p>
          </table:table-cell>
          <table:table-cell table:formula="of:=[.G310]-[.$B$2]" office:value-type="float" office:value="36.8187916278839" calcext:value-type="float">
            <text:p>36.8187916279</text:p>
          </table:table-cell>
          <table:table-cell table:formula="of:=[.C310]/([.H310]-[.H309])" office:value-type="float" office:value="118032.422742196" calcext:value-type="float">
            <text:p>118032.422742196</text:p>
          </table:table-cell>
          <table:table-cell table:formula="of:=[.G310]-[.$B310]" office:value-type="float" office:value="10.0992817878723" calcext:value-type="float">
            <text:p>10.0992817879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5386.7591" calcext:value-type="float">
            <text:p>1443145386.7591</text:p>
          </table:table-cell>
          <table:table-cell office:value-type="float" office:value="4320" calcext:value-type="float">
            <text:p>4320</text:p>
          </table:table-cell>
          <table:table-cell table:formula="of:=[.B311]-[.$B$2]" office:value-type="float" office:value="26.7589204311371" calcext:value-type="float">
            <text:p>26.7589204311</text:p>
          </table:table-cell>
          <table:table-cell table:formula="of:=[.C311]/([.D311]-[.D310])" office:value-type="float" office:value="109615.204355717" calcext:value-type="float">
            <text:p>109615.204355717</text:p>
          </table:table-cell>
          <table:table-cell/>
          <table:table-cell office:value-type="float" office:value="1443145396.85548" calcext:value-type="float">
            <text:p>1443145396.85548</text:p>
          </table:table-cell>
          <table:table-cell table:formula="of:=[.G311]-[.$B$2]" office:value-type="float" office:value="36.8553059101105" calcext:value-type="float">
            <text:p>36.8553059101</text:p>
          </table:table-cell>
          <table:table-cell table:formula="of:=[.C311]/([.H311]-[.H310])" office:value-type="float" office:value="118309.870455495" calcext:value-type="float">
            <text:p>118309.870455495</text:p>
          </table:table-cell>
          <table:table-cell table:formula="of:=[.G311]-[.$B311]" office:value-type="float" office:value="10.0963854789734" calcext:value-type="float">
            <text:p>10.09638547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5386.79852" calcext:value-type="float">
            <text:p>1443145386.79852</text:p>
          </table:table-cell>
          <table:table-cell office:value-type="float" office:value="4320" calcext:value-type="float">
            <text:p>4320</text:p>
          </table:table-cell>
          <table:table-cell table:formula="of:=[.B312]-[.$B$2]" office:value-type="float" office:value="26.7983391284943" calcext:value-type="float">
            <text:p>26.7983391285</text:p>
          </table:table-cell>
          <table:table-cell table:formula="of:=[.C312]/([.D312]-[.D311])" office:value-type="float" office:value="109592.662610231" calcext:value-type="float">
            <text:p>109592.662610231</text:p>
          </table:table-cell>
          <table:table-cell/>
          <table:table-cell office:value-type="float" office:value="1443145396.89209" calcext:value-type="float">
            <text:p>1443145396.89209</text:p>
          </table:table-cell>
          <table:table-cell table:formula="of:=[.G312]-[.$B$2]" office:value-type="float" office:value="36.8919112682343" calcext:value-type="float">
            <text:p>36.8919112682</text:p>
          </table:table-cell>
          <table:table-cell table:formula="of:=[.C312]/([.H312]-[.H311])" office:value-type="float" office:value="118015.509789363" calcext:value-type="float">
            <text:p>118015.509789363</text:p>
          </table:table-cell>
          <table:table-cell table:formula="of:=[.G312]-[.$B312]" office:value-type="float" office:value="10.09357213974" calcext:value-type="float">
            <text:p>10.0935721397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5386.83794" calcext:value-type="float">
            <text:p>1443145386.83794</text:p>
          </table:table-cell>
          <table:table-cell office:value-type="float" office:value="4320" calcext:value-type="float">
            <text:p>4320</text:p>
          </table:table-cell>
          <table:table-cell table:formula="of:=[.B313]-[.$B$2]" office:value-type="float" office:value="26.8377635478973" calcext:value-type="float">
            <text:p>26.8377635479</text:p>
          </table:table-cell>
          <table:table-cell table:formula="of:=[.C313]/([.D313]-[.D312])" office:value-type="float" office:value="109576.756371025" calcext:value-type="float">
            <text:p>109576.756371025</text:p>
          </table:table-cell>
          <table:table-cell/>
          <table:table-cell office:value-type="float" office:value="1443145396.9287" calcext:value-type="float">
            <text:p>1443145396.9287</text:p>
          </table:table-cell>
          <table:table-cell table:formula="of:=[.G313]-[.$B$2]" office:value-type="float" office:value="36.9285266399384" calcext:value-type="float">
            <text:p>36.9285266399</text:p>
          </table:table-cell>
          <table:table-cell table:formula="of:=[.C313]/([.H313]-[.H312])" office:value-type="float" office:value="117983.23488045" calcext:value-type="float">
            <text:p>117983.23488045</text:p>
          </table:table-cell>
          <table:table-cell table:formula="of:=[.G313]-[.$B313]" office:value-type="float" office:value="10.090763092041" calcext:value-type="float">
            <text:p>10.090763092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5386.87735" calcext:value-type="float">
            <text:p>1443145386.87735</text:p>
          </table:table-cell>
          <table:table-cell office:value-type="float" office:value="4320" calcext:value-type="float">
            <text:p>4320</text:p>
          </table:table-cell>
          <table:table-cell table:formula="of:=[.B314]-[.$B$2]" office:value-type="float" office:value="26.8771712779999" calcext:value-type="float">
            <text:p>26.877171278</text:p>
          </table:table-cell>
          <table:table-cell table:formula="of:=[.C314]/([.D314]-[.D313])" office:value-type="float" office:value="109623.162480035" calcext:value-type="float">
            <text:p>109623.162480035</text:p>
          </table:table-cell>
          <table:table-cell/>
          <table:table-cell office:value-type="float" office:value="1443145396.96527" calcext:value-type="float">
            <text:p>1443145396.96527</text:p>
          </table:table-cell>
          <table:table-cell table:formula="of:=[.G314]-[.$B$2]" office:value-type="float" office:value="36.9650959968567" calcext:value-type="float">
            <text:p>36.9650959969</text:p>
          </table:table-cell>
          <table:table-cell table:formula="of:=[.C314]/([.H314]-[.H313])" office:value-type="float" office:value="118131.691778098" calcext:value-type="float">
            <text:p>118131.691778098</text:p>
          </table:table-cell>
          <table:table-cell table:formula="of:=[.G314]-[.$B314]" office:value-type="float" office:value="10.0879247188568" calcext:value-type="float">
            <text:p>10.0879247189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5386.91676" calcext:value-type="float">
            <text:p>1443145386.91676</text:p>
          </table:table-cell>
          <table:table-cell office:value-type="float" office:value="4320" calcext:value-type="float">
            <text:p>4320</text:p>
          </table:table-cell>
          <table:table-cell table:formula="of:=[.B315]-[.$B$2]" office:value-type="float" office:value="26.9165880680084" calcext:value-type="float">
            <text:p>26.916588068</text:p>
          </table:table-cell>
          <table:table-cell table:formula="of:=[.C315]/([.D315]-[.D314])" office:value-type="float" office:value="109597.965716221" calcext:value-type="float">
            <text:p>109597.965716221</text:p>
          </table:table-cell>
          <table:table-cell/>
          <table:table-cell office:value-type="float" office:value="1443145397.00173" calcext:value-type="float">
            <text:p>1443145397.00173</text:p>
          </table:table-cell>
          <table:table-cell table:formula="of:=[.G315]-[.$B$2]" office:value-type="float" office:value="37.0015544891357" calcext:value-type="float">
            <text:p>37.0015544891</text:p>
          </table:table-cell>
          <table:table-cell table:formula="of:=[.C315]/([.H315]-[.H314])" office:value-type="float" office:value="118490.911992048" calcext:value-type="float">
            <text:p>118490.911992048</text:p>
          </table:table-cell>
          <table:table-cell table:formula="of:=[.G315]-[.$B315]" office:value-type="float" office:value="10.0849664211273" calcext:value-type="float">
            <text:p>10.084966421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5386.95619" calcext:value-type="float">
            <text:p>1443145386.95619</text:p>
          </table:table-cell>
          <table:table-cell office:value-type="float" office:value="4320" calcext:value-type="float">
            <text:p>4320</text:p>
          </table:table-cell>
          <table:table-cell table:formula="of:=[.B316]-[.$B$2]" office:value-type="float" office:value="26.9560117721558" calcext:value-type="float">
            <text:p>26.9560117722</text:p>
          </table:table-cell>
          <table:table-cell table:formula="of:=[.C316]/([.D316]-[.D315])" office:value-type="float" office:value="109578.744398416" calcext:value-type="float">
            <text:p>109578.744398416</text:p>
          </table:table-cell>
          <table:table-cell/>
          <table:table-cell office:value-type="float" office:value="1443145400.01818" calcext:value-type="float">
            <text:p>1443145400.01818</text:p>
          </table:table-cell>
          <table:table-cell table:formula="of:=[.G316]-[.$B$2]" office:value-type="float" office:value="40.0180013179779" calcext:value-type="float">
            <text:p>40.018001318</text:p>
          </table:table-cell>
          <table:table-cell table:formula="of:=[.C316]/([.H316]-[.H315])" office:value-type="float" office:value="1432.14856588677" calcext:value-type="float">
            <text:p>1432.1485658868</text:p>
          </table:table-cell>
          <table:table-cell table:formula="of:=[.G316]-[.$B316]" office:value-type="float" office:value="13.0619895458221" calcext:value-type="float">
            <text:p>13.061989545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5386.99561" calcext:value-type="float">
            <text:p>1443145386.99561</text:p>
          </table:table-cell>
          <table:table-cell office:value-type="float" office:value="4320" calcext:value-type="float">
            <text:p>4320</text:p>
          </table:table-cell>
          <table:table-cell table:formula="of:=[.B317]-[.$B$2]" office:value-type="float" office:value="26.9954319000244" calcext:value-type="float">
            <text:p>26.9954319</text:p>
          </table:table-cell>
          <table:table-cell table:formula="of:=[.C317]/([.D317]-[.D316])" office:value-type="float" office:value="109588.685617515" calcext:value-type="float">
            <text:p>109588.685617515</text:p>
          </table:table-cell>
          <table:table-cell/>
          <table:table-cell office:value-type="float" office:value="1443145400.03633" calcext:value-type="float">
            <text:p>1443145400.03633</text:p>
          </table:table-cell>
          <table:table-cell table:formula="of:=[.G317]-[.$B$2]" office:value-type="float" office:value="40.0361547470093" calcext:value-type="float">
            <text:p>40.036154747</text:p>
          </table:table-cell>
          <table:table-cell table:formula="of:=[.C317]/([.H317]-[.H316])" office:value-type="float" office:value="237971.569588001" calcext:value-type="float">
            <text:p>237971.569588001</text:p>
          </table:table-cell>
          <table:table-cell table:formula="of:=[.G317]-[.$B317]" office:value-type="float" office:value="13.0407228469849" calcext:value-type="float">
            <text:p>13.04072284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5400.04812" calcext:value-type="float">
            <text:p>1443145400.04812</text:p>
          </table:table-cell>
          <table:table-cell office:value-type="float" office:value="4320" calcext:value-type="float">
            <text:p>4320</text:p>
          </table:table-cell>
          <table:table-cell table:formula="of:=[.B318]-[.$B$2]" office:value-type="float" office:value="40.0479390621185" calcext:value-type="float">
            <text:p>40.0479390621</text:p>
          </table:table-cell>
          <table:table-cell table:formula="of:=[.C318]/([.D318]-[.D317])" office:value-type="float" office:value="330.970896729001" calcext:value-type="float">
            <text:p>330.970896729</text:p>
          </table:table-cell>
          <table:table-cell/>
          <table:table-cell office:value-type="float" office:value="1443145400.23839" calcext:value-type="float">
            <text:p>1443145400.23839</text:p>
          </table:table-cell>
          <table:table-cell table:formula="of:=[.G318]-[.$B$2]" office:value-type="float" office:value="40.2382125854492" calcext:value-type="float">
            <text:p>40.2382125854</text:p>
          </table:table-cell>
          <table:table-cell table:formula="of:=[.C318]/([.H318]-[.H317])" office:value-type="float" office:value="21380.0168969147" calcext:value-type="float">
            <text:p>21380.0168969147</text:p>
          </table:table-cell>
          <table:table-cell table:formula="of:=[.G318]-[.$B318]" office:value-type="float" office:value="0.190273523330688" calcext:value-type="float">
            <text:p>0.190273523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5400.10227" calcext:value-type="float">
            <text:p>1443145400.10227</text:p>
          </table:table-cell>
          <table:table-cell office:value-type="float" office:value="4320" calcext:value-type="float">
            <text:p>4320</text:p>
          </table:table-cell>
          <table:table-cell table:formula="of:=[.B319]-[.$B$2]" office:value-type="float" office:value="40.1020951271057" calcext:value-type="float">
            <text:p>40.1020951271</text:p>
          </table:table-cell>
          <table:table-cell table:formula="of:=[.C319]/([.D319]-[.D318])" office:value-type="float" office:value="79769.4588966616" calcext:value-type="float">
            <text:p>79769.4588966616</text:p>
          </table:table-cell>
          <table:table-cell/>
          <table:table-cell office:value-type="float" office:value="1443145400.29243" calcext:value-type="float">
            <text:p>1443145400.29243</text:p>
          </table:table-cell>
          <table:table-cell table:formula="of:=[.G319]-[.$B$2]" office:value-type="float" office:value="40.2922537326813" calcext:value-type="float">
            <text:p>40.2922537327</text:p>
          </table:table-cell>
          <table:table-cell table:formula="of:=[.C319]/([.H319]-[.H318])" office:value-type="float" office:value="79939.0875521144" calcext:value-type="float">
            <text:p>79939.0875521144</text:p>
          </table:table-cell>
          <table:table-cell table:formula="of:=[.G319]-[.$B319]" office:value-type="float" office:value="0.190158605575562" calcext:value-type="float">
            <text:p>0.1901586056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5400.15644" calcext:value-type="float">
            <text:p>1443145400.15644</text:p>
          </table:table-cell>
          <table:table-cell office:value-type="float" office:value="4320" calcext:value-type="float">
            <text:p>4320</text:p>
          </table:table-cell>
          <table:table-cell table:formula="of:=[.B320]-[.$B$2]" office:value-type="float" office:value="40.1562659740448" calcext:value-type="float">
            <text:p>40.156265974</text:p>
          </table:table-cell>
          <table:table-cell table:formula="of:=[.C320]/([.D320]-[.D319])" office:value-type="float" office:value="79747.6916847484" calcext:value-type="float">
            <text:p>79747.6916847484</text:p>
          </table:table-cell>
          <table:table-cell/>
          <table:table-cell office:value-type="float" office:value="1443145400.40074" calcext:value-type="float">
            <text:p>1443145400.40074</text:p>
          </table:table-cell>
          <table:table-cell table:formula="of:=[.G320]-[.$B$2]" office:value-type="float" office:value="40.4005653858185" calcext:value-type="float">
            <text:p>40.4005653858</text:p>
          </table:table-cell>
          <table:table-cell table:formula="of:=[.C320]/([.H320]-[.H319])" office:value-type="float" office:value="39884.9050390498" calcext:value-type="float">
            <text:p>39884.9050390498</text:p>
          </table:table-cell>
          <table:table-cell table:formula="of:=[.G320]-[.$B320]" office:value-type="float" office:value="0.244299411773682" calcext:value-type="float">
            <text:p>0.244299411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5400.21059" calcext:value-type="float">
            <text:p>1443145400.21059</text:p>
          </table:table-cell>
          <table:table-cell office:value-type="float" office:value="4320" calcext:value-type="float">
            <text:p>4320</text:p>
          </table:table-cell>
          <table:table-cell table:formula="of:=[.B321]-[.$B$2]" office:value-type="float" office:value="40.2104108333588" calcext:value-type="float">
            <text:p>40.2104108334</text:p>
          </table:table-cell>
          <table:table-cell table:formula="of:=[.C321]/([.D321]-[.D320])" office:value-type="float" office:value="79785.9677675033" calcext:value-type="float">
            <text:p>79785.9677675033</text:p>
          </table:table-cell>
          <table:table-cell/>
          <table:table-cell office:value-type="float" office:value="1443145400.88814" calcext:value-type="float">
            <text:p>1443145400.88814</text:p>
          </table:table-cell>
          <table:table-cell table:formula="of:=[.G321]-[.$B$2]" office:value-type="float" office:value="40.8879673480988" calcext:value-type="float">
            <text:p>40.8879673481</text:p>
          </table:table-cell>
          <table:table-cell table:formula="of:=[.C321]/([.H321]-[.H320])" office:value-type="float" office:value="8863.32090209322" calcext:value-type="float">
            <text:p>8863.3209020932</text:p>
          </table:table-cell>
          <table:table-cell table:formula="of:=[.G321]-[.$B321]" office:value-type="float" office:value="0.67755651473999" calcext:value-type="float">
            <text:p>0.6775565147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5400.26474" calcext:value-type="float">
            <text:p>1443145400.26474</text:p>
          </table:table-cell>
          <table:table-cell office:value-type="float" office:value="4320" calcext:value-type="float">
            <text:p>4320</text:p>
          </table:table-cell>
          <table:table-cell table:formula="of:=[.B322]-[.$B$2]" office:value-type="float" office:value="40.2645597457886" calcext:value-type="float">
            <text:p>40.2645597458</text:p>
          </table:table-cell>
          <table:table-cell table:formula="of:=[.C322]/([.D322]-[.D321])" office:value-type="float" office:value="79779.9956850434" calcext:value-type="float">
            <text:p>79779.9956850434</text:p>
          </table:table-cell>
          <table:table-cell/>
          <table:table-cell office:value-type="float" office:value="1443145400.99631" calcext:value-type="float">
            <text:p>1443145400.99631</text:p>
          </table:table-cell>
          <table:table-cell table:formula="of:=[.G322]-[.$B$2]" office:value-type="float" office:value="40.9961347579956" calcext:value-type="float">
            <text:p>40.996134758</text:p>
          </table:table-cell>
          <table:table-cell table:formula="of:=[.C322]/([.H322]-[.H321])" office:value-type="float" office:value="39938.0922971123" calcext:value-type="float">
            <text:p>39938.0922971123</text:p>
          </table:table-cell>
          <table:table-cell table:formula="of:=[.G322]-[.$B322]" office:value-type="float" office:value="0.731575012207031" calcext:value-type="float">
            <text:p>0.7315750122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5400.31888" calcext:value-type="float">
            <text:p>1443145400.31888</text:p>
          </table:table-cell>
          <table:table-cell office:value-type="float" office:value="4320" calcext:value-type="float">
            <text:p>4320</text:p>
          </table:table-cell>
          <table:table-cell table:formula="of:=[.B323]-[.$B$2]" office:value-type="float" office:value="40.3187077045441" calcext:value-type="float">
            <text:p>40.3187077045</text:p>
          </table:table-cell>
          <table:table-cell table:formula="of:=[.C323]/([.D323]-[.D322])" office:value-type="float" office:value="79781.4008004826" calcext:value-type="float">
            <text:p>79781.4008004826</text:p>
          </table:table-cell>
          <table:table-cell/>
          <table:table-cell office:value-type="float" office:value="1443145401.36463" calcext:value-type="float">
            <text:p>1443145401.36463</text:p>
          </table:table-cell>
          <table:table-cell table:formula="of:=[.G323]-[.$B$2]" office:value-type="float" office:value="41.3644506931305" calcext:value-type="float">
            <text:p>41.3644506931</text:p>
          </table:table-cell>
          <table:table-cell table:formula="of:=[.C323]/([.H323]-[.H322])" office:value-type="float" office:value="11729.060808672" calcext:value-type="float">
            <text:p>11729.060808672</text:p>
          </table:table-cell>
          <table:table-cell table:formula="of:=[.G323]-[.$B323]" office:value-type="float" office:value="1.04574298858643" calcext:value-type="float">
            <text:p>1.045742988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5400.37305" calcext:value-type="float">
            <text:p>1443145400.37305</text:p>
          </table:table-cell>
          <table:table-cell office:value-type="float" office:value="4320" calcext:value-type="float">
            <text:p>4320</text:p>
          </table:table-cell>
          <table:table-cell table:formula="of:=[.B324]-[.$B$2]" office:value-type="float" office:value="40.372878074646" calcext:value-type="float">
            <text:p>40.3728780746</text:p>
          </table:table-cell>
          <table:table-cell table:formula="of:=[.C324]/([.D324]-[.D323])" office:value-type="float" office:value="79748.3936674486" calcext:value-type="float">
            <text:p>79748.3936674486</text:p>
          </table:table-cell>
          <table:table-cell/>
          <table:table-cell office:value-type="float" office:value="1443145402.02715" calcext:value-type="float">
            <text:p>1443145402.02715</text:p>
          </table:table-cell>
          <table:table-cell table:formula="of:=[.G324]-[.$B$2]" office:value-type="float" office:value="42.0269703865051" calcext:value-type="float">
            <text:p>42.0269703865</text:p>
          </table:table-cell>
          <table:table-cell table:formula="of:=[.C324]/([.H324]-[.H323])" office:value-type="float" office:value="6520.56088777602" calcext:value-type="float">
            <text:p>6520.560887776</text:p>
          </table:table-cell>
          <table:table-cell table:formula="of:=[.G324]-[.$B324]" office:value-type="float" office:value="1.65409231185913" calcext:value-type="float">
            <text:p>1.6540923119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5400.42721" calcext:value-type="float">
            <text:p>1443145400.42721</text:p>
          </table:table-cell>
          <table:table-cell office:value-type="float" office:value="4320" calcext:value-type="float">
            <text:p>4320</text:p>
          </table:table-cell>
          <table:table-cell table:formula="of:=[.B325]-[.$B$2]" office:value-type="float" office:value="40.4270358085632" calcext:value-type="float">
            <text:p>40.4270358086</text:p>
          </table:table-cell>
          <table:table-cell table:formula="of:=[.C325]/([.D325]-[.D324])" office:value-type="float" office:value="79767.0007131726" calcext:value-type="float">
            <text:p>79767.0007131726</text:p>
          </table:table-cell>
          <table:table-cell/>
          <table:table-cell office:value-type="float" office:value="1443145406.01368" calcext:value-type="float">
            <text:p>1443145406.01368</text:p>
          </table:table-cell>
          <table:table-cell table:formula="of:=[.G325]-[.$B$2]" office:value-type="float" office:value="46.0135014057159" calcext:value-type="float">
            <text:p>46.0135014057</text:p>
          </table:table-cell>
          <table:table-cell table:formula="of:=[.C325]/([.H325]-[.H324])" office:value-type="float" office:value="1083.64891159312" calcext:value-type="float">
            <text:p>1083.6489115931</text:p>
          </table:table-cell>
          <table:table-cell table:formula="of:=[.G325]-[.$B325]" office:value-type="float" office:value="5.58646559715271" calcext:value-type="float">
            <text:p>5.5864655972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5400.48136" calcext:value-type="float">
            <text:p>1443145400.48136</text:p>
          </table:table-cell>
          <table:table-cell office:value-type="float" office:value="4320" calcext:value-type="float">
            <text:p>4320</text:p>
          </table:table-cell>
          <table:table-cell table:formula="of:=[.B326]-[.$B$2]" office:value-type="float" office:value="40.4811844825745" calcext:value-type="float">
            <text:p>40.4811844826</text:p>
          </table:table-cell>
          <table:table-cell table:formula="of:=[.C326]/([.D326]-[.D325])" office:value-type="float" office:value="79780.3469592631" calcext:value-type="float">
            <text:p>79780.3469592631</text:p>
          </table:table-cell>
          <table:table-cell/>
          <table:table-cell office:value-type="float" office:value="1443145406.13707" calcext:value-type="float">
            <text:p>1443145406.13707</text:p>
          </table:table-cell>
          <table:table-cell table:formula="of:=[.G326]-[.$B$2]" office:value-type="float" office:value="46.1368894577026" calcext:value-type="float">
            <text:p>46.1368894577</text:p>
          </table:table-cell>
          <table:table-cell table:formula="of:=[.C326]/([.H326]-[.H325])" office:value-type="float" office:value="35011.4936612003" calcext:value-type="float">
            <text:p>35011.4936612003</text:p>
          </table:table-cell>
          <table:table-cell table:formula="of:=[.G326]-[.$B326]" office:value-type="float" office:value="5.65570497512817" calcext:value-type="float">
            <text:p>5.655704975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5400.5355" calcext:value-type="float">
            <text:p>1443145400.5355</text:p>
          </table:table-cell>
          <table:table-cell office:value-type="float" office:value="4320" calcext:value-type="float">
            <text:p>4320</text:p>
          </table:table-cell>
          <table:table-cell table:formula="of:=[.B327]-[.$B$2]" office:value-type="float" office:value="40.5353276729584" calcext:value-type="float">
            <text:p>40.535327673</text:p>
          </table:table-cell>
          <table:table-cell table:formula="of:=[.C327]/([.D327]-[.D326])" office:value-type="float" office:value="79788.4271201666" calcext:value-type="float">
            <text:p>79788.4271201666</text:p>
          </table:table-cell>
          <table:table-cell/>
          <table:table-cell office:value-type="float" office:value="1443145406.57309" calcext:value-type="float">
            <text:p>1443145406.57309</text:p>
          </table:table-cell>
          <table:table-cell table:formula="of:=[.G327]-[.$B$2]" office:value-type="float" office:value="46.5729179382324" calcext:value-type="float">
            <text:p>46.5729179382</text:p>
          </table:table-cell>
          <table:table-cell table:formula="of:=[.C327]/([.H327]-[.H326])" office:value-type="float" office:value="9907.60969272258" calcext:value-type="float">
            <text:p>9907.6096927226</text:p>
          </table:table-cell>
          <table:table-cell table:formula="of:=[.G327]-[.$B327]" office:value-type="float" office:value="6.03759026527405" calcext:value-type="float">
            <text:p>6.0375902653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5400.58966" calcext:value-type="float">
            <text:p>1443145400.58966</text:p>
          </table:table-cell>
          <table:table-cell office:value-type="float" office:value="4320" calcext:value-type="float">
            <text:p>4320</text:p>
          </table:table-cell>
          <table:table-cell table:formula="of:=[.B328]-[.$B$2]" office:value-type="float" office:value="40.589480638504" calcext:value-type="float">
            <text:p>40.5894806385</text:p>
          </table:table-cell>
          <table:table-cell table:formula="of:=[.C328]/([.D328]-[.D327])" office:value-type="float" office:value="79774.0244965527" calcext:value-type="float">
            <text:p>79774.0244965527</text:p>
          </table:table-cell>
          <table:table-cell/>
          <table:table-cell office:value-type="float" office:value="1443145407.00678" calcext:value-type="float">
            <text:p>1443145407.00678</text:p>
          </table:table-cell>
          <table:table-cell table:formula="of:=[.G328]-[.$B$2]" office:value-type="float" office:value="47.0066010951996" calcext:value-type="float">
            <text:p>47.0066010952</text:p>
          </table:table-cell>
          <table:table-cell table:formula="of:=[.C328]/([.H328]-[.H327])" office:value-type="float" office:value="9961.18924749271" calcext:value-type="float">
            <text:p>9961.1892474927</text:p>
          </table:table-cell>
          <table:table-cell table:formula="of:=[.G328]-[.$B328]" office:value-type="float" office:value="6.41712045669556" calcext:value-type="float">
            <text:p>6.417120456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5400.6438" calcext:value-type="float">
            <text:p>1443145400.6438</text:p>
          </table:table-cell>
          <table:table-cell office:value-type="float" office:value="4320" calcext:value-type="float">
            <text:p>4320</text:p>
          </table:table-cell>
          <table:table-cell table:formula="of:=[.B329]-[.$B$2]" office:value-type="float" office:value="40.6436188220978" calcext:value-type="float">
            <text:p>40.6436188221</text:p>
          </table:table-cell>
          <table:table-cell table:formula="of:=[.C329]/([.D329]-[.D328])" office:value-type="float" office:value="79795.8060879369" calcext:value-type="float">
            <text:p>79795.8060879369</text:p>
          </table:table-cell>
          <table:table-cell/>
          <table:table-cell office:value-type="float" office:value="1443145411.01498" calcext:value-type="float">
            <text:p>1443145411.01498</text:p>
          </table:table-cell>
          <table:table-cell table:formula="of:=[.G329]-[.$B$2]" office:value-type="float" office:value="51.0148057937622" calcext:value-type="float">
            <text:p>51.0148057938</text:p>
          </table:table-cell>
          <table:table-cell table:formula="of:=[.C329]/([.H329]-[.H328])" office:value-type="float" office:value="1077.78926598963" calcext:value-type="float">
            <text:p>1077.7892659896</text:p>
          </table:table-cell>
          <table:table-cell table:formula="of:=[.G329]-[.$B329]" office:value-type="float" office:value="10.3711869716644" calcext:value-type="float">
            <text:p>10.3711869717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5400.69794" calcext:value-type="float">
            <text:p>1443145400.69794</text:p>
          </table:table-cell>
          <table:table-cell office:value-type="float" office:value="4320" calcext:value-type="float">
            <text:p>4320</text:p>
          </table:table-cell>
          <table:table-cell table:formula="of:=[.B330]-[.$B$2]" office:value-type="float" office:value="40.6977601051331" calcext:value-type="float">
            <text:p>40.6977601051</text:p>
          </table:table-cell>
          <table:table-cell table:formula="of:=[.C330]/([.D330]-[.D329])" office:value-type="float" office:value="79791.2379945835" calcext:value-type="float">
            <text:p>79791.2379945835</text:p>
          </table:table-cell>
          <table:table-cell/>
          <table:table-cell office:value-type="float" office:value="1443145411.06544" calcext:value-type="float">
            <text:p>1443145411.06544</text:p>
          </table:table-cell>
          <table:table-cell table:formula="of:=[.G330]-[.$B$2]" office:value-type="float" office:value="51.0652620792389" calcext:value-type="float">
            <text:p>51.0652620792</text:p>
          </table:table-cell>
          <table:table-cell table:formula="of:=[.C330]/([.H330]-[.H329])" office:value-type="float" office:value="85618.6688969848" calcext:value-type="float">
            <text:p>85618.6688969848</text:p>
          </table:table-cell>
          <table:table-cell table:formula="of:=[.G330]-[.$B330]" office:value-type="float" office:value="10.3675019741058" calcext:value-type="float">
            <text:p>10.367501974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5400.75208" calcext:value-type="float">
            <text:p>1443145400.75208</text:p>
          </table:table-cell>
          <table:table-cell office:value-type="float" office:value="4320" calcext:value-type="float">
            <text:p>4320</text:p>
          </table:table-cell>
          <table:table-cell table:formula="of:=[.B331]-[.$B$2]" office:value-type="float" office:value="40.7519006729126" calcext:value-type="float">
            <text:p>40.7519006729</text:p>
          </table:table-cell>
          <table:table-cell table:formula="of:=[.C331]/([.D331]-[.D330])" office:value-type="float" office:value="79792.2921235501" calcext:value-type="float">
            <text:p>79792.2921235501</text:p>
          </table:table-cell>
          <table:table-cell/>
          <table:table-cell office:value-type="float" office:value="1443145411.11584" calcext:value-type="float">
            <text:p>1443145411.11584</text:p>
          </table:table-cell>
          <table:table-cell table:formula="of:=[.G331]-[.$B$2]" office:value-type="float" office:value="51.1156587600708" calcext:value-type="float">
            <text:p>51.1156587601</text:p>
          </table:table-cell>
          <table:table-cell table:formula="of:=[.C331]/([.H331]-[.H330])" office:value-type="float" office:value="85719.9309297518" calcext:value-type="float">
            <text:p>85719.9309297518</text:p>
          </table:table-cell>
          <table:table-cell table:formula="of:=[.G331]-[.$B331]" office:value-type="float" office:value="10.3637580871582" calcext:value-type="float">
            <text:p>10.3637580872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5400.80627" calcext:value-type="float">
            <text:p>1443145400.80627</text:p>
          </table:table-cell>
          <table:table-cell office:value-type="float" office:value="4320" calcext:value-type="float">
            <text:p>4320</text:p>
          </table:table-cell>
          <table:table-cell table:formula="of:=[.B332]-[.$B$2]" office:value-type="float" office:value="40.8060953617096" calcext:value-type="float">
            <text:p>40.8060953617</text:p>
          </table:table-cell>
          <table:table-cell table:formula="of:=[.C332]/([.D332]-[.D331])" office:value-type="float" office:value="79712.6082997154" calcext:value-type="float">
            <text:p>79712.6082997154</text:p>
          </table:table-cell>
          <table:table-cell/>
          <table:table-cell office:value-type="float" office:value="1443145411.16631" calcext:value-type="float">
            <text:p>1443145411.16631</text:p>
          </table:table-cell>
          <table:table-cell table:formula="of:=[.G332]-[.$B$2]" office:value-type="float" office:value="51.1661322116852" calcext:value-type="float">
            <text:p>51.1661322117</text:p>
          </table:table-cell>
          <table:table-cell table:formula="of:=[.C332]/([.H332]-[.H331])" office:value-type="float" office:value="85589.5497895617" calcext:value-type="float">
            <text:p>85589.5497895617</text:p>
          </table:table-cell>
          <table:table-cell table:formula="of:=[.G332]-[.$B332]" office:value-type="float" office:value="10.3600368499756" calcext:value-type="float">
            <text:p>10.36003685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5400.86041" calcext:value-type="float">
            <text:p>1443145400.86041</text:p>
          </table:table-cell>
          <table:table-cell office:value-type="float" office:value="4320" calcext:value-type="float">
            <text:p>4320</text:p>
          </table:table-cell>
          <table:table-cell table:formula="of:=[.B333]-[.$B$2]" office:value-type="float" office:value="40.8602361679077" calcext:value-type="float">
            <text:p>40.8602361679</text:p>
          </table:table-cell>
          <table:table-cell table:formula="of:=[.C333]/([.D333]-[.D332])" office:value-type="float" office:value="79791.9407441332" calcext:value-type="float">
            <text:p>79791.9407441332</text:p>
          </table:table-cell>
          <table:table-cell/>
          <table:table-cell office:value-type="float" office:value="1443145411.21675" calcext:value-type="float">
            <text:p>1443145411.21675</text:p>
          </table:table-cell>
          <table:table-cell table:formula="of:=[.G333]-[.$B$2]" office:value-type="float" office:value="51.2165784835815" calcext:value-type="float">
            <text:p>51.2165784836</text:p>
          </table:table-cell>
          <table:table-cell table:formula="of:=[.C333]/([.H333]-[.H332])" office:value-type="float" office:value="85635.6641948702" calcext:value-type="float">
            <text:p>85635.6641948702</text:p>
          </table:table-cell>
          <table:table-cell table:formula="of:=[.G333]-[.$B333]" office:value-type="float" office:value="10.3563423156738" calcext:value-type="float">
            <text:p>10.3563423157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5400.91457" calcext:value-type="float">
            <text:p>1443145400.91457</text:p>
          </table:table-cell>
          <table:table-cell office:value-type="float" office:value="4320" calcext:value-type="float">
            <text:p>4320</text:p>
          </table:table-cell>
          <table:table-cell table:formula="of:=[.B334]-[.$B$2]" office:value-type="float" office:value="40.9143891334534" calcext:value-type="float">
            <text:p>40.9143891335</text:p>
          </table:table-cell>
          <table:table-cell table:formula="of:=[.C334]/([.D334]-[.D333])" office:value-type="float" office:value="79774.0244965527" calcext:value-type="float">
            <text:p>79774.0244965527</text:p>
          </table:table-cell>
          <table:table-cell/>
          <table:table-cell office:value-type="float" office:value="1443145411.26719" calcext:value-type="float">
            <text:p>1443145411.26719</text:p>
          </table:table-cell>
          <table:table-cell table:formula="of:=[.G334]-[.$B$2]" office:value-type="float" office:value="51.2670140266418" calcext:value-type="float">
            <text:p>51.2670140266</text:p>
          </table:table-cell>
          <table:table-cell table:formula="of:=[.C334]/([.H334]-[.H333])" office:value-type="float" office:value="85653.8809314463" calcext:value-type="float">
            <text:p>85653.8809314463</text:p>
          </table:table-cell>
          <table:table-cell table:formula="of:=[.G334]-[.$B334]" office:value-type="float" office:value="10.3526248931885" calcext:value-type="float">
            <text:p>10.3526248932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5400.96871" calcext:value-type="float">
            <text:p>1443145400.96871</text:p>
          </table:table-cell>
          <table:table-cell office:value-type="float" office:value="4320" calcext:value-type="float">
            <text:p>4320</text:p>
          </table:table-cell>
          <table:table-cell table:formula="of:=[.B335]-[.$B$2]" office:value-type="float" office:value="40.9685332775116" calcext:value-type="float">
            <text:p>40.9685332775</text:p>
          </table:table-cell>
          <table:table-cell table:formula="of:=[.C335]/([.D335]-[.D334])" office:value-type="float" office:value="79787.0217572227" calcext:value-type="float">
            <text:p>79787.0217572227</text:p>
          </table:table-cell>
          <table:table-cell/>
          <table:table-cell office:value-type="float" office:value="1443145411.31766" calcext:value-type="float">
            <text:p>1443145411.31766</text:p>
          </table:table-cell>
          <table:table-cell table:formula="of:=[.G335]-[.$B$2]" office:value-type="float" office:value="51.3174846172333" calcext:value-type="float">
            <text:p>51.3174846172</text:p>
          </table:table-cell>
          <table:table-cell table:formula="of:=[.C335]/([.H335]-[.H334])" office:value-type="float" office:value="85594.4015985715" calcext:value-type="float">
            <text:p>85594.4015985715</text:p>
          </table:table-cell>
          <table:table-cell table:formula="of:=[.G335]-[.$B335]" office:value-type="float" office:value="10.3489513397217" calcext:value-type="float">
            <text:p>10.348951339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5401.02153" calcext:value-type="float">
            <text:p>1443145401.02153</text:p>
          </table:table-cell>
          <table:table-cell office:value-type="float" office:value="4320" calcext:value-type="float">
            <text:p>4320</text:p>
          </table:table-cell>
          <table:table-cell table:formula="of:=[.B336]-[.$B$2]" office:value-type="float" office:value="41.0213515758514" calcext:value-type="float">
            <text:p>41.0213515759</text:p>
          </table:table-cell>
          <table:table-cell table:formula="of:=[.C336]/([.D336]-[.D335])" office:value-type="float" office:value="81789.8367759642" calcext:value-type="float">
            <text:p>81789.8367759642</text:p>
          </table:table-cell>
          <table:table-cell/>
          <table:table-cell office:value-type="float" office:value="1443145411.36808" calcext:value-type="float">
            <text:p>1443145411.36808</text:p>
          </table:table-cell>
          <table:table-cell table:formula="of:=[.G336]-[.$B$2]" office:value-type="float" office:value="51.3679020404816" calcext:value-type="float">
            <text:p>51.3679020405</text:p>
          </table:table-cell>
          <table:table-cell table:formula="of:=[.C336]/([.H336]-[.H335])" office:value-type="float" office:value="85684.6645796487" calcext:value-type="float">
            <text:p>85684.6645796487</text:p>
          </table:table-cell>
          <table:table-cell table:formula="of:=[.G336]-[.$B336]" office:value-type="float" office:value="10.3465504646301" calcext:value-type="float">
            <text:p>10.346550464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5401.07252" calcext:value-type="float">
            <text:p>1443145401.07252</text:p>
          </table:table-cell>
          <table:table-cell office:value-type="float" office:value="4320" calcext:value-type="float">
            <text:p>4320</text:p>
          </table:table-cell>
          <table:table-cell table:formula="of:=[.B337]-[.$B$2]" office:value-type="float" office:value="41.0723414421082" calcext:value-type="float">
            <text:p>41.0723414421</text:p>
          </table:table-cell>
          <table:table-cell table:formula="of:=[.C337]/([.D337]-[.D336])" office:value-type="float" office:value="84722.7168286832" calcext:value-type="float">
            <text:p>84722.7168286832</text:p>
          </table:table-cell>
          <table:table-cell/>
          <table:table-cell office:value-type="float" office:value="1443145411.4185" calcext:value-type="float">
            <text:p>1443145411.4185</text:p>
          </table:table-cell>
          <table:table-cell table:formula="of:=[.G337]-[.$B$2]" office:value-type="float" office:value="51.4183220863342" calcext:value-type="float">
            <text:p>51.4183220863</text:p>
          </table:table-cell>
          <table:table-cell table:formula="of:=[.C337]/([.H337]-[.H336])" office:value-type="float" office:value="85680.2076821593" calcext:value-type="float">
            <text:p>85680.2076821593</text:p>
          </table:table-cell>
          <table:table-cell table:formula="of:=[.G337]-[.$B337]" office:value-type="float" office:value="10.3459806442261" calcext:value-type="float">
            <text:p>10.3459806442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5401.12347" calcext:value-type="float">
            <text:p>1443145401.12347</text:p>
          </table:table-cell>
          <table:table-cell office:value-type="float" office:value="4320" calcext:value-type="float">
            <text:p>4320</text:p>
          </table:table-cell>
          <table:table-cell table:formula="of:=[.B338]-[.$B$2]" office:value-type="float" office:value="41.1232981681824" calcext:value-type="float">
            <text:p>41.1232981682</text:p>
          </table:table-cell>
          <table:table-cell table:formula="of:=[.C338]/([.D338]-[.D337])" office:value-type="float" office:value="84777.8170384788" calcext:value-type="float">
            <text:p>84777.8170384788</text:p>
          </table:table-cell>
          <table:table-cell/>
          <table:table-cell office:value-type="float" office:value="1443145411.46898" calcext:value-type="float">
            <text:p>1443145411.46898</text:p>
          </table:table-cell>
          <table:table-cell table:formula="of:=[.G338]-[.$B$2]" office:value-type="float" office:value="51.4688031673431" calcext:value-type="float">
            <text:p>51.4688031673</text:p>
          </table:table-cell>
          <table:table-cell table:formula="of:=[.C338]/([.H338]-[.H337])" office:value-type="float" office:value="85576.6143208664" calcext:value-type="float">
            <text:p>85576.6143208664</text:p>
          </table:table-cell>
          <table:table-cell table:formula="of:=[.G338]-[.$B338]" office:value-type="float" office:value="10.3455049991608" calcext:value-type="float">
            <text:p>10.3455049992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5401.17443" calcext:value-type="float">
            <text:p>1443145401.17443</text:p>
          </table:table-cell>
          <table:table-cell office:value-type="float" office:value="4320" calcext:value-type="float">
            <text:p>4320</text:p>
          </table:table-cell>
          <table:table-cell table:formula="of:=[.B339]-[.$B$2]" office:value-type="float" office:value="41.1742494106293" calcext:value-type="float">
            <text:p>41.1742494106</text:p>
          </table:table-cell>
          <table:table-cell table:formula="of:=[.C339]/([.D339]-[.D338])" office:value-type="float" office:value="84786.9412507896" calcext:value-type="float">
            <text:p>84786.9412507896</text:p>
          </table:table-cell>
          <table:table-cell/>
          <table:table-cell office:value-type="float" office:value="1443145411.51939" calcext:value-type="float">
            <text:p>1443145411.51939</text:p>
          </table:table-cell>
          <table:table-cell table:formula="of:=[.G339]-[.$B$2]" office:value-type="float" office:value="51.5192103385925" calcext:value-type="float">
            <text:p>51.5192103386</text:p>
          </table:table-cell>
          <table:table-cell table:formula="of:=[.C339]/([.H339]-[.H338])" office:value-type="float" office:value="85702.0914470044" calcext:value-type="float">
            <text:p>85702.0914470044</text:p>
          </table:table-cell>
          <table:table-cell table:formula="of:=[.G339]-[.$B339]" office:value-type="float" office:value="10.3449609279633" calcext:value-type="float">
            <text:p>10.344960928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5401.22543" calcext:value-type="float">
            <text:p>1443145401.22543</text:p>
          </table:table-cell>
          <table:table-cell office:value-type="float" office:value="4320" calcext:value-type="float">
            <text:p>4320</text:p>
          </table:table-cell>
          <table:table-cell table:formula="of:=[.B340]-[.$B$2]" office:value-type="float" office:value="41.2252562046051" calcext:value-type="float">
            <text:p>41.2252562046</text:p>
          </table:table-cell>
          <table:table-cell table:formula="of:=[.C340]/([.D340]-[.D339])" office:value-type="float" office:value="84694.599743851" calcext:value-type="float">
            <text:p>84694.599743851</text:p>
          </table:table-cell>
          <table:table-cell/>
          <table:table-cell office:value-type="float" office:value="1443145411.56984" calcext:value-type="float">
            <text:p>1443145411.56984</text:p>
          </table:table-cell>
          <table:table-cell table:formula="of:=[.G340]-[.$B$2]" office:value-type="float" office:value="51.5696651935577" calcext:value-type="float">
            <text:p>51.5696651936</text:p>
          </table:table-cell>
          <table:table-cell table:formula="of:=[.C340]/([.H340]-[.H339])" office:value-type="float" office:value="85621.0963836634" calcext:value-type="float">
            <text:p>85621.0963836634</text:p>
          </table:table-cell>
          <table:table-cell table:formula="of:=[.G340]-[.$B340]" office:value-type="float" office:value="10.3444089889526" calcext:value-type="float">
            <text:p>10.344408989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5401.27639" calcext:value-type="float">
            <text:p>1443145401.27639</text:p>
          </table:table-cell>
          <table:table-cell office:value-type="float" office:value="4320" calcext:value-type="float">
            <text:p>4320</text:p>
          </table:table-cell>
          <table:table-cell table:formula="of:=[.B341]-[.$B$2]" office:value-type="float" office:value="41.2762169837952" calcext:value-type="float">
            <text:p>41.2762169838</text:p>
          </table:table-cell>
          <table:table-cell table:formula="of:=[.C341]/([.D341]-[.D340])" office:value-type="float" office:value="84771.0743175279" calcext:value-type="float">
            <text:p>84771.0743175279</text:p>
          </table:table-cell>
          <table:table-cell/>
          <table:table-cell office:value-type="float" office:value="1443145411.62029" calcext:value-type="float">
            <text:p>1443145411.62029</text:p>
          </table:table-cell>
          <table:table-cell table:formula="of:=[.G341]-[.$B$2]" office:value-type="float" office:value="51.6201107501984" calcext:value-type="float">
            <text:p>51.6201107502</text:p>
          </table:table-cell>
          <table:table-cell table:formula="of:=[.C341]/([.H341]-[.H340])" office:value-type="float" office:value="85636.8784029038" calcext:value-type="float">
            <text:p>85636.8784029038</text:p>
          </table:table-cell>
          <table:table-cell table:formula="of:=[.G341]-[.$B341]" office:value-type="float" office:value="10.3438937664032" calcext:value-type="float">
            <text:p>10.343893766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5401.32735" calcext:value-type="float">
            <text:p>1443145401.32735</text:p>
          </table:table-cell>
          <table:table-cell office:value-type="float" office:value="4320" calcext:value-type="float">
            <text:p>4320</text:p>
          </table:table-cell>
          <table:table-cell table:formula="of:=[.B342]-[.$B$2]" office:value-type="float" office:value="41.3271782398224" calcext:value-type="float">
            <text:p>41.3271782398</text:p>
          </table:table-cell>
          <table:table-cell table:formula="of:=[.C342]/([.D342]-[.D341])" office:value-type="float" office:value="84770.2811267527" calcext:value-type="float">
            <text:p>84770.2811267527</text:p>
          </table:table-cell>
          <table:table-cell/>
          <table:table-cell office:value-type="float" office:value="1443145411.6707" calcext:value-type="float">
            <text:p>1443145411.6707</text:p>
          </table:table-cell>
          <table:table-cell table:formula="of:=[.G342]-[.$B$2]" office:value-type="float" office:value="51.6705203056335" calcext:value-type="float">
            <text:p>51.6705203056</text:p>
          </table:table-cell>
          <table:table-cell table:formula="of:=[.C342]/([.H342]-[.H341])" office:value-type="float" office:value="85698.0380546083" calcext:value-type="float">
            <text:p>85698.0380546083</text:p>
          </table:table-cell>
          <table:table-cell table:formula="of:=[.G342]-[.$B342]" office:value-type="float" office:value="10.3433420658112" calcext:value-type="float">
            <text:p>10.3433420658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5401.37831" calcext:value-type="float">
            <text:p>1443145401.37831</text:p>
          </table:table-cell>
          <table:table-cell office:value-type="float" office:value="4320" calcext:value-type="float">
            <text:p>4320</text:p>
          </table:table-cell>
          <table:table-cell table:formula="of:=[.B343]-[.$B$2]" office:value-type="float" office:value="41.3781356811523" calcext:value-type="float">
            <text:p>41.3781356812</text:p>
          </table:table-cell>
          <table:table-cell table:formula="of:=[.C343]/([.D343]-[.D342])" office:value-type="float" office:value="84776.6270686049" calcext:value-type="float">
            <text:p>84776.6270686049</text:p>
          </table:table-cell>
          <table:table-cell/>
          <table:table-cell office:value-type="float" office:value="1443145411.72123" calcext:value-type="float">
            <text:p>1443145411.72123</text:p>
          </table:table-cell>
          <table:table-cell table:formula="of:=[.G343]-[.$B$2]" office:value-type="float" office:value="51.7210505008698" calcext:value-type="float">
            <text:p>51.7210505009</text:p>
          </table:table-cell>
          <table:table-cell table:formula="of:=[.C343]/([.H343]-[.H342])" office:value-type="float" office:value="85493.4357527402" calcext:value-type="float">
            <text:p>85493.4357527402</text:p>
          </table:table-cell>
          <table:table-cell table:formula="of:=[.G343]-[.$B343]" office:value-type="float" office:value="10.3429148197174" calcext:value-type="float">
            <text:p>10.3429148197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5401.42928" calcext:value-type="float">
            <text:p>1443145401.42928</text:p>
          </table:table-cell>
          <table:table-cell office:value-type="float" office:value="4320" calcext:value-type="float">
            <text:p>4320</text:p>
          </table:table-cell>
          <table:table-cell table:formula="of:=[.B344]-[.$B$2]" office:value-type="float" office:value="41.4291009902954" calcext:value-type="float">
            <text:p>41.4291009903</text:p>
          </table:table-cell>
          <table:table-cell table:formula="of:=[.C344]/([.D344]-[.D343])" office:value-type="float" office:value="84763.5396044236" calcext:value-type="float">
            <text:p>84763.5396044236</text:p>
          </table:table-cell>
          <table:table-cell/>
          <table:table-cell office:value-type="float" office:value="1443145411.77162" calcext:value-type="float">
            <text:p>1443145411.77162</text:p>
          </table:table-cell>
          <table:table-cell table:formula="of:=[.G344]-[.$B$2]" office:value-type="float" office:value="51.7714462280273" calcext:value-type="float">
            <text:p>51.771446228</text:p>
          </table:table-cell>
          <table:table-cell table:formula="of:=[.C344]/([.H344]-[.H343])" office:value-type="float" office:value="85721.5530691898" calcext:value-type="float">
            <text:p>85721.5530691898</text:p>
          </table:table-cell>
          <table:table-cell table:formula="of:=[.G344]-[.$B344]" office:value-type="float" office:value="10.3423452377319" calcext:value-type="float">
            <text:p>10.3423452377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5401.48023" calcext:value-type="float">
            <text:p>1443145401.48023</text:p>
          </table:table-cell>
          <table:table-cell office:value-type="float" office:value="4320" calcext:value-type="float">
            <text:p>4320</text:p>
          </table:table-cell>
          <table:table-cell table:formula="of:=[.B345]-[.$B$2]" office:value-type="float" office:value="41.4800574779511" calcext:value-type="float">
            <text:p>41.480057478</text:p>
          </table:table-cell>
          <table:table-cell table:formula="of:=[.C345]/([.D345]-[.D344])" office:value-type="float" office:value="84778.2137025271" calcext:value-type="float">
            <text:p>84778.2137025271</text:p>
          </table:table-cell>
          <table:table-cell/>
          <table:table-cell office:value-type="float" office:value="1443145411.82209" calcext:value-type="float">
            <text:p>1443145411.82209</text:p>
          </table:table-cell>
          <table:table-cell table:formula="of:=[.G345]-[.$B$2]" office:value-type="float" office:value="51.8219134807587" calcext:value-type="float">
            <text:p>51.8219134808</text:p>
          </table:table-cell>
          <table:table-cell table:formula="of:=[.C345]/([.H345]-[.H344])" office:value-type="float" office:value="85600.0627376875" calcext:value-type="float">
            <text:p>85600.0627376875</text:p>
          </table:table-cell>
          <table:table-cell table:formula="of:=[.G345]-[.$B345]" office:value-type="float" office:value="10.3418560028076" calcext:value-type="float">
            <text:p>10.3418560028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5401.53121" calcext:value-type="float">
            <text:p>1443145401.53121</text:p>
          </table:table-cell>
          <table:table-cell office:value-type="float" office:value="4320" calcext:value-type="float">
            <text:p>4320</text:p>
          </table:table-cell>
          <table:table-cell table:formula="of:=[.B346]-[.$B$2]" office:value-type="float" office:value="41.5310304164886" calcext:value-type="float">
            <text:p>41.5310304165</text:p>
          </table:table-cell>
          <table:table-cell table:formula="of:=[.C346]/([.D346]-[.D345])" office:value-type="float" office:value="84750.8525884488" calcext:value-type="float">
            <text:p>84750.8525884488</text:p>
          </table:table-cell>
          <table:table-cell/>
          <table:table-cell office:value-type="float" office:value="1443145411.87253" calcext:value-type="float">
            <text:p>1443145411.87253</text:p>
          </table:table-cell>
          <table:table-cell table:formula="of:=[.G346]-[.$B$2]" office:value-type="float" office:value="51.8723561763763" calcext:value-type="float">
            <text:p>51.8723561764</text:p>
          </table:table-cell>
          <table:table-cell table:formula="of:=[.C346]/([.H346]-[.H345])" office:value-type="float" office:value="85641.7355793772" calcext:value-type="float">
            <text:p>85641.7355793772</text:p>
          </table:table-cell>
          <table:table-cell table:formula="of:=[.G346]-[.$B346]" office:value-type="float" office:value="10.3413257598877" calcext:value-type="float">
            <text:p>10.3413257599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5401.58216" calcext:value-type="float">
            <text:p>1443145401.58216</text:p>
          </table:table-cell>
          <table:table-cell office:value-type="float" office:value="4320" calcext:value-type="float">
            <text:p>4320</text:p>
          </table:table-cell>
          <table:table-cell table:formula="of:=[.B347]-[.$B$2]" office:value-type="float" office:value="41.5819835662842" calcext:value-type="float">
            <text:p>41.5819835663</text:p>
          </table:table-cell>
          <table:table-cell table:formula="of:=[.C347]/([.D347]-[.D346])" office:value-type="float" office:value="84783.7673889749" calcext:value-type="float">
            <text:p>84783.7673889749</text:p>
          </table:table-cell>
          <table:table-cell/>
          <table:table-cell office:value-type="float" office:value="1443145411.92295" calcext:value-type="float">
            <text:p>1443145411.92295</text:p>
          </table:table-cell>
          <table:table-cell table:formula="of:=[.G347]-[.$B$2]" office:value-type="float" office:value="51.9227755069733" calcext:value-type="float">
            <text:p>51.922775507</text:p>
          </table:table-cell>
          <table:table-cell table:formula="of:=[.C347]/([.H347]-[.H346])" office:value-type="float" office:value="85681.4231536737" calcext:value-type="float">
            <text:p>85681.4231536737</text:p>
          </table:table-cell>
          <table:table-cell table:formula="of:=[.G347]-[.$B347]" office:value-type="float" office:value="10.3407919406891" calcext:value-type="float">
            <text:p>10.3407919407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5401.63313" calcext:value-type="float">
            <text:p>1443145401.63313</text:p>
          </table:table-cell>
          <table:table-cell office:value-type="float" office:value="4320" calcext:value-type="float">
            <text:p>4320</text:p>
          </table:table-cell>
          <table:table-cell table:formula="of:=[.B348]-[.$B$2]" office:value-type="float" office:value="41.6329534053803" calcext:value-type="float">
            <text:p>41.6329534054</text:p>
          </table:table-cell>
          <table:table-cell table:formula="of:=[.C348]/([.D348]-[.D347])" office:value-type="float" office:value="84756.006230617" calcext:value-type="float">
            <text:p>84756.006230617</text:p>
          </table:table-cell>
          <table:table-cell/>
          <table:table-cell office:value-type="float" office:value="1443145411.9734" calcext:value-type="float">
            <text:p>1443145411.9734</text:p>
          </table:table-cell>
          <table:table-cell table:formula="of:=[.G348]-[.$B$2]" office:value-type="float" office:value="51.9732224941254" calcext:value-type="float">
            <text:p>51.9732224941</text:p>
          </table:table-cell>
          <table:table-cell table:formula="of:=[.C348]/([.H348]-[.H347])" office:value-type="float" office:value="85634.4500212676" calcext:value-type="float">
            <text:p>85634.4500212676</text:p>
          </table:table-cell>
          <table:table-cell table:formula="of:=[.G348]-[.$B348]" office:value-type="float" office:value="10.3402690887451" calcext:value-type="float">
            <text:p>10.3402690887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5401.68411" calcext:value-type="float">
            <text:p>1443145401.68411</text:p>
          </table:table-cell>
          <table:table-cell office:value-type="float" office:value="4320" calcext:value-type="float">
            <text:p>4320</text:p>
          </table:table-cell>
          <table:table-cell table:formula="of:=[.B349]-[.$B$2]" office:value-type="float" office:value="41.6839375495911" calcext:value-type="float">
            <text:p>41.6839375496</text:p>
          </table:table-cell>
          <table:table-cell table:formula="of:=[.C349]/([.D349]-[.D348])" office:value-type="float" office:value="84732.225417713" calcext:value-type="float">
            <text:p>84732.225417713</text:p>
          </table:table-cell>
          <table:table-cell/>
          <table:table-cell office:value-type="float" office:value="1443145412.02387" calcext:value-type="float">
            <text:p>1443145412.02387</text:p>
          </table:table-cell>
          <table:table-cell table:formula="of:=[.G349]-[.$B$2]" office:value-type="float" office:value="52.0236909389496" calcext:value-type="float">
            <text:p>52.0236909389</text:p>
          </table:table-cell>
          <table:table-cell table:formula="of:=[.C349]/([.H349]-[.H348])" office:value-type="float" office:value="85598.0408163265" calcext:value-type="float">
            <text:p>85598.0408163265</text:p>
          </table:table-cell>
          <table:table-cell table:formula="of:=[.G349]-[.$B349]" office:value-type="float" office:value="10.3397533893585" calcext:value-type="float">
            <text:p>10.339753389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5401.73507" calcext:value-type="float">
            <text:p>1443145401.73507</text:p>
          </table:table-cell>
          <table:table-cell office:value-type="float" office:value="4320" calcext:value-type="float">
            <text:p>4320</text:p>
          </table:table-cell>
          <table:table-cell table:formula="of:=[.B350]-[.$B$2]" office:value-type="float" office:value="41.7348980903626" calcext:value-type="float">
            <text:p>41.7348980904</text:p>
          </table:table-cell>
          <table:table-cell table:formula="of:=[.C350]/([.D350]-[.D349])" office:value-type="float" office:value="84771.4709184819" calcext:value-type="float">
            <text:p>84771.4709184819</text:p>
          </table:table-cell>
          <table:table-cell/>
          <table:table-cell office:value-type="float" office:value="1443145412.03966" calcext:value-type="float">
            <text:p>1443145412.03966</text:p>
          </table:table-cell>
          <table:table-cell table:formula="of:=[.G350]-[.$B$2]" office:value-type="float" office:value="52.0394797325134" calcext:value-type="float">
            <text:p>52.0394797325</text:p>
          </table:table-cell>
          <table:table-cell table:formula="of:=[.C350]/([.H350]-[.H349])" office:value-type="float" office:value="273611.78563339" calcext:value-type="float">
            <text:p>273611.78563339</text:p>
          </table:table-cell>
          <table:table-cell table:formula="of:=[.G350]-[.$B350]" office:value-type="float" office:value="10.3045816421509" calcext:value-type="float">
            <text:p>10.3045816422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5401.78604" calcext:value-type="float">
            <text:p>1443145401.78604</text:p>
          </table:table-cell>
          <table:table-cell office:value-type="float" office:value="4320" calcext:value-type="float">
            <text:p>4320</text:p>
          </table:table-cell>
          <table:table-cell table:formula="of:=[.B351]-[.$B$2]" office:value-type="float" office:value="41.7858674526215" calcext:value-type="float">
            <text:p>41.7858674526</text:p>
          </table:table-cell>
          <table:table-cell table:formula="of:=[.C351]/([.D351]-[.D350])" office:value-type="float" office:value="84756.7991542747" calcext:value-type="float">
            <text:p>84756.7991542747</text:p>
          </table:table-cell>
          <table:table-cell/>
          <table:table-cell office:value-type="float" office:value="1443145412.05545" calcext:value-type="float">
            <text:p>1443145412.05545</text:p>
          </table:table-cell>
          <table:table-cell table:formula="of:=[.G351]-[.$B$2]" office:value-type="float" office:value="52.0552732944489" calcext:value-type="float">
            <text:p>52.0552732944</text:p>
          </table:table-cell>
          <table:table-cell table:formula="of:=[.C351]/([.H351]-[.H350])" office:value-type="float" office:value="273529.177120601" calcext:value-type="float">
            <text:p>273529.177120601</text:p>
          </table:table-cell>
          <table:table-cell table:formula="of:=[.G351]-[.$B351]" office:value-type="float" office:value="10.2694058418274" calcext:value-type="float">
            <text:p>10.269405841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5401.83701" calcext:value-type="float">
            <text:p>1443145401.83701</text:p>
          </table:table-cell>
          <table:table-cell office:value-type="float" office:value="4320" calcext:value-type="float">
            <text:p>4320</text:p>
          </table:table-cell>
          <table:table-cell table:formula="of:=[.B352]-[.$B$2]" office:value-type="float" office:value="41.8368289470673" calcext:value-type="float">
            <text:p>41.8368289471</text:p>
          </table:table-cell>
          <table:table-cell table:formula="of:=[.C352]/([.D352]-[.D351])" office:value-type="float" office:value="84769.8845369313" calcext:value-type="float">
            <text:p>84769.8845369313</text:p>
          </table:table-cell>
          <table:table-cell/>
          <table:table-cell office:value-type="float" office:value="1443145412.08424" calcext:value-type="float">
            <text:p>1443145412.08424</text:p>
          </table:table-cell>
          <table:table-cell table:formula="of:=[.G352]-[.$B$2]" office:value-type="float" office:value="52.084064245224" calcext:value-type="float">
            <text:p>52.0840642452</text:p>
          </table:table-cell>
          <table:table-cell table:formula="of:=[.C352]/([.H352]-[.H351])" office:value-type="float" office:value="150047.146193213" calcext:value-type="float">
            <text:p>150047.146193213</text:p>
          </table:table-cell>
          <table:table-cell table:formula="of:=[.G352]-[.$B352]" office:value-type="float" office:value="10.2472352981567" calcext:value-type="float">
            <text:p>10.2472352982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5401.88798" calcext:value-type="float">
            <text:p>1443145401.88798</text:p>
          </table:table-cell>
          <table:table-cell office:value-type="float" office:value="4320" calcext:value-type="float">
            <text:p>4320</text:p>
          </table:table-cell>
          <table:table-cell table:formula="of:=[.B353]-[.$B$2]" office:value-type="float" office:value="41.8878054618835" calcext:value-type="float">
            <text:p>41.8878054619</text:p>
          </table:table-cell>
          <table:table-cell table:formula="of:=[.C353]/([.D353]-[.D352])" office:value-type="float" office:value="84744.9068569905" calcext:value-type="float">
            <text:p>84744.9068569905</text:p>
          </table:table-cell>
          <table:table-cell/>
          <table:table-cell office:value-type="float" office:value="1443145412.13087" calcext:value-type="float">
            <text:p>1443145412.13087</text:p>
          </table:table-cell>
          <table:table-cell table:formula="of:=[.G353]-[.$B$2]" office:value-type="float" office:value="52.1306970119476" calcext:value-type="float">
            <text:p>52.1306970119</text:p>
          </table:table-cell>
          <table:table-cell table:formula="of:=[.C353]/([.H353]-[.H352])" office:value-type="float" office:value="92638.7238741871" calcext:value-type="float">
            <text:p>92638.7238741871</text:p>
          </table:table-cell>
          <table:table-cell table:formula="of:=[.G353]-[.$B353]" office:value-type="float" office:value="10.2428915500641" calcext:value-type="float">
            <text:p>10.242891550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5401.93895" calcext:value-type="float">
            <text:p>1443145401.93895</text:p>
          </table:table-cell>
          <table:table-cell office:value-type="float" office:value="4320" calcext:value-type="float">
            <text:p>4320</text:p>
          </table:table-cell>
          <table:table-cell table:formula="of:=[.B354]-[.$B$2]" office:value-type="float" office:value="41.9387726783752" calcext:value-type="float">
            <text:p>41.9387726784</text:p>
          </table:table-cell>
          <table:table-cell table:formula="of:=[.C354]/([.D354]-[.D353])" office:value-type="float" office:value="84760.3674943398" calcext:value-type="float">
            <text:p>84760.3674943398</text:p>
          </table:table-cell>
          <table:table-cell/>
          <table:table-cell office:value-type="float" office:value="1443145412.17763" calcext:value-type="float">
            <text:p>1443145412.17763</text:p>
          </table:table-cell>
          <table:table-cell table:formula="of:=[.G354]-[.$B$2]" office:value-type="float" office:value="52.1774506568909" calcext:value-type="float">
            <text:p>52.1774506569</text:p>
          </table:table-cell>
          <table:table-cell table:formula="of:=[.C354]/([.H354]-[.H353])" office:value-type="float" office:value="92399.213050551" calcext:value-type="float">
            <text:p>92399.213050551</text:p>
          </table:table-cell>
          <table:table-cell table:formula="of:=[.G354]-[.$B354]" office:value-type="float" office:value="10.2386779785156" calcext:value-type="float">
            <text:p>10.238677978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5401.98989" calcext:value-type="float">
            <text:p>1443145401.98989</text:p>
          </table:table-cell>
          <table:table-cell office:value-type="float" office:value="4320" calcext:value-type="float">
            <text:p>4320</text:p>
          </table:table-cell>
          <table:table-cell table:formula="of:=[.B355]-[.$B$2]" office:value-type="float" office:value="41.9897129535675" calcext:value-type="float">
            <text:p>41.9897129536</text:p>
          </table:table-cell>
          <table:table-cell table:formula="of:=[.C355]/([.D355]-[.D354])" office:value-type="float" office:value="84805.1955686397" calcext:value-type="float">
            <text:p>84805.1955686397</text:p>
          </table:table-cell>
          <table:table-cell/>
          <table:table-cell office:value-type="float" office:value="1443145412.22426" calcext:value-type="float">
            <text:p>1443145412.22426</text:p>
          </table:table-cell>
          <table:table-cell table:formula="of:=[.G355]-[.$B$2]" office:value-type="float" office:value="52.2240862846375" calcext:value-type="float">
            <text:p>52.2240862846</text:p>
          </table:table-cell>
          <table:table-cell table:formula="of:=[.C355]/([.H355]-[.H354])" office:value-type="float" office:value="92633.0406331159" calcext:value-type="float">
            <text:p>92633.0406331159</text:p>
          </table:table-cell>
          <table:table-cell table:formula="of:=[.G355]-[.$B355]" office:value-type="float" office:value="10.2343733310699" calcext:value-type="float">
            <text:p>10.234373331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5402.03394" calcext:value-type="float">
            <text:p>1443145402.03394</text:p>
          </table:table-cell>
          <table:table-cell office:value-type="float" office:value="4320" calcext:value-type="float">
            <text:p>4320</text:p>
          </table:table-cell>
          <table:table-cell table:formula="of:=[.B356]-[.$B$2]" office:value-type="float" office:value="42.0337588787079" calcext:value-type="float">
            <text:p>42.0337588787</text:p>
          </table:table-cell>
          <table:table-cell table:formula="of:=[.C356]/([.D356]-[.D355])" office:value-type="float" office:value="98079.4474456269" calcext:value-type="float">
            <text:p>98079.4474456269</text:p>
          </table:table-cell>
          <table:table-cell/>
          <table:table-cell office:value-type="float" office:value="1443145412.27094" calcext:value-type="float">
            <text:p>1443145412.27094</text:p>
          </table:table-cell>
          <table:table-cell table:formula="of:=[.G356]-[.$B$2]" office:value-type="float" office:value="52.2707676887512" calcext:value-type="float">
            <text:p>52.2707676888</text:p>
          </table:table-cell>
          <table:table-cell table:formula="of:=[.C356]/([.H356]-[.H355])" office:value-type="float" office:value="92542.2035179473" calcext:value-type="float">
            <text:p>92542.2035179473</text:p>
          </table:table-cell>
          <table:table-cell table:formula="of:=[.G356]-[.$B356]" office:value-type="float" office:value="10.2370088100433" calcext:value-type="float">
            <text:p>10.2370088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5402.07627" calcext:value-type="float">
            <text:p>1443145402.07627</text:p>
          </table:table-cell>
          <table:table-cell office:value-type="float" office:value="4320" calcext:value-type="float">
            <text:p>4320</text:p>
          </table:table-cell>
          <table:table-cell table:formula="of:=[.B357]-[.$B$2]" office:value-type="float" office:value="42.0760912895203" calcext:value-type="float">
            <text:p>42.0760912895</text:p>
          </table:table-cell>
          <table:table-cell table:formula="of:=[.C357]/([.D357]-[.D356])" office:value-type="float" office:value="102049.467939512" calcext:value-type="float">
            <text:p>102049.467939512</text:p>
          </table:table-cell>
          <table:table-cell/>
          <table:table-cell office:value-type="float" office:value="1443145412.31761" calcext:value-type="float">
            <text:p>1443145412.31761</text:p>
          </table:table-cell>
          <table:table-cell table:formula="of:=[.G357]-[.$B$2]" office:value-type="float" office:value="52.3174335956574" calcext:value-type="float">
            <text:p>52.3174335957</text:p>
          </table:table-cell>
          <table:table-cell table:formula="of:=[.C357]/([.H357]-[.H356])" office:value-type="float" office:value="92572.9357127895" calcext:value-type="float">
            <text:p>92572.9357127895</text:p>
          </table:table-cell>
          <table:table-cell table:formula="of:=[.G357]-[.$B357]" office:value-type="float" office:value="10.2413423061371" calcext:value-type="float">
            <text:p>10.241342306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5402.1186" calcext:value-type="float">
            <text:p>1443145402.1186</text:p>
          </table:table-cell>
          <table:table-cell office:value-type="float" office:value="4320" calcext:value-type="float">
            <text:p>4320</text:p>
          </table:table-cell>
          <table:table-cell table:formula="of:=[.B358]-[.$B$2]" office:value-type="float" office:value="42.1184196472168" calcext:value-type="float">
            <text:p>42.1184196472</text:p>
          </table:table-cell>
          <table:table-cell table:formula="of:=[.C358]/([.D358]-[.D357])" office:value-type="float" office:value="102059.23959941" calcext:value-type="float">
            <text:p>102059.23959941</text:p>
          </table:table-cell>
          <table:table-cell/>
          <table:table-cell office:value-type="float" office:value="1443145412.3643" calcext:value-type="float">
            <text:p>1443145412.3643</text:p>
          </table:table-cell>
          <table:table-cell table:formula="of:=[.G358]-[.$B$2]" office:value-type="float" office:value="52.364119052887" calcext:value-type="float">
            <text:p>52.3641190529</text:p>
          </table:table-cell>
          <table:table-cell table:formula="of:=[.C358]/([.H358]-[.H357])" office:value-type="float" office:value="92534.1692328906" calcext:value-type="float">
            <text:p>92534.1692328906</text:p>
          </table:table-cell>
          <table:table-cell table:formula="of:=[.G358]-[.$B358]" office:value-type="float" office:value="10.2456994056702" calcext:value-type="float">
            <text:p>10.2456994057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5402.16092" calcext:value-type="float">
            <text:p>1443145402.16092</text:p>
          </table:table-cell>
          <table:table-cell office:value-type="float" office:value="4320" calcext:value-type="float">
            <text:p>4320</text:p>
          </table:table-cell>
          <table:table-cell table:formula="of:=[.B359]-[.$B$2]" office:value-type="float" office:value="42.1607396602631" calcext:value-type="float">
            <text:p>42.1607396603</text:p>
          </table:table-cell>
          <table:table-cell table:formula="of:=[.C359]/([.D359]-[.D358])" office:value-type="float" office:value="102079.36361639" calcext:value-type="float">
            <text:p>102079.36361639</text:p>
          </table:table-cell>
          <table:table-cell/>
          <table:table-cell office:value-type="float" office:value="1443145412.41104" calcext:value-type="float">
            <text:p>1443145412.41104</text:p>
          </table:table-cell>
          <table:table-cell table:formula="of:=[.G359]-[.$B$2]" office:value-type="float" office:value="52.4108619689941" calcext:value-type="float">
            <text:p>52.410861969</text:p>
          </table:table-cell>
          <table:table-cell table:formula="of:=[.C359]/([.H359]-[.H358])" office:value-type="float" office:value="92420.4213124956" calcext:value-type="float">
            <text:p>92420.4213124956</text:p>
          </table:table-cell>
          <table:table-cell table:formula="of:=[.G359]-[.$B359]" office:value-type="float" office:value="10.2501223087311" calcext:value-type="float">
            <text:p>10.250122308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5402.20324" calcext:value-type="float">
            <text:p>1443145402.20324</text:p>
          </table:table-cell>
          <table:table-cell office:value-type="float" office:value="4320" calcext:value-type="float">
            <text:p>4320</text:p>
          </table:table-cell>
          <table:table-cell table:formula="of:=[.B360]-[.$B$2]" office:value-type="float" office:value="42.2030601501465" calcext:value-type="float">
            <text:p>42.2030601501</text:p>
          </table:table-cell>
          <table:table-cell table:formula="of:=[.C360]/([.D360]-[.D359])" office:value-type="float" office:value="102078.213458776" calcext:value-type="float">
            <text:p>102078.213458776</text:p>
          </table:table-cell>
          <table:table-cell/>
          <table:table-cell office:value-type="float" office:value="1443145412.45768" calcext:value-type="float">
            <text:p>1443145412.45768</text:p>
          </table:table-cell>
          <table:table-cell table:formula="of:=[.G360]-[.$B$2]" office:value-type="float" office:value="52.4575064182281" calcext:value-type="float">
            <text:p>52.4575064182</text:p>
          </table:table-cell>
          <table:table-cell table:formula="of:=[.C360]/([.H360]-[.H359])" office:value-type="float" office:value="92615.5216953502" calcext:value-type="float">
            <text:p>92615.5216953502</text:p>
          </table:table-cell>
          <table:table-cell table:formula="of:=[.G360]-[.$B360]" office:value-type="float" office:value="10.2544462680817" calcext:value-type="float">
            <text:p>10.254446268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5402.24556" calcext:value-type="float">
            <text:p>1443145402.24556</text:p>
          </table:table-cell>
          <table:table-cell office:value-type="float" office:value="4320" calcext:value-type="float">
            <text:p>4320</text:p>
          </table:table-cell>
          <table:table-cell table:formula="of:=[.B361]-[.$B$2]" office:value-type="float" office:value="42.245388507843" calcext:value-type="float">
            <text:p>42.2453885078</text:p>
          </table:table-cell>
          <table:table-cell table:formula="of:=[.C361]/([.D361]-[.D360])" office:value-type="float" office:value="102059.23959941" calcext:value-type="float">
            <text:p>102059.23959941</text:p>
          </table:table-cell>
          <table:table-cell/>
          <table:table-cell office:value-type="float" office:value="1443145412.50437" calcext:value-type="float">
            <text:p>1443145412.50437</text:p>
          </table:table-cell>
          <table:table-cell table:formula="of:=[.G361]-[.$B$2]" office:value-type="float" office:value="52.5041899681091" calcext:value-type="float">
            <text:p>52.5041899681</text:p>
          </table:table-cell>
          <table:table-cell table:formula="of:=[.C361]/([.H361]-[.H360])" office:value-type="float" office:value="92537.9498991343" calcext:value-type="float">
            <text:p>92537.9498991343</text:p>
          </table:table-cell>
          <table:table-cell table:formula="of:=[.G361]-[.$B361]" office:value-type="float" office:value="10.2588014602661" calcext:value-type="float">
            <text:p>10.2588014603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5402.2879" calcext:value-type="float">
            <text:p>1443145402.2879</text:p>
          </table:table-cell>
          <table:table-cell office:value-type="float" office:value="4320" calcext:value-type="float">
            <text:p>4320</text:p>
          </table:table-cell>
          <table:table-cell table:formula="of:=[.B362]-[.$B$2]" office:value-type="float" office:value="42.2877278327942" calcext:value-type="float">
            <text:p>42.2877278328</text:p>
          </table:table-cell>
          <table:table-cell table:formula="of:=[.C362]/([.D362]-[.D361])" office:value-type="float" office:value="102032.802955221" calcext:value-type="float">
            <text:p>102032.802955221</text:p>
          </table:table-cell>
          <table:table-cell/>
          <table:table-cell office:value-type="float" office:value="1443145412.55106" calcext:value-type="float">
            <text:p>1443145412.55106</text:p>
          </table:table-cell>
          <table:table-cell table:formula="of:=[.G362]-[.$B$2]" office:value-type="float" office:value="52.550888299942" calcext:value-type="float">
            <text:p>52.5508882999</text:p>
          </table:table-cell>
          <table:table-cell table:formula="of:=[.C362]/([.H362]-[.H361])" office:value-type="float" office:value="92508.6578137205" calcext:value-type="float">
            <text:p>92508.6578137205</text:p>
          </table:table-cell>
          <table:table-cell table:formula="of:=[.G362]-[.$B362]" office:value-type="float" office:value="10.2631604671478" calcext:value-type="float">
            <text:p>10.263160467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5402.33023" calcext:value-type="float">
            <text:p>1443145402.33023</text:p>
          </table:table-cell>
          <table:table-cell office:value-type="float" office:value="4320" calcext:value-type="float">
            <text:p>4320</text:p>
          </table:table-cell>
          <table:table-cell table:formula="of:=[.B363]-[.$B$2]" office:value-type="float" office:value="42.3300549983978" calcext:value-type="float">
            <text:p>42.3300549984</text:p>
          </table:table-cell>
          <table:table-cell table:formula="of:=[.C363]/([.D363]-[.D362])" office:value-type="float" office:value="102062.113973177" calcext:value-type="float">
            <text:p>102062.113973177</text:p>
          </table:table-cell>
          <table:table-cell/>
          <table:table-cell office:value-type="float" office:value="1443145412.59773" calcext:value-type="float">
            <text:p>1443145412.59773</text:p>
          </table:table-cell>
          <table:table-cell table:formula="of:=[.G363]-[.$B$2]" office:value-type="float" office:value="52.5975489616394" calcext:value-type="float">
            <text:p>52.5975489616</text:p>
          </table:table-cell>
          <table:table-cell table:formula="of:=[.C363]/([.H363]-[.H362])" office:value-type="float" office:value="92583.3420026672" calcext:value-type="float">
            <text:p>92583.3420026672</text:p>
          </table:table-cell>
          <table:table-cell table:formula="of:=[.G363]-[.$B363]" office:value-type="float" office:value="10.2674939632416" calcext:value-type="float">
            <text:p>10.2674939632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5402.37255" calcext:value-type="float">
            <text:p>1443145402.37255</text:p>
          </table:table-cell>
          <table:table-cell office:value-type="float" office:value="4320" calcext:value-type="float">
            <text:p>4320</text:p>
          </table:table-cell>
          <table:table-cell table:formula="of:=[.B364]-[.$B$2]" office:value-type="float" office:value="42.3723690509796" calcext:value-type="float">
            <text:p>42.372369051</text:p>
          </table:table-cell>
          <table:table-cell table:formula="of:=[.C364]/([.D364]-[.D363])" office:value-type="float" office:value="102093.742773752" calcext:value-type="float">
            <text:p>102093.742773752</text:p>
          </table:table-cell>
          <table:table-cell/>
          <table:table-cell office:value-type="float" office:value="1443145412.6444" calcext:value-type="float">
            <text:p>1443145412.6444</text:p>
          </table:table-cell>
          <table:table-cell table:formula="of:=[.G364]-[.$B$2]" office:value-type="float" office:value="52.6442210674286" calcext:value-type="float">
            <text:p>52.6442210674</text:p>
          </table:table-cell>
          <table:table-cell table:formula="of:=[.C364]/([.H364]-[.H363])" office:value-type="float" office:value="92560.6403857844" calcext:value-type="float">
            <text:p>92560.6403857844</text:p>
          </table:table-cell>
          <table:table-cell table:formula="of:=[.G364]-[.$B364]" office:value-type="float" office:value="10.271852016449" calcext:value-type="float">
            <text:p>10.2718520164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5402.41488" calcext:value-type="float">
            <text:p>1443145402.41488</text:p>
          </table:table-cell>
          <table:table-cell office:value-type="float" office:value="4320" calcext:value-type="float">
            <text:p>4320</text:p>
          </table:table-cell>
          <table:table-cell table:formula="of:=[.B365]-[.$B$2]" office:value-type="float" office:value="42.4147002696991" calcext:value-type="float">
            <text:p>42.4147002697</text:p>
          </table:table-cell>
          <table:table-cell table:formula="of:=[.C365]/([.D365]-[.D364])" office:value-type="float" office:value="102052.341762884" calcext:value-type="float">
            <text:p>102052.341762884</text:p>
          </table:table-cell>
          <table:table-cell/>
          <table:table-cell office:value-type="float" office:value="1443145412.69114" calcext:value-type="float">
            <text:p>1443145412.69114</text:p>
          </table:table-cell>
          <table:table-cell table:formula="of:=[.G365]-[.$B$2]" office:value-type="float" office:value="52.6909620761871" calcext:value-type="float">
            <text:p>52.6909620762</text:p>
          </table:table-cell>
          <table:table-cell table:formula="of:=[.C365]/([.H365]-[.H364])" office:value-type="float" office:value="92424.1926894709" calcext:value-type="float">
            <text:p>92424.1926894709</text:p>
          </table:table-cell>
          <table:table-cell table:formula="of:=[.G365]-[.$B365]" office:value-type="float" office:value="10.276261806488" calcext:value-type="float">
            <text:p>10.2762618065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5402.4572" calcext:value-type="float">
            <text:p>1443145402.4572</text:p>
          </table:table-cell>
          <table:table-cell office:value-type="float" office:value="4320" calcext:value-type="float">
            <text:p>4320</text:p>
          </table:table-cell>
          <table:table-cell table:formula="of:=[.B366]-[.$B$2]" office:value-type="float" office:value="42.457026720047" calcext:value-type="float">
            <text:p>42.45702672</text:p>
          </table:table-cell>
          <table:table-cell table:formula="of:=[.C366]/([.D366]-[.D365])" office:value-type="float" office:value="102063.838675154" calcext:value-type="float">
            <text:p>102063.838675154</text:p>
          </table:table-cell>
          <table:table-cell/>
          <table:table-cell office:value-type="float" office:value="1443145412.7378" calcext:value-type="float">
            <text:p>1443145412.7378</text:p>
          </table:table-cell>
          <table:table-cell table:formula="of:=[.G366]-[.$B$2]" office:value-type="float" office:value="52.7376270294189" calcext:value-type="float">
            <text:p>52.7376270294</text:p>
          </table:table-cell>
          <table:table-cell table:formula="of:=[.C366]/([.H366]-[.H365])" office:value-type="float" office:value="92574.8275914922" calcext:value-type="float">
            <text:p>92574.8275914922</text:p>
          </table:table-cell>
          <table:table-cell table:formula="of:=[.G366]-[.$B366]" office:value-type="float" office:value="10.2806003093719" calcext:value-type="float">
            <text:p>10.2806003094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5402.49953" calcext:value-type="float">
            <text:p>1443145402.49953</text:p>
          </table:table-cell>
          <table:table-cell office:value-type="float" office:value="4320" calcext:value-type="float">
            <text:p>4320</text:p>
          </table:table-cell>
          <table:table-cell table:formula="of:=[.B367]-[.$B$2]" office:value-type="float" office:value="42.4993531703949" calcext:value-type="float">
            <text:p>42.4993531704</text:p>
          </table:table-cell>
          <table:table-cell table:formula="of:=[.C367]/([.D367]-[.D366])" office:value-type="float" office:value="102063.838675154" calcext:value-type="float">
            <text:p>102063.838675154</text:p>
          </table:table-cell>
          <table:table-cell/>
          <table:table-cell office:value-type="float" office:value="1443145412.78448" calcext:value-type="float">
            <text:p>1443145412.78448</text:p>
          </table:table-cell>
          <table:table-cell table:formula="of:=[.G367]-[.$B$2]" office:value-type="float" office:value="52.7843012809753" calcext:value-type="float">
            <text:p>52.784301281</text:p>
          </table:table-cell>
          <table:table-cell table:formula="of:=[.C367]/([.H367]-[.H366])" office:value-type="float" office:value="92556.3850719737" calcext:value-type="float">
            <text:p>92556.3850719737</text:p>
          </table:table-cell>
          <table:table-cell table:formula="of:=[.G367]-[.$B367]" office:value-type="float" office:value="10.2849481105804" calcext:value-type="float">
            <text:p>10.284948110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5402.54186" calcext:value-type="float">
            <text:p>1443145402.54186</text:p>
          </table:table-cell>
          <table:table-cell office:value-type="float" office:value="4320" calcext:value-type="float">
            <text:p>4320</text:p>
          </table:table-cell>
          <table:table-cell table:formula="of:=[.B368]-[.$B$2]" office:value-type="float" office:value="42.5416853427887" calcext:value-type="float">
            <text:p>42.5416853428</text:p>
          </table:table-cell>
          <table:table-cell table:formula="of:=[.C368]/([.D368]-[.D367])" office:value-type="float" office:value="102050.042691238" calcext:value-type="float">
            <text:p>102050.042691238</text:p>
          </table:table-cell>
          <table:table-cell/>
          <table:table-cell office:value-type="float" office:value="1443145412.83116" calcext:value-type="float">
            <text:p>1443145412.83116</text:p>
          </table:table-cell>
          <table:table-cell table:formula="of:=[.G368]-[.$B$2]" office:value-type="float" office:value="52.830979347229" calcext:value-type="float">
            <text:p>52.8309793472</text:p>
          </table:table-cell>
          <table:table-cell table:formula="of:=[.C368]/([.H368]-[.H367])" office:value-type="float" office:value="92548.8210356417" calcext:value-type="float">
            <text:p>92548.8210356417</text:p>
          </table:table-cell>
          <table:table-cell table:formula="of:=[.G368]-[.$B368]" office:value-type="float" office:value="10.2892940044403" calcext:value-type="float">
            <text:p>10.2892940044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5402.58419" calcext:value-type="float">
            <text:p>1443145402.58419</text:p>
          </table:table-cell>
          <table:table-cell office:value-type="float" office:value="4320" calcext:value-type="float">
            <text:p>4320</text:p>
          </table:table-cell>
          <table:table-cell table:formula="of:=[.B369]-[.$B$2]" office:value-type="float" office:value="42.5840139389038" calcext:value-type="float">
            <text:p>42.5840139389</text:p>
          </table:table-cell>
          <table:table-cell table:formula="of:=[.C369]/([.D369]-[.D368])" office:value-type="float" office:value="102058.664744084" calcext:value-type="float">
            <text:p>102058.664744084</text:p>
          </table:table-cell>
          <table:table-cell/>
          <table:table-cell office:value-type="float" office:value="1443145412.87784" calcext:value-type="float">
            <text:p>1443145412.87784</text:p>
          </table:table-cell>
          <table:table-cell table:formula="of:=[.G369]-[.$B$2]" office:value-type="float" office:value="52.8776636123657" calcext:value-type="float">
            <text:p>52.8776636124</text:p>
          </table:table-cell>
          <table:table-cell table:formula="of:=[.C369]/([.H369]-[.H368])" office:value-type="float" office:value="92536.5321130904" calcext:value-type="float">
            <text:p>92536.5321130904</text:p>
          </table:table-cell>
          <table:table-cell table:formula="of:=[.G369]-[.$B369]" office:value-type="float" office:value="10.2936496734619" calcext:value-type="float">
            <text:p>10.2936496735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5402.62653" calcext:value-type="float">
            <text:p>1443145402.62653</text:p>
          </table:table-cell>
          <table:table-cell office:value-type="float" office:value="4320" calcext:value-type="float">
            <text:p>4320</text:p>
          </table:table-cell>
          <table:table-cell table:formula="of:=[.B370]-[.$B$2]" office:value-type="float" office:value="42.6263499259949" calcext:value-type="float">
            <text:p>42.626349926</text:p>
          </table:table-cell>
          <table:table-cell table:formula="of:=[.C370]/([.D370]-[.D369])" office:value-type="float" office:value="102040.847440446" calcext:value-type="float">
            <text:p>102040.847440446</text:p>
          </table:table-cell>
          <table:table-cell/>
          <table:table-cell office:value-type="float" office:value="1443145412.92454" calcext:value-type="float">
            <text:p>1443145412.92454</text:p>
          </table:table-cell>
          <table:table-cell table:formula="of:=[.G370]-[.$B$2]" office:value-type="float" office:value="52.9243624210358" calcext:value-type="float">
            <text:p>52.924362421</text:p>
          </table:table-cell>
          <table:table-cell table:formula="of:=[.C370]/([.H370]-[.H369])" office:value-type="float" office:value="92507.7132164865" calcext:value-type="float">
            <text:p>92507.7132164865</text:p>
          </table:table-cell>
          <table:table-cell table:formula="of:=[.G370]-[.$B370]" office:value-type="float" office:value="10.2980124950409" calcext:value-type="float">
            <text:p>10.298012495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5402.66886" calcext:value-type="float">
            <text:p>1443145402.66886</text:p>
          </table:table-cell>
          <table:table-cell office:value-type="float" office:value="4320" calcext:value-type="float">
            <text:p>4320</text:p>
          </table:table-cell>
          <table:table-cell table:formula="of:=[.B371]-[.$B$2]" office:value-type="float" office:value="42.6686789989472" calcext:value-type="float">
            <text:p>42.6686789989</text:p>
          </table:table-cell>
          <table:table-cell table:formula="of:=[.C371]/([.D371]-[.D370])" office:value-type="float" office:value="102057.515052861" calcext:value-type="float">
            <text:p>102057.515052861</text:p>
          </table:table-cell>
          <table:table-cell/>
          <table:table-cell office:value-type="float" office:value="1443145412.97122" calcext:value-type="float">
            <text:p>1443145412.97122</text:p>
          </table:table-cell>
          <table:table-cell table:formula="of:=[.G371]-[.$B$2]" office:value-type="float" office:value="52.9710433483124" calcext:value-type="float">
            <text:p>52.9710433483</text:p>
          </table:table-cell>
          <table:table-cell table:formula="of:=[.C371]/([.H371]-[.H370])" office:value-type="float" office:value="92543.1488196778" calcext:value-type="float">
            <text:p>92543.1488196778</text:p>
          </table:table-cell>
          <table:table-cell table:formula="of:=[.G371]-[.$B371]" office:value-type="float" office:value="10.3023643493652" calcext:value-type="float">
            <text:p>10.3023643494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5402.71136" calcext:value-type="float">
            <text:p>1443145402.71136</text:p>
          </table:table-cell>
          <table:table-cell office:value-type="float" office:value="4320" calcext:value-type="float">
            <text:p>4320</text:p>
          </table:table-cell>
          <table:table-cell table:formula="of:=[.B372]-[.$B$2]" office:value-type="float" office:value="42.7111876010895" calcext:value-type="float">
            <text:p>42.7111876011</text:p>
          </table:table-cell>
          <table:table-cell table:formula="of:=[.C372]/([.D372]-[.D371])" office:value-type="float" office:value="101626.489281748" calcext:value-type="float">
            <text:p>101626.489281748</text:p>
          </table:table-cell>
          <table:table-cell/>
          <table:table-cell office:value-type="float" office:value="1443145413.01791" calcext:value-type="float">
            <text:p>1443145413.01791</text:p>
          </table:table-cell>
          <table:table-cell table:formula="of:=[.G372]-[.$B$2]" office:value-type="float" office:value="53.0177371501923" calcext:value-type="float">
            <text:p>53.0177371502</text:p>
          </table:table-cell>
          <table:table-cell table:formula="of:=[.C372]/([.H372]-[.H371])" office:value-type="float" office:value="92517.6324496548" calcext:value-type="float">
            <text:p>92517.6324496548</text:p>
          </table:table-cell>
          <table:table-cell table:formula="of:=[.G372]-[.$B372]" office:value-type="float" office:value="10.3065495491028" calcext:value-type="float">
            <text:p>10.306549549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5402.7537" calcext:value-type="float">
            <text:p>1443145402.7537</text:p>
          </table:table-cell>
          <table:table-cell office:value-type="float" office:value="4320" calcext:value-type="float">
            <text:p>4320</text:p>
          </table:table-cell>
          <table:table-cell table:formula="of:=[.B373]-[.$B$2]" office:value-type="float" office:value="42.7535231113434" calcext:value-type="float">
            <text:p>42.7535231113</text:p>
          </table:table-cell>
          <table:table-cell table:formula="of:=[.C373]/([.D373]-[.D372])" office:value-type="float" office:value="102041.996756172" calcext:value-type="float">
            <text:p>102041.996756172</text:p>
          </table:table-cell>
          <table:table-cell/>
          <table:table-cell office:value-type="float" office:value="1443145413.03234" calcext:value-type="float">
            <text:p>1443145413.03234</text:p>
          </table:table-cell>
          <table:table-cell table:formula="of:=[.G373]-[.$B$2]" office:value-type="float" office:value="53.0321662425995" calcext:value-type="float">
            <text:p>53.0321662426</text:p>
          </table:table-cell>
          <table:table-cell table:formula="of:=[.C373]/([.H373]-[.H372])" office:value-type="float" office:value="299395.130204891" calcext:value-type="float">
            <text:p>299395.130204891</text:p>
          </table:table-cell>
          <table:table-cell table:formula="of:=[.G373]-[.$B373]" office:value-type="float" office:value="10.2786431312561" calcext:value-type="float">
            <text:p>10.2786431313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5402.79604" calcext:value-type="float">
            <text:p>1443145402.79604</text:p>
          </table:table-cell>
          <table:table-cell office:value-type="float" office:value="4320" calcext:value-type="float">
            <text:p>4320</text:p>
          </table:table-cell>
          <table:table-cell table:formula="of:=[.B374]-[.$B$2]" office:value-type="float" office:value="42.7958610057831" calcext:value-type="float">
            <text:p>42.7958610058</text:p>
          </table:table-cell>
          <table:table-cell table:formula="of:=[.C374]/([.D374]-[.D373])" office:value-type="float" office:value="102036.250436428" calcext:value-type="float">
            <text:p>102036.250436428</text:p>
          </table:table-cell>
          <table:table-cell/>
          <table:table-cell office:value-type="float" office:value="1443145413.04676" calcext:value-type="float">
            <text:p>1443145413.04676</text:p>
          </table:table-cell>
          <table:table-cell table:formula="of:=[.G374]-[.$B$2]" office:value-type="float" office:value="53.0465869903564" calcext:value-type="float">
            <text:p>53.0465869904</text:p>
          </table:table-cell>
          <table:table-cell table:formula="of:=[.C374]/([.H374]-[.H373])" office:value-type="float" office:value="299568.376952964" calcext:value-type="float">
            <text:p>299568.376952964</text:p>
          </table:table-cell>
          <table:table-cell table:formula="of:=[.G374]-[.$B374]" office:value-type="float" office:value="10.2507259845734" calcext:value-type="float">
            <text:p>10.2507259846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5402.83835" calcext:value-type="float">
            <text:p>1443145402.83835</text:p>
          </table:table-cell>
          <table:table-cell office:value-type="float" office:value="4320" calcext:value-type="float">
            <text:p>4320</text:p>
          </table:table-cell>
          <table:table-cell table:formula="of:=[.B375]-[.$B$2]" office:value-type="float" office:value="42.8381721973419" calcext:value-type="float">
            <text:p>42.8381721973</text:p>
          </table:table-cell>
          <table:table-cell table:formula="of:=[.C375]/([.D375]-[.D374])" office:value-type="float" office:value="102100.646208288" calcext:value-type="float">
            <text:p>102100.646208288</text:p>
          </table:table-cell>
          <table:table-cell/>
          <table:table-cell office:value-type="float" office:value="1443145413.07473" calcext:value-type="float">
            <text:p>1443145413.07473</text:p>
          </table:table-cell>
          <table:table-cell table:formula="of:=[.G375]-[.$B$2]" office:value-type="float" office:value="53.0745565891266" calcext:value-type="float">
            <text:p>53.0745565891</text:p>
          </table:table-cell>
          <table:table-cell table:formula="of:=[.C375]/([.H375]-[.H374])" office:value-type="float" office:value="154453.413347199" calcext:value-type="float">
            <text:p>154453.413347199</text:p>
          </table:table-cell>
          <table:table-cell table:formula="of:=[.G375]-[.$B375]" office:value-type="float" office:value="10.2363843917847" calcext:value-type="float">
            <text:p>10.2363843918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5402.88067" calcext:value-type="float">
            <text:p>1443145402.88067</text:p>
          </table:table-cell>
          <table:table-cell office:value-type="float" office:value="4320" calcext:value-type="float">
            <text:p>4320</text:p>
          </table:table-cell>
          <table:table-cell table:formula="of:=[.B376]-[.$B$2]" office:value-type="float" office:value="42.8804967403412" calcext:value-type="float">
            <text:p>42.8804967403</text:p>
          </table:table-cell>
          <table:table-cell table:formula="of:=[.C376]/([.D376]-[.D375])" office:value-type="float" office:value="102068.438165411" calcext:value-type="float">
            <text:p>102068.438165411</text:p>
          </table:table-cell>
          <table:table-cell/>
          <table:table-cell office:value-type="float" office:value="1443145413.1186" calcext:value-type="float">
            <text:p>1443145413.1186</text:p>
          </table:table-cell>
          <table:table-cell table:formula="of:=[.G376]-[.$B$2]" office:value-type="float" office:value="53.118420124054" calcext:value-type="float">
            <text:p>53.1184201241</text:p>
          </table:table-cell>
          <table:table-cell table:formula="of:=[.C376]/([.H376]-[.H375])" office:value-type="float" office:value="98487.2743875593" calcext:value-type="float">
            <text:p>98487.2743875593</text:p>
          </table:table-cell>
          <table:table-cell table:formula="of:=[.G376]-[.$B376]" office:value-type="float" office:value="10.2379233837128" calcext:value-type="float">
            <text:p>10.237923383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5402.923" calcext:value-type="float">
            <text:p>1443145402.923</text:p>
          </table:table-cell>
          <table:table-cell office:value-type="float" office:value="4320" calcext:value-type="float">
            <text:p>4320</text:p>
          </table:table-cell>
          <table:table-cell table:formula="of:=[.B377]-[.$B$2]" office:value-type="float" office:value="42.9228196144104" calcext:value-type="float">
            <text:p>42.9228196144</text:p>
          </table:table-cell>
          <table:table-cell table:formula="of:=[.C377]/([.D377]-[.D376])" office:value-type="float" office:value="102072.46305946" calcext:value-type="float">
            <text:p>102072.46305946</text:p>
          </table:table-cell>
          <table:table-cell/>
          <table:table-cell office:value-type="float" office:value="1443145413.16265" calcext:value-type="float">
            <text:p>1443145413.16265</text:p>
          </table:table-cell>
          <table:table-cell table:formula="of:=[.G377]-[.$B$2]" office:value-type="float" office:value="53.1624712944031" calcext:value-type="float">
            <text:p>53.1624712944</text:p>
          </table:table-cell>
          <table:table-cell table:formula="of:=[.C377]/([.H377]-[.H376])" office:value-type="float" office:value="98067.769045918" calcext:value-type="float">
            <text:p>98067.769045918</text:p>
          </table:table-cell>
          <table:table-cell table:formula="of:=[.G377]-[.$B377]" office:value-type="float" office:value="10.2396516799927" calcext:value-type="float">
            <text:p>10.23965168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5402.96533" calcext:value-type="float">
            <text:p>1443145402.96533</text:p>
          </table:table-cell>
          <table:table-cell office:value-type="float" office:value="4320" calcext:value-type="float">
            <text:p>4320</text:p>
          </table:table-cell>
          <table:table-cell table:formula="of:=[.B378]-[.$B$2]" office:value-type="float" office:value="42.9651489257813" calcext:value-type="float">
            <text:p>42.9651489258</text:p>
          </table:table-cell>
          <table:table-cell table:formula="of:=[.C378]/([.D378]-[.D377])" office:value-type="float" office:value="102056.940216963" calcext:value-type="float">
            <text:p>102056.940216963</text:p>
          </table:table-cell>
          <table:table-cell/>
          <table:table-cell office:value-type="float" office:value="1443145413.20643" calcext:value-type="float">
            <text:p>1443145413.20643</text:p>
          </table:table-cell>
          <table:table-cell table:formula="of:=[.G378]-[.$B$2]" office:value-type="float" office:value="53.2062523365021" calcext:value-type="float">
            <text:p>53.2062523365</text:p>
          </table:table-cell>
          <table:table-cell table:formula="of:=[.C378]/([.H378]-[.H377])" office:value-type="float" office:value="98672.8454345944" calcext:value-type="float">
            <text:p>98672.8454345944</text:p>
          </table:table-cell>
          <table:table-cell table:formula="of:=[.G378]-[.$B378]" office:value-type="float" office:value="10.2411034107208" calcext:value-type="float">
            <text:p>10.2411034107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5403.00782" calcext:value-type="float">
            <text:p>1443145403.00782</text:p>
          </table:table-cell>
          <table:table-cell office:value-type="float" office:value="4320" calcext:value-type="float">
            <text:p>4320</text:p>
          </table:table-cell>
          <table:table-cell table:formula="of:=[.B379]-[.$B$2]" office:value-type="float" office:value="43.0076470375061" calcext:value-type="float">
            <text:p>43.0076470375</text:p>
          </table:table-cell>
          <table:table-cell table:formula="of:=[.C379]/([.D379]-[.D378])" office:value-type="float" office:value="101651.575203366" calcext:value-type="float">
            <text:p>101651.575203366</text:p>
          </table:table-cell>
          <table:table-cell/>
          <table:table-cell office:value-type="float" office:value="1443145413.2503" calcext:value-type="float">
            <text:p>1443145413.2503</text:p>
          </table:table-cell>
          <table:table-cell table:formula="of:=[.G379]-[.$B$2]" office:value-type="float" office:value="53.2501201629639" calcext:value-type="float">
            <text:p>53.250120163</text:p>
          </table:table-cell>
          <table:table-cell table:formula="of:=[.C379]/([.H379]-[.H378])" office:value-type="float" office:value="98477.6395010734" calcext:value-type="float">
            <text:p>98477.6395010734</text:p>
          </table:table-cell>
          <table:table-cell table:formula="of:=[.G379]-[.$B379]" office:value-type="float" office:value="10.2424731254578" calcext:value-type="float">
            <text:p>10.2424731255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5403.05119" calcext:value-type="float">
            <text:p>1443145403.05119</text:p>
          </table:table-cell>
          <table:table-cell office:value-type="float" office:value="4320" calcext:value-type="float">
            <text:p>4320</text:p>
          </table:table-cell>
          <table:table-cell table:formula="of:=[.B380]-[.$B$2]" office:value-type="float" office:value="43.0510153770447" calcext:value-type="float">
            <text:p>43.051015377</text:p>
          </table:table-cell>
          <table:table-cell table:formula="of:=[.C380]/([.D380]-[.D379])" office:value-type="float" office:value="99611.8377130291" calcext:value-type="float">
            <text:p>99611.8377130291</text:p>
          </table:table-cell>
          <table:table-cell/>
          <table:table-cell office:value-type="float" office:value="1443145413.29418" calcext:value-type="float">
            <text:p>1443145413.29418</text:p>
          </table:table-cell>
          <table:table-cell table:formula="of:=[.G380]-[.$B$2]" office:value-type="float" office:value="53.2940084934235" calcext:value-type="float">
            <text:p>53.2940084934</text:p>
          </table:table-cell>
          <table:table-cell table:formula="of:=[.C380]/([.H380]-[.H379])" office:value-type="float" office:value="98431.6321619287" calcext:value-type="float">
            <text:p>98431.6321619287</text:p>
          </table:table-cell>
          <table:table-cell table:formula="of:=[.G380]-[.$B380]" office:value-type="float" office:value="10.2429931163788" calcext:value-type="float">
            <text:p>10.2429931164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5403.09454" calcext:value-type="float">
            <text:p>1443145403.09454</text:p>
          </table:table-cell>
          <table:table-cell office:value-type="float" office:value="4320" calcext:value-type="float">
            <text:p>4320</text:p>
          </table:table-cell>
          <table:table-cell table:formula="of:=[.B381]-[.$B$2]" office:value-type="float" office:value="43.0943598747253" calcext:value-type="float">
            <text:p>43.0943598747</text:p>
          </table:table-cell>
          <table:table-cell table:formula="of:=[.C381]/([.D381]-[.D380])" office:value-type="float" office:value="99666.6297029703" calcext:value-type="float">
            <text:p>99666.6297029703</text:p>
          </table:table-cell>
          <table:table-cell/>
          <table:table-cell office:value-type="float" office:value="1443145413.33806" calcext:value-type="float">
            <text:p>1443145413.33806</text:p>
          </table:table-cell>
          <table:table-cell table:formula="of:=[.G381]-[.$B$2]" office:value-type="float" office:value="53.3378853797913" calcext:value-type="float">
            <text:p>53.3378853798</text:p>
          </table:table-cell>
          <table:table-cell table:formula="of:=[.C381]/([.H381]-[.H380])" office:value-type="float" office:value="98457.3053745796" calcext:value-type="float">
            <text:p>98457.3053745796</text:p>
          </table:table-cell>
          <table:table-cell table:formula="of:=[.G381]-[.$B381]" office:value-type="float" office:value="10.2435255050659" calcext:value-type="float">
            <text:p>10.243525505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5403.13789" calcext:value-type="float">
            <text:p>1443145403.13789</text:p>
          </table:table-cell>
          <table:table-cell office:value-type="float" office:value="4320" calcext:value-type="float">
            <text:p>4320</text:p>
          </table:table-cell>
          <table:table-cell table:formula="of:=[.B382]-[.$B$2]" office:value-type="float" office:value="43.1377096176148" calcext:value-type="float">
            <text:p>43.1377096176</text:p>
          </table:table-cell>
          <table:table-cell table:formula="of:=[.C382]/([.D382]-[.D381])" office:value-type="float" office:value="99654.5702940238" calcext:value-type="float">
            <text:p>99654.5702940238</text:p>
          </table:table-cell>
          <table:table-cell/>
          <table:table-cell office:value-type="float" office:value="1443145413.38195" calcext:value-type="float">
            <text:p>1443145413.38195</text:p>
          </table:table-cell>
          <table:table-cell table:formula="of:=[.G382]-[.$B$2]" office:value-type="float" office:value="53.3817758560181" calcext:value-type="float">
            <text:p>53.381775856</text:p>
          </table:table-cell>
          <table:table-cell table:formula="of:=[.C382]/([.H382]-[.H381])" office:value-type="float" office:value="98426.8199250367" calcext:value-type="float">
            <text:p>98426.8199250367</text:p>
          </table:table-cell>
          <table:table-cell table:formula="of:=[.G382]-[.$B382]" office:value-type="float" office:value="10.2440662384033" calcext:value-type="float">
            <text:p>10.2440662384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5403.18124" calcext:value-type="float">
            <text:p>1443145403.18124</text:p>
          </table:table-cell>
          <table:table-cell office:value-type="float" office:value="4320" calcext:value-type="float">
            <text:p>4320</text:p>
          </table:table-cell>
          <table:table-cell table:formula="of:=[.B383]-[.$B$2]" office:value-type="float" office:value="43.1810619831085" calcext:value-type="float">
            <text:p>43.1810619831</text:p>
          </table:table-cell>
          <table:table-cell table:formula="of:=[.C383]/([.D383]-[.D382])" office:value-type="float" office:value="99648.5416838528" calcext:value-type="float">
            <text:p>99648.5416838528</text:p>
          </table:table-cell>
          <table:table-cell/>
          <table:table-cell office:value-type="float" office:value="1443145413.42581" calcext:value-type="float">
            <text:p>1443145413.42581</text:p>
          </table:table-cell>
          <table:table-cell table:formula="of:=[.G383]-[.$B$2]" office:value-type="float" office:value="53.4256293773651" calcext:value-type="float">
            <text:p>53.4256293774</text:p>
          </table:table-cell>
          <table:table-cell table:formula="of:=[.C383]/([.H383]-[.H382])" office:value-type="float" office:value="98509.7631228423" calcext:value-type="float">
            <text:p>98509.7631228423</text:p>
          </table:table-cell>
          <table:table-cell table:formula="of:=[.G383]-[.$B383]" office:value-type="float" office:value="10.2445673942566" calcext:value-type="float">
            <text:p>10.2445673943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5403.22474" calcext:value-type="float">
            <text:p>1443145403.22474</text:p>
          </table:table-cell>
          <table:table-cell office:value-type="float" office:value="4320" calcext:value-type="float">
            <text:p>4320</text:p>
          </table:table-cell>
          <table:table-cell table:formula="of:=[.B384]-[.$B$2]" office:value-type="float" office:value="43.2245590686798" calcext:value-type="float">
            <text:p>43.2245590687</text:p>
          </table:table-cell>
          <table:table-cell table:formula="of:=[.C384]/([.D384]-[.D383])" office:value-type="float" office:value="99316.9989037492" calcext:value-type="float">
            <text:p>99316.9989037492</text:p>
          </table:table-cell>
          <table:table-cell/>
          <table:table-cell office:value-type="float" office:value="1443145413.46968" calcext:value-type="float">
            <text:p>1443145413.46968</text:p>
          </table:table-cell>
          <table:table-cell table:formula="of:=[.G384]-[.$B$2]" office:value-type="float" office:value="53.4695053100586" calcext:value-type="float">
            <text:p>53.4695053101</text:p>
          </table:table-cell>
          <table:table-cell table:formula="of:=[.C384]/([.H384]-[.H383])" office:value-type="float" office:value="98459.4454134946" calcext:value-type="float">
            <text:p>98459.4454134946</text:p>
          </table:table-cell>
          <table:table-cell table:formula="of:=[.G384]-[.$B384]" office:value-type="float" office:value="10.2449462413788" calcext:value-type="float">
            <text:p>10.2449462414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5403.26808" calcext:value-type="float">
            <text:p>1443145403.26808</text:p>
          </table:table-cell>
          <table:table-cell office:value-type="float" office:value="4320" calcext:value-type="float">
            <text:p>4320</text:p>
          </table:table-cell>
          <table:table-cell table:formula="of:=[.B385]-[.$B$2]" office:value-type="float" office:value="43.2679040431976" calcext:value-type="float">
            <text:p>43.2679040432</text:p>
          </table:table-cell>
          <table:table-cell table:formula="of:=[.C385]/([.D385]-[.D384])" office:value-type="float" office:value="99665.5332724612" calcext:value-type="float">
            <text:p>99665.5332724612</text:p>
          </table:table-cell>
          <table:table-cell/>
          <table:table-cell office:value-type="float" office:value="1443145413.51355" calcext:value-type="float">
            <text:p>1443145413.51355</text:p>
          </table:table-cell>
          <table:table-cell table:formula="of:=[.G385]-[.$B$2]" office:value-type="float" office:value="53.513377904892" calcext:value-type="float">
            <text:p>53.5133779049</text:p>
          </table:table-cell>
          <table:table-cell table:formula="of:=[.C385]/([.H385]-[.H384])" office:value-type="float" office:value="98466.9362823683" calcext:value-type="float">
            <text:p>98466.9362823683</text:p>
          </table:table-cell>
          <table:table-cell table:formula="of:=[.G385]-[.$B385]" office:value-type="float" office:value="10.2454738616943" calcext:value-type="float">
            <text:p>10.2454738617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5403.31143" calcext:value-type="float">
            <text:p>1443145403.31143</text:p>
          </table:table-cell>
          <table:table-cell office:value-type="float" office:value="4320" calcext:value-type="float">
            <text:p>4320</text:p>
          </table:table-cell>
          <table:table-cell table:formula="of:=[.B386]-[.$B$2]" office:value-type="float" office:value="43.311253786087" calcext:value-type="float">
            <text:p>43.3112537861</text:p>
          </table:table-cell>
          <table:table-cell table:formula="of:=[.C386]/([.D386]-[.D385])" office:value-type="float" office:value="99654.5702940238" calcext:value-type="float">
            <text:p>99654.5702940238</text:p>
          </table:table-cell>
          <table:table-cell/>
          <table:table-cell office:value-type="float" office:value="1443145413.55744" calcext:value-type="float">
            <text:p>1443145413.55744</text:p>
          </table:table-cell>
          <table:table-cell table:formula="of:=[.G386]-[.$B$2]" office:value-type="float" office:value="53.5572593212128" calcext:value-type="float">
            <text:p>53.5572593212</text:p>
          </table:table-cell>
          <table:table-cell table:formula="of:=[.C386]/([.H386]-[.H385])" office:value-type="float" office:value="98447.1414600222" calcext:value-type="float">
            <text:p>98447.1414600222</text:p>
          </table:table-cell>
          <table:table-cell table:formula="of:=[.G386]-[.$B386]" office:value-type="float" office:value="10.2460055351257" calcext:value-type="float">
            <text:p>10.246005535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5403.35477" calcext:value-type="float">
            <text:p>1443145403.35477</text:p>
          </table:table-cell>
          <table:table-cell office:value-type="float" office:value="4320" calcext:value-type="float">
            <text:p>4320</text:p>
          </table:table-cell>
          <table:table-cell table:formula="of:=[.B387]-[.$B$2]" office:value-type="float" office:value="43.3545939922333" calcext:value-type="float">
            <text:p>43.3545939922</text:p>
          </table:table-cell>
          <table:table-cell table:formula="of:=[.C387]/([.D387]-[.D386])" office:value-type="float" office:value="99676.498663234" calcext:value-type="float">
            <text:p>99676.498663234</text:p>
          </table:table-cell>
          <table:table-cell/>
          <table:table-cell office:value-type="float" office:value="1443145413.60132" calcext:value-type="float">
            <text:p>1443145413.60132</text:p>
          </table:table-cell>
          <table:table-cell table:formula="of:=[.G387]-[.$B$2]" office:value-type="float" office:value="53.6011393070221" calcext:value-type="float">
            <text:p>53.601139307</text:p>
          </table:table-cell>
          <table:table-cell table:formula="of:=[.C387]/([.H387]-[.H386])" office:value-type="float" office:value="98450.3508905382" calcext:value-type="float">
            <text:p>98450.3508905382</text:p>
          </table:table-cell>
          <table:table-cell table:formula="of:=[.G387]-[.$B387]" office:value-type="float" office:value="10.2465453147888" calcext:value-type="float">
            <text:p>10.2465453148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5403.39811" calcext:value-type="float">
            <text:p>1443145403.39811</text:p>
          </table:table-cell>
          <table:table-cell office:value-type="float" office:value="4320" calcext:value-type="float">
            <text:p>4320</text:p>
          </table:table-cell>
          <table:table-cell table:formula="of:=[.B388]-[.$B$2]" office:value-type="float" office:value="43.3979351520538" calcext:value-type="float">
            <text:p>43.3979351521</text:p>
          </table:table-cell>
          <table:table-cell table:formula="of:=[.C388]/([.D388]-[.D387])" office:value-type="float" office:value="99674.3053920544" calcext:value-type="float">
            <text:p>99674.3053920544</text:p>
          </table:table-cell>
          <table:table-cell/>
          <table:table-cell office:value-type="float" office:value="1443145413.64518" calcext:value-type="float">
            <text:p>1443145413.64518</text:p>
          </table:table-cell>
          <table:table-cell table:formula="of:=[.G388]-[.$B$2]" office:value-type="float" office:value="53.6450083255768" calcext:value-type="float">
            <text:p>53.6450083256</text:p>
          </table:table-cell>
          <table:table-cell table:formula="of:=[.C388]/([.H388]-[.H387])" office:value-type="float" office:value="98474.9634782609" calcext:value-type="float">
            <text:p>98474.9634782609</text:p>
          </table:table-cell>
          <table:table-cell table:formula="of:=[.G388]-[.$B388]" office:value-type="float" office:value="10.247073173523" calcext:value-type="float">
            <text:p>10.2470731735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5403.44145" calcext:value-type="float">
            <text:p>1443145403.44145</text:p>
          </table:table-cell>
          <table:table-cell office:value-type="float" office:value="4320" calcext:value-type="float">
            <text:p>4320</text:p>
          </table:table-cell>
          <table:table-cell table:formula="of:=[.B389]-[.$B$2]" office:value-type="float" office:value="43.4412734508514" calcext:value-type="float">
            <text:p>43.4412734509</text:p>
          </table:table-cell>
          <table:table-cell table:formula="of:=[.C389]/([.D389]-[.D388])" office:value-type="float" office:value="99680.8854951753" calcext:value-type="float">
            <text:p>99680.8854951753</text:p>
          </table:table-cell>
          <table:table-cell/>
          <table:table-cell office:value-type="float" office:value="1443145413.68914" calcext:value-type="float">
            <text:p>1443145413.68914</text:p>
          </table:table-cell>
          <table:table-cell table:formula="of:=[.G389]-[.$B$2]" office:value-type="float" office:value="53.6889674663544" calcext:value-type="float">
            <text:p>53.6889674664</text:p>
          </table:table-cell>
          <table:table-cell table:formula="of:=[.C389]/([.H389]-[.H388])" office:value-type="float" office:value="98273.076397401" calcext:value-type="float">
            <text:p>98273.076397401</text:p>
          </table:table-cell>
          <table:table-cell table:formula="of:=[.G389]-[.$B389]" office:value-type="float" office:value="10.2476940155029" calcext:value-type="float">
            <text:p>10.2476940155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5403.48479" calcext:value-type="float">
            <text:p>1443145403.48479</text:p>
          </table:table-cell>
          <table:table-cell office:value-type="float" office:value="4320" calcext:value-type="float">
            <text:p>4320</text:p>
          </table:table-cell>
          <table:table-cell table:formula="of:=[.B390]-[.$B$2]" office:value-type="float" office:value="43.4846155643463" calcext:value-type="float">
            <text:p>43.4846155643</text:p>
          </table:table-cell>
          <table:table-cell table:formula="of:=[.C390]/([.D390]-[.D389])" office:value-type="float" office:value="99672.1122173937" calcext:value-type="float">
            <text:p>99672.1122173937</text:p>
          </table:table-cell>
          <table:table-cell/>
          <table:table-cell office:value-type="float" office:value="1443145413.73296" calcext:value-type="float">
            <text:p>1443145413.73296</text:p>
          </table:table-cell>
          <table:table-cell table:formula="of:=[.G390]-[.$B$2]" office:value-type="float" office:value="53.7327876091003" calcext:value-type="float">
            <text:p>53.7327876091</text:p>
          </table:table-cell>
          <table:table-cell table:formula="of:=[.C390]/([.H390]-[.H389])" office:value-type="float" office:value="98584.7998041296" calcext:value-type="float">
            <text:p>98584.7998041296</text:p>
          </table:table-cell>
          <table:table-cell table:formula="of:=[.G390]-[.$B390]" office:value-type="float" office:value="10.248172044754" calcext:value-type="float">
            <text:p>10.2481720448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5403.52813" calcext:value-type="float">
            <text:p>1443145403.52813</text:p>
          </table:table-cell>
          <table:table-cell office:value-type="float" office:value="4320" calcext:value-type="float">
            <text:p>4320</text:p>
          </table:table-cell>
          <table:table-cell table:formula="of:=[.B391]-[.$B$2]" office:value-type="float" office:value="43.5279552936554" calcext:value-type="float">
            <text:p>43.5279552937</text:p>
          </table:table-cell>
          <table:table-cell table:formula="of:=[.C391]/([.D391]-[.D390])" office:value-type="float" office:value="99677.5953350203" calcext:value-type="float">
            <text:p>99677.5953350203</text:p>
          </table:table-cell>
          <table:table-cell/>
          <table:table-cell office:value-type="float" office:value="1443145413.77687" calcext:value-type="float">
            <text:p>1443145413.77687</text:p>
          </table:table-cell>
          <table:table-cell table:formula="of:=[.G391]-[.$B$2]" office:value-type="float" office:value="53.7766966819763" calcext:value-type="float">
            <text:p>53.776696682</text:p>
          </table:table-cell>
          <table:table-cell table:formula="of:=[.C391]/([.H391]-[.H390])" office:value-type="float" office:value="98385.1335736936" calcext:value-type="float">
            <text:p>98385.1335736936</text:p>
          </table:table-cell>
          <table:table-cell table:formula="of:=[.G391]-[.$B391]" office:value-type="float" office:value="10.2487413883209" calcext:value-type="float">
            <text:p>10.2487413883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5403.57147" calcext:value-type="float">
            <text:p>1443145403.57147</text:p>
          </table:table-cell>
          <table:table-cell office:value-type="float" office:value="4320" calcext:value-type="float">
            <text:p>4320</text:p>
          </table:table-cell>
          <table:table-cell table:formula="of:=[.B392]-[.$B$2]" office:value-type="float" office:value="43.5712897777557" calcext:value-type="float">
            <text:p>43.5712897778</text:p>
          </table:table-cell>
          <table:table-cell table:formula="of:=[.C392]/([.D392]-[.D391])" office:value-type="float" office:value="99689.6603175651" calcext:value-type="float">
            <text:p>99689.6603175651</text:p>
          </table:table-cell>
          <table:table-cell/>
          <table:table-cell office:value-type="float" office:value="1443145413.82083" calcext:value-type="float">
            <text:p>1443145413.82083</text:p>
          </table:table-cell>
          <table:table-cell table:formula="of:=[.G392]-[.$B$2]" office:value-type="float" office:value="53.820652961731" calcext:value-type="float">
            <text:p>53.8206529617</text:p>
          </table:table-cell>
          <table:table-cell table:formula="of:=[.C392]/([.H392]-[.H391])" office:value-type="float" office:value="98279.4727878242" calcext:value-type="float">
            <text:p>98279.4727878242</text:p>
          </table:table-cell>
          <table:table-cell table:formula="of:=[.G392]-[.$B392]" office:value-type="float" office:value="10.2493631839752" calcext:value-type="float">
            <text:p>10.24936318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5403.61481" calcext:value-type="float">
            <text:p>1443145403.61481</text:p>
          </table:table-cell>
          <table:table-cell office:value-type="float" office:value="4320" calcext:value-type="float">
            <text:p>4320</text:p>
          </table:table-cell>
          <table:table-cell table:formula="of:=[.B393]-[.$B$2]" office:value-type="float" office:value="43.6146326065064" calcext:value-type="float">
            <text:p>43.6146326065</text:p>
          </table:table-cell>
          <table:table-cell table:formula="of:=[.C393]/([.D393]-[.D392])" office:value-type="float" office:value="99670.4673997349" calcext:value-type="float">
            <text:p>99670.4673997349</text:p>
          </table:table-cell>
          <table:table-cell/>
          <table:table-cell office:value-type="float" office:value="1443145413.86463" calcext:value-type="float">
            <text:p>1443145413.86463</text:p>
          </table:table-cell>
          <table:table-cell table:formula="of:=[.G393]-[.$B$2]" office:value-type="float" office:value="53.8644511699677" calcext:value-type="float">
            <text:p>53.86445117</text:p>
          </table:table-cell>
          <table:table-cell table:formula="of:=[.C393]/([.H393]-[.H392])" office:value-type="float" office:value="98634.1718970295" calcext:value-type="float">
            <text:p>98634.1718970295</text:p>
          </table:table-cell>
          <table:table-cell table:formula="of:=[.G393]-[.$B393]" office:value-type="float" office:value="10.2498185634613" calcext:value-type="float">
            <text:p>10.2498185635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5403.65816" calcext:value-type="float">
            <text:p>1443145403.65816</text:p>
          </table:table-cell>
          <table:table-cell office:value-type="float" office:value="4320" calcext:value-type="float">
            <text:p>4320</text:p>
          </table:table-cell>
          <table:table-cell table:formula="of:=[.B394]-[.$B$2]" office:value-type="float" office:value="43.6579811573029" calcext:value-type="float">
            <text:p>43.6579811573</text:p>
          </table:table-cell>
          <table:table-cell table:formula="of:=[.C394]/([.D394]-[.D393])" office:value-type="float" office:value="99657.3108125203" calcext:value-type="float">
            <text:p>99657.3108125203</text:p>
          </table:table-cell>
          <table:table-cell/>
          <table:table-cell office:value-type="float" office:value="1443145413.9086" calcext:value-type="float">
            <text:p>1443145413.9086</text:p>
          </table:table-cell>
          <table:table-cell table:formula="of:=[.G394]-[.$B$2]" office:value-type="float" office:value="53.9084260463715" calcext:value-type="float">
            <text:p>53.9084260464</text:p>
          </table:table-cell>
          <table:table-cell table:formula="of:=[.C394]/([.H394]-[.H393])" office:value-type="float" office:value="98237.9111274967" calcext:value-type="float">
            <text:p>98237.9111274967</text:p>
          </table:table-cell>
          <table:table-cell table:formula="of:=[.G394]-[.$B394]" office:value-type="float" office:value="10.2504448890686" calcext:value-type="float">
            <text:p>10.250444889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5403.70149" calcext:value-type="float">
            <text:p>1443145403.70149</text:p>
          </table:table-cell>
          <table:table-cell office:value-type="float" office:value="4320" calcext:value-type="float">
            <text:p>4320</text:p>
          </table:table-cell>
          <table:table-cell table:formula="of:=[.B395]-[.$B$2]" office:value-type="float" office:value="43.7013182640076" calcext:value-type="float">
            <text:p>43.701318264</text:p>
          </table:table-cell>
          <table:table-cell table:formula="of:=[.C395]/([.D395]-[.D394])" office:value-type="float" office:value="99683.6274612283" calcext:value-type="float">
            <text:p>99683.6274612283</text:p>
          </table:table-cell>
          <table:table-cell/>
          <table:table-cell office:value-type="float" office:value="1443145413.95243" calcext:value-type="float">
            <text:p>1443145413.95243</text:p>
          </table:table-cell>
          <table:table-cell table:formula="of:=[.G395]-[.$B$2]" office:value-type="float" office:value="53.9522581100464" calcext:value-type="float">
            <text:p>53.95225811</text:p>
          </table:table-cell>
          <table:table-cell table:formula="of:=[.C395]/([.H395]-[.H394])" office:value-type="float" office:value="98557.9878702168" calcext:value-type="float">
            <text:p>98557.9878702168</text:p>
          </table:table-cell>
          <table:table-cell table:formula="of:=[.G395]-[.$B395]" office:value-type="float" office:value="10.2509398460388" calcext:value-type="float">
            <text:p>10.250939846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5403.74485" calcext:value-type="float">
            <text:p>1443145403.74485</text:p>
          </table:table-cell>
          <table:table-cell office:value-type="float" office:value="4320" calcext:value-type="float">
            <text:p>4320</text:p>
          </table:table-cell>
          <table:table-cell table:formula="of:=[.B396]-[.$B$2]" office:value-type="float" office:value="43.7446687221527" calcext:value-type="float">
            <text:p>43.7446687222</text:p>
          </table:table-cell>
          <table:table-cell table:formula="of:=[.C396]/([.D396]-[.D395])" office:value-type="float" office:value="99652.9260552729" calcext:value-type="float">
            <text:p>99652.9260552729</text:p>
          </table:table-cell>
          <table:table-cell/>
          <table:table-cell office:value-type="float" office:value="1443145413.99632" calcext:value-type="float">
            <text:p>1443145413.99632</text:p>
          </table:table-cell>
          <table:table-cell table:formula="of:=[.G396]-[.$B$2]" office:value-type="float" office:value="53.9961402416229" calcext:value-type="float">
            <text:p>53.9961402416</text:p>
          </table:table-cell>
          <table:table-cell table:formula="of:=[.C396]/([.H396]-[.H395])" office:value-type="float" office:value="98445.5368232322" calcext:value-type="float">
            <text:p>98445.5368232322</text:p>
          </table:table-cell>
          <table:table-cell table:formula="of:=[.G396]-[.$B396]" office:value-type="float" office:value="10.2514715194702" calcext:value-type="float">
            <text:p>10.2514715195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5403.78822" calcext:value-type="float">
            <text:p>1443145403.78822</text:p>
          </table:table-cell>
          <table:table-cell office:value-type="float" office:value="4320" calcext:value-type="float">
            <text:p>4320</text:p>
          </table:table-cell>
          <table:table-cell table:formula="of:=[.B397]-[.$B$2]" office:value-type="float" office:value="43.7880454063416" calcext:value-type="float">
            <text:p>43.7880454063</text:p>
          </table:table-cell>
          <table:table-cell table:formula="of:=[.C397]/([.D397]-[.D396])" office:value-type="float" office:value="99592.6747464754" calcext:value-type="float">
            <text:p>99592.6747464754</text:p>
          </table:table-cell>
          <table:table-cell/>
          <table:table-cell office:value-type="float" office:value="1443145414.01066" calcext:value-type="float">
            <text:p>1443145414.01066</text:p>
          </table:table-cell>
          <table:table-cell table:formula="of:=[.G397]-[.$B$2]" office:value-type="float" office:value="54.0104787349701" calcext:value-type="float">
            <text:p>54.010478735</text:p>
          </table:table-cell>
          <table:table-cell table:formula="of:=[.C397]/([.H397]-[.H396])" office:value-type="float" office:value="301286.885267709" calcext:value-type="float">
            <text:p>301286.885267709</text:p>
          </table:table-cell>
          <table:table-cell table:formula="of:=[.G397]-[.$B397]" office:value-type="float" office:value="10.2224333286285" calcext:value-type="float">
            <text:p>10.2224333286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5403.83157" calcext:value-type="float">
            <text:p>1443145403.83157</text:p>
          </table:table-cell>
          <table:table-cell office:value-type="float" office:value="4320" calcext:value-type="float">
            <text:p>4320</text:p>
          </table:table-cell>
          <table:table-cell table:formula="of:=[.B398]-[.$B$2]" office:value-type="float" office:value="43.8313891887665" calcext:value-type="float">
            <text:p>43.8313891888</text:p>
          </table:table-cell>
          <table:table-cell table:formula="of:=[.C398]/([.D398]-[.D397])" office:value-type="float" office:value="99668.2743939669" calcext:value-type="float">
            <text:p>99668.2743939669</text:p>
          </table:table-cell>
          <table:table-cell/>
          <table:table-cell office:value-type="float" office:value="1443145414.025" calcext:value-type="float">
            <text:p>1443145414.025</text:p>
          </table:table-cell>
          <table:table-cell table:formula="of:=[.G398]-[.$B$2]" office:value-type="float" office:value="54.0248262882233" calcext:value-type="float">
            <text:p>54.0248262882</text:p>
          </table:table-cell>
          <table:table-cell table:formula="of:=[.C398]/([.H398]-[.H397])" office:value-type="float" office:value="301096.634650537" calcext:value-type="float">
            <text:p>301096.634650537</text:p>
          </table:table-cell>
          <table:table-cell table:formula="of:=[.G398]-[.$B398]" office:value-type="float" office:value="10.1934370994568" calcext:value-type="float">
            <text:p>10.1934370995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5403.87493" calcext:value-type="float">
            <text:p>1443145403.87493</text:p>
          </table:table-cell>
          <table:table-cell office:value-type="float" office:value="4320" calcext:value-type="float">
            <text:p>4320</text:p>
          </table:table-cell>
          <table:table-cell table:formula="of:=[.B399]-[.$B$2]" office:value-type="float" office:value="43.8747487068176" calcext:value-type="float">
            <text:p>43.8747487068</text:p>
          </table:table-cell>
          <table:table-cell table:formula="of:=[.C399]/([.D399]-[.D398])" office:value-type="float" office:value="99632.1037264314" calcext:value-type="float">
            <text:p>99632.1037264314</text:p>
          </table:table-cell>
          <table:table-cell/>
          <table:table-cell office:value-type="float" office:value="1443145414.05938" calcext:value-type="float">
            <text:p>1443145414.05938</text:p>
          </table:table-cell>
          <table:table-cell table:formula="of:=[.G399]-[.$B$2]" office:value-type="float" office:value="54.0592038631439" calcext:value-type="float">
            <text:p>54.0592038631</text:p>
          </table:table-cell>
          <table:table-cell table:formula="of:=[.C399]/([.H399]-[.H398])" office:value-type="float" office:value="125663.314238158" calcext:value-type="float">
            <text:p>125663.314238158</text:p>
          </table:table-cell>
          <table:table-cell table:formula="of:=[.G399]-[.$B399]" office:value-type="float" office:value="10.1844551563263" calcext:value-type="float">
            <text:p>10.1844551563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5403.91831" calcext:value-type="float">
            <text:p>1443145403.91831</text:p>
          </table:table-cell>
          <table:table-cell office:value-type="float" office:value="4320" calcext:value-type="float">
            <text:p>4320</text:p>
          </table:table-cell>
          <table:table-cell table:formula="of:=[.B400]-[.$B$2]" office:value-type="float" office:value="43.9181344509125" calcext:value-type="float">
            <text:p>43.9181344509</text:p>
          </table:table-cell>
          <table:table-cell table:formula="of:=[.C400]/([.D400]-[.D399])" office:value-type="float" office:value="99571.8775862353" calcext:value-type="float">
            <text:p>99571.8775862353</text:p>
          </table:table-cell>
          <table:table-cell/>
          <table:table-cell office:value-type="float" office:value="1443145414.10815" calcext:value-type="float">
            <text:p>1443145414.10815</text:p>
          </table:table-cell>
          <table:table-cell table:formula="of:=[.G400]-[.$B$2]" office:value-type="float" office:value="54.107978105545" calcext:value-type="float">
            <text:p>54.1079781055</text:p>
          </table:table-cell>
          <table:table-cell table:formula="of:=[.C400]/([.H400]-[.H399])" office:value-type="float" office:value="88571.3398574599" calcext:value-type="float">
            <text:p>88571.3398574599</text:p>
          </table:table-cell>
          <table:table-cell table:formula="of:=[.G400]-[.$B400]" office:value-type="float" office:value="10.1898436546326" calcext:value-type="float">
            <text:p>10.1898436546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5403.96166" calcext:value-type="float">
            <text:p>1443145403.96166</text:p>
          </table:table-cell>
          <table:table-cell office:value-type="float" office:value="4320" calcext:value-type="float">
            <text:p>4320</text:p>
          </table:table-cell>
          <table:table-cell table:formula="of:=[.B401]-[.$B$2]" office:value-type="float" office:value="43.9614808559418" calcext:value-type="float">
            <text:p>43.9614808559</text:p>
          </table:table-cell>
          <table:table-cell table:formula="of:=[.C401]/([.D401]-[.D400])" office:value-type="float" office:value="99662.244125671" calcext:value-type="float">
            <text:p>99662.244125671</text:p>
          </table:table-cell>
          <table:table-cell/>
          <table:table-cell office:value-type="float" office:value="1443145414.15689" calcext:value-type="float">
            <text:p>1443145414.15689</text:p>
          </table:table-cell>
          <table:table-cell table:formula="of:=[.G401]-[.$B$2]" office:value-type="float" office:value="54.1567120552063" calcext:value-type="float">
            <text:p>54.1567120552</text:p>
          </table:table-cell>
          <table:table-cell table:formula="of:=[.C401]/([.H401]-[.H400])" office:value-type="float" office:value="88644.5697512292" calcext:value-type="float">
            <text:p>88644.5697512292</text:p>
          </table:table-cell>
          <table:table-cell table:formula="of:=[.G401]-[.$B401]" office:value-type="float" office:value="10.1952311992645" calcext:value-type="float">
            <text:p>10.195231199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5404.00493" calcext:value-type="float">
            <text:p>1443145404.00493</text:p>
          </table:table-cell>
          <table:table-cell office:value-type="float" office:value="4320" calcext:value-type="float">
            <text:p>4320</text:p>
          </table:table-cell>
          <table:table-cell table:formula="of:=[.B402]-[.$B$2]" office:value-type="float" office:value="44.0047497749329" calcext:value-type="float">
            <text:p>44.0047497749</text:p>
          </table:table-cell>
          <table:table-cell table:formula="of:=[.C402]/([.D402]-[.D401])" office:value-type="float" office:value="99840.7194062254" calcext:value-type="float">
            <text:p>99840.7194062254</text:p>
          </table:table-cell>
          <table:table-cell/>
          <table:table-cell office:value-type="float" office:value="1443145414.20566" calcext:value-type="float">
            <text:p>1443145414.20566</text:p>
          </table:table-cell>
          <table:table-cell table:formula="of:=[.G402]-[.$B$2]" office:value-type="float" office:value="54.205486536026" calcext:value-type="float">
            <text:p>54.205486536</text:p>
          </table:table-cell>
          <table:table-cell table:formula="of:=[.C402]/([.H402]-[.H401])" office:value-type="float" office:value="88570.9069045582" calcext:value-type="float">
            <text:p>88570.9069045582</text:p>
          </table:table-cell>
          <table:table-cell table:formula="of:=[.G402]-[.$B402]" office:value-type="float" office:value="10.2007367610931" calcext:value-type="float">
            <text:p>10.200736761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5404.04807" calcext:value-type="float">
            <text:p>1443145404.04807</text:p>
          </table:table-cell>
          <table:table-cell office:value-type="float" office:value="4320" calcext:value-type="float">
            <text:p>4320</text:p>
          </table:table-cell>
          <table:table-cell table:formula="of:=[.B403]-[.$B$2]" office:value-type="float" office:value="44.0478944778442" calcext:value-type="float">
            <text:p>44.0478944778</text:p>
          </table:table-cell>
          <table:table-cell table:formula="of:=[.C403]/([.D403]-[.D402])" office:value-type="float" office:value="100128.166576408" calcext:value-type="float">
            <text:p>100128.166576408</text:p>
          </table:table-cell>
          <table:table-cell/>
          <table:table-cell office:value-type="float" office:value="1443145414.25438" calcext:value-type="float">
            <text:p>1443145414.25438</text:p>
          </table:table-cell>
          <table:table-cell table:formula="of:=[.G403]-[.$B$2]" office:value-type="float" office:value="54.2541987895966" calcext:value-type="float">
            <text:p>54.2541987896</text:p>
          </table:table-cell>
          <table:table-cell table:formula="of:=[.C403]/([.H403]-[.H402])" office:value-type="float" office:value="88684.0514110634" calcext:value-type="float">
            <text:p>88684.0514110634</text:p>
          </table:table-cell>
          <table:table-cell table:formula="of:=[.G403]-[.$B403]" office:value-type="float" office:value="10.2063043117523" calcext:value-type="float">
            <text:p>10.2063043118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5404.09121" calcext:value-type="float">
            <text:p>1443145404.09121</text:p>
          </table:table-cell>
          <table:table-cell office:value-type="float" office:value="4320" calcext:value-type="float">
            <text:p>4320</text:p>
          </table:table-cell>
          <table:table-cell table:formula="of:=[.B404]-[.$B$2]" office:value-type="float" office:value="44.0910336971283" calcext:value-type="float">
            <text:p>44.0910336971</text:p>
          </table:table-cell>
          <table:table-cell table:formula="of:=[.C404]/([.D404]-[.D403])" office:value-type="float" office:value="100140.894334555" calcext:value-type="float">
            <text:p>100140.894334555</text:p>
          </table:table-cell>
          <table:table-cell/>
          <table:table-cell office:value-type="float" office:value="1443145414.30313" calcext:value-type="float">
            <text:p>1443145414.30313</text:p>
          </table:table-cell>
          <table:table-cell table:formula="of:=[.G404]-[.$B$2]" office:value-type="float" office:value="54.3029577732086" calcext:value-type="float">
            <text:p>54.3029577732</text:p>
          </table:table-cell>
          <table:table-cell table:formula="of:=[.C404]/([.H404]-[.H403])" office:value-type="float" office:value="88599.0576499927" calcext:value-type="float">
            <text:p>88599.0576499927</text:p>
          </table:table-cell>
          <table:table-cell table:formula="of:=[.G404]-[.$B404]" office:value-type="float" office:value="10.2119240760803" calcext:value-type="float">
            <text:p>10.2119240761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5404.13434" calcext:value-type="float">
            <text:p>1443145404.13434</text:p>
          </table:table-cell>
          <table:table-cell office:value-type="float" office:value="4320" calcext:value-type="float">
            <text:p>4320</text:p>
          </table:table-cell>
          <table:table-cell table:formula="of:=[.B405]-[.$B$2]" office:value-type="float" office:value="44.134167432785" calcext:value-type="float">
            <text:p>44.1341674328</text:p>
          </table:table-cell>
          <table:table-cell table:formula="of:=[.C405]/([.D405]-[.D404])" office:value-type="float" office:value="100153.625328882" calcext:value-type="float">
            <text:p>100153.625328882</text:p>
          </table:table-cell>
          <table:table-cell/>
          <table:table-cell office:value-type="float" office:value="1443145414.35189" calcext:value-type="float">
            <text:p>1443145414.35189</text:p>
          </table:table-cell>
          <table:table-cell table:formula="of:=[.G405]-[.$B$2]" office:value-type="float" office:value="54.3517167568207" calcext:value-type="float">
            <text:p>54.3517167568</text:p>
          </table:table-cell>
          <table:table-cell table:formula="of:=[.C405]/([.H405]-[.H404])" office:value-type="float" office:value="88599.0576499927" calcext:value-type="float">
            <text:p>88599.0576499927</text:p>
          </table:table-cell>
          <table:table-cell table:formula="of:=[.G405]-[.$B405]" office:value-type="float" office:value="10.2175493240356" calcext:value-type="float">
            <text:p>10.217549324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5404.17748" calcext:value-type="float">
            <text:p>1443145404.17748</text:p>
          </table:table-cell>
          <table:table-cell office:value-type="float" office:value="4320" calcext:value-type="float">
            <text:p>4320</text:p>
          </table:table-cell>
          <table:table-cell table:formula="of:=[.B406]-[.$B$2]" office:value-type="float" office:value="44.1772990226746" calcext:value-type="float">
            <text:p>44.1772990227</text:p>
          </table:table-cell>
          <table:table-cell table:formula="of:=[.C406]/([.D406]-[.D405])" office:value-type="float" office:value="100158.607903508" calcext:value-type="float">
            <text:p>100158.607903508</text:p>
          </table:table-cell>
          <table:table-cell/>
          <table:table-cell office:value-type="float" office:value="1443145414.40069" calcext:value-type="float">
            <text:p>1443145414.40069</text:p>
          </table:table-cell>
          <table:table-cell table:formula="of:=[.G406]-[.$B$2]" office:value-type="float" office:value="54.4005165100098" calcext:value-type="float">
            <text:p>54.40051651</text:p>
          </table:table-cell>
          <table:table-cell table:formula="of:=[.C406]/([.H406]-[.H405])" office:value-type="float" office:value="88525.0378882261" calcext:value-type="float">
            <text:p>88525.0378882261</text:p>
          </table:table-cell>
          <table:table-cell table:formula="of:=[.G406]-[.$B406]" office:value-type="float" office:value="10.2232174873352" calcext:value-type="float">
            <text:p>10.2232174873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5404.2206" calcext:value-type="float">
            <text:p>1443145404.2206</text:p>
          </table:table-cell>
          <table:table-cell office:value-type="float" office:value="4320" calcext:value-type="float">
            <text:p>4320</text:p>
          </table:table-cell>
          <table:table-cell table:formula="of:=[.B407]-[.$B$2]" office:value-type="float" office:value="44.2204267978668" calcext:value-type="float">
            <text:p>44.2204267979</text:p>
          </table:table-cell>
          <table:table-cell table:formula="of:=[.C407]/([.D407]-[.D406])" office:value-type="float" office:value="100167.467038161" calcext:value-type="float">
            <text:p>100167.467038161</text:p>
          </table:table-cell>
          <table:table-cell/>
          <table:table-cell office:value-type="float" office:value="1443145414.44939" calcext:value-type="float">
            <text:p>1443145414.44939</text:p>
          </table:table-cell>
          <table:table-cell table:formula="of:=[.G407]-[.$B$2]" office:value-type="float" office:value="54.4492158889771" calcext:value-type="float">
            <text:p>54.449215889</text:p>
          </table:table-cell>
          <table:table-cell table:formula="of:=[.C407]/([.H407]-[.H406])" office:value-type="float" office:value="88707.4967198668" calcext:value-type="float">
            <text:p>88707.4967198668</text:p>
          </table:table-cell>
          <table:table-cell table:formula="of:=[.G407]-[.$B407]" office:value-type="float" office:value="10.2287890911102" calcext:value-type="float">
            <text:p>10.228789091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5404.26374" calcext:value-type="float">
            <text:p>1443145404.26374</text:p>
          </table:table-cell>
          <table:table-cell office:value-type="float" office:value="4320" calcext:value-type="float">
            <text:p>4320</text:p>
          </table:table-cell>
          <table:table-cell table:formula="of:=[.B408]-[.$B$2]" office:value-type="float" office:value="44.263561964035" calcext:value-type="float">
            <text:p>44.263561964</text:p>
          </table:table-cell>
          <table:table-cell table:formula="of:=[.C408]/([.D408]-[.D407])" office:value-type="float" office:value="100150.303887863" calcext:value-type="float">
            <text:p>100150.303887863</text:p>
          </table:table-cell>
          <table:table-cell/>
          <table:table-cell office:value-type="float" office:value="1443145414.49827" calcext:value-type="float">
            <text:p>1443145414.49827</text:p>
          </table:table-cell>
          <table:table-cell table:formula="of:=[.G408]-[.$B$2]" office:value-type="float" office:value="54.49809217453" calcext:value-type="float">
            <text:p>54.4980921745</text:p>
          </table:table-cell>
          <table:table-cell table:formula="of:=[.C408]/([.H408]-[.H407])" office:value-type="float" office:value="88386.421986127" calcext:value-type="float">
            <text:p>88386.421986127</text:p>
          </table:table-cell>
          <table:table-cell table:formula="of:=[.G408]-[.$B408]" office:value-type="float" office:value="10.234530210495" calcext:value-type="float">
            <text:p>10.2345302105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5404.30687" calcext:value-type="float">
            <text:p>1443145404.30687</text:p>
          </table:table-cell>
          <table:table-cell office:value-type="float" office:value="4320" calcext:value-type="float">
            <text:p>4320</text:p>
          </table:table-cell>
          <table:table-cell table:formula="of:=[.B409]-[.$B$2]" office:value-type="float" office:value="44.3066935539246" calcext:value-type="float">
            <text:p>44.3066935539</text:p>
          </table:table-cell>
          <table:table-cell table:formula="of:=[.C409]/([.D409]-[.D408])" office:value-type="float" office:value="100158.607903508" calcext:value-type="float">
            <text:p>100158.607903508</text:p>
          </table:table-cell>
          <table:table-cell/>
          <table:table-cell office:value-type="float" office:value="1443145414.54696" calcext:value-type="float">
            <text:p>1443145414.54696</text:p>
          </table:table-cell>
          <table:table-cell table:formula="of:=[.G409]-[.$B$2]" office:value-type="float" office:value="54.5467865467072" calcext:value-type="float">
            <text:p>54.5467865467</text:p>
          </table:table-cell>
          <table:table-cell table:formula="of:=[.C409]/([.H409]-[.H408])" office:value-type="float" office:value="88716.6176881007" calcext:value-type="float">
            <text:p>88716.6176881007</text:p>
          </table:table-cell>
          <table:table-cell table:formula="of:=[.G409]-[.$B409]" office:value-type="float" office:value="10.2400929927826" calcext:value-type="float">
            <text:p>10.2400929928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5404.35" calcext:value-type="float">
            <text:p>1443145404.35</text:p>
          </table:table-cell>
          <table:table-cell office:value-type="float" office:value="4320" calcext:value-type="float">
            <text:p>4320</text:p>
          </table:table-cell>
          <table:table-cell table:formula="of:=[.B410]-[.$B$2]" office:value-type="float" office:value="44.349818944931" calcext:value-type="float">
            <text:p>44.3498189449</text:p>
          </table:table-cell>
          <table:table-cell table:formula="of:=[.C410]/([.D410]-[.D409])" office:value-type="float" office:value="100173.004793207" calcext:value-type="float">
            <text:p>100173.004793207</text:p>
          </table:table-cell>
          <table:table-cell/>
          <table:table-cell office:value-type="float" office:value="1443145414.59594" calcext:value-type="float">
            <text:p>1443145414.59594</text:p>
          </table:table-cell>
          <table:table-cell table:formula="of:=[.G410]-[.$B$2]" office:value-type="float" office:value="54.5957596302033" calcext:value-type="float">
            <text:p>54.5957596302</text:p>
          </table:table-cell>
          <table:table-cell table:formula="of:=[.C410]/([.H410]-[.H409])" office:value-type="float" office:value="88211.7214519396" calcext:value-type="float">
            <text:p>88211.7214519396</text:p>
          </table:table-cell>
          <table:table-cell table:formula="of:=[.G410]-[.$B410]" office:value-type="float" office:value="10.2459406852722" calcext:value-type="float">
            <text:p>10.2459406853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5404.39311" calcext:value-type="float">
            <text:p>1443145404.39311</text:p>
          </table:table-cell>
          <table:table-cell office:value-type="float" office:value="4320" calcext:value-type="float">
            <text:p>4320</text:p>
          </table:table-cell>
          <table:table-cell table:formula="of:=[.B411]-[.$B$2]" office:value-type="float" office:value="44.392936706543" calcext:value-type="float">
            <text:p>44.3929367065</text:p>
          </table:table-cell>
          <table:table-cell table:formula="of:=[.C411]/([.D411]-[.D410])" office:value-type="float" office:value="100190.729724798" calcext:value-type="float">
            <text:p>100190.729724798</text:p>
          </table:table-cell>
          <table:table-cell/>
          <table:table-cell office:value-type="float" office:value="1443145414.64445" calcext:value-type="float">
            <text:p>1443145414.64445</text:p>
          </table:table-cell>
          <table:table-cell table:formula="of:=[.G411]-[.$B$2]" office:value-type="float" office:value="54.6442770957947" calcext:value-type="float">
            <text:p>54.6442770958</text:p>
          </table:table-cell>
          <table:table-cell table:formula="of:=[.C411]/([.H411]-[.H410])" office:value-type="float" office:value="89040.1002471781" calcext:value-type="float">
            <text:p>89040.1002471781</text:p>
          </table:table-cell>
          <table:table-cell table:formula="of:=[.G411]-[.$B411]" office:value-type="float" office:value="10.2513403892517" calcext:value-type="float">
            <text:p>10.2513403893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5404.43627" calcext:value-type="float">
            <text:p>1443145404.43627</text:p>
          </table:table-cell>
          <table:table-cell office:value-type="float" office:value="4320" calcext:value-type="float">
            <text:p>4320</text:p>
          </table:table-cell>
          <table:table-cell table:formula="of:=[.B412]-[.$B$2]" office:value-type="float" office:value="44.4360947608948" calcext:value-type="float">
            <text:p>44.4360947609</text:p>
          </table:table-cell>
          <table:table-cell table:formula="of:=[.C412]/([.D412]-[.D411])" office:value-type="float" office:value="100097.190776608" calcext:value-type="float">
            <text:p>100097.190776608</text:p>
          </table:table-cell>
          <table:table-cell/>
          <table:table-cell office:value-type="float" office:value="1443145414.69325" calcext:value-type="float">
            <text:p>1443145414.69325</text:p>
          </table:table-cell>
          <table:table-cell table:formula="of:=[.G412]-[.$B$2]" office:value-type="float" office:value="54.6930735111237" calcext:value-type="float">
            <text:p>54.6930735111</text:p>
          </table:table-cell>
          <table:table-cell table:formula="of:=[.C412]/([.H412]-[.H411])" office:value-type="float" office:value="88531.0933369815" calcext:value-type="float">
            <text:p>88531.0933369815</text:p>
          </table:table-cell>
          <table:table-cell table:formula="of:=[.G412]-[.$B412]" office:value-type="float" office:value="10.2569787502289" calcext:value-type="float">
            <text:p>10.2569787502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5404.47939" calcext:value-type="float">
            <text:p>1443145404.47939</text:p>
          </table:table-cell>
          <table:table-cell office:value-type="float" office:value="4320" calcext:value-type="float">
            <text:p>4320</text:p>
          </table:table-cell>
          <table:table-cell table:formula="of:=[.B413]-[.$B$2]" office:value-type="float" office:value="44.4792094230652" calcext:value-type="float">
            <text:p>44.4792094231</text:p>
          </table:table-cell>
          <table:table-cell table:formula="of:=[.C413]/([.D413]-[.D412])" office:value-type="float" office:value="100197.932270123" calcext:value-type="float">
            <text:p>100197.932270123</text:p>
          </table:table-cell>
          <table:table-cell/>
          <table:table-cell office:value-type="float" office:value="1443145414.742" calcext:value-type="float">
            <text:p>1443145414.742</text:p>
          </table:table-cell>
          <table:table-cell table:formula="of:=[.G413]-[.$B$2]" office:value-type="float" office:value="54.7418191432953" calcext:value-type="float">
            <text:p>54.7418191433</text:p>
          </table:table-cell>
          <table:table-cell table:formula="of:=[.C413]/([.H413]-[.H412])" office:value-type="float" office:value="88623.3249532902" calcext:value-type="float">
            <text:p>88623.3249532902</text:p>
          </table:table-cell>
          <table:table-cell table:formula="of:=[.G413]-[.$B413]" office:value-type="float" office:value="10.2626097202301" calcext:value-type="float">
            <text:p>10.2626097202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5404.52273" calcext:value-type="float">
            <text:p>1443145404.52273</text:p>
          </table:table-cell>
          <table:table-cell office:value-type="float" office:value="4320" calcext:value-type="float">
            <text:p>4320</text:p>
          </table:table-cell>
          <table:table-cell table:formula="of:=[.B414]-[.$B$2]" office:value-type="float" office:value="44.5225491523743" calcext:value-type="float">
            <text:p>44.5225491524</text:p>
          </table:table-cell>
          <table:table-cell table:formula="of:=[.C414]/([.D414]-[.D413])" office:value-type="float" office:value="99677.5953350203" calcext:value-type="float">
            <text:p>99677.5953350203</text:p>
          </table:table-cell>
          <table:table-cell/>
          <table:table-cell office:value-type="float" office:value="1443145414.79072" calcext:value-type="float">
            <text:p>1443145414.79072</text:p>
          </table:table-cell>
          <table:table-cell table:formula="of:=[.G414]-[.$B$2]" office:value-type="float" office:value="54.790543794632" calcext:value-type="float">
            <text:p>54.7905437946</text:p>
          </table:table-cell>
          <table:table-cell table:formula="of:=[.C414]/([.H414]-[.H413])" office:value-type="float" office:value="88661.4861571886" calcext:value-type="float">
            <text:p>88661.4861571886</text:p>
          </table:table-cell>
          <table:table-cell table:formula="of:=[.G414]-[.$B414]" office:value-type="float" office:value="10.2679946422577" calcext:value-type="float">
            <text:p>10.267994642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5404.56585" calcext:value-type="float">
            <text:p>1443145404.56585</text:p>
          </table:table-cell>
          <table:table-cell office:value-type="float" office:value="4320" calcext:value-type="float">
            <text:p>4320</text:p>
          </table:table-cell>
          <table:table-cell table:formula="of:=[.B415]-[.$B$2]" office:value-type="float" office:value="44.5656740665436" calcext:value-type="float">
            <text:p>44.5656740665</text:p>
          </table:table-cell>
          <table:table-cell table:formula="of:=[.C415]/([.D415]-[.D414])" office:value-type="float" office:value="100174.112417694" calcext:value-type="float">
            <text:p>100174.112417694</text:p>
          </table:table-cell>
          <table:table-cell/>
          <table:table-cell office:value-type="float" office:value="1443145414.83949" calcext:value-type="float">
            <text:p>1443145414.83949</text:p>
          </table:table-cell>
          <table:table-cell table:formula="of:=[.G415]-[.$B$2]" office:value-type="float" office:value="54.8393115997314" calcext:value-type="float">
            <text:p>54.8393115997</text:p>
          </table:table-cell>
          <table:table-cell table:formula="of:=[.C415]/([.H415]-[.H414])" office:value-type="float" office:value="88583.0311859866" calcext:value-type="float">
            <text:p>88583.0311859866</text:p>
          </table:table-cell>
          <table:table-cell table:formula="of:=[.G415]-[.$B415]" office:value-type="float" office:value="10.2736375331879" calcext:value-type="float">
            <text:p>10.2736375332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5404.60898" calcext:value-type="float">
            <text:p>1443145404.60898</text:p>
          </table:table-cell>
          <table:table-cell office:value-type="float" office:value="4320" calcext:value-type="float">
            <text:p>4320</text:p>
          </table:table-cell>
          <table:table-cell table:formula="of:=[.B416]-[.$B$2]" office:value-type="float" office:value="44.6088058948517" calcext:value-type="float">
            <text:p>44.6088058949</text:p>
          </table:table-cell>
          <table:table-cell table:formula="of:=[.C416]/([.D416]-[.D415])" office:value-type="float" office:value="100158.054259624" calcext:value-type="float">
            <text:p>100158.054259624</text:p>
          </table:table-cell>
          <table:table-cell/>
          <table:table-cell office:value-type="float" office:value="1443145414.88828" calcext:value-type="float">
            <text:p>1443145414.88828</text:p>
          </table:table-cell>
          <table:table-cell table:formula="of:=[.G416]-[.$B$2]" office:value-type="float" office:value="54.8881001472473" calcext:value-type="float">
            <text:p>54.8881001472</text:p>
          </table:table-cell>
          <table:table-cell table:formula="of:=[.C416]/([.H416]-[.H415])" office:value-type="float" office:value="88545.3701730895" calcext:value-type="float">
            <text:p>88545.3701730895</text:p>
          </table:table-cell>
          <table:table-cell table:formula="of:=[.G416]-[.$B416]" office:value-type="float" office:value="10.2792942523956" calcext:value-type="float">
            <text:p>10.279294252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5404.65211" calcext:value-type="float">
            <text:p>1443145404.65211</text:p>
          </table:table-cell>
          <table:table-cell office:value-type="float" office:value="4320" calcext:value-type="float">
            <text:p>4320</text:p>
          </table:table-cell>
          <table:table-cell table:formula="of:=[.B417]-[.$B$2]" office:value-type="float" office:value="44.6519334316254" calcext:value-type="float">
            <text:p>44.6519334316</text:p>
          </table:table-cell>
          <table:table-cell table:formula="of:=[.C417]/([.D417]-[.D416])" office:value-type="float" office:value="100168.020786113" calcext:value-type="float">
            <text:p>100168.020786113</text:p>
          </table:table-cell>
          <table:table-cell/>
          <table:table-cell office:value-type="float" office:value="1443145414.93702" calcext:value-type="float">
            <text:p>1443145414.93702</text:p>
          </table:table-cell>
          <table:table-cell table:formula="of:=[.G417]-[.$B$2]" office:value-type="float" office:value="54.9368422031403" calcext:value-type="float">
            <text:p>54.9368422031</text:p>
          </table:table-cell>
          <table:table-cell table:formula="of:=[.C417]/([.H417]-[.H416])" office:value-type="float" office:value="88629.8273812727" calcext:value-type="float">
            <text:p>88629.8273812727</text:p>
          </table:table-cell>
          <table:table-cell table:formula="of:=[.G417]-[.$B417]" office:value-type="float" office:value="10.2849087715149" calcext:value-type="float">
            <text:p>10.284908771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5404.69525" calcext:value-type="float">
            <text:p>1443145404.69525</text:p>
          </table:table-cell>
          <table:table-cell office:value-type="float" office:value="4320" calcext:value-type="float">
            <text:p>4320</text:p>
          </table:table-cell>
          <table:table-cell table:formula="of:=[.B418]-[.$B$2]" office:value-type="float" office:value="44.6950697898865" calcext:value-type="float">
            <text:p>44.6950697899</text:p>
          </table:table-cell>
          <table:table-cell table:formula="of:=[.C418]/([.D418]-[.D417])" office:value-type="float" office:value="100147.536188629" calcext:value-type="float">
            <text:p>100147.536188629</text:p>
          </table:table-cell>
          <table:table-cell/>
          <table:table-cell office:value-type="float" office:value="1443145414.98576" calcext:value-type="float">
            <text:p>1443145414.98576</text:p>
          </table:table-cell>
          <table:table-cell table:formula="of:=[.G418]-[.$B$2]" office:value-type="float" office:value="54.9855818748474" calcext:value-type="float">
            <text:p>54.9855818748</text:p>
          </table:table-cell>
          <table:table-cell table:formula="of:=[.C418]/([.H418]-[.H417])" office:value-type="float" office:value="88634.1628633902" calcext:value-type="float">
            <text:p>88634.1628633902</text:p>
          </table:table-cell>
          <table:table-cell table:formula="of:=[.G418]-[.$B418]" office:value-type="float" office:value="10.2905120849609" calcext:value-type="float">
            <text:p>10.290512085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5404.73838" calcext:value-type="float">
            <text:p>1443145404.73838</text:p>
          </table:table-cell>
          <table:table-cell office:value-type="float" office:value="4320" calcext:value-type="float">
            <text:p>4320</text:p>
          </table:table-cell>
          <table:table-cell table:formula="of:=[.B419]-[.$B$2]" office:value-type="float" office:value="44.7382004261017" calcext:value-type="float">
            <text:p>44.7382004261</text:p>
          </table:table-cell>
          <table:table-cell table:formula="of:=[.C419]/([.D419]-[.D418])" office:value-type="float" office:value="100160.822540256" calcext:value-type="float">
            <text:p>100160.822540256</text:p>
          </table:table-cell>
          <table:table-cell/>
          <table:table-cell office:value-type="float" office:value="1443145415.03465" calcext:value-type="float">
            <text:p>1443145415.03465</text:p>
          </table:table-cell>
          <table:table-cell table:formula="of:=[.G419]-[.$B$2]" office:value-type="float" office:value="55.0344717502594" calcext:value-type="float">
            <text:p>55.0344717503</text:p>
          </table:table-cell>
          <table:table-cell table:formula="of:=[.C419]/([.H419]-[.H418])" office:value-type="float" office:value="88361.8533202639" calcext:value-type="float">
            <text:p>88361.8533202639</text:p>
          </table:table-cell>
          <table:table-cell table:formula="of:=[.G419]-[.$B419]" office:value-type="float" office:value="10.2962713241577" calcext:value-type="float">
            <text:p>10.2962713242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5404.78151" calcext:value-type="float">
            <text:p>1443145404.78151</text:p>
          </table:table-cell>
          <table:table-cell office:value-type="float" office:value="4320" calcext:value-type="float">
            <text:p>4320</text:p>
          </table:table-cell>
          <table:table-cell table:formula="of:=[.B420]-[.$B$2]" office:value-type="float" office:value="44.7813339233398" calcext:value-type="float">
            <text:p>44.7813339233</text:p>
          </table:table-cell>
          <table:table-cell table:formula="of:=[.C420]/([.D420]-[.D419])" office:value-type="float" office:value="100154.178923804" calcext:value-type="float">
            <text:p>100154.178923804</text:p>
          </table:table-cell>
          <table:table-cell/>
          <table:table-cell office:value-type="float" office:value="1443145415.0478" calcext:value-type="float">
            <text:p>1443145415.0478</text:p>
          </table:table-cell>
          <table:table-cell table:formula="of:=[.G420]-[.$B$2]" office:value-type="float" office:value="55.0476224422455" calcext:value-type="float">
            <text:p>55.0476224422</text:p>
          </table:table-cell>
          <table:table-cell table:formula="of:=[.C420]/([.H420]-[.H419])" office:value-type="float" office:value="328499.823778962" calcext:value-type="float">
            <text:p>328499.823778962</text:p>
          </table:table-cell>
          <table:table-cell table:formula="of:=[.G420]-[.$B420]" office:value-type="float" office:value="10.2662885189056" calcext:value-type="float">
            <text:p>10.2662885189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5404.82468" calcext:value-type="float">
            <text:p>1443145404.82468</text:p>
          </table:table-cell>
          <table:table-cell office:value-type="float" office:value="4320" calcext:value-type="float">
            <text:p>4320</text:p>
          </table:table-cell>
          <table:table-cell table:formula="of:=[.B421]-[.$B$2]" office:value-type="float" office:value="44.8245010375977" calcext:value-type="float">
            <text:p>44.8245010376</text:p>
          </table:table-cell>
          <table:table-cell table:formula="of:=[.C421]/([.D421]-[.D420])" office:value-type="float" office:value="100076.182396607" calcext:value-type="float">
            <text:p>100076.182396607</text:p>
          </table:table-cell>
          <table:table-cell/>
          <table:table-cell office:value-type="float" office:value="1443145415.061" calcext:value-type="float">
            <text:p>1443145415.061</text:p>
          </table:table-cell>
          <table:table-cell table:formula="of:=[.G421]-[.$B$2]" office:value-type="float" office:value="55.0608220100403" calcext:value-type="float">
            <text:p>55.06082201</text:p>
          </table:table-cell>
          <table:table-cell table:formula="of:=[.C421]/([.H421]-[.H420])" office:value-type="float" office:value="327283.443455015" calcext:value-type="float">
            <text:p>327283.443455015</text:p>
          </table:table-cell>
          <table:table-cell table:formula="of:=[.G421]-[.$B421]" office:value-type="float" office:value="10.2363209724426" calcext:value-type="float">
            <text:p>10.2363209724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5404.8678" calcext:value-type="float">
            <text:p>1443145404.8678</text:p>
          </table:table-cell>
          <table:table-cell office:value-type="float" office:value="4320" calcext:value-type="float">
            <text:p>4320</text:p>
          </table:table-cell>
          <table:table-cell table:formula="of:=[.B422]-[.$B$2]" office:value-type="float" office:value="44.8676235675812" calcext:value-type="float">
            <text:p>44.8676235676</text:p>
          </table:table-cell>
          <table:table-cell table:formula="of:=[.C422]/([.D422]-[.D421])" office:value-type="float" office:value="100179.650907563" calcext:value-type="float">
            <text:p>100179.650907563</text:p>
          </table:table-cell>
          <table:table-cell/>
          <table:table-cell office:value-type="float" office:value="1443145415.0862" calcext:value-type="float">
            <text:p>1443145415.0862</text:p>
          </table:table-cell>
          <table:table-cell table:formula="of:=[.G422]-[.$B$2]" office:value-type="float" office:value="55.0860221385956" calcext:value-type="float">
            <text:p>55.0860221386</text:p>
          </table:table-cell>
          <table:table-cell table:formula="of:=[.C422]/([.H422]-[.H421])" office:value-type="float" office:value="171427.696907197" calcext:value-type="float">
            <text:p>171427.696907197</text:p>
          </table:table-cell>
          <table:table-cell table:formula="of:=[.G422]-[.$B422]" office:value-type="float" office:value="10.2183985710144" calcext:value-type="float">
            <text:p>10.21839857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5404.91091" calcext:value-type="float">
            <text:p>1443145404.91091</text:p>
          </table:table-cell>
          <table:table-cell office:value-type="float" office:value="4320" calcext:value-type="float">
            <text:p>4320</text:p>
          </table:table-cell>
          <table:table-cell table:formula="of:=[.B423]-[.$B$2]" office:value-type="float" office:value="44.9107310771942" calcext:value-type="float">
            <text:p>44.9107310772</text:p>
          </table:table-cell>
          <table:table-cell table:formula="of:=[.C423]/([.D423]-[.D422])" office:value-type="float" office:value="100214.5574815" calcext:value-type="float">
            <text:p>100214.5574815</text:p>
          </table:table-cell>
          <table:table-cell/>
          <table:table-cell office:value-type="float" office:value="1443145415.12608" calcext:value-type="float">
            <text:p>1443145415.12608</text:p>
          </table:table-cell>
          <table:table-cell table:formula="of:=[.G423]-[.$B$2]" office:value-type="float" office:value="55.1259036064148" calcext:value-type="float">
            <text:p>55.1259036064</text:p>
          </table:table-cell>
          <table:table-cell table:formula="of:=[.C423]/([.H423]-[.H422])" office:value-type="float" office:value="108320.988073532" calcext:value-type="float">
            <text:p>108320.988073532</text:p>
          </table:table-cell>
          <table:table-cell table:formula="of:=[.G423]-[.$B423]" office:value-type="float" office:value="10.2151725292206" calcext:value-type="float">
            <text:p>10.2151725292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5404.95404" calcext:value-type="float">
            <text:p>1443145404.95404</text:p>
          </table:table-cell>
          <table:table-cell office:value-type="float" office:value="4320" calcext:value-type="float">
            <text:p>4320</text:p>
          </table:table-cell>
          <table:table-cell table:formula="of:=[.B424]-[.$B$2]" office:value-type="float" office:value="44.953864812851" calcext:value-type="float">
            <text:p>44.9538648129</text:p>
          </table:table-cell>
          <table:table-cell table:formula="of:=[.C424]/([.D424]-[.D423])" office:value-type="float" office:value="100153.625328882" calcext:value-type="float">
            <text:p>100153.625328882</text:p>
          </table:table-cell>
          <table:table-cell/>
          <table:table-cell office:value-type="float" office:value="1443145415.16597" calcext:value-type="float">
            <text:p>1443145415.16597</text:p>
          </table:table-cell>
          <table:table-cell table:formula="of:=[.G424]-[.$B$2]" office:value-type="float" office:value="55.1657903194428" calcext:value-type="float">
            <text:p>55.1657903194</text:p>
          </table:table-cell>
          <table:table-cell table:formula="of:=[.C424]/([.H424]-[.H423])" office:value-type="float" office:value="108306.743575796" calcext:value-type="float">
            <text:p>108306.743575796</text:p>
          </table:table-cell>
          <table:table-cell table:formula="of:=[.G424]-[.$B424]" office:value-type="float" office:value="10.2119255065918" calcext:value-type="float">
            <text:p>10.211925506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5404.9972" calcext:value-type="float">
            <text:p>1443145404.9972</text:p>
          </table:table-cell>
          <table:table-cell office:value-type="float" office:value="4320" calcext:value-type="float">
            <text:p>4320</text:p>
          </table:table-cell>
          <table:table-cell table:formula="of:=[.B425]-[.$B$2]" office:value-type="float" office:value="44.9970216751099" calcext:value-type="float">
            <text:p>44.9970216751</text:p>
          </table:table-cell>
          <table:table-cell table:formula="of:=[.C425]/([.D425]-[.D424])" office:value-type="float" office:value="100099.95569379" calcext:value-type="float">
            <text:p>100099.95569379</text:p>
          </table:table-cell>
          <table:table-cell/>
          <table:table-cell office:value-type="float" office:value="1443145415.20588" calcext:value-type="float">
            <text:p>1443145415.20588</text:p>
          </table:table-cell>
          <table:table-cell table:formula="of:=[.G425]-[.$B$2]" office:value-type="float" office:value="55.2057003974915" calcext:value-type="float">
            <text:p>55.2057003975</text:p>
          </table:table-cell>
          <table:table-cell table:formula="of:=[.C425]/([.H425]-[.H424])" office:value-type="float" office:value="108243.336300367" calcext:value-type="float">
            <text:p>108243.336300367</text:p>
          </table:table-cell>
          <table:table-cell table:formula="of:=[.G425]-[.$B425]" office:value-type="float" office:value="10.2086787223816" calcext:value-type="float">
            <text:p>10.2086787224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5405.03861" calcext:value-type="float">
            <text:p>1443145405.03861</text:p>
          </table:table-cell>
          <table:table-cell office:value-type="float" office:value="4320" calcext:value-type="float">
            <text:p>4320</text:p>
          </table:table-cell>
          <table:table-cell table:formula="of:=[.B426]-[.$B$2]" office:value-type="float" office:value="45.0384321212769" calcext:value-type="float">
            <text:p>45.0384321213</text:p>
          </table:table-cell>
          <table:table-cell table:formula="of:=[.C426]/([.D426]-[.D425])" office:value-type="float" office:value="104321.503385381" calcext:value-type="float">
            <text:p>104321.503385381</text:p>
          </table:table-cell>
          <table:table-cell/>
          <table:table-cell office:value-type="float" office:value="1443145415.24577" calcext:value-type="float">
            <text:p>1443145415.24577</text:p>
          </table:table-cell>
          <table:table-cell table:formula="of:=[.G426]-[.$B$2]" office:value-type="float" office:value="55.2455954551697" calcext:value-type="float">
            <text:p>55.2455954552</text:p>
          </table:table-cell>
          <table:table-cell table:formula="of:=[.C426]/([.H426]-[.H425])" office:value-type="float" office:value="108284.089594339" calcext:value-type="float">
            <text:p>108284.089594339</text:p>
          </table:table-cell>
          <table:table-cell table:formula="of:=[.G426]-[.$B426]" office:value-type="float" office:value="10.2071633338928" calcext:value-type="float">
            <text:p>10.207163333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5405.07989" calcext:value-type="float">
            <text:p>1443145405.07989</text:p>
          </table:table-cell>
          <table:table-cell office:value-type="float" office:value="4320" calcext:value-type="float">
            <text:p>4320</text:p>
          </table:table-cell>
          <table:table-cell table:formula="of:=[.B427]-[.$B$2]" office:value-type="float" office:value="45.0797171592712" calcext:value-type="float">
            <text:p>45.0797171593</text:p>
          </table:table-cell>
          <table:table-cell table:formula="of:=[.C427]/([.D427]-[.D426])" office:value-type="float" office:value="104638.392256962" calcext:value-type="float">
            <text:p>104638.392256962</text:p>
          </table:table-cell>
          <table:table-cell/>
          <table:table-cell office:value-type="float" office:value="1443145415.28565" calcext:value-type="float">
            <text:p>1443145415.28565</text:p>
          </table:table-cell>
          <table:table-cell table:formula="of:=[.G427]-[.$B$2]" office:value-type="float" office:value="55.285477399826" calcext:value-type="float">
            <text:p>55.2854773998</text:p>
          </table:table-cell>
          <table:table-cell table:formula="of:=[.C427]/([.H427]-[.H426])" office:value-type="float" office:value="108319.692964365" calcext:value-type="float">
            <text:p>108319.692964365</text:p>
          </table:table-cell>
          <table:table-cell table:formula="of:=[.G427]-[.$B427]" office:value-type="float" office:value="10.2057602405548" calcext:value-type="float">
            <text:p>10.2057602406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5405.12117" calcext:value-type="float">
            <text:p>1443145405.12117</text:p>
          </table:table-cell>
          <table:table-cell office:value-type="float" office:value="4320" calcext:value-type="float">
            <text:p>4320</text:p>
          </table:table-cell>
          <table:table-cell table:formula="of:=[.B428]-[.$B$2]" office:value-type="float" office:value="45.1209986209869" calcext:value-type="float">
            <text:p>45.120998621</text:p>
          </table:table-cell>
          <table:table-cell table:formula="of:=[.C428]/([.D428]-[.D427])" office:value-type="float" office:value="104647.45724731" calcext:value-type="float">
            <text:p>104647.45724731</text:p>
          </table:table-cell>
          <table:table-cell/>
          <table:table-cell office:value-type="float" office:value="1443145415.32555" calcext:value-type="float">
            <text:p>1443145415.32555</text:p>
          </table:table-cell>
          <table:table-cell table:formula="of:=[.G428]-[.$B$2]" office:value-type="float" office:value="55.3253695964813" calcext:value-type="float">
            <text:p>55.3253695965</text:p>
          </table:table-cell>
          <table:table-cell table:formula="of:=[.C428]/([.H428]-[.H427])" office:value-type="float" office:value="108291.855606024" calcext:value-type="float">
            <text:p>108291.855606024</text:p>
          </table:table-cell>
          <table:table-cell table:formula="of:=[.G428]-[.$B428]" office:value-type="float" office:value="10.2043709754944" calcext:value-type="float">
            <text:p>10.2043709755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5405.16245" calcext:value-type="float">
            <text:p>1443145405.16245</text:p>
          </table:table-cell>
          <table:table-cell office:value-type="float" office:value="4320" calcext:value-type="float">
            <text:p>4320</text:p>
          </table:table-cell>
          <table:table-cell table:formula="of:=[.B429]-[.$B$2]" office:value-type="float" office:value="45.1622698307037" calcext:value-type="float">
            <text:p>45.1622698307</text:p>
          </table:table-cell>
          <table:table-cell table:formula="of:=[.C429]/([.D429]-[.D428])" office:value-type="float" office:value="104673.452259913" calcext:value-type="float">
            <text:p>104673.452259913</text:p>
          </table:table-cell>
          <table:table-cell/>
          <table:table-cell office:value-type="float" office:value="1443145415.36547" calcext:value-type="float">
            <text:p>1443145415.36547</text:p>
          </table:table-cell>
          <table:table-cell table:formula="of:=[.G429]-[.$B$2]" office:value-type="float" office:value="55.3652942180634" calcext:value-type="float">
            <text:p>55.3652942181</text:p>
          </table:table-cell>
          <table:table-cell table:formula="of:=[.C429]/([.H429]-[.H428])" office:value-type="float" office:value="108203.905981273" calcext:value-type="float">
            <text:p>108203.905981273</text:p>
          </table:table-cell>
          <table:table-cell table:formula="of:=[.G429]-[.$B429]" office:value-type="float" office:value="10.2030243873596" calcext:value-type="float">
            <text:p>10.203024387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5405.20372" calcext:value-type="float">
            <text:p>1443145405.20372</text:p>
          </table:table-cell>
          <table:table-cell office:value-type="float" office:value="4320" calcext:value-type="float">
            <text:p>4320</text:p>
          </table:table-cell>
          <table:table-cell table:formula="of:=[.B430]-[.$B$2]" office:value-type="float" office:value="45.2035455703735" calcext:value-type="float">
            <text:p>45.2035455704</text:p>
          </table:table-cell>
          <table:table-cell table:formula="of:=[.C430]/([.D430]-[.D429])" office:value-type="float" office:value="104661.964499229" calcext:value-type="float">
            <text:p>104661.964499229</text:p>
          </table:table-cell>
          <table:table-cell/>
          <table:table-cell office:value-type="float" office:value="1443145415.40535" calcext:value-type="float">
            <text:p>1443145415.40535</text:p>
          </table:table-cell>
          <table:table-cell table:formula="of:=[.G430]-[.$B$2]" office:value-type="float" office:value="55.4051723480225" calcext:value-type="float">
            <text:p>55.405172348</text:p>
          </table:table-cell>
          <table:table-cell table:formula="of:=[.C430]/([.H430]-[.H429])" office:value-type="float" office:value="108330.054704922" calcext:value-type="float">
            <text:p>108330.054704922</text:p>
          </table:table-cell>
          <table:table-cell table:formula="of:=[.G430]-[.$B430]" office:value-type="float" office:value="10.2016267776489" calcext:value-type="float">
            <text:p>10.2016267776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5405.24501" calcext:value-type="float">
            <text:p>1443145405.24501</text:p>
          </table:table-cell>
          <table:table-cell office:value-type="float" office:value="4320" calcext:value-type="float">
            <text:p>4320</text:p>
          </table:table-cell>
          <table:table-cell table:formula="of:=[.B431]-[.$B$2]" office:value-type="float" office:value="45.2448301315308" calcext:value-type="float">
            <text:p>45.2448301315</text:p>
          </table:table-cell>
          <table:table-cell table:formula="of:=[.C431]/([.D431]-[.D430])" office:value-type="float" office:value="104639.600831601" calcext:value-type="float">
            <text:p>104639.600831601</text:p>
          </table:table-cell>
          <table:table-cell/>
          <table:table-cell office:value-type="float" office:value="1443145415.44523" calcext:value-type="float">
            <text:p>1443145415.44523</text:p>
          </table:table-cell>
          <table:table-cell table:formula="of:=[.G431]-[.$B$2]" office:value-type="float" office:value="55.4450535774231" calcext:value-type="float">
            <text:p>55.4450535774</text:p>
          </table:table-cell>
          <table:table-cell table:formula="of:=[.C431]/([.H431]-[.H430])" office:value-type="float" office:value="108321.635639729" calcext:value-type="float">
            <text:p>108321.635639729</text:p>
          </table:table-cell>
          <table:table-cell table:formula="of:=[.G431]-[.$B431]" office:value-type="float" office:value="10.2002234458923" calcext:value-type="float">
            <text:p>10.2002234459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5405.28629" calcext:value-type="float">
            <text:p>1443145405.28629</text:p>
          </table:table-cell>
          <table:table-cell office:value-type="float" office:value="4320" calcext:value-type="float">
            <text:p>4320</text:p>
          </table:table-cell>
          <table:table-cell table:formula="of:=[.B432]-[.$B$2]" office:value-type="float" office:value="45.2861135005951" calcext:value-type="float">
            <text:p>45.2861135006</text:p>
          </table:table-cell>
          <table:table-cell table:formula="of:=[.C432]/([.D432]-[.D431])" office:value-type="float" office:value="104642.622390344" calcext:value-type="float">
            <text:p>104642.622390344</text:p>
          </table:table-cell>
          <table:table-cell/>
          <table:table-cell office:value-type="float" office:value="1443145415.48515" calcext:value-type="float">
            <text:p>1443145415.48515</text:p>
          </table:table-cell>
          <table:table-cell table:formula="of:=[.G432]-[.$B$2]" office:value-type="float" office:value="55.4849741458893" calcext:value-type="float">
            <text:p>55.4849741459</text:p>
          </table:table-cell>
          <table:table-cell table:formula="of:=[.C432]/([.H432]-[.H431])" office:value-type="float" office:value="108214.891871069" calcext:value-type="float">
            <text:p>108214.891871069</text:p>
          </table:table-cell>
          <table:table-cell table:formula="of:=[.G432]-[.$B432]" office:value-type="float" office:value="10.1988606452942" calcext:value-type="float">
            <text:p>10.1988606453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5405.32758" calcext:value-type="float">
            <text:p>1443145405.32758</text:p>
          </table:table-cell>
          <table:table-cell office:value-type="float" office:value="4320" calcext:value-type="float">
            <text:p>4320</text:p>
          </table:table-cell>
          <table:table-cell table:formula="of:=[.B433]-[.$B$2]" office:value-type="float" office:value="45.3274040222168" calcext:value-type="float">
            <text:p>45.3274040222</text:p>
          </table:table-cell>
          <table:table-cell table:formula="of:=[.C433]/([.D433]-[.D432])" office:value-type="float" office:value="104624.495654935" calcext:value-type="float">
            <text:p>104624.495654935</text:p>
          </table:table-cell>
          <table:table-cell/>
          <table:table-cell office:value-type="float" office:value="1443145415.52499" calcext:value-type="float">
            <text:p>1443145415.52499</text:p>
          </table:table-cell>
          <table:table-cell table:formula="of:=[.G433]-[.$B$2]" office:value-type="float" office:value="55.5248181819916" calcext:value-type="float">
            <text:p>55.524818182</text:p>
          </table:table-cell>
          <table:table-cell table:formula="of:=[.C433]/([.H433]-[.H432])" office:value-type="float" office:value="108422.750870642" calcext:value-type="float">
            <text:p>108422.750870642</text:p>
          </table:table-cell>
          <table:table-cell table:formula="of:=[.G433]-[.$B433]" office:value-type="float" office:value="10.1974141597748" calcext:value-type="float">
            <text:p>10.1974141598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5405.36886" calcext:value-type="float">
            <text:p>1443145405.36886</text:p>
          </table:table-cell>
          <table:table-cell office:value-type="float" office:value="4320" calcext:value-type="float">
            <text:p>4320</text:p>
          </table:table-cell>
          <table:table-cell table:formula="of:=[.B434]-[.$B$2]" office:value-type="float" office:value="45.3686845302582" calcext:value-type="float">
            <text:p>45.3686845303</text:p>
          </table:table-cell>
          <table:table-cell table:formula="of:=[.C434]/([.D434]-[.D433])" office:value-type="float" office:value="104649.874843338" calcext:value-type="float">
            <text:p>104649.874843338</text:p>
          </table:table-cell>
          <table:table-cell/>
          <table:table-cell office:value-type="float" office:value="1443145415.56486" calcext:value-type="float">
            <text:p>1443145415.56486</text:p>
          </table:table-cell>
          <table:table-cell table:formula="of:=[.G434]-[.$B$2]" office:value-type="float" office:value="55.5646862983704" calcext:value-type="float">
            <text:p>55.5646862984</text:p>
          </table:table-cell>
          <table:table-cell table:formula="of:=[.C434]/([.H434]-[.H433])" office:value-type="float" office:value="108357.263708071" calcext:value-type="float">
            <text:p>108357.263708071</text:p>
          </table:table-cell>
          <table:table-cell table:formula="of:=[.G434]-[.$B434]" office:value-type="float" office:value="10.1960017681122" calcext:value-type="float">
            <text:p>10.196001768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5405.41014" calcext:value-type="float">
            <text:p>1443145405.41014</text:p>
          </table:table-cell>
          <table:table-cell office:value-type="float" office:value="4320" calcext:value-type="float">
            <text:p>4320</text:p>
          </table:table-cell>
          <table:table-cell table:formula="of:=[.B435]-[.$B$2]" office:value-type="float" office:value="45.4099593162537" calcext:value-type="float">
            <text:p>45.4099593163</text:p>
          </table:table-cell>
          <table:table-cell table:formula="of:=[.C435]/([.D435]-[.D434])" office:value-type="float" office:value="104664.382765612" calcext:value-type="float">
            <text:p>104664.382765612</text:p>
          </table:table-cell>
          <table:table-cell/>
          <table:table-cell office:value-type="float" office:value="1443145415.60478" calcext:value-type="float">
            <text:p>1443145415.60478</text:p>
          </table:table-cell>
          <table:table-cell table:formula="of:=[.G435]-[.$B$2]" office:value-type="float" office:value="55.6046025753021" calcext:value-type="float">
            <text:p>55.6046025753</text:p>
          </table:table-cell>
          <table:table-cell table:formula="of:=[.C435]/([.H435]-[.H434])" office:value-type="float" office:value="108226.526421417" calcext:value-type="float">
            <text:p>108226.526421417</text:p>
          </table:table-cell>
          <table:table-cell table:formula="of:=[.G435]-[.$B435]" office:value-type="float" office:value="10.1946432590485" calcext:value-type="float">
            <text:p>10.194643259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5405.45142" calcext:value-type="float">
            <text:p>1443145405.45142</text:p>
          </table:table-cell>
          <table:table-cell office:value-type="float" office:value="4320" calcext:value-type="float">
            <text:p>4320</text:p>
          </table:table-cell>
          <table:table-cell table:formula="of:=[.B436]-[.$B$2]" office:value-type="float" office:value="45.4512395858765" calcext:value-type="float">
            <text:p>45.4512395859</text:p>
          </table:table-cell>
          <table:table-cell table:formula="of:=[.C436]/([.D436]-[.D435])" office:value-type="float" office:value="104650.479259798" calcext:value-type="float">
            <text:p>104650.479259798</text:p>
          </table:table-cell>
          <table:table-cell/>
          <table:table-cell office:value-type="float" office:value="1443145415.64466" calcext:value-type="float">
            <text:p>1443145415.64466</text:p>
          </table:table-cell>
          <table:table-cell table:formula="of:=[.G436]-[.$B$2]" office:value-type="float" office:value="55.6444790363312" calcext:value-type="float">
            <text:p>55.6444790363</text:p>
          </table:table-cell>
          <table:table-cell table:formula="of:=[.C436]/([.H436]-[.H435])" office:value-type="float" office:value="108334.58858981" calcext:value-type="float">
            <text:p>108334.58858981</text:p>
          </table:table-cell>
          <table:table-cell table:formula="of:=[.G436]-[.$B436]" office:value-type="float" office:value="10.1932394504547" calcext:value-type="float">
            <text:p>10.1932394505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5405.4927" calcext:value-type="float">
            <text:p>1443145405.4927</text:p>
          </table:table-cell>
          <table:table-cell office:value-type="float" office:value="4320" calcext:value-type="float">
            <text:p>4320</text:p>
          </table:table-cell>
          <table:table-cell table:formula="of:=[.B437]-[.$B$2]" office:value-type="float" office:value="45.4925248622894" calcext:value-type="float">
            <text:p>45.4925248623</text:p>
          </table:table-cell>
          <table:table-cell table:formula="of:=[.C437]/([.D437]-[.D436])" office:value-type="float" office:value="104637.787980111" calcext:value-type="float">
            <text:p>104637.787980111</text:p>
          </table:table-cell>
          <table:table-cell/>
          <table:table-cell office:value-type="float" office:value="1443145415.68455" calcext:value-type="float">
            <text:p>1443145415.68455</text:p>
          </table:table-cell>
          <table:table-cell table:formula="of:=[.G437]-[.$B$2]" office:value-type="float" office:value="55.6843738555908" calcext:value-type="float">
            <text:p>55.6843738556</text:p>
          </table:table-cell>
          <table:table-cell table:formula="of:=[.C437]/([.H437]-[.H436])" office:value-type="float" office:value="108284.736719436" calcext:value-type="float">
            <text:p>108284.736719436</text:p>
          </table:table-cell>
          <table:table-cell table:formula="of:=[.G437]-[.$B437]" office:value-type="float" office:value="10.1918489933014" calcext:value-type="float">
            <text:p>10.1918489933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5405.53398" calcext:value-type="float">
            <text:p>1443145405.53398</text:p>
          </table:table-cell>
          <table:table-cell office:value-type="float" office:value="4320" calcext:value-type="float">
            <text:p>4320</text:p>
          </table:table-cell>
          <table:table-cell table:formula="of:=[.B438]-[.$B$2]" office:value-type="float" office:value="45.533802986145" calcext:value-type="float">
            <text:p>45.5338029861</text:p>
          </table:table-cell>
          <table:table-cell table:formula="of:=[.C438]/([.D438]-[.D437])" office:value-type="float" office:value="104655.91932214" calcext:value-type="float">
            <text:p>104655.91932214</text:p>
          </table:table-cell>
          <table:table-cell/>
          <table:table-cell office:value-type="float" office:value="1443145415.72441" calcext:value-type="float">
            <text:p>1443145415.72441</text:p>
          </table:table-cell>
          <table:table-cell table:formula="of:=[.G438]-[.$B$2]" office:value-type="float" office:value="55.7242357730866" calcext:value-type="float">
            <text:p>55.7242357731</text:p>
          </table:table-cell>
          <table:table-cell table:formula="of:=[.C438]/([.H438]-[.H437])" office:value-type="float" office:value="108374.11422727" calcext:value-type="float">
            <text:p>108374.11422727</text:p>
          </table:table-cell>
          <table:table-cell table:formula="of:=[.G438]-[.$B438]" office:value-type="float" office:value="10.1904327869415" calcext:value-type="float">
            <text:p>10.1904327869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5405.57527" calcext:value-type="float">
            <text:p>1443145405.57527</text:p>
          </table:table-cell>
          <table:table-cell office:value-type="float" office:value="4320" calcext:value-type="float">
            <text:p>4320</text:p>
          </table:table-cell>
          <table:table-cell table:formula="of:=[.B439]-[.$B$2]" office:value-type="float" office:value="45.5750932693482" calcext:value-type="float">
            <text:p>45.5750932693</text:p>
          </table:table-cell>
          <table:table-cell table:formula="of:=[.C439]/([.D439]-[.D438])" office:value-type="float" office:value="104625.099778271" calcext:value-type="float">
            <text:p>104625.099778271</text:p>
          </table:table-cell>
          <table:table-cell/>
          <table:table-cell office:value-type="float" office:value="1443145415.7643" calcext:value-type="float">
            <text:p>1443145415.7643</text:p>
          </table:table-cell>
          <table:table-cell table:formula="of:=[.G439]-[.$B$2]" office:value-type="float" office:value="55.7641282081604" calcext:value-type="float">
            <text:p>55.7641282082</text:p>
          </table:table-cell>
          <table:table-cell table:formula="of:=[.C439]/([.H439]-[.H438])" office:value-type="float" office:value="108291.208395838" calcext:value-type="float">
            <text:p>108291.208395838</text:p>
          </table:table-cell>
          <table:table-cell table:formula="of:=[.G439]-[.$B439]" office:value-type="float" office:value="10.1890349388123" calcext:value-type="float">
            <text:p>10.189034938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5405.61655" calcext:value-type="float">
            <text:p>1443145405.61655</text:p>
          </table:table-cell>
          <table:table-cell office:value-type="float" office:value="4320" calcext:value-type="float">
            <text:p>4320</text:p>
          </table:table-cell>
          <table:table-cell table:formula="of:=[.B440]-[.$B$2]" office:value-type="float" office:value="45.6163766384125" calcext:value-type="float">
            <text:p>45.6163766384</text:p>
          </table:table-cell>
          <table:table-cell table:formula="of:=[.C440]/([.D440]-[.D439])" office:value-type="float" office:value="104642.622390344" calcext:value-type="float">
            <text:p>104642.622390344</text:p>
          </table:table-cell>
          <table:table-cell/>
          <table:table-cell office:value-type="float" office:value="1443145415.8042" calcext:value-type="float">
            <text:p>1443145415.8042</text:p>
          </table:table-cell>
          <table:table-cell table:formula="of:=[.G440]-[.$B$2]" office:value-type="float" office:value="55.804025888443" calcext:value-type="float">
            <text:p>55.8040258884</text:p>
          </table:table-cell>
          <table:table-cell table:formula="of:=[.C440]/([.H440]-[.H439])" office:value-type="float" office:value="108276.971728725" calcext:value-type="float">
            <text:p>108276.971728725</text:p>
          </table:table-cell>
          <table:table-cell table:formula="of:=[.G440]-[.$B440]" office:value-type="float" office:value="10.1876492500305" calcext:value-type="float">
            <text:p>10.18764925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5405.65788" calcext:value-type="float">
            <text:p>1443145405.65788</text:p>
          </table:table-cell>
          <table:table-cell office:value-type="float" office:value="4320" calcext:value-type="float">
            <text:p>4320</text:p>
          </table:table-cell>
          <table:table-cell table:formula="of:=[.B441]-[.$B$2]" office:value-type="float" office:value="45.6577022075653" calcext:value-type="float">
            <text:p>45.6577022076</text:p>
          </table:table-cell>
          <table:table-cell table:formula="of:=[.C441]/([.D441]-[.D440])" office:value-type="float" office:value="104535.765352041" calcext:value-type="float">
            <text:p>104535.765352041</text:p>
          </table:table-cell>
          <table:table-cell/>
          <table:table-cell office:value-type="float" office:value="1443145415.84409" calcext:value-type="float">
            <text:p>1443145415.84409</text:p>
          </table:table-cell>
          <table:table-cell table:formula="of:=[.G441]-[.$B$2]" office:value-type="float" office:value="55.843912601471" calcext:value-type="float">
            <text:p>55.8439126015</text:p>
          </table:table-cell>
          <table:table-cell table:formula="of:=[.C441]/([.H441]-[.H440])" office:value-type="float" office:value="108306.743575796" calcext:value-type="float">
            <text:p>108306.743575796</text:p>
          </table:table-cell>
          <table:table-cell table:formula="of:=[.G441]-[.$B441]" office:value-type="float" office:value="10.1862103939056" calcext:value-type="float">
            <text:p>10.1862103939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5405.69921" calcext:value-type="float">
            <text:p>1443145405.69921</text:p>
          </table:table-cell>
          <table:table-cell office:value-type="float" office:value="4320" calcext:value-type="float">
            <text:p>4320</text:p>
          </table:table-cell>
          <table:table-cell table:formula="of:=[.B442]-[.$B$2]" office:value-type="float" office:value="45.6990301609039" calcext:value-type="float">
            <text:p>45.6990301609</text:p>
          </table:table-cell>
          <table:table-cell table:formula="of:=[.C442]/([.D442]-[.D441])" office:value-type="float" office:value="104529.734744032" calcext:value-type="float">
            <text:p>104529.734744032</text:p>
          </table:table-cell>
          <table:table-cell/>
          <table:table-cell office:value-type="float" office:value="1443145415.88401" calcext:value-type="float">
            <text:p>1443145415.88401</text:p>
          </table:table-cell>
          <table:table-cell table:formula="of:=[.G442]-[.$B$2]" office:value-type="float" office:value="55.8838312625885" calcext:value-type="float">
            <text:p>55.8838312626</text:p>
          </table:table-cell>
          <table:table-cell table:formula="of:=[.C442]/([.H442]-[.H441])" office:value-type="float" office:value="108220.062473497" calcext:value-type="float">
            <text:p>108220.062473497</text:p>
          </table:table-cell>
          <table:table-cell table:formula="of:=[.G442]-[.$B442]" office:value-type="float" office:value="10.1848011016846" calcext:value-type="float">
            <text:p>10.1848011017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5405.74053" calcext:value-type="float">
            <text:p>1443145405.74053</text:p>
          </table:table-cell>
          <table:table-cell office:value-type="float" office:value="4320" calcext:value-type="float">
            <text:p>4320</text:p>
          </table:table-cell>
          <table:table-cell table:formula="of:=[.B443]-[.$B$2]" office:value-type="float" office:value="45.7403507232666" calcext:value-type="float">
            <text:p>45.7403507233</text:p>
          </table:table-cell>
          <table:table-cell table:formula="of:=[.C443]/([.D443]-[.D442])" office:value-type="float" office:value="104548.431894109" calcext:value-type="float">
            <text:p>104548.431894109</text:p>
          </table:table-cell>
          <table:table-cell/>
          <table:table-cell office:value-type="float" office:value="1443145415.9239" calcext:value-type="float">
            <text:p>1443145415.9239</text:p>
          </table:table-cell>
          <table:table-cell table:formula="of:=[.G443]-[.$B$2]" office:value-type="float" office:value="55.9237194061279" calcext:value-type="float">
            <text:p>55.9237194061</text:p>
          </table:table-cell>
          <table:table-cell table:formula="of:=[.C443]/([.H443]-[.H442])" office:value-type="float" office:value="108302.859362952" calcext:value-type="float">
            <text:p>108302.859362952</text:p>
          </table:table-cell>
          <table:table-cell table:formula="of:=[.G443]-[.$B443]" office:value-type="float" office:value="10.1833686828613" calcext:value-type="float">
            <text:p>10.1833686829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5405.78181" calcext:value-type="float">
            <text:p>1443145405.78181</text:p>
          </table:table-cell>
          <table:table-cell office:value-type="float" office:value="4320" calcext:value-type="float">
            <text:p>4320</text:p>
          </table:table-cell>
          <table:table-cell table:formula="of:=[.B444]-[.$B$2]" office:value-type="float" office:value="45.7816345691681" calcext:value-type="float">
            <text:p>45.7816345692</text:p>
          </table:table-cell>
          <table:table-cell table:formula="of:=[.C444]/([.D444]-[.D443])" office:value-type="float" office:value="104641.413745907" calcext:value-type="float">
            <text:p>104641.413745907</text:p>
          </table:table-cell>
          <table:table-cell/>
          <table:table-cell office:value-type="float" office:value="1443145415.96379" calcext:value-type="float">
            <text:p>1443145415.96379</text:p>
          </table:table-cell>
          <table:table-cell table:formula="of:=[.G444]-[.$B$2]" office:value-type="float" office:value="55.9636144638062" calcext:value-type="float">
            <text:p>55.9636144638</text:p>
          </table:table-cell>
          <table:table-cell table:formula="of:=[.C444]/([.H444]-[.H443])" office:value-type="float" office:value="108284.089594339" calcext:value-type="float">
            <text:p>108284.089594339</text:p>
          </table:table-cell>
          <table:table-cell table:formula="of:=[.G444]-[.$B444]" office:value-type="float" office:value="10.1819798946381" calcext:value-type="float">
            <text:p>10.1819798946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5405.82311" calcext:value-type="float">
            <text:p>1443145405.82311</text:p>
          </table:table-cell>
          <table:table-cell office:value-type="float" office:value="4320" calcext:value-type="float">
            <text:p>4320</text:p>
          </table:table-cell>
          <table:table-cell table:formula="of:=[.B445]-[.$B$2]" office:value-type="float" office:value="45.8229370117188" calcext:value-type="float">
            <text:p>45.8229370117</text:p>
          </table:table-cell>
          <table:table-cell table:formula="of:=[.C445]/([.D445]-[.D444])" office:value-type="float" office:value="104594.298380812" calcext:value-type="float">
            <text:p>104594.298380812</text:p>
          </table:table-cell>
          <table:table-cell/>
          <table:table-cell office:value-type="float" office:value="1443145416.00373" calcext:value-type="float">
            <text:p>1443145416.00373</text:p>
          </table:table-cell>
          <table:table-cell table:formula="of:=[.G445]-[.$B$2]" office:value-type="float" office:value="56.0035495758057" calcext:value-type="float">
            <text:p>56.0035495758</text:p>
          </table:table-cell>
          <table:table-cell table:formula="of:=[.C445]/([.H445]-[.H444])" office:value-type="float" office:value="108175.482268657" calcext:value-type="float">
            <text:p>108175.482268657</text:p>
          </table:table-cell>
          <table:table-cell table:formula="of:=[.G445]-[.$B445]" office:value-type="float" office:value="10.1806125640869" calcext:value-type="float">
            <text:p>10.180612564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5405.8644" calcext:value-type="float">
            <text:p>1443145405.8644</text:p>
          </table:table-cell>
          <table:table-cell office:value-type="float" office:value="4320" calcext:value-type="float">
            <text:p>4320</text:p>
          </table:table-cell>
          <table:table-cell table:formula="of:=[.B446]-[.$B$2]" office:value-type="float" office:value="45.864221572876" calcext:value-type="float">
            <text:p>45.8642215729</text:p>
          </table:table-cell>
          <table:table-cell table:formula="of:=[.C446]/([.D446]-[.D445])" office:value-type="float" office:value="104639.600831601" calcext:value-type="float">
            <text:p>104639.600831601</text:p>
          </table:table-cell>
          <table:table-cell/>
          <table:table-cell office:value-type="float" office:value="1443145416.01587" calcext:value-type="float">
            <text:p>1443145416.01587</text:p>
          </table:table-cell>
          <table:table-cell table:formula="of:=[.G446]-[.$B$2]" office:value-type="float" office:value="56.0156900882721" calcext:value-type="float">
            <text:p>56.0156900883</text:p>
          </table:table-cell>
          <table:table-cell table:formula="of:=[.C446]/([.H446]-[.H445])" office:value-type="float" office:value="355833.414112056" calcext:value-type="float">
            <text:p>355833.414112056</text:p>
          </table:table-cell>
          <table:table-cell table:formula="of:=[.G446]-[.$B446]" office:value-type="float" office:value="10.1514685153961" calcext:value-type="float">
            <text:p>10.1514685154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5405.90567" calcext:value-type="float">
            <text:p>1443145405.90567</text:p>
          </table:table-cell>
          <table:table-cell office:value-type="float" office:value="4320" calcext:value-type="float">
            <text:p>4320</text:p>
          </table:table-cell>
          <table:table-cell table:formula="of:=[.B447]-[.$B$2]" office:value-type="float" office:value="45.9054892063141" calcext:value-type="float">
            <text:p>45.9054892063</text:p>
          </table:table-cell>
          <table:table-cell table:formula="of:=[.C447]/([.D447]-[.D446])" office:value-type="float" office:value="104682.52332615" calcext:value-type="float">
            <text:p>104682.52332615</text:p>
          </table:table-cell>
          <table:table-cell/>
          <table:table-cell office:value-type="float" office:value="1443145416.028" calcext:value-type="float">
            <text:p>1443145416.028</text:p>
          </table:table-cell>
          <table:table-cell table:formula="of:=[.G447]-[.$B$2]" office:value-type="float" office:value="56.0278220176697" calcext:value-type="float">
            <text:p>56.0278220177</text:p>
          </table:table-cell>
          <table:table-cell table:formula="of:=[.C447]/([.H447]-[.H446])" office:value-type="float" office:value="356085.158298123" calcext:value-type="float">
            <text:p>356085.158298123</text:p>
          </table:table-cell>
          <table:table-cell table:formula="of:=[.G447]-[.$B447]" office:value-type="float" office:value="10.1223328113556" calcext:value-type="float">
            <text:p>10.1223328114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5405.94695" calcext:value-type="float">
            <text:p>1443145405.94695</text:p>
          </table:table-cell>
          <table:table-cell office:value-type="float" office:value="4320" calcext:value-type="float">
            <text:p>4320</text:p>
          </table:table-cell>
          <table:table-cell table:formula="of:=[.B448]-[.$B$2]" office:value-type="float" office:value="45.9467730522156" calcext:value-type="float">
            <text:p>45.9467730522</text:p>
          </table:table-cell>
          <table:table-cell table:formula="of:=[.C448]/([.D448]-[.D447])" office:value-type="float" office:value="104641.413745907" calcext:value-type="float">
            <text:p>104641.413745907</text:p>
          </table:table-cell>
          <table:table-cell/>
          <table:table-cell office:value-type="float" office:value="1443145416.05107" calcext:value-type="float">
            <text:p>1443145416.05107</text:p>
          </table:table-cell>
          <table:table-cell table:formula="of:=[.G448]-[.$B$2]" office:value-type="float" office:value="56.0508902072907" calcext:value-type="float">
            <text:p>56.0508902073</text:p>
          </table:table-cell>
          <table:table-cell table:formula="of:=[.C448]/([.H448]-[.H447])" office:value-type="float" office:value="187270.872616402" calcext:value-type="float">
            <text:p>187270.872616402</text:p>
          </table:table-cell>
          <table:table-cell table:formula="of:=[.G448]-[.$B448]" office:value-type="float" office:value="10.1041171550751" calcext:value-type="float">
            <text:p>10.1041171551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5405.98825" calcext:value-type="float">
            <text:p>1443145405.98825</text:p>
          </table:table-cell>
          <table:table-cell office:value-type="float" office:value="4320" calcext:value-type="float">
            <text:p>4320</text:p>
          </table:table-cell>
          <table:table-cell table:formula="of:=[.B449]-[.$B$2]" office:value-type="float" office:value="45.9880704879761" calcext:value-type="float">
            <text:p>45.988070488</text:p>
          </table:table-cell>
          <table:table-cell table:formula="of:=[.C449]/([.D449]-[.D448])" office:value-type="float" office:value="104606.979112543" calcext:value-type="float">
            <text:p>104606.979112543</text:p>
          </table:table-cell>
          <table:table-cell/>
          <table:table-cell office:value-type="float" office:value="1443145416.08768" calcext:value-type="float">
            <text:p>1443145416.08768</text:p>
          </table:table-cell>
          <table:table-cell table:formula="of:=[.G449]-[.$B$2]" office:value-type="float" office:value="56.0875058174133" calcext:value-type="float">
            <text:p>56.0875058174</text:p>
          </table:table-cell>
          <table:table-cell table:formula="of:=[.C449]/([.H449]-[.H448])" office:value-type="float" office:value="117982.466645396" calcext:value-type="float">
            <text:p>117982.466645396</text:p>
          </table:table-cell>
          <table:table-cell table:formula="of:=[.G449]-[.$B449]" office:value-type="float" office:value="10.0994353294373" calcext:value-type="float">
            <text:p>10.0994353294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5406.02823" calcext:value-type="float">
            <text:p>1443145406.02823</text:p>
          </table:table-cell>
          <table:table-cell office:value-type="float" office:value="4320" calcext:value-type="float">
            <text:p>4320</text:p>
          </table:table-cell>
          <table:table-cell table:formula="of:=[.B450]-[.$B$2]" office:value-type="float" office:value="46.0280497074127" calcext:value-type="float">
            <text:p>46.0280497074</text:p>
          </table:table-cell>
          <table:table-cell table:formula="of:=[.C450]/([.D450]-[.D449])" office:value-type="float" office:value="108056.136684856" calcext:value-type="float">
            <text:p>108056.136684856</text:p>
          </table:table-cell>
          <table:table-cell/>
          <table:table-cell office:value-type="float" office:value="1443145416.12413" calcext:value-type="float">
            <text:p>1443145416.12413</text:p>
          </table:table-cell>
          <table:table-cell table:formula="of:=[.G450]-[.$B$2]" office:value-type="float" office:value="56.1239497661591" calcext:value-type="float">
            <text:p>56.1239497662</text:p>
          </table:table-cell>
          <table:table-cell table:formula="of:=[.C450]/([.H450]-[.H449])" office:value-type="float" office:value="118538.197661867" calcext:value-type="float">
            <text:p>118538.197661867</text:p>
          </table:table-cell>
          <table:table-cell table:formula="of:=[.G450]-[.$B450]" office:value-type="float" office:value="10.0959000587463" calcext:value-type="float">
            <text:p>10.0959000587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5406.06765" calcext:value-type="float">
            <text:p>1443145406.06765</text:p>
          </table:table-cell>
          <table:table-cell office:value-type="float" office:value="4320" calcext:value-type="float">
            <text:p>4320</text:p>
          </table:table-cell>
          <table:table-cell table:formula="of:=[.B451]-[.$B$2]" office:value-type="float" office:value="46.0674760341644" calcext:value-type="float">
            <text:p>46.0674760342</text:p>
          </table:table-cell>
          <table:table-cell table:formula="of:=[.C451]/([.D451]-[.D450])" office:value-type="float" office:value="109571.455317296" calcext:value-type="float">
            <text:p>109571.455317296</text:p>
          </table:table-cell>
          <table:table-cell/>
          <table:table-cell office:value-type="float" office:value="1443145416.16083" calcext:value-type="float">
            <text:p>1443145416.16083</text:p>
          </table:table-cell>
          <table:table-cell table:formula="of:=[.G451]-[.$B$2]" office:value-type="float" office:value="56.1606574058533" calcext:value-type="float">
            <text:p>56.1606574059</text:p>
          </table:table-cell>
          <table:table-cell table:formula="of:=[.C451]/([.H451]-[.H450])" office:value-type="float" office:value="117686.673291635" calcext:value-type="float">
            <text:p>117686.673291635</text:p>
          </table:table-cell>
          <table:table-cell table:formula="of:=[.G451]-[.$B451]" office:value-type="float" office:value="10.0931813716888" calcext:value-type="float">
            <text:p>10.0931813717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5406.1071" calcext:value-type="float">
            <text:p>1443145406.1071</text:p>
          </table:table-cell>
          <table:table-cell office:value-type="float" office:value="4320" calcext:value-type="float">
            <text:p>4320</text:p>
          </table:table-cell>
          <table:table-cell table:formula="of:=[.B452]-[.$B$2]" office:value-type="float" office:value="46.1069202423096" calcext:value-type="float">
            <text:p>46.1069202423</text:p>
          </table:table-cell>
          <table:table-cell table:formula="of:=[.C452]/([.D452]-[.D451])" office:value-type="float" office:value="109521.782871235" calcext:value-type="float">
            <text:p>109521.782871235</text:p>
          </table:table-cell>
          <table:table-cell/>
          <table:table-cell office:value-type="float" office:value="1443145416.19733" calcext:value-type="float">
            <text:p>1443145416.19733</text:p>
          </table:table-cell>
          <table:table-cell table:formula="of:=[.G452]-[.$B$2]" office:value-type="float" office:value="56.197155714035" calcext:value-type="float">
            <text:p>56.197155714</text:p>
          </table:table-cell>
          <table:table-cell table:formula="of:=[.C452]/([.H452]-[.H451])" office:value-type="float" office:value="118361.650586276" calcext:value-type="float">
            <text:p>118361.650586276</text:p>
          </table:table-cell>
          <table:table-cell table:formula="of:=[.G452]-[.$B452]" office:value-type="float" office:value="10.0902354717255" calcext:value-type="float">
            <text:p>10.0902354717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5406.14651" calcext:value-type="float">
            <text:p>1443145406.14651</text:p>
          </table:table-cell>
          <table:table-cell office:value-type="float" office:value="4320" calcext:value-type="float">
            <text:p>4320</text:p>
          </table:table-cell>
          <table:table-cell table:formula="of:=[.B453]-[.$B$2]" office:value-type="float" office:value="46.1463379859924" calcext:value-type="float">
            <text:p>46.146337986</text:p>
          </table:table-cell>
          <table:table-cell table:formula="of:=[.C453]/([.D453]-[.D452])" office:value-type="float" office:value="109595.314099075" calcext:value-type="float">
            <text:p>109595.314099075</text:p>
          </table:table-cell>
          <table:table-cell/>
          <table:table-cell office:value-type="float" office:value="1443145416.2339" calcext:value-type="float">
            <text:p>1443145416.2339</text:p>
          </table:table-cell>
          <table:table-cell table:formula="of:=[.G453]-[.$B$2]" office:value-type="float" office:value="56.2337193489075" calcext:value-type="float">
            <text:p>56.2337193489</text:p>
          </table:table-cell>
          <table:table-cell table:formula="of:=[.C453]/([.H453]-[.H452])" office:value-type="float" office:value="118150.178861365" calcext:value-type="float">
            <text:p>118150.178861365</text:p>
          </table:table-cell>
          <table:table-cell table:formula="of:=[.G453]-[.$B453]" office:value-type="float" office:value="10.087381362915" calcext:value-type="float">
            <text:p>10.0873813629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5406.18593" calcext:value-type="float">
            <text:p>1443145406.18593</text:p>
          </table:table-cell>
          <table:table-cell office:value-type="float" office:value="4320" calcext:value-type="float">
            <text:p>4320</text:p>
          </table:table-cell>
          <table:table-cell table:formula="of:=[.B454]-[.$B$2]" office:value-type="float" office:value="46.1857542991638" calcext:value-type="float">
            <text:p>46.1857542992</text:p>
          </table:table-cell>
          <table:table-cell table:formula="of:=[.C454]/([.D454]-[.D453])" office:value-type="float" office:value="109599.291572911" calcext:value-type="float">
            <text:p>109599.291572911</text:p>
          </table:table-cell>
          <table:table-cell/>
          <table:table-cell office:value-type="float" office:value="1443145416.27049" calcext:value-type="float">
            <text:p>1443145416.27049</text:p>
          </table:table-cell>
          <table:table-cell table:formula="of:=[.G454]-[.$B$2]" office:value-type="float" office:value="56.2703104019165" calcext:value-type="float">
            <text:p>56.2703104019</text:p>
          </table:table-cell>
          <table:table-cell table:formula="of:=[.C454]/([.H454]-[.H453])" office:value-type="float" office:value="118061.64744517" calcext:value-type="float">
            <text:p>118061.64744517</text:p>
          </table:table-cell>
          <table:table-cell table:formula="of:=[.G454]-[.$B454]" office:value-type="float" office:value="10.0845561027527" calcext:value-type="float">
            <text:p>10.084556102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5406.22535" calcext:value-type="float">
            <text:p>1443145406.22535</text:p>
          </table:table-cell>
          <table:table-cell office:value-type="float" office:value="4320" calcext:value-type="float">
            <text:p>4320</text:p>
          </table:table-cell>
          <table:table-cell table:formula="of:=[.B455]-[.$B$2]" office:value-type="float" office:value="46.2251703739166" calcext:value-type="float">
            <text:p>46.2251703739</text:p>
          </table:table-cell>
          <table:table-cell table:formula="of:=[.C455]/([.D455]-[.D454])" office:value-type="float" office:value="109599.954513286" calcext:value-type="float">
            <text:p>109599.954513286</text:p>
          </table:table-cell>
          <table:table-cell/>
          <table:table-cell office:value-type="float" office:value="1443145416.30707" calcext:value-type="float">
            <text:p>1443145416.30707</text:p>
          </table:table-cell>
          <table:table-cell table:formula="of:=[.G455]-[.$B$2]" office:value-type="float" office:value="56.306896686554" calcext:value-type="float">
            <text:p>56.3068966866</text:p>
          </table:table-cell>
          <table:table-cell table:formula="of:=[.C455]/([.H455]-[.H454])" office:value-type="float" office:value="118077.034681403" calcext:value-type="float">
            <text:p>118077.034681403</text:p>
          </table:table-cell>
          <table:table-cell table:formula="of:=[.G455]-[.$B455]" office:value-type="float" office:value="10.0817263126373" calcext:value-type="float">
            <text:p>10.0817263126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5406.26474" calcext:value-type="float">
            <text:p>1443145406.26474</text:p>
          </table:table-cell>
          <table:table-cell office:value-type="float" office:value="4320" calcext:value-type="float">
            <text:p>4320</text:p>
          </table:table-cell>
          <table:table-cell table:formula="of:=[.B456]-[.$B$2]" office:value-type="float" office:value="46.2645630836487" calcext:value-type="float">
            <text:p>46.2645630836</text:p>
          </table:table-cell>
          <table:table-cell table:formula="of:=[.C456]/([.D456]-[.D455])" office:value-type="float" office:value="109664.961597821" calcext:value-type="float">
            <text:p>109664.961597821</text:p>
          </table:table-cell>
          <table:table-cell/>
          <table:table-cell office:value-type="float" office:value="1443145416.34359" calcext:value-type="float">
            <text:p>1443145416.34359</text:p>
          </table:table-cell>
          <table:table-cell table:formula="of:=[.G456]-[.$B$2]" office:value-type="float" office:value="56.3434176445007" calcext:value-type="float">
            <text:p>56.3434176445</text:p>
          </table:table-cell>
          <table:table-cell table:formula="of:=[.C456]/([.H456]-[.H455])" office:value-type="float" office:value="118288.244418331" calcext:value-type="float">
            <text:p>118288.244418331</text:p>
          </table:table-cell>
          <table:table-cell table:formula="of:=[.G456]-[.$B456]" office:value-type="float" office:value="10.0788545608521" calcext:value-type="float">
            <text:p>10.0788545609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5406.30416" calcext:value-type="float">
            <text:p>1443145406.30416</text:p>
          </table:table-cell>
          <table:table-cell office:value-type="float" office:value="4320" calcext:value-type="float">
            <text:p>4320</text:p>
          </table:table-cell>
          <table:table-cell table:formula="of:=[.B457]-[.$B$2]" office:value-type="float" office:value="46.3039789199829" calcext:value-type="float">
            <text:p>46.30397892</text:p>
          </table:table-cell>
          <table:table-cell table:formula="of:=[.C457]/([.D457]-[.D456])" office:value-type="float" office:value="109600.617461681" calcext:value-type="float">
            <text:p>109600.617461681</text:p>
          </table:table-cell>
          <table:table-cell/>
          <table:table-cell office:value-type="float" office:value="1443145416.38021" calcext:value-type="float">
            <text:p>1443145416.38021</text:p>
          </table:table-cell>
          <table:table-cell table:formula="of:=[.G457]-[.$B$2]" office:value-type="float" office:value="56.3800320625305" calcext:value-type="float">
            <text:p>56.3800320625</text:p>
          </table:table-cell>
          <table:table-cell table:formula="of:=[.C457]/([.H457]-[.H456])" office:value-type="float" office:value="117986.307920715" calcext:value-type="float">
            <text:p>117986.307920715</text:p>
          </table:table-cell>
          <table:table-cell table:formula="of:=[.G457]-[.$B457]" office:value-type="float" office:value="10.0760531425476" calcext:value-type="float">
            <text:p>10.0760531425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5406.34357" calcext:value-type="float">
            <text:p>1443145406.34357</text:p>
          </table:table-cell>
          <table:table-cell office:value-type="float" office:value="4320" calcext:value-type="float">
            <text:p>4320</text:p>
          </table:table-cell>
          <table:table-cell table:formula="of:=[.B458]-[.$B$2]" office:value-type="float" office:value="46.3433921337128" calcext:value-type="float">
            <text:p>46.3433921337</text:p>
          </table:table-cell>
          <table:table-cell table:formula="of:=[.C458]/([.D458]-[.D457])" office:value-type="float" office:value="109607.910423384" calcext:value-type="float">
            <text:p>109607.910423384</text:p>
          </table:table-cell>
          <table:table-cell/>
          <table:table-cell office:value-type="float" office:value="1443145416.41674" calcext:value-type="float">
            <text:p>1443145416.41674</text:p>
          </table:table-cell>
          <table:table-cell table:formula="of:=[.G458]-[.$B$2]" office:value-type="float" office:value="56.4165668487549" calcext:value-type="float">
            <text:p>56.4165668488</text:p>
          </table:table-cell>
          <table:table-cell table:formula="of:=[.C458]/([.H458]-[.H457])" office:value-type="float" office:value="118243.472767851" calcext:value-type="float">
            <text:p>118243.472767851</text:p>
          </table:table-cell>
          <table:table-cell table:formula="of:=[.G458]-[.$B458]" office:value-type="float" office:value="10.0731747150421" calcext:value-type="float">
            <text:p>10.073174715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5406.38299" calcext:value-type="float">
            <text:p>1443145406.38299</text:p>
          </table:table-cell>
          <table:table-cell office:value-type="float" office:value="4320" calcext:value-type="float">
            <text:p>4320</text:p>
          </table:table-cell>
          <table:table-cell table:formula="of:=[.B459]-[.$B$2]" office:value-type="float" office:value="46.3828096389771" calcext:value-type="float">
            <text:p>46.382809639</text:p>
          </table:table-cell>
          <table:table-cell table:formula="of:=[.C459]/([.D459]-[.D458])" office:value-type="float" office:value="109595.976991332" calcext:value-type="float">
            <text:p>109595.976991332</text:p>
          </table:table-cell>
          <table:table-cell/>
          <table:table-cell office:value-type="float" office:value="1443145416.45331" calcext:value-type="float">
            <text:p>1443145416.45331</text:p>
          </table:table-cell>
          <table:table-cell table:formula="of:=[.G459]-[.$B$2]" office:value-type="float" office:value="56.4531335830688" calcext:value-type="float">
            <text:p>56.4531335831</text:p>
          </table:table-cell>
          <table:table-cell table:formula="of:=[.C459]/([.H459]-[.H458])" office:value-type="float" office:value="118140.164306392" calcext:value-type="float">
            <text:p>118140.164306392</text:p>
          </table:table-cell>
          <table:table-cell table:formula="of:=[.G459]-[.$B459]" office:value-type="float" office:value="10.0703239440918" calcext:value-type="float">
            <text:p>10.0703239441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5406.42245" calcext:value-type="float">
            <text:p>1443145406.42245</text:p>
          </table:table-cell>
          <table:table-cell office:value-type="float" office:value="4320" calcext:value-type="float">
            <text:p>4320</text:p>
          </table:table-cell>
          <table:table-cell table:formula="of:=[.B460]-[.$B$2]" office:value-type="float" office:value="46.4222695827484" calcext:value-type="float">
            <text:p>46.4222695827</text:p>
          </table:table-cell>
          <table:table-cell table:formula="of:=[.C460]/([.D460]-[.D459])" office:value-type="float" office:value="109478.108357955" calcext:value-type="float">
            <text:p>109478.108357955</text:p>
          </table:table-cell>
          <table:table-cell/>
          <table:table-cell office:value-type="float" office:value="1443145416.48991" calcext:value-type="float">
            <text:p>1443145416.48991</text:p>
          </table:table-cell>
          <table:table-cell table:formula="of:=[.G460]-[.$B$2]" office:value-type="float" office:value="56.4897348880768" calcext:value-type="float">
            <text:p>56.4897348881</text:p>
          </table:table-cell>
          <table:table-cell table:formula="of:=[.C460]/([.H460]-[.H459])" office:value-type="float" office:value="118028.578463623" calcext:value-type="float">
            <text:p>118028.578463623</text:p>
          </table:table-cell>
          <table:table-cell table:formula="of:=[.G460]-[.$B460]" office:value-type="float" office:value="10.0674653053284" calcext:value-type="float">
            <text:p>10.0674653053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5406.46188" calcext:value-type="float">
            <text:p>1443145406.46188</text:p>
          </table:table-cell>
          <table:table-cell office:value-type="float" office:value="4320" calcext:value-type="float">
            <text:p>4320</text:p>
          </table:table-cell>
          <table:table-cell table:formula="of:=[.B461]-[.$B$2]" office:value-type="float" office:value="46.4617018699646" calcext:value-type="float">
            <text:p>46.46170187</text:p>
          </table:table-cell>
          <table:table-cell table:formula="of:=[.C461]/([.D461]-[.D460])" office:value-type="float" office:value="109554.892829719" calcext:value-type="float">
            <text:p>109554.892829719</text:p>
          </table:table-cell>
          <table:table-cell/>
          <table:table-cell office:value-type="float" office:value="1443145416.52649" calcext:value-type="float">
            <text:p>1443145416.52649</text:p>
          </table:table-cell>
          <table:table-cell table:formula="of:=[.G461]-[.$B$2]" office:value-type="float" office:value="56.5263116359711" calcext:value-type="float">
            <text:p>56.526311636</text:p>
          </table:table-cell>
          <table:table-cell table:formula="of:=[.C461]/([.H461]-[.H460])" office:value-type="float" office:value="118107.821189722" calcext:value-type="float">
            <text:p>118107.821189722</text:p>
          </table:table-cell>
          <table:table-cell table:formula="of:=[.G461]-[.$B461]" office:value-type="float" office:value="10.0646097660065" calcext:value-type="float">
            <text:p>10.064609766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5406.50129" calcext:value-type="float">
            <text:p>1443145406.50129</text:p>
          </table:table-cell>
          <table:table-cell office:value-type="float" office:value="4320" calcext:value-type="float">
            <text:p>4320</text:p>
          </table:table-cell>
          <table:table-cell table:formula="of:=[.B462]-[.$B$2]" office:value-type="float" office:value="46.5011141300201" calcext:value-type="float">
            <text:p>46.50111413</text:p>
          </table:table-cell>
          <table:table-cell table:formula="of:=[.C462]/([.D462]-[.D461])" office:value-type="float" office:value="109610.5626501" calcext:value-type="float">
            <text:p>109610.5626501</text:p>
          </table:table-cell>
          <table:table-cell/>
          <table:table-cell office:value-type="float" office:value="1443145416.56301" calcext:value-type="float">
            <text:p>1443145416.56301</text:p>
          </table:table-cell>
          <table:table-cell table:formula="of:=[.G462]-[.$B$2]" office:value-type="float" office:value="56.5628316402435" calcext:value-type="float">
            <text:p>56.5628316402</text:p>
          </table:table-cell>
          <table:table-cell table:formula="of:=[.C462]/([.H462]-[.H461])" office:value-type="float" office:value="118291.333368152" calcext:value-type="float">
            <text:p>118291.333368152</text:p>
          </table:table-cell>
          <table:table-cell table:formula="of:=[.G462]-[.$B462]" office:value-type="float" office:value="10.0617175102234" calcext:value-type="float">
            <text:p>10.0617175102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5406.54071" calcext:value-type="float">
            <text:p>1443145406.54071</text:p>
          </table:table-cell>
          <table:table-cell office:value-type="float" office:value="4320" calcext:value-type="float">
            <text:p>4320</text:p>
          </table:table-cell>
          <table:table-cell table:formula="of:=[.B463]-[.$B$2]" office:value-type="float" office:value="46.5405352115631" calcext:value-type="float">
            <text:p>46.5405352116</text:p>
          </table:table-cell>
          <table:table-cell table:formula="of:=[.C463]/([.D463]-[.D462])" office:value-type="float" office:value="109586.03444939" calcext:value-type="float">
            <text:p>109586.03444939</text:p>
          </table:table-cell>
          <table:table-cell/>
          <table:table-cell office:value-type="float" office:value="1443145416.59959" calcext:value-type="float">
            <text:p>1443145416.59959</text:p>
          </table:table-cell>
          <table:table-cell table:formula="of:=[.G463]-[.$B$2]" office:value-type="float" office:value="56.5994110107422" calcext:value-type="float">
            <text:p>56.5994110107</text:p>
          </table:table-cell>
          <table:table-cell table:formula="of:=[.C463]/([.H463]-[.H462])" office:value-type="float" office:value="118099.353299658" calcext:value-type="float">
            <text:p>118099.353299658</text:p>
          </table:table-cell>
          <table:table-cell table:formula="of:=[.G463]-[.$B463]" office:value-type="float" office:value="10.0588757991791" calcext:value-type="float">
            <text:p>10.0588757992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5406.58013" calcext:value-type="float">
            <text:p>1443145406.58013</text:p>
          </table:table-cell>
          <table:table-cell office:value-type="float" office:value="4320" calcext:value-type="float">
            <text:p>4320</text:p>
          </table:table-cell>
          <table:table-cell table:formula="of:=[.B464]-[.$B$2]" office:value-type="float" office:value="46.5799541473389" calcext:value-type="float">
            <text:p>46.5799541473</text:p>
          </table:table-cell>
          <table:table-cell table:formula="of:=[.C464]/([.D464]-[.D463])" office:value-type="float" office:value="109591.999758067" calcext:value-type="float">
            <text:p>109591.999758067</text:p>
          </table:table-cell>
          <table:table-cell/>
          <table:table-cell office:value-type="float" office:value="1443145416.63615" calcext:value-type="float">
            <text:p>1443145416.63615</text:p>
          </table:table-cell>
          <table:table-cell table:formula="of:=[.G464]-[.$B$2]" office:value-type="float" office:value="56.635977268219" calcext:value-type="float">
            <text:p>56.6359772682</text:p>
          </table:table-cell>
          <table:table-cell table:formula="of:=[.C464]/([.H464]-[.H463])" office:value-type="float" office:value="118141.704896655" calcext:value-type="float">
            <text:p>118141.704896655</text:p>
          </table:table-cell>
          <table:table-cell table:formula="of:=[.G464]-[.$B464]" office:value-type="float" office:value="10.0560231208801" calcext:value-type="float">
            <text:p>10.0560231209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5406.61954" calcext:value-type="float">
            <text:p>1443145406.61954</text:p>
          </table:table-cell>
          <table:table-cell office:value-type="float" office:value="4320" calcext:value-type="float">
            <text:p>4320</text:p>
          </table:table-cell>
          <table:table-cell table:formula="of:=[.B465]-[.$B$2]" office:value-type="float" office:value="46.6193685531616" calcext:value-type="float">
            <text:p>46.6193685532</text:p>
          </table:table-cell>
          <table:table-cell table:formula="of:=[.C465]/([.D465]-[.D464])" office:value-type="float" office:value="109604.595320477" calcext:value-type="float">
            <text:p>109604.595320477</text:p>
          </table:table-cell>
          <table:table-cell/>
          <table:table-cell office:value-type="float" office:value="1443145416.67271" calcext:value-type="float">
            <text:p>1443145416.67271</text:p>
          </table:table-cell>
          <table:table-cell table:formula="of:=[.G465]-[.$B$2]" office:value-type="float" office:value="56.6725339889526" calcext:value-type="float">
            <text:p>56.672533989</text:p>
          </table:table-cell>
          <table:table-cell table:formula="of:=[.C465]/([.H465]-[.H464])" office:value-type="float" office:value="118172.525141851" calcext:value-type="float">
            <text:p>118172.525141851</text:p>
          </table:table-cell>
          <table:table-cell table:formula="of:=[.G465]-[.$B465]" office:value-type="float" office:value="10.053165435791" calcext:value-type="float">
            <text:p>10.053165435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5406.65896" calcext:value-type="float">
            <text:p>1443145406.65896</text:p>
          </table:table-cell>
          <table:table-cell office:value-type="float" office:value="4320" calcext:value-type="float">
            <text:p>4320</text:p>
          </table:table-cell>
          <table:table-cell table:formula="of:=[.B466]-[.$B$2]" office:value-type="float" office:value="46.6587839126587" calcext:value-type="float">
            <text:p>46.6587839127</text:p>
          </table:table-cell>
          <table:table-cell table:formula="of:=[.C466]/([.D466]-[.D465])" office:value-type="float" office:value="109601.943382531" calcext:value-type="float">
            <text:p>109601.943382531</text:p>
          </table:table-cell>
          <table:table-cell/>
          <table:table-cell office:value-type="float" office:value="1443145416.70928" calcext:value-type="float">
            <text:p>1443145416.70928</text:p>
          </table:table-cell>
          <table:table-cell table:formula="of:=[.G466]-[.$B$2]" office:value-type="float" office:value="56.7091085910797" calcext:value-type="float">
            <text:p>56.7091085911</text:p>
          </table:table-cell>
          <table:table-cell table:formula="of:=[.C466]/([.H466]-[.H465])" office:value-type="float" office:value="118114.750366676" calcext:value-type="float">
            <text:p>118114.750366676</text:p>
          </table:table-cell>
          <table:table-cell table:formula="of:=[.G466]-[.$B466]" office:value-type="float" office:value="10.050324678421" calcext:value-type="float">
            <text:p>10.0503246784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5406.69838" calcext:value-type="float">
            <text:p>1443145406.69838</text:p>
          </table:table-cell>
          <table:table-cell office:value-type="float" office:value="4320" calcext:value-type="float">
            <text:p>4320</text:p>
          </table:table-cell>
          <table:table-cell table:formula="of:=[.B467]-[.$B$2]" office:value-type="float" office:value="46.6982035636902" calcext:value-type="float">
            <text:p>46.6982035637</text:p>
          </table:table-cell>
          <table:table-cell table:formula="of:=[.C467]/([.D467]-[.D466])" office:value-type="float" office:value="109590.011249682" calcext:value-type="float">
            <text:p>109590.011249682</text:p>
          </table:table-cell>
          <table:table-cell/>
          <table:table-cell office:value-type="float" office:value="1443145416.746" calcext:value-type="float">
            <text:p>1443145416.746</text:p>
          </table:table-cell>
          <table:table-cell table:formula="of:=[.G467]-[.$B$2]" office:value-type="float" office:value="56.74582695961" calcext:value-type="float">
            <text:p>56.7458269596</text:p>
          </table:table-cell>
          <table:table-cell table:formula="of:=[.C467]/([.H467]-[.H466])" office:value-type="float" office:value="117652.286115007" calcext:value-type="float">
            <text:p>117652.286115007</text:p>
          </table:table-cell>
          <table:table-cell table:formula="of:=[.G467]-[.$B467]" office:value-type="float" office:value="10.0476233959198" calcext:value-type="float">
            <text:p>10.0476233959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5406.73779" calcext:value-type="float">
            <text:p>1443145406.73779</text:p>
          </table:table-cell>
          <table:table-cell office:value-type="float" office:value="4320" calcext:value-type="float">
            <text:p>4320</text:p>
          </table:table-cell>
          <table:table-cell table:formula="of:=[.B468]-[.$B$2]" office:value-type="float" office:value="46.7376160621643" calcext:value-type="float">
            <text:p>46.7376160622</text:p>
          </table:table-cell>
          <table:table-cell table:formula="of:=[.C468]/([.D468]-[.D467])" office:value-type="float" office:value="109609.899581387" calcext:value-type="float">
            <text:p>109609.899581387</text:p>
          </table:table-cell>
          <table:table-cell/>
          <table:table-cell office:value-type="float" office:value="1443145416.7824" calcext:value-type="float">
            <text:p>1443145416.7824</text:p>
          </table:table-cell>
          <table:table-cell table:formula="of:=[.G468]-[.$B$2]" office:value-type="float" office:value="56.7822275161743" calcext:value-type="float">
            <text:p>56.7822275162</text:p>
          </table:table-cell>
          <table:table-cell table:formula="of:=[.C468]/([.H468]-[.H467])" office:value-type="float" office:value="118679.504044539" calcext:value-type="float">
            <text:p>118679.504044539</text:p>
          </table:table-cell>
          <table:table-cell table:formula="of:=[.G468]-[.$B468]" office:value-type="float" office:value="10.04461145401" calcext:value-type="float">
            <text:p>10.044611454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5406.77721" calcext:value-type="float">
            <text:p>1443145406.77721</text:p>
          </table:table-cell>
          <table:table-cell office:value-type="float" office:value="4320" calcext:value-type="float">
            <text:p>4320</text:p>
          </table:table-cell>
          <table:table-cell table:formula="of:=[.B469]-[.$B$2]" office:value-type="float" office:value="46.7770357131958" calcext:value-type="float">
            <text:p>46.7770357132</text:p>
          </table:table-cell>
          <table:table-cell table:formula="of:=[.C469]/([.D469]-[.D468])" office:value-type="float" office:value="109590.011249682" calcext:value-type="float">
            <text:p>109590.011249682</text:p>
          </table:table-cell>
          <table:table-cell/>
          <table:table-cell office:value-type="float" office:value="1443145416.81898" calcext:value-type="float">
            <text:p>1443145416.81898</text:p>
          </table:table-cell>
          <table:table-cell table:formula="of:=[.G469]-[.$B$2]" office:value-type="float" office:value="56.8188037872315" calcext:value-type="float">
            <text:p>56.8188037872</text:p>
          </table:table-cell>
          <table:table-cell table:formula="of:=[.C469]/([.H469]-[.H468])" office:value-type="float" office:value="118109.360936563" calcext:value-type="float">
            <text:p>118109.360936563</text:p>
          </table:table-cell>
          <table:table-cell table:formula="of:=[.G469]-[.$B469]" office:value-type="float" office:value="10.0417680740356" calcext:value-type="float">
            <text:p>10.041768074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5406.81662" calcext:value-type="float">
            <text:p>1443145406.81662</text:p>
          </table:table-cell>
          <table:table-cell office:value-type="float" office:value="4320" calcext:value-type="float">
            <text:p>4320</text:p>
          </table:table-cell>
          <table:table-cell table:formula="of:=[.B470]-[.$B$2]" office:value-type="float" office:value="46.8164422512055" calcext:value-type="float">
            <text:p>46.8164422512</text:p>
          </table:table-cell>
          <table:table-cell table:formula="of:=[.C470]/([.D470]-[.D469])" office:value-type="float" office:value="109626.478706219" calcext:value-type="float">
            <text:p>109626.478706219</text:p>
          </table:table-cell>
          <table:table-cell/>
          <table:table-cell office:value-type="float" office:value="1443145416.85559" calcext:value-type="float">
            <text:p>1443145416.85559</text:p>
          </table:table-cell>
          <table:table-cell table:formula="of:=[.G470]-[.$B$2]" office:value-type="float" office:value="56.8554120063782" calcext:value-type="float">
            <text:p>56.8554120064</text:p>
          </table:table-cell>
          <table:table-cell table:formula="of:=[.C470]/([.H470]-[.H469])" office:value-type="float" office:value="118006.286585128" calcext:value-type="float">
            <text:p>118006.286585128</text:p>
          </table:table-cell>
          <table:table-cell table:formula="of:=[.G470]-[.$B470]" office:value-type="float" office:value="10.0389697551727" calcext:value-type="float">
            <text:p>10.0389697552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5406.85602" calcext:value-type="float">
            <text:p>1443145406.85602</text:p>
          </table:table-cell>
          <table:table-cell office:value-type="float" office:value="4320" calcext:value-type="float">
            <text:p>4320</text:p>
          </table:table-cell>
          <table:table-cell table:formula="of:=[.B471]-[.$B$2]" office:value-type="float" office:value="46.8558404445648" calcext:value-type="float">
            <text:p>46.8558404446</text:p>
          </table:table-cell>
          <table:table-cell table:formula="of:=[.C471]/([.D471]-[.D470])" office:value-type="float" office:value="109649.697908598" calcext:value-type="float">
            <text:p>109649.697908598</text:p>
          </table:table-cell>
          <table:table-cell/>
          <table:table-cell office:value-type="float" office:value="1443145416.89216" calcext:value-type="float">
            <text:p>1443145416.89216</text:p>
          </table:table-cell>
          <table:table-cell table:formula="of:=[.G471]-[.$B$2]" office:value-type="float" office:value="56.8919804096222" calcext:value-type="float">
            <text:p>56.8919804096</text:p>
          </table:table-cell>
          <table:table-cell table:formula="of:=[.C471]/([.H471]-[.H470])" office:value-type="float" office:value="118134.772556869" calcext:value-type="float">
            <text:p>118134.772556869</text:p>
          </table:table-cell>
          <table:table-cell table:formula="of:=[.G471]-[.$B471]" office:value-type="float" office:value="10.0361399650574" calcext:value-type="float">
            <text:p>10.036139965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5406.89544" calcext:value-type="float">
            <text:p>1443145406.89544</text:p>
          </table:table-cell>
          <table:table-cell office:value-type="float" office:value="4320" calcext:value-type="float">
            <text:p>4320</text:p>
          </table:table-cell>
          <table:table-cell table:formula="of:=[.B472]-[.$B$2]" office:value-type="float" office:value="46.895263671875" calcext:value-type="float">
            <text:p>46.8952636719</text:p>
          </table:table-cell>
          <table:table-cell table:formula="of:=[.C472]/([.D472]-[.D471])" office:value-type="float" office:value="109580.069790085" calcext:value-type="float">
            <text:p>109580.069790085</text:p>
          </table:table-cell>
          <table:table-cell/>
          <table:table-cell office:value-type="float" office:value="1443145416.92871" calcext:value-type="float">
            <text:p>1443145416.92871</text:p>
          </table:table-cell>
          <table:table-cell table:formula="of:=[.G472]-[.$B$2]" office:value-type="float" office:value="56.9285359382629" calcext:value-type="float">
            <text:p>56.9285359383</text:p>
          </table:table-cell>
          <table:table-cell table:formula="of:=[.C472]/([.H472]-[.H471])" office:value-type="float" office:value="118176.378803196" calcext:value-type="float">
            <text:p>118176.378803196</text:p>
          </table:table-cell>
          <table:table-cell table:formula="of:=[.G472]-[.$B472]" office:value-type="float" office:value="10.0332722663879" calcext:value-type="float">
            <text:p>10.0332722664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5406.93485" calcext:value-type="float">
            <text:p>1443145406.93485</text:p>
          </table:table-cell>
          <table:table-cell office:value-type="float" office:value="4320" calcext:value-type="float">
            <text:p>4320</text:p>
          </table:table-cell>
          <table:table-cell table:formula="of:=[.B473]-[.$B$2]" office:value-type="float" office:value="46.9346714019775" calcext:value-type="float">
            <text:p>46.934671402</text:p>
          </table:table-cell>
          <table:table-cell table:formula="of:=[.C473]/([.D473]-[.D472])" office:value-type="float" office:value="109623.162480035" calcext:value-type="float">
            <text:p>109623.162480035</text:p>
          </table:table-cell>
          <table:table-cell/>
          <table:table-cell office:value-type="float" office:value="1443145416.96523" calcext:value-type="float">
            <text:p>1443145416.96523</text:p>
          </table:table-cell>
          <table:table-cell table:formula="of:=[.G473]-[.$B$2]" office:value-type="float" office:value="56.9650576114655" calcext:value-type="float">
            <text:p>56.9650576115</text:p>
          </table:table-cell>
          <table:table-cell table:formula="of:=[.C473]/([.H473]-[.H472])" office:value-type="float" office:value="118285.927811833" calcext:value-type="float">
            <text:p>118285.927811833</text:p>
          </table:table-cell>
          <table:table-cell table:formula="of:=[.G473]-[.$B473]" office:value-type="float" office:value="10.0303862094879" calcext:value-type="float">
            <text:p>10.0303862095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5406.97427" calcext:value-type="float">
            <text:p>1443145406.97427</text:p>
          </table:table-cell>
          <table:table-cell office:value-type="float" office:value="4320" calcext:value-type="float">
            <text:p>4320</text:p>
          </table:table-cell>
          <table:table-cell table:formula="of:=[.B474]-[.$B$2]" office:value-type="float" office:value="46.9740972518921" calcext:value-type="float">
            <text:p>46.9740972519</text:p>
          </table:table-cell>
          <table:table-cell table:formula="of:=[.C474]/([.D474]-[.D473])" office:value-type="float" office:value="109572.780532643" calcext:value-type="float">
            <text:p>109572.780532643</text:p>
          </table:table-cell>
          <table:table-cell/>
          <table:table-cell office:value-type="float" office:value="1443145417.00183" calcext:value-type="float">
            <text:p>1443145417.00183</text:p>
          </table:table-cell>
          <table:table-cell table:formula="of:=[.G474]-[.$B$2]" office:value-type="float" office:value="57.0016524791718" calcext:value-type="float">
            <text:p>57.0016524792</text:p>
          </table:table-cell>
          <table:table-cell table:formula="of:=[.C474]/([.H474]-[.H473])" office:value-type="float" office:value="118049.340543358" calcext:value-type="float">
            <text:p>118049.340543358</text:p>
          </table:table-cell>
          <table:table-cell table:formula="of:=[.G474]-[.$B474]" office:value-type="float" office:value="10.0275552272797" calcext:value-type="float">
            <text:p>10.0275552273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5420.01876" calcext:value-type="float">
            <text:p>1443145420.01876</text:p>
          </table:table-cell>
          <table:table-cell office:value-type="float" office:value="4320" calcext:value-type="float">
            <text:p>4320</text:p>
          </table:table-cell>
          <table:table-cell table:formula="of:=[.B475]-[.$B$2]" office:value-type="float" office:value="60.0185790061951" calcext:value-type="float">
            <text:p>60.0185790062</text:p>
          </table:table-cell>
          <table:table-cell table:formula="of:=[.C475]/([.D475]-[.D474])" office:value-type="float" office:value="331.174521254933" calcext:value-type="float">
            <text:p>331.1745212549</text:p>
          </table:table-cell>
          <table:table-cell/>
          <table:table-cell office:value-type="float" office:value="1443145420.20899" calcext:value-type="float">
            <text:p>1443145420.20899</text:p>
          </table:table-cell>
          <table:table-cell table:formula="of:=[.G475]-[.$B$2]" office:value-type="float" office:value="60.2088117599487" calcext:value-type="float">
            <text:p>60.2088117599</text:p>
          </table:table-cell>
          <table:table-cell table:formula="of:=[.C475]/([.H475]-[.H474])" office:value-type="float" office:value="1346.98642062873" calcext:value-type="float">
            <text:p>1346.9864206287</text:p>
          </table:table-cell>
          <table:table-cell table:formula="of:=[.G475]-[.$B475]" office:value-type="float" office:value="0.190232753753662" calcext:value-type="float">
            <text:p>0.1902327538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5420.07296" calcext:value-type="float">
            <text:p>1443145420.07296</text:p>
          </table:table-cell>
          <table:table-cell office:value-type="float" office:value="4320" calcext:value-type="float">
            <text:p>4320</text:p>
          </table:table-cell>
          <table:table-cell table:formula="of:=[.B476]-[.$B$2]" office:value-type="float" office:value="60.0727849006653" calcext:value-type="float">
            <text:p>60.0727849007</text:p>
          </table:table-cell>
          <table:table-cell table:formula="of:=[.C476]/([.D476]-[.D475])" office:value-type="float" office:value="79696.1297700523" calcext:value-type="float">
            <text:p>79696.1297700523</text:p>
          </table:table-cell>
          <table:table-cell/>
          <table:table-cell office:value-type="float" office:value="1443145420.2632" calcext:value-type="float">
            <text:p>1443145420.2632</text:p>
          </table:table-cell>
          <table:table-cell table:formula="of:=[.G476]-[.$B$2]" office:value-type="float" office:value="60.2630195617676" calcext:value-type="float">
            <text:p>60.2630195618</text:p>
          </table:table-cell>
          <table:table-cell table:formula="of:=[.C476]/([.H476]-[.H475])" office:value-type="float" office:value="79693.3255924421" calcext:value-type="float">
            <text:p>79693.3255924421</text:p>
          </table:table-cell>
          <table:table-cell table:formula="of:=[.G476]-[.$B476]" office:value-type="float" office:value="0.190234661102295" calcext:value-type="float">
            <text:p>0.190234661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5420.1271" calcext:value-type="float">
            <text:p>1443145420.1271</text:p>
          </table:table-cell>
          <table:table-cell office:value-type="float" office:value="4320" calcext:value-type="float">
            <text:p>4320</text:p>
          </table:table-cell>
          <table:table-cell table:formula="of:=[.B477]-[.$B$2]" office:value-type="float" office:value="60.1269204616547" calcext:value-type="float">
            <text:p>60.1269204617</text:p>
          </table:table-cell>
          <table:table-cell table:formula="of:=[.C477]/([.D477]-[.D476])" office:value-type="float" office:value="79799.6718062547" calcext:value-type="float">
            <text:p>79799.6718062547</text:p>
          </table:table-cell>
          <table:table-cell/>
          <table:table-cell office:value-type="float" office:value="1443145420.37144" calcext:value-type="float">
            <text:p>1443145420.37144</text:p>
          </table:table-cell>
          <table:table-cell table:formula="of:=[.G477]-[.$B$2]" office:value-type="float" office:value="60.3712620735169" calcext:value-type="float">
            <text:p>60.3712620735</text:p>
          </table:table-cell>
          <table:table-cell table:formula="of:=[.C477]/([.H477]-[.H476])" office:value-type="float" office:value="39910.3820688015" calcext:value-type="float">
            <text:p>39910.3820688015</text:p>
          </table:table-cell>
          <table:table-cell table:formula="of:=[.G477]-[.$B477]" office:value-type="float" office:value="0.244341611862183" calcext:value-type="float">
            <text:p>0.2443416119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5420.18127" calcext:value-type="float">
            <text:p>1443145420.18127</text:p>
          </table:table-cell>
          <table:table-cell office:value-type="float" office:value="4320" calcext:value-type="float">
            <text:p>4320</text:p>
          </table:table-cell>
          <table:table-cell table:formula="of:=[.B478]-[.$B$2]" office:value-type="float" office:value="60.1810908317566" calcext:value-type="float">
            <text:p>60.1810908318</text:p>
          </table:table-cell>
          <table:table-cell table:formula="of:=[.C478]/([.D478]-[.D477])" office:value-type="float" office:value="79748.3936674486" calcext:value-type="float">
            <text:p>79748.3936674486</text:p>
          </table:table-cell>
          <table:table-cell/>
          <table:table-cell office:value-type="float" office:value="1443145420.85866" calcext:value-type="float">
            <text:p>1443145420.85866</text:p>
          </table:table-cell>
          <table:table-cell table:formula="of:=[.G478]-[.$B$2]" office:value-type="float" office:value="60.8584814071655" calcext:value-type="float">
            <text:p>60.8584814072</text:p>
          </table:table-cell>
          <table:table-cell table:formula="of:=[.C478]/([.H478]-[.H477])" office:value-type="float" office:value="8866.64321723123" calcext:value-type="float">
            <text:p>8866.6432172312</text:p>
          </table:table-cell>
          <table:table-cell table:formula="of:=[.G478]-[.$B478]" office:value-type="float" office:value="0.677390575408936" calcext:value-type="float">
            <text:p>0.6773905754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5420.23542" calcext:value-type="float">
            <text:p>1443145420.23542</text:p>
          </table:table-cell>
          <table:table-cell office:value-type="float" office:value="4320" calcext:value-type="float">
            <text:p>4320</text:p>
          </table:table-cell>
          <table:table-cell table:formula="of:=[.B479]-[.$B$2]" office:value-type="float" office:value="60.2352395057678" calcext:value-type="float">
            <text:p>60.2352395058</text:p>
          </table:table-cell>
          <table:table-cell table:formula="of:=[.C479]/([.D479]-[.D478])" office:value-type="float" office:value="79780.3469592631" calcext:value-type="float">
            <text:p>79780.3469592631</text:p>
          </table:table-cell>
          <table:table-cell/>
          <table:table-cell office:value-type="float" office:value="1443145421.02125" calcext:value-type="float">
            <text:p>1443145421.02125</text:p>
          </table:table-cell>
          <table:table-cell table:formula="of:=[.G479]-[.$B$2]" office:value-type="float" office:value="61.0210704803467" calcext:value-type="float">
            <text:p>61.0210704803</text:p>
          </table:table-cell>
          <table:table-cell table:formula="of:=[.C479]/([.H479]-[.H478])" office:value-type="float" office:value="26570.0512062503" calcext:value-type="float">
            <text:p>26570.0512062503</text:p>
          </table:table-cell>
          <table:table-cell table:formula="of:=[.G479]-[.$B479]" office:value-type="float" office:value="0.785830974578857" calcext:value-type="float">
            <text:p>0.7858309746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5420.28955" calcext:value-type="float">
            <text:p>1443145420.28955</text:p>
          </table:table-cell>
          <table:table-cell office:value-type="float" office:value="4320" calcext:value-type="float">
            <text:p>4320</text:p>
          </table:table-cell>
          <table:table-cell table:formula="of:=[.B480]-[.$B$2]" office:value-type="float" office:value="60.28937292099" calcext:value-type="float">
            <text:p>60.289372921</text:p>
          </table:table-cell>
          <table:table-cell table:formula="of:=[.C480]/([.D480]-[.D479])" office:value-type="float" office:value="79802.8349452989" calcext:value-type="float">
            <text:p>79802.8349452989</text:p>
          </table:table-cell>
          <table:table-cell/>
          <table:table-cell office:value-type="float" office:value="1443145421.54065" calcext:value-type="float">
            <text:p>1443145421.54065</text:p>
          </table:table-cell>
          <table:table-cell table:formula="of:=[.G480]-[.$B$2]" office:value-type="float" office:value="61.5404760837555" calcext:value-type="float">
            <text:p>61.5404760838</text:p>
          </table:table-cell>
          <table:table-cell table:formula="of:=[.C480]/([.H480]-[.H479])" office:value-type="float" office:value="8317.19945192778" calcext:value-type="float">
            <text:p>8317.1994519278</text:p>
          </table:table-cell>
          <table:table-cell table:formula="of:=[.G480]-[.$B480]" office:value-type="float" office:value="1.2511031627655" calcext:value-type="float">
            <text:p>1.2511031628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5420.3437" calcext:value-type="float">
            <text:p>1443145420.3437</text:p>
          </table:table-cell>
          <table:table-cell office:value-type="float" office:value="4320" calcext:value-type="float">
            <text:p>4320</text:p>
          </table:table-cell>
          <table:table-cell table:formula="of:=[.B481]-[.$B$2]" office:value-type="float" office:value="60.3435206413269" calcext:value-type="float">
            <text:p>60.3435206413</text:p>
          </table:table-cell>
          <table:table-cell table:formula="of:=[.C481]/([.D481]-[.D480])" office:value-type="float" office:value="79781.752087076" calcext:value-type="float">
            <text:p>79781.752087076</text:p>
          </table:table-cell>
          <table:table-cell/>
          <table:table-cell office:value-type="float" office:value="1443145421.99945" calcext:value-type="float">
            <text:p>1443145421.99945</text:p>
          </table:table-cell>
          <table:table-cell table:formula="of:=[.G481]-[.$B$2]" office:value-type="float" office:value="61.9992702007294" calcext:value-type="float">
            <text:p>61.9992702007</text:p>
          </table:table-cell>
          <table:table-cell table:formula="of:=[.C481]/([.H481]-[.H480])" office:value-type="float" office:value="9415.98821818802" calcext:value-type="float">
            <text:p>9415.988218188</text:p>
          </table:table-cell>
          <table:table-cell table:formula="of:=[.G481]-[.$B481]" office:value-type="float" office:value="1.65574955940247" calcext:value-type="float">
            <text:p>1.6557495594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5420.39784" calcext:value-type="float">
            <text:p>1443145420.39784</text:p>
          </table:table-cell>
          <table:table-cell office:value-type="float" office:value="4320" calcext:value-type="float">
            <text:p>4320</text:p>
          </table:table-cell>
          <table:table-cell table:formula="of:=[.B482]-[.$B$2]" office:value-type="float" office:value="60.3976631164551" calcext:value-type="float">
            <text:p>60.3976631165</text:p>
          </table:table-cell>
          <table:table-cell table:formula="of:=[.C482]/([.D482]-[.D481])" office:value-type="float" office:value="79789.4811748646" calcext:value-type="float">
            <text:p>79789.4811748646</text:p>
          </table:table-cell>
          <table:table-cell/>
          <table:table-cell office:value-type="float" office:value="1443145422.20114" calcext:value-type="float">
            <text:p>1443145422.20114</text:p>
          </table:table-cell>
          <table:table-cell table:formula="of:=[.G482]-[.$B$2]" office:value-type="float" office:value="62.2009637355805" calcext:value-type="float">
            <text:p>62.2009637356</text:p>
          </table:table-cell>
          <table:table-cell table:formula="of:=[.C482]/([.H482]-[.H481])" office:value-type="float" office:value="21418.6339844249" calcext:value-type="float">
            <text:p>21418.6339844249</text:p>
          </table:table-cell>
          <table:table-cell table:formula="of:=[.G482]-[.$B482]" office:value-type="float" office:value="1.80330061912537" calcext:value-type="float">
            <text:p>1.803300619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5420.45198" calcext:value-type="float">
            <text:p>1443145420.45198</text:p>
          </table:table-cell>
          <table:table-cell office:value-type="float" office:value="4320" calcext:value-type="float">
            <text:p>4320</text:p>
          </table:table-cell>
          <table:table-cell table:formula="of:=[.B483]-[.$B$2]" office:value-type="float" office:value="60.4518003463745" calcext:value-type="float">
            <text:p>60.4518003464</text:p>
          </table:table-cell>
          <table:table-cell table:formula="of:=[.C483]/([.D483]-[.D482])" office:value-type="float" office:value="79797.2117603537" calcext:value-type="float">
            <text:p>79797.2117603537</text:p>
          </table:table-cell>
          <table:table-cell/>
          <table:table-cell office:value-type="float" office:value="1443145426.11421" calcext:value-type="float">
            <text:p>1443145426.11421</text:p>
          </table:table-cell>
          <table:table-cell table:formula="of:=[.G483]-[.$B$2]" office:value-type="float" office:value="66.1140291690826" calcext:value-type="float">
            <text:p>66.1140291691</text:p>
          </table:table-cell>
          <table:table-cell table:formula="of:=[.C483]/([.H483]-[.H482])" office:value-type="float" office:value="1103.99380572933" calcext:value-type="float">
            <text:p>1103.9938057293</text:p>
          </table:table-cell>
          <table:table-cell table:formula="of:=[.G483]-[.$B483]" office:value-type="float" office:value="5.66222882270813" calcext:value-type="float">
            <text:p>5.6622288227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5420.50611" calcext:value-type="float">
            <text:p>1443145420.50611</text:p>
          </table:table-cell>
          <table:table-cell office:value-type="float" office:value="4320" calcext:value-type="float">
            <text:p>4320</text:p>
          </table:table-cell>
          <table:table-cell table:formula="of:=[.B484]-[.$B$2]" office:value-type="float" office:value="60.5059356689453" calcext:value-type="float">
            <text:p>60.5059356689</text:p>
          </table:table-cell>
          <table:table-cell table:formula="of:=[.C484]/([.D484]-[.D483])" office:value-type="float" office:value="79800.0232537655" calcext:value-type="float">
            <text:p>79800.0232537655</text:p>
          </table:table-cell>
          <table:table-cell/>
          <table:table-cell office:value-type="float" office:value="1443145426.55137" calcext:value-type="float">
            <text:p>1443145426.55137</text:p>
          </table:table-cell>
          <table:table-cell table:formula="of:=[.G484]-[.$B$2]" office:value-type="float" office:value="66.5511975288391" calcext:value-type="float">
            <text:p>66.5511975288</text:p>
          </table:table-cell>
          <table:table-cell table:formula="of:=[.C484]/([.H484]-[.H483])" office:value-type="float" office:value="9881.77644513549" calcext:value-type="float">
            <text:p>9881.7764451355</text:p>
          </table:table-cell>
          <table:table-cell table:formula="of:=[.G484]-[.$B484]" office:value-type="float" office:value="6.0452618598938" calcext:value-type="float">
            <text:p>6.0452618599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5420.56026" calcext:value-type="float">
            <text:p>1443145420.56026</text:p>
          </table:table-cell>
          <table:table-cell office:value-type="float" office:value="4320" calcext:value-type="float">
            <text:p>4320</text:p>
          </table:table-cell>
          <table:table-cell table:formula="of:=[.B485]-[.$B$2]" office:value-type="float" office:value="60.5600855350494" calcext:value-type="float">
            <text:p>60.560085535</text:p>
          </table:table-cell>
          <table:table-cell table:formula="of:=[.C485]/([.D485]-[.D484])" office:value-type="float" office:value="79778.5906190973" calcext:value-type="float">
            <text:p>79778.5906190973</text:p>
          </table:table-cell>
          <table:table-cell/>
          <table:table-cell office:value-type="float" office:value="1443145426.99034" calcext:value-type="float">
            <text:p>1443145426.99034</text:p>
          </table:table-cell>
          <table:table-cell table:formula="of:=[.G485]-[.$B$2]" office:value-type="float" office:value="66.9901645183563" calcext:value-type="float">
            <text:p>66.9901645184</text:p>
          </table:table-cell>
          <table:table-cell table:formula="of:=[.C485]/([.H485]-[.H484])" office:value-type="float" office:value="9841.28670985318" calcext:value-type="float">
            <text:p>9841.2867098532</text:p>
          </table:table-cell>
          <table:table-cell table:formula="of:=[.G485]-[.$B485]" office:value-type="float" office:value="6.43007898330689" calcext:value-type="float">
            <text:p>6.4300789833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5420.6144" calcext:value-type="float">
            <text:p>1443145420.6144</text:p>
          </table:table-cell>
          <table:table-cell office:value-type="float" office:value="4320" calcext:value-type="float">
            <text:p>4320</text:p>
          </table:table-cell>
          <table:table-cell table:formula="of:=[.B486]-[.$B$2]" office:value-type="float" office:value="60.6142268180847" calcext:value-type="float">
            <text:p>60.6142268181</text:p>
          </table:table-cell>
          <table:table-cell table:formula="of:=[.C486]/([.D486]-[.D485])" office:value-type="float" office:value="79791.2379945835" calcext:value-type="float">
            <text:p>79791.2379945835</text:p>
          </table:table-cell>
          <table:table-cell/>
          <table:table-cell office:value-type="float" office:value="1443145431.01494" calcext:value-type="float">
            <text:p>1443145431.01494</text:p>
          </table:table-cell>
          <table:table-cell table:formula="of:=[.G486]-[.$B$2]" office:value-type="float" office:value="71.0147638320923" calcext:value-type="float">
            <text:p>71.0147638321</text:p>
          </table:table-cell>
          <table:table-cell table:formula="of:=[.C486]/([.H486]-[.H485])" office:value-type="float" office:value="1073.39878165159" calcext:value-type="float">
            <text:p>1073.3987816516</text:p>
          </table:table-cell>
          <table:table-cell table:formula="of:=[.G486]-[.$B486]" office:value-type="float" office:value="10.4005370140076" calcext:value-type="float">
            <text:p>10.400537014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5420.66854" calcext:value-type="float">
            <text:p>1443145420.66854</text:p>
          </table:table-cell>
          <table:table-cell office:value-type="float" office:value="4320" calcext:value-type="float">
            <text:p>4320</text:p>
          </table:table-cell>
          <table:table-cell table:formula="of:=[.B487]-[.$B$2]" office:value-type="float" office:value="60.6683661937714" calcext:value-type="float">
            <text:p>60.6683661938</text:p>
          </table:table-cell>
          <table:table-cell table:formula="of:=[.C487]/([.D487]-[.D486])" office:value-type="float" office:value="79794.0490670566" calcext:value-type="float">
            <text:p>79794.0490670566</text:p>
          </table:table-cell>
          <table:table-cell/>
          <table:table-cell office:value-type="float" office:value="1443145431.06538" calcext:value-type="float">
            <text:p>1443145431.06538</text:p>
          </table:table-cell>
          <table:table-cell table:formula="of:=[.G487]-[.$B$2]" office:value-type="float" office:value="71.0652074813843" calcext:value-type="float">
            <text:p>71.0652074814</text:p>
          </table:table-cell>
          <table:table-cell table:formula="of:=[.C487]/([.H487]-[.H486])" office:value-type="float" office:value="85640.1164593338" calcext:value-type="float">
            <text:p>85640.1164593338</text:p>
          </table:table-cell>
          <table:table-cell table:formula="of:=[.G487]-[.$B487]" office:value-type="float" office:value="10.3968412876129" calcext:value-type="float">
            <text:p>10.3968412876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5420.72268" calcext:value-type="float">
            <text:p>1443145420.72268</text:p>
          </table:table-cell>
          <table:table-cell office:value-type="float" office:value="4320" calcext:value-type="float">
            <text:p>4320</text:p>
          </table:table-cell>
          <table:table-cell table:formula="of:=[.B488]-[.$B$2]" office:value-type="float" office:value="60.7225017547607" calcext:value-type="float">
            <text:p>60.7225017548</text:p>
          </table:table-cell>
          <table:table-cell table:formula="of:=[.C488]/([.D488]-[.D487])" office:value-type="float" office:value="79799.6718062547" calcext:value-type="float">
            <text:p>79799.6718062547</text:p>
          </table:table-cell>
          <table:table-cell/>
          <table:table-cell office:value-type="float" office:value="1443145431.11581" calcext:value-type="float">
            <text:p>1443145431.11581</text:p>
          </table:table-cell>
          <table:table-cell table:formula="of:=[.G488]-[.$B$2]" office:value-type="float" office:value="71.1156356334686" calcext:value-type="float">
            <text:p>71.1156356335</text:p>
          </table:table-cell>
          <table:table-cell table:formula="of:=[.C488]/([.H488]-[.H487])" office:value-type="float" office:value="85666.4347480746" calcext:value-type="float">
            <text:p>85666.4347480746</text:p>
          </table:table-cell>
          <table:table-cell table:formula="of:=[.G488]-[.$B488]" office:value-type="float" office:value="10.3931338787079" calcext:value-type="float">
            <text:p>10.3931338787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5420.77681" calcext:value-type="float">
            <text:p>1443145420.77681</text:p>
          </table:table-cell>
          <table:table-cell office:value-type="float" office:value="4320" calcext:value-type="float">
            <text:p>4320</text:p>
          </table:table-cell>
          <table:table-cell table:formula="of:=[.B489]-[.$B$2]" office:value-type="float" office:value="60.7766335010529" calcext:value-type="float">
            <text:p>60.7766335011</text:p>
          </table:table-cell>
          <table:table-cell table:formula="of:=[.C489]/([.D489]-[.D488])" office:value-type="float" office:value="79805.2953379286" calcext:value-type="float">
            <text:p>79805.2953379286</text:p>
          </table:table-cell>
          <table:table-cell/>
          <table:table-cell office:value-type="float" office:value="1443145431.16626" calcext:value-type="float">
            <text:p>1443145431.16626</text:p>
          </table:table-cell>
          <table:table-cell table:formula="of:=[.G489]-[.$B$2]" office:value-type="float" office:value="71.166083574295" calcext:value-type="float">
            <text:p>71.1660835743</text:p>
          </table:table-cell>
          <table:table-cell table:formula="of:=[.C489]/([.H489]-[.H488])" office:value-type="float" office:value="85632.8311766874" calcext:value-type="float">
            <text:p>85632.8311766874</text:p>
          </table:table-cell>
          <table:table-cell table:formula="of:=[.G489]-[.$B489]" office:value-type="float" office:value="10.3894500732422" calcext:value-type="float">
            <text:p>10.3894500732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5420.83095" calcext:value-type="float">
            <text:p>1443145420.83095</text:p>
          </table:table-cell>
          <table:table-cell office:value-type="float" office:value="4320" calcext:value-type="float">
            <text:p>4320</text:p>
          </table:table-cell>
          <table:table-cell table:formula="of:=[.B490]-[.$B$2]" office:value-type="float" office:value="60.8307750225067" calcext:value-type="float">
            <text:p>60.8307750225</text:p>
          </table:table-cell>
          <table:table-cell table:formula="of:=[.C490]/([.D490]-[.D489])" office:value-type="float" office:value="79790.8866244507" calcext:value-type="float">
            <text:p>79790.8866244507</text:p>
          </table:table-cell>
          <table:table-cell/>
          <table:table-cell office:value-type="float" office:value="1443145431.21679" calcext:value-type="float">
            <text:p>1443145431.21679</text:p>
          </table:table-cell>
          <table:table-cell table:formula="of:=[.G490]-[.$B$2]" office:value-type="float" office:value="71.2166111469269" calcext:value-type="float">
            <text:p>71.2166111469</text:p>
          </table:table-cell>
          <table:table-cell table:formula="of:=[.C490]/([.H490]-[.H489])" office:value-type="float" office:value="85497.8732399683" calcext:value-type="float">
            <text:p>85497.8732399683</text:p>
          </table:table-cell>
          <table:table-cell table:formula="of:=[.G490]-[.$B490]" office:value-type="float" office:value="10.3858361244202" calcext:value-type="float">
            <text:p>10.3858361244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5420.8851" calcext:value-type="float">
            <text:p>1443145420.8851</text:p>
          </table:table-cell>
          <table:table-cell office:value-type="float" office:value="4320" calcext:value-type="float">
            <text:p>4320</text:p>
          </table:table-cell>
          <table:table-cell table:formula="of:=[.B491]-[.$B$2]" office:value-type="float" office:value="60.8849186897278" calcext:value-type="float">
            <text:p>60.8849186897</text:p>
          </table:table-cell>
          <table:table-cell table:formula="of:=[.C491]/([.D491]-[.D490])" office:value-type="float" office:value="79787.7244325062" calcext:value-type="float">
            <text:p>79787.7244325062</text:p>
          </table:table-cell>
          <table:table-cell/>
          <table:table-cell office:value-type="float" office:value="1443145431.26713" calcext:value-type="float">
            <text:p>1443145431.26713</text:p>
          </table:table-cell>
          <table:table-cell table:formula="of:=[.G491]-[.$B$2]" office:value-type="float" office:value="71.2669577598572" calcext:value-type="float">
            <text:p>71.2669577599</text:p>
          </table:table-cell>
          <table:table-cell table:formula="of:=[.C491]/([.H491]-[.H490])" office:value-type="float" office:value="85805.1763279648" calcext:value-type="float">
            <text:p>85805.1763279648</text:p>
          </table:table-cell>
          <table:table-cell table:formula="of:=[.G491]-[.$B491]" office:value-type="float" office:value="10.3820390701294" calcext:value-type="float">
            <text:p>10.382039070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5420.93923" calcext:value-type="float">
            <text:p>1443145420.93923</text:p>
          </table:table-cell>
          <table:table-cell office:value-type="float" office:value="4320" calcext:value-type="float">
            <text:p>4320</text:p>
          </table:table-cell>
          <table:table-cell table:formula="of:=[.B492]-[.$B$2]" office:value-type="float" office:value="60.9390571117401" calcext:value-type="float">
            <text:p>60.9390571117</text:p>
          </table:table-cell>
          <table:table-cell table:formula="of:=[.C492]/([.D492]-[.D491])" office:value-type="float" office:value="79795.4546775707" calcext:value-type="float">
            <text:p>79795.4546775707</text:p>
          </table:table-cell>
          <table:table-cell/>
          <table:table-cell office:value-type="float" office:value="1443145431.31754" calcext:value-type="float">
            <text:p>1443145431.31754</text:p>
          </table:table-cell>
          <table:table-cell table:formula="of:=[.G492]-[.$B$2]" office:value-type="float" office:value="71.3173623085022" calcext:value-type="float">
            <text:p>71.3173623085</text:p>
          </table:table-cell>
          <table:table-cell table:formula="of:=[.C492]/([.H492]-[.H491])" office:value-type="float" office:value="85706.5506215352" calcext:value-type="float">
            <text:p>85706.5506215352</text:p>
          </table:table-cell>
          <table:table-cell table:formula="of:=[.G492]-[.$B492]" office:value-type="float" office:value="10.3783051967621" calcext:value-type="float">
            <text:p>10.3783051968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5420.99338" calcext:value-type="float">
            <text:p>1443145420.99338</text:p>
          </table:table-cell>
          <table:table-cell office:value-type="float" office:value="4320" calcext:value-type="float">
            <text:p>4320</text:p>
          </table:table-cell>
          <table:table-cell table:formula="of:=[.B493]-[.$B$2]" office:value-type="float" office:value="60.993203163147" calcext:value-type="float">
            <text:p>60.9932031631</text:p>
          </table:table-cell>
          <table:table-cell table:formula="of:=[.C493]/([.D493]-[.D492])" office:value-type="float" office:value="79784.2111798507" calcext:value-type="float">
            <text:p>79784.2111798507</text:p>
          </table:table-cell>
          <table:table-cell/>
          <table:table-cell office:value-type="float" office:value="1443145431.36801" calcext:value-type="float">
            <text:p>1443145431.36801</text:p>
          </table:table-cell>
          <table:table-cell table:formula="of:=[.G493]-[.$B$2]" office:value-type="float" office:value="71.3678326606751" calcext:value-type="float">
            <text:p>71.3678326607</text:p>
          </table:table-cell>
          <table:table-cell table:formula="of:=[.C493]/([.H493]-[.H492])" office:value-type="float" office:value="85594.8059408186" calcext:value-type="float">
            <text:p>85594.8059408186</text:p>
          </table:table-cell>
          <table:table-cell table:formula="of:=[.G493]-[.$B493]" office:value-type="float" office:value="10.3746294975281" calcext:value-type="float">
            <text:p>10.3746294975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5421.04473" calcext:value-type="float">
            <text:p>1443145421.04473</text:p>
          </table:table-cell>
          <table:table-cell office:value-type="float" office:value="4320" calcext:value-type="float">
            <text:p>4320</text:p>
          </table:table-cell>
          <table:table-cell table:formula="of:=[.B494]-[.$B$2]" office:value-type="float" office:value="61.0445494651794" calcext:value-type="float">
            <text:p>61.0445494652</text:p>
          </table:table-cell>
          <table:table-cell table:formula="of:=[.C494]/([.D494]-[.D493])" office:value-type="float" office:value="84134.5886460936" calcext:value-type="float">
            <text:p>84134.5886460936</text:p>
          </table:table-cell>
          <table:table-cell/>
          <table:table-cell office:value-type="float" office:value="1443145431.41845" calcext:value-type="float">
            <text:p>1443145431.41845</text:p>
          </table:table-cell>
          <table:table-cell table:formula="of:=[.G494]-[.$B$2]" office:value-type="float" office:value="71.4182770252228" calcext:value-type="float">
            <text:p>71.4182770252</text:p>
          </table:table-cell>
          <table:table-cell table:formula="of:=[.C494]/([.H494]-[.H493])" office:value-type="float" office:value="85638.9021594771" calcext:value-type="float">
            <text:p>85638.9021594771</text:p>
          </table:table-cell>
          <table:table-cell table:formula="of:=[.G494]-[.$B494]" office:value-type="float" office:value="10.3737275600433" calcext:value-type="float">
            <text:p>10.37372756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5421.09569" calcext:value-type="float">
            <text:p>1443145421.09569</text:p>
          </table:table-cell>
          <table:table-cell office:value-type="float" office:value="4320" calcext:value-type="float">
            <text:p>4320</text:p>
          </table:table-cell>
          <table:table-cell table:formula="of:=[.B495]-[.$B$2]" office:value-type="float" office:value="61.0955121517181" calcext:value-type="float">
            <text:p>61.0955121517</text:p>
          </table:table-cell>
          <table:table-cell table:formula="of:=[.C495]/([.D495]-[.D494])" office:value-type="float" office:value="84767.9016434857" calcext:value-type="float">
            <text:p>84767.9016434857</text:p>
          </table:table-cell>
          <table:table-cell/>
          <table:table-cell office:value-type="float" office:value="1443145431.4689" calcext:value-type="float">
            <text:p>1443145431.4689</text:p>
          </table:table-cell>
          <table:table-cell table:formula="of:=[.G495]-[.$B$2]" office:value-type="float" office:value="71.4687275886536" calcext:value-type="float">
            <text:p>71.4687275887</text:p>
          </table:table-cell>
          <table:table-cell table:formula="of:=[.C495]/([.H495]-[.H494])" office:value-type="float" office:value="85628.3796696675" calcext:value-type="float">
            <text:p>85628.3796696675</text:p>
          </table:table-cell>
          <table:table-cell table:formula="of:=[.G495]-[.$B495]" office:value-type="float" office:value="10.3732154369354" calcext:value-type="float">
            <text:p>10.3732154369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5421.14665" calcext:value-type="float">
            <text:p>1443145421.14665</text:p>
          </table:table-cell>
          <table:table-cell office:value-type="float" office:value="4320" calcext:value-type="float">
            <text:p>4320</text:p>
          </table:table-cell>
          <table:table-cell table:formula="of:=[.B496]-[.$B$2]" office:value-type="float" office:value="61.1464765071869" calcext:value-type="float">
            <text:p>61.1464765072</text:p>
          </table:table-cell>
          <table:table-cell table:formula="of:=[.C496]/([.D496]-[.D495])" office:value-type="float" office:value="84765.125748503" calcext:value-type="float">
            <text:p>84765.125748503</text:p>
          </table:table-cell>
          <table:table-cell/>
          <table:table-cell office:value-type="float" office:value="1443145431.51931" calcext:value-type="float">
            <text:p>1443145431.51931</text:p>
          </table:table-cell>
          <table:table-cell table:formula="of:=[.G496]-[.$B$2]" office:value-type="float" office:value="71.519134759903" calcext:value-type="float">
            <text:p>71.5191347599</text:p>
          </table:table-cell>
          <table:table-cell table:formula="of:=[.C496]/([.H496]-[.H495])" office:value-type="float" office:value="85702.0914470044" calcext:value-type="float">
            <text:p>85702.0914470044</text:p>
          </table:table-cell>
          <table:table-cell table:formula="of:=[.G496]-[.$B496]" office:value-type="float" office:value="10.3726582527161" calcext:value-type="float">
            <text:p>10.372658252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5421.19762" calcext:value-type="float">
            <text:p>1443145421.19762</text:p>
          </table:table-cell>
          <table:table-cell office:value-type="float" office:value="4320" calcext:value-type="float">
            <text:p>4320</text:p>
          </table:table-cell>
          <table:table-cell table:formula="of:=[.B497]-[.$B$2]" office:value-type="float" office:value="61.19744181633" calcext:value-type="float">
            <text:p>61.1974418163</text:p>
          </table:table-cell>
          <table:table-cell table:formula="of:=[.C497]/([.D497]-[.D496])" office:value-type="float" office:value="84763.5396044236" calcext:value-type="float">
            <text:p>84763.5396044236</text:p>
          </table:table-cell>
          <table:table-cell/>
          <table:table-cell office:value-type="float" office:value="1443145431.56978" calcext:value-type="float">
            <text:p>1443145431.56978</text:p>
          </table:table-cell>
          <table:table-cell table:formula="of:=[.G497]-[.$B$2]" office:value-type="float" office:value="71.5696039199829" calcext:value-type="float">
            <text:p>71.56960392</text:p>
          </table:table-cell>
          <table:table-cell table:formula="of:=[.C497]/([.H497]-[.H496])" office:value-type="float" office:value="85596.8277093579" calcext:value-type="float">
            <text:p>85596.8277093579</text:p>
          </table:table-cell>
          <table:table-cell table:formula="of:=[.G497]-[.$B497]" office:value-type="float" office:value="10.372162103653" calcext:value-type="float">
            <text:p>10.3721621037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5421.24859" calcext:value-type="float">
            <text:p>1443145421.24859</text:p>
          </table:table-cell>
          <table:table-cell office:value-type="float" office:value="4320" calcext:value-type="float">
            <text:p>4320</text:p>
          </table:table-cell>
          <table:table-cell table:formula="of:=[.B498]-[.$B$2]" office:value-type="float" office:value="61.2484130859375" calcext:value-type="float">
            <text:p>61.2484130859</text:p>
          </table:table-cell>
          <table:table-cell table:formula="of:=[.C498]/([.D498]-[.D497])" office:value-type="float" office:value="84753.6275486578" calcext:value-type="float">
            <text:p>84753.6275486578</text:p>
          </table:table-cell>
          <table:table-cell/>
          <table:table-cell office:value-type="float" office:value="1443145431.6202" calcext:value-type="float">
            <text:p>1443145431.6202</text:p>
          </table:table-cell>
          <table:table-cell table:formula="of:=[.G498]-[.$B$2]" office:value-type="float" office:value="71.6200268268585" calcext:value-type="float">
            <text:p>71.6200268269</text:p>
          </table:table-cell>
          <table:table-cell table:formula="of:=[.C498]/([.H498]-[.H497])" office:value-type="float" office:value="85675.346140934" calcext:value-type="float">
            <text:p>85675.346140934</text:p>
          </table:table-cell>
          <table:table-cell table:formula="of:=[.G498]-[.$B498]" office:value-type="float" office:value="10.371613740921" calcext:value-type="float">
            <text:p>10.3716137409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5421.29958" calcext:value-type="float">
            <text:p>1443145421.29958</text:p>
          </table:table-cell>
          <table:table-cell office:value-type="float" office:value="4320" calcext:value-type="float">
            <text:p>4320</text:p>
          </table:table-cell>
          <table:table-cell table:formula="of:=[.B499]-[.$B$2]" office:value-type="float" office:value="61.2994000911713" calcext:value-type="float">
            <text:p>61.2994000912</text:p>
          </table:table-cell>
          <table:table-cell table:formula="of:=[.C499]/([.D499]-[.D498])" office:value-type="float" office:value="84727.4708564214" calcext:value-type="float">
            <text:p>84727.4708564214</text:p>
          </table:table-cell>
          <table:table-cell/>
          <table:table-cell office:value-type="float" office:value="1443145431.67065" calcext:value-type="float">
            <text:p>1443145431.67065</text:p>
          </table:table-cell>
          <table:table-cell table:formula="of:=[.G499]-[.$B$2]" office:value-type="float" office:value="71.6704721450806" calcext:value-type="float">
            <text:p>71.6704721451</text:p>
          </table:table-cell>
          <table:table-cell table:formula="of:=[.C499]/([.H499]-[.H498])" office:value-type="float" office:value="85637.2831465666" calcext:value-type="float">
            <text:p>85637.2831465666</text:p>
          </table:table-cell>
          <table:table-cell table:formula="of:=[.G499]-[.$B499]" office:value-type="float" office:value="10.3710720539093" calcext:value-type="float">
            <text:p>10.3710720539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5421.35059" calcext:value-type="float">
            <text:p>1443145421.35059</text:p>
          </table:table-cell>
          <table:table-cell office:value-type="float" office:value="4320" calcext:value-type="float">
            <text:p>4320</text:p>
          </table:table-cell>
          <table:table-cell table:formula="of:=[.B500]-[.$B$2]" office:value-type="float" office:value="61.3504168987274" calcext:value-type="float">
            <text:p>61.3504168987</text:p>
          </table:table-cell>
          <table:table-cell table:formula="of:=[.C500]/([.D500]-[.D499])" office:value-type="float" office:value="84677.9758855968" calcext:value-type="float">
            <text:p>84677.9758855968</text:p>
          </table:table-cell>
          <table:table-cell/>
          <table:table-cell office:value-type="float" office:value="1443145431.72107" calcext:value-type="float">
            <text:p>1443145431.72107</text:p>
          </table:table-cell>
          <table:table-cell table:formula="of:=[.G500]-[.$B$2]" office:value-type="float" office:value="71.720890045166" calcext:value-type="float">
            <text:p>71.7208900452</text:p>
          </table:table-cell>
          <table:table-cell table:formula="of:=[.C500]/([.H500]-[.H499])" office:value-type="float" office:value="85683.8542001627" calcext:value-type="float">
            <text:p>85683.8542001627</text:p>
          </table:table-cell>
          <table:table-cell table:formula="of:=[.G500]-[.$B500]" office:value-type="float" office:value="10.3704731464386" calcext:value-type="float">
            <text:p>10.3704731464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5421.40156" calcext:value-type="float">
            <text:p>1443145421.40156</text:p>
          </table:table-cell>
          <table:table-cell office:value-type="float" office:value="4320" calcext:value-type="float">
            <text:p>4320</text:p>
          </table:table-cell>
          <table:table-cell table:formula="of:=[.B501]-[.$B$2]" office:value-type="float" office:value="61.4013803005219" calcext:value-type="float">
            <text:p>61.4013803005</text:p>
          </table:table-cell>
          <table:table-cell table:formula="of:=[.C501]/([.D501]-[.D500])" office:value-type="float" office:value="84766.7119519452" calcext:value-type="float">
            <text:p>84766.7119519452</text:p>
          </table:table-cell>
          <table:table-cell/>
          <table:table-cell office:value-type="float" office:value="1443145431.77151" calcext:value-type="float">
            <text:p>1443145431.77151</text:p>
          </table:table-cell>
          <table:table-cell table:formula="of:=[.G501]-[.$B$2]" office:value-type="float" office:value="71.7713346481323" calcext:value-type="float">
            <text:p>71.7713346481</text:p>
          </table:table-cell>
          <table:table-cell table:formula="of:=[.C501]/([.H501]-[.H500])" office:value-type="float" office:value="85638.4974005104" calcext:value-type="float">
            <text:p>85638.4974005104</text:p>
          </table:table-cell>
          <table:table-cell table:formula="of:=[.G501]-[.$B501]" office:value-type="float" office:value="10.3699543476105" calcext:value-type="float">
            <text:p>10.3699543476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5421.4525" calcext:value-type="float">
            <text:p>1443145421.4525</text:p>
          </table:table-cell>
          <table:table-cell office:value-type="float" office:value="4320" calcext:value-type="float">
            <text:p>4320</text:p>
          </table:table-cell>
          <table:table-cell table:formula="of:=[.B502]-[.$B$2]" office:value-type="float" office:value="61.4523270130158" calcext:value-type="float">
            <text:p>61.452327013</text:p>
          </table:table-cell>
          <table:table-cell table:formula="of:=[.C502]/([.D502]-[.D501])" office:value-type="float" office:value="84794.4801250433" calcext:value-type="float">
            <text:p>84794.4801250433</text:p>
          </table:table-cell>
          <table:table-cell/>
          <table:table-cell office:value-type="float" office:value="1443145431.82196" calcext:value-type="float">
            <text:p>1443145431.82196</text:p>
          </table:table-cell>
          <table:table-cell table:formula="of:=[.G502]-[.$B$2]" office:value-type="float" office:value="71.8217852115631" calcext:value-type="float">
            <text:p>71.8217852116</text:p>
          </table:table-cell>
          <table:table-cell table:formula="of:=[.C502]/([.H502]-[.H501])" office:value-type="float" office:value="85628.3796696675" calcext:value-type="float">
            <text:p>85628.3796696675</text:p>
          </table:table-cell>
          <table:table-cell table:formula="of:=[.G502]-[.$B502]" office:value-type="float" office:value="10.3694581985474" calcext:value-type="float">
            <text:p>10.3694581985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5421.50346" calcext:value-type="float">
            <text:p>1443145421.50346</text:p>
          </table:table-cell>
          <table:table-cell office:value-type="float" office:value="4320" calcext:value-type="float">
            <text:p>4320</text:p>
          </table:table-cell>
          <table:table-cell table:formula="of:=[.B503]-[.$B$2]" office:value-type="float" office:value="61.5032842159271" calcext:value-type="float">
            <text:p>61.5032842159</text:p>
          </table:table-cell>
          <table:table-cell table:formula="of:=[.C503]/([.D503]-[.D502])" office:value-type="float" office:value="84777.0237215178" calcext:value-type="float">
            <text:p>84777.0237215178</text:p>
          </table:table-cell>
          <table:table-cell/>
          <table:table-cell office:value-type="float" office:value="1443145431.87242" calcext:value-type="float">
            <text:p>1443145431.87242</text:p>
          </table:table-cell>
          <table:table-cell table:formula="of:=[.G503]-[.$B$2]" office:value-type="float" office:value="71.8722467422485" calcext:value-type="float">
            <text:p>71.8722467422</text:p>
          </table:table-cell>
          <table:table-cell table:formula="of:=[.C503]/([.H503]-[.H502])" office:value-type="float" office:value="85609.7692900105" calcext:value-type="float">
            <text:p>85609.7692900105</text:p>
          </table:table-cell>
          <table:table-cell table:formula="of:=[.G503]-[.$B503]" office:value-type="float" office:value="10.3689625263214" calcext:value-type="float">
            <text:p>10.3689625263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5421.55442" calcext:value-type="float">
            <text:p>1443145421.55442</text:p>
          </table:table-cell>
          <table:table-cell office:value-type="float" office:value="4320" calcext:value-type="float">
            <text:p>4320</text:p>
          </table:table-cell>
          <table:table-cell table:formula="of:=[.B504]-[.$B$2]" office:value-type="float" office:value="61.5542457103729" calcext:value-type="float">
            <text:p>61.5542457104</text:p>
          </table:table-cell>
          <table:table-cell table:formula="of:=[.C504]/([.D504]-[.D503])" office:value-type="float" office:value="84769.8845369313" calcext:value-type="float">
            <text:p>84769.8845369313</text:p>
          </table:table-cell>
          <table:table-cell/>
          <table:table-cell office:value-type="float" office:value="1443145431.92289" calcext:value-type="float">
            <text:p>1443145431.92289</text:p>
          </table:table-cell>
          <table:table-cell table:formula="of:=[.G504]-[.$B$2]" office:value-type="float" office:value="71.922709941864" calcext:value-type="float">
            <text:p>71.9227099419</text:p>
          </table:table-cell>
          <table:table-cell table:formula="of:=[.C504]/([.H504]-[.H503])" office:value-type="float" office:value="85606.9379848624" calcext:value-type="float">
            <text:p>85606.9379848624</text:p>
          </table:table-cell>
          <table:table-cell table:formula="of:=[.G504]-[.$B504]" office:value-type="float" office:value="10.3684642314911" calcext:value-type="float">
            <text:p>10.3684642315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5421.60538" calcext:value-type="float">
            <text:p>1443145421.60538</text:p>
          </table:table-cell>
          <table:table-cell office:value-type="float" office:value="4320" calcext:value-type="float">
            <text:p>4320</text:p>
          </table:table-cell>
          <table:table-cell table:formula="of:=[.B505]-[.$B$2]" office:value-type="float" office:value="61.6052043437958" calcext:value-type="float">
            <text:p>61.6052043438</text:p>
          </table:table-cell>
          <table:table-cell table:formula="of:=[.C505]/([.D505]-[.D504])" office:value-type="float" office:value="84774.6438597148" calcext:value-type="float">
            <text:p>84774.6438597148</text:p>
          </table:table-cell>
          <table:table-cell/>
          <table:table-cell office:value-type="float" office:value="1443145431.97327" calcext:value-type="float">
            <text:p>1443145431.97327</text:p>
          </table:table-cell>
          <table:table-cell table:formula="of:=[.G505]-[.$B$2]" office:value-type="float" office:value="71.9730932712555" calcext:value-type="float">
            <text:p>71.9730932713</text:p>
          </table:table-cell>
          <table:table-cell table:formula="of:=[.C505]/([.H505]-[.H504])" office:value-type="float" office:value="85742.6464700956" calcext:value-type="float">
            <text:p>85742.6464700956</text:p>
          </table:table-cell>
          <table:table-cell table:formula="of:=[.G505]-[.$B505]" office:value-type="float" office:value="10.3678889274597" calcext:value-type="float">
            <text:p>10.3678889275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5421.65641" calcext:value-type="float">
            <text:p>1443145421.65641</text:p>
          </table:table-cell>
          <table:table-cell office:value-type="float" office:value="4320" calcext:value-type="float">
            <text:p>4320</text:p>
          </table:table-cell>
          <table:table-cell table:formula="of:=[.B506]-[.$B$2]" office:value-type="float" office:value="61.6562345027924" calcext:value-type="float">
            <text:p>61.6562345028</text:p>
          </table:table-cell>
          <table:table-cell table:formula="of:=[.C506]/([.D506]-[.D505])" office:value-type="float" office:value="84655.8208899437" calcext:value-type="float">
            <text:p>84655.8208899437</text:p>
          </table:table-cell>
          <table:table-cell/>
          <table:table-cell office:value-type="float" office:value="1443145432.02373" calcext:value-type="float">
            <text:p>1443145432.02373</text:p>
          </table:table-cell>
          <table:table-cell table:formula="of:=[.G506]-[.$B$2]" office:value-type="float" office:value="72.0235579013824" calcext:value-type="float">
            <text:p>72.0235579014</text:p>
          </table:table-cell>
          <table:table-cell table:formula="of:=[.C506]/([.H506]-[.H505])" office:value-type="float" office:value="85604.5113009298" calcext:value-type="float">
            <text:p>85604.5113009298</text:p>
          </table:table-cell>
          <table:table-cell table:formula="of:=[.G506]-[.$B506]" office:value-type="float" office:value="10.3673233985901" calcext:value-type="float">
            <text:p>10.3673233986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5421.70738" calcext:value-type="float">
            <text:p>1443145421.70738</text:p>
          </table:table-cell>
          <table:table-cell office:value-type="float" office:value="4320" calcext:value-type="float">
            <text:p>4320</text:p>
          </table:table-cell>
          <table:table-cell table:formula="of:=[.B507]-[.$B$2]" office:value-type="float" office:value="61.7071993350983" calcext:value-type="float">
            <text:p>61.7071993351</text:p>
          </table:table-cell>
          <table:table-cell table:formula="of:=[.C507]/([.D507]-[.D506])" office:value-type="float" office:value="84764.3326690431" calcext:value-type="float">
            <text:p>84764.3326690431</text:p>
          </table:table-cell>
          <table:table-cell/>
          <table:table-cell office:value-type="float" office:value="1443145432.03953" calcext:value-type="float">
            <text:p>1443145432.03953</text:p>
          </table:table-cell>
          <table:table-cell table:formula="of:=[.G507]-[.$B$2]" office:value-type="float" office:value="72.0393512248993" calcext:value-type="float">
            <text:p>72.0393512249</text:p>
          </table:table-cell>
          <table:table-cell table:formula="of:=[.C507]/([.H507]-[.H506])" office:value-type="float" office:value="273533.306361523" calcext:value-type="float">
            <text:p>273533.306361523</text:p>
          </table:table-cell>
          <table:table-cell table:formula="of:=[.G507]-[.$B507]" office:value-type="float" office:value="10.332151889801" calcext:value-type="float">
            <text:p>10.3321518898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5421.75834" calcext:value-type="float">
            <text:p>1443145421.75834</text:p>
          </table:table-cell>
          <table:table-cell office:value-type="float" office:value="4320" calcext:value-type="float">
            <text:p>4320</text:p>
          </table:table-cell>
          <table:table-cell table:formula="of:=[.B508]-[.$B$2]" office:value-type="float" office:value="61.7581634521484" calcext:value-type="float">
            <text:p>61.7581634521</text:p>
          </table:table-cell>
          <table:table-cell table:formula="of:=[.C508]/([.D508]-[.D507])" office:value-type="float" office:value="84765.5222937982" calcext:value-type="float">
            <text:p>84765.5222937982</text:p>
          </table:table-cell>
          <table:table-cell/>
          <table:table-cell office:value-type="float" office:value="1443145432.05531" calcext:value-type="float">
            <text:p>1443145432.05531</text:p>
          </table:table-cell>
          <table:table-cell table:formula="of:=[.G508]-[.$B$2]" office:value-type="float" office:value="72.0551378726959" calcext:value-type="float">
            <text:p>72.0551378727</text:p>
          </table:table-cell>
          <table:table-cell table:formula="of:=[.C508]/([.H508]-[.H507])" office:value-type="float" office:value="273648.975745311" calcext:value-type="float">
            <text:p>273648.975745311</text:p>
          </table:table-cell>
          <table:table-cell table:formula="of:=[.G508]-[.$B508]" office:value-type="float" office:value="10.2969744205475" calcext:value-type="float">
            <text:p>10.2969744205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5421.8093" calcext:value-type="float">
            <text:p>1443145421.8093</text:p>
          </table:table-cell>
          <table:table-cell office:value-type="float" office:value="4320" calcext:value-type="float">
            <text:p>4320</text:p>
          </table:table-cell>
          <table:table-cell table:formula="of:=[.B509]-[.$B$2]" office:value-type="float" office:value="61.8091251850128" calcext:value-type="float">
            <text:p>61.809125185</text:p>
          </table:table-cell>
          <table:table-cell table:formula="of:=[.C509]/([.D509]-[.D508])" office:value-type="float" office:value="84769.4879508208" calcext:value-type="float">
            <text:p>84769.4879508208</text:p>
          </table:table-cell>
          <table:table-cell/>
          <table:table-cell office:value-type="float" office:value="1443145432.08412" calcext:value-type="float">
            <text:p>1443145432.08412</text:p>
          </table:table-cell>
          <table:table-cell table:formula="of:=[.G509]-[.$B$2]" office:value-type="float" office:value="72.0839400291443" calcext:value-type="float">
            <text:p>72.0839400291</text:p>
          </table:table-cell>
          <table:table-cell table:formula="of:=[.C509]/([.H509]-[.H508])" office:value-type="float" office:value="149988.769339017" calcext:value-type="float">
            <text:p>149988.769339017</text:p>
          </table:table-cell>
          <table:table-cell table:formula="of:=[.G509]-[.$B509]" office:value-type="float" office:value="10.2748148441315" calcext:value-type="float">
            <text:p>10.274814844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5421.86028" calcext:value-type="float">
            <text:p>1443145421.86028</text:p>
          </table:table-cell>
          <table:table-cell office:value-type="float" office:value="4320" calcext:value-type="float">
            <text:p>4320</text:p>
          </table:table-cell>
          <table:table-cell table:formula="of:=[.B510]-[.$B$2]" office:value-type="float" office:value="61.8601057529449" calcext:value-type="float">
            <text:p>61.8601057529</text:p>
          </table:table-cell>
          <table:table-cell table:formula="of:=[.C510]/([.D510]-[.D509])" office:value-type="float" office:value="84738.1693697738" calcext:value-type="float">
            <text:p>84738.1693697738</text:p>
          </table:table-cell>
          <table:table-cell/>
          <table:table-cell office:value-type="float" office:value="1443145432.13081" calcext:value-type="float">
            <text:p>1443145432.13081</text:p>
          </table:table-cell>
          <table:table-cell table:formula="of:=[.G510]-[.$B$2]" office:value-type="float" office:value="72.1306347846985" calcext:value-type="float">
            <text:p>72.1306347847</text:p>
          </table:table-cell>
          <table:table-cell table:formula="of:=[.C510]/([.H510]-[.H509])" office:value-type="float" office:value="92515.7429079101" calcext:value-type="float">
            <text:p>92515.7429079101</text:p>
          </table:table-cell>
          <table:table-cell table:formula="of:=[.G510]-[.$B510]" office:value-type="float" office:value="10.2705290317535" calcext:value-type="float">
            <text:p>10.2705290318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5421.91126" calcext:value-type="float">
            <text:p>1443145421.91126</text:p>
          </table:table-cell>
          <table:table-cell office:value-type="float" office:value="4320" calcext:value-type="float">
            <text:p>4320</text:p>
          </table:table-cell>
          <table:table-cell table:formula="of:=[.B511]-[.$B$2]" office:value-type="float" office:value="61.9110887050629" calcext:value-type="float">
            <text:p>61.9110887051</text:p>
          </table:table-cell>
          <table:table-cell table:formula="of:=[.C511]/([.D511]-[.D510])" office:value-type="float" office:value="84734.2066424116" calcext:value-type="float">
            <text:p>84734.2066424116</text:p>
          </table:table-cell>
          <table:table-cell/>
          <table:table-cell office:value-type="float" office:value="1443145432.17753" calcext:value-type="float">
            <text:p>1443145432.17753</text:p>
          </table:table-cell>
          <table:table-cell table:formula="of:=[.G511]-[.$B$2]" office:value-type="float" office:value="72.1773529052734" calcext:value-type="float">
            <text:p>72.1773529053</text:p>
          </table:table-cell>
          <table:table-cell table:formula="of:=[.C511]/([.H511]-[.H510])" office:value-type="float" office:value="92469.4732329676" calcext:value-type="float">
            <text:p>92469.4732329676</text:p>
          </table:table-cell>
          <table:table-cell table:formula="of:=[.G511]-[.$B511]" office:value-type="float" office:value="10.2662642002106" calcext:value-type="float">
            <text:p>10.2662642002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5421.96224" calcext:value-type="float">
            <text:p>1443145421.96224</text:p>
          </table:table-cell>
          <table:table-cell office:value-type="float" office:value="4320" calcext:value-type="float">
            <text:p>4320</text:p>
          </table:table-cell>
          <table:table-cell table:formula="of:=[.B512]-[.$B$2]" office:value-type="float" office:value="61.9620606899261" calcext:value-type="float">
            <text:p>61.9620606899</text:p>
          </table:table-cell>
          <table:table-cell table:formula="of:=[.C512]/([.D512]-[.D511])" office:value-type="float" office:value="84752.4382577458" calcext:value-type="float">
            <text:p>84752.4382577458</text:p>
          </table:table-cell>
          <table:table-cell/>
          <table:table-cell office:value-type="float" office:value="1443145432.22421" calcext:value-type="float">
            <text:p>1443145432.22421</text:p>
          </table:table-cell>
          <table:table-cell table:formula="of:=[.G512]-[.$B$2]" office:value-type="float" office:value="72.2240312099457" calcext:value-type="float">
            <text:p>72.2240312099</text:p>
          </table:table-cell>
          <table:table-cell table:formula="of:=[.C512]/([.H512]-[.H511])" office:value-type="float" office:value="92548.3483244204" calcext:value-type="float">
            <text:p>92548.3483244204</text:p>
          </table:table-cell>
          <table:table-cell table:formula="of:=[.G512]-[.$B512]" office:value-type="float" office:value="10.2619705200195" calcext:value-type="float">
            <text:p>10.26197052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5422.01097" calcext:value-type="float">
            <text:p>1443145422.01097</text:p>
          </table:table-cell>
          <table:table-cell office:value-type="float" office:value="4320" calcext:value-type="float">
            <text:p>4320</text:p>
          </table:table-cell>
          <table:table-cell table:formula="of:=[.B513]-[.$B$2]" office:value-type="float" office:value="62.0107891559601" calcext:value-type="float">
            <text:p>62.010789156</text:p>
          </table:table-cell>
          <table:table-cell table:formula="of:=[.C513]/([.D513]-[.D512])" office:value-type="float" office:value="88654.5453122095" calcext:value-type="float">
            <text:p>88654.5453122095</text:p>
          </table:table-cell>
          <table:table-cell/>
          <table:table-cell office:value-type="float" office:value="1443145432.27085" calcext:value-type="float">
            <text:p>1443145432.27085</text:p>
          </table:table-cell>
          <table:table-cell table:formula="of:=[.G513]-[.$B$2]" office:value-type="float" office:value="72.2706694602966" calcext:value-type="float">
            <text:p>72.2706694603</text:p>
          </table:table-cell>
          <table:table-cell table:formula="of:=[.C513]/([.H513]-[.H512])" office:value-type="float" office:value="92627.8316080055" calcext:value-type="float">
            <text:p>92627.8316080055</text:p>
          </table:table-cell>
          <table:table-cell table:formula="of:=[.G513]-[.$B513]" office:value-type="float" office:value="10.2598803043365" calcext:value-type="float">
            <text:p>10.259880304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5422.05334" calcext:value-type="float">
            <text:p>1443145422.05334</text:p>
          </table:table-cell>
          <table:table-cell office:value-type="float" office:value="4320" calcext:value-type="float">
            <text:p>4320</text:p>
          </table:table-cell>
          <table:table-cell table:formula="of:=[.B514]-[.$B$2]" office:value-type="float" office:value="62.0531611442566" calcext:value-type="float">
            <text:p>62.0531611443</text:p>
          </table:table-cell>
          <table:table-cell table:formula="of:=[.C514]/([.D514]-[.D513])" office:value-type="float" office:value="101954.148806275" calcext:value-type="float">
            <text:p>101954.148806275</text:p>
          </table:table-cell>
          <table:table-cell/>
          <table:table-cell office:value-type="float" office:value="1443145432.31758" calcext:value-type="float">
            <text:p>1443145432.31758</text:p>
          </table:table-cell>
          <table:table-cell table:formula="of:=[.G514]-[.$B$2]" office:value-type="float" office:value="72.3174073696137" calcext:value-type="float">
            <text:p>72.3174073696</text:p>
          </table:table-cell>
          <table:table-cell table:formula="of:=[.C514]/([.H514]-[.H513])" office:value-type="float" office:value="92430.3218335689" calcext:value-type="float">
            <text:p>92430.3218335689</text:p>
          </table:table-cell>
          <table:table-cell table:formula="of:=[.G514]-[.$B514]" office:value-type="float" office:value="10.2642462253571" calcext:value-type="float">
            <text:p>10.2642462254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5422.09568" calcext:value-type="float">
            <text:p>1443145422.09568</text:p>
          </table:table-cell>
          <table:table-cell office:value-type="float" office:value="4320" calcext:value-type="float">
            <text:p>4320</text:p>
          </table:table-cell>
          <table:table-cell table:formula="of:=[.B515]-[.$B$2]" office:value-type="float" office:value="62.0955007076263" calcext:value-type="float">
            <text:p>62.0955007076</text:p>
          </table:table-cell>
          <table:table-cell table:formula="of:=[.C515]/([.D515]-[.D514])" office:value-type="float" office:value="102032.228397669" calcext:value-type="float">
            <text:p>102032.228397669</text:p>
          </table:table-cell>
          <table:table-cell/>
          <table:table-cell office:value-type="float" office:value="1443145432.36422" calcext:value-type="float">
            <text:p>1443145432.36422</text:p>
          </table:table-cell>
          <table:table-cell table:formula="of:=[.G515]-[.$B$2]" office:value-type="float" office:value="72.3640463352203" calcext:value-type="float">
            <text:p>72.3640463352</text:p>
          </table:table-cell>
          <table:table-cell table:formula="of:=[.C515]/([.H515]-[.H514])" office:value-type="float" office:value="92626.4110664663" calcext:value-type="float">
            <text:p>92626.4110664663</text:p>
          </table:table-cell>
          <table:table-cell table:formula="of:=[.G515]-[.$B515]" office:value-type="float" office:value="10.268545627594" calcext:value-type="float">
            <text:p>10.2685456276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5422.13804" calcext:value-type="float">
            <text:p>1443145422.13804</text:p>
          </table:table-cell>
          <table:table-cell office:value-type="float" office:value="4320" calcext:value-type="float">
            <text:p>4320</text:p>
          </table:table-cell>
          <table:table-cell table:formula="of:=[.B516]-[.$B$2]" office:value-type="float" office:value="62.1378684043884" calcext:value-type="float">
            <text:p>62.1378684044</text:p>
          </table:table-cell>
          <table:table-cell table:formula="of:=[.C516]/([.D516]-[.D515])" office:value-type="float" office:value="101964.476007721" calcext:value-type="float">
            <text:p>101964.476007721</text:p>
          </table:table-cell>
          <table:table-cell/>
          <table:table-cell office:value-type="float" office:value="1443145432.41089" calcext:value-type="float">
            <text:p>1443145432.41089</text:p>
          </table:table-cell>
          <table:table-cell table:formula="of:=[.G516]-[.$B$2]" office:value-type="float" office:value="72.4107096195221" calcext:value-type="float">
            <text:p>72.4107096195</text:p>
          </table:table-cell>
          <table:table-cell table:formula="of:=[.C516]/([.H516]-[.H515])" office:value-type="float" office:value="92578.1385652974" calcext:value-type="float">
            <text:p>92578.1385652974</text:p>
          </table:table-cell>
          <table:table-cell table:formula="of:=[.G516]-[.$B516]" office:value-type="float" office:value="10.2728412151337" calcext:value-type="float">
            <text:p>10.272841215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5422.18038" calcext:value-type="float">
            <text:p>1443145422.18038</text:p>
          </table:table-cell>
          <table:table-cell office:value-type="float" office:value="4320" calcext:value-type="float">
            <text:p>4320</text:p>
          </table:table-cell>
          <table:table-cell table:formula="of:=[.B517]-[.$B$2]" office:value-type="float" office:value="62.1802082061768" calcext:value-type="float">
            <text:p>62.1802082062</text:p>
          </table:table-cell>
          <table:table-cell table:formula="of:=[.C517]/([.D517]-[.D516])" office:value-type="float" office:value="102031.653846587" calcext:value-type="float">
            <text:p>102031.653846587</text:p>
          </table:table-cell>
          <table:table-cell/>
          <table:table-cell office:value-type="float" office:value="1443145432.45762" calcext:value-type="float">
            <text:p>1443145432.45762</text:p>
          </table:table-cell>
          <table:table-cell table:formula="of:=[.G517]-[.$B$2]" office:value-type="float" office:value="72.457444190979" calcext:value-type="float">
            <text:p>72.457444191</text:p>
          </table:table-cell>
          <table:table-cell table:formula="of:=[.C517]/([.H517]-[.H516])" office:value-type="float" office:value="92436.9233594703" calcext:value-type="float">
            <text:p>92436.9233594703</text:p>
          </table:table-cell>
          <table:table-cell table:formula="of:=[.G517]-[.$B517]" office:value-type="float" office:value="10.2772359848022" calcext:value-type="float">
            <text:p>10.2772359848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5422.22271" calcext:value-type="float">
            <text:p>1443145422.22271</text:p>
          </table:table-cell>
          <table:table-cell office:value-type="float" office:value="4320" calcext:value-type="float">
            <text:p>4320</text:p>
          </table:table-cell>
          <table:table-cell table:formula="of:=[.B518]-[.$B$2]" office:value-type="float" office:value="62.2225348949432" calcext:value-type="float">
            <text:p>62.2225348949</text:p>
          </table:table-cell>
          <table:table-cell table:formula="of:=[.C518]/([.D518]-[.D517])" office:value-type="float" office:value="102063.263768018" calcext:value-type="float">
            <text:p>102063.263768018</text:p>
          </table:table-cell>
          <table:table-cell/>
          <table:table-cell office:value-type="float" office:value="1443145432.50429" calcext:value-type="float">
            <text:p>1443145432.50429</text:p>
          </table:table-cell>
          <table:table-cell table:formula="of:=[.G518]-[.$B$2]" office:value-type="float" office:value="72.5041153430939" calcext:value-type="float">
            <text:p>72.5041153431</text:p>
          </table:table-cell>
          <table:table-cell table:formula="of:=[.C518]/([.H518]-[.H517])" office:value-type="float" office:value="92562.5317619653" calcext:value-type="float">
            <text:p>92562.5317619653</text:p>
          </table:table-cell>
          <table:table-cell table:formula="of:=[.G518]-[.$B518]" office:value-type="float" office:value="10.2815804481506" calcext:value-type="float">
            <text:p>10.2815804482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5422.26505" calcext:value-type="float">
            <text:p>1443145422.26505</text:p>
          </table:table-cell>
          <table:table-cell office:value-type="float" office:value="4320" calcext:value-type="float">
            <text:p>4320</text:p>
          </table:table-cell>
          <table:table-cell table:formula="of:=[.B519]-[.$B$2]" office:value-type="float" office:value="62.2648780345917" calcext:value-type="float">
            <text:p>62.2648780346</text:p>
          </table:table-cell>
          <table:table-cell table:formula="of:=[.C519]/([.D519]-[.D518])" office:value-type="float" office:value="102023.610810811" calcext:value-type="float">
            <text:p>102023.610810811</text:p>
          </table:table-cell>
          <table:table-cell/>
          <table:table-cell office:value-type="float" office:value="1443145432.55098" calcext:value-type="float">
            <text:p>1443145432.55098</text:p>
          </table:table-cell>
          <table:table-cell table:formula="of:=[.G519]-[.$B$2]" office:value-type="float" office:value="72.5508069992065" calcext:value-type="float">
            <text:p>72.5508069992</text:p>
          </table:table-cell>
          <table:table-cell table:formula="of:=[.C519]/([.H519]-[.H518])" office:value-type="float" office:value="92521.8842007976" calcext:value-type="float">
            <text:p>92521.8842007976</text:p>
          </table:table-cell>
          <table:table-cell table:formula="of:=[.G519]-[.$B519]" office:value-type="float" office:value="10.2859289646149" calcext:value-type="float">
            <text:p>10.2859289646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5422.30738" calcext:value-type="float">
            <text:p>1443145422.30738</text:p>
          </table:table-cell>
          <table:table-cell office:value-type="float" office:value="4320" calcext:value-type="float">
            <text:p>4320</text:p>
          </table:table-cell>
          <table:table-cell table:formula="of:=[.B520]-[.$B$2]" office:value-type="float" office:value="62.3072073459625" calcext:value-type="float">
            <text:p>62.307207346</text:p>
          </table:table-cell>
          <table:table-cell table:formula="of:=[.C520]/([.D520]-[.D519])" office:value-type="float" office:value="102056.940216963" calcext:value-type="float">
            <text:p>102056.940216963</text:p>
          </table:table-cell>
          <table:table-cell/>
          <table:table-cell office:value-type="float" office:value="1443145432.59765" calcext:value-type="float">
            <text:p>1443145432.59765</text:p>
          </table:table-cell>
          <table:table-cell table:formula="of:=[.G520]-[.$B$2]" office:value-type="float" office:value="72.5974695682526" calcext:value-type="float">
            <text:p>72.5974695683</text:p>
          </table:table-cell>
          <table:table-cell table:formula="of:=[.C520]/([.H520]-[.H519])" office:value-type="float" office:value="92579.5576265731" calcext:value-type="float">
            <text:p>92579.5576265731</text:p>
          </table:table-cell>
          <table:table-cell table:formula="of:=[.G520]-[.$B520]" office:value-type="float" office:value="10.29026222229" calcext:value-type="float">
            <text:p>10.290262222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5422.34971" calcext:value-type="float">
            <text:p>1443145422.34971</text:p>
          </table:table-cell>
          <table:table-cell office:value-type="float" office:value="4320" calcext:value-type="float">
            <text:p>4320</text:p>
          </table:table-cell>
          <table:table-cell table:formula="of:=[.B521]-[.$B$2]" office:value-type="float" office:value="62.349538564682" calcext:value-type="float">
            <text:p>62.3495385647</text:p>
          </table:table-cell>
          <table:table-cell table:formula="of:=[.C521]/([.D521]-[.D520])" office:value-type="float" office:value="102052.341762884" calcext:value-type="float">
            <text:p>102052.341762884</text:p>
          </table:table-cell>
          <table:table-cell/>
          <table:table-cell office:value-type="float" office:value="1443145432.64448" calcext:value-type="float">
            <text:p>1443145432.64448</text:p>
          </table:table-cell>
          <table:table-cell table:formula="of:=[.G521]-[.$B$2]" office:value-type="float" office:value="72.6443023681641" calcext:value-type="float">
            <text:p>72.6443023682</text:p>
          </table:table-cell>
          <table:table-cell table:formula="of:=[.C521]/([.H521]-[.H520])" office:value-type="float" office:value="92243.043511462" calcext:value-type="float">
            <text:p>92243.043511462</text:p>
          </table:table-cell>
          <table:table-cell table:formula="of:=[.G521]-[.$B521]" office:value-type="float" office:value="10.2947638034821" calcext:value-type="float">
            <text:p>10.2947638035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5422.39204" calcext:value-type="float">
            <text:p>1443145422.39204</text:p>
          </table:table-cell>
          <table:table-cell office:value-type="float" office:value="4320" calcext:value-type="float">
            <text:p>4320</text:p>
          </table:table-cell>
          <table:table-cell table:formula="of:=[.B522]-[.$B$2]" office:value-type="float" office:value="62.391862154007" calcext:value-type="float">
            <text:p>62.391862154</text:p>
          </table:table-cell>
          <table:table-cell table:formula="of:=[.C522]/([.D522]-[.D521])" office:value-type="float" office:value="102070.738065999" calcext:value-type="float">
            <text:p>102070.738065999</text:p>
          </table:table-cell>
          <table:table-cell/>
          <table:table-cell office:value-type="float" office:value="1443145432.69097" calcext:value-type="float">
            <text:p>1443145432.69097</text:p>
          </table:table-cell>
          <table:table-cell table:formula="of:=[.G522]-[.$B$2]" office:value-type="float" office:value="72.6907947063446" calcext:value-type="float">
            <text:p>72.6907947063</text:p>
          </table:table-cell>
          <table:table-cell table:formula="of:=[.C522]/([.H522]-[.H521])" office:value-type="float" office:value="92918.5360225227" calcext:value-type="float">
            <text:p>92918.5360225227</text:p>
          </table:table-cell>
          <table:table-cell table:formula="of:=[.G522]-[.$B522]" office:value-type="float" office:value="10.2989325523376" calcext:value-type="float">
            <text:p>10.2989325523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5422.43436" calcext:value-type="float">
            <text:p>1443145422.43436</text:p>
          </table:table-cell>
          <table:table-cell office:value-type="float" office:value="4320" calcext:value-type="float">
            <text:p>4320</text:p>
          </table:table-cell>
          <table:table-cell table:formula="of:=[.B523]-[.$B$2]" office:value-type="float" office:value="62.4341869354248" calcext:value-type="float">
            <text:p>62.4341869354</text:p>
          </table:table-cell>
          <table:table-cell table:formula="of:=[.C523]/([.D523]-[.D522])" office:value-type="float" office:value="102067.863206458" calcext:value-type="float">
            <text:p>102067.863206458</text:p>
          </table:table-cell>
          <table:table-cell/>
          <table:table-cell office:value-type="float" office:value="1443145432.73768" calcext:value-type="float">
            <text:p>1443145432.73768</text:p>
          </table:table-cell>
          <table:table-cell table:formula="of:=[.G523]-[.$B$2]" office:value-type="float" office:value="72.7375030517578" calcext:value-type="float">
            <text:p>72.7375030518</text:p>
          </table:table-cell>
          <table:table-cell table:formula="of:=[.C523]/([.H523]-[.H522])" office:value-type="float" office:value="92488.8253219607" calcext:value-type="float">
            <text:p>92488.8253219607</text:p>
          </table:table-cell>
          <table:table-cell table:formula="of:=[.G523]-[.$B523]" office:value-type="float" office:value="10.303316116333" calcext:value-type="float">
            <text:p>10.3033161163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5422.4767" calcext:value-type="float">
            <text:p>1443145422.4767</text:p>
          </table:table-cell>
          <table:table-cell office:value-type="float" office:value="4320" calcext:value-type="float">
            <text:p>4320</text:p>
          </table:table-cell>
          <table:table-cell table:formula="of:=[.B524]-[.$B$2]" office:value-type="float" office:value="62.4765202999115" calcext:value-type="float">
            <text:p>62.4765202999</text:p>
          </table:table-cell>
          <table:table-cell table:formula="of:=[.C524]/([.D524]-[.D523])" office:value-type="float" office:value="102047.168997347" calcext:value-type="float">
            <text:p>102047.168997347</text:p>
          </table:table-cell>
          <table:table-cell/>
          <table:table-cell office:value-type="float" office:value="1443145432.78434" calcext:value-type="float">
            <text:p>1443145432.78434</text:p>
          </table:table-cell>
          <table:table-cell table:formula="of:=[.G524]-[.$B$2]" office:value-type="float" office:value="72.7841637134552" calcext:value-type="float">
            <text:p>72.7841637135</text:p>
          </table:table-cell>
          <table:table-cell table:formula="of:=[.C524]/([.H524]-[.H523])" office:value-type="float" office:value="92583.3420026672" calcext:value-type="float">
            <text:p>92583.3420026672</text:p>
          </table:table-cell>
          <table:table-cell table:formula="of:=[.G524]-[.$B524]" office:value-type="float" office:value="10.3076434135437" calcext:value-type="float">
            <text:p>10.3076434135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5422.51902" calcext:value-type="float">
            <text:p>1443145422.51902</text:p>
          </table:table-cell>
          <table:table-cell office:value-type="float" office:value="4320" calcext:value-type="float">
            <text:p>4320</text:p>
          </table:table-cell>
          <table:table-cell table:formula="of:=[.B525]-[.$B$2]" office:value-type="float" office:value="62.5188472270966" calcext:value-type="float">
            <text:p>62.5188472271</text:p>
          </table:table-cell>
          <table:table-cell table:formula="of:=[.C525]/([.D525]-[.D524])" office:value-type="float" office:value="102062.688867359" calcext:value-type="float">
            <text:p>102062.688867359</text:p>
          </table:table-cell>
          <table:table-cell/>
          <table:table-cell office:value-type="float" office:value="1443145432.83105" calcext:value-type="float">
            <text:p>1443145432.83105</text:p>
          </table:table-cell>
          <table:table-cell table:formula="of:=[.G525]-[.$B$2]" office:value-type="float" office:value="72.8308756351471" calcext:value-type="float">
            <text:p>72.8308756351</text:p>
          </table:table-cell>
          <table:table-cell table:formula="of:=[.C525]/([.H525]-[.H524])" office:value-type="float" office:value="92481.7443498499" calcext:value-type="float">
            <text:p>92481.7443498499</text:p>
          </table:table-cell>
          <table:table-cell table:formula="of:=[.G525]-[.$B525]" office:value-type="float" office:value="10.3120284080505" calcext:value-type="float">
            <text:p>10.3120284081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5422.56135" calcext:value-type="float">
            <text:p>1443145422.56135</text:p>
          </table:table-cell>
          <table:table-cell office:value-type="float" office:value="4320" calcext:value-type="float">
            <text:p>4320</text:p>
          </table:table-cell>
          <table:table-cell table:formula="of:=[.B526]-[.$B$2]" office:value-type="float" office:value="62.5611715316772" calcext:value-type="float">
            <text:p>62.5611715317</text:p>
          </table:table-cell>
          <table:table-cell table:formula="of:=[.C526]/([.D526]-[.D525])" office:value-type="float" office:value="102069.013130841" calcext:value-type="float">
            <text:p>102069.013130841</text:p>
          </table:table-cell>
          <table:table-cell/>
          <table:table-cell office:value-type="float" office:value="1443145432.87774" calcext:value-type="float">
            <text:p>1443145432.87774</text:p>
          </table:table-cell>
          <table:table-cell table:formula="of:=[.G526]-[.$B$2]" office:value-type="float" office:value="72.8775591850281" calcext:value-type="float">
            <text:p>72.877559185</text:p>
          </table:table-cell>
          <table:table-cell table:formula="of:=[.C526]/([.H526]-[.H525])" office:value-type="float" office:value="92537.9498991343" calcext:value-type="float">
            <text:p>92537.9498991343</text:p>
          </table:table-cell>
          <table:table-cell table:formula="of:=[.G526]-[.$B526]" office:value-type="float" office:value="10.3163876533508" calcext:value-type="float">
            <text:p>10.3163876534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5422.60368" calcext:value-type="float">
            <text:p>1443145422.60368</text:p>
          </table:table-cell>
          <table:table-cell office:value-type="float" office:value="4320" calcext:value-type="float">
            <text:p>4320</text:p>
          </table:table-cell>
          <table:table-cell table:formula="of:=[.B527]-[.$B$2]" office:value-type="float" office:value="62.6035072803497" calcext:value-type="float">
            <text:p>62.6035072803</text:p>
          </table:table-cell>
          <table:table-cell table:formula="of:=[.C527]/([.D527]-[.D526])" office:value-type="float" office:value="102041.422095073" calcext:value-type="float">
            <text:p>102041.422095073</text:p>
          </table:table-cell>
          <table:table-cell/>
          <table:table-cell office:value-type="float" office:value="1443145432.92443" calcext:value-type="float">
            <text:p>1443145432.92443</text:p>
          </table:table-cell>
          <table:table-cell table:formula="of:=[.G527]-[.$B$2]" office:value-type="float" office:value="72.9242503643036" calcext:value-type="float">
            <text:p>72.9242503643</text:p>
          </table:table-cell>
          <table:table-cell table:formula="of:=[.C527]/([.H527]-[.H526])" office:value-type="float" office:value="92522.8290874554" calcext:value-type="float">
            <text:p>92522.8290874554</text:p>
          </table:table-cell>
          <table:table-cell table:formula="of:=[.G527]-[.$B527]" office:value-type="float" office:value="10.3207430839539" calcext:value-type="float">
            <text:p>10.320743084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5422.64601" calcext:value-type="float">
            <text:p>1443145422.64601</text:p>
          </table:table-cell>
          <table:table-cell office:value-type="float" office:value="4320" calcext:value-type="float">
            <text:p>4320</text:p>
          </table:table-cell>
          <table:table-cell table:formula="of:=[.B528]-[.$B$2]" office:value-type="float" office:value="62.6458334922791" calcext:value-type="float">
            <text:p>62.6458334923</text:p>
          </table:table-cell>
          <table:table-cell table:formula="of:=[.C528]/([.D528]-[.D527])" office:value-type="float" office:value="102064.413588766" calcext:value-type="float">
            <text:p>102064.413588766</text:p>
          </table:table-cell>
          <table:table-cell/>
          <table:table-cell office:value-type="float" office:value="1443145432.97111" calcext:value-type="float">
            <text:p>1443145432.97111</text:p>
          </table:table-cell>
          <table:table-cell table:formula="of:=[.G528]-[.$B$2]" office:value-type="float" office:value="72.9709386825562" calcext:value-type="float">
            <text:p>72.9709386826</text:p>
          </table:table-cell>
          <table:table-cell table:formula="of:=[.C528]/([.H528]-[.H527])" office:value-type="float" office:value="92528.4988127154" calcext:value-type="float">
            <text:p>92528.4988127154</text:p>
          </table:table-cell>
          <table:table-cell table:formula="of:=[.G528]-[.$B528]" office:value-type="float" office:value="10.3251051902771" calcext:value-type="float">
            <text:p>10.3251051903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5422.68832" calcext:value-type="float">
            <text:p>1443145422.68832</text:p>
          </table:table-cell>
          <table:table-cell office:value-type="float" office:value="4320" calcext:value-type="float">
            <text:p>4320</text:p>
          </table:table-cell>
          <table:table-cell table:formula="of:=[.B529]-[.$B$2]" office:value-type="float" office:value="62.6881418228149" calcext:value-type="float">
            <text:p>62.6881418228</text:p>
          </table:table-cell>
          <table:table-cell table:formula="of:=[.C529]/([.D529]-[.D528])" office:value-type="float" office:value="102107.550576487" calcext:value-type="float">
            <text:p>102107.550576487</text:p>
          </table:table-cell>
          <table:table-cell/>
          <table:table-cell office:value-type="float" office:value="1443145433.01784" calcext:value-type="float">
            <text:p>1443145433.01784</text:p>
          </table:table-cell>
          <table:table-cell table:formula="of:=[.G529]-[.$B$2]" office:value-type="float" office:value="73.0176682472229" calcext:value-type="float">
            <text:p>73.0176682472</text:p>
          </table:table-cell>
          <table:table-cell table:formula="of:=[.C529]/([.H529]-[.H528])" office:value-type="float" office:value="92446.8274166063" calcext:value-type="float">
            <text:p>92446.8274166063</text:p>
          </table:table-cell>
          <table:table-cell table:formula="of:=[.G529]-[.$B529]" office:value-type="float" office:value="10.329526424408" calcext:value-type="float">
            <text:p>10.329526424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5422.73065" calcext:value-type="float">
            <text:p>1443145422.73065</text:p>
          </table:table-cell>
          <table:table-cell office:value-type="float" office:value="4320" calcext:value-type="float">
            <text:p>4320</text:p>
          </table:table-cell>
          <table:table-cell table:formula="of:=[.B530]-[.$B$2]" office:value-type="float" office:value="62.7304704189301" calcext:value-type="float">
            <text:p>62.7304704189</text:p>
          </table:table-cell>
          <table:table-cell table:formula="of:=[.C530]/([.D530]-[.D529])" office:value-type="float" office:value="102058.664744084" calcext:value-type="float">
            <text:p>102058.664744084</text:p>
          </table:table-cell>
          <table:table-cell/>
          <table:table-cell office:value-type="float" office:value="1443145433.03226" calcext:value-type="float">
            <text:p>1443145433.03226</text:p>
          </table:table-cell>
          <table:table-cell table:formula="of:=[.G530]-[.$B$2]" office:value-type="float" office:value="73.0320789813995" calcext:value-type="float">
            <text:p>73.0320789814</text:p>
          </table:table-cell>
          <table:table-cell table:formula="of:=[.C530]/([.H530]-[.H529])" office:value-type="float" office:value="299776.537895207" calcext:value-type="float">
            <text:p>299776.537895207</text:p>
          </table:table-cell>
          <table:table-cell table:formula="of:=[.G530]-[.$B530]" office:value-type="float" office:value="10.3016085624695" calcext:value-type="float">
            <text:p>10.3016085625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5422.77297" calcext:value-type="float">
            <text:p>1443145422.77297</text:p>
          </table:table-cell>
          <table:table-cell office:value-type="float" office:value="4320" calcext:value-type="float">
            <text:p>4320</text:p>
          </table:table-cell>
          <table:table-cell table:formula="of:=[.B531]-[.$B$2]" office:value-type="float" office:value="62.7727980613709" calcext:value-type="float">
            <text:p>62.7727980614</text:p>
          </table:table-cell>
          <table:table-cell table:formula="of:=[.C531]/([.D531]-[.D530])" office:value-type="float" office:value="102060.964204241" calcext:value-type="float">
            <text:p>102060.964204241</text:p>
          </table:table-cell>
          <table:table-cell/>
          <table:table-cell office:value-type="float" office:value="1443145433.04668" calcext:value-type="float">
            <text:p>1443145433.04668</text:p>
          </table:table-cell>
          <table:table-cell table:formula="of:=[.G531]-[.$B$2]" office:value-type="float" office:value="73.046502828598" calcext:value-type="float">
            <text:p>73.0465028286</text:p>
          </table:table-cell>
          <table:table-cell table:formula="of:=[.C531]/([.H531]-[.H530])" office:value-type="float" office:value="299504.004760488" calcext:value-type="float">
            <text:p>299504.004760488</text:p>
          </table:table-cell>
          <table:table-cell table:formula="of:=[.G531]-[.$B531]" office:value-type="float" office:value="10.2737047672272" calcext:value-type="float">
            <text:p>10.2737047672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5422.81535" calcext:value-type="float">
            <text:p>1443145422.81535</text:p>
          </table:table-cell>
          <table:table-cell office:value-type="float" office:value="4320" calcext:value-type="float">
            <text:p>4320</text:p>
          </table:table-cell>
          <table:table-cell table:formula="of:=[.B532]-[.$B$2]" office:value-type="float" office:value="62.8151750564575" calcext:value-type="float">
            <text:p>62.8151750565</text:p>
          </table:table-cell>
          <table:table-cell table:formula="of:=[.C532]/([.D532]-[.D531])" office:value-type="float" office:value="101942.103048238" calcext:value-type="float">
            <text:p>101942.103048238</text:p>
          </table:table-cell>
          <table:table-cell/>
          <table:table-cell office:value-type="float" office:value="1443145433.07457" calcext:value-type="float">
            <text:p>1443145433.07457</text:p>
          </table:table-cell>
          <table:table-cell table:formula="of:=[.G532]-[.$B$2]" office:value-type="float" office:value="73.0743978023529" calcext:value-type="float">
            <text:p>73.0743978024</text:p>
          </table:table-cell>
          <table:table-cell table:formula="of:=[.C532]/([.H532]-[.H531])" office:value-type="float" office:value="154866.609230769" calcext:value-type="float">
            <text:p>154866.609230769</text:p>
          </table:table-cell>
          <table:table-cell table:formula="of:=[.G532]-[.$B532]" office:value-type="float" office:value="10.2592227458954" calcext:value-type="float">
            <text:p>10.2592227459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5422.85769" calcext:value-type="float">
            <text:p>1443145422.85769</text:p>
          </table:table-cell>
          <table:table-cell office:value-type="float" office:value="4320" calcext:value-type="float">
            <text:p>4320</text:p>
          </table:table-cell>
          <table:table-cell table:formula="of:=[.B533]-[.$B$2]" office:value-type="float" office:value="62.8575155735016" calcext:value-type="float">
            <text:p>62.8575155735</text:p>
          </table:table-cell>
          <table:table-cell table:formula="of:=[.C533]/([.D533]-[.D532])" office:value-type="float" office:value="102029.930232165" calcext:value-type="float">
            <text:p>102029.930232165</text:p>
          </table:table-cell>
          <table:table-cell/>
          <table:table-cell office:value-type="float" office:value="1443145433.11848" calcext:value-type="float">
            <text:p>1443145433.11848</text:p>
          </table:table-cell>
          <table:table-cell table:formula="of:=[.G533]-[.$B$2]" office:value-type="float" office:value="73.1183080673218" calcext:value-type="float">
            <text:p>73.1183080673</text:p>
          </table:table-cell>
          <table:table-cell table:formula="of:=[.C533]/([.H533]-[.H532])" office:value-type="float" office:value="98382.4625759476" calcext:value-type="float">
            <text:p>98382.4625759476</text:p>
          </table:table-cell>
          <table:table-cell table:formula="of:=[.G533]-[.$B533]" office:value-type="float" office:value="10.2607924938202" calcext:value-type="float">
            <text:p>10.2607924938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5422.90004" calcext:value-type="float">
            <text:p>1443145422.90004</text:p>
          </table:table-cell>
          <table:table-cell office:value-type="float" office:value="4320" calcext:value-type="float">
            <text:p>4320</text:p>
          </table:table-cell>
          <table:table-cell table:formula="of:=[.B534]-[.$B$2]" office:value-type="float" office:value="62.899866104126" calcext:value-type="float">
            <text:p>62.8998661041</text:p>
          </table:table-cell>
          <table:table-cell table:formula="of:=[.C534]/([.D534]-[.D533])" office:value-type="float" office:value="102005.805743367" calcext:value-type="float">
            <text:p>102005.805743367</text:p>
          </table:table-cell>
          <table:table-cell/>
          <table:table-cell office:value-type="float" office:value="1443145433.1624" calcext:value-type="float">
            <text:p>1443145433.1624</text:p>
          </table:table-cell>
          <table:table-cell table:formula="of:=[.G534]-[.$B$2]" office:value-type="float" office:value="73.1622202396393" calcext:value-type="float">
            <text:p>73.1622202396</text:p>
          </table:table-cell>
          <table:table-cell table:formula="of:=[.C534]/([.H534]-[.H533])" office:value-type="float" office:value="98378.1892811962" calcext:value-type="float">
            <text:p>98378.1892811962</text:p>
          </table:table-cell>
          <table:table-cell table:formula="of:=[.G534]-[.$B534]" office:value-type="float" office:value="10.2623541355133" calcext:value-type="float">
            <text:p>10.2623541355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5422.94239" calcext:value-type="float">
            <text:p>1443145422.94239</text:p>
          </table:table-cell>
          <table:table-cell office:value-type="float" office:value="4320" calcext:value-type="float">
            <text:p>4320</text:p>
          </table:table-cell>
          <table:table-cell table:formula="of:=[.B535]-[.$B$2]" office:value-type="float" office:value="62.9422097206116" calcext:value-type="float">
            <text:p>62.9422097206</text:p>
          </table:table-cell>
          <table:table-cell table:formula="of:=[.C535]/([.D535]-[.D534])" office:value-type="float" office:value="102022.461909213" calcext:value-type="float">
            <text:p>102022.461909213</text:p>
          </table:table-cell>
          <table:table-cell/>
          <table:table-cell office:value-type="float" office:value="1443145433.20625" calcext:value-type="float">
            <text:p>1443145433.20625</text:p>
          </table:table-cell>
          <table:table-cell table:formula="of:=[.G535]-[.$B$2]" office:value-type="float" office:value="73.2060770988464" calcext:value-type="float">
            <text:p>73.2060770988</text:p>
          </table:table-cell>
          <table:table-cell table:formula="of:=[.C535]/([.H535]-[.H534])" office:value-type="float" office:value="98502.2657366988" calcext:value-type="float">
            <text:p>98502.2657366988</text:p>
          </table:table-cell>
          <table:table-cell table:formula="of:=[.G535]-[.$B535]" office:value-type="float" office:value="10.2638673782349" calcext:value-type="float">
            <text:p>10.2638673782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5422.98471" calcext:value-type="float">
            <text:p>1443145422.98471</text:p>
          </table:table-cell>
          <table:table-cell office:value-type="float" office:value="4320" calcext:value-type="float">
            <text:p>4320</text:p>
          </table:table-cell>
          <table:table-cell table:formula="of:=[.B536]-[.$B$2]" office:value-type="float" office:value="62.9845380783081" calcext:value-type="float">
            <text:p>62.9845380783</text:p>
          </table:table-cell>
          <table:table-cell table:formula="of:=[.C536]/([.D536]-[.D535])" office:value-type="float" office:value="102059.23959941" calcext:value-type="float">
            <text:p>102059.23959941</text:p>
          </table:table-cell>
          <table:table-cell/>
          <table:table-cell office:value-type="float" office:value="1443145433.25009" calcext:value-type="float">
            <text:p>1443145433.25009</text:p>
          </table:table-cell>
          <table:table-cell table:formula="of:=[.G536]-[.$B$2]" office:value-type="float" office:value="73.249918460846" calcext:value-type="float">
            <text:p>73.2499184608</text:p>
          </table:table-cell>
          <table:table-cell table:formula="of:=[.C536]/([.H536]-[.H535])" office:value-type="float" office:value="98537.0846838224" calcext:value-type="float">
            <text:p>98537.0846838224</text:p>
          </table:table-cell>
          <table:table-cell table:formula="of:=[.G536]-[.$B536]" office:value-type="float" office:value="10.2653803825378" calcext:value-type="float">
            <text:p>10.2653803825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5423.02767" calcext:value-type="float">
            <text:p>1443145423.02767</text:p>
          </table:table-cell>
          <table:table-cell office:value-type="float" office:value="4320" calcext:value-type="float">
            <text:p>4320</text:p>
          </table:table-cell>
          <table:table-cell table:formula="of:=[.B537]-[.$B$2]" office:value-type="float" office:value="63.0274968147278" calcext:value-type="float">
            <text:p>63.0274968147</text:p>
          </table:table-cell>
          <table:table-cell table:formula="of:=[.C537]/([.D537]-[.D536])" office:value-type="float" office:value="100561.617031668" calcext:value-type="float">
            <text:p>100561.617031668</text:p>
          </table:table-cell>
          <table:table-cell/>
          <table:table-cell office:value-type="float" office:value="1443145433.29402" calcext:value-type="float">
            <text:p>1443145433.29402</text:p>
          </table:table-cell>
          <table:table-cell table:formula="of:=[.G537]-[.$B$2]" office:value-type="float" office:value="73.2938439846039" calcext:value-type="float">
            <text:p>73.2938439846</text:p>
          </table:table-cell>
          <table:table-cell table:formula="of:=[.C537]/([.H537]-[.H536])" office:value-type="float" office:value="98348.2866090959" calcext:value-type="float">
            <text:p>98348.2866090959</text:p>
          </table:table-cell>
          <table:table-cell table:formula="of:=[.G537]-[.$B537]" office:value-type="float" office:value="10.2663471698761" calcext:value-type="float">
            <text:p>10.266347169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5423.07102" calcext:value-type="float">
            <text:p>1443145423.07102</text:p>
          </table:table-cell>
          <table:table-cell office:value-type="float" office:value="4320" calcext:value-type="float">
            <text:p>4320</text:p>
          </table:table-cell>
          <table:table-cell table:formula="of:=[.B538]-[.$B$2]" office:value-type="float" office:value="63.0708465576172" calcext:value-type="float">
            <text:p>63.0708465576</text:p>
          </table:table-cell>
          <table:table-cell table:formula="of:=[.C538]/([.D538]-[.D537])" office:value-type="float" office:value="99654.5702940238" calcext:value-type="float">
            <text:p>99654.5702940238</text:p>
          </table:table-cell>
          <table:table-cell/>
          <table:table-cell office:value-type="float" office:value="1443145433.33793" calcext:value-type="float">
            <text:p>1443145433.33793</text:p>
          </table:table-cell>
          <table:table-cell table:formula="of:=[.G538]-[.$B$2]" office:value-type="float" office:value="73.33775806427" calcext:value-type="float">
            <text:p>73.3377580643</text:p>
          </table:table-cell>
          <table:table-cell table:formula="of:=[.C538]/([.H538]-[.H537])" office:value-type="float" office:value="98373.9163576544" calcext:value-type="float">
            <text:p>98373.9163576544</text:p>
          </table:table-cell>
          <table:table-cell table:formula="of:=[.G538]-[.$B538]" office:value-type="float" office:value="10.2669115066528" calcext:value-type="float">
            <text:p>10.2669115067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5423.11437" calcext:value-type="float">
            <text:p>1443145423.11437</text:p>
          </table:table-cell>
          <table:table-cell office:value-type="float" office:value="4320" calcext:value-type="float">
            <text:p>4320</text:p>
          </table:table-cell>
          <table:table-cell table:formula="of:=[.B539]-[.$B$2]" office:value-type="float" office:value="63.1141974925995" calcext:value-type="float">
            <text:p>63.1141974926</text:p>
          </table:table-cell>
          <table:table-cell table:formula="of:=[.C539]/([.D539]-[.D538])" office:value-type="float" office:value="99651.8299262486" calcext:value-type="float">
            <text:p>99651.8299262486</text:p>
          </table:table-cell>
          <table:table-cell/>
          <table:table-cell office:value-type="float" office:value="1443145433.38176" calcext:value-type="float">
            <text:p>1443145433.38176</text:p>
          </table:table-cell>
          <table:table-cell table:formula="of:=[.G539]-[.$B$2]" office:value-type="float" office:value="73.381579875946" calcext:value-type="float">
            <text:p>73.3815798759</text:p>
          </table:table-cell>
          <table:table-cell table:formula="of:=[.C539]/([.H539]-[.H538])" office:value-type="float" office:value="98581.0452552203" calcext:value-type="float">
            <text:p>98581.0452552203</text:p>
          </table:table-cell>
          <table:table-cell table:formula="of:=[.G539]-[.$B539]" office:value-type="float" office:value="10.2673823833466" calcext:value-type="float">
            <text:p>10.2673823833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5423.15772" calcext:value-type="float">
            <text:p>1443145423.15772</text:p>
          </table:table-cell>
          <table:table-cell office:value-type="float" office:value="4320" calcext:value-type="float">
            <text:p>4320</text:p>
          </table:table-cell>
          <table:table-cell table:formula="of:=[.B540]-[.$B$2]" office:value-type="float" office:value="63.1575403213501" calcext:value-type="float">
            <text:p>63.1575403214</text:p>
          </table:table-cell>
          <table:table-cell table:formula="of:=[.C540]/([.D540]-[.D539])" office:value-type="float" office:value="99670.4673997349" calcext:value-type="float">
            <text:p>99670.4673997349</text:p>
          </table:table-cell>
          <table:table-cell/>
          <table:table-cell office:value-type="float" office:value="1443145433.42565" calcext:value-type="float">
            <text:p>1443145433.42565</text:p>
          </table:table-cell>
          <table:table-cell table:formula="of:=[.G540]-[.$B$2]" office:value-type="float" office:value="73.4254760742188" calcext:value-type="float">
            <text:p>73.4254760742</text:p>
          </table:table-cell>
          <table:table-cell table:formula="of:=[.C540]/([.H540]-[.H539])" office:value-type="float" office:value="98413.9895934041" calcext:value-type="float">
            <text:p>98413.9895934041</text:p>
          </table:table-cell>
          <table:table-cell table:formula="of:=[.G540]-[.$B540]" office:value-type="float" office:value="10.2679357528687" calcext:value-type="float">
            <text:p>10.2679357529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5423.20103" calcext:value-type="float">
            <text:p>1443145423.20103</text:p>
          </table:table-cell>
          <table:table-cell office:value-type="float" office:value="4320" calcext:value-type="float">
            <text:p>4320</text:p>
          </table:table-cell>
          <table:table-cell table:formula="of:=[.B541]-[.$B$2]" office:value-type="float" office:value="63.2008531093597" calcext:value-type="float">
            <text:p>63.2008531094</text:p>
          </table:table-cell>
          <table:table-cell table:formula="of:=[.C541]/([.D541]-[.D540])" office:value-type="float" office:value="99739.5965145018" calcext:value-type="float">
            <text:p>99739.5965145018</text:p>
          </table:table-cell>
          <table:table-cell/>
          <table:table-cell office:value-type="float" office:value="1443145433.46956" calcext:value-type="float">
            <text:p>1443145433.46956</text:p>
          </table:table-cell>
          <table:table-cell table:formula="of:=[.G541]-[.$B$2]" office:value-type="float" office:value="73.4693870544434" calcext:value-type="float">
            <text:p>73.4693870544</text:p>
          </table:table-cell>
          <table:table-cell table:formula="of:=[.C541]/([.H541]-[.H540])" office:value-type="float" office:value="98380.8600469117" calcext:value-type="float">
            <text:p>98380.8600469117</text:p>
          </table:table-cell>
          <table:table-cell table:formula="of:=[.G541]-[.$B541]" office:value-type="float" office:value="10.2685339450836" calcext:value-type="float">
            <text:p>10.268533945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5423.24436" calcext:value-type="float">
            <text:p>1443145423.24436</text:p>
          </table:table-cell>
          <table:table-cell office:value-type="float" office:value="4320" calcext:value-type="float">
            <text:p>4320</text:p>
          </table:table-cell>
          <table:table-cell table:formula="of:=[.B542]-[.$B$2]" office:value-type="float" office:value="63.2441833019257" calcext:value-type="float">
            <text:p>63.2441833019</text:p>
          </table:table-cell>
          <table:table-cell table:formula="of:=[.C542]/([.D542]-[.D541])" office:value-type="float" office:value="99699.533839551" calcext:value-type="float">
            <text:p>99699.533839551</text:p>
          </table:table-cell>
          <table:table-cell/>
          <table:table-cell office:value-type="float" office:value="1443145433.51341" calcext:value-type="float">
            <text:p>1443145433.51341</text:p>
          </table:table-cell>
          <table:table-cell table:formula="of:=[.G542]-[.$B$2]" office:value-type="float" office:value="73.5132367610931" calcext:value-type="float">
            <text:p>73.5132367611</text:p>
          </table:table-cell>
          <table:table-cell table:formula="of:=[.C542]/([.H542]-[.H541])" office:value-type="float" office:value="98518.332961793" calcext:value-type="float">
            <text:p>98518.332961793</text:p>
          </table:table-cell>
          <table:table-cell table:formula="of:=[.G542]-[.$B542]" office:value-type="float" office:value="10.2690534591675" calcext:value-type="float">
            <text:p>10.2690534592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5423.2877" calcext:value-type="float">
            <text:p>1443145423.2877</text:p>
          </table:table-cell>
          <table:table-cell office:value-type="float" office:value="4320" calcext:value-type="float">
            <text:p>4320</text:p>
          </table:table-cell>
          <table:table-cell table:formula="of:=[.B543]-[.$B$2]" office:value-type="float" office:value="63.2875256538391" calcext:value-type="float">
            <text:p>63.2875256538</text:p>
          </table:table-cell>
          <table:table-cell table:formula="of:=[.C543]/([.D543]-[.D542])" office:value-type="float" office:value="99671.5639388088" calcext:value-type="float">
            <text:p>99671.5639388088</text:p>
          </table:table-cell>
          <table:table-cell/>
          <table:table-cell office:value-type="float" office:value="1443145433.55731" calcext:value-type="float">
            <text:p>1443145433.55731</text:p>
          </table:table-cell>
          <table:table-cell table:formula="of:=[.G543]-[.$B$2]" office:value-type="float" office:value="73.5571339130402" calcext:value-type="float">
            <text:p>73.557133913</text:p>
          </table:table-cell>
          <table:table-cell table:formula="of:=[.C543]/([.H543]-[.H542])" office:value-type="float" office:value="98411.8515299971" calcext:value-type="float">
            <text:p>98411.8515299971</text:p>
          </table:table-cell>
          <table:table-cell table:formula="of:=[.G543]-[.$B543]" office:value-type="float" office:value="10.2696082592011" calcext:value-type="float">
            <text:p>10.2696082592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5423.33105" calcext:value-type="float">
            <text:p>1443145423.33105</text:p>
          </table:table-cell>
          <table:table-cell office:value-type="float" office:value="4320" calcext:value-type="float">
            <text:p>4320</text:p>
          </table:table-cell>
          <table:table-cell table:formula="of:=[.B544]-[.$B$2]" office:value-type="float" office:value="63.3308706283569" calcext:value-type="float">
            <text:p>63.3308706284</text:p>
          </table:table-cell>
          <table:table-cell table:formula="of:=[.C544]/([.D544]-[.D543])" office:value-type="float" office:value="99665.5332724612" calcext:value-type="float">
            <text:p>99665.5332724612</text:p>
          </table:table-cell>
          <table:table-cell/>
          <table:table-cell office:value-type="float" office:value="1443145433.6012" calcext:value-type="float">
            <text:p>1443145433.6012</text:p>
          </table:table-cell>
          <table:table-cell table:formula="of:=[.G544]-[.$B$2]" office:value-type="float" office:value="73.6010229587555" calcext:value-type="float">
            <text:p>73.6010229588</text:p>
          </table:table-cell>
          <table:table-cell table:formula="of:=[.C544]/([.H544]-[.H543])" office:value-type="float" office:value="98430.0280306816" calcext:value-type="float">
            <text:p>98430.0280306816</text:p>
          </table:table-cell>
          <table:table-cell table:formula="of:=[.G544]-[.$B544]" office:value-type="float" office:value="10.2701523303986" calcext:value-type="float">
            <text:p>10.2701523304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5423.37439" calcext:value-type="float">
            <text:p>1443145423.37439</text:p>
          </table:table-cell>
          <table:table-cell office:value-type="float" office:value="4320" calcext:value-type="float">
            <text:p>4320</text:p>
          </table:table-cell>
          <table:table-cell table:formula="of:=[.B545]-[.$B$2]" office:value-type="float" office:value="63.374213218689" calcext:value-type="float">
            <text:p>63.3742132187</text:p>
          </table:table-cell>
          <table:table-cell table:formula="of:=[.C545]/([.D545]-[.D544])" office:value-type="float" office:value="99671.0156662559" calcext:value-type="float">
            <text:p>99671.0156662559</text:p>
          </table:table-cell>
          <table:table-cell/>
          <table:table-cell office:value-type="float" office:value="1443145433.64511" calcext:value-type="float">
            <text:p>1443145433.64511</text:p>
          </table:table-cell>
          <table:table-cell table:formula="of:=[.G545]-[.$B$2]" office:value-type="float" office:value="73.6449337005615" calcext:value-type="float">
            <text:p>73.6449337006</text:p>
          </table:table-cell>
          <table:table-cell table:formula="of:=[.C545]/([.H545]-[.H544])" office:value-type="float" office:value="98381.3942174562" calcext:value-type="float">
            <text:p>98381.3942174562</text:p>
          </table:table-cell>
          <table:table-cell table:formula="of:=[.G545]-[.$B545]" office:value-type="float" office:value="10.2707204818726" calcext:value-type="float">
            <text:p>10.2707204819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5423.41774" calcext:value-type="float">
            <text:p>1443145423.41774</text:p>
          </table:table-cell>
          <table:table-cell office:value-type="float" office:value="4320" calcext:value-type="float">
            <text:p>4320</text:p>
          </table:table-cell>
          <table:table-cell table:formula="of:=[.B546]-[.$B$2]" office:value-type="float" office:value="63.4175608158112" calcext:value-type="float">
            <text:p>63.4175608158</text:p>
          </table:table-cell>
          <table:table-cell table:formula="of:=[.C546]/([.D546]-[.D545])" office:value-type="float" office:value="99659.5033358451" calcext:value-type="float">
            <text:p>99659.5033358451</text:p>
          </table:table-cell>
          <table:table-cell/>
          <table:table-cell office:value-type="float" office:value="1443145433.68899" calcext:value-type="float">
            <text:p>1443145433.68899</text:p>
          </table:table-cell>
          <table:table-cell table:formula="of:=[.G546]-[.$B$2]" office:value-type="float" office:value="73.6888105869293" calcext:value-type="float">
            <text:p>73.6888105869</text:p>
          </table:table-cell>
          <table:table-cell table:formula="of:=[.C546]/([.H546]-[.H545])" office:value-type="float" office:value="98457.3053745796" calcext:value-type="float">
            <text:p>98457.3053745796</text:p>
          </table:table-cell>
          <table:table-cell table:formula="of:=[.G546]-[.$B546]" office:value-type="float" office:value="10.2712497711182" calcext:value-type="float">
            <text:p>10.2712497711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45423.46108" calcext:value-type="float">
            <text:p>1443145423.46108</text:p>
          </table:table-cell>
          <table:table-cell office:value-type="float" office:value="4320" calcext:value-type="float">
            <text:p>4320</text:p>
          </table:table-cell>
          <table:table-cell table:formula="of:=[.B547]-[.$B$2]" office:value-type="float" office:value="63.4608991146088" calcext:value-type="float">
            <text:p>63.4608991146</text:p>
          </table:table-cell>
          <table:table-cell table:formula="of:=[.C547]/([.D547]-[.D546])" office:value-type="float" office:value="99680.8854951753" calcext:value-type="float">
            <text:p>99680.8854951753</text:p>
          </table:table-cell>
          <table:table-cell/>
          <table:table-cell office:value-type="float" office:value="1443145433.73285" calcext:value-type="float">
            <text:p>1443145433.73285</text:p>
          </table:table-cell>
          <table:table-cell table:formula="of:=[.G547]-[.$B$2]" office:value-type="float" office:value="73.7326693534851" calcext:value-type="float">
            <text:p>73.7326693535</text:p>
          </table:table-cell>
          <table:table-cell table:formula="of:=[.C547]/([.H547]-[.H546])" office:value-type="float" office:value="98497.9820284088" calcext:value-type="float">
            <text:p>98497.9820284088</text:p>
          </table:table-cell>
          <table:table-cell table:formula="of:=[.G547]-[.$B547]" office:value-type="float" office:value="10.2717702388763" calcext:value-type="float">
            <text:p>10.2717702389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45423.50441" calcext:value-type="float">
            <text:p>1443145423.50441</text:p>
          </table:table-cell>
          <table:table-cell office:value-type="float" office:value="4320" calcext:value-type="float">
            <text:p>4320</text:p>
          </table:table-cell>
          <table:table-cell table:formula="of:=[.B548]-[.$B$2]" office:value-type="float" office:value="63.5042357444763" calcext:value-type="float">
            <text:p>63.5042357445</text:p>
          </table:table-cell>
          <table:table-cell table:formula="of:=[.C548]/([.D548]-[.D547])" office:value-type="float" office:value="99684.7242898876" calcext:value-type="float">
            <text:p>99684.7242898876</text:p>
          </table:table-cell>
          <table:table-cell/>
          <table:table-cell office:value-type="float" office:value="1443145433.77671" calcext:value-type="float">
            <text:p>1443145433.77671</text:p>
          </table:table-cell>
          <table:table-cell table:formula="of:=[.G548]-[.$B$2]" office:value-type="float" office:value="73.7765338420868" calcext:value-type="float">
            <text:p>73.7765338421</text:p>
          </table:table-cell>
          <table:table-cell table:formula="of:=[.C548]/([.H548]-[.H547])" office:value-type="float" office:value="98485.133138748" calcext:value-type="float">
            <text:p>98485.133138748</text:p>
          </table:table-cell>
          <table:table-cell table:formula="of:=[.G548]-[.$B548]" office:value-type="float" office:value="10.2722980976105" calcext:value-type="float">
            <text:p>10.2722980976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45423.54783" calcext:value-type="float">
            <text:p>1443145423.54783</text:p>
          </table:table-cell>
          <table:table-cell office:value-type="float" office:value="4320" calcext:value-type="float">
            <text:p>4320</text:p>
          </table:table-cell>
          <table:table-cell table:formula="of:=[.B549]-[.$B$2]" office:value-type="float" office:value="63.5476522445679" calcext:value-type="float">
            <text:p>63.5476522446</text:p>
          </table:table-cell>
          <table:table-cell table:formula="of:=[.C549]/([.D549]-[.D548])" office:value-type="float" office:value="99501.3414460028" calcext:value-type="float">
            <text:p>99501.3414460028</text:p>
          </table:table-cell>
          <table:table-cell/>
          <table:table-cell office:value-type="float" office:value="1443145433.82061" calcext:value-type="float">
            <text:p>1443145433.82061</text:p>
          </table:table-cell>
          <table:table-cell table:formula="of:=[.G549]-[.$B$2]" office:value-type="float" office:value="73.820433139801" calcext:value-type="float">
            <text:p>73.8204331398</text:p>
          </table:table-cell>
          <table:table-cell table:formula="of:=[.C549]/([.H549]-[.H548])" office:value-type="float" office:value="98407.0412269792" calcext:value-type="float">
            <text:p>98407.0412269792</text:p>
          </table:table-cell>
          <table:table-cell table:formula="of:=[.G549]-[.$B549]" office:value-type="float" office:value="10.2727808952332" calcext:value-type="float">
            <text:p>10.2727808952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45423.5912" calcext:value-type="float">
            <text:p>1443145423.5912</text:p>
          </table:table-cell>
          <table:table-cell office:value-type="float" office:value="4320" calcext:value-type="float">
            <text:p>4320</text:p>
          </table:table-cell>
          <table:table-cell table:formula="of:=[.B550]-[.$B$2]" office:value-type="float" office:value="63.5910220146179" calcext:value-type="float">
            <text:p>63.5910220146</text:p>
          </table:table-cell>
          <table:table-cell table:formula="of:=[.C550]/([.D550]-[.D549])" office:value-type="float" office:value="99608.5521093312" calcext:value-type="float">
            <text:p>99608.5521093312</text:p>
          </table:table-cell>
          <table:table-cell/>
          <table:table-cell office:value-type="float" office:value="1443145433.86445" calcext:value-type="float">
            <text:p>1443145433.86445</text:p>
          </table:table-cell>
          <table:table-cell table:formula="of:=[.G550]-[.$B$2]" office:value-type="float" office:value="73.8642733097076" calcext:value-type="float">
            <text:p>73.8642733097</text:p>
          </table:table-cell>
          <table:table-cell table:formula="of:=[.C550]/([.H550]-[.H549])" office:value-type="float" office:value="98539.76408399" calcext:value-type="float">
            <text:p>98539.76408399</text:p>
          </table:table-cell>
          <table:table-cell table:formula="of:=[.G550]-[.$B550]" office:value-type="float" office:value="10.2732512950897" calcext:value-type="float">
            <text:p>10.273251295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45423.63455" calcext:value-type="float">
            <text:p>1443145423.63455</text:p>
          </table:table-cell>
          <table:table-cell office:value-type="float" office:value="4320" calcext:value-type="float">
            <text:p>4320</text:p>
          </table:table-cell>
          <table:table-cell table:formula="of:=[.B551]-[.$B$2]" office:value-type="float" office:value="63.6343755722046" calcext:value-type="float">
            <text:p>63.6343755722</text:p>
          </table:table-cell>
          <table:table-cell table:formula="of:=[.C551]/([.D551]-[.D550])" office:value-type="float" office:value="99645.8016476204" calcext:value-type="float">
            <text:p>99645.8016476204</text:p>
          </table:table-cell>
          <table:table-cell/>
          <table:table-cell office:value-type="float" office:value="1443145433.90836" calcext:value-type="float">
            <text:p>1443145433.90836</text:p>
          </table:table-cell>
          <table:table-cell table:formula="of:=[.G551]-[.$B$2]" office:value-type="float" office:value="73.9081838130951" calcext:value-type="float">
            <text:p>73.9081838131</text:p>
          </table:table-cell>
          <table:table-cell table:formula="of:=[.C551]/([.H551]-[.H550])" office:value-type="float" office:value="98381.9283938015" calcext:value-type="float">
            <text:p>98381.9283938015</text:p>
          </table:table-cell>
          <table:table-cell table:formula="of:=[.G551]-[.$B551]" office:value-type="float" office:value="10.2738082408905" calcext:value-type="float">
            <text:p>10.2738082409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45423.6779" calcext:value-type="float">
            <text:p>1443145423.6779</text:p>
          </table:table-cell>
          <table:table-cell office:value-type="float" office:value="4320" calcext:value-type="float">
            <text:p>4320</text:p>
          </table:table-cell>
          <table:table-cell table:formula="of:=[.B552]-[.$B$2]" office:value-type="float" office:value="63.6777255535126" calcext:value-type="float">
            <text:p>63.6777255535</text:p>
          </table:table-cell>
          <table:table-cell table:formula="of:=[.C552]/([.D552]-[.D551])" office:value-type="float" office:value="99654.0222084115" calcext:value-type="float">
            <text:p>99654.0222084115</text:p>
          </table:table-cell>
          <table:table-cell/>
          <table:table-cell office:value-type="float" office:value="1443145433.95223" calcext:value-type="float">
            <text:p>1443145433.95223</text:p>
          </table:table-cell>
          <table:table-cell table:formula="of:=[.G552]-[.$B$2]" office:value-type="float" office:value="73.9520487785339" calcext:value-type="float">
            <text:p>73.9520487785</text:p>
          </table:table-cell>
          <table:table-cell table:formula="of:=[.C552]/([.H552]-[.H551])" office:value-type="float" office:value="98484.0625492573" calcext:value-type="float">
            <text:p>98484.0625492573</text:p>
          </table:table-cell>
          <table:table-cell table:formula="of:=[.G552]-[.$B552]" office:value-type="float" office:value="10.2743232250214" calcext:value-type="float">
            <text:p>10.274323225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45423.72126" calcext:value-type="float">
            <text:p>1443145423.72126</text:p>
          </table:table-cell>
          <table:table-cell office:value-type="float" office:value="4320" calcext:value-type="float">
            <text:p>4320</text:p>
          </table:table-cell>
          <table:table-cell table:formula="of:=[.B553]-[.$B$2]" office:value-type="float" office:value="63.7210829257965" calcext:value-type="float">
            <text:p>63.7210829258</text:p>
          </table:table-cell>
          <table:table-cell table:formula="of:=[.C553]/([.D553]-[.D552])" office:value-type="float" office:value="99637.0345441948" calcext:value-type="float">
            <text:p>99637.0345441948</text:p>
          </table:table-cell>
          <table:table-cell/>
          <table:table-cell office:value-type="float" office:value="1443145433.99617" calcext:value-type="float">
            <text:p>1443145433.99617</text:p>
          </table:table-cell>
          <table:table-cell table:formula="of:=[.G553]-[.$B$2]" office:value-type="float" office:value="73.9959936141968" calcext:value-type="float">
            <text:p>73.9959936142</text:p>
          </table:table-cell>
          <table:table-cell table:formula="of:=[.C553]/([.H553]-[.H552])" office:value-type="float" office:value="98305.0666782409" calcext:value-type="float">
            <text:p>98305.0666782409</text:p>
          </table:table-cell>
          <table:table-cell table:formula="of:=[.G553]-[.$B553]" office:value-type="float" office:value="10.2749106884003" calcext:value-type="float">
            <text:p>10.2749106884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45423.76461" calcext:value-type="float">
            <text:p>1443145423.76461</text:p>
          </table:table-cell>
          <table:table-cell office:value-type="float" office:value="4320" calcext:value-type="float">
            <text:p>4320</text:p>
          </table:table-cell>
          <table:table-cell table:formula="of:=[.B554]-[.$B$2]" office:value-type="float" office:value="63.7644326686859" calcext:value-type="float">
            <text:p>63.7644326687</text:p>
          </table:table-cell>
          <table:table-cell table:formula="of:=[.C554]/([.D554]-[.D553])" office:value-type="float" office:value="99654.5702940238" calcext:value-type="float">
            <text:p>99654.5702940238</text:p>
          </table:table-cell>
          <table:table-cell/>
          <table:table-cell office:value-type="float" office:value="1443145434.01052" calcext:value-type="float">
            <text:p>1443145434.01052</text:p>
          </table:table-cell>
          <table:table-cell table:formula="of:=[.G554]-[.$B$2]" office:value-type="float" office:value="74.0103418827057" calcext:value-type="float">
            <text:p>74.0103418827</text:p>
          </table:table-cell>
          <table:table-cell table:formula="of:=[.C554]/([.H554]-[.H553])" office:value-type="float" office:value="301081.625097622" calcext:value-type="float">
            <text:p>301081.625097622</text:p>
          </table:table-cell>
          <table:table-cell table:formula="of:=[.G554]-[.$B554]" office:value-type="float" office:value="10.2459092140198" calcext:value-type="float">
            <text:p>10.245909214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45423.80794" calcext:value-type="float">
            <text:p>1443145423.80794</text:p>
          </table:table-cell>
          <table:table-cell office:value-type="float" office:value="4320" calcext:value-type="float">
            <text:p>4320</text:p>
          </table:table-cell>
          <table:table-cell table:formula="of:=[.B555]-[.$B$2]" office:value-type="float" office:value="63.8077654838562" calcext:value-type="float">
            <text:p>63.8077654839</text:p>
          </table:table-cell>
          <table:table-cell table:formula="of:=[.C555]/([.D555]-[.D554])" office:value-type="float" office:value="99693.4997881717" calcext:value-type="float">
            <text:p>99693.4997881717</text:p>
          </table:table-cell>
          <table:table-cell/>
          <table:table-cell office:value-type="float" office:value="1443145434.02486" calcext:value-type="float">
            <text:p>1443145434.02486</text:p>
          </table:table-cell>
          <table:table-cell table:formula="of:=[.G555]-[.$B$2]" office:value-type="float" office:value="74.0246825218201" calcext:value-type="float">
            <text:p>74.0246825218</text:p>
          </table:table-cell>
          <table:table-cell table:formula="of:=[.C555]/([.H555]-[.H554])" office:value-type="float" office:value="301241.804186271" calcext:value-type="float">
            <text:p>301241.804186271</text:p>
          </table:table-cell>
          <table:table-cell table:formula="of:=[.G555]-[.$B555]" office:value-type="float" office:value="10.2169170379639" calcext:value-type="float">
            <text:p>10.216917038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45423.8513" calcext:value-type="float">
            <text:p>1443145423.8513</text:p>
          </table:table-cell>
          <table:table-cell office:value-type="float" office:value="4320" calcext:value-type="float">
            <text:p>4320</text:p>
          </table:table-cell>
          <table:table-cell table:formula="of:=[.B556]-[.$B$2]" office:value-type="float" office:value="63.8511185646057" calcext:value-type="float">
            <text:p>63.8511185646</text:p>
          </table:table-cell>
          <table:table-cell table:formula="of:=[.C556]/([.D556]-[.D555])" office:value-type="float" office:value="99646.8976440309" calcext:value-type="float">
            <text:p>99646.8976440309</text:p>
          </table:table-cell>
          <table:table-cell/>
          <table:table-cell office:value-type="float" office:value="1443145434.05923" calcext:value-type="float">
            <text:p>1443145434.05923</text:p>
          </table:table-cell>
          <table:table-cell table:formula="of:=[.G556]-[.$B$2]" office:value-type="float" office:value="74.0590567588806" calcext:value-type="float">
            <text:p>74.0590567589</text:p>
          </table:table-cell>
          <table:table-cell table:formula="of:=[.C556]/([.H556]-[.H555])" office:value-type="float" office:value="125675.516590833" calcext:value-type="float">
            <text:p>125675.516590833</text:p>
          </table:table-cell>
          <table:table-cell table:formula="of:=[.G556]-[.$B556]" office:value-type="float" office:value="10.2079381942749" calcext:value-type="float">
            <text:p>10.2079381943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45423.89466" calcext:value-type="float">
            <text:p>1443145423.89466</text:p>
          </table:table-cell>
          <table:table-cell office:value-type="float" office:value="4320" calcext:value-type="float">
            <text:p>4320</text:p>
          </table:table-cell>
          <table:table-cell table:formula="of:=[.B557]-[.$B$2]" office:value-type="float" office:value="63.8944787979126" calcext:value-type="float">
            <text:p>63.8944787979</text:p>
          </table:table-cell>
          <table:table-cell table:formula="of:=[.C557]/([.D557]-[.D556])" office:value-type="float" office:value="99630.4602289598" calcext:value-type="float">
            <text:p>99630.4602289598</text:p>
          </table:table-cell>
          <table:table-cell/>
          <table:table-cell office:value-type="float" office:value="1443145434.10796" calcext:value-type="float">
            <text:p>1443145434.10796</text:p>
          </table:table-cell>
          <table:table-cell table:formula="of:=[.G557]-[.$B$2]" office:value-type="float" office:value="74.1077859401703" calcext:value-type="float">
            <text:p>74.1077859402</text:p>
          </table:table-cell>
          <table:table-cell table:formula="of:=[.C557]/([.H557]-[.H556])" office:value-type="float" office:value="88653.2440247572" calcext:value-type="float">
            <text:p>88653.2440247572</text:p>
          </table:table-cell>
          <table:table-cell table:formula="of:=[.G557]-[.$B557]" office:value-type="float" office:value="10.2133071422577" calcext:value-type="float">
            <text:p>10.2133071423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45423.938" calcext:value-type="float">
            <text:p>1443145423.938</text:p>
          </table:table-cell>
          <table:table-cell office:value-type="float" office:value="4320" calcext:value-type="float">
            <text:p>4320</text:p>
          </table:table-cell>
          <table:table-cell table:formula="of:=[.B558]-[.$B$2]" office:value-type="float" office:value="63.9378283023834" calcext:value-type="float">
            <text:p>63.9378283024</text:p>
          </table:table-cell>
          <table:table-cell table:formula="of:=[.C558]/([.D558]-[.D557])" office:value-type="float" office:value="99655.118385665" calcext:value-type="float">
            <text:p>99655.118385665</text:p>
          </table:table-cell>
          <table:table-cell/>
          <table:table-cell office:value-type="float" office:value="1443145434.15673" calcext:value-type="float">
            <text:p>1443145434.15673</text:p>
          </table:table-cell>
          <table:table-cell table:formula="of:=[.G558]-[.$B$2]" office:value-type="float" office:value="74.1565542221069" calcext:value-type="float">
            <text:p>74.1565542221</text:p>
          </table:table-cell>
          <table:table-cell table:formula="of:=[.C558]/([.H558]-[.H557])" office:value-type="float" office:value="88582.1650558057" calcext:value-type="float">
            <text:p>88582.1650558057</text:p>
          </table:table-cell>
          <table:table-cell table:formula="of:=[.G558]-[.$B558]" office:value-type="float" office:value="10.2187259197235" calcext:value-type="float">
            <text:p>10.2187259197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45423.98136" calcext:value-type="float">
            <text:p>1443145423.98136</text:p>
          </table:table-cell>
          <table:table-cell office:value-type="float" office:value="4320" calcext:value-type="float">
            <text:p>4320</text:p>
          </table:table-cell>
          <table:table-cell table:formula="of:=[.B559]-[.$B$2]" office:value-type="float" office:value="63.9811797142029" calcext:value-type="float">
            <text:p>63.9811797142</text:p>
          </table:table-cell>
          <table:table-cell table:formula="of:=[.C559]/([.D559]-[.D558])" office:value-type="float" office:value="99650.7338213376" calcext:value-type="float">
            <text:p>99650.7338213376</text:p>
          </table:table-cell>
          <table:table-cell/>
          <table:table-cell office:value-type="float" office:value="1443145434.20548" calcext:value-type="float">
            <text:p>1443145434.20548</text:p>
          </table:table-cell>
          <table:table-cell table:formula="of:=[.G559]-[.$B$2]" office:value-type="float" office:value="74.2052993774414" calcext:value-type="float">
            <text:p>74.2052993774</text:p>
          </table:table-cell>
          <table:table-cell table:formula="of:=[.C559]/([.H559]-[.H558])" office:value-type="float" office:value="88624.1918885606" calcext:value-type="float">
            <text:p>88624.1918885606</text:p>
          </table:table-cell>
          <table:table-cell table:formula="of:=[.G559]-[.$B559]" office:value-type="float" office:value="10.2241196632385" calcext:value-type="float">
            <text:p>10.2241196632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45424.02454" calcext:value-type="float">
            <text:p>1443145424.02454</text:p>
          </table:table-cell>
          <table:table-cell office:value-type="float" office:value="4320" calcext:value-type="float">
            <text:p>4320</text:p>
          </table:table-cell>
          <table:table-cell table:formula="of:=[.B560]-[.$B$2]" office:value-type="float" office:value="64.0243675708771" calcext:value-type="float">
            <text:p>64.0243675709</text:p>
          </table:table-cell>
          <table:table-cell table:formula="of:=[.C560]/([.D560]-[.D559])" office:value-type="float" office:value="100028.117454166" calcext:value-type="float">
            <text:p>100028.117454166</text:p>
          </table:table-cell>
          <table:table-cell/>
          <table:table-cell office:value-type="float" office:value="1443145434.25424" calcext:value-type="float">
            <text:p>1443145434.25424</text:p>
          </table:table-cell>
          <table:table-cell table:formula="of:=[.G560]-[.$B$2]" office:value-type="float" office:value="74.2540626525879" calcext:value-type="float">
            <text:p>74.2540626526</text:p>
          </table:table-cell>
          <table:table-cell table:formula="of:=[.C560]/([.H560]-[.H559])" office:value-type="float" office:value="88591.2602675428" calcext:value-type="float">
            <text:p>88591.2602675428</text:p>
          </table:table-cell>
          <table:table-cell table:formula="of:=[.G560]-[.$B560]" office:value-type="float" office:value="10.2296950817108" calcext:value-type="float">
            <text:p>10.2296950817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45424.06768" calcext:value-type="float">
            <text:p>1443145424.06768</text:p>
          </table:table-cell>
          <table:table-cell office:value-type="float" office:value="4320" calcext:value-type="float">
            <text:p>4320</text:p>
          </table:table-cell>
          <table:table-cell table:formula="of:=[.B561]-[.$B$2]" office:value-type="float" office:value="64.0675041675568" calcext:value-type="float">
            <text:p>64.0675041676</text:p>
          </table:table-cell>
          <table:table-cell table:formula="of:=[.C561]/([.D561]-[.D560])" office:value-type="float" office:value="100146.982667138" calcext:value-type="float">
            <text:p>100146.982667138</text:p>
          </table:table-cell>
          <table:table-cell/>
          <table:table-cell office:value-type="float" office:value="1443145434.30299" calcext:value-type="float">
            <text:p>1443145434.30299</text:p>
          </table:table-cell>
          <table:table-cell table:formula="of:=[.G561]-[.$B$2]" office:value-type="float" office:value="74.3028154373169" calcext:value-type="float">
            <text:p>74.3028154373</text:p>
          </table:table-cell>
          <table:table-cell table:formula="of:=[.C561]/([.H561]-[.H560])" office:value-type="float" office:value="88610.3229592535" calcext:value-type="float">
            <text:p>88610.3229592535</text:p>
          </table:table-cell>
          <table:table-cell table:formula="of:=[.G561]-[.$B561]" office:value-type="float" office:value="10.2353112697601" calcext:value-type="float">
            <text:p>10.2353112698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45424.11081" calcext:value-type="float">
            <text:p>1443145424.11081</text:p>
          </table:table-cell>
          <table:table-cell office:value-type="float" office:value="4320" calcext:value-type="float">
            <text:p>4320</text:p>
          </table:table-cell>
          <table:table-cell table:formula="of:=[.B562]-[.$B$2]" office:value-type="float" office:value="64.1106300354004" calcext:value-type="float">
            <text:p>64.1106300354</text:p>
          </table:table-cell>
          <table:table-cell table:formula="of:=[.C562]/([.D562]-[.D561])" office:value-type="float" office:value="100171.897193213" calcext:value-type="float">
            <text:p>100171.897193213</text:p>
          </table:table-cell>
          <table:table-cell/>
          <table:table-cell office:value-type="float" office:value="1443145434.35172" calcext:value-type="float">
            <text:p>1443145434.35172</text:p>
          </table:table-cell>
          <table:table-cell table:formula="of:=[.G562]-[.$B$2]" office:value-type="float" office:value="74.3515417575836" calcext:value-type="float">
            <text:p>74.3515417576</text:p>
          </table:table-cell>
          <table:table-cell table:formula="of:=[.C562]/([.H562]-[.H561])" office:value-type="float" office:value="88658.4494037862" calcext:value-type="float">
            <text:p>88658.4494037862</text:p>
          </table:table-cell>
          <table:table-cell table:formula="of:=[.G562]-[.$B562]" office:value-type="float" office:value="10.2409117221832" calcext:value-type="float">
            <text:p>10.240911722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45424.15393" calcext:value-type="float">
            <text:p>1443145424.15393</text:p>
          </table:table-cell>
          <table:table-cell office:value-type="float" office:value="4320" calcext:value-type="float">
            <text:p>4320</text:p>
          </table:table-cell>
          <table:table-cell table:formula="of:=[.B563]-[.$B$2]" office:value-type="float" office:value="64.1537554264069" calcext:value-type="float">
            <text:p>64.1537554264</text:p>
          </table:table-cell>
          <table:table-cell table:formula="of:=[.C563]/([.D563]-[.D562])" office:value-type="float" office:value="100173.004793207" calcext:value-type="float">
            <text:p>100173.004793207</text:p>
          </table:table-cell>
          <table:table-cell/>
          <table:table-cell office:value-type="float" office:value="1443145434.40051" calcext:value-type="float">
            <text:p>1443145434.40051</text:p>
          </table:table-cell>
          <table:table-cell table:formula="of:=[.G563]-[.$B$2]" office:value-type="float" office:value="74.4003322124481" calcext:value-type="float">
            <text:p>74.4003322124</text:p>
          </table:table-cell>
          <table:table-cell table:formula="of:=[.C563]/([.H563]-[.H562])" office:value-type="float" office:value="88541.908699094" calcext:value-type="float">
            <text:p>88541.908699094</text:p>
          </table:table-cell>
          <table:table-cell table:formula="of:=[.G563]-[.$B563]" office:value-type="float" office:value="10.2465767860413" calcext:value-type="float">
            <text:p>10.246576786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45424.19706" calcext:value-type="float">
            <text:p>1443145424.19706</text:p>
          </table:table-cell>
          <table:table-cell office:value-type="float" office:value="4320" calcext:value-type="float">
            <text:p>4320</text:p>
          </table:table-cell>
          <table:table-cell table:formula="of:=[.B564]-[.$B$2]" office:value-type="float" office:value="64.1968793869019" calcext:value-type="float">
            <text:p>64.1968793869</text:p>
          </table:table-cell>
          <table:table-cell table:formula="of:=[.C564]/([.D564]-[.D563])" office:value-type="float" office:value="100176.327740152" calcext:value-type="float">
            <text:p>100176.327740152</text:p>
          </table:table-cell>
          <table:table-cell/>
          <table:table-cell office:value-type="float" office:value="1443145434.44933" calcext:value-type="float">
            <text:p>1443145434.44933</text:p>
          </table:table-cell>
          <table:table-cell table:formula="of:=[.G564]-[.$B$2]" office:value-type="float" office:value="74.4491519927979" calcext:value-type="float">
            <text:p>74.4491519928</text:p>
          </table:table-cell>
          <table:table-cell table:formula="of:=[.C564]/([.H564]-[.H563])" office:value-type="float" office:value="88488.7225844261" calcext:value-type="float">
            <text:p>88488.7225844261</text:p>
          </table:table-cell>
          <table:table-cell table:formula="of:=[.G564]-[.$B564]" office:value-type="float" office:value="10.252272605896" calcext:value-type="float">
            <text:p>10.2522726059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45424.24016" calcext:value-type="float">
            <text:p>1443145424.24016</text:p>
          </table:table-cell>
          <table:table-cell office:value-type="float" office:value="4320" calcext:value-type="float">
            <text:p>4320</text:p>
          </table:table-cell>
          <table:table-cell table:formula="of:=[.B565]-[.$B$2]" office:value-type="float" office:value="64.2399866580963" calcext:value-type="float">
            <text:p>64.2399866581</text:p>
          </table:table-cell>
          <table:table-cell table:formula="of:=[.C565]/([.D565]-[.D564])" office:value-type="float" office:value="100215.111750228" calcext:value-type="float">
            <text:p>100215.111750228</text:p>
          </table:table-cell>
          <table:table-cell/>
          <table:table-cell office:value-type="float" office:value="1443145434.49805" calcext:value-type="float">
            <text:p>1443145434.49805</text:p>
          </table:table-cell>
          <table:table-cell table:formula="of:=[.G565]-[.$B$2]" office:value-type="float" office:value="74.4978709220886" calcext:value-type="float">
            <text:p>74.4978709221</text:p>
          </table:table-cell>
          <table:table-cell table:formula="of:=[.C565]/([.H565]-[.H564])" office:value-type="float" office:value="88671.8994626655" calcext:value-type="float">
            <text:p>88671.8994626655</text:p>
          </table:table-cell>
          <table:table-cell table:formula="of:=[.G565]-[.$B565]" office:value-type="float" office:value="10.2578842639923" calcext:value-type="float">
            <text:p>10.25788426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45424.2833" calcext:value-type="float">
            <text:p>1443145424.2833</text:p>
          </table:table-cell>
          <table:table-cell office:value-type="float" office:value="4320" calcext:value-type="float">
            <text:p>4320</text:p>
          </table:table-cell>
          <table:table-cell table:formula="of:=[.B566]-[.$B$2]" office:value-type="float" office:value="64.2831192016602" calcext:value-type="float">
            <text:p>64.2831192017</text:p>
          </table:table-cell>
          <table:table-cell table:formula="of:=[.C566]/([.D566]-[.D565])" office:value-type="float" office:value="100156.393364693" calcext:value-type="float">
            <text:p>100156.393364693</text:p>
          </table:table-cell>
          <table:table-cell/>
          <table:table-cell office:value-type="float" office:value="1443145434.54678" calcext:value-type="float">
            <text:p>1443145434.54678</text:p>
          </table:table-cell>
          <table:table-cell table:formula="of:=[.G566]-[.$B$2]" office:value-type="float" office:value="74.5466058254242" calcext:value-type="float">
            <text:p>74.5466058254</text:p>
          </table:table-cell>
          <table:table-cell table:formula="of:=[.C566]/([.H566]-[.H565])" office:value-type="float" office:value="88642.8351002157" calcext:value-type="float">
            <text:p>88642.8351002157</text:p>
          </table:table-cell>
          <table:table-cell table:formula="of:=[.G566]-[.$B566]" office:value-type="float" office:value="10.263486623764" calcext:value-type="float">
            <text:p>10.2634866238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45424.32643" calcext:value-type="float">
            <text:p>1443145424.32643</text:p>
          </table:table-cell>
          <table:table-cell office:value-type="float" office:value="4320" calcext:value-type="float">
            <text:p>4320</text:p>
          </table:table-cell>
          <table:table-cell table:formula="of:=[.B567]-[.$B$2]" office:value-type="float" office:value="64.3262560367584" calcext:value-type="float">
            <text:p>64.3262560368</text:p>
          </table:table-cell>
          <table:table-cell table:formula="of:=[.C567]/([.D567]-[.D566])" office:value-type="float" office:value="100146.429151767" calcext:value-type="float">
            <text:p>100146.429151767</text:p>
          </table:table-cell>
          <table:table-cell/>
          <table:table-cell office:value-type="float" office:value="1443145434.59555" calcext:value-type="float">
            <text:p>1443145434.59555</text:p>
          </table:table-cell>
          <table:table-cell table:formula="of:=[.G567]-[.$B$2]" office:value-type="float" office:value="74.5953695774078" calcext:value-type="float">
            <text:p>74.5953695774</text:p>
          </table:table-cell>
          <table:table-cell table:formula="of:=[.C567]/([.H567]-[.H566])" office:value-type="float" office:value="88590.3939764338" calcext:value-type="float">
            <text:p>88590.3939764338</text:p>
          </table:table-cell>
          <table:table-cell table:formula="of:=[.G567]-[.$B567]" office:value-type="float" office:value="10.2691135406494" calcext:value-type="float">
            <text:p>10.269113540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45424.36957" calcext:value-type="float">
            <text:p>1443145424.36957</text:p>
          </table:table-cell>
          <table:table-cell office:value-type="float" office:value="4320" calcext:value-type="float">
            <text:p>4320</text:p>
          </table:table-cell>
          <table:table-cell table:formula="of:=[.B568]-[.$B$2]" office:value-type="float" office:value="64.3693904876709" calcext:value-type="float">
            <text:p>64.3693904877</text:p>
          </table:table-cell>
          <table:table-cell table:formula="of:=[.C568]/([.D568]-[.D567])" office:value-type="float" office:value="100151.964580835" calcext:value-type="float">
            <text:p>100151.964580835</text:p>
          </table:table-cell>
          <table:table-cell/>
          <table:table-cell office:value-type="float" office:value="1443145434.64425" calcext:value-type="float">
            <text:p>1443145434.64425</text:p>
          </table:table-cell>
          <table:table-cell table:formula="of:=[.G568]-[.$B$2]" office:value-type="float" office:value="74.6440753936768" calcext:value-type="float">
            <text:p>74.6440753937</text:p>
          </table:table-cell>
          <table:table-cell table:formula="of:=[.C568]/([.H568]-[.H567])" office:value-type="float" office:value="88695.772516117" calcext:value-type="float">
            <text:p>88695.772516117</text:p>
          </table:table-cell>
          <table:table-cell table:formula="of:=[.G568]-[.$B568]" office:value-type="float" office:value="10.2746849060059" calcext:value-type="float">
            <text:p>10.274684906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45424.41269" calcext:value-type="float">
            <text:p>1443145424.41269</text:p>
          </table:table-cell>
          <table:table-cell office:value-type="float" office:value="4320" calcext:value-type="float">
            <text:p>4320</text:p>
          </table:table-cell>
          <table:table-cell table:formula="of:=[.B569]-[.$B$2]" office:value-type="float" office:value="64.4125180244446" calcext:value-type="float">
            <text:p>64.4125180244</text:p>
          </table:table-cell>
          <table:table-cell table:formula="of:=[.C569]/([.D569]-[.D568])" office:value-type="float" office:value="100168.020786113" calcext:value-type="float">
            <text:p>100168.020786113</text:p>
          </table:table-cell>
          <table:table-cell/>
          <table:table-cell office:value-type="float" office:value="1443145434.69306" calcext:value-type="float">
            <text:p>1443145434.69306</text:p>
          </table:table-cell>
          <table:table-cell table:formula="of:=[.G569]-[.$B$2]" office:value-type="float" office:value="74.6928827762604" calcext:value-type="float">
            <text:p>74.6928827763</text:p>
          </table:table-cell>
          <table:table-cell table:formula="of:=[.C569]/([.H569]-[.H568])" office:value-type="float" office:value="88511.1999726446" calcext:value-type="float">
            <text:p>88511.1999726446</text:p>
          </table:table-cell>
          <table:table-cell table:formula="of:=[.G569]-[.$B569]" office:value-type="float" office:value="10.2803647518158" calcext:value-type="float">
            <text:p>10.2803647518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45424.45581" calcext:value-type="float">
            <text:p>1443145424.45581</text:p>
          </table:table-cell>
          <table:table-cell office:value-type="float" office:value="4320" calcext:value-type="float">
            <text:p>4320</text:p>
          </table:table-cell>
          <table:table-cell table:formula="of:=[.B570]-[.$B$2]" office:value-type="float" office:value="64.4556345939636" calcext:value-type="float">
            <text:p>64.455634594</text:p>
          </table:table-cell>
          <table:table-cell table:formula="of:=[.C570]/([.D570]-[.D569])" office:value-type="float" office:value="100193.499811993" calcext:value-type="float">
            <text:p>100193.499811993</text:p>
          </table:table-cell>
          <table:table-cell/>
          <table:table-cell office:value-type="float" office:value="1443145434.74183" calcext:value-type="float">
            <text:p>1443145434.74183</text:p>
          </table:table-cell>
          <table:table-cell table:formula="of:=[.G570]-[.$B$2]" office:value-type="float" office:value="74.7416498661041" calcext:value-type="float">
            <text:p>74.7416498661</text:p>
          </table:table-cell>
          <table:table-cell table:formula="of:=[.C570]/([.H570]-[.H569])" office:value-type="float" office:value="88584.3304130163" calcext:value-type="float">
            <text:p>88584.3304130163</text:p>
          </table:table-cell>
          <table:table-cell table:formula="of:=[.G570]-[.$B570]" office:value-type="float" office:value="10.2860152721405" calcext:value-type="float">
            <text:p>10.286015272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45424.49894" calcext:value-type="float">
            <text:p>1443145424.49894</text:p>
          </table:table-cell>
          <table:table-cell office:value-type="float" office:value="4320" calcext:value-type="float">
            <text:p>4320</text:p>
          </table:table-cell>
          <table:table-cell table:formula="of:=[.B571]-[.$B$2]" office:value-type="float" office:value="64.4987597465515" calcext:value-type="float">
            <text:p>64.4987597466</text:p>
          </table:table-cell>
          <table:table-cell table:formula="of:=[.C571]/([.D571]-[.D570])" office:value-type="float" office:value="100173.558602388" calcext:value-type="float">
            <text:p>100173.558602388</text:p>
          </table:table-cell>
          <table:table-cell/>
          <table:table-cell office:value-type="float" office:value="1443145434.79058" calcext:value-type="float">
            <text:p>1443145434.79058</text:p>
          </table:table-cell>
          <table:table-cell table:formula="of:=[.G571]-[.$B$2]" office:value-type="float" office:value="74.7904040813446" calcext:value-type="float">
            <text:p>74.7904040813</text:p>
          </table:table-cell>
          <table:table-cell table:formula="of:=[.C571]/([.H571]-[.H570])" office:value-type="float" office:value="88607.7230182405" calcext:value-type="float">
            <text:p>88607.7230182405</text:p>
          </table:table-cell>
          <table:table-cell table:formula="of:=[.G571]-[.$B571]" office:value-type="float" office:value="10.2916443347931" calcext:value-type="float">
            <text:p>10.2916443348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3145424.54206" calcext:value-type="float">
            <text:p>1443145424.54206</text:p>
          </table:table-cell>
          <table:table-cell office:value-type="float" office:value="4320" calcext:value-type="float">
            <text:p>4320</text:p>
          </table:table-cell>
          <table:table-cell table:formula="of:=[.B572]-[.$B$2]" office:value-type="float" office:value="64.5418853759766" calcext:value-type="float">
            <text:p>64.541885376</text:p>
          </table:table-cell>
          <table:table-cell table:formula="of:=[.C572]/([.D572]-[.D571])" office:value-type="float" office:value="100172.450990148" calcext:value-type="float">
            <text:p>100172.450990148</text:p>
          </table:table-cell>
          <table:table-cell/>
          <table:table-cell office:value-type="float" office:value="1443145434.83934" calcext:value-type="float">
            <text:p>1443145434.83934</text:p>
          </table:table-cell>
          <table:table-cell table:formula="of:=[.G572]-[.$B$2]" office:value-type="float" office:value="74.8391599655151" calcext:value-type="float">
            <text:p>74.8391599655</text:p>
          </table:table-cell>
          <table:table-cell table:formula="of:=[.C572]/([.H572]-[.H571])" office:value-type="float" office:value="88604.6899465518" calcext:value-type="float">
            <text:p>88604.6899465518</text:p>
          </table:table-cell>
          <table:table-cell table:formula="of:=[.G572]-[.$B572]" office:value-type="float" office:value="10.2972745895386" calcext:value-type="float">
            <text:p>10.2972745895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3145424.5852" calcext:value-type="float">
            <text:p>1443145424.5852</text:p>
          </table:table-cell>
          <table:table-cell office:value-type="float" office:value="4320" calcext:value-type="float">
            <text:p>4320</text:p>
          </table:table-cell>
          <table:table-cell table:formula="of:=[.B573]-[.$B$2]" office:value-type="float" office:value="64.5850212574005" calcext:value-type="float">
            <text:p>64.5850212574</text:p>
          </table:table-cell>
          <table:table-cell table:formula="of:=[.C573]/([.D573]-[.D572])" office:value-type="float" office:value="100148.643249965" calcext:value-type="float">
            <text:p>100148.643249965</text:p>
          </table:table-cell>
          <table:table-cell/>
          <table:table-cell office:value-type="float" office:value="1443145434.88812" calcext:value-type="float">
            <text:p>1443145434.88812</text:p>
          </table:table-cell>
          <table:table-cell table:formula="of:=[.G573]-[.$B$2]" office:value-type="float" office:value="74.8879454135895" calcext:value-type="float">
            <text:p>74.8879454136</text:p>
          </table:table-cell>
          <table:table-cell table:formula="of:=[.C573]/([.H573]-[.H572])" office:value-type="float" office:value="88550.9956456082" calcext:value-type="float">
            <text:p>88550.9956456082</text:p>
          </table:table-cell>
          <table:table-cell table:formula="of:=[.G573]-[.$B573]" office:value-type="float" office:value="10.302924156189" calcext:value-type="float">
            <text:p>10.3029241562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3145424.62833" calcext:value-type="float">
            <text:p>1443145424.62833</text:p>
          </table:table-cell>
          <table:table-cell office:value-type="float" office:value="4320" calcext:value-type="float">
            <text:p>4320</text:p>
          </table:table-cell>
          <table:table-cell table:formula="of:=[.B574]-[.$B$2]" office:value-type="float" office:value="64.6281504631043" calcext:value-type="float">
            <text:p>64.6281504631</text:p>
          </table:table-cell>
          <table:table-cell table:formula="of:=[.C574]/([.D574]-[.D573])" office:value-type="float" office:value="100164.144679016" calcext:value-type="float">
            <text:p>100164.144679016</text:p>
          </table:table-cell>
          <table:table-cell/>
          <table:table-cell office:value-type="float" office:value="1443145434.93693" calcext:value-type="float">
            <text:p>1443145434.93693</text:p>
          </table:table-cell>
          <table:table-cell table:formula="of:=[.G574]-[.$B$2]" office:value-type="float" office:value="74.9367527961731" calcext:value-type="float">
            <text:p>74.9367527962</text:p>
          </table:table-cell>
          <table:table-cell table:formula="of:=[.C574]/([.H574]-[.H573])" office:value-type="float" office:value="88511.1999726446" calcext:value-type="float">
            <text:p>88511.1999726446</text:p>
          </table:table-cell>
          <table:table-cell table:formula="of:=[.G574]-[.$B574]" office:value-type="float" office:value="10.3086023330688" calcext:value-type="float">
            <text:p>10.308602333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3145424.67149" calcext:value-type="float">
            <text:p>1443145424.67149</text:p>
          </table:table-cell>
          <table:table-cell office:value-type="float" office:value="4320" calcext:value-type="float">
            <text:p>4320</text:p>
          </table:table-cell>
          <table:table-cell table:formula="of:=[.B575]-[.$B$2]" office:value-type="float" office:value="64.6713178157806" calcext:value-type="float">
            <text:p>64.6713178158</text:p>
          </table:table-cell>
          <table:table-cell table:formula="of:=[.C575]/([.D575]-[.D574])" office:value-type="float" office:value="100075.629663587" calcext:value-type="float">
            <text:p>100075.629663587</text:p>
          </table:table-cell>
          <table:table-cell/>
          <table:table-cell office:value-type="float" office:value="1443145434.98564" calcext:value-type="float">
            <text:p>1443145434.98564</text:p>
          </table:table-cell>
          <table:table-cell table:formula="of:=[.G575]-[.$B$2]" office:value-type="float" office:value="74.9854609966278" calcext:value-type="float">
            <text:p>74.9854609966</text:p>
          </table:table-cell>
          <table:table-cell table:formula="of:=[.C575]/([.H575]-[.H574])" office:value-type="float" office:value="88691.4310048606" calcext:value-type="float">
            <text:p>88691.4310048606</text:p>
          </table:table-cell>
          <table:table-cell table:formula="of:=[.G575]-[.$B575]" office:value-type="float" office:value="10.3141431808472" calcext:value-type="float">
            <text:p>10.3141431808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3145424.71463" calcext:value-type="float">
            <text:p>1443145424.71463</text:p>
          </table:table-cell>
          <table:table-cell office:value-type="float" office:value="4320" calcext:value-type="float">
            <text:p>4320</text:p>
          </table:table-cell>
          <table:table-cell table:formula="of:=[.B576]-[.$B$2]" office:value-type="float" office:value="64.7144548892975" calcext:value-type="float">
            <text:p>64.7144548893</text:p>
          </table:table-cell>
          <table:table-cell table:formula="of:=[.C576]/([.D576]-[.D575])" office:value-type="float" office:value="100145.875642514" calcext:value-type="float">
            <text:p>100145.875642514</text:p>
          </table:table-cell>
          <table:table-cell/>
          <table:table-cell office:value-type="float" office:value="1443145435.03444" calcext:value-type="float">
            <text:p>1443145435.03444</text:p>
          </table:table-cell>
          <table:table-cell table:formula="of:=[.G576]-[.$B$2]" office:value-type="float" office:value="75.0342674255371" calcext:value-type="float">
            <text:p>75.0342674255</text:p>
          </table:table-cell>
          <table:table-cell table:formula="of:=[.C576]/([.H576]-[.H575])" office:value-type="float" office:value="88512.9294754994" calcext:value-type="float">
            <text:p>88512.9294754994</text:p>
          </table:table-cell>
          <table:table-cell table:formula="of:=[.G576]-[.$B576]" office:value-type="float" office:value="10.3198125362396" calcext:value-type="float">
            <text:p>10.3198125362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3145424.75777" calcext:value-type="float">
            <text:p>1443145424.75777</text:p>
          </table:table-cell>
          <table:table-cell office:value-type="float" office:value="4320" calcext:value-type="float">
            <text:p>4320</text:p>
          </table:table-cell>
          <table:table-cell table:formula="of:=[.B577]-[.$B$2]" office:value-type="float" office:value="64.7575902938843" calcext:value-type="float">
            <text:p>64.7575902939</text:p>
          </table:table-cell>
          <table:table-cell table:formula="of:=[.C577]/([.D577]-[.D576])" office:value-type="float" office:value="100149.750335778" calcext:value-type="float">
            <text:p>100149.750335778</text:p>
          </table:table-cell>
          <table:table-cell/>
          <table:table-cell office:value-type="float" office:value="1443145435.04759" calcext:value-type="float">
            <text:p>1443145435.04759</text:p>
          </table:table-cell>
          <table:table-cell table:formula="of:=[.G577]-[.$B$2]" office:value-type="float" office:value="75.0474119186401" calcext:value-type="float">
            <text:p>75.0474119186</text:p>
          </table:table-cell>
          <table:table-cell table:formula="of:=[.C577]/([.H577]-[.H576])" office:value-type="float" office:value="328654.7427991" calcext:value-type="float">
            <text:p>328654.7427991</text:p>
          </table:table-cell>
          <table:table-cell table:formula="of:=[.G577]-[.$B577]" office:value-type="float" office:value="10.2898216247559" calcext:value-type="float">
            <text:p>10.2898216248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3145424.8009" calcext:value-type="float">
            <text:p>1443145424.8009</text:p>
          </table:table-cell>
          <table:table-cell office:value-type="float" office:value="4320" calcext:value-type="float">
            <text:p>4320</text:p>
          </table:table-cell>
          <table:table-cell table:formula="of:=[.B578]-[.$B$2]" office:value-type="float" office:value="64.8007230758667" calcext:value-type="float">
            <text:p>64.8007230759</text:p>
          </table:table-cell>
          <table:table-cell table:formula="of:=[.C578]/([.D578]-[.D577])" office:value-type="float" office:value="100155.839745291" calcext:value-type="float">
            <text:p>100155.839745291</text:p>
          </table:table-cell>
          <table:table-cell/>
          <table:table-cell office:value-type="float" office:value="1443145435.06074" calcext:value-type="float">
            <text:p>1443145435.06074</text:p>
          </table:table-cell>
          <table:table-cell table:formula="of:=[.G578]-[.$B$2]" office:value-type="float" office:value="75.0605592727661" calcext:value-type="float">
            <text:p>75.0605592728</text:p>
          </table:table-cell>
          <table:table-cell table:formula="of:=[.C578]/([.H578]-[.H577])" office:value-type="float" office:value="328583.223560133" calcext:value-type="float">
            <text:p>328583.223560133</text:p>
          </table:table-cell>
          <table:table-cell table:formula="of:=[.G578]-[.$B578]" office:value-type="float" office:value="10.2598361968994" calcext:value-type="float">
            <text:p>10.2598361969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3145424.84403" calcext:value-type="float">
            <text:p>1443145424.84403</text:p>
          </table:table-cell>
          <table:table-cell office:value-type="float" office:value="4320" calcext:value-type="float">
            <text:p>4320</text:p>
          </table:table-cell>
          <table:table-cell table:formula="of:=[.B579]-[.$B$2]" office:value-type="float" office:value="64.8438489437103" calcext:value-type="float">
            <text:p>64.8438489437</text:p>
          </table:table-cell>
          <table:table-cell table:formula="of:=[.C579]/([.D579]-[.D578])" office:value-type="float" office:value="100171.897193213" calcext:value-type="float">
            <text:p>100171.897193213</text:p>
          </table:table-cell>
          <table:table-cell/>
          <table:table-cell office:value-type="float" office:value="1443145435.08601" calcext:value-type="float">
            <text:p>1443145435.08601</text:p>
          </table:table-cell>
          <table:table-cell table:formula="of:=[.G579]-[.$B$2]" office:value-type="float" office:value="75.0858290195465" calcext:value-type="float">
            <text:p>75.0858290195</text:p>
          </table:table-cell>
          <table:table-cell table:formula="of:=[.C579]/([.H579]-[.H578])" office:value-type="float" office:value="170955.413108908" calcext:value-type="float">
            <text:p>170955.413108908</text:p>
          </table:table-cell>
          <table:table-cell table:formula="of:=[.G579]-[.$B579]" office:value-type="float" office:value="10.2419800758362" calcext:value-type="float">
            <text:p>10.2419800758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3145424.88718" calcext:value-type="float">
            <text:p>1443145424.88718</text:p>
          </table:table-cell>
          <table:table-cell office:value-type="float" office:value="4320" calcext:value-type="float">
            <text:p>4320</text:p>
          </table:table-cell>
          <table:table-cell table:formula="of:=[.B580]-[.$B$2]" office:value-type="float" office:value="64.8870000839233" calcext:value-type="float">
            <text:p>64.8870000839</text:p>
          </table:table-cell>
          <table:table-cell table:formula="of:=[.C580]/([.D580]-[.D579])" office:value-type="float" office:value="100113.229422783" calcext:value-type="float">
            <text:p>100113.229422783</text:p>
          </table:table-cell>
          <table:table-cell/>
          <table:table-cell office:value-type="float" office:value="1443145435.12592" calcext:value-type="float">
            <text:p>1443145435.12592</text:p>
          </table:table-cell>
          <table:table-cell table:formula="of:=[.G580]-[.$B$2]" office:value-type="float" office:value="75.1257457733154" calcext:value-type="float">
            <text:p>75.1257457733</text:p>
          </table:table-cell>
          <table:table-cell table:formula="of:=[.C580]/([.H580]-[.H579])" office:value-type="float" office:value="108225.233570059" calcext:value-type="float">
            <text:p>108225.233570059</text:p>
          </table:table-cell>
          <table:table-cell table:formula="of:=[.G580]-[.$B580]" office:value-type="float" office:value="10.2387456893921" calcext:value-type="float">
            <text:p>10.2387456894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3145424.93027" calcext:value-type="float">
            <text:p>1443145424.93027</text:p>
          </table:table-cell>
          <table:table-cell office:value-type="float" office:value="4320" calcext:value-type="float">
            <text:p>4320</text:p>
          </table:table-cell>
          <table:table-cell table:formula="of:=[.B581]-[.$B$2]" office:value-type="float" office:value="64.9300897121429" calcext:value-type="float">
            <text:p>64.9300897121</text:p>
          </table:table-cell>
          <table:table-cell table:formula="of:=[.C581]/([.D581]-[.D580])" office:value-type="float" office:value="100256.144656976" calcext:value-type="float">
            <text:p>100256.144656976</text:p>
          </table:table-cell>
          <table:table-cell/>
          <table:table-cell office:value-type="float" office:value="1443145435.16582" calcext:value-type="float">
            <text:p>1443145435.16582</text:p>
          </table:table-cell>
          <table:table-cell table:formula="of:=[.G581]-[.$B$2]" office:value-type="float" office:value="75.1656432151794" calcext:value-type="float">
            <text:p>75.1656432152</text:p>
          </table:table-cell>
          <table:table-cell table:formula="of:=[.C581]/([.H581]-[.H580])" office:value-type="float" office:value="108277.618768749" calcext:value-type="float">
            <text:p>108277.618768749</text:p>
          </table:table-cell>
          <table:table-cell table:formula="of:=[.G581]-[.$B581]" office:value-type="float" office:value="10.2355535030365" calcext:value-type="float">
            <text:p>10.235553503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3145424.97345" calcext:value-type="float">
            <text:p>1443145424.97345</text:p>
          </table:table-cell>
          <table:table-cell office:value-type="float" office:value="4320" calcext:value-type="float">
            <text:p>4320</text:p>
          </table:table-cell>
          <table:table-cell table:formula="of:=[.B582]-[.$B$2]" office:value-type="float" office:value="64.9732735157013" calcext:value-type="float">
            <text:p>64.9732735157</text:p>
          </table:table-cell>
          <table:table-cell table:formula="of:=[.C582]/([.D582]-[.D581])" office:value-type="float" office:value="100037.505824675" calcext:value-type="float">
            <text:p>100037.505824675</text:p>
          </table:table-cell>
          <table:table-cell/>
          <table:table-cell office:value-type="float" office:value="1443145435.2057" calcext:value-type="float">
            <text:p>1443145435.2057</text:p>
          </table:table-cell>
          <table:table-cell table:formula="of:=[.G582]-[.$B$2]" office:value-type="float" office:value="75.2055218219757" calcext:value-type="float">
            <text:p>75.205521822</text:p>
          </table:table-cell>
          <table:table-cell table:formula="of:=[.C582]/([.H582]-[.H581])" office:value-type="float" office:value="108328.759378942" calcext:value-type="float">
            <text:p>108328.759378942</text:p>
          </table:table-cell>
          <table:table-cell table:formula="of:=[.G582]-[.$B582]" office:value-type="float" office:value="10.2322483062744" calcext:value-type="float">
            <text:p>10.2322483063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3145425.01587" calcext:value-type="float">
            <text:p>1443145425.01587</text:p>
          </table:table-cell>
          <table:table-cell office:value-type="float" office:value="4320" calcext:value-type="float">
            <text:p>4320</text:p>
          </table:table-cell>
          <table:table-cell table:formula="of:=[.B583]-[.$B$2]" office:value-type="float" office:value="65.0156927108765" calcext:value-type="float">
            <text:p>65.0156927109</text:p>
          </table:table-cell>
          <table:table-cell table:formula="of:=[.C583]/([.D583]-[.D582])" office:value-type="float" office:value="101840.687503864" calcext:value-type="float">
            <text:p>101840.687503864</text:p>
          </table:table-cell>
          <table:table-cell/>
          <table:table-cell office:value-type="float" office:value="1443145435.24561" calcext:value-type="float">
            <text:p>1443145435.24561</text:p>
          </table:table-cell>
          <table:table-cell table:formula="of:=[.G583]-[.$B$2]" office:value-type="float" office:value="75.245433807373" calcext:value-type="float">
            <text:p>75.2454338074</text:p>
          </table:table-cell>
          <table:table-cell table:formula="of:=[.C583]/([.H583]-[.H582])" office:value-type="float" office:value="108238.163473773" calcext:value-type="float">
            <text:p>108238.163473773</text:p>
          </table:table-cell>
          <table:table-cell table:formula="of:=[.G583]-[.$B583]" office:value-type="float" office:value="10.2297410964966" calcext:value-type="float">
            <text:p>10.2297410965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3145425.05718" calcext:value-type="float">
            <text:p>1443145425.05718</text:p>
          </table:table-cell>
          <table:table-cell office:value-type="float" office:value="4320" calcext:value-type="float">
            <text:p>4320</text:p>
          </table:table-cell>
          <table:table-cell table:formula="of:=[.B584]-[.$B$2]" office:value-type="float" office:value="65.0570049285889" calcext:value-type="float">
            <text:p>65.0570049286</text:p>
          </table:table-cell>
          <table:table-cell table:formula="of:=[.C584]/([.D584]-[.D583])" office:value-type="float" office:value="104569.549620259" calcext:value-type="float">
            <text:p>104569.549620259</text:p>
          </table:table-cell>
          <table:table-cell/>
          <table:table-cell office:value-type="float" office:value="1443145435.2855" calcext:value-type="float">
            <text:p>1443145435.2855</text:p>
          </table:table-cell>
          <table:table-cell table:formula="of:=[.G584]-[.$B$2]" office:value-type="float" office:value="75.2853271961212" calcext:value-type="float">
            <text:p>75.2853271961</text:p>
          </table:table-cell>
          <table:table-cell table:formula="of:=[.C584]/([.H584]-[.H583])" office:value-type="float" office:value="108288.619632452" calcext:value-type="float">
            <text:p>108288.619632452</text:p>
          </table:table-cell>
          <table:table-cell table:formula="of:=[.G584]-[.$B584]" office:value-type="float" office:value="10.2283222675323" calcext:value-type="float">
            <text:p>10.2283222675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3145425.09846" calcext:value-type="float">
            <text:p>1443145425.09846</text:p>
          </table:table-cell>
          <table:table-cell office:value-type="float" office:value="4320" calcext:value-type="float">
            <text:p>4320</text:p>
          </table:table-cell>
          <table:table-cell table:formula="of:=[.B585]-[.$B$2]" office:value-type="float" office:value="65.0982804298401" calcext:value-type="float">
            <text:p>65.0982804298</text:p>
          </table:table-cell>
          <table:table-cell table:formula="of:=[.C585]/([.D585]-[.D584])" office:value-type="float" office:value="104662.569055348" calcext:value-type="float">
            <text:p>104662.569055348</text:p>
          </table:table-cell>
          <table:table-cell/>
          <table:table-cell office:value-type="float" office:value="1443145435.32538" calcext:value-type="float">
            <text:p>1443145435.32538</text:p>
          </table:table-cell>
          <table:table-cell table:formula="of:=[.G585]-[.$B$2]" office:value-type="float" office:value="75.3252050876617" calcext:value-type="float">
            <text:p>75.3252050877</text:p>
          </table:table-cell>
          <table:table-cell table:formula="of:=[.C585]/([.H585]-[.H584])" office:value-type="float" office:value="108330.702379529" calcext:value-type="float">
            <text:p>108330.702379529</text:p>
          </table:table-cell>
          <table:table-cell table:formula="of:=[.G585]-[.$B585]" office:value-type="float" office:value="10.2269246578217" calcext:value-type="float">
            <text:p>10.2269246578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3145425.13975" calcext:value-type="float">
            <text:p>1443145425.13975</text:p>
          </table:table-cell>
          <table:table-cell office:value-type="float" office:value="4320" calcext:value-type="float">
            <text:p>4320</text:p>
          </table:table-cell>
          <table:table-cell table:formula="of:=[.B586]-[.$B$2]" office:value-type="float" office:value="65.1395728588104" calcext:value-type="float">
            <text:p>65.1395728588</text:p>
          </table:table-cell>
          <table:table-cell table:formula="of:=[.C586]/([.D586]-[.D585])" office:value-type="float" office:value="104619.662919402" calcext:value-type="float">
            <text:p>104619.662919402</text:p>
          </table:table-cell>
          <table:table-cell/>
          <table:table-cell office:value-type="float" office:value="1443145435.36528" calcext:value-type="float">
            <text:p>1443145435.36528</text:p>
          </table:table-cell>
          <table:table-cell table:formula="of:=[.G586]-[.$B$2]" office:value-type="float" office:value="75.365104675293" calcext:value-type="float">
            <text:p>75.3651046753</text:p>
          </table:table-cell>
          <table:table-cell table:formula="of:=[.C586]/([.H586]-[.H585])" office:value-type="float" office:value="108271.79568691" calcext:value-type="float">
            <text:p>108271.79568691</text:p>
          </table:table-cell>
          <table:table-cell table:formula="of:=[.G586]-[.$B586]" office:value-type="float" office:value="10.2255318164825" calcext:value-type="float">
            <text:p>10.2255318165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3145425.18103" calcext:value-type="float">
            <text:p>1443145425.18103</text:p>
          </table:table-cell>
          <table:table-cell office:value-type="float" office:value="4320" calcext:value-type="float">
            <text:p>4320</text:p>
          </table:table-cell>
          <table:table-cell table:formula="of:=[.B587]-[.$B$2]" office:value-type="float" office:value="65.180858373642" calcext:value-type="float">
            <text:p>65.1808583736</text:p>
          </table:table-cell>
          <table:table-cell table:formula="of:=[.C587]/([.D587]-[.D586])" office:value-type="float" office:value="104637.18371024" calcext:value-type="float">
            <text:p>104637.18371024</text:p>
          </table:table-cell>
          <table:table-cell/>
          <table:table-cell office:value-type="float" office:value="1443145435.40515" calcext:value-type="float">
            <text:p>1443145435.40515</text:p>
          </table:table-cell>
          <table:table-cell table:formula="of:=[.G587]-[.$B$2]" office:value-type="float" office:value="75.4049777984619" calcext:value-type="float">
            <text:p>75.4049777985</text:p>
          </table:table-cell>
          <table:table-cell table:formula="of:=[.C587]/([.H587]-[.H586])" office:value-type="float" office:value="108343.657498206" calcext:value-type="float">
            <text:p>108343.657498206</text:p>
          </table:table-cell>
          <table:table-cell table:formula="of:=[.G587]-[.$B587]" office:value-type="float" office:value="10.2241194248199" calcext:value-type="float">
            <text:p>10.2241194248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3145425.22231" calcext:value-type="float">
            <text:p>1443145425.22231</text:p>
          </table:table-cell>
          <table:table-cell office:value-type="float" office:value="4320" calcext:value-type="float">
            <text:p>4320</text:p>
          </table:table-cell>
          <table:table-cell table:formula="of:=[.B588]-[.$B$2]" office:value-type="float" office:value="65.2221357822418" calcext:value-type="float">
            <text:p>65.2221357822</text:p>
          </table:table-cell>
          <table:table-cell table:formula="of:=[.C588]/([.D588]-[.D587])" office:value-type="float" office:value="104657.732801941" calcext:value-type="float">
            <text:p>104657.732801941</text:p>
          </table:table-cell>
          <table:table-cell/>
          <table:table-cell office:value-type="float" office:value="1443145435.44506" calcext:value-type="float">
            <text:p>1443145435.44506</text:p>
          </table:table-cell>
          <table:table-cell table:formula="of:=[.G588]-[.$B$2]" office:value-type="float" office:value="75.4448869228363" calcext:value-type="float">
            <text:p>75.4448869228</text:p>
          </table:table-cell>
          <table:table-cell table:formula="of:=[.C588]/([.H588]-[.H587])" office:value-type="float" office:value="108245.922899081" calcext:value-type="float">
            <text:p>108245.922899081</text:p>
          </table:table-cell>
          <table:table-cell table:formula="of:=[.G588]-[.$B588]" office:value-type="float" office:value="10.2227511405945" calcext:value-type="float">
            <text:p>10.2227511406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3145425.26361" calcext:value-type="float">
            <text:p>1443145425.26361</text:p>
          </table:table-cell>
          <table:table-cell office:value-type="float" office:value="4320" calcext:value-type="float">
            <text:p>4320</text:p>
          </table:table-cell>
          <table:table-cell table:formula="of:=[.B589]-[.$B$2]" office:value-type="float" office:value="65.2634294033051" calcext:value-type="float">
            <text:p>65.2634294033</text:p>
          </table:table-cell>
          <table:table-cell table:formula="of:=[.C589]/([.D589]-[.D588])" office:value-type="float" office:value="104616.642686405" calcext:value-type="float">
            <text:p>104616.642686405</text:p>
          </table:table-cell>
          <table:table-cell/>
          <table:table-cell office:value-type="float" office:value="1443145435.48497" calcext:value-type="float">
            <text:p>1443145435.48497</text:p>
          </table:table-cell>
          <table:table-cell table:formula="of:=[.G589]-[.$B$2]" office:value-type="float" office:value="75.4847950935364" calcext:value-type="float">
            <text:p>75.4847950935</text:p>
          </table:table-cell>
          <table:table-cell table:formula="of:=[.C589]/([.H589]-[.H588])" office:value-type="float" office:value="108248.509621416" calcext:value-type="float">
            <text:p>108248.509621416</text:p>
          </table:table-cell>
          <table:table-cell table:formula="of:=[.G589]-[.$B589]" office:value-type="float" office:value="10.2213656902313" calcext:value-type="float">
            <text:p>10.2213656902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3145425.30494" calcext:value-type="float">
            <text:p>1443145425.30494</text:p>
          </table:table-cell>
          <table:table-cell office:value-type="float" office:value="4320" calcext:value-type="float">
            <text:p>4320</text:p>
          </table:table-cell>
          <table:table-cell table:formula="of:=[.B590]-[.$B$2]" office:value-type="float" office:value="65.3047609329224" calcext:value-type="float">
            <text:p>65.3047609329</text:p>
          </table:table-cell>
          <table:table-cell table:formula="of:=[.C590]/([.D590]-[.D589])" office:value-type="float" office:value="104520.690136539" calcext:value-type="float">
            <text:p>104520.690136539</text:p>
          </table:table-cell>
          <table:table-cell/>
          <table:table-cell office:value-type="float" office:value="1443145435.52488" calcext:value-type="float">
            <text:p>1443145435.52488</text:p>
          </table:table-cell>
          <table:table-cell table:formula="of:=[.G590]-[.$B$2]" office:value-type="float" office:value="75.524701833725" calcext:value-type="float">
            <text:p>75.5247018337</text:p>
          </table:table-cell>
          <table:table-cell table:formula="of:=[.C590]/([.H590]-[.H589])" office:value-type="float" office:value="108252.389936731" calcext:value-type="float">
            <text:p>108252.389936731</text:p>
          </table:table-cell>
          <table:table-cell table:formula="of:=[.G590]-[.$B590]" office:value-type="float" office:value="10.2199409008026" calcext:value-type="float">
            <text:p>10.2199409008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3145425.34623" calcext:value-type="float">
            <text:p>1443145425.34623</text:p>
          </table:table-cell>
          <table:table-cell office:value-type="float" office:value="4320" calcext:value-type="float">
            <text:p>4320</text:p>
          </table:table-cell>
          <table:table-cell table:formula="of:=[.B591]-[.$B$2]" office:value-type="float" office:value="65.3460531234741" calcext:value-type="float">
            <text:p>65.3460531235</text:p>
          </table:table-cell>
          <table:table-cell table:formula="of:=[.C591]/([.D591]-[.D590])" office:value-type="float" office:value="104620.266986928" calcext:value-type="float">
            <text:p>104620.266986928</text:p>
          </table:table-cell>
          <table:table-cell/>
          <table:table-cell office:value-type="float" office:value="1443145435.56477" calcext:value-type="float">
            <text:p>1443145435.56477</text:p>
          </table:table-cell>
          <table:table-cell table:formula="of:=[.G591]-[.$B$2]" office:value-type="float" office:value="75.5645914077759" calcext:value-type="float">
            <text:p>75.5645914078</text:p>
          </table:table-cell>
          <table:table-cell table:formula="of:=[.C591]/([.H591]-[.H590])" office:value-type="float" office:value="108298.975428698" calcext:value-type="float">
            <text:p>108298.975428698</text:p>
          </table:table-cell>
          <table:table-cell table:formula="of:=[.G591]-[.$B591]" office:value-type="float" office:value="10.2185382843018" calcext:value-type="float">
            <text:p>10.2185382843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3145425.38751" calcext:value-type="float">
            <text:p>1443145425.38751</text:p>
          </table:table-cell>
          <table:table-cell office:value-type="float" office:value="4320" calcext:value-type="float">
            <text:p>4320</text:p>
          </table:table-cell>
          <table:table-cell table:formula="of:=[.B592]-[.$B$2]" office:value-type="float" office:value="65.3873379230499" calcext:value-type="float">
            <text:p>65.3873379231</text:p>
          </table:table-cell>
          <table:table-cell table:formula="of:=[.C592]/([.D592]-[.D591])" office:value-type="float" office:value="104638.996540792" calcext:value-type="float">
            <text:p>104638.996540792</text:p>
          </table:table-cell>
          <table:table-cell/>
          <table:table-cell office:value-type="float" office:value="1443145435.60464" calcext:value-type="float">
            <text:p>1443145435.60464</text:p>
          </table:table-cell>
          <table:table-cell table:formula="of:=[.G592]-[.$B$2]" office:value-type="float" office:value="75.6044635772705" calcext:value-type="float">
            <text:p>75.6044635773</text:p>
          </table:table-cell>
          <table:table-cell table:formula="of:=[.C592]/([.H592]-[.H591])" office:value-type="float" office:value="108346.248893779" calcext:value-type="float">
            <text:p>108346.248893779</text:p>
          </table:table-cell>
          <table:table-cell table:formula="of:=[.G592]-[.$B592]" office:value-type="float" office:value="10.2171256542206" calcext:value-type="float">
            <text:p>10.2171256542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3145425.42876" calcext:value-type="float">
            <text:p>1443145425.42876</text:p>
          </table:table-cell>
          <table:table-cell office:value-type="float" office:value="4320" calcext:value-type="float">
            <text:p>4320</text:p>
          </table:table-cell>
          <table:table-cell table:formula="of:=[.B593]-[.$B$2]" office:value-type="float" office:value="65.4285855293274" calcext:value-type="float">
            <text:p>65.4285855293</text:p>
          </table:table-cell>
          <table:table-cell table:formula="of:=[.C593]/([.D593]-[.D592])" office:value-type="float" office:value="104733.350365596" calcext:value-type="float">
            <text:p>104733.350365596</text:p>
          </table:table-cell>
          <table:table-cell/>
          <table:table-cell office:value-type="float" office:value="1443145435.64454" calcext:value-type="float">
            <text:p>1443145435.64454</text:p>
          </table:table-cell>
          <table:table-cell table:formula="of:=[.G593]-[.$B$2]" office:value-type="float" office:value="75.644362449646" calcext:value-type="float">
            <text:p>75.6443624496</text:p>
          </table:table-cell>
          <table:table-cell table:formula="of:=[.C593]/([.H593]-[.H592])" office:value-type="float" office:value="108273.736644597" calcext:value-type="float">
            <text:p>108273.736644597</text:p>
          </table:table-cell>
          <table:table-cell table:formula="of:=[.G593]-[.$B593]" office:value-type="float" office:value="10.2157769203186" calcext:value-type="float">
            <text:p>10.2157769203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3145425.47004" calcext:value-type="float">
            <text:p>1443145425.47004</text:p>
          </table:table-cell>
          <table:table-cell office:value-type="float" office:value="4320" calcext:value-type="float">
            <text:p>4320</text:p>
          </table:table-cell>
          <table:table-cell table:formula="of:=[.B594]-[.$B$2]" office:value-type="float" office:value="65.4698679447174" calcext:value-type="float">
            <text:p>65.4698679447</text:p>
          </table:table-cell>
          <table:table-cell table:formula="of:=[.C594]/([.D594]-[.D593])" office:value-type="float" office:value="104645.039762981" calcext:value-type="float">
            <text:p>104645.039762981</text:p>
          </table:table-cell>
          <table:table-cell/>
          <table:table-cell office:value-type="float" office:value="1443145435.68445" calcext:value-type="float">
            <text:p>1443145435.68445</text:p>
          </table:table-cell>
          <table:table-cell table:formula="of:=[.G594]-[.$B$2]" office:value-type="float" office:value="75.6842694282532" calcext:value-type="float">
            <text:p>75.6842694283</text:p>
          </table:table-cell>
          <table:table-cell table:formula="of:=[.C594]/([.H594]-[.H593])" office:value-type="float" office:value="108251.743198193" calcext:value-type="float">
            <text:p>108251.743198193</text:p>
          </table:table-cell>
          <table:table-cell table:formula="of:=[.G594]-[.$B594]" office:value-type="float" office:value="10.2144014835358" calcext:value-type="float">
            <text:p>10.2144014835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3145425.51133" calcext:value-type="float">
            <text:p>1443145425.51133</text:p>
          </table:table-cell>
          <table:table-cell office:value-type="float" office:value="4320" calcext:value-type="float">
            <text:p>4320</text:p>
          </table:table-cell>
          <table:table-cell table:formula="of:=[.B595]-[.$B$2]" office:value-type="float" office:value="65.5111510753632" calcext:value-type="float">
            <text:p>65.5111510754</text:p>
          </table:table-cell>
          <table:table-cell table:formula="of:=[.C595]/([.D595]-[.D594])" office:value-type="float" office:value="104643.226723033" calcext:value-type="float">
            <text:p>104643.226723033</text:p>
          </table:table-cell>
          <table:table-cell/>
          <table:table-cell office:value-type="float" office:value="1443145435.72432" calcext:value-type="float">
            <text:p>1443145435.72432</text:p>
          </table:table-cell>
          <table:table-cell table:formula="of:=[.G595]-[.$B$2]" office:value-type="float" office:value="75.7241387367249" calcext:value-type="float">
            <text:p>75.7241387367</text:p>
          </table:table-cell>
          <table:table-cell table:formula="of:=[.C595]/([.H595]-[.H594])" office:value-type="float" office:value="108354.023824331" calcext:value-type="float">
            <text:p>108354.023824331</text:p>
          </table:table-cell>
          <table:table-cell table:formula="of:=[.G595]-[.$B595]" office:value-type="float" office:value="10.2129876613617" calcext:value-type="float">
            <text:p>10.2129876614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3145425.55261" calcext:value-type="float">
            <text:p>1443145425.55261</text:p>
          </table:table-cell>
          <table:table-cell office:value-type="float" office:value="4320" calcext:value-type="float">
            <text:p>4320</text:p>
          </table:table-cell>
          <table:table-cell table:formula="of:=[.B596]-[.$B$2]" office:value-type="float" office:value="65.5524346828461" calcext:value-type="float">
            <text:p>65.5524346828</text:p>
          </table:table-cell>
          <table:table-cell table:formula="of:=[.C596]/([.D596]-[.D595])" office:value-type="float" office:value="104642.018064635" calcext:value-type="float">
            <text:p>104642.018064635</text:p>
          </table:table-cell>
          <table:table-cell/>
          <table:table-cell office:value-type="float" office:value="1443145435.76421" calcext:value-type="float">
            <text:p>1443145435.76421</text:p>
          </table:table-cell>
          <table:table-cell table:formula="of:=[.G596]-[.$B$2]" office:value-type="float" office:value="75.7640287876129" calcext:value-type="float">
            <text:p>75.7640287876</text:p>
          </table:table-cell>
          <table:table-cell table:formula="of:=[.C596]/([.H596]-[.H595])" office:value-type="float" office:value="108297.68084585" calcext:value-type="float">
            <text:p>108297.68084585</text:p>
          </table:table-cell>
          <table:table-cell table:formula="of:=[.G596]-[.$B596]" office:value-type="float" office:value="10.2115941047668" calcext:value-type="float">
            <text:p>10.2115941048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3145425.59389" calcext:value-type="float">
            <text:p>1443145425.59389</text:p>
          </table:table-cell>
          <table:table-cell office:value-type="float" office:value="4320" calcext:value-type="float">
            <text:p>4320</text:p>
          </table:table-cell>
          <table:table-cell table:formula="of:=[.B597]-[.$B$2]" office:value-type="float" office:value="65.5937180519104" calcext:value-type="float">
            <text:p>65.5937180519</text:p>
          </table:table-cell>
          <table:table-cell table:formula="of:=[.C597]/([.D597]-[.D596])" office:value-type="float" office:value="104642.622390344" calcext:value-type="float">
            <text:p>104642.622390344</text:p>
          </table:table-cell>
          <table:table-cell/>
          <table:table-cell office:value-type="float" office:value="1443145435.8041" calcext:value-type="float">
            <text:p>1443145435.8041</text:p>
          </table:table-cell>
          <table:table-cell table:formula="of:=[.G597]-[.$B$2]" office:value-type="float" office:value="75.803925037384" calcext:value-type="float">
            <text:p>75.8039250374</text:p>
          </table:table-cell>
          <table:table-cell table:formula="of:=[.C597]/([.H597]-[.H596])" office:value-type="float" office:value="108280.854084871" calcext:value-type="float">
            <text:p>108280.854084871</text:p>
          </table:table-cell>
          <table:table-cell table:formula="of:=[.G597]-[.$B597]" office:value-type="float" office:value="10.2102069854736" calcext:value-type="float">
            <text:p>10.2102069855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3145425.63521" calcext:value-type="float">
            <text:p>1443145425.63521</text:p>
          </table:table-cell>
          <table:table-cell office:value-type="float" office:value="4320" calcext:value-type="float">
            <text:p>4320</text:p>
          </table:table-cell>
          <table:table-cell table:formula="of:=[.B598]-[.$B$2]" office:value-type="float" office:value="65.635035276413" calcext:value-type="float">
            <text:p>65.6350352764</text:p>
          </table:table-cell>
          <table:table-cell table:formula="of:=[.C598]/([.D598]-[.D597])" office:value-type="float" office:value="104556.877960957" calcext:value-type="float">
            <text:p>104556.877960957</text:p>
          </table:table-cell>
          <table:table-cell/>
          <table:table-cell office:value-type="float" office:value="1443145435.844" calcext:value-type="float">
            <text:p>1443145435.844</text:p>
          </table:table-cell>
          <table:table-cell table:formula="of:=[.G598]-[.$B$2]" office:value-type="float" office:value="75.8438212871552" calcext:value-type="float">
            <text:p>75.8438212872</text:p>
          </table:table-cell>
          <table:table-cell table:formula="of:=[.C598]/([.H598]-[.H597])" office:value-type="float" office:value="108280.854084871" calcext:value-type="float">
            <text:p>108280.854084871</text:p>
          </table:table-cell>
          <table:table-cell table:formula="of:=[.G598]-[.$B598]" office:value-type="float" office:value="10.2087860107422" calcext:value-type="float">
            <text:p>10.2087860107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3145425.67652" calcext:value-type="float">
            <text:p>1443145425.67652</text:p>
          </table:table-cell>
          <table:table-cell office:value-type="float" office:value="4320" calcext:value-type="float">
            <text:p>4320</text:p>
          </table:table-cell>
          <table:table-cell table:formula="of:=[.B599]-[.$B$2]" office:value-type="float" office:value="65.6763398647308" calcext:value-type="float">
            <text:p>65.6763398647</text:p>
          </table:table-cell>
          <table:table-cell table:formula="of:=[.C599]/([.D599]-[.D598])" office:value-type="float" office:value="104588.864722588" calcext:value-type="float">
            <text:p>104588.864722588</text:p>
          </table:table-cell>
          <table:table-cell/>
          <table:table-cell office:value-type="float" office:value="1443145435.88406" calcext:value-type="float">
            <text:p>1443145435.88406</text:p>
          </table:table-cell>
          <table:table-cell table:formula="of:=[.G599]-[.$B$2]" office:value-type="float" office:value="75.8838882446289" calcext:value-type="float">
            <text:p>75.8838882446</text:p>
          </table:table-cell>
          <table:table-cell table:formula="of:=[.C599]/([.H599]-[.H598])" office:value-type="float" office:value="107819.516938109" calcext:value-type="float">
            <text:p>107819.516938109</text:p>
          </table:table-cell>
          <table:table-cell table:formula="of:=[.G599]-[.$B599]" office:value-type="float" office:value="10.2075483798981" calcext:value-type="float">
            <text:p>10.2075483799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3145425.7178" calcext:value-type="float">
            <text:p>1443145425.7178</text:p>
          </table:table-cell>
          <table:table-cell office:value-type="float" office:value="4320" calcext:value-type="float">
            <text:p>4320</text:p>
          </table:table-cell>
          <table:table-cell table:formula="of:=[.B600]-[.$B$2]" office:value-type="float" office:value="65.7176201343536" calcext:value-type="float">
            <text:p>65.7176201344</text:p>
          </table:table-cell>
          <table:table-cell table:formula="of:=[.C600]/([.D600]-[.D599])" office:value-type="float" office:value="104650.479259798" calcext:value-type="float">
            <text:p>104650.479259798</text:p>
          </table:table-cell>
          <table:table-cell/>
          <table:table-cell office:value-type="float" office:value="1443145435.92377" calcext:value-type="float">
            <text:p>1443145435.92377</text:p>
          </table:table-cell>
          <table:table-cell table:formula="of:=[.G600]-[.$B$2]" office:value-type="float" office:value="75.923591375351" calcext:value-type="float">
            <text:p>75.9235913754</text:p>
          </table:table-cell>
          <table:table-cell table:formula="of:=[.C600]/([.H600]-[.H599])" office:value-type="float" office:value="108807.540398854" calcext:value-type="float">
            <text:p>108807.540398854</text:p>
          </table:table-cell>
          <table:table-cell table:formula="of:=[.G600]-[.$B600]" office:value-type="float" office:value="10.2059712409973" calcext:value-type="float">
            <text:p>10.205971241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3145425.75908" calcext:value-type="float">
            <text:p>1443145425.75908</text:p>
          </table:table-cell>
          <table:table-cell office:value-type="float" office:value="4320" calcext:value-type="float">
            <text:p>4320</text:p>
          </table:table-cell>
          <table:table-cell table:formula="of:=[.B601]-[.$B$2]" office:value-type="float" office:value="65.7589025497437" calcext:value-type="float">
            <text:p>65.7589025497</text:p>
          </table:table-cell>
          <table:table-cell table:formula="of:=[.C601]/([.D601]-[.D600])" office:value-type="float" office:value="104645.039762981" calcext:value-type="float">
            <text:p>104645.039762981</text:p>
          </table:table-cell>
          <table:table-cell/>
          <table:table-cell office:value-type="float" office:value="1443145435.96368" calcext:value-type="float">
            <text:p>1443145435.96368</text:p>
          </table:table-cell>
          <table:table-cell table:formula="of:=[.G601]-[.$B$2]" office:value-type="float" office:value="75.9635050296783" calcext:value-type="float">
            <text:p>75.9635050297</text:p>
          </table:table-cell>
          <table:table-cell table:formula="of:=[.C601]/([.H601]-[.H600])" office:value-type="float" office:value="108233.637656054" calcext:value-type="float">
            <text:p>108233.637656054</text:p>
          </table:table-cell>
          <table:table-cell table:formula="of:=[.G601]-[.$B601]" office:value-type="float" office:value="10.2046024799347" calcext:value-type="float">
            <text:p>10.204602479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3145425.80036" calcext:value-type="float">
            <text:p>1443145425.80036</text:p>
          </table:table-cell>
          <table:table-cell office:value-type="float" office:value="4320" calcext:value-type="float">
            <text:p>4320</text:p>
          </table:table-cell>
          <table:table-cell table:formula="of:=[.B602]-[.$B$2]" office:value-type="float" office:value="65.8001878261566" calcext:value-type="float">
            <text:p>65.8001878262</text:p>
          </table:table-cell>
          <table:table-cell table:formula="of:=[.C602]/([.D602]-[.D601])" office:value-type="float" office:value="104637.787980111" calcext:value-type="float">
            <text:p>104637.787980111</text:p>
          </table:table-cell>
          <table:table-cell/>
          <table:table-cell office:value-type="float" office:value="1443145436.00361" calcext:value-type="float">
            <text:p>1443145436.00361</text:p>
          </table:table-cell>
          <table:table-cell table:formula="of:=[.G602]-[.$B$2]" office:value-type="float" office:value="76.0034332275391" calcext:value-type="float">
            <text:p>76.0034332275</text:p>
          </table:table-cell>
          <table:table-cell table:formula="of:=[.C602]/([.H602]-[.H601])" office:value-type="float" office:value="108194.214401299" calcext:value-type="float">
            <text:p>108194.214401299</text:p>
          </table:table-cell>
          <table:table-cell table:formula="of:=[.G602]-[.$B602]" office:value-type="float" office:value="10.2032454013824" calcext:value-type="float">
            <text:p>10.203245401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3145425.84166" calcext:value-type="float">
            <text:p>1443145425.84166</text:p>
          </table:table-cell>
          <table:table-cell office:value-type="float" office:value="4320" calcext:value-type="float">
            <text:p>4320</text:p>
          </table:table-cell>
          <table:table-cell table:formula="of:=[.B603]-[.$B$2]" office:value-type="float" office:value="65.8414795398712" calcext:value-type="float">
            <text:p>65.8414795399</text:p>
          </table:table-cell>
          <table:table-cell table:formula="of:=[.C603]/([.D603]-[.D602])" office:value-type="float" office:value="104621.475142907" calcext:value-type="float">
            <text:p>104621.475142907</text:p>
          </table:table-cell>
          <table:table-cell/>
          <table:table-cell office:value-type="float" office:value="1443145436.01575" calcext:value-type="float">
            <text:p>1443145436.01575</text:p>
          </table:table-cell>
          <table:table-cell table:formula="of:=[.G603]-[.$B$2]" office:value-type="float" office:value="76.0155689716339" calcext:value-type="float">
            <text:p>76.0155689716</text:p>
          </table:table-cell>
          <table:table-cell table:formula="of:=[.C603]/([.H603]-[.H602])" office:value-type="float" office:value="355973.228030883" calcext:value-type="float">
            <text:p>355973.228030883</text:p>
          </table:table-cell>
          <table:table-cell table:formula="of:=[.G603]-[.$B603]" office:value-type="float" office:value="10.1740894317627" calcext:value-type="float">
            <text:p>10.1740894318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3145425.88295" calcext:value-type="float">
            <text:p>1443145425.88295</text:p>
          </table:table-cell>
          <table:table-cell office:value-type="float" office:value="4320" calcext:value-type="float">
            <text:p>4320</text:p>
          </table:table-cell>
          <table:table-cell table:formula="of:=[.B604]-[.$B$2]" office:value-type="float" office:value="65.8827784061432" calcext:value-type="float">
            <text:p>65.8827784061</text:p>
          </table:table-cell>
          <table:table-cell table:formula="of:=[.C604]/([.D604]-[.D603])" office:value-type="float" office:value="104603.355732594" calcext:value-type="float">
            <text:p>104603.355732594</text:p>
          </table:table-cell>
          <table:table-cell/>
          <table:table-cell office:value-type="float" office:value="1443145436.02788" calcext:value-type="float">
            <text:p>1443145436.02788</text:p>
          </table:table-cell>
          <table:table-cell table:formula="of:=[.G604]-[.$B$2]" office:value-type="float" office:value="76.0277028083801" calcext:value-type="float">
            <text:p>76.0277028084</text:p>
          </table:table-cell>
          <table:table-cell table:formula="of:=[.C604]/([.H604]-[.H603])" office:value-type="float" office:value="356029.184367202" calcext:value-type="float">
            <text:p>356029.184367202</text:p>
          </table:table-cell>
          <table:table-cell table:formula="of:=[.G604]-[.$B604]" office:value-type="float" office:value="10.1449244022369" calcext:value-type="float">
            <text:p>10.1449244022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3145425.92425" calcext:value-type="float">
            <text:p>1443145425.92425</text:p>
          </table:table-cell>
          <table:table-cell office:value-type="float" office:value="4320" calcext:value-type="float">
            <text:p>4320</text:p>
          </table:table-cell>
          <table:table-cell table:formula="of:=[.B605]-[.$B$2]" office:value-type="float" office:value="65.9240715503693" calcext:value-type="float">
            <text:p>65.9240715504</text:p>
          </table:table-cell>
          <table:table-cell table:formula="of:=[.C605]/([.D605]-[.D604])" office:value-type="float" office:value="104617.850758678" calcext:value-type="float">
            <text:p>104617.850758678</text:p>
          </table:table-cell>
          <table:table-cell/>
          <table:table-cell office:value-type="float" office:value="1443145436.05091" calcext:value-type="float">
            <text:p>1443145436.05091</text:p>
          </table:table-cell>
          <table:table-cell table:formula="of:=[.G605]-[.$B$2]" office:value-type="float" office:value="76.0507316589356" calcext:value-type="float">
            <text:p>76.0507316589</text:p>
          </table:table-cell>
          <table:table-cell table:formula="of:=[.C605]/([.H605]-[.H604])" office:value-type="float" office:value="187590.778341443" calcext:value-type="float">
            <text:p>187590.778341443</text:p>
          </table:table-cell>
          <table:table-cell table:formula="of:=[.G605]-[.$B605]" office:value-type="float" office:value="10.1266601085663" calcext:value-type="float">
            <text:p>10.126660108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3145425.96553" calcext:value-type="float">
            <text:p>1443145425.96553</text:p>
          </table:table-cell>
          <table:table-cell office:value-type="float" office:value="4320" calcext:value-type="float">
            <text:p>4320</text:p>
          </table:table-cell>
          <table:table-cell table:formula="of:=[.B606]-[.$B$2]" office:value-type="float" office:value="65.9653539657593" calcext:value-type="float">
            <text:p>65.9653539658</text:p>
          </table:table-cell>
          <table:table-cell table:formula="of:=[.C606]/([.D606]-[.D605])" office:value-type="float" office:value="104645.039762981" calcext:value-type="float">
            <text:p>104645.039762981</text:p>
          </table:table-cell>
          <table:table-cell/>
          <table:table-cell office:value-type="float" office:value="1443145436.08747" calcext:value-type="float">
            <text:p>1443145436.08747</text:p>
          </table:table-cell>
          <table:table-cell table:formula="of:=[.G606]-[.$B$2]" office:value-type="float" office:value="76.0872950553894" calcext:value-type="float">
            <text:p>76.0872950554</text:p>
          </table:table-cell>
          <table:table-cell table:formula="of:=[.C606]/([.H606]-[.H605])" office:value-type="float" office:value="118150.949282072" calcext:value-type="float">
            <text:p>118150.949282072</text:p>
          </table:table-cell>
          <table:table-cell table:formula="of:=[.G606]-[.$B606]" office:value-type="float" office:value="10.1219410896301" calcext:value-type="float">
            <text:p>10.1219410896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3145426.00647" calcext:value-type="float">
            <text:p>1443145426.00647</text:p>
          </table:table-cell>
          <table:table-cell office:value-type="float" office:value="4320" calcext:value-type="float">
            <text:p>4320</text:p>
          </table:table-cell>
          <table:table-cell table:formula="of:=[.B607]-[.$B$2]" office:value-type="float" office:value="66.0062961578369" calcext:value-type="float">
            <text:p>66.0062961578</text:p>
          </table:table-cell>
          <table:table-cell table:formula="of:=[.C607]/([.D607]-[.D606])" office:value-type="float" office:value="105514.623931425" calcext:value-type="float">
            <text:p>105514.623931425</text:p>
          </table:table-cell>
          <table:table-cell/>
          <table:table-cell office:value-type="float" office:value="1443145436.12404" calcext:value-type="float">
            <text:p>1443145436.12404</text:p>
          </table:table-cell>
          <table:table-cell table:formula="of:=[.G607]-[.$B$2]" office:value-type="float" office:value="76.1238603591919" calcext:value-type="float">
            <text:p>76.1238603592</text:p>
          </table:table-cell>
          <table:table-cell table:formula="of:=[.C607]/([.H607]-[.H606])" office:value-type="float" office:value="118144.786197723" calcext:value-type="float">
            <text:p>118144.786197723</text:p>
          </table:table-cell>
          <table:table-cell table:formula="of:=[.G607]-[.$B607]" office:value-type="float" office:value="10.117564201355" calcext:value-type="float">
            <text:p>10.1175642014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3145426.04588" calcext:value-type="float">
            <text:p>1443145426.04588</text:p>
          </table:table-cell>
          <table:table-cell office:value-type="float" office:value="4320" calcext:value-type="float">
            <text:p>4320</text:p>
          </table:table-cell>
          <table:table-cell table:formula="of:=[.B608]-[.$B$2]" office:value-type="float" office:value="66.0457077026367" calcext:value-type="float">
            <text:p>66.0457077026</text:p>
          </table:table-cell>
          <table:table-cell table:formula="of:=[.C608]/([.D608]-[.D607])" office:value-type="float" office:value="109612.55190437" calcext:value-type="float">
            <text:p>109612.55190437</text:p>
          </table:table-cell>
          <table:table-cell/>
          <table:table-cell office:value-type="float" office:value="1443145436.16063" calcext:value-type="float">
            <text:p>1443145436.16063</text:p>
          </table:table-cell>
          <table:table-cell table:formula="of:=[.G608]-[.$B$2]" office:value-type="float" office:value="76.1604585647583" calcext:value-type="float">
            <text:p>76.1604585648</text:p>
          </table:table-cell>
          <table:table-cell table:formula="of:=[.C608]/([.H608]-[.H607])" office:value-type="float" office:value="118038.574108818" calcext:value-type="float">
            <text:p>118038.574108818</text:p>
          </table:table-cell>
          <table:table-cell table:formula="of:=[.G608]-[.$B608]" office:value-type="float" office:value="10.1147508621216" calcext:value-type="float">
            <text:p>10.114750862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3145426.0853" calcext:value-type="float">
            <text:p>1443145426.0853</text:p>
          </table:table-cell>
          <table:table-cell office:value-type="float" office:value="4320" calcext:value-type="float">
            <text:p>4320</text:p>
          </table:table-cell>
          <table:table-cell table:formula="of:=[.B609]-[.$B$2]" office:value-type="float" office:value="66.0851194858551" calcext:value-type="float">
            <text:p>66.0851194859</text:p>
          </table:table-cell>
          <table:table-cell table:formula="of:=[.C609]/([.D609]-[.D608])" office:value-type="float" office:value="109611.888811591" calcext:value-type="float">
            <text:p>109611.888811591</text:p>
          </table:table-cell>
          <table:table-cell/>
          <table:table-cell office:value-type="float" office:value="1443145436.19718" calcext:value-type="float">
            <text:p>1443145436.19718</text:p>
          </table:table-cell>
          <table:table-cell table:formula="of:=[.G609]-[.$B$2]" office:value-type="float" office:value="76.197003364563" calcext:value-type="float">
            <text:p>76.1970033646</text:p>
          </table:table-cell>
          <table:table-cell table:formula="of:=[.C609]/([.H609]-[.H608])" office:value-type="float" office:value="118211.073068894" calcext:value-type="float">
            <text:p>118211.073068894</text:p>
          </table:table-cell>
          <table:table-cell table:formula="of:=[.G609]-[.$B609]" office:value-type="float" office:value="10.1118838787079" calcext:value-type="float">
            <text:p>10.1118838787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3145426.12473" calcext:value-type="float">
            <text:p>1443145426.12473</text:p>
          </table:table-cell>
          <table:table-cell office:value-type="float" office:value="4320" calcext:value-type="float">
            <text:p>4320</text:p>
          </table:table-cell>
          <table:table-cell table:formula="of:=[.B610]-[.$B$2]" office:value-type="float" office:value="66.1245501041412" calcext:value-type="float">
            <text:p>66.1245501041</text:p>
          </table:table-cell>
          <table:table-cell table:formula="of:=[.C610]/([.D610]-[.D609])" office:value-type="float" office:value="109559.529821506" calcext:value-type="float">
            <text:p>109559.529821506</text:p>
          </table:table-cell>
          <table:table-cell/>
          <table:table-cell office:value-type="float" office:value="1443145436.23376" calcext:value-type="float">
            <text:p>1443145436.23376</text:p>
          </table:table-cell>
          <table:table-cell table:formula="of:=[.G610]-[.$B$2]" office:value-type="float" office:value="76.2335789203644" calcext:value-type="float">
            <text:p>76.2335789204</text:p>
          </table:table-cell>
          <table:table-cell table:formula="of:=[.C610]/([.H610]-[.H609])" office:value-type="float" office:value="118111.670632101" calcext:value-type="float">
            <text:p>118111.670632101</text:p>
          </table:table-cell>
          <table:table-cell table:formula="of:=[.G610]-[.$B610]" office:value-type="float" office:value="10.1090288162231" calcext:value-type="float">
            <text:p>10.1090288162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3145426.16414" calcext:value-type="float">
            <text:p>1443145426.16414</text:p>
          </table:table-cell>
          <table:table-cell office:value-type="float" office:value="4320" calcext:value-type="float">
            <text:p>4320</text:p>
          </table:table-cell>
          <table:table-cell table:formula="of:=[.B611]-[.$B$2]" office:value-type="float" office:value="66.1639640331268" calcext:value-type="float">
            <text:p>66.1639640331</text:p>
          </table:table-cell>
          <table:table-cell table:formula="of:=[.C611]/([.D611]-[.D610])" office:value-type="float" office:value="109605.921337576" calcext:value-type="float">
            <text:p>109605.921337576</text:p>
          </table:table-cell>
          <table:table-cell/>
          <table:table-cell office:value-type="float" office:value="1443145436.27033" calcext:value-type="float">
            <text:p>1443145436.27033</text:p>
          </table:table-cell>
          <table:table-cell table:formula="of:=[.G611]-[.$B$2]" office:value-type="float" office:value="76.2701516151428" calcext:value-type="float">
            <text:p>76.2701516151</text:p>
          </table:table-cell>
          <table:table-cell table:formula="of:=[.C611]/([.H611]-[.H610])" office:value-type="float" office:value="118120.910317672" calcext:value-type="float">
            <text:p>118120.910317672</text:p>
          </table:table-cell>
          <table:table-cell table:formula="of:=[.G611]-[.$B611]" office:value-type="float" office:value="10.106187582016" calcext:value-type="float">
            <text:p>10.106187582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3145426.20355" calcext:value-type="float">
            <text:p>1443145426.20355</text:p>
          </table:table-cell>
          <table:table-cell office:value-type="float" office:value="4320" calcext:value-type="float">
            <text:p>4320</text:p>
          </table:table-cell>
          <table:table-cell table:formula="of:=[.B612]-[.$B$2]" office:value-type="float" office:value="66.2033700942993" calcext:value-type="float">
            <text:p>66.2033700943</text:p>
          </table:table-cell>
          <table:table-cell table:formula="of:=[.C612]/([.D612]-[.D611])" office:value-type="float" office:value="109627.805252872" calcext:value-type="float">
            <text:p>109627.805252872</text:p>
          </table:table-cell>
          <table:table-cell/>
          <table:table-cell office:value-type="float" office:value="1443145436.30687" calcext:value-type="float">
            <text:p>1443145436.30687</text:p>
          </table:table-cell>
          <table:table-cell table:formula="of:=[.G612]-[.$B$2]" office:value-type="float" office:value="76.3066935539246" calcext:value-type="float">
            <text:p>76.3066935539</text:p>
          </table:table-cell>
          <table:table-cell table:formula="of:=[.C612]/([.H612]-[.H611])" office:value-type="float" office:value="118220.328313803" calcext:value-type="float">
            <text:p>118220.328313803</text:p>
          </table:table-cell>
          <table:table-cell table:formula="of:=[.G612]-[.$B612]" office:value-type="float" office:value="10.1033234596252" calcext:value-type="float">
            <text:p>10.1033234596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3145426.24296" calcext:value-type="float">
            <text:p>1443145426.24296</text:p>
          </table:table-cell>
          <table:table-cell office:value-type="float" office:value="4320" calcext:value-type="float">
            <text:p>4320</text:p>
          </table:table-cell>
          <table:table-cell table:formula="of:=[.B613]-[.$B$2]" office:value-type="float" office:value="66.2427835464478" calcext:value-type="float">
            <text:p>66.2427835464</text:p>
          </table:table-cell>
          <table:table-cell table:formula="of:=[.C613]/([.D613]-[.D612])" office:value-type="float" office:value="109607.24738676" calcext:value-type="float">
            <text:p>109607.24738676</text:p>
          </table:table-cell>
          <table:table-cell/>
          <table:table-cell office:value-type="float" office:value="1443145436.34345" calcext:value-type="float">
            <text:p>1443145436.34345</text:p>
          </table:table-cell>
          <table:table-cell table:formula="of:=[.G613]-[.$B$2]" office:value-type="float" office:value="76.343275308609" calcext:value-type="float">
            <text:p>76.3432753086</text:p>
          </table:table-cell>
          <table:table-cell table:formula="of:=[.C613]/([.H613]-[.H612])" office:value-type="float" office:value="118091.656271385" calcext:value-type="float">
            <text:p>118091.656271385</text:p>
          </table:table-cell>
          <table:table-cell table:formula="of:=[.G613]-[.$B613]" office:value-type="float" office:value="10.1004917621613" calcext:value-type="float">
            <text:p>10.100491762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3145426.28236" calcext:value-type="float">
            <text:p>1443145426.28236</text:p>
          </table:table-cell>
          <table:table-cell office:value-type="float" office:value="4320" calcext:value-type="float">
            <text:p>4320</text:p>
          </table:table-cell>
          <table:table-cell table:formula="of:=[.B614]-[.$B$2]" office:value-type="float" office:value="66.2821877002716" calcext:value-type="float">
            <text:p>66.2821877003</text:p>
          </table:table-cell>
          <table:table-cell table:formula="of:=[.C614]/([.D614]-[.D613])" office:value-type="float" office:value="109633.111760542" calcext:value-type="float">
            <text:p>109633.111760542</text:p>
          </table:table-cell>
          <table:table-cell/>
          <table:table-cell office:value-type="float" office:value="1443145436.38003" calcext:value-type="float">
            <text:p>1443145436.38003</text:p>
          </table:table-cell>
          <table:table-cell table:formula="of:=[.G614]-[.$B$2]" office:value-type="float" office:value="76.3798549175263" calcext:value-type="float">
            <text:p>76.3798549175</text:p>
          </table:table-cell>
          <table:table-cell table:formula="of:=[.C614]/([.H614]-[.H613])" office:value-type="float" office:value="118098.58355168" calcext:value-type="float">
            <text:p>118098.58355168</text:p>
          </table:table-cell>
          <table:table-cell table:formula="of:=[.G614]-[.$B614]" office:value-type="float" office:value="10.0976672172546" calcext:value-type="float">
            <text:p>10.097667217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3145426.32176" calcext:value-type="float">
            <text:p>1443145426.32176</text:p>
          </table:table-cell>
          <table:table-cell office:value-type="float" office:value="4320" calcext:value-type="float">
            <text:p>4320</text:p>
          </table:table-cell>
          <table:table-cell table:formula="of:=[.B615]-[.$B$2]" office:value-type="float" office:value="66.3215851783752" calcext:value-type="float">
            <text:p>66.3215851784</text:p>
          </table:table-cell>
          <table:table-cell table:formula="of:=[.C615]/([.D615]-[.D614])" office:value-type="float" office:value="109651.688583618" calcext:value-type="float">
            <text:p>109651.688583618</text:p>
          </table:table-cell>
          <table:table-cell/>
          <table:table-cell office:value-type="float" office:value="1443145436.41663" calcext:value-type="float">
            <text:p>1443145436.41663</text:p>
          </table:table-cell>
          <table:table-cell table:formula="of:=[.G615]-[.$B$2]" office:value-type="float" office:value="76.4164488315582" calcext:value-type="float">
            <text:p>76.4164488316</text:p>
          </table:table-cell>
          <table:table-cell table:formula="of:=[.C615]/([.H615]-[.H614])" office:value-type="float" office:value="118052.417028263" calcext:value-type="float">
            <text:p>118052.417028263</text:p>
          </table:table-cell>
          <table:table-cell table:formula="of:=[.G615]-[.$B615]" office:value-type="float" office:value="10.094863653183" calcext:value-type="float">
            <text:p>10.0948636532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3145426.36121" calcext:value-type="float">
            <text:p>1443145426.36121</text:p>
          </table:table-cell>
          <table:table-cell office:value-type="float" office:value="4320" calcext:value-type="float">
            <text:p>4320</text:p>
          </table:table-cell>
          <table:table-cell table:formula="of:=[.B616]-[.$B$2]" office:value-type="float" office:value="66.3610301017761" calcext:value-type="float">
            <text:p>66.3610301018</text:p>
          </table:table-cell>
          <table:table-cell table:formula="of:=[.C616]/([.D616]-[.D615])" office:value-type="float" office:value="109519.796910133" calcext:value-type="float">
            <text:p>109519.796910133</text:p>
          </table:table-cell>
          <table:table-cell/>
          <table:table-cell office:value-type="float" office:value="1443145436.45319" calcext:value-type="float">
            <text:p>1443145436.45319</text:p>
          </table:table-cell>
          <table:table-cell table:formula="of:=[.G616]-[.$B$2]" office:value-type="float" office:value="76.4530136585236" calcext:value-type="float">
            <text:p>76.4530136585</text:p>
          </table:table-cell>
          <table:table-cell table:formula="of:=[.C616]/([.H616]-[.H615])" office:value-type="float" office:value="118146.326908531" calcext:value-type="float">
            <text:p>118146.326908531</text:p>
          </table:table-cell>
          <table:table-cell table:formula="of:=[.G616]-[.$B616]" office:value-type="float" office:value="10.0919835567474" calcext:value-type="float">
            <text:p>10.0919835567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3145426.40061" calcext:value-type="float">
            <text:p>1443145426.40061</text:p>
          </table:table-cell>
          <table:table-cell office:value-type="float" office:value="4320" calcext:value-type="float">
            <text:p>4320</text:p>
          </table:table-cell>
          <table:table-cell table:formula="of:=[.B617]-[.$B$2]" office:value-type="float" office:value="66.40043592453" calcext:value-type="float">
            <text:p>66.4004359245</text:p>
          </table:table-cell>
          <table:table-cell table:formula="of:=[.C617]/([.D617]-[.D616])" office:value-type="float" office:value="109628.468538238" calcext:value-type="float">
            <text:p>109628.468538238</text:p>
          </table:table-cell>
          <table:table-cell/>
          <table:table-cell office:value-type="float" office:value="1443145436.48979" calcext:value-type="float">
            <text:p>1443145436.48979</text:p>
          </table:table-cell>
          <table:table-cell table:formula="of:=[.G617]-[.$B$2]" office:value-type="float" office:value="76.4896183013916" calcext:value-type="float">
            <text:p>76.4896183014</text:p>
          </table:table-cell>
          <table:table-cell table:formula="of:=[.C617]/([.H617]-[.H616])" office:value-type="float" office:value="118017.815815698" calcext:value-type="float">
            <text:p>118017.815815698</text:p>
          </table:table-cell>
          <table:table-cell table:formula="of:=[.G617]-[.$B617]" office:value-type="float" office:value="10.0891823768616" calcext:value-type="float">
            <text:p>10.0891823769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3145426.44001" calcext:value-type="float">
            <text:p>1443145426.44001</text:p>
          </table:table-cell>
          <table:table-cell office:value-type="float" office:value="4320" calcext:value-type="float">
            <text:p>4320</text:p>
          </table:table-cell>
          <table:table-cell table:formula="of:=[.B618]-[.$B$2]" office:value-type="float" office:value="66.4398319721222" calcext:value-type="float">
            <text:p>66.4398319721</text:p>
          </table:table-cell>
          <table:table-cell table:formula="of:=[.C618]/([.D618]-[.D617])" office:value-type="float" office:value="109655.670150509" calcext:value-type="float">
            <text:p>109655.670150509</text:p>
          </table:table-cell>
          <table:table-cell/>
          <table:table-cell office:value-type="float" office:value="1443145436.52631" calcext:value-type="float">
            <text:p>1443145436.52631</text:p>
          </table:table-cell>
          <table:table-cell table:formula="of:=[.G618]-[.$B$2]" office:value-type="float" office:value="76.5261340141296" calcext:value-type="float">
            <text:p>76.5261340141</text:p>
          </table:table-cell>
          <table:table-cell table:formula="of:=[.C618]/([.H618]-[.H617])" office:value-type="float" office:value="118305.235639013" calcext:value-type="float">
            <text:p>118305.235639013</text:p>
          </table:table-cell>
          <table:table-cell table:formula="of:=[.G618]-[.$B618]" office:value-type="float" office:value="10.0863020420074" calcext:value-type="float">
            <text:p>10.086302042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3145426.47942" calcext:value-type="float">
            <text:p>1443145426.47942</text:p>
          </table:table-cell>
          <table:table-cell office:value-type="float" office:value="4320" calcext:value-type="float">
            <text:p>4320</text:p>
          </table:table-cell>
          <table:table-cell table:formula="of:=[.B619]-[.$B$2]" office:value-type="float" office:value="66.4792428016663" calcext:value-type="float">
            <text:p>66.4792428017</text:p>
          </table:table-cell>
          <table:table-cell table:formula="of:=[.C619]/([.D619]-[.D618])" office:value-type="float" office:value="109614.541230846" calcext:value-type="float">
            <text:p>109614.541230846</text:p>
          </table:table-cell>
          <table:table-cell/>
          <table:table-cell office:value-type="float" office:value="1443145436.56289" calcext:value-type="float">
            <text:p>1443145436.56289</text:p>
          </table:table-cell>
          <table:table-cell table:formula="of:=[.G619]-[.$B$2]" office:value-type="float" office:value="76.5627126693726" calcext:value-type="float">
            <text:p>76.5627126694</text:p>
          </table:table-cell>
          <table:table-cell table:formula="of:=[.C619]/([.H619]-[.H618])" office:value-type="float" office:value="118101.662603799" calcext:value-type="float">
            <text:p>118101.662603799</text:p>
          </table:table-cell>
          <table:table-cell table:formula="of:=[.G619]-[.$B619]" office:value-type="float" office:value="10.0834698677063" calcext:value-type="float">
            <text:p>10.0834698677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3145426.51883" calcext:value-type="float">
            <text:p>1443145426.51883</text:p>
          </table:table-cell>
          <table:table-cell office:value-type="float" office:value="4320" calcext:value-type="float">
            <text:p>4320</text:p>
          </table:table-cell>
          <table:table-cell table:formula="of:=[.B620]-[.$B$2]" office:value-type="float" office:value="66.5186512470245" calcext:value-type="float">
            <text:p>66.518651247</text:p>
          </table:table-cell>
          <table:table-cell table:formula="of:=[.C620]/([.D620]-[.D619])" office:value-type="float" office:value="109621.172840627" calcext:value-type="float">
            <text:p>109621.172840627</text:p>
          </table:table-cell>
          <table:table-cell/>
          <table:table-cell office:value-type="float" office:value="1443145436.59945" calcext:value-type="float">
            <text:p>1443145436.59945</text:p>
          </table:table-cell>
          <table:table-cell table:formula="of:=[.G620]-[.$B$2]" office:value-type="float" office:value="76.5992720127106" calcext:value-type="float">
            <text:p>76.5992720127</text:p>
          </table:table-cell>
          <table:table-cell table:formula="of:=[.C620]/([.H620]-[.H619])" office:value-type="float" office:value="118164.047971514" calcext:value-type="float">
            <text:p>118164.047971514</text:p>
          </table:table-cell>
          <table:table-cell table:formula="of:=[.G620]-[.$B620]" office:value-type="float" office:value="10.080620765686" calcext:value-type="float">
            <text:p>10.080620765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3145426.55825" calcext:value-type="float">
            <text:p>1443145426.55825</text:p>
          </table:table-cell>
          <table:table-cell office:value-type="float" office:value="4320" calcext:value-type="float">
            <text:p>4320</text:p>
          </table:table-cell>
          <table:table-cell table:formula="of:=[.B621]-[.$B$2]" office:value-type="float" office:value="66.5580718517303" calcext:value-type="float">
            <text:p>66.5580718517</text:p>
          </table:table-cell>
          <table:table-cell table:formula="of:=[.C621]/([.D621]-[.D620])" office:value-type="float" office:value="109587.360017418" calcext:value-type="float">
            <text:p>109587.360017418</text:p>
          </table:table-cell>
          <table:table-cell/>
          <table:table-cell office:value-type="float" office:value="1443145436.63601" calcext:value-type="float">
            <text:p>1443145436.63601</text:p>
          </table:table-cell>
          <table:table-cell table:formula="of:=[.G621]-[.$B$2]" office:value-type="float" office:value="76.6358375549316" calcext:value-type="float">
            <text:p>76.6358375549</text:p>
          </table:table-cell>
          <table:table-cell table:formula="of:=[.C621]/([.H621]-[.H620])" office:value-type="float" office:value="118144.015857388" calcext:value-type="float">
            <text:p>118144.015857388</text:p>
          </table:table-cell>
          <table:table-cell table:formula="of:=[.G621]-[.$B621]" office:value-type="float" office:value="10.0777657032013" calcext:value-type="float">
            <text:p>10.0777657032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3145426.59767" calcext:value-type="float">
            <text:p>1443145426.59767</text:p>
          </table:table-cell>
          <table:table-cell office:value-type="float" office:value="4320" calcext:value-type="float">
            <text:p>4320</text:p>
          </table:table-cell>
          <table:table-cell table:formula="of:=[.B622]-[.$B$2]" office:value-type="float" office:value="66.5974910259247" calcext:value-type="float">
            <text:p>66.5974910259</text:p>
          </table:table-cell>
          <table:table-cell table:formula="of:=[.C622]/([.D622]-[.D621])" office:value-type="float" office:value="109591.336913921" calcext:value-type="float">
            <text:p>109591.336913921</text:p>
          </table:table-cell>
          <table:table-cell/>
          <table:table-cell office:value-type="float" office:value="1443145436.67259" calcext:value-type="float">
            <text:p>1443145436.67259</text:p>
          </table:table-cell>
          <table:table-cell table:formula="of:=[.G622]-[.$B$2]" office:value-type="float" office:value="76.6724178791046" calcext:value-type="float">
            <text:p>76.6724178791</text:p>
          </table:table-cell>
          <table:table-cell table:formula="of:=[.C622]/([.H622]-[.H621])" office:value-type="float" office:value="118096.274367949" calcext:value-type="float">
            <text:p>118096.274367949</text:p>
          </table:table-cell>
          <table:table-cell table:formula="of:=[.G622]-[.$B622]" office:value-type="float" office:value="10.0749268531799" calcext:value-type="float">
            <text:p>10.0749268532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3145426.63709" calcext:value-type="float">
            <text:p>1443145426.63709</text:p>
          </table:table-cell>
          <table:table-cell office:value-type="float" office:value="4320" calcext:value-type="float">
            <text:p>4320</text:p>
          </table:table-cell>
          <table:table-cell table:formula="of:=[.B623]-[.$B$2]" office:value-type="float" office:value="66.6369121074677" calcext:value-type="float">
            <text:p>66.6369121075</text:p>
          </table:table-cell>
          <table:table-cell table:formula="of:=[.C623]/([.D623]-[.D622])" office:value-type="float" office:value="109586.03444939" calcext:value-type="float">
            <text:p>109586.03444939</text:p>
          </table:table-cell>
          <table:table-cell/>
          <table:table-cell office:value-type="float" office:value="1443145436.70914" calcext:value-type="float">
            <text:p>1443145436.70914</text:p>
          </table:table-cell>
          <table:table-cell table:formula="of:=[.G623]-[.$B$2]" office:value-type="float" office:value="76.7089667320252" calcext:value-type="float">
            <text:p>76.708966732</text:p>
          </table:table-cell>
          <table:table-cell table:formula="of:=[.C623]/([.H623]-[.H622])" office:value-type="float" office:value="118197.963952328" calcext:value-type="float">
            <text:p>118197.963952328</text:p>
          </table:table-cell>
          <table:table-cell table:formula="of:=[.G623]-[.$B623]" office:value-type="float" office:value="10.0720546245575" calcext:value-type="float">
            <text:p>10.0720546246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3145426.67651" calcext:value-type="float">
            <text:p>1443145426.67651</text:p>
          </table:table-cell>
          <table:table-cell office:value-type="float" office:value="4320" calcext:value-type="float">
            <text:p>4320</text:p>
          </table:table-cell>
          <table:table-cell table:formula="of:=[.B624]-[.$B$2]" office:value-type="float" office:value="66.6763322353363" calcext:value-type="float">
            <text:p>66.6763322353</text:p>
          </table:table-cell>
          <table:table-cell table:formula="of:=[.C624]/([.D624]-[.D623])" office:value-type="float" office:value="109588.685617515" calcext:value-type="float">
            <text:p>109588.685617515</text:p>
          </table:table-cell>
          <table:table-cell/>
          <table:table-cell office:value-type="float" office:value="1443145436.74571" calcext:value-type="float">
            <text:p>1443145436.74571</text:p>
          </table:table-cell>
          <table:table-cell table:formula="of:=[.G624]-[.$B$2]" office:value-type="float" office:value="76.7455334663391" calcext:value-type="float">
            <text:p>76.7455334663</text:p>
          </table:table-cell>
          <table:table-cell table:formula="of:=[.C624]/([.H624]-[.H623])" office:value-type="float" office:value="118140.164306392" calcext:value-type="float">
            <text:p>118140.164306392</text:p>
          </table:table-cell>
          <table:table-cell table:formula="of:=[.G624]-[.$B624]" office:value-type="float" office:value="10.0692012310028" calcext:value-type="float">
            <text:p>10.069201231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3145426.71592" calcext:value-type="float">
            <text:p>1443145426.71592</text:p>
          </table:table-cell>
          <table:table-cell office:value-type="float" office:value="4320" calcext:value-type="float">
            <text:p>4320</text:p>
          </table:table-cell>
          <table:table-cell table:formula="of:=[.B625]-[.$B$2]" office:value-type="float" office:value="66.7157471179962" calcext:value-type="float">
            <text:p>66.715747118</text:p>
          </table:table-cell>
          <table:table-cell table:formula="of:=[.C625]/([.D625]-[.D624])" office:value-type="float" office:value="109603.269335463" calcext:value-type="float">
            <text:p>109603.269335463</text:p>
          </table:table-cell>
          <table:table-cell/>
          <table:table-cell office:value-type="float" office:value="1443145436.78231" calcext:value-type="float">
            <text:p>1443145436.78231</text:p>
          </table:table-cell>
          <table:table-cell table:formula="of:=[.G625]-[.$B$2]" office:value-type="float" office:value="76.782133102417" calcext:value-type="float">
            <text:p>76.7821331024</text:p>
          </table:table-cell>
          <table:table-cell table:formula="of:=[.C625]/([.H625]-[.H624])" office:value-type="float" office:value="118033.960523744" calcext:value-type="float">
            <text:p>118033.960523744</text:p>
          </table:table-cell>
          <table:table-cell table:formula="of:=[.G625]-[.$B625]" office:value-type="float" office:value="10.0663859844208" calcext:value-type="float">
            <text:p>10.0663859844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3145426.75539" calcext:value-type="float">
            <text:p>1443145426.75539</text:p>
          </table:table-cell>
          <table:table-cell office:value-type="float" office:value="4320" calcext:value-type="float">
            <text:p>4320</text:p>
          </table:table-cell>
          <table:table-cell table:formula="of:=[.B626]-[.$B$2]" office:value-type="float" office:value="66.7552101612091" calcext:value-type="float">
            <text:p>66.7552101612</text:p>
          </table:table-cell>
          <table:table-cell table:formula="of:=[.C626]/([.D626]-[.D625])" office:value-type="float" office:value="109469.509908168" calcext:value-type="float">
            <text:p>109469.509908168</text:p>
          </table:table-cell>
          <table:table-cell/>
          <table:table-cell office:value-type="float" office:value="1443145436.81887" calcext:value-type="float">
            <text:p>1443145436.81887</text:p>
          </table:table-cell>
          <table:table-cell table:formula="of:=[.G626]-[.$B$2]" office:value-type="float" office:value="76.818696975708" calcext:value-type="float">
            <text:p>76.8186969757</text:p>
          </table:table-cell>
          <table:table-cell table:formula="of:=[.C626]/([.H626]-[.H625])" office:value-type="float" office:value="118149.408450704" calcext:value-type="float">
            <text:p>118149.408450704</text:p>
          </table:table-cell>
          <table:table-cell table:formula="of:=[.G626]-[.$B626]" office:value-type="float" office:value="10.0634868144989" calcext:value-type="float">
            <text:p>10.0634868145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3145426.7948" calcext:value-type="float">
            <text:p>1443145426.7948</text:p>
          </table:table-cell>
          <table:table-cell office:value-type="float" office:value="4320" calcext:value-type="float">
            <text:p>4320</text:p>
          </table:table-cell>
          <table:table-cell table:formula="of:=[.B627]-[.$B$2]" office:value-type="float" office:value="66.7946236133575" calcext:value-type="float">
            <text:p>66.7946236134</text:p>
          </table:table-cell>
          <table:table-cell table:formula="of:=[.C627]/([.D627]-[.D626])" office:value-type="float" office:value="109607.24738676" calcext:value-type="float">
            <text:p>109607.24738676</text:p>
          </table:table-cell>
          <table:table-cell/>
          <table:table-cell office:value-type="float" office:value="1443145436.85545" calcext:value-type="float">
            <text:p>1443145436.85545</text:p>
          </table:table-cell>
          <table:table-cell table:formula="of:=[.G627]-[.$B$2]" office:value-type="float" office:value="76.8552691936493" calcext:value-type="float">
            <text:p>76.8552691936</text:p>
          </table:table-cell>
          <table:table-cell table:formula="of:=[.C627]/([.H627]-[.H626])" office:value-type="float" office:value="118122.450405815" calcext:value-type="float">
            <text:p>118122.450405815</text:p>
          </table:table-cell>
          <table:table-cell table:formula="of:=[.G627]-[.$B627]" office:value-type="float" office:value="10.0606455802917" calcext:value-type="float">
            <text:p>10.0606455803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3145426.83421" calcext:value-type="float">
            <text:p>1443145426.83421</text:p>
          </table:table-cell>
          <table:table-cell office:value-type="float" office:value="4320" calcext:value-type="float">
            <text:p>4320</text:p>
          </table:table-cell>
          <table:table-cell table:formula="of:=[.B628]-[.$B$2]" office:value-type="float" office:value="66.834034204483" calcext:value-type="float">
            <text:p>66.8340342045</text:p>
          </table:table-cell>
          <table:table-cell table:formula="of:=[.C628]/([.D628]-[.D627])" office:value-type="float" office:value="109615.204355717" calcext:value-type="float">
            <text:p>109615.204355717</text:p>
          </table:table-cell>
          <table:table-cell/>
          <table:table-cell office:value-type="float" office:value="1443145436.89203" calcext:value-type="float">
            <text:p>1443145436.89203</text:p>
          </table:table-cell>
          <table:table-cell table:formula="of:=[.G628]-[.$B$2]" office:value-type="float" office:value="76.8918578624725" calcext:value-type="float">
            <text:p>76.8918578625</text:p>
          </table:table-cell>
          <table:table-cell table:formula="of:=[.C628]/([.H628]-[.H627])" office:value-type="float" office:value="118069.340561956" calcext:value-type="float">
            <text:p>118069.340561956</text:p>
          </table:table-cell>
          <table:table-cell table:formula="of:=[.G628]-[.$B628]" office:value-type="float" office:value="10.0578236579895" calcext:value-type="float">
            <text:p>10.057823658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3145426.87363" calcext:value-type="float">
            <text:p>1443145426.87363</text:p>
          </table:table-cell>
          <table:table-cell office:value-type="float" office:value="4320" calcext:value-type="float">
            <text:p>4320</text:p>
          </table:table-cell>
          <table:table-cell table:formula="of:=[.B629]-[.$B$2]" office:value-type="float" office:value="66.8734548091888" calcext:value-type="float">
            <text:p>66.8734548092</text:p>
          </table:table-cell>
          <table:table-cell table:formula="of:=[.C629]/([.D629]-[.D628])" office:value-type="float" office:value="109587.360017418" calcext:value-type="float">
            <text:p>109587.360017418</text:p>
          </table:table-cell>
          <table:table-cell/>
          <table:table-cell office:value-type="float" office:value="1443145436.92862" calcext:value-type="float">
            <text:p>1443145436.92862</text:p>
          </table:table-cell>
          <table:table-cell table:formula="of:=[.G629]-[.$B$2]" office:value-type="float" office:value="76.9284427165985" calcext:value-type="float">
            <text:p>76.9284427166</text:p>
          </table:table-cell>
          <table:table-cell table:formula="of:=[.C629]/([.H629]-[.H628])" office:value-type="float" office:value="118081.65163443" calcext:value-type="float">
            <text:p>118081.65163443</text:p>
          </table:table-cell>
          <table:table-cell table:formula="of:=[.G629]-[.$B629]" office:value-type="float" office:value="10.0549879074097" calcext:value-type="float">
            <text:p>10.0549879074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3145426.91306" calcext:value-type="float">
            <text:p>1443145426.91306</text:p>
          </table:table-cell>
          <table:table-cell office:value-type="float" office:value="4320" calcext:value-type="float">
            <text:p>4320</text:p>
          </table:table-cell>
          <table:table-cell table:formula="of:=[.B630]-[.$B$2]" office:value-type="float" office:value="66.9128832817078" calcext:value-type="float">
            <text:p>66.9128832817</text:p>
          </table:table-cell>
          <table:table-cell table:formula="of:=[.C630]/([.D630]-[.D629])" office:value-type="float" office:value="109565.492244898" calcext:value-type="float">
            <text:p>109565.492244898</text:p>
          </table:table-cell>
          <table:table-cell/>
          <table:table-cell office:value-type="float" office:value="1443145436.96517" calcext:value-type="float">
            <text:p>1443145436.96517</text:p>
          </table:table-cell>
          <table:table-cell table:formula="of:=[.G630]-[.$B$2]" office:value-type="float" office:value="76.9649960994721" calcext:value-type="float">
            <text:p>76.9649960995</text:p>
          </table:table-cell>
          <table:table-cell table:formula="of:=[.C630]/([.H630]-[.H629])" office:value-type="float" office:value="118183.316027029" calcext:value-type="float">
            <text:p>118183.316027029</text:p>
          </table:table-cell>
          <table:table-cell table:formula="of:=[.G630]-[.$B630]" office:value-type="float" office:value="10.0521128177643" calcext:value-type="float">
            <text:p>10.0521128178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3145426.95251" calcext:value-type="float">
            <text:p>1443145426.95251</text:p>
          </table:table-cell>
          <table:table-cell office:value-type="float" office:value="4320" calcext:value-type="float">
            <text:p>4320</text:p>
          </table:table-cell>
          <table:table-cell table:formula="of:=[.B631]-[.$B$2]" office:value-type="float" office:value="66.9523320198059" calcext:value-type="float">
            <text:p>66.9523320198</text:p>
          </table:table-cell>
          <table:table-cell table:formula="of:=[.C631]/([.D631]-[.D630])" office:value-type="float" office:value="109509.206333857" calcext:value-type="float">
            <text:p>109509.206333857</text:p>
          </table:table-cell>
          <table:table-cell/>
          <table:table-cell office:value-type="float" office:value="1443145437.00175" calcext:value-type="float">
            <text:p>1443145437.00175</text:p>
          </table:table-cell>
          <table:table-cell table:formula="of:=[.G631]-[.$B$2]" office:value-type="float" office:value="77.0015785694122" calcext:value-type="float">
            <text:p>77.0015785694</text:p>
          </table:table-cell>
          <table:table-cell table:formula="of:=[.C631]/([.H631]-[.H630])" office:value-type="float" office:value="118089.347358542" calcext:value-type="float">
            <text:p>118089.347358542</text:p>
          </table:table-cell>
          <table:table-cell table:formula="of:=[.G631]-[.$B631]" office:value-type="float" office:value="10.0492465496063" calcext:value-type="float">
            <text:p>10.0492465496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3145426.99197" calcext:value-type="float">
            <text:p>1443145426.99197</text:p>
          </table:table-cell>
          <table:table-cell office:value-type="float" office:value="4320" calcext:value-type="float">
            <text:p>4320</text:p>
          </table:table-cell>
          <table:table-cell table:formula="of:=[.B632]-[.$B$2]" office:value-type="float" office:value="66.9917964935303" calcext:value-type="float">
            <text:p>66.9917964935</text:p>
          </table:table-cell>
          <table:table-cell table:formula="of:=[.C632]/([.D632]-[.D631])" office:value-type="float" office:value="109465.541848411" calcext:value-type="float">
            <text:p>109465.541848411</text:p>
          </table:table-cell>
          <table:table-cell/>
          <table:table-cell office:value-type="float" office:value="1443145440.01819" calcext:value-type="float">
            <text:p>1443145440.01819</text:p>
          </table:table-cell>
          <table:table-cell table:formula="of:=[.G632]-[.$B$2]" office:value-type="float" office:value="80.0180110931396" calcext:value-type="float">
            <text:p>80.0180110931</text:p>
          </table:table-cell>
          <table:table-cell table:formula="of:=[.C632]/([.H632]-[.H631])" office:value-type="float" office:value="1432.15535770108" calcext:value-type="float">
            <text:p>1432.1553577011</text:p>
          </table:table-cell>
          <table:table-cell table:formula="of:=[.G632]-[.$B632]" office:value-type="float" office:value="13.0262145996094" calcext:value-type="float">
            <text:p>13.0262145996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3145440.04313" calcext:value-type="float">
            <text:p>1443145440.04313</text:p>
          </table:table-cell>
          <table:table-cell office:value-type="float" office:value="4096" calcext:value-type="float">
            <text:p>4096</text:p>
          </table:table-cell>
          <table:table-cell table:formula="of:=[.B633]-[.$B$2]" office:value-type="float" office:value="80.0429532527924" calcext:value-type="float">
            <text:p>80.0429532528</text:p>
          </table:table-cell>
          <table:table-cell table:formula="of:=[.C633]/([.D633]-[.D632])" office:value-type="float" office:value="313.841912678979" calcext:value-type="float">
            <text:p>313.841912679</text:p>
          </table:table-cell>
          <table:table-cell/>
          <table:table-cell office:value-type="float" office:value="1443145440.23337" calcext:value-type="float">
            <text:p>1443145440.23337</text:p>
          </table:table-cell>
          <table:table-cell table:formula="of:=[.G633]-[.$B$2]" office:value-type="float" office:value="80.2331914901733" calcext:value-type="float">
            <text:p>80.2331914902</text:p>
          </table:table-cell>
          <table:table-cell table:formula="of:=[.C633]/([.H633]-[.H632])" office:value-type="float" office:value="19035.1911998688" calcext:value-type="float">
            <text:p>19035.1911998688</text:p>
          </table:table-cell>
          <table:table-cell table:formula="of:=[.G633]-[.$B633]" office:value-type="float" office:value="0.190238237380981" calcext:value-type="float">
            <text:p>0.19023823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0:47:42.866947577</dc:date>
    <meta:editing-duration>PT45S</meta:editing-duration>
    <meta:editing-cycles>1</meta:editing-cycles>
    <meta:document-statistic meta:table-count="1" meta:cell-count="5699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D1:source_2.E633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E2:source_2.E633" chart:label-cell-address="source_2.E1:source_2.E1" chart:class="chart:scatter">
            <chart:domain table:cell-range-address="source_2.D2:source_2.D633"/>
            <chart:data-point chart:repeated="6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2.E1:source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2.D2:source_2.D633</svg:desc>
                </draw:g>
              </table:table-cell>
              <table:table-cell office:value-type="float" office:value="0">
                <text:p>0</text:p>
                <draw:g>
                  <svg:desc>source_2.E2:source_2.E6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1501045227051">
                <text:p>0.0541501045227051</text:p>
              </table:table-cell>
              <table:table-cell office:value-type="float" office:value="79778.2393603438">
                <text:p>79778.2393603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828685760498">
                <text:p>0.10828685760498</text:p>
              </table:table-cell>
              <table:table-cell office:value-type="float" office:value="79797.9146151339">
                <text:p>79797.9146151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2426710128784">
                <text:p>0.162426710128784</text:p>
              </table:table-cell>
              <table:table-cell office:value-type="float" office:value="79793.3462803694">
                <text:p>79793.3462803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6558218002319">
                <text:p>0.216558218002319</text:p>
              </table:table-cell>
              <table:table-cell office:value-type="float" office:value="79805.6468349747">
                <text:p>79805.6468349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0700931549072">
                <text:p>0.270700931549072</text:p>
              </table:table-cell>
              <table:table-cell office:value-type="float" office:value="79789.1298202042">
                <text:p>79789.1298202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846744537354">
                <text:p>0.324846744537354</text:p>
              </table:table-cell>
              <table:table-cell office:value-type="float" office:value="79784.5624911935">
                <text:p>79784.56249119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9015922546387">
                <text:p>0.379015922546387</text:p>
              </table:table-cell>
              <table:table-cell office:value-type="float" office:value="79750.1486782687">
                <text:p>79750.1486782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3138370513916">
                <text:p>0.433138370513916</text:p>
              </table:table-cell>
              <table:table-cell office:value-type="float" office:value="79819.0060174621">
                <text:p>79819.00601746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728609085083">
                <text:p>0.48728609085083</text:p>
              </table:table-cell>
              <table:table-cell office:value-type="float" office:value="79781.752087076">
                <text:p>79781.752087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147219657898">
                <text:p>0.54147219657898</text:p>
              </table:table-cell>
              <table:table-cell office:value-type="float" office:value="79725.2347617183">
                <text:p>79725.2347617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5616102218628">
                <text:p>0.595616102218628</text:p>
              </table:table-cell>
              <table:table-cell office:value-type="float" office:value="79787.3730933174">
                <text:p>79787.3730933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9756193161011">
                <text:p>0.649756193161011</text:p>
              </table:table-cell>
              <table:table-cell office:value-type="float" office:value="79792.9948916681">
                <text:p>79792.99489166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0389723777771">
                <text:p>0.70389723777771</text:p>
              </table:table-cell>
              <table:table-cell office:value-type="float" office:value="79791.589367811">
                <text:p>79791.5893678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8032321929932">
                <text:p>0.758032321929932</text:p>
              </table:table-cell>
              <table:table-cell office:value-type="float" office:value="79800.374704372">
                <text:p>79800.3747043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217622756958">
                <text:p>0.81217622756958</text:p>
              </table:table-cell>
              <table:table-cell office:value-type="float" office:value="79787.3730933174">
                <text:p>79787.3730933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6328001022339">
                <text:p>0.866328001022339</text:p>
              </table:table-cell>
              <table:table-cell office:value-type="float" office:value="79775.780635674">
                <text:p>79775.7806356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20477867126465">
                <text:p>0.920477867126465</text:p>
              </table:table-cell>
              <table:table-cell office:value-type="float" office:value="79778.5906190973">
                <text:p>79778.59061909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74629163742065">
                <text:p>0.974629163742065</text:p>
              </table:table-cell>
              <table:table-cell office:value-type="float" office:value="79776.483112972">
                <text:p>79776.483112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707648277283">
                <text:p>1.02707648277283</text:p>
              </table:table-cell>
              <table:table-cell office:value-type="float" office:value="82368.3665787799">
                <text:p>82368.36657877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7804489135742">
                <text:p>1.07804489135742</text:p>
              </table:table-cell>
              <table:table-cell office:value-type="float" office:value="84758.3850460994">
                <text:p>84758.3850460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901091575623">
                <text:p>1.12901091575623</text:p>
              </table:table-cell>
              <table:table-cell office:value-type="float" office:value="84762.3500353188">
                <text:p>84762.35003531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799783706665">
                <text:p>1.1799783706665</text:p>
              </table:table-cell>
              <table:table-cell office:value-type="float" office:value="84759.9709972728">
                <text:p>84759.97099727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3098397254944">
                <text:p>1.23098397254944</text:p>
              </table:table-cell>
              <table:table-cell office:value-type="float" office:value="84696.5792093786">
                <text:p>84696.57920937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8194618225098">
                <text:p>1.28194618225098</text:p>
              </table:table-cell>
              <table:table-cell office:value-type="float" office:value="84768.694789732">
                <text:p>84768.6947897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3289504051209">
                <text:p>1.33289504051209</text:p>
              </table:table-cell>
              <table:table-cell office:value-type="float" office:value="84790.9089122347">
                <text:p>84790.90891223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8387060165405">
                <text:p>1.38387060165405</text:p>
              </table:table-cell>
              <table:table-cell office:value-type="float" office:value="84746.4923038067">
                <text:p>84746.49230380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3482875823975">
                <text:p>1.43482875823975</text:p>
              </table:table-cell>
              <table:table-cell office:value-type="float" office:value="84775.4371321362">
                <text:p>84775.43713213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8579001426697">
                <text:p>1.48579001426697</text:p>
              </table:table-cell>
              <table:table-cell office:value-type="float" office:value="84770.2811267527">
                <text:p>84770.28112675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3675270080566">
                <text:p>1.53675270080566</text:p>
              </table:table-cell>
              <table:table-cell office:value-type="float" office:value="84767.9016434857">
                <text:p>84767.90164348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8773183822632">
                <text:p>1.58773183822632</text:p>
              </table:table-cell>
              <table:table-cell office:value-type="float" office:value="84740.5471841064">
                <text:p>84740.54718410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3870620727539">
                <text:p>1.63870620727539</text:p>
              </table:table-cell>
              <table:table-cell office:value-type="float" office:value="84748.4741957512">
                <text:p>84748.47419575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8967270851135">
                <text:p>1.68967270851135</text:p>
              </table:table-cell>
              <table:table-cell office:value-type="float" office:value="84761.5570077981">
                <text:p>84761.55700779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4063229560852">
                <text:p>1.74063229560852</text:p>
              </table:table-cell>
              <table:table-cell office:value-type="float" office:value="84773.0573594086">
                <text:p>84773.05735940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915985584259">
                <text:p>1.7915985584259</text:p>
              </table:table-cell>
              <table:table-cell office:value-type="float" office:value="84761.9535197036">
                <text:p>84761.95351970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425509929657">
                <text:p>1.8425509929657</text:p>
              </table:table-cell>
              <table:table-cell office:value-type="float" office:value="84784.9575593093">
                <text:p>84784.95755930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9351963996887">
                <text:p>1.89351963996887</text:p>
              </table:table-cell>
              <table:table-cell office:value-type="float" office:value="84757.9885675795">
                <text:p>84757.98856757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4448232650757">
                <text:p>1.94448232650757</text:p>
              </table:table-cell>
              <table:table-cell office:value-type="float" office:value="84767.9016434857">
                <text:p>84767.9016434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9544596672058">
                <text:p>1.99544596672058</text:p>
              </table:table-cell>
              <table:table-cell office:value-type="float" office:value="84766.3153955192">
                <text:p>84766.3153955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3854155540466">
                <text:p>2.03854155540466</text:p>
              </table:table-cell>
              <table:table-cell office:value-type="float" office:value="100242.278430592">
                <text:p>100242.2784305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8090662956238">
                <text:p>2.08090662956238</text:p>
              </table:table-cell>
              <table:table-cell office:value-type="float" office:value="101970.788105261">
                <text:p>101970.7881052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2323975563049">
                <text:p>2.12323975563049</text:p>
              </table:table-cell>
              <table:table-cell office:value-type="float" office:value="102047.743723178">
                <text:p>102047.7437231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6556978225708">
                <text:p>2.16556978225708</text:p>
              </table:table-cell>
              <table:table-cell office:value-type="float" office:value="102055.21574812">
                <text:p>102055.215748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0789361000061">
                <text:p>2.20789361000061</text:p>
              </table:table-cell>
              <table:table-cell office:value-type="float" office:value="102070.163081135">
                <text:p>102070.163081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5022053718567">
                <text:p>2.25022053718567</text:p>
              </table:table-cell>
              <table:table-cell office:value-type="float" office:value="102062.688867359">
                <text:p>102062.6888673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9255509376526">
                <text:p>2.29255509376526</text:p>
              </table:table-cell>
              <table:table-cell office:value-type="float" office:value="102044.295465297">
                <text:p>102044.2954652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3488535881042">
                <text:p>2.33488535881042</text:p>
              </table:table-cell>
              <table:table-cell office:value-type="float" office:value="102054.640938123">
                <text:p>102054.6409381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7722301483154">
                <text:p>2.37722301483154</text:p>
              </table:table-cell>
              <table:table-cell office:value-type="float" office:value="102036.825039279">
                <text:p>102036.8250392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1956090927124">
                <text:p>2.41956090927124</text:p>
              </table:table-cell>
              <table:table-cell office:value-type="float" office:value="102036.250436428">
                <text:p>102036.2504364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6189570426941">
                <text:p>2.46189570426941</text:p>
              </table:table-cell>
              <table:table-cell office:value-type="float" office:value="102043.720778307">
                <text:p>102043.7207783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0421977043152">
                <text:p>2.50421977043152</text:p>
              </table:table-cell>
              <table:table-cell office:value-type="float" office:value="102069.588102749">
                <text:p>102069.5881027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4656052589416">
                <text:p>2.54656052589416</text:p>
              </table:table-cell>
              <table:table-cell office:value-type="float" office:value="102029.355706965">
                <text:p>102029.3557069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888819694519">
                <text:p>2.5888819694519</text:p>
              </table:table-cell>
              <table:table-cell office:value-type="float" office:value="102075.913221301">
                <text:p>102075.913221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3119888305664">
                <text:p>2.63119888305664</text:p>
              </table:table-cell>
              <table:table-cell office:value-type="float" office:value="102086.840272691">
                <text:p>102086.840272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7352747917175">
                <text:p>2.67352747917175</text:p>
              </table:table-cell>
              <table:table-cell office:value-type="float" office:value="102058.664744084">
                <text:p>102058.6647440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1585822105408">
                <text:p>2.71585822105408</text:p>
              </table:table-cell>
              <table:table-cell office:value-type="float" office:value="102053.491337554">
                <text:p>102053.4913375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5818872451782">
                <text:p>2.75818872451782</text:p>
              </table:table-cell>
              <table:table-cell office:value-type="float" office:value="102054.066134601">
                <text:p>102054.0661346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0052185058594">
                <text:p>2.80052185058594</text:p>
              </table:table-cell>
              <table:table-cell office:value-type="float" office:value="102047.743723178">
                <text:p>102047.7437231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4285116195679">
                <text:p>2.84285116195679</text:p>
              </table:table-cell>
              <table:table-cell office:value-type="float" office:value="102056.940216963">
                <text:p>102056.9402169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8519859313965">
                <text:p>2.88519859313965</text:p>
              </table:table-cell>
              <table:table-cell office:value-type="float" office:value="102013.271627876">
                <text:p>102013.2716278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2752957344055">
                <text:p>2.92752957344055</text:p>
              </table:table-cell>
              <table:table-cell office:value-type="float" office:value="102052.916546981">
                <text:p>102052.916546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6985650062561">
                <text:p>2.96985650062561</text:p>
              </table:table-cell>
              <table:table-cell office:value-type="float" office:value="102062.688867359">
                <text:p>102062.6888673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1244068145752">
                <text:p>3.01244068145752</text:p>
              </table:table-cell>
              <table:table-cell office:value-type="float" office:value="101446.121907385">
                <text:p>101446.1219073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5579280853271">
                <text:p>3.05579280853271</text:p>
              </table:table-cell>
              <table:table-cell office:value-type="float" office:value="99649.0897091821">
                <text:p>99649.08970918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9916973114014">
                <text:p>3.09916973114014</text:p>
              </table:table-cell>
              <table:table-cell office:value-type="float" office:value="99592.1273414827">
                <text:p>99592.12734148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4252305030823">
                <text:p>3.14252305030823</text:p>
              </table:table-cell>
              <table:table-cell office:value-type="float" office:value="99646.349642812">
                <text:p>99646.3496428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185866355896">
                <text:p>3.185866355896</text:p>
              </table:table-cell>
              <table:table-cell office:value-type="float" office:value="99669.3708847878">
                <text:p>99669.37088478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2921681404114">
                <text:p>3.22921681404114</text:p>
              </table:table-cell>
              <table:table-cell office:value-type="float" office:value="99652.9260552729">
                <text:p>99652.92605527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27255320549011">
                <text:p>3.27255320549011</text:p>
              </table:table-cell>
              <table:table-cell office:value-type="float" office:value="99685.2727132687">
                <text:p>99685.27271326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1590580940247">
                <text:p>3.31590580940247</text:p>
              </table:table-cell>
              <table:table-cell office:value-type="float" office:value="99647.9936645512">
                <text:p>99647.99366455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5924744606018">
                <text:p>3.35924744606018</text:p>
              </table:table-cell>
              <table:table-cell office:value-type="float" office:value="99673.2087926596">
                <text:p>99673.2087926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0258121490479">
                <text:p>3.40258121490479</text:p>
              </table:table-cell>
              <table:table-cell office:value-type="float" office:value="99691.3057687546">
                <text:p>99691.30576875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44592094421387">
                <text:p>3.44592094421387</text:p>
              </table:table-cell>
              <table:table-cell office:value-type="float" office:value="99677.5953350203">
                <text:p>99677.59533502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48924970626831">
                <text:p>3.48924970626831</text:p>
              </table:table-cell>
              <table:table-cell office:value-type="float" office:value="99702.8254481825">
                <text:p>99702.82544818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53260397911072">
                <text:p>3.53260397911072</text:p>
              </table:table-cell>
              <table:table-cell office:value-type="float" office:value="99644.1576982089">
                <text:p>99644.15769820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7594633102417">
                <text:p>3.57594633102417</text:p>
              </table:table-cell>
              <table:table-cell office:value-type="float" office:value="99671.5639388088">
                <text:p>99671.56393880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1928582191467">
                <text:p>3.61928582191467</text:p>
              </table:table-cell>
              <table:table-cell office:value-type="float" office:value="99678.143679963">
                <text:p>99678.1436799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66262578964233">
                <text:p>3.66262578964233</text:p>
              </table:table-cell>
              <table:table-cell office:value-type="float" office:value="99677.0469961107">
                <text:p>99677.04699611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70616960525513">
                <text:p>3.70616960525513</text:p>
              </table:table-cell>
              <table:table-cell office:value-type="float" office:value="99210.414595151">
                <text:p>99210.4145951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74952101707458">
                <text:p>3.74952101707458</text:p>
              </table:table-cell>
              <table:table-cell office:value-type="float" office:value="99650.7338213376">
                <text:p>99650.73382133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7928626537323">
                <text:p>3.7928626537323</text:p>
              </table:table-cell>
              <table:table-cell office:value-type="float" office:value="99673.2087926596">
                <text:p>99673.20879265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3621716499329">
                <text:p>3.83621716499329</text:p>
              </table:table-cell>
              <table:table-cell office:value-type="float" office:value="99643.6097271257">
                <text:p>99643.60972712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87960171699524">
                <text:p>3.87960171699524</text:p>
              </table:table-cell>
              <table:table-cell office:value-type="float" office:value="99574.6135584279">
                <text:p>99574.61355842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2298722267151">
                <text:p>3.92298722267151</text:p>
              </table:table-cell>
              <table:table-cell office:value-type="float" office:value="99572.4247686457">
                <text:p>99572.42476864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96632599830627">
                <text:p>3.96632599830627</text:p>
              </table:table-cell>
              <table:table-cell office:value-type="float" office:value="99679.7887509902">
                <text:p>99679.78875099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0096161365509">
                <text:p>4.0096161365509</text:p>
              </table:table-cell>
              <table:table-cell office:value-type="float" office:value="99791.7811116251">
                <text:p>99791.78111162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05275440216064">
                <text:p>4.05275440216064</text:p>
              </table:table-cell>
              <table:table-cell office:value-type="float" office:value="100143.108188023">
                <text:p>100143.1081880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09588551521301">
                <text:p>4.09588551521301</text:p>
              </table:table-cell>
              <table:table-cell office:value-type="float" office:value="100159.71520964">
                <text:p>100159.715209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13901686668396">
                <text:p>4.13901686668396</text:p>
              </table:table-cell>
              <table:table-cell office:value-type="float" office:value="100159.161553514">
                <text:p>100159.1615535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18213558197022">
                <text:p>4.18213558197022</text:p>
              </table:table-cell>
              <table:table-cell office:value-type="float" office:value="100188.513765323">
                <text:p>100188.5137653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22527241706848">
                <text:p>4.22527241706848</text:p>
              </table:table-cell>
              <table:table-cell office:value-type="float" office:value="100146.429151767">
                <text:p>100146.4291517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26839637756348">
                <text:p>4.26839637756348</text:p>
              </table:table-cell>
              <table:table-cell office:value-type="float" office:value="100176.327740152">
                <text:p>100176.3277401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31152701377869">
                <text:p>4.31152701377869</text:p>
              </table:table-cell>
              <table:table-cell office:value-type="float" office:value="100160.822540256">
                <text:p>100160.822540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5464906692505">
                <text:p>4.35464906692505</text:p>
              </table:table-cell>
              <table:table-cell office:value-type="float" office:value="100180.758679029">
                <text:p>100180.7586790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39777708053589">
                <text:p>4.39777708053589</text:p>
              </table:table-cell>
              <table:table-cell office:value-type="float" office:value="100166.913296332">
                <text:p>100166.9132963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4090580940247">
                <text:p>4.44090580940247</text:p>
              </table:table-cell>
              <table:table-cell office:value-type="float" office:value="100165.252107576">
                <text:p>100165.2521075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48404216766357">
                <text:p>4.48404216766357</text:p>
              </table:table-cell>
              <table:table-cell office:value-type="float" office:value="100147.536188629">
                <text:p>100147.5361886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2717089653015">
                <text:p>4.52717089653015</text:p>
              </table:table-cell>
              <table:table-cell office:value-type="float" office:value="100165.252107576">
                <text:p>100165.2521075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57029819488525">
                <text:p>4.57029819488525</text:p>
              </table:table-cell>
              <table:table-cell office:value-type="float" office:value="100168.574540188">
                <text:p>100168.5745401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61340594291687">
                <text:p>4.61340594291687</text:p>
              </table:table-cell>
              <table:table-cell office:value-type="float" office:value="100214.003218902">
                <text:p>100214.0032189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65653705596924">
                <text:p>4.65653705596924</text:p>
              </table:table-cell>
              <table:table-cell office:value-type="float" office:value="100159.71520964">
                <text:p>100159.71520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69966244697571">
                <text:p>4.69966244697571</text:p>
              </table:table-cell>
              <table:table-cell office:value-type="float" office:value="100173.004793207">
                <text:p>100173.0047932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74283504486084">
                <text:p>4.74283504486084</text:p>
              </table:table-cell>
              <table:table-cell office:value-type="float" office:value="100063.471081683">
                <text:p>100063.4710816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7859582901001">
                <text:p>4.7859582901001</text:p>
              </table:table-cell>
              <table:table-cell office:value-type="float" office:value="100177.989296298">
                <text:p>100177.9892962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82908272743225">
                <text:p>4.82908272743225</text:p>
              </table:table-cell>
              <table:table-cell office:value-type="float" office:value="100175.220066675">
                <text:p>100175.2200666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87218880653381">
                <text:p>4.87218880653381</text:p>
              </table:table-cell>
              <table:table-cell office:value-type="float" office:value="100217.883185841">
                <text:p>100217.8831858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91529107093811">
                <text:p>4.91529107093811</text:p>
              </table:table-cell>
              <table:table-cell office:value-type="float" office:value="100226.752809983">
                <text:p>100226.7528099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95843982696533">
                <text:p>4.95843982696533</text:p>
              </table:table-cell>
              <table:table-cell office:value-type="float" office:value="100118.761182237">
                <text:p>100118.7611822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0014488697052">
                <text:p>5.0014488697052</text:p>
              </table:table-cell>
              <table:table-cell office:value-type="float" office:value="100443.993281336">
                <text:p>100443.9932813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04274344444275">
                <text:p>5.04274344444275</text:p>
              </table:table-cell>
              <table:table-cell office:value-type="float" office:value="104614.226625559">
                <text:p>104614.2266255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08402824401856">
                <text:p>5.08402824401856</text:p>
              </table:table-cell>
              <table:table-cell office:value-type="float" office:value="104638.996540792">
                <text:p>104638.9965407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12531876564026">
                <text:p>5.12531876564026</text:p>
              </table:table-cell>
              <table:table-cell office:value-type="float" office:value="104624.495654935">
                <text:p>104624.4956549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16660165786743">
                <text:p>5.16660165786743</text:p>
              </table:table-cell>
              <table:table-cell office:value-type="float" office:value="104643.831062702">
                <text:p>104643.8310627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2078742980957">
                <text:p>5.2078742980957</text:p>
              </table:table-cell>
              <table:table-cell office:value-type="float" office:value="104669.824273583">
                <text:p>104669.8242735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24916458129883">
                <text:p>5.24916458129883</text:p>
              </table:table-cell>
              <table:table-cell office:value-type="float" office:value="104625.099778271">
                <text:p>104625.0997782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290447473526">
                <text:p>5.290447473526</text:p>
              </table:table-cell>
              <table:table-cell office:value-type="float" office:value="104643.831062702">
                <text:p>104643.8310627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33173966407776">
                <text:p>5.33173966407776</text:p>
              </table:table-cell>
              <table:table-cell office:value-type="float" office:value="104620.266986928">
                <text:p>104620.2669869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37301158905029">
                <text:p>5.37301158905029</text:p>
              </table:table-cell>
              <table:table-cell office:value-type="float" office:value="104671.638235311">
                <text:p>104671.6382353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4143373966217">
                <text:p>5.4143373966217</text:p>
              </table:table-cell>
              <table:table-cell office:value-type="float" office:value="104535.162259927">
                <text:p>104535.1622599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45561766624451">
                <text:p>5.45561766624451</text:p>
              </table:table-cell>
              <table:table-cell office:value-type="float" office:value="104650.479259798">
                <text:p>104650.4792597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49690675735474">
                <text:p>5.49690675735474</text:p>
              </table:table-cell>
              <table:table-cell office:value-type="float" office:value="104628.120499599">
                <text:p>104628.1204995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53819465637207">
                <text:p>5.53819465637207</text:p>
              </table:table-cell>
              <table:table-cell office:value-type="float" office:value="104631.14139536">
                <text:p>104631.141395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5794849395752">
                <text:p>5.5794849395752</text:p>
              </table:table-cell>
              <table:table-cell office:value-type="float" office:value="104625.099778271">
                <text:p>104625.0997782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62077116966248">
                <text:p>5.62077116966248</text:p>
              </table:table-cell>
              <table:table-cell office:value-type="float" office:value="104635.370942501">
                <text:p>104635.3709425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6620557308197">
                <text:p>5.6620557308197</text:p>
              </table:table-cell>
              <table:table-cell office:value-type="float" office:value="104639.600831601">
                <text:p>104639.6008316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70334696769714">
                <text:p>5.70334696769714</text:p>
              </table:table-cell>
              <table:table-cell office:value-type="float" office:value="104622.683326789">
                <text:p>104622.6833267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74464249610901">
                <text:p>5.74464249610901</text:p>
              </table:table-cell>
              <table:table-cell office:value-type="float" office:value="104611.810676305">
                <text:p>104611.8106763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78595113754272">
                <text:p>5.78595113754272</text:p>
              </table:table-cell>
              <table:table-cell office:value-type="float" office:value="104578.602686121">
                <text:p>104578.6026861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82724809646606">
                <text:p>5.82724809646606</text:p>
              </table:table-cell>
              <table:table-cell office:value-type="float" office:value="104608.186961642">
                <text:p>104608.1869616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86853671073914">
                <text:p>5.86853671073914</text:p>
              </table:table-cell>
              <table:table-cell office:value-type="float" office:value="104629.32883697">
                <text:p>104629.328836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90981435775757">
                <text:p>5.90981435775757</text:p>
              </table:table-cell>
              <table:table-cell office:value-type="float" office:value="104657.128301691">
                <text:p>104657.1283016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9511148929596">
                <text:p>5.9511148929596</text:p>
              </table:table-cell>
              <table:table-cell office:value-type="float" office:value="104599.128773228">
                <text:p>104599.1287732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99239230155945">
                <text:p>5.99239230155945</text:p>
              </table:table-cell>
              <table:table-cell office:value-type="float" office:value="104657.732801941">
                <text:p>104657.7328019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03213834762573">
                <text:p>6.03213834762573</text:p>
              </table:table-cell>
              <table:table-cell office:value-type="float" office:value="108690.056686282">
                <text:p>108690.0566862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07154226303101">
                <text:p>6.07154226303101</text:p>
              </table:table-cell>
              <table:table-cell office:value-type="float" office:value="109633.775110122">
                <text:p>109633.7751101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11098074913025">
                <text:p>6.11098074913025</text:p>
              </table:table-cell>
              <table:table-cell office:value-type="float" office:value="109537.673153303">
                <text:p>109537.6731533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15039324760437">
                <text:p>6.15039324760437</text:p>
              </table:table-cell>
              <table:table-cell office:value-type="float" office:value="109609.899581387">
                <text:p>109609.8995813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18980288505554">
                <text:p>6.18980288505554</text:p>
              </table:table-cell>
              <table:table-cell office:value-type="float" office:value="109617.856935437">
                <text:p>109617.8569354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22922015190125">
                <text:p>6.22922015190125</text:p>
              </table:table-cell>
              <table:table-cell office:value-type="float" office:value="109596.639891609">
                <text:p>109596.6398916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26863360404968">
                <text:p>6.26863360404968</text:p>
              </table:table-cell>
              <table:table-cell office:value-type="float" office:value="109607.24738676">
                <text:p>109607.247386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3080461025238">
                <text:p>6.3080461025238</text:p>
              </table:table-cell>
              <table:table-cell office:value-type="float" office:value="109609.899581387">
                <text:p>109609.8995813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34747409820557">
                <text:p>6.34747409820557</text:p>
              </table:table-cell>
              <table:table-cell office:value-type="float" office:value="109566.817316007">
                <text:p>109566.8173160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38688588142395">
                <text:p>6.38688588142395</text:p>
              </table:table-cell>
              <table:table-cell office:value-type="float" office:value="109611.888811591">
                <text:p>109611.8888115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42631125450134">
                <text:p>6.42631125450134</text:p>
              </table:table-cell>
              <table:table-cell office:value-type="float" office:value="109574.105780046">
                <text:p>109574.1057800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4657256603241">
                <text:p>6.4657256603241</text:p>
              </table:table-cell>
              <table:table-cell office:value-type="float" office:value="109604.595320477">
                <text:p>109604.5953204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50511646270752">
                <text:p>6.50511646270752</text:p>
              </table:table-cell>
              <table:table-cell office:value-type="float" office:value="109670.271703275">
                <text:p>109670.2717032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54454445838928">
                <text:p>6.54454445838928</text:p>
              </table:table-cell>
              <table:table-cell office:value-type="float" office:value="109566.817316007">
                <text:p>109566.8173160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58395886421204">
                <text:p>6.58395886421204</text:p>
              </table:table-cell>
              <table:table-cell office:value-type="float" office:value="109604.595320477">
                <text:p>109604.5953204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62336325645447">
                <text:p>6.62336325645447</text:p>
              </table:table-cell>
              <table:table-cell office:value-type="float" office:value="109632.448418989">
                <text:p>109632.4484189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66277265548706">
                <text:p>6.66277265548706</text:p>
              </table:table-cell>
              <table:table-cell office:value-type="float" office:value="109618.520100427">
                <text:p>109618.5201004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70217895507813">
                <text:p>6.70217895507813</text:p>
              </table:table-cell>
              <table:table-cell office:value-type="float" office:value="109627.141975533">
                <text:p>109627.1419755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74159407615662">
                <text:p>6.74159407615662</text:p>
              </table:table-cell>
              <table:table-cell office:value-type="float" office:value="109602.606354986">
                <text:p>109602.6063549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78103590011597">
                <text:p>6.78103590011597</text:p>
              </table:table-cell>
              <table:table-cell office:value-type="float" office:value="109528.403261783">
                <text:p>109528.4032617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82044911384583">
                <text:p>6.82044911384583</text:p>
              </table:table-cell>
              <table:table-cell office:value-type="float" office:value="109607.910423384">
                <text:p>109607.9104233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85986280441284">
                <text:p>6.85986280441284</text:p>
              </table:table-cell>
              <table:table-cell office:value-type="float" office:value="109606.584358157">
                <text:p>109606.5843581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89926552772522">
                <text:p>6.89926552772522</text:p>
              </table:table-cell>
              <table:table-cell office:value-type="float" office:value="109637.091978435">
                <text:p>109637.0919784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93867230415344">
                <text:p>6.93867230415344</text:p>
              </table:table-cell>
              <table:table-cell office:value-type="float" office:value="109625.815444931">
                <text:p>109625.8154449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97808933258057">
                <text:p>6.97808933258057</text:p>
              </table:table-cell>
              <table:table-cell office:value-type="float" office:value="109597.302799906">
                <text:p>109597.3027999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024073600769">
                <text:p>20.024073600769</text:p>
              </table:table-cell>
              <table:table-cell office:value-type="float" office:value="331.136379685353">
                <text:p>331.1363796853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.0782318115234">
                <text:p>20.0782318115234</text:p>
              </table:table-cell>
              <table:table-cell office:value-type="float" office:value="79766.2984028597">
                <text:p>79766.29840285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1323797702789">
                <text:p>20.1323797702789</text:p>
              </table:table-cell>
              <table:table-cell office:value-type="float" office:value="79781.4008004826">
                <text:p>79781.40080048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1865313053131">
                <text:p>20.1865313053131</text:p>
              </table:table-cell>
              <table:table-cell office:value-type="float" office:value="79776.1318727766">
                <text:p>79776.13187277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2406716346741">
                <text:p>20.2406716346741</text:p>
              </table:table-cell>
              <table:table-cell office:value-type="float" office:value="79792.6435060617">
                <text:p>79792.64350606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2948133945465">
                <text:p>20.2948133945465</text:p>
              </table:table-cell>
              <table:table-cell office:value-type="float" office:value="79790.5352574124">
                <text:p>79790.53525741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348953962326">
                <text:p>20.348953962326</text:p>
              </table:table-cell>
              <table:table-cell office:value-type="float" office:value="79792.2921235501">
                <text:p>79792.29212355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4030978679657">
                <text:p>20.4030978679657</text:p>
              </table:table-cell>
              <table:table-cell office:value-type="float" office:value="79787.3730933174">
                <text:p>79787.37309331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4572358131409">
                <text:p>20.4572358131409</text:p>
              </table:table-cell>
              <table:table-cell office:value-type="float" office:value="79796.1575013982">
                <text:p>79796.15750139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5113761425018">
                <text:p>20.5113761425018</text:p>
              </table:table-cell>
              <table:table-cell office:value-type="float" office:value="79792.6435060617">
                <text:p>79792.64350606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5655174255371">
                <text:p>20.5655174255371</text:p>
              </table:table-cell>
              <table:table-cell office:value-type="float" office:value="79791.2379945835">
                <text:p>79791.23799458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6196558475494">
                <text:p>20.6196558475494</text:p>
              </table:table-cell>
              <table:table-cell office:value-type="float" office:value="79795.4546775707">
                <text:p>79795.45467757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6737926006317">
                <text:p>20.6737926006317</text:p>
              </table:table-cell>
              <table:table-cell office:value-type="float" office:value="79797.9146151339">
                <text:p>79797.91461513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7279336452484">
                <text:p>20.7279336452484</text:p>
              </table:table-cell>
              <table:table-cell office:value-type="float" office:value="79791.589367811">
                <text:p>79791.5893678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7820875644684">
                <text:p>20.7820875644684</text:p>
              </table:table-cell>
              <table:table-cell office:value-type="float" office:value="79772.6196409231">
                <text:p>79772.61964092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8362276554108">
                <text:p>20.8362276554108</text:p>
              </table:table-cell>
              <table:table-cell office:value-type="float" office:value="79792.9948916681">
                <text:p>79792.99489166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8903791904449">
                <text:p>20.8903791904449</text:p>
              </table:table-cell>
              <table:table-cell office:value-type="float" office:value="79776.1318727766">
                <text:p>79776.13187277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.9445147514343">
                <text:p>20.9445147514343</text:p>
              </table:table-cell>
              <table:table-cell office:value-type="float" office:value="79799.6718062547">
                <text:p>79799.67180625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998655796051">
                <text:p>20.998655796051</text:p>
              </table:table-cell>
              <table:table-cell office:value-type="float" office:value="79791.589367811">
                <text:p>79791.5893678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0496587753296">
                <text:p>21.0496587753296</text:p>
              </table:table-cell>
              <table:table-cell office:value-type="float" office:value="84700.9343592524">
                <text:p>84700.93435925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1006243228912">
                <text:p>21.1006243228912</text:p>
              </table:table-cell>
              <table:table-cell office:value-type="float" office:value="84763.1430776788">
                <text:p>84763.14307767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1515879631042">
                <text:p>21.1515879631042</text:p>
              </table:table-cell>
              <table:table-cell office:value-type="float" office:value="84766.3153955192">
                <text:p>84766.31539551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2025439739227">
                <text:p>21.2025439739227</text:p>
              </table:table-cell>
              <table:table-cell office:value-type="float" office:value="84779.0070417593">
                <text:p>84779.00704175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2535047531128">
                <text:p>21.2535047531128</text:p>
              </table:table-cell>
              <table:table-cell office:value-type="float" office:value="84771.0743175279">
                <text:p>84771.07431752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3044731616974">
                <text:p>21.3044731616974</text:p>
              </table:table-cell>
              <table:table-cell office:value-type="float" office:value="84758.3850460994">
                <text:p>84758.38504609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355438709259">
                <text:p>21.355438709259</text:p>
              </table:table-cell>
              <table:table-cell office:value-type="float" office:value="84763.1430776788">
                <text:p>84763.14307767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4064183235168">
                <text:p>21.4064183235168</text:p>
              </table:table-cell>
              <table:table-cell office:value-type="float" office:value="84739.7545645017">
                <text:p>84739.75456450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4573798179626">
                <text:p>21.4573798179626</text:p>
              </table:table-cell>
              <table:table-cell office:value-type="float" office:value="84769.8845369313">
                <text:p>84769.88453693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5083396434784">
                <text:p>21.5083396434784</text:p>
              </table:table-cell>
              <table:table-cell office:value-type="float" office:value="84772.6607436103">
                <text:p>84772.66074361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5593039989471">
                <text:p>21.5593039989471</text:p>
              </table:table-cell>
              <table:table-cell office:value-type="float" office:value="84765.125748503">
                <text:p>84765.1257485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6102659702301">
                <text:p>21.6102659702301</text:p>
              </table:table-cell>
              <table:table-cell office:value-type="float" office:value="84769.0913684211">
                <text:p>84769.09136842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6612277030945">
                <text:p>21.6612277030945</text:p>
              </table:table-cell>
              <table:table-cell office:value-type="float" office:value="84769.4879508208">
                <text:p>84769.48795082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712188243866">
                <text:p>21.712188243866</text:p>
              </table:table-cell>
              <table:table-cell office:value-type="float" office:value="84771.4709184819">
                <text:p>84771.47091848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7631664276123">
                <text:p>21.7631664276123</text:p>
              </table:table-cell>
              <table:table-cell office:value-type="float" office:value="84742.1324677997">
                <text:p>84742.13246779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8141357898712">
                <text:p>21.8141357898712</text:p>
              </table:table-cell>
              <table:table-cell office:value-type="float" office:value="84756.7991542747">
                <text:p>84756.79915427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8651010990143">
                <text:p>21.8651010990143</text:p>
              </table:table-cell>
              <table:table-cell office:value-type="float" office:value="84763.5396044236">
                <text:p>84763.53960442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9160647392273">
                <text:p>21.9160647392273</text:p>
              </table:table-cell>
              <table:table-cell office:value-type="float" office:value="84766.3153955192">
                <text:p>84766.31539551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9670288562775">
                <text:p>21.9670288562775</text:p>
              </table:table-cell>
              <table:table-cell office:value-type="float" office:value="84765.5222937982">
                <text:p>84765.52229379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.0150272846222">
                <text:p>22.0150272846222</text:p>
              </table:table-cell>
              <table:table-cell office:value-type="float" office:value="90002.9469501292">
                <text:p>90002.94695012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.0573637485504">
                <text:p>22.0573637485504</text:p>
              </table:table-cell>
              <table:table-cell office:value-type="float" office:value="102039.698150609">
                <text:p>102039.6981506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0997004508972">
                <text:p>22.0997004508972</text:p>
              </table:table-cell>
              <table:table-cell office:value-type="float" office:value="102039.123515399">
                <text:p>102039.1235153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1420302391052">
                <text:p>22.1420302391052</text:p>
              </table:table-cell>
              <table:table-cell office:value-type="float" office:value="102055.790564592">
                <text:p>102055.7905645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.1843609809875">
                <text:p>22.1843609809875</text:p>
              </table:table-cell>
              <table:table-cell office:value-type="float" office:value="102053.491337554">
                <text:p>102053.4913375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.226699590683">
                <text:p>22.226699590683</text:p>
              </table:table-cell>
              <table:table-cell office:value-type="float" office:value="102034.526666704">
                <text:p>102034.5266667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.2690198421478">
                <text:p>22.2690198421478</text:p>
              </table:table-cell>
              <table:table-cell office:value-type="float" office:value="102078.788534343">
                <text:p>102078.7885343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.3113555908203">
                <text:p>22.3113555908203</text:p>
              </table:table-cell>
              <table:table-cell office:value-type="float" office:value="102041.422095073">
                <text:p>102041.4220950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353679895401">
                <text:p>22.353679895401</text:p>
              </table:table-cell>
              <table:table-cell office:value-type="float" office:value="102069.013130841">
                <text:p>102069.0131308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3960075378418">
                <text:p>22.3960075378418</text:p>
              </table:table-cell>
              <table:table-cell office:value-type="float" office:value="102060.964204241">
                <text:p>102060.9642042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.4383299350738">
                <text:p>22.4383299350738</text:p>
              </table:table-cell>
              <table:table-cell office:value-type="float" office:value="102073.613087492">
                <text:p>102073.6130874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4806501865387">
                <text:p>22.4806501865387</text:p>
              </table:table-cell>
              <table:table-cell office:value-type="float" office:value="102078.788534343">
                <text:p>102078.7885343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5230104923248">
                <text:p>22.5230104923248</text:p>
              </table:table-cell>
              <table:table-cell office:value-type="float" office:value="101982.266648656">
                <text:p>101982.2666486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56534075737">
                <text:p>22.56534075737</text:p>
              </table:table-cell>
              <table:table-cell office:value-type="float" office:value="102054.640938123">
                <text:p>102054.6409381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607673406601">
                <text:p>22.607673406601</text:p>
              </table:table-cell>
              <table:table-cell office:value-type="float" office:value="102048.89319426">
                <text:p>102048.893194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6500027179718">
                <text:p>22.6500027179718</text:p>
              </table:table-cell>
              <table:table-cell office:value-type="float" office:value="102056.940216963">
                <text:p>102056.9402169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6923320293427">
                <text:p>22.6923320293427</text:p>
              </table:table-cell>
              <table:table-cell office:value-type="float" office:value="102056.940216963">
                <text:p>102056.9402169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7346596717834">
                <text:p>22.7346596717834</text:p>
              </table:table-cell>
              <table:table-cell office:value-type="float" office:value="102060.964204241">
                <text:p>102060.9642042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7769858837128">
                <text:p>22.7769858837128</text:p>
              </table:table-cell>
              <table:table-cell office:value-type="float" office:value="102064.413588766">
                <text:p>102064.4135887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.8193135261536">
                <text:p>22.8193135261536</text:p>
              </table:table-cell>
              <table:table-cell office:value-type="float" office:value="102060.964204241">
                <text:p>102060.9642042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.8616411685944">
                <text:p>22.8616411685944</text:p>
              </table:table-cell>
              <table:table-cell office:value-type="float" office:value="102060.964204241">
                <text:p>102060.9642042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.9039757251739">
                <text:p>22.9039757251739</text:p>
              </table:table-cell>
              <table:table-cell office:value-type="float" office:value="102044.295465297">
                <text:p>102044.2954652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.9463000297546">
                <text:p>22.9463000297546</text:p>
              </table:table-cell>
              <table:table-cell office:value-type="float" office:value="102069.013130841">
                <text:p>102069.0131308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9886167049408">
                <text:p>22.9886167049408</text:p>
              </table:table-cell>
              <table:table-cell office:value-type="float" office:value="102087.415445464">
                <text:p>102087.4154454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031708240509">
                <text:p>23.031708240509</text:p>
              </table:table-cell>
              <table:table-cell office:value-type="float" office:value="100251.707047179">
                <text:p>100251.7070471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0750510692596">
                <text:p>23.0750510692596</text:p>
              </table:table-cell>
              <table:table-cell office:value-type="float" office:value="99670.4673997349">
                <text:p>99670.46739973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1183965206146">
                <text:p>23.1183965206146</text:p>
              </table:table-cell>
              <table:table-cell office:value-type="float" office:value="99664.4368660756">
                <text:p>99664.43686607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1617386341095">
                <text:p>23.1617386341095</text:p>
              </table:table-cell>
              <table:table-cell office:value-type="float" office:value="99672.1122173937">
                <text:p>99672.11221739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2051095962524">
                <text:p>23.2051095962524</text:p>
              </table:table-cell>
              <table:table-cell office:value-type="float" office:value="99605.8142718142">
                <text:p>99605.81427181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2484362125397">
                <text:p>23.2484362125397</text:p>
              </table:table-cell>
              <table:table-cell office:value-type="float" office:value="99707.7632686752">
                <text:p>99707.76326867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2917804718018">
                <text:p>23.2917804718018</text:p>
              </table:table-cell>
              <table:table-cell office:value-type="float" office:value="99667.1779272713">
                <text:p>99667.17792727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3351254463196">
                <text:p>23.3351254463196</text:p>
              </table:table-cell>
              <table:table-cell office:value-type="float" office:value="99665.5332724612">
                <text:p>99665.53327246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3784763813019">
                <text:p>23.3784763813019</text:p>
              </table:table-cell>
              <table:table-cell office:value-type="float" office:value="99651.8299262486">
                <text:p>99651.82992624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4218089580536">
                <text:p>23.4218089580536</text:p>
              </table:table-cell>
              <table:table-cell office:value-type="float" office:value="99694.0483081155">
                <text:p>99694.04830811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4651544094086">
                <text:p>23.4651544094086</text:p>
              </table:table-cell>
              <table:table-cell office:value-type="float" office:value="99664.4368660756">
                <text:p>99664.43686607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5084927082062">
                <text:p>23.5084927082062</text:p>
              </table:table-cell>
              <table:table-cell office:value-type="float" office:value="99680.8854951753">
                <text:p>99680.88549517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5518386363983">
                <text:p>23.5518386363983</text:p>
              </table:table-cell>
              <table:table-cell office:value-type="float" office:value="99663.3404838124">
                <text:p>99663.34048381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5951814651489">
                <text:p>23.5951814651489</text:p>
              </table:table-cell>
              <table:table-cell office:value-type="float" office:value="99670.4673997349">
                <text:p>99670.46739973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6385140419006">
                <text:p>23.6385140419006</text:p>
              </table:table-cell>
              <table:table-cell office:value-type="float" office:value="99694.0483081155">
                <text:p>99694.04830811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6818475723267">
                <text:p>23.6818475723267</text:p>
              </table:table-cell>
              <table:table-cell office:value-type="float" office:value="99691.8542645554">
                <text:p>99691.85426455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7251880168915">
                <text:p>23.7251880168915</text:p>
              </table:table-cell>
              <table:table-cell office:value-type="float" office:value="99675.9503363901">
                <text:p>99675.95033639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685294151306">
                <text:p>23.7685294151306</text:p>
              </table:table-cell>
              <table:table-cell office:value-type="float" office:value="99673.7570893408">
                <text:p>99673.75708934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1187748909">
                <text:p>23.81187748909</text:p>
              </table:table-cell>
              <table:table-cell office:value-type="float" office:value="99658.4070621236">
                <text:p>99658.40706212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8552279472351">
                <text:p>23.8552279472351</text:p>
              </table:table-cell>
              <table:table-cell office:value-type="float" office:value="99652.9260552729">
                <text:p>99652.92605527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8985781669617">
                <text:p>23.8985781669617</text:p>
              </table:table-cell>
              <table:table-cell office:value-type="float" office:value="99653.4741288279">
                <text:p>99653.47412882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.9419209957123">
                <text:p>23.9419209957123</text:p>
              </table:table-cell>
              <table:table-cell office:value-type="float" office:value="99670.4673997349">
                <text:p>99670.46739973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.9852757453918">
                <text:p>23.9852757453918</text:p>
              </table:table-cell>
              <table:table-cell office:value-type="float" office:value="99643.0617620695">
                <text:p>99643.06176206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0284683704376">
                <text:p>24.0284683704376</text:p>
              </table:table-cell>
              <table:table-cell office:value-type="float" office:value="100017.074568207">
                <text:p>100017.0745682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0715835094452">
                <text:p>24.0715835094452</text:p>
              </table:table-cell>
              <table:table-cell office:value-type="float" office:value="100196.824118825">
                <text:p>100196.8241188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1147134304047">
                <text:p>24.1147134304047</text:p>
              </table:table-cell>
              <table:table-cell office:value-type="float" office:value="100162.48358209">
                <text:p>100162.483582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1578621864319">
                <text:p>24.1578621864319</text:p>
              </table:table-cell>
              <table:table-cell office:value-type="float" office:value="100118.761182237">
                <text:p>100118.7611822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2009854316711">
                <text:p>24.2009854316711</text:p>
              </table:table-cell>
              <table:table-cell office:value-type="float" office:value="100177.989296298">
                <text:p>100177.9892962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2441148757935">
                <text:p>24.2441148757935</text:p>
              </table:table-cell>
              <table:table-cell office:value-type="float" office:value="100163.590973919">
                <text:p>100163.5909739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2872438430786">
                <text:p>24.2872438430786</text:p>
              </table:table-cell>
              <table:table-cell office:value-type="float" office:value="100164.698390235">
                <text:p>100164.6983902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3303699493408">
                <text:p>24.3303699493408</text:p>
              </table:table-cell>
              <table:table-cell office:value-type="float" office:value="100171.343402402">
                <text:p>100171.3434024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3734948635101">
                <text:p>24.3734948635101</text:p>
              </table:table-cell>
              <table:table-cell office:value-type="float" office:value="100174.112417694">
                <text:p>100174.1124176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416633605957">
                <text:p>24.416633605957</text:p>
              </table:table-cell>
              <table:table-cell office:value-type="float" office:value="100142.001249054">
                <text:p>100142.0012490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.4597589969635">
                <text:p>24.4597589969635</text:p>
              </table:table-cell>
              <table:table-cell office:value-type="float" office:value="100173.004793207">
                <text:p>100173.0047932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.5028777122498">
                <text:p>24.5028777122498</text:p>
              </table:table-cell>
              <table:table-cell office:value-type="float" office:value="100188.513765323">
                <text:p>100188.5137653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5460186004639">
                <text:p>24.5460186004639</text:p>
              </table:table-cell>
              <table:table-cell office:value-type="float" office:value="100137.020326506">
                <text:p>100137.0203265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.5891590118408">
                <text:p>24.5891590118408</text:p>
              </table:table-cell>
              <table:table-cell office:value-type="float" office:value="100138.127155363">
                <text:p>100138.1271553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6323180198669">
                <text:p>24.6323180198669</text:p>
              </table:table-cell>
              <table:table-cell office:value-type="float" office:value="100094.978952834">
                <text:p>100094.9789528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6754639148712">
                <text:p>24.6754639148712</text:p>
              </table:table-cell>
              <table:table-cell office:value-type="float" office:value="100125.400100571">
                <text:p>100125.4001005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7185983657837">
                <text:p>24.7185983657837</text:p>
              </table:table-cell>
              <table:table-cell office:value-type="float" office:value="100151.964580835">
                <text:p>100151.9645808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7617259025574">
                <text:p>24.7617259025574</text:p>
              </table:table-cell>
              <table:table-cell office:value-type="float" office:value="100168.020786113">
                <text:p>100168.0207861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8048379421234">
                <text:p>24.8048379421234</text:p>
              </table:table-cell>
              <table:table-cell office:value-type="float" office:value="100204.02754044">
                <text:p>100204.027540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8479690551758">
                <text:p>24.8479690551758</text:p>
              </table:table-cell>
              <table:table-cell office:value-type="float" office:value="100159.71520964">
                <text:p>100159.715209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8911077976227">
                <text:p>24.8911077976227</text:p>
              </table:table-cell>
              <table:table-cell office:value-type="float" office:value="100142.001249054">
                <text:p>100142.0012490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934201002121">
                <text:p>24.934201002121</text:p>
              </table:table-cell>
              <table:table-cell office:value-type="float" office:value="100247.824460846">
                <text:p>100247.8244608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977329492569">
                <text:p>24.977329492569</text:p>
              </table:table-cell>
              <table:table-cell office:value-type="float" office:value="100165.805831039">
                <text:p>100165.8058310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.0195734500885">
                <text:p>25.0195734500885</text:p>
              </table:table-cell>
              <table:table-cell office:value-type="float" office:value="102263.146108001">
                <text:p>102263.1461080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.0608627796173">
                <text:p>25.0608627796173</text:p>
              </table:table-cell>
              <table:table-cell office:value-type="float" office:value="104627.516341379">
                <text:p>104627.5163413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1021456718445">
                <text:p>25.1021456718445</text:p>
              </table:table-cell>
              <table:table-cell office:value-type="float" office:value="104643.831062702">
                <text:p>104643.8310627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1434302330017">
                <text:p>25.1434302330017</text:p>
              </table:table-cell>
              <table:table-cell office:value-type="float" office:value="104639.600831601">
                <text:p>104639.6008316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1847140789032">
                <text:p>25.1847140789032</text:p>
              </table:table-cell>
              <table:table-cell office:value-type="float" office:value="104641.413745907">
                <text:p>104641.4137459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2259960174561">
                <text:p>25.2259960174561</text:p>
              </table:table-cell>
              <table:table-cell office:value-type="float" office:value="104646.248491184">
                <text:p>104646.2484911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2672805786133">
                <text:p>25.2672805786133</text:p>
              </table:table-cell>
              <table:table-cell office:value-type="float" office:value="104639.600831601">
                <text:p>104639.6008316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3085644245148">
                <text:p>25.3085644245148</text:p>
              </table:table-cell>
              <table:table-cell office:value-type="float" office:value="104641.413745907">
                <text:p>104641.4137459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3498449325562">
                <text:p>25.3498449325562</text:p>
              </table:table-cell>
              <table:table-cell office:value-type="float" office:value="104649.874843338">
                <text:p>104649.8748433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3911373615265">
                <text:p>25.3911373615265</text:p>
              </table:table-cell>
              <table:table-cell office:value-type="float" office:value="104619.662919402">
                <text:p>104619.6629194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4324028491974">
                <text:p>25.4324028491974</text:p>
              </table:table-cell>
              <table:table-cell office:value-type="float" office:value="104687.966720592">
                <text:p>104687.9667205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4736857414246">
                <text:p>25.4736857414246</text:p>
              </table:table-cell>
              <table:table-cell office:value-type="float" office:value="104643.831062702">
                <text:p>104643.8310627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514986038208">
                <text:p>25.514986038208</text:p>
              </table:table-cell>
              <table:table-cell office:value-type="float" office:value="104599.732603651">
                <text:p>104599.7326036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5562734603882">
                <text:p>25.5562734603882</text:p>
              </table:table-cell>
              <table:table-cell office:value-type="float" office:value="104632.349802508">
                <text:p>104632.3498025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.597555398941">
                <text:p>25.597555398941</text:p>
              </table:table-cell>
              <table:table-cell office:value-type="float" office:value="104646.248491184">
                <text:p>104646.2484911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.638852596283">
                <text:p>25.638852596283</text:p>
              </table:table-cell>
              <table:table-cell office:value-type="float" office:value="104607.583033606">
                <text:p>104607.5830336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.6801342964172">
                <text:p>25.6801342964172</text:p>
              </table:table-cell>
              <table:table-cell office:value-type="float" office:value="104646.852865756">
                <text:p>104646.8528657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21419095993">
                <text:p>25.721419095993</text:p>
              </table:table-cell>
              <table:table-cell office:value-type="float" office:value="104638.996540792">
                <text:p>104638.9965407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7627022266388">
                <text:p>25.7627022266388</text:p>
              </table:table-cell>
              <table:table-cell office:value-type="float" office:value="104643.226723033">
                <text:p>104643.2267230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.8039846420288">
                <text:p>25.8039846420288</text:p>
              </table:table-cell>
              <table:table-cell office:value-type="float" office:value="104645.039762981">
                <text:p>104645.0397629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8452663421631">
                <text:p>25.8452663421631</text:p>
              </table:table-cell>
              <table:table-cell office:value-type="float" office:value="104646.852865756">
                <text:p>104646.8528657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.8865530490875">
                <text:p>25.8865530490875</text:p>
              </table:table-cell>
              <table:table-cell office:value-type="float" office:value="104634.162465568">
                <text:p>104634.1624655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.9278435707092">
                <text:p>25.9278435707092</text:p>
              </table:table-cell>
              <table:table-cell office:value-type="float" office:value="104624.495654935">
                <text:p>104624.4956549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.9691352844238">
                <text:p>25.9691352844238</text:p>
              </table:table-cell>
              <table:table-cell office:value-type="float" office:value="104621.475142907">
                <text:p>104621.4751429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0099499225616">
                <text:p>26.0099499225616</text:p>
              </table:table-cell>
              <table:table-cell office:value-type="float" office:value="105844.3783187">
                <text:p>105844.37831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0493757724762">
                <text:p>26.0493757724762</text:p>
              </table:table-cell>
              <table:table-cell office:value-type="float" office:value="109572.780532643">
                <text:p>109572.7805326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0887861251831">
                <text:p>26.0887861251831</text:p>
              </table:table-cell>
              <table:table-cell office:value-type="float" office:value="109615.867488612">
                <text:p>109615.8674886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1282014846802">
                <text:p>26.1282014846802</text:p>
              </table:table-cell>
              <table:table-cell office:value-type="float" office:value="109601.943382531">
                <text:p>109601.9433825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1676278114319">
                <text:p>26.1676278114319</text:p>
              </table:table-cell>
              <table:table-cell office:value-type="float" office:value="109571.455317296">
                <text:p>109571.4553172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2070369720459">
                <text:p>26.2070369720459</text:p>
              </table:table-cell>
              <table:table-cell office:value-type="float" office:value="109619.18327344">
                <text:p>109619.183273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.2464423179626">
                <text:p>26.2464423179626</text:p>
              </table:table-cell>
              <table:table-cell office:value-type="float" office:value="109629.795133049">
                <text:p>109629.7951330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2858536243439">
                <text:p>26.2858536243439</text:p>
              </table:table-cell>
              <table:table-cell office:value-type="float" office:value="109613.215005172">
                <text:p>109613.2150051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3252663612366">
                <text:p>26.3252663612366</text:p>
              </table:table-cell>
              <table:table-cell office:value-type="float" office:value="109609.236520698">
                <text:p>109609.2365206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.3646783828735">
                <text:p>26.3646783828735</text:p>
              </table:table-cell>
              <table:table-cell office:value-type="float" office:value="109611.225726834">
                <text:p>109611.2257268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.4041397571564">
                <text:p>26.4041397571564</text:p>
              </table:table-cell>
              <table:table-cell office:value-type="float" office:value="109474.139674829">
                <text:p>109474.1396748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.4435987472534">
                <text:p>26.4435987472534</text:p>
              </table:table-cell>
              <table:table-cell office:value-type="float" office:value="109480.754306568">
                <text:p>109480.7543065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.4830372333527">
                <text:p>26.4830372333527</text:p>
              </table:table-cell>
              <table:table-cell office:value-type="float" office:value="109537.673153303">
                <text:p>109537.6731533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.5224504470825">
                <text:p>26.5224504470825</text:p>
              </table:table-cell>
              <table:table-cell office:value-type="float" office:value="109607.910423384">
                <text:p>109607.9104233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.5618629455566">
                <text:p>26.5618629455566</text:p>
              </table:table-cell>
              <table:table-cell office:value-type="float" office:value="109609.899581387">
                <text:p>109609.8995813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.6012742519379">
                <text:p>26.6012742519379</text:p>
              </table:table-cell>
              <table:table-cell office:value-type="float" office:value="109613.215005172">
                <text:p>109613.2150051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.6406848430634">
                <text:p>26.6406848430634</text:p>
              </table:table-cell>
              <table:table-cell office:value-type="float" office:value="109615.204355717">
                <text:p>109615.2043557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.6800987720489">
                <text:p>26.6800987720489</text:p>
              </table:table-cell>
              <table:table-cell office:value-type="float" office:value="109605.921337576">
                <text:p>109605.9213375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.7195098400116">
                <text:p>26.7195098400116</text:p>
              </table:table-cell>
              <table:table-cell office:value-type="float" office:value="109613.878113997">
                <text:p>109613.8781139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.7589204311371">
                <text:p>26.7589204311371</text:p>
              </table:table-cell>
              <table:table-cell office:value-type="float" office:value="109615.204355717">
                <text:p>109615.2043557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.7983391284943">
                <text:p>26.7983391284943</text:p>
              </table:table-cell>
              <table:table-cell office:value-type="float" office:value="109592.662610231">
                <text:p>109592.6626102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.8377635478973">
                <text:p>26.8377635478973</text:p>
              </table:table-cell>
              <table:table-cell office:value-type="float" office:value="109576.756371025">
                <text:p>109576.7563710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.8771712779999">
                <text:p>26.8771712779999</text:p>
              </table:table-cell>
              <table:table-cell office:value-type="float" office:value="109623.162480035">
                <text:p>109623.1624800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.9165880680084">
                <text:p>26.9165880680084</text:p>
              </table:table-cell>
              <table:table-cell office:value-type="float" office:value="109597.965716221">
                <text:p>109597.9657162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.9560117721558">
                <text:p>26.9560117721558</text:p>
              </table:table-cell>
              <table:table-cell office:value-type="float" office:value="109578.744398416">
                <text:p>109578.7443984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.9954319000244">
                <text:p>26.9954319000244</text:p>
              </table:table-cell>
              <table:table-cell office:value-type="float" office:value="109588.685617515">
                <text:p>109588.6856175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.0479390621185">
                <text:p>40.0479390621185</text:p>
              </table:table-cell>
              <table:table-cell office:value-type="float" office:value="330.970896729001">
                <text:p>330.9708967290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.1020951271057">
                <text:p>40.1020951271057</text:p>
              </table:table-cell>
              <table:table-cell office:value-type="float" office:value="79769.4588966616">
                <text:p>79769.45889666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.1562659740448">
                <text:p>40.1562659740448</text:p>
              </table:table-cell>
              <table:table-cell office:value-type="float" office:value="79747.6916847484">
                <text:p>79747.69168474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.2104108333588">
                <text:p>40.2104108333588</text:p>
              </table:table-cell>
              <table:table-cell office:value-type="float" office:value="79785.9677675033">
                <text:p>79785.96776750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.2645597457886">
                <text:p>40.2645597457886</text:p>
              </table:table-cell>
              <table:table-cell office:value-type="float" office:value="79779.9956850434">
                <text:p>79779.995685043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.3187077045441">
                <text:p>40.3187077045441</text:p>
              </table:table-cell>
              <table:table-cell office:value-type="float" office:value="79781.4008004826">
                <text:p>79781.40080048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.372878074646">
                <text:p>40.372878074646</text:p>
              </table:table-cell>
              <table:table-cell office:value-type="float" office:value="79748.3936674486">
                <text:p>79748.39366744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.4270358085632">
                <text:p>40.4270358085632</text:p>
              </table:table-cell>
              <table:table-cell office:value-type="float" office:value="79767.0007131726">
                <text:p>79767.00071317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.4811844825745">
                <text:p>40.4811844825745</text:p>
              </table:table-cell>
              <table:table-cell office:value-type="float" office:value="79780.3469592631">
                <text:p>79780.34695926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.5353276729584">
                <text:p>40.5353276729584</text:p>
              </table:table-cell>
              <table:table-cell office:value-type="float" office:value="79788.4271201666">
                <text:p>79788.42712016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.589480638504">
                <text:p>40.589480638504</text:p>
              </table:table-cell>
              <table:table-cell office:value-type="float" office:value="79774.0244965527">
                <text:p>79774.02449655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.6436188220978">
                <text:p>40.6436188220978</text:p>
              </table:table-cell>
              <table:table-cell office:value-type="float" office:value="79795.8060879369">
                <text:p>79795.80608793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.6977601051331">
                <text:p>40.6977601051331</text:p>
              </table:table-cell>
              <table:table-cell office:value-type="float" office:value="79791.2379945835">
                <text:p>79791.23799458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.7519006729126">
                <text:p>40.7519006729126</text:p>
              </table:table-cell>
              <table:table-cell office:value-type="float" office:value="79792.2921235501">
                <text:p>79792.29212355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.8060953617096">
                <text:p>40.8060953617096</text:p>
              </table:table-cell>
              <table:table-cell office:value-type="float" office:value="79712.6082997154">
                <text:p>79712.60829971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.8602361679077">
                <text:p>40.8602361679077</text:p>
              </table:table-cell>
              <table:table-cell office:value-type="float" office:value="79791.9407441332">
                <text:p>79791.94074413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.9143891334534">
                <text:p>40.9143891334534</text:p>
              </table:table-cell>
              <table:table-cell office:value-type="float" office:value="79774.0244965527">
                <text:p>79774.02449655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.9685332775116">
                <text:p>40.9685332775116</text:p>
              </table:table-cell>
              <table:table-cell office:value-type="float" office:value="79787.0217572227">
                <text:p>79787.02175722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.0213515758514">
                <text:p>41.0213515758514</text:p>
              </table:table-cell>
              <table:table-cell office:value-type="float" office:value="81789.8367759642">
                <text:p>81789.836775964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.0723414421082">
                <text:p>41.0723414421082</text:p>
              </table:table-cell>
              <table:table-cell office:value-type="float" office:value="84722.7168286832">
                <text:p>84722.71682868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.1232981681824">
                <text:p>41.1232981681824</text:p>
              </table:table-cell>
              <table:table-cell office:value-type="float" office:value="84777.8170384788">
                <text:p>84777.81703847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.1742494106293">
                <text:p>41.1742494106293</text:p>
              </table:table-cell>
              <table:table-cell office:value-type="float" office:value="84786.9412507896">
                <text:p>84786.94125078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.2252562046051">
                <text:p>41.2252562046051</text:p>
              </table:table-cell>
              <table:table-cell office:value-type="float" office:value="84694.599743851">
                <text:p>84694.5997438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.2762169837952">
                <text:p>41.2762169837952</text:p>
              </table:table-cell>
              <table:table-cell office:value-type="float" office:value="84771.0743175279">
                <text:p>84771.07431752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.3271782398224">
                <text:p>41.3271782398224</text:p>
              </table:table-cell>
              <table:table-cell office:value-type="float" office:value="84770.2811267527">
                <text:p>84770.28112675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.3781356811523">
                <text:p>41.3781356811523</text:p>
              </table:table-cell>
              <table:table-cell office:value-type="float" office:value="84776.6270686049">
                <text:p>84776.62706860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.4291009902954">
                <text:p>41.4291009902954</text:p>
              </table:table-cell>
              <table:table-cell office:value-type="float" office:value="84763.5396044236">
                <text:p>84763.53960442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.4800574779511">
                <text:p>41.4800574779511</text:p>
              </table:table-cell>
              <table:table-cell office:value-type="float" office:value="84778.2137025271">
                <text:p>84778.21370252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.5310304164886">
                <text:p>41.5310304164886</text:p>
              </table:table-cell>
              <table:table-cell office:value-type="float" office:value="84750.8525884488">
                <text:p>84750.85258844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.5819835662842">
                <text:p>41.5819835662842</text:p>
              </table:table-cell>
              <table:table-cell office:value-type="float" office:value="84783.7673889749">
                <text:p>84783.76738897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.6329534053803">
                <text:p>41.6329534053803</text:p>
              </table:table-cell>
              <table:table-cell office:value-type="float" office:value="84756.006230617">
                <text:p>84756.0062306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.6839375495911">
                <text:p>41.6839375495911</text:p>
              </table:table-cell>
              <table:table-cell office:value-type="float" office:value="84732.225417713">
                <text:p>84732.2254177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.7348980903626">
                <text:p>41.7348980903626</text:p>
              </table:table-cell>
              <table:table-cell office:value-type="float" office:value="84771.4709184819">
                <text:p>84771.47091848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.7858674526215">
                <text:p>41.7858674526215</text:p>
              </table:table-cell>
              <table:table-cell office:value-type="float" office:value="84756.7991542747">
                <text:p>84756.79915427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.8368289470673">
                <text:p>41.8368289470673</text:p>
              </table:table-cell>
              <table:table-cell office:value-type="float" office:value="84769.8845369313">
                <text:p>84769.88453693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.8878054618835">
                <text:p>41.8878054618835</text:p>
              </table:table-cell>
              <table:table-cell office:value-type="float" office:value="84744.9068569905">
                <text:p>84744.90685699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.9387726783752">
                <text:p>41.9387726783752</text:p>
              </table:table-cell>
              <table:table-cell office:value-type="float" office:value="84760.3674943398">
                <text:p>84760.36749433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.9897129535675">
                <text:p>41.9897129535675</text:p>
              </table:table-cell>
              <table:table-cell office:value-type="float" office:value="84805.1955686397">
                <text:p>84805.19556863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.0337588787079">
                <text:p>42.0337588787079</text:p>
              </table:table-cell>
              <table:table-cell office:value-type="float" office:value="98079.4474456269">
                <text:p>98079.44744562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.0760912895203">
                <text:p>42.0760912895203</text:p>
              </table:table-cell>
              <table:table-cell office:value-type="float" office:value="102049.467939512">
                <text:p>102049.4679395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.1184196472168">
                <text:p>42.1184196472168</text:p>
              </table:table-cell>
              <table:table-cell office:value-type="float" office:value="102059.23959941">
                <text:p>102059.239599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.1607396602631">
                <text:p>42.1607396602631</text:p>
              </table:table-cell>
              <table:table-cell office:value-type="float" office:value="102079.36361639">
                <text:p>102079.363616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.2030601501465">
                <text:p>42.2030601501465</text:p>
              </table:table-cell>
              <table:table-cell office:value-type="float" office:value="102078.213458776">
                <text:p>102078.2134587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.245388507843">
                <text:p>42.245388507843</text:p>
              </table:table-cell>
              <table:table-cell office:value-type="float" office:value="102059.23959941">
                <text:p>102059.239599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.2877278327942">
                <text:p>42.2877278327942</text:p>
              </table:table-cell>
              <table:table-cell office:value-type="float" office:value="102032.802955221">
                <text:p>102032.8029552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.3300549983978">
                <text:p>42.3300549983978</text:p>
              </table:table-cell>
              <table:table-cell office:value-type="float" office:value="102062.113973177">
                <text:p>102062.1139731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.3723690509796">
                <text:p>42.3723690509796</text:p>
              </table:table-cell>
              <table:table-cell office:value-type="float" office:value="102093.742773752">
                <text:p>102093.7427737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.4147002696991">
                <text:p>42.4147002696991</text:p>
              </table:table-cell>
              <table:table-cell office:value-type="float" office:value="102052.341762884">
                <text:p>102052.3417628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2.457026720047">
                <text:p>42.457026720047</text:p>
              </table:table-cell>
              <table:table-cell office:value-type="float" office:value="102063.838675154">
                <text:p>102063.8386751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.4993531703949">
                <text:p>42.4993531703949</text:p>
              </table:table-cell>
              <table:table-cell office:value-type="float" office:value="102063.838675154">
                <text:p>102063.8386751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.5416853427887">
                <text:p>42.5416853427887</text:p>
              </table:table-cell>
              <table:table-cell office:value-type="float" office:value="102050.042691238">
                <text:p>102050.0426912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2.5840139389038">
                <text:p>42.5840139389038</text:p>
              </table:table-cell>
              <table:table-cell office:value-type="float" office:value="102058.664744084">
                <text:p>102058.6647440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.6263499259949">
                <text:p>42.6263499259949</text:p>
              </table:table-cell>
              <table:table-cell office:value-type="float" office:value="102040.847440446">
                <text:p>102040.8474404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.6686789989472">
                <text:p>42.6686789989472</text:p>
              </table:table-cell>
              <table:table-cell office:value-type="float" office:value="102057.515052861">
                <text:p>102057.5150528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.7111876010895">
                <text:p>42.7111876010895</text:p>
              </table:table-cell>
              <table:table-cell office:value-type="float" office:value="101626.489281748">
                <text:p>101626.4892817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2.7535231113434">
                <text:p>42.7535231113434</text:p>
              </table:table-cell>
              <table:table-cell office:value-type="float" office:value="102041.996756172">
                <text:p>102041.9967561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.7958610057831">
                <text:p>42.7958610057831</text:p>
              </table:table-cell>
              <table:table-cell office:value-type="float" office:value="102036.250436428">
                <text:p>102036.2504364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.8381721973419">
                <text:p>42.8381721973419</text:p>
              </table:table-cell>
              <table:table-cell office:value-type="float" office:value="102100.646208288">
                <text:p>102100.6462082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.8804967403412">
                <text:p>42.8804967403412</text:p>
              </table:table-cell>
              <table:table-cell office:value-type="float" office:value="102068.438165411">
                <text:p>102068.4381654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2.9228196144104">
                <text:p>42.9228196144104</text:p>
              </table:table-cell>
              <table:table-cell office:value-type="float" office:value="102072.46305946">
                <text:p>102072.463059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.9651489257813">
                <text:p>42.9651489257813</text:p>
              </table:table-cell>
              <table:table-cell office:value-type="float" office:value="102056.940216963">
                <text:p>102056.9402169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3.0076470375061">
                <text:p>43.0076470375061</text:p>
              </table:table-cell>
              <table:table-cell office:value-type="float" office:value="101651.575203366">
                <text:p>101651.5752033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3.0510153770447">
                <text:p>43.0510153770447</text:p>
              </table:table-cell>
              <table:table-cell office:value-type="float" office:value="99611.8377130291">
                <text:p>99611.83771302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3.0943598747253">
                <text:p>43.0943598747253</text:p>
              </table:table-cell>
              <table:table-cell office:value-type="float" office:value="99666.6297029703">
                <text:p>99666.62970297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.1377096176148">
                <text:p>43.1377096176148</text:p>
              </table:table-cell>
              <table:table-cell office:value-type="float" office:value="99654.5702940238">
                <text:p>99654.57029402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.1810619831085">
                <text:p>43.1810619831085</text:p>
              </table:table-cell>
              <table:table-cell office:value-type="float" office:value="99648.5416838528">
                <text:p>99648.54168385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3.2245590686798">
                <text:p>43.2245590686798</text:p>
              </table:table-cell>
              <table:table-cell office:value-type="float" office:value="99316.9989037492">
                <text:p>99316.99890374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.2679040431976">
                <text:p>43.2679040431976</text:p>
              </table:table-cell>
              <table:table-cell office:value-type="float" office:value="99665.5332724612">
                <text:p>99665.53327246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.311253786087">
                <text:p>43.311253786087</text:p>
              </table:table-cell>
              <table:table-cell office:value-type="float" office:value="99654.5702940238">
                <text:p>99654.57029402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.3545939922333">
                <text:p>43.3545939922333</text:p>
              </table:table-cell>
              <table:table-cell office:value-type="float" office:value="99676.498663234">
                <text:p>99676.4986632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.3979351520538">
                <text:p>43.3979351520538</text:p>
              </table:table-cell>
              <table:table-cell office:value-type="float" office:value="99674.3053920544">
                <text:p>99674.30539205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3.4412734508514">
                <text:p>43.4412734508514</text:p>
              </table:table-cell>
              <table:table-cell office:value-type="float" office:value="99680.8854951753">
                <text:p>99680.88549517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.4846155643463">
                <text:p>43.4846155643463</text:p>
              </table:table-cell>
              <table:table-cell office:value-type="float" office:value="99672.1122173937">
                <text:p>99672.11221739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.5279552936554">
                <text:p>43.5279552936554</text:p>
              </table:table-cell>
              <table:table-cell office:value-type="float" office:value="99677.5953350203">
                <text:p>99677.59533502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.5712897777557">
                <text:p>43.5712897777557</text:p>
              </table:table-cell>
              <table:table-cell office:value-type="float" office:value="99689.6603175651">
                <text:p>99689.66031756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.6146326065064">
                <text:p>43.6146326065064</text:p>
              </table:table-cell>
              <table:table-cell office:value-type="float" office:value="99670.4673997349">
                <text:p>99670.46739973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.6579811573029">
                <text:p>43.6579811573029</text:p>
              </table:table-cell>
              <table:table-cell office:value-type="float" office:value="99657.3108125203">
                <text:p>99657.31081252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3.7013182640076">
                <text:p>43.7013182640076</text:p>
              </table:table-cell>
              <table:table-cell office:value-type="float" office:value="99683.6274612283">
                <text:p>99683.627461228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3.7446687221527">
                <text:p>43.7446687221527</text:p>
              </table:table-cell>
              <table:table-cell office:value-type="float" office:value="99652.9260552729">
                <text:p>99652.92605527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3.7880454063416">
                <text:p>43.7880454063416</text:p>
              </table:table-cell>
              <table:table-cell office:value-type="float" office:value="99592.6747464754">
                <text:p>99592.67474647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3.8313891887665">
                <text:p>43.8313891887665</text:p>
              </table:table-cell>
              <table:table-cell office:value-type="float" office:value="99668.2743939669">
                <text:p>99668.27439396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3.8747487068176">
                <text:p>43.8747487068176</text:p>
              </table:table-cell>
              <table:table-cell office:value-type="float" office:value="99632.1037264314">
                <text:p>99632.10372643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3.9181344509125">
                <text:p>43.9181344509125</text:p>
              </table:table-cell>
              <table:table-cell office:value-type="float" office:value="99571.8775862353">
                <text:p>99571.87758623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3.9614808559418">
                <text:p>43.9614808559418</text:p>
              </table:table-cell>
              <table:table-cell office:value-type="float" office:value="99662.244125671">
                <text:p>99662.2441256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.0047497749329">
                <text:p>44.0047497749329</text:p>
              </table:table-cell>
              <table:table-cell office:value-type="float" office:value="99840.7194062254">
                <text:p>99840.719406225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.0478944778442">
                <text:p>44.0478944778442</text:p>
              </table:table-cell>
              <table:table-cell office:value-type="float" office:value="100128.166576408">
                <text:p>100128.1665764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.0910336971283">
                <text:p>44.0910336971283</text:p>
              </table:table-cell>
              <table:table-cell office:value-type="float" office:value="100140.894334555">
                <text:p>100140.8943345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.134167432785">
                <text:p>44.134167432785</text:p>
              </table:table-cell>
              <table:table-cell office:value-type="float" office:value="100153.625328882">
                <text:p>100153.6253288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4.1772990226746">
                <text:p>44.1772990226746</text:p>
              </table:table-cell>
              <table:table-cell office:value-type="float" office:value="100158.607903508">
                <text:p>100158.6079035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.2204267978668">
                <text:p>44.2204267978668</text:p>
              </table:table-cell>
              <table:table-cell office:value-type="float" office:value="100167.467038161">
                <text:p>100167.4670381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.263561964035">
                <text:p>44.263561964035</text:p>
              </table:table-cell>
              <table:table-cell office:value-type="float" office:value="100150.303887863">
                <text:p>100150.3038878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.3066935539246">
                <text:p>44.3066935539246</text:p>
              </table:table-cell>
              <table:table-cell office:value-type="float" office:value="100158.607903508">
                <text:p>100158.6079035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.349818944931">
                <text:p>44.349818944931</text:p>
              </table:table-cell>
              <table:table-cell office:value-type="float" office:value="100173.004793207">
                <text:p>100173.0047932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4.392936706543">
                <text:p>44.392936706543</text:p>
              </table:table-cell>
              <table:table-cell office:value-type="float" office:value="100190.729724798">
                <text:p>100190.7297247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.4360947608948">
                <text:p>44.4360947608948</text:p>
              </table:table-cell>
              <table:table-cell office:value-type="float" office:value="100097.190776608">
                <text:p>100097.1907766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.4792094230652">
                <text:p>44.4792094230652</text:p>
              </table:table-cell>
              <table:table-cell office:value-type="float" office:value="100197.932270123">
                <text:p>100197.9322701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4.5225491523743">
                <text:p>44.5225491523743</text:p>
              </table:table-cell>
              <table:table-cell office:value-type="float" office:value="99677.5953350203">
                <text:p>99677.59533502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4.5656740665436">
                <text:p>44.5656740665436</text:p>
              </table:table-cell>
              <table:table-cell office:value-type="float" office:value="100174.112417694">
                <text:p>100174.1124176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4.6088058948517">
                <text:p>44.6088058948517</text:p>
              </table:table-cell>
              <table:table-cell office:value-type="float" office:value="100158.054259624">
                <text:p>100158.0542596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4.6519334316254">
                <text:p>44.6519334316254</text:p>
              </table:table-cell>
              <table:table-cell office:value-type="float" office:value="100168.020786113">
                <text:p>100168.0207861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4.6950697898865">
                <text:p>44.6950697898865</text:p>
              </table:table-cell>
              <table:table-cell office:value-type="float" office:value="100147.536188629">
                <text:p>100147.53618862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.7382004261017">
                <text:p>44.7382004261017</text:p>
              </table:table-cell>
              <table:table-cell office:value-type="float" office:value="100160.822540256">
                <text:p>100160.8225402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4.7813339233398">
                <text:p>44.7813339233398</text:p>
              </table:table-cell>
              <table:table-cell office:value-type="float" office:value="100154.178923804">
                <text:p>100154.1789238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4.8245010375977">
                <text:p>44.8245010375977</text:p>
              </table:table-cell>
              <table:table-cell office:value-type="float" office:value="100076.182396607">
                <text:p>100076.1823966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4.8676235675812">
                <text:p>44.8676235675812</text:p>
              </table:table-cell>
              <table:table-cell office:value-type="float" office:value="100179.650907563">
                <text:p>100179.6509075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4.9107310771942">
                <text:p>44.9107310771942</text:p>
              </table:table-cell>
              <table:table-cell office:value-type="float" office:value="100214.5574815">
                <text:p>100214.55748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.953864812851">
                <text:p>44.953864812851</text:p>
              </table:table-cell>
              <table:table-cell office:value-type="float" office:value="100153.625328882">
                <text:p>100153.6253288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.9970216751099">
                <text:p>44.9970216751099</text:p>
              </table:table-cell>
              <table:table-cell office:value-type="float" office:value="100099.95569379">
                <text:p>100099.9556937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.0384321212769">
                <text:p>45.0384321212769</text:p>
              </table:table-cell>
              <table:table-cell office:value-type="float" office:value="104321.503385381">
                <text:p>104321.5033853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.0797171592712">
                <text:p>45.0797171592712</text:p>
              </table:table-cell>
              <table:table-cell office:value-type="float" office:value="104638.392256962">
                <text:p>104638.3922569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.1209986209869">
                <text:p>45.1209986209869</text:p>
              </table:table-cell>
              <table:table-cell office:value-type="float" office:value="104647.45724731">
                <text:p>104647.457247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.1622698307037">
                <text:p>45.1622698307037</text:p>
              </table:table-cell>
              <table:table-cell office:value-type="float" office:value="104673.452259913">
                <text:p>104673.4522599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.2035455703735">
                <text:p>45.2035455703735</text:p>
              </table:table-cell>
              <table:table-cell office:value-type="float" office:value="104661.964499229">
                <text:p>104661.9644992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.2448301315308">
                <text:p>45.2448301315308</text:p>
              </table:table-cell>
              <table:table-cell office:value-type="float" office:value="104639.600831601">
                <text:p>104639.6008316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.2861135005951">
                <text:p>45.2861135005951</text:p>
              </table:table-cell>
              <table:table-cell office:value-type="float" office:value="104642.622390344">
                <text:p>104642.6223903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.3274040222168">
                <text:p>45.3274040222168</text:p>
              </table:table-cell>
              <table:table-cell office:value-type="float" office:value="104624.495654935">
                <text:p>104624.4956549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.3686845302582">
                <text:p>45.3686845302582</text:p>
              </table:table-cell>
              <table:table-cell office:value-type="float" office:value="104649.874843338">
                <text:p>104649.8748433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.4099593162537">
                <text:p>45.4099593162537</text:p>
              </table:table-cell>
              <table:table-cell office:value-type="float" office:value="104664.382765612">
                <text:p>104664.3827656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.4512395858765">
                <text:p>45.4512395858765</text:p>
              </table:table-cell>
              <table:table-cell office:value-type="float" office:value="104650.479259798">
                <text:p>104650.4792597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.4925248622894">
                <text:p>45.4925248622894</text:p>
              </table:table-cell>
              <table:table-cell office:value-type="float" office:value="104637.787980111">
                <text:p>104637.7879801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.533802986145">
                <text:p>45.533802986145</text:p>
              </table:table-cell>
              <table:table-cell office:value-type="float" office:value="104655.91932214">
                <text:p>104655.919322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.5750932693482">
                <text:p>45.5750932693482</text:p>
              </table:table-cell>
              <table:table-cell office:value-type="float" office:value="104625.099778271">
                <text:p>104625.09977827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5.6163766384125">
                <text:p>45.6163766384125</text:p>
              </table:table-cell>
              <table:table-cell office:value-type="float" office:value="104642.622390344">
                <text:p>104642.6223903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.6577022075653">
                <text:p>45.6577022075653</text:p>
              </table:table-cell>
              <table:table-cell office:value-type="float" office:value="104535.765352041">
                <text:p>104535.7653520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.6990301609039">
                <text:p>45.6990301609039</text:p>
              </table:table-cell>
              <table:table-cell office:value-type="float" office:value="104529.734744032">
                <text:p>104529.7347440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.7403507232666">
                <text:p>45.7403507232666</text:p>
              </table:table-cell>
              <table:table-cell office:value-type="float" office:value="104548.431894109">
                <text:p>104548.4318941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.7816345691681">
                <text:p>45.7816345691681</text:p>
              </table:table-cell>
              <table:table-cell office:value-type="float" office:value="104641.413745907">
                <text:p>104641.4137459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.8229370117188">
                <text:p>45.8229370117188</text:p>
              </table:table-cell>
              <table:table-cell office:value-type="float" office:value="104594.298380812">
                <text:p>104594.2983808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.864221572876">
                <text:p>45.864221572876</text:p>
              </table:table-cell>
              <table:table-cell office:value-type="float" office:value="104639.600831601">
                <text:p>104639.6008316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.9054892063141">
                <text:p>45.9054892063141</text:p>
              </table:table-cell>
              <table:table-cell office:value-type="float" office:value="104682.52332615">
                <text:p>104682.523326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.9467730522156">
                <text:p>45.9467730522156</text:p>
              </table:table-cell>
              <table:table-cell office:value-type="float" office:value="104641.413745907">
                <text:p>104641.4137459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.9880704879761">
                <text:p>45.9880704879761</text:p>
              </table:table-cell>
              <table:table-cell office:value-type="float" office:value="104606.979112543">
                <text:p>104606.9791125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.0280497074127">
                <text:p>46.0280497074127</text:p>
              </table:table-cell>
              <table:table-cell office:value-type="float" office:value="108056.136684856">
                <text:p>108056.1366848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.0674760341644">
                <text:p>46.0674760341644</text:p>
              </table:table-cell>
              <table:table-cell office:value-type="float" office:value="109571.455317296">
                <text:p>109571.4553172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.1069202423096">
                <text:p>46.1069202423096</text:p>
              </table:table-cell>
              <table:table-cell office:value-type="float" office:value="109521.782871235">
                <text:p>109521.7828712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.1463379859924">
                <text:p>46.1463379859924</text:p>
              </table:table-cell>
              <table:table-cell office:value-type="float" office:value="109595.314099075">
                <text:p>109595.3140990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.1857542991638">
                <text:p>46.1857542991638</text:p>
              </table:table-cell>
              <table:table-cell office:value-type="float" office:value="109599.291572911">
                <text:p>109599.2915729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.2251703739166">
                <text:p>46.2251703739166</text:p>
              </table:table-cell>
              <table:table-cell office:value-type="float" office:value="109599.954513286">
                <text:p>109599.95451328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.2645630836487">
                <text:p>46.2645630836487</text:p>
              </table:table-cell>
              <table:table-cell office:value-type="float" office:value="109664.961597821">
                <text:p>109664.9615978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.3039789199829">
                <text:p>46.3039789199829</text:p>
              </table:table-cell>
              <table:table-cell office:value-type="float" office:value="109600.617461681">
                <text:p>109600.6174616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.3433921337128">
                <text:p>46.3433921337128</text:p>
              </table:table-cell>
              <table:table-cell office:value-type="float" office:value="109607.910423384">
                <text:p>109607.9104233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.3828096389771">
                <text:p>46.3828096389771</text:p>
              </table:table-cell>
              <table:table-cell office:value-type="float" office:value="109595.976991332">
                <text:p>109595.9769913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.4222695827484">
                <text:p>46.4222695827484</text:p>
              </table:table-cell>
              <table:table-cell office:value-type="float" office:value="109478.108357955">
                <text:p>109478.1083579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4617018699646">
                <text:p>46.4617018699646</text:p>
              </table:table-cell>
              <table:table-cell office:value-type="float" office:value="109554.892829719">
                <text:p>109554.8928297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5011141300201">
                <text:p>46.5011141300201</text:p>
              </table:table-cell>
              <table:table-cell office:value-type="float" office:value="109610.5626501">
                <text:p>109610.56265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5405352115631">
                <text:p>46.5405352115631</text:p>
              </table:table-cell>
              <table:table-cell office:value-type="float" office:value="109586.03444939">
                <text:p>109586.034449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5799541473389">
                <text:p>46.5799541473389</text:p>
              </table:table-cell>
              <table:table-cell office:value-type="float" office:value="109591.999758067">
                <text:p>109591.9997580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6193685531616">
                <text:p>46.6193685531616</text:p>
              </table:table-cell>
              <table:table-cell office:value-type="float" office:value="109604.595320477">
                <text:p>109604.5953204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6587839126587">
                <text:p>46.6587839126587</text:p>
              </table:table-cell>
              <table:table-cell office:value-type="float" office:value="109601.943382531">
                <text:p>109601.94338253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6982035636902">
                <text:p>46.6982035636902</text:p>
              </table:table-cell>
              <table:table-cell office:value-type="float" office:value="109590.011249682">
                <text:p>109590.01124968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7376160621643">
                <text:p>46.7376160621643</text:p>
              </table:table-cell>
              <table:table-cell office:value-type="float" office:value="109609.899581387">
                <text:p>109609.89958138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7770357131958">
                <text:p>46.7770357131958</text:p>
              </table:table-cell>
              <table:table-cell office:value-type="float" office:value="109590.011249682">
                <text:p>109590.0112496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8164422512055">
                <text:p>46.8164422512055</text:p>
              </table:table-cell>
              <table:table-cell office:value-type="float" office:value="109626.478706219">
                <text:p>109626.4787062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8558404445648">
                <text:p>46.8558404445648</text:p>
              </table:table-cell>
              <table:table-cell office:value-type="float" office:value="109649.697908598">
                <text:p>109649.6979085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.895263671875">
                <text:p>46.895263671875</text:p>
              </table:table-cell>
              <table:table-cell office:value-type="float" office:value="109580.069790085">
                <text:p>109580.0697900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6.9346714019775">
                <text:p>46.9346714019775</text:p>
              </table:table-cell>
              <table:table-cell office:value-type="float" office:value="109623.162480035">
                <text:p>109623.16248003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6.9740972518921">
                <text:p>46.9740972518921</text:p>
              </table:table-cell>
              <table:table-cell office:value-type="float" office:value="109572.780532643">
                <text:p>109572.7805326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0.0185790061951">
                <text:p>60.0185790061951</text:p>
              </table:table-cell>
              <table:table-cell office:value-type="float" office:value="331.174521254933">
                <text:p>331.1745212549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0.0727849006653">
                <text:p>60.0727849006653</text:p>
              </table:table-cell>
              <table:table-cell office:value-type="float" office:value="79696.1297700523">
                <text:p>79696.12977005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0.1269204616547">
                <text:p>60.1269204616547</text:p>
              </table:table-cell>
              <table:table-cell office:value-type="float" office:value="79799.6718062547">
                <text:p>79799.671806254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0.1810908317566">
                <text:p>60.1810908317566</text:p>
              </table:table-cell>
              <table:table-cell office:value-type="float" office:value="79748.3936674486">
                <text:p>79748.39366744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0.2352395057678">
                <text:p>60.2352395057678</text:p>
              </table:table-cell>
              <table:table-cell office:value-type="float" office:value="79780.3469592631">
                <text:p>79780.34695926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0.28937292099">
                <text:p>60.28937292099</text:p>
              </table:table-cell>
              <table:table-cell office:value-type="float" office:value="79802.8349452989">
                <text:p>79802.834945298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0.3435206413269">
                <text:p>60.3435206413269</text:p>
              </table:table-cell>
              <table:table-cell office:value-type="float" office:value="79781.752087076">
                <text:p>79781.75208707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.3976631164551">
                <text:p>60.3976631164551</text:p>
              </table:table-cell>
              <table:table-cell office:value-type="float" office:value="79789.4811748646">
                <text:p>79789.48117486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0.4518003463745">
                <text:p>60.4518003463745</text:p>
              </table:table-cell>
              <table:table-cell office:value-type="float" office:value="79797.2117603537">
                <text:p>79797.211760353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0.5059356689453">
                <text:p>60.5059356689453</text:p>
              </table:table-cell>
              <table:table-cell office:value-type="float" office:value="79800.0232537655">
                <text:p>79800.02325376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0.5600855350494">
                <text:p>60.5600855350494</text:p>
              </table:table-cell>
              <table:table-cell office:value-type="float" office:value="79778.5906190973">
                <text:p>79778.59061909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0.6142268180847">
                <text:p>60.6142268180847</text:p>
              </table:table-cell>
              <table:table-cell office:value-type="float" office:value="79791.2379945835">
                <text:p>79791.23799458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0.6683661937714">
                <text:p>60.6683661937714</text:p>
              </table:table-cell>
              <table:table-cell office:value-type="float" office:value="79794.0490670566">
                <text:p>79794.04906705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0.7225017547607">
                <text:p>60.7225017547607</text:p>
              </table:table-cell>
              <table:table-cell office:value-type="float" office:value="79799.6718062547">
                <text:p>79799.671806254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0.7766335010529">
                <text:p>60.7766335010529</text:p>
              </table:table-cell>
              <table:table-cell office:value-type="float" office:value="79805.2953379286">
                <text:p>79805.295337928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0.8307750225067">
                <text:p>60.8307750225067</text:p>
              </table:table-cell>
              <table:table-cell office:value-type="float" office:value="79790.8866244507">
                <text:p>79790.886624450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0.8849186897278">
                <text:p>60.8849186897278</text:p>
              </table:table-cell>
              <table:table-cell office:value-type="float" office:value="79787.7244325062">
                <text:p>79787.72443250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0.9390571117401">
                <text:p>60.9390571117401</text:p>
              </table:table-cell>
              <table:table-cell office:value-type="float" office:value="79795.4546775707">
                <text:p>79795.454677570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0.993203163147">
                <text:p>60.993203163147</text:p>
              </table:table-cell>
              <table:table-cell office:value-type="float" office:value="79784.2111798507">
                <text:p>79784.21117985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.0445494651794">
                <text:p>61.0445494651794</text:p>
              </table:table-cell>
              <table:table-cell office:value-type="float" office:value="84134.5886460936">
                <text:p>84134.58864609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.0955121517181">
                <text:p>61.0955121517181</text:p>
              </table:table-cell>
              <table:table-cell office:value-type="float" office:value="84767.9016434857">
                <text:p>84767.901643485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1464765071869">
                <text:p>61.1464765071869</text:p>
              </table:table-cell>
              <table:table-cell office:value-type="float" office:value="84765.125748503">
                <text:p>84765.1257485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.19744181633">
                <text:p>61.19744181633</text:p>
              </table:table-cell>
              <table:table-cell office:value-type="float" office:value="84763.5396044236">
                <text:p>84763.53960442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1.2484130859375">
                <text:p>61.2484130859375</text:p>
              </table:table-cell>
              <table:table-cell office:value-type="float" office:value="84753.6275486578">
                <text:p>84753.627548657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1.2994000911713">
                <text:p>61.2994000911713</text:p>
              </table:table-cell>
              <table:table-cell office:value-type="float" office:value="84727.4708564214">
                <text:p>84727.47085642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1.3504168987274">
                <text:p>61.3504168987274</text:p>
              </table:table-cell>
              <table:table-cell office:value-type="float" office:value="84677.9758855968">
                <text:p>84677.97588559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1.4013803005219">
                <text:p>61.4013803005219</text:p>
              </table:table-cell>
              <table:table-cell office:value-type="float" office:value="84766.7119519452">
                <text:p>84766.71195194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1.4523270130158">
                <text:p>61.4523270130158</text:p>
              </table:table-cell>
              <table:table-cell office:value-type="float" office:value="84794.4801250433">
                <text:p>84794.48012504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1.5032842159271">
                <text:p>61.5032842159271</text:p>
              </table:table-cell>
              <table:table-cell office:value-type="float" office:value="84777.0237215178">
                <text:p>84777.02372151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1.5542457103729">
                <text:p>61.5542457103729</text:p>
              </table:table-cell>
              <table:table-cell office:value-type="float" office:value="84769.8845369313">
                <text:p>84769.88453693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1.6052043437958">
                <text:p>61.6052043437958</text:p>
              </table:table-cell>
              <table:table-cell office:value-type="float" office:value="84774.6438597148">
                <text:p>84774.64385971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1.6562345027924">
                <text:p>61.6562345027924</text:p>
              </table:table-cell>
              <table:table-cell office:value-type="float" office:value="84655.8208899437">
                <text:p>84655.820889943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1.7071993350983">
                <text:p>61.7071993350983</text:p>
              </table:table-cell>
              <table:table-cell office:value-type="float" office:value="84764.3326690431">
                <text:p>84764.33266904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1.7581634521484">
                <text:p>61.7581634521484</text:p>
              </table:table-cell>
              <table:table-cell office:value-type="float" office:value="84765.5222937982">
                <text:p>84765.522293798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1.8091251850128">
                <text:p>61.8091251850128</text:p>
              </table:table-cell>
              <table:table-cell office:value-type="float" office:value="84769.4879508208">
                <text:p>84769.487950820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1.8601057529449">
                <text:p>61.8601057529449</text:p>
              </table:table-cell>
              <table:table-cell office:value-type="float" office:value="84738.1693697738">
                <text:p>84738.16936977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1.9110887050629">
                <text:p>61.9110887050629</text:p>
              </table:table-cell>
              <table:table-cell office:value-type="float" office:value="84734.2066424116">
                <text:p>84734.20664241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1.9620606899261">
                <text:p>61.9620606899261</text:p>
              </table:table-cell>
              <table:table-cell office:value-type="float" office:value="84752.4382577458">
                <text:p>84752.438257745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2.0107891559601">
                <text:p>62.0107891559601</text:p>
              </table:table-cell>
              <table:table-cell office:value-type="float" office:value="88654.5453122095">
                <text:p>88654.545312209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2.0531611442566">
                <text:p>62.0531611442566</text:p>
              </table:table-cell>
              <table:table-cell office:value-type="float" office:value="101954.148806275">
                <text:p>101954.14880627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.0955007076263">
                <text:p>62.0955007076263</text:p>
              </table:table-cell>
              <table:table-cell office:value-type="float" office:value="102032.228397669">
                <text:p>102032.22839766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2.1378684043884">
                <text:p>62.1378684043884</text:p>
              </table:table-cell>
              <table:table-cell office:value-type="float" office:value="101964.476007721">
                <text:p>101964.47600772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2.1802082061768">
                <text:p>62.1802082061768</text:p>
              </table:table-cell>
              <table:table-cell office:value-type="float" office:value="102031.653846587">
                <text:p>102031.65384658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2.2225348949432">
                <text:p>62.2225348949432</text:p>
              </table:table-cell>
              <table:table-cell office:value-type="float" office:value="102063.263768018">
                <text:p>102063.26376801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2.2648780345917">
                <text:p>62.2648780345917</text:p>
              </table:table-cell>
              <table:table-cell office:value-type="float" office:value="102023.610810811">
                <text:p>102023.6108108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.3072073459625">
                <text:p>62.3072073459625</text:p>
              </table:table-cell>
              <table:table-cell office:value-type="float" office:value="102056.940216963">
                <text:p>102056.94021696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2.349538564682">
                <text:p>62.349538564682</text:p>
              </table:table-cell>
              <table:table-cell office:value-type="float" office:value="102052.341762884">
                <text:p>102052.34176288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2.391862154007">
                <text:p>62.391862154007</text:p>
              </table:table-cell>
              <table:table-cell office:value-type="float" office:value="102070.738065999">
                <text:p>102070.73806599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.4341869354248">
                <text:p>62.4341869354248</text:p>
              </table:table-cell>
              <table:table-cell office:value-type="float" office:value="102067.863206458">
                <text:p>102067.86320645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.4765202999115">
                <text:p>62.4765202999115</text:p>
              </table:table-cell>
              <table:table-cell office:value-type="float" office:value="102047.168997347">
                <text:p>102047.16899734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.5188472270966">
                <text:p>62.5188472270966</text:p>
              </table:table-cell>
              <table:table-cell office:value-type="float" office:value="102062.688867359">
                <text:p>102062.68886735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.5611715316772">
                <text:p>62.5611715316772</text:p>
              </table:table-cell>
              <table:table-cell office:value-type="float" office:value="102069.013130841">
                <text:p>102069.01313084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.6035072803497">
                <text:p>62.6035072803497</text:p>
              </table:table-cell>
              <table:table-cell office:value-type="float" office:value="102041.422095073">
                <text:p>102041.42209507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.6458334922791">
                <text:p>62.6458334922791</text:p>
              </table:table-cell>
              <table:table-cell office:value-type="float" office:value="102064.413588766">
                <text:p>102064.41358876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2.6881418228149">
                <text:p>62.6881418228149</text:p>
              </table:table-cell>
              <table:table-cell office:value-type="float" office:value="102107.550576487">
                <text:p>102107.55057648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2.7304704189301">
                <text:p>62.7304704189301</text:p>
              </table:table-cell>
              <table:table-cell office:value-type="float" office:value="102058.664744084">
                <text:p>102058.66474408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2.7727980613709">
                <text:p>62.7727980613709</text:p>
              </table:table-cell>
              <table:table-cell office:value-type="float" office:value="102060.964204241">
                <text:p>102060.9642042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2.8151750564575">
                <text:p>62.8151750564575</text:p>
              </table:table-cell>
              <table:table-cell office:value-type="float" office:value="101942.103048238">
                <text:p>101942.10304823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2.8575155735016">
                <text:p>62.8575155735016</text:p>
              </table:table-cell>
              <table:table-cell office:value-type="float" office:value="102029.930232165">
                <text:p>102029.9302321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2.899866104126">
                <text:p>62.899866104126</text:p>
              </table:table-cell>
              <table:table-cell office:value-type="float" office:value="102005.805743367">
                <text:p>102005.8057433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2.9422097206116">
                <text:p>62.9422097206116</text:p>
              </table:table-cell>
              <table:table-cell office:value-type="float" office:value="102022.461909213">
                <text:p>102022.4619092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2.9845380783081">
                <text:p>62.9845380783081</text:p>
              </table:table-cell>
              <table:table-cell office:value-type="float" office:value="102059.23959941">
                <text:p>102059.239599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.0274968147278">
                <text:p>63.0274968147278</text:p>
              </table:table-cell>
              <table:table-cell office:value-type="float" office:value="100561.617031668">
                <text:p>100561.61703166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.0708465576172">
                <text:p>63.0708465576172</text:p>
              </table:table-cell>
              <table:table-cell office:value-type="float" office:value="99654.5702940238">
                <text:p>99654.570294023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3.1141974925995">
                <text:p>63.1141974925995</text:p>
              </table:table-cell>
              <table:table-cell office:value-type="float" office:value="99651.8299262486">
                <text:p>99651.829926248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3.1575403213501">
                <text:p>63.1575403213501</text:p>
              </table:table-cell>
              <table:table-cell office:value-type="float" office:value="99670.4673997349">
                <text:p>99670.46739973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3.2008531093597">
                <text:p>63.2008531093597</text:p>
              </table:table-cell>
              <table:table-cell office:value-type="float" office:value="99739.5965145018">
                <text:p>99739.596514501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3.2441833019257">
                <text:p>63.2441833019257</text:p>
              </table:table-cell>
              <table:table-cell office:value-type="float" office:value="99699.533839551">
                <text:p>99699.53383955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3.2875256538391">
                <text:p>63.2875256538391</text:p>
              </table:table-cell>
              <table:table-cell office:value-type="float" office:value="99671.5639388088">
                <text:p>99671.56393880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.3308706283569">
                <text:p>63.3308706283569</text:p>
              </table:table-cell>
              <table:table-cell office:value-type="float" office:value="99665.5332724612">
                <text:p>99665.53327246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3.374213218689">
                <text:p>63.374213218689</text:p>
              </table:table-cell>
              <table:table-cell office:value-type="float" office:value="99671.0156662559">
                <text:p>99671.01566625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3.4175608158112">
                <text:p>63.4175608158112</text:p>
              </table:table-cell>
              <table:table-cell office:value-type="float" office:value="99659.5033358451">
                <text:p>99659.503335845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3.4608991146088">
                <text:p>63.4608991146088</text:p>
              </table:table-cell>
              <table:table-cell office:value-type="float" office:value="99680.8854951753">
                <text:p>99680.885495175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3.5042357444763">
                <text:p>63.5042357444763</text:p>
              </table:table-cell>
              <table:table-cell office:value-type="float" office:value="99684.7242898876">
                <text:p>99684.724289887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3.5476522445679">
                <text:p>63.5476522445679</text:p>
              </table:table-cell>
              <table:table-cell office:value-type="float" office:value="99501.3414460028">
                <text:p>99501.34144600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3.5910220146179">
                <text:p>63.5910220146179</text:p>
              </table:table-cell>
              <table:table-cell office:value-type="float" office:value="99608.5521093312">
                <text:p>99608.55210933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3.6343755722046">
                <text:p>63.6343755722046</text:p>
              </table:table-cell>
              <table:table-cell office:value-type="float" office:value="99645.8016476204">
                <text:p>99645.801647620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3.6777255535126">
                <text:p>63.6777255535126</text:p>
              </table:table-cell>
              <table:table-cell office:value-type="float" office:value="99654.0222084115">
                <text:p>99654.02220841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3.7210829257965">
                <text:p>63.7210829257965</text:p>
              </table:table-cell>
              <table:table-cell office:value-type="float" office:value="99637.0345441948">
                <text:p>99637.034544194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3.7644326686859">
                <text:p>63.7644326686859</text:p>
              </table:table-cell>
              <table:table-cell office:value-type="float" office:value="99654.5702940238">
                <text:p>99654.570294023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3.8077654838562">
                <text:p>63.8077654838562</text:p>
              </table:table-cell>
              <table:table-cell office:value-type="float" office:value="99693.4997881717">
                <text:p>99693.49978817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3.8511185646057">
                <text:p>63.8511185646057</text:p>
              </table:table-cell>
              <table:table-cell office:value-type="float" office:value="99646.8976440309">
                <text:p>99646.89764403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3.8944787979126">
                <text:p>63.8944787979126</text:p>
              </table:table-cell>
              <table:table-cell office:value-type="float" office:value="99630.4602289598">
                <text:p>99630.460228959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3.9378283023834">
                <text:p>63.9378283023834</text:p>
              </table:table-cell>
              <table:table-cell office:value-type="float" office:value="99655.118385665">
                <text:p>99655.11838566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3.9811797142029">
                <text:p>63.9811797142029</text:p>
              </table:table-cell>
              <table:table-cell office:value-type="float" office:value="99650.7338213376">
                <text:p>99650.733821337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4.0243675708771">
                <text:p>64.0243675708771</text:p>
              </table:table-cell>
              <table:table-cell office:value-type="float" office:value="100028.117454166">
                <text:p>100028.11745416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4.0675041675568">
                <text:p>64.0675041675568</text:p>
              </table:table-cell>
              <table:table-cell office:value-type="float" office:value="100146.982667138">
                <text:p>100146.98266713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4.1106300354004">
                <text:p>64.1106300354004</text:p>
              </table:table-cell>
              <table:table-cell office:value-type="float" office:value="100171.897193213">
                <text:p>100171.8971932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4.1537554264069">
                <text:p>64.1537554264069</text:p>
              </table:table-cell>
              <table:table-cell office:value-type="float" office:value="100173.004793207">
                <text:p>100173.00479320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.1968793869019">
                <text:p>64.1968793869019</text:p>
              </table:table-cell>
              <table:table-cell office:value-type="float" office:value="100176.327740152">
                <text:p>100176.32774015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4.2399866580963">
                <text:p>64.2399866580963</text:p>
              </table:table-cell>
              <table:table-cell office:value-type="float" office:value="100215.111750228">
                <text:p>100215.1117502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4.2831192016602">
                <text:p>64.2831192016602</text:p>
              </table:table-cell>
              <table:table-cell office:value-type="float" office:value="100156.393364693">
                <text:p>100156.39336469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4.3262560367584">
                <text:p>64.3262560367584</text:p>
              </table:table-cell>
              <table:table-cell office:value-type="float" office:value="100146.429151767">
                <text:p>100146.4291517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4.3693904876709">
                <text:p>64.3693904876709</text:p>
              </table:table-cell>
              <table:table-cell office:value-type="float" office:value="100151.964580835">
                <text:p>100151.96458083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4.4125180244446">
                <text:p>64.4125180244446</text:p>
              </table:table-cell>
              <table:table-cell office:value-type="float" office:value="100168.020786113">
                <text:p>100168.0207861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4.4556345939636">
                <text:p>64.4556345939636</text:p>
              </table:table-cell>
              <table:table-cell office:value-type="float" office:value="100193.499811993">
                <text:p>100193.49981199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4.4987597465515">
                <text:p>64.4987597465515</text:p>
              </table:table-cell>
              <table:table-cell office:value-type="float" office:value="100173.558602388">
                <text:p>100173.5586023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4.5418853759766">
                <text:p>64.5418853759766</text:p>
              </table:table-cell>
              <table:table-cell office:value-type="float" office:value="100172.450990148">
                <text:p>100172.45099014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4.5850212574005">
                <text:p>64.5850212574005</text:p>
              </table:table-cell>
              <table:table-cell office:value-type="float" office:value="100148.643249965">
                <text:p>100148.6432499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4.6281504631043">
                <text:p>64.6281504631043</text:p>
              </table:table-cell>
              <table:table-cell office:value-type="float" office:value="100164.144679016">
                <text:p>100164.1446790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4.6713178157806">
                <text:p>64.6713178157806</text:p>
              </table:table-cell>
              <table:table-cell office:value-type="float" office:value="100075.629663587">
                <text:p>100075.62966358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4.7144548892975">
                <text:p>64.7144548892975</text:p>
              </table:table-cell>
              <table:table-cell office:value-type="float" office:value="100145.875642514">
                <text:p>100145.8756425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4.7575902938843">
                <text:p>64.7575902938843</text:p>
              </table:table-cell>
              <table:table-cell office:value-type="float" office:value="100149.750335778">
                <text:p>100149.7503357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4.8007230758667">
                <text:p>64.8007230758667</text:p>
              </table:table-cell>
              <table:table-cell office:value-type="float" office:value="100155.839745291">
                <text:p>100155.83974529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4.8438489437103">
                <text:p>64.8438489437103</text:p>
              </table:table-cell>
              <table:table-cell office:value-type="float" office:value="100171.897193213">
                <text:p>100171.8971932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4.8870000839233">
                <text:p>64.8870000839233</text:p>
              </table:table-cell>
              <table:table-cell office:value-type="float" office:value="100113.229422783">
                <text:p>100113.22942278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4.9300897121429">
                <text:p>64.9300897121429</text:p>
              </table:table-cell>
              <table:table-cell office:value-type="float" office:value="100256.144656976">
                <text:p>100256.14465697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4.9732735157013">
                <text:p>64.9732735157013</text:p>
              </table:table-cell>
              <table:table-cell office:value-type="float" office:value="100037.505824675">
                <text:p>100037.5058246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5.0156927108765">
                <text:p>65.0156927108765</text:p>
              </table:table-cell>
              <table:table-cell office:value-type="float" office:value="101840.687503864">
                <text:p>101840.68750386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5.0570049285889">
                <text:p>65.0570049285889</text:p>
              </table:table-cell>
              <table:table-cell office:value-type="float" office:value="104569.549620259">
                <text:p>104569.54962025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5.0982804298401">
                <text:p>65.0982804298401</text:p>
              </table:table-cell>
              <table:table-cell office:value-type="float" office:value="104662.569055348">
                <text:p>104662.56905534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5.1395728588104">
                <text:p>65.1395728588104</text:p>
              </table:table-cell>
              <table:table-cell office:value-type="float" office:value="104619.662919402">
                <text:p>104619.66291940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5.180858373642">
                <text:p>65.180858373642</text:p>
              </table:table-cell>
              <table:table-cell office:value-type="float" office:value="104637.18371024">
                <text:p>104637.1837102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5.2221357822418">
                <text:p>65.2221357822418</text:p>
              </table:table-cell>
              <table:table-cell office:value-type="float" office:value="104657.732801941">
                <text:p>104657.73280194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5.2634294033051">
                <text:p>65.2634294033051</text:p>
              </table:table-cell>
              <table:table-cell office:value-type="float" office:value="104616.642686405">
                <text:p>104616.6426864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5.3047609329224">
                <text:p>65.3047609329224</text:p>
              </table:table-cell>
              <table:table-cell office:value-type="float" office:value="104520.690136539">
                <text:p>104520.6901365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5.3460531234741">
                <text:p>65.3460531234741</text:p>
              </table:table-cell>
              <table:table-cell office:value-type="float" office:value="104620.266986928">
                <text:p>104620.2669869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5.3873379230499">
                <text:p>65.3873379230499</text:p>
              </table:table-cell>
              <table:table-cell office:value-type="float" office:value="104638.996540792">
                <text:p>104638.9965407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5.4285855293274">
                <text:p>65.4285855293274</text:p>
              </table:table-cell>
              <table:table-cell office:value-type="float" office:value="104733.350365596">
                <text:p>104733.35036559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5.4698679447174">
                <text:p>65.4698679447174</text:p>
              </table:table-cell>
              <table:table-cell office:value-type="float" office:value="104645.039762981">
                <text:p>104645.0397629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5.5111510753632">
                <text:p>65.5111510753632</text:p>
              </table:table-cell>
              <table:table-cell office:value-type="float" office:value="104643.226723033">
                <text:p>104643.2267230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5.5524346828461">
                <text:p>65.5524346828461</text:p>
              </table:table-cell>
              <table:table-cell office:value-type="float" office:value="104642.018064635">
                <text:p>104642.0180646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5.5937180519104">
                <text:p>65.5937180519104</text:p>
              </table:table-cell>
              <table:table-cell office:value-type="float" office:value="104642.622390344">
                <text:p>104642.6223903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5.635035276413">
                <text:p>65.635035276413</text:p>
              </table:table-cell>
              <table:table-cell office:value-type="float" office:value="104556.877960957">
                <text:p>104556.87796095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5.6763398647308">
                <text:p>65.6763398647308</text:p>
              </table:table-cell>
              <table:table-cell office:value-type="float" office:value="104588.864722588">
                <text:p>104588.86472258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5.7176201343536">
                <text:p>65.7176201343536</text:p>
              </table:table-cell>
              <table:table-cell office:value-type="float" office:value="104650.479259798">
                <text:p>104650.4792597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5.7589025497437">
                <text:p>65.7589025497437</text:p>
              </table:table-cell>
              <table:table-cell office:value-type="float" office:value="104645.039762981">
                <text:p>104645.03976298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5.8001878261566">
                <text:p>65.8001878261566</text:p>
              </table:table-cell>
              <table:table-cell office:value-type="float" office:value="104637.787980111">
                <text:p>104637.7879801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.8414795398712">
                <text:p>65.8414795398712</text:p>
              </table:table-cell>
              <table:table-cell office:value-type="float" office:value="104621.475142907">
                <text:p>104621.47514290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5.8827784061432">
                <text:p>65.8827784061432</text:p>
              </table:table-cell>
              <table:table-cell office:value-type="float" office:value="104603.355732594">
                <text:p>104603.35573259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5.9240715503693">
                <text:p>65.9240715503693</text:p>
              </table:table-cell>
              <table:table-cell office:value-type="float" office:value="104617.850758678">
                <text:p>104617.85075867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5.9653539657593">
                <text:p>65.9653539657593</text:p>
              </table:table-cell>
              <table:table-cell office:value-type="float" office:value="104645.039762981">
                <text:p>104645.03976298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6.0062961578369">
                <text:p>66.0062961578369</text:p>
              </table:table-cell>
              <table:table-cell office:value-type="float" office:value="105514.623931425">
                <text:p>105514.6239314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6.0457077026367">
                <text:p>66.0457077026367</text:p>
              </table:table-cell>
              <table:table-cell office:value-type="float" office:value="109612.55190437">
                <text:p>109612.551904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6.0851194858551">
                <text:p>66.0851194858551</text:p>
              </table:table-cell>
              <table:table-cell office:value-type="float" office:value="109611.888811591">
                <text:p>109611.8888115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6.1245501041412">
                <text:p>66.1245501041412</text:p>
              </table:table-cell>
              <table:table-cell office:value-type="float" office:value="109559.529821506">
                <text:p>109559.52982150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6.1639640331268">
                <text:p>66.1639640331268</text:p>
              </table:table-cell>
              <table:table-cell office:value-type="float" office:value="109605.921337576">
                <text:p>109605.92133757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6.2033700942993">
                <text:p>66.2033700942993</text:p>
              </table:table-cell>
              <table:table-cell office:value-type="float" office:value="109627.805252872">
                <text:p>109627.80525287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6.2427835464478">
                <text:p>66.2427835464478</text:p>
              </table:table-cell>
              <table:table-cell office:value-type="float" office:value="109607.24738676">
                <text:p>109607.247386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6.2821877002716">
                <text:p>66.2821877002716</text:p>
              </table:table-cell>
              <table:table-cell office:value-type="float" office:value="109633.111760542">
                <text:p>109633.1117605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6.3215851783752">
                <text:p>66.3215851783752</text:p>
              </table:table-cell>
              <table:table-cell office:value-type="float" office:value="109651.688583618">
                <text:p>109651.68858361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6.3610301017761">
                <text:p>66.3610301017761</text:p>
              </table:table-cell>
              <table:table-cell office:value-type="float" office:value="109519.796910133">
                <text:p>109519.79691013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6.40043592453">
                <text:p>66.40043592453</text:p>
              </table:table-cell>
              <table:table-cell office:value-type="float" office:value="109628.468538238">
                <text:p>109628.46853823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6.4398319721222">
                <text:p>66.4398319721222</text:p>
              </table:table-cell>
              <table:table-cell office:value-type="float" office:value="109655.670150509">
                <text:p>109655.6701505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6.4792428016663">
                <text:p>66.4792428016663</text:p>
              </table:table-cell>
              <table:table-cell office:value-type="float" office:value="109614.541230846">
                <text:p>109614.54123084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6.5186512470245">
                <text:p>66.5186512470245</text:p>
              </table:table-cell>
              <table:table-cell office:value-type="float" office:value="109621.172840627">
                <text:p>109621.17284062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6.5580718517303">
                <text:p>66.5580718517303</text:p>
              </table:table-cell>
              <table:table-cell office:value-type="float" office:value="109587.360017418">
                <text:p>109587.36001741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6.5974910259247">
                <text:p>66.5974910259247</text:p>
              </table:table-cell>
              <table:table-cell office:value-type="float" office:value="109591.336913921">
                <text:p>109591.33691392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6.6369121074677">
                <text:p>66.6369121074677</text:p>
              </table:table-cell>
              <table:table-cell office:value-type="float" office:value="109586.03444939">
                <text:p>109586.0344493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6.6763322353363">
                <text:p>66.6763322353363</text:p>
              </table:table-cell>
              <table:table-cell office:value-type="float" office:value="109588.685617515">
                <text:p>109588.6856175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6.7157471179962">
                <text:p>66.7157471179962</text:p>
              </table:table-cell>
              <table:table-cell office:value-type="float" office:value="109603.269335463">
                <text:p>109603.2693354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6.7552101612091">
                <text:p>66.7552101612091</text:p>
              </table:table-cell>
              <table:table-cell office:value-type="float" office:value="109469.509908168">
                <text:p>109469.5099081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6.7946236133575">
                <text:p>66.7946236133575</text:p>
              </table:table-cell>
              <table:table-cell office:value-type="float" office:value="109607.24738676">
                <text:p>109607.2473867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6.834034204483">
                <text:p>66.834034204483</text:p>
              </table:table-cell>
              <table:table-cell office:value-type="float" office:value="109615.204355717">
                <text:p>109615.20435571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6.8734548091888">
                <text:p>66.8734548091888</text:p>
              </table:table-cell>
              <table:table-cell office:value-type="float" office:value="109587.360017418">
                <text:p>109587.3600174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6.9128832817078">
                <text:p>66.9128832817078</text:p>
              </table:table-cell>
              <table:table-cell office:value-type="float" office:value="109565.492244898">
                <text:p>109565.4922448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6.9523320198059">
                <text:p>66.9523320198059</text:p>
              </table:table-cell>
              <table:table-cell office:value-type="float" office:value="109509.206333857">
                <text:p>109509.20633385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6.9917964935303">
                <text:p>66.9917964935303</text:p>
              </table:table-cell>
              <table:table-cell office:value-type="float" office:value="109465.541848411">
                <text:p>109465.5418484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0.0429532527924">
                <text:p>80.0429532527924</text:p>
              </table:table-cell>
              <table:table-cell office:value-type="float" office:value="313.841912678979">
                <text:p>313.8419126789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